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92mm"/>
    </style:style>
    <style:style style:name="co4" style:family="table-column">
      <style:table-column-properties fo:break-before="auto" style:column-width="42.1mm"/>
    </style:style>
    <style:style style:name="co5" style:family="table-column">
      <style:table-column-properties fo:break-before="auto" style:column-width="33.25mm"/>
    </style:style>
    <style:style style:name="co6" style:family="table-column">
      <style:table-column-properties fo:break-before="auto" style:column-width="60.66mm"/>
    </style:style>
    <style:style style:name="co7" style:family="table-column">
      <style:table-column-properties fo:break-before="auto" style:column-width="30.22mm"/>
    </style:style>
    <style:style style:name="co8" style:family="table-column">
      <style:table-column-properties fo:break-before="auto" style:column-width="32.16mm"/>
    </style:style>
    <style:style style:name="co9" style:family="table-column">
      <style:table-column-properties fo:break-before="auto" style:column-width="43.16mm"/>
    </style:style>
    <style:style style:name="co10" style:family="table-column">
      <style:table-column-properties fo:break-before="auto" style:column-width="35.97mm"/>
    </style:style>
    <style:style style:name="co11" style:family="table-column">
      <style:table-column-properties fo:break-before="auto" style:column-width="33.57mm"/>
    </style:style>
    <style:style style:name="co12" style:family="table-column">
      <style:table-column-properties fo:break-before="auto" style:column-width="61.95mm"/>
    </style:style>
    <style:style style:name="co13" style:family="table-column">
      <style:table-column-properties fo:break-before="auto" style:column-width="16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0"/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-Best" table:style-name="ta1">
        <table:table-column table:style-name="co1" table:number-columns-repeated="60" table:default-cell-style-name="Default"/>
        <table:table-column table:style-name="co2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4" calcext:value-type="float">
            <text:p>1234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office:value-type="float" office:value="2099" calcext:value-type="float">
            <text:p>2099</text:p>
          </table:table-cell>
          <table:table-cell office:value-type="float" office:value="2326" calcext:value-type="float">
            <text:p>2326</text:p>
          </table:table-cell>
          <table:table-cell office:value-type="float" office:value="2223" calcext:value-type="float">
            <text:p>2223</text:p>
          </table:table-cell>
          <table:table-cell office:value-type="float" office:value="2291" calcext:value-type="float">
            <text:p>2291</text:p>
          </table:table-cell>
          <table:table-cell office:value-type="float" office:value="2226" calcext:value-type="float">
            <text:p>2226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4" calcext:value-type="float">
            <text:p>2834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3" calcext:value-type="float">
            <text:p>2683</text:p>
          </table:table-cell>
          <table:table-cell office:value-type="float" office:value="2552" calcext:value-type="float">
            <text:p>2552</text:p>
          </table:table-cell>
          <table:table-cell office:value-type="float" office:value="2782" calcext:value-type="float">
            <text:p>2782</text:p>
          </table:table-cell>
          <table:table-cell office:value-type="float" office:value="2991" calcext:value-type="float">
            <text:p>2991</text:p>
          </table:table-cell>
          <table:table-cell office:value-type="float" office:value="2867" calcext:value-type="float">
            <text:p>2867</text:p>
          </table:table-cell>
          <table:table-cell office:value-type="float" office:value="2839" calcext:value-type="float">
            <text:p>2839</text:p>
          </table:table-cell>
          <table:table-cell office:value-type="float" office:value="3063" calcext:value-type="float">
            <text:p>3063</text:p>
          </table:table-cell>
          <table:table-cell office:value-type="float" office:value="2976" calcext:value-type="float">
            <text:p>2976</text:p>
          </table:table-cell>
          <table:table-cell office:value-type="float" office:value="3006" calcext:value-type="float">
            <text:p>3006</text:p>
          </table:table-cell>
          <table:table-cell office:value-type="float" office:value="3093" calcext:value-type="float">
            <text:p>3093</text:p>
          </table:table-cell>
          <table:table-cell office:value-type="float" office:value="3037" calcext:value-type="float">
            <text:p>3037</text:p>
          </table:table-cell>
          <table:table-cell office:value-type="float" office:value="2897" calcext:value-type="float">
            <text:p>2897</text:p>
          </table:table-cell>
          <table:table-cell office:value-type="float" office:value="3065" calcext:value-type="float">
            <text:p>3065</text:p>
          </table:table-cell>
          <table:table-cell office:value-type="float" office:value="3850" calcext:value-type="float">
            <text:p>3850</text:p>
          </table:table-cell>
          <table:table-cell office:value-type="float" office:value="3704" calcext:value-type="float">
            <text:p>3704</text:p>
          </table:table-cell>
          <table:table-cell office:value-type="float" office:value="3640" calcext:value-type="float">
            <text:p>3640</text:p>
          </table:table-cell>
          <table:table-cell office:value-type="float" office:value="3723" calcext:value-type="float">
            <text:p>3723</text:p>
          </table:table-cell>
          <table:table-cell office:value-type="float" office:value="3611" calcext:value-type="float">
            <text:p>3611</text:p>
          </table:table-cell>
          <table:table-cell office:value-type="float" office:value="3681" calcext:value-type="float">
            <text:p>3681</text:p>
          </table:table-cell>
          <table:table-cell office:value-type="float" office:value="3704" calcext:value-type="float">
            <text:p>3704</text:p>
          </table:table-cell>
          <table:table-cell office:value-type="float" office:value="3691" calcext:value-type="float">
            <text:p>3691</text:p>
          </table:table-cell>
          <table:table-cell office:value-type="float" office:value="3743" calcext:value-type="float">
            <text:p>3743</text:p>
          </table:table-cell>
          <table:table-cell office:value-type="float" office:value="3756" calcext:value-type="float">
            <text:p>3756</text:p>
          </table:table-cell>
          <table:table-cell office:value-type="float" office:value="5493" calcext:value-type="float">
            <text:p>5493</text:p>
          </table:table-cell>
          <table:table-cell office:value-type="float" office:value="5268" calcext:value-type="float">
            <text:p>5268</text:p>
          </table:table-cell>
          <table:table-cell office:value-type="float" office:value="5175" calcext:value-type="float">
            <text:p>5175</text:p>
          </table:table-cell>
          <table:table-cell office:value-type="float" office:value="5014" calcext:value-type="float">
            <text:p>5014</text:p>
          </table:table-cell>
          <table:table-cell office:value-type="float" office:value="5250" calcext:value-type="float">
            <text:p>5250</text:p>
          </table:table-cell>
          <table:table-cell office:value-type="float" office:value="5135" calcext:value-type="float">
            <text:p>5135</text:p>
          </table:table-cell>
          <table:table-cell office:value-type="float" office:value="5246" calcext:value-type="float">
            <text:p>5246</text:p>
          </table:table-cell>
          <table:table-cell office:value-type="float" office:value="5094" calcext:value-type="float">
            <text:p>5094</text:p>
          </table:table-cell>
          <table:table-cell office:value-type="float" office:value="5448" calcext:value-type="float">
            <text:p>5448</text:p>
          </table:table-cell>
          <table:table-cell office:value-type="float" office:value="5322" calcext:value-type="float">
            <text:p>5322</text:p>
          </table:table-cell>
          <table:table-cell office:value-type="float" office:value="5770" calcext:value-type="float">
            <text:p>5770</text:p>
          </table:table-cell>
          <table:table-cell office:value-type="float" office:value="5349" calcext:value-type="float">
            <text:p>5349</text:p>
          </table:table-cell>
          <table:table-cell office:value-type="float" office:value="5676" calcext:value-type="float">
            <text:p>5676</text:p>
          </table:table-cell>
          <table:table-cell office:value-type="float" office:value="5781" calcext:value-type="float">
            <text:p>5781</text:p>
          </table:table-cell>
          <table:table-cell office:value-type="float" office:value="5467" calcext:value-type="float">
            <text:p>5467</text:p>
          </table:table-cell>
          <table:table-cell office:value-type="float" office:value="5303" calcext:value-type="float">
            <text:p>5303</text:p>
          </table:table-cell>
          <table:table-cell office:value-type="float" office:value="5595" calcext:value-type="float">
            <text:p>5595</text:p>
          </table:table-cell>
          <table:table-cell office:value-type="float" office:value="5617" calcext:value-type="float">
            <text:p>5617</text:p>
          </table:table-cell>
          <table:table-cell office:value-type="float" office:value="5871" calcext:value-type="float">
            <text:p>5871</text:p>
          </table:table-cell>
          <table:table-cell office:value-type="float" office:value="5845" calcext:value-type="float">
            <text:p>5845</text:p>
          </table:table-cell>
          <table:table-cell office:value-type="float" office:value="6202" calcext:value-type="float">
            <text:p>6202</text:p>
          </table:table-cell>
          <table:table-cell office:value-type="float" office:value="6183" calcext:value-type="float">
            <text:p>6183</text:p>
          </table:table-cell>
          <table:table-cell office:value-type="float" office:value="6271" calcext:value-type="float">
            <text:p>6271</text:p>
          </table:table-cell>
          <table:table-cell office:value-type="float" office:value="6269" calcext:value-type="float">
            <text:p>6269</text:p>
          </table:table-cell>
          <table:table-cell office:value-type="float" office:value="6314" calcext:value-type="float">
            <text:p>6314</text:p>
          </table:table-cell>
          <table:table-cell office:value-type="float" office:value="6364" calcext:value-type="float">
            <text:p>6364</text:p>
          </table:table-cell>
          <table:table-cell office:value-type="float" office:value="6268" calcext:value-type="float">
            <text:p>6268</text:p>
          </table:table-cell>
          <table:table-cell office:value-type="float" office:value="6401" calcext:value-type="float">
            <text:p>6401</text:p>
          </table:table-cell>
          <table:table-cell office:value-type="float" office:value="6275" calcext:value-type="float">
            <text:p>6275</text:p>
          </table:table-cell>
          <table:table-cell office:value-type="float" office:value="6434" calcext:value-type="float">
            <text:p>6434</text:p>
          </table:table-cell>
          <table:table-cell office:value-type="float" office:value="10862" calcext:value-type="float">
            <text:p>10862</text:p>
          </table:table-cell>
          <table:table-cell office:value-type="float" office:value="10480" calcext:value-type="float">
            <text:p>10480</text:p>
          </table:table-cell>
          <table:table-cell office:value-type="float" office:value="10922" calcext:value-type="float">
            <text:p>10922</text:p>
          </table:table-cell>
          <table:table-cell office:value-type="float" office:value="10889" calcext:value-type="float">
            <text:p>10889</text:p>
          </table:table-cell>
          <table:table-cell office:value-type="float" office:value="10524" calcext:value-type="float">
            <text:p>10524</text:p>
          </table:table-cell>
          <table:table-cell office:value-type="float" office:value="10329" calcext:value-type="float">
            <text:p>10329</text:p>
          </table:table-cell>
          <table:table-cell office:value-type="float" office:value="10854" calcext:value-type="float">
            <text:p>10854</text:p>
          </table:table-cell>
          <table:table-cell office:value-type="float" office:value="10730" calcext:value-type="float">
            <text:p>10730</text:p>
          </table:table-cell>
          <table:table-cell office:value-type="float" office:value="10438" calcext:value-type="float">
            <text:p>10438</text:p>
          </table:table-cell>
          <table:table-cell office:value-type="float" office:value="10675" calcext:value-type="float">
            <text:p>10675</text:p>
          </table:table-cell>
          <table:table-cell office:value-type="float" office:value="11195" calcext:value-type="float">
            <text:p>11195</text:p>
          </table:table-cell>
          <table:table-cell office:value-type="float" office:value="11203" calcext:value-type="float">
            <text:p>11203</text:p>
          </table:table-cell>
          <table:table-cell office:value-type="float" office:value="11281" calcext:value-type="float">
            <text:p>11281</text:p>
          </table:table-cell>
          <table:table-cell office:value-type="float" office:value="11275" calcext:value-type="float">
            <text:p>11275</text:p>
          </table:table-cell>
          <table:table-cell office:value-type="float" office:value="11259" calcext:value-type="float">
            <text:p>11259</text:p>
          </table:table-cell>
          <table:table-cell office:value-type="float" office:value="11179" calcext:value-type="float">
            <text:p>11179</text:p>
          </table:table-cell>
          <table:table-cell office:value-type="float" office:value="11360" calcext:value-type="float">
            <text:p>11360</text:p>
          </table:table-cell>
          <table:table-cell office:value-type="float" office:value="11334" calcext:value-type="float">
            <text:p>11334</text:p>
          </table:table-cell>
          <table:table-cell office:value-type="float" office:value="11192" calcext:value-type="float">
            <text:p>11192</text:p>
          </table:table-cell>
          <table:table-cell office:value-type="float" office:value="11284" calcext:value-type="float">
            <text:p>11284</text:p>
          </table:table-cell>
          <table:table-cell office:value-type="float" office:value="26040" calcext:value-type="float">
            <text:p>26040</text:p>
          </table:table-cell>
          <table:table-cell office:value-type="float" office:value="26520" calcext:value-type="float">
            <text:p>26520</text:p>
          </table:table-cell>
          <table:table-cell office:value-type="float" office:value="26371" calcext:value-type="float">
            <text:p>26371</text:p>
          </table:table-cell>
          <table:table-cell office:value-type="float" office:value="26456" calcext:value-type="float">
            <text:p>26456</text:p>
          </table:table-cell>
          <table:table-cell office:value-type="float" office:value="26334" calcext:value-type="float">
            <text:p>26334</text:p>
          </table:table-cell>
          <table:table-cell office:value-type="float" office:value="26477" calcext:value-type="float">
            <text:p>26477</text:p>
          </table:table-cell>
          <table:table-cell office:value-type="float" office:value="26389" calcext:value-type="float">
            <text:p>26389</text:p>
          </table:table-cell>
          <table:table-cell office:value-type="float" office:value="26560" calcext:value-type="float">
            <text:p>26560</text:p>
          </table:table-cell>
          <table:table-cell office:value-type="float" office:value="26005" calcext:value-type="float">
            <text:p>26005</text:p>
          </table:table-cell>
          <table:table-cell office:value-type="float" office:value="26457" calcext:value-type="float">
            <text:p>26457</text:p>
          </table:table-cell>
        </table:table-row>
      </table:table>
      <table:table table:name="Ant Colony Optimization" table:style-name="ta1">
        <table:table-source xlink:type="simple" xlink:href="../summary/Ant%20Colony%20Optimization.txt" table:table-name="Ant Colony Optimization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1" calcext:value-type="float">
            <text:p>1611</text:p>
          </table:table-cell>
          <table:table-cell office:value-type="float" office:value="1683" calcext:value-type="float">
            <text:p>1683</text:p>
          </table:table-cell>
          <table:table-cell office:value-type="float" office:value="1509" calcext:value-type="float">
            <text:p>1509</text:p>
          </table:table-cell>
          <table:table-cell office:value-type="float" office:value="1385" calcext:value-type="float">
            <text:p>1385</text:p>
          </table:table-cell>
          <table:table-cell office:value-type="float" office:value="1419" calcext:value-type="float">
            <text:p>1419</text:p>
          </table:table-cell>
          <table:table-cell office:value-type="float" office:value="1413" calcext:value-type="float">
            <text:p>1413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12" calcext:value-type="float">
            <text:p>1612</text:p>
          </table:table-cell>
          <table:table-cell office:value-type="float" office:value="1608" calcext:value-type="float">
            <text:p>1608</text:p>
          </table:table-cell>
          <table:table-cell office:value-type="float" office:value="2336" calcext:value-type="float">
            <text:p>2336</text:p>
          </table:table-cell>
          <table:table-cell office:value-type="float" office:value="2115" calcext:value-type="float">
            <text:p>2115</text:p>
          </table:table-cell>
          <table:table-cell office:value-type="float" office:value="2348" calcext:value-type="float">
            <text:p>2348</text:p>
          </table:table-cell>
          <table:table-cell office:value-type="float" office:value="2235" calcext:value-type="float">
            <text:p>2235</text:p>
          </table:table-cell>
          <table:table-cell office:value-type="float" office:value="2313" calcext:value-type="float">
            <text:p>2313</text:p>
          </table:table-cell>
          <table:table-cell office:value-type="float" office:value="2238" calcext:value-type="float">
            <text:p>2238</text:p>
          </table:table-cell>
          <table:table-cell office:value-type="float" office:value="2299" calcext:value-type="float">
            <text:p>2299</text:p>
          </table:table-cell>
          <table:table-cell office:value-type="float" office:value="2206" calcext:value-type="float">
            <text:p>2206</text:p>
          </table:table-cell>
          <table:table-cell office:value-type="float" office:value="2245" calcext:value-type="float">
            <text:p>2245</text:p>
          </table:table-cell>
          <table:table-cell office:value-type="float" office:value="2198" calcext:value-type="float">
            <text:p>2198</text:p>
          </table:table-cell>
          <table:table-cell office:value-type="float" office:value="2731" calcext:value-type="float">
            <text:p>2731</text:p>
          </table:table-cell>
          <table:table-cell office:value-type="float" office:value="2843" calcext:value-type="float">
            <text:p>2843</text:p>
          </table:table-cell>
          <table:table-cell office:value-type="float" office:value="2633" calcext:value-type="float">
            <text:p>2633</text:p>
          </table:table-cell>
          <table:table-cell office:value-type="float" office:value="2772" calcext:value-type="float">
            <text:p>2772</text:p>
          </table:table-cell>
          <table:table-cell office:value-type="float" office:value="2866" calcext:value-type="float">
            <text:p>2866</text:p>
          </table:table-cell>
          <table:table-cell office:value-type="float" office:value="2835" calcext:value-type="float">
            <text:p>2835</text:p>
          </table:table-cell>
          <table:table-cell office:value-type="float" office:value="2746" calcext:value-type="float">
            <text:p>2746</text:p>
          </table:table-cell>
          <table:table-cell office:value-type="float" office:value="2705" calcext:value-type="float">
            <text:p>2705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3020" calcext:value-type="float">
            <text:p>3020</text:p>
          </table:table-cell>
          <table:table-cell office:value-type="float" office:value="2986" calcext:value-type="float">
            <text:p>2986</text:p>
          </table:table-cell>
          <table:table-cell office:value-type="float" office:value="3146" calcext:value-type="float">
            <text:p>3146</text:p>
          </table:table-cell>
          <table:table-cell office:value-type="float" office:value="3122" calcext:value-type="float">
            <text:p>3122</text:p>
          </table:table-cell>
          <table:table-cell office:value-type="float" office:value="3117" calcext:value-type="float">
            <text:p>3117</text:p>
          </table:table-cell>
          <table:table-cell office:value-type="float" office:value="3221" calcext:value-type="float">
            <text:p>3221</text:p>
          </table:table-cell>
          <table:table-cell office:value-type="float" office:value="3123" calcext:value-type="float">
            <text:p>3123</text:p>
          </table:table-cell>
          <table:table-cell office:value-type="float" office:value="2996" calcext:value-type="float">
            <text:p>2996</text:p>
          </table:table-cell>
          <table:table-cell office:value-type="float" office:value="3222" calcext:value-type="float">
            <text:p>3222</text:p>
          </table:table-cell>
          <table:table-cell office:value-type="float" office:value="4082" calcext:value-type="float">
            <text:p>4082</text:p>
          </table:table-cell>
          <table:table-cell office:value-type="float" office:value="3907" calcext:value-type="float">
            <text:p>3907</text:p>
          </table:table-cell>
          <table:table-cell office:value-type="float" office:value="3852" calcext:value-type="float">
            <text:p>3852</text:p>
          </table:table-cell>
          <table:table-cell office:value-type="float" office:value="3954" calcext:value-type="float">
            <text:p>3954</text:p>
          </table:table-cell>
          <table:table-cell office:value-type="float" office:value="3821" calcext:value-type="float">
            <text:p>3821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1" calcext:value-type="float">
            <text:p>3931</text:p>
          </table:table-cell>
          <table:table-cell office:value-type="float" office:value="3952" calcext:value-type="float">
            <text:p>3952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6" calcext:value-type="float">
            <text:p>1086</text:p>
          </table:table-cell>
          <table:table-cell office:value-type="float" office:value="1301" calcext:value-type="float">
            <text:p>1301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3" calcext:value-type="float">
            <text:p>1603</text:p>
          </table:table-cell>
          <table:table-cell office:value-type="float" office:value="1671" calcext:value-type="float">
            <text:p>1671</text:p>
          </table:table-cell>
          <table:table-cell office:value-type="float" office:value="1513" calcext:value-type="float">
            <text:p>1513</text:p>
          </table:table-cell>
          <table:table-cell office:value-type="float" office:value="1388" calcext:value-type="float">
            <text:p>1388</text:p>
          </table:table-cell>
          <table:table-cell office:value-type="float" office:value="1419" calcext:value-type="float">
            <text:p>1419</text:p>
          </table:table-cell>
          <table:table-cell office:value-type="float" office:value="1411" calcext:value-type="float">
            <text:p>1411</text:p>
          </table:table-cell>
          <table:table-cell office:value-type="float" office:value="1487" calcext:value-type="float">
            <text:p>1487</text:p>
          </table:table-cell>
          <table:table-cell office:value-type="float" office:value="1553" calcext:value-type="float">
            <text:p>1553</text:p>
          </table:table-cell>
          <table:table-cell office:value-type="float" office:value="1604" calcext:value-type="float">
            <text:p>1604</text:p>
          </table:table-cell>
          <table:table-cell office:value-type="float" office:value="1613" calcext:value-type="float">
            <text:p>1613</text:p>
          </table:table-cell>
          <table:table-cell office:value-type="float" office:value="2319" calcext:value-type="float">
            <text:p>2319</text:p>
          </table:table-cell>
          <table:table-cell office:value-type="float" office:value="2124" calcext:value-type="float">
            <text:p>2124</text:p>
          </table:table-cell>
          <table:table-cell office:value-type="float" office:value="2365" calcext:value-type="float">
            <text:p>2365</text:p>
          </table:table-cell>
          <table:table-cell office:value-type="float" office:value="2240" calcext:value-type="float">
            <text:p>2240</text:p>
          </table:table-cell>
          <table:table-cell office:value-type="float" office:value="2312" calcext:value-type="float">
            <text:p>2312</text:p>
          </table:table-cell>
          <table:table-cell office:value-type="float" office:value="2238" calcext:value-type="float">
            <text:p>2238</text:p>
          </table:table-cell>
          <table:table-cell office:value-type="float" office:value="2290" calcext:value-type="float">
            <text:p>2290</text:p>
          </table:table-cell>
          <table:table-cell office:value-type="float" office:value="2221" calcext:value-type="float">
            <text:p>2221</text:p>
          </table:table-cell>
          <table:table-cell office:value-type="float" office:value="2254" calcext:value-type="float">
            <text:p>2254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5" calcext:value-type="float">
            <text:p>2635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41" calcext:value-type="float">
            <text:p>2741</text:p>
          </table:table-cell>
          <table:table-cell office:value-type="float" office:value="2706" calcext:value-type="float">
            <text:p>2706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2981" calcext:value-type="float">
            <text:p>2981</text:p>
          </table:table-cell>
          <table:table-cell office:value-type="float" office:value="2982" calcext:value-type="float">
            <text:p>2982</text:p>
          </table:table-cell>
          <table:table-cell office:value-type="float" office:value="3135" calcext:value-type="float">
            <text:p>3135</text:p>
          </table:table-cell>
          <table:table-cell office:value-type="float" office:value="3125" calcext:value-type="float">
            <text:p>3125</text:p>
          </table:table-cell>
          <table:table-cell office:value-type="float" office:value="3121" calcext:value-type="float">
            <text:p>3121</text:p>
          </table:table-cell>
          <table:table-cell office:value-type="float" office:value="3199" calcext:value-type="float">
            <text:p>3199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25" calcext:value-type="float">
            <text:p>3225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827" calcext:value-type="float">
            <text:p>3827</text:p>
          </table:table-cell>
          <table:table-cell office:value-type="float" office:value="3933" calcext:value-type="float">
            <text:p>3933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29" calcext:value-type="float">
            <text:p>3929</text:p>
          </table:table-cell>
          <table:table-cell office:value-type="float" office:value="3933" calcext:value-type="float">
            <text:p>3933</text:p>
          </table:table-cell>
          <table:table-cell office:value-type="float" office:value="3952" calcext:value-type="float">
            <text:p>3952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3" calcext:value-type="float">
            <text:p>1613</text:p>
          </table:table-cell>
          <table:table-cell office:value-type="float" office:value="1678" calcext:value-type="float">
            <text:p>1678</text:p>
          </table:table-cell>
          <table:table-cell office:value-type="float" office:value="1515" calcext:value-type="float">
            <text:p>1515</text:p>
          </table:table-cell>
          <table:table-cell office:value-type="float" office:value="1381" calcext:value-type="float">
            <text:p>1381</text:p>
          </table:table-cell>
          <table:table-cell office:value-type="float" office:value="1426" calcext:value-type="float">
            <text:p>1426</text:p>
          </table:table-cell>
          <table:table-cell office:value-type="float" office:value="1407" calcext:value-type="float">
            <text:p>1407</text:p>
          </table:table-cell>
          <table:table-cell office:value-type="float" office:value="1490" calcext:value-type="float">
            <text:p>1490</text:p>
          </table:table-cell>
          <table:table-cell office:value-type="float" office:value="1558" calcext:value-type="float">
            <text:p>1558</text:p>
          </table:table-cell>
          <table:table-cell office:value-type="float" office:value="1609" calcext:value-type="float">
            <text:p>1609</text:p>
          </table:table-cell>
          <table:table-cell office:value-type="float" office:value="1613" calcext:value-type="float">
            <text:p>1613</text:p>
          </table:table-cell>
          <table:table-cell office:value-type="float" office:value="2324" calcext:value-type="float">
            <text:p>2324</text:p>
          </table:table-cell>
          <table:table-cell office:value-type="float" office:value="2120" calcext:value-type="float">
            <text:p>2120</text:p>
          </table:table-cell>
          <table:table-cell office:value-type="float" office:value="2354" calcext:value-type="float">
            <text:p>2354</text:p>
          </table:table-cell>
          <table:table-cell office:value-type="float" office:value="2235" calcext:value-type="float">
            <text:p>2235</text:p>
          </table:table-cell>
          <table:table-cell office:value-type="float" office:value="2323" calcext:value-type="float">
            <text:p>2323</text:p>
          </table:table-cell>
          <table:table-cell office:value-type="float" office:value="2232" calcext:value-type="float">
            <text:p>2232</text:p>
          </table:table-cell>
          <table:table-cell office:value-type="float" office:value="2302" calcext:value-type="float">
            <text:p>2302</text:p>
          </table:table-cell>
          <table:table-cell office:value-type="float" office:value="2224" calcext:value-type="float">
            <text:p>2224</text:p>
          </table:table-cell>
          <table:table-cell office:value-type="float" office:value="2254" calcext:value-type="float">
            <text:p>2254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4" calcext:value-type="float">
            <text:p>2634</text:p>
          </table:table-cell>
          <table:table-cell office:value-type="float" office:value="2763" calcext:value-type="float">
            <text:p>2763</text:p>
          </table:table-cell>
          <table:table-cell office:value-type="float" office:value="2868" calcext:value-type="float">
            <text:p>2868</text:p>
          </table:table-cell>
          <table:table-cell office:value-type="float" office:value="2837" calcext:value-type="float">
            <text:p>2837</text:p>
          </table:table-cell>
          <table:table-cell office:value-type="float" office:value="2752" calcext:value-type="float">
            <text:p>2752</text:p>
          </table:table-cell>
          <table:table-cell office:value-type="float" office:value="2705" calcext:value-type="float">
            <text:p>2705</text:p>
          </table:table-cell>
          <table:table-cell office:value-type="float" office:value="2576" calcext:value-type="float">
            <text:p>2576</text:p>
          </table:table-cell>
          <table:table-cell office:value-type="float" office:value="2786" calcext:value-type="float">
            <text:p>2786</text:p>
          </table:table-cell>
          <table:table-cell office:value-type="float" office:value="3135" calcext:value-type="float">
            <text:p>3135</text:p>
          </table:table-cell>
          <table:table-cell office:value-type="float" office:value="3012" calcext:value-type="float">
            <text:p>3012</text:p>
          </table:table-cell>
          <table:table-cell office:value-type="float" office:value="2965" calcext:value-type="float">
            <text:p>2965</text:p>
          </table:table-cell>
          <table:table-cell office:value-type="float" office:value="3137" calcext:value-type="float">
            <text:p>3137</text:p>
          </table:table-cell>
          <table:table-cell office:value-type="float" office:value="3121" calcext:value-type="float">
            <text:p>3121</text:p>
          </table:table-cell>
          <table:table-cell office:value-type="float" office:value="3130" calcext:value-type="float">
            <text:p>3130</text:p>
          </table:table-cell>
          <table:table-cell office:value-type="float" office:value="3224" calcext:value-type="float">
            <text:p>3224</text:p>
          </table:table-cell>
          <table:table-cell office:value-type="float" office:value="3117" calcext:value-type="float">
            <text:p>3117</text:p>
          </table:table-cell>
          <table:table-cell office:value-type="float" office:value="3002" calcext:value-type="float">
            <text:p>3002</text:p>
          </table:table-cell>
          <table:table-cell office:value-type="float" office:value="3229" calcext:value-type="float">
            <text:p>3229</text:p>
          </table:table-cell>
          <table:table-cell office:value-type="float" office:value="4072" calcext:value-type="float">
            <text:p>4072</text:p>
          </table:table-cell>
          <table:table-cell office:value-type="float" office:value="3921" calcext:value-type="float">
            <text:p>3921</text:p>
          </table:table-cell>
          <table:table-cell office:value-type="float" office:value="3853" calcext:value-type="float">
            <text:p>3853</text:p>
          </table:table-cell>
          <table:table-cell office:value-type="float" office:value="3950" calcext:value-type="float">
            <text:p>3950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882" calcext:value-type="float">
            <text:p>3882</text:p>
          </table:table-cell>
          <table:table-cell office:value-type="float" office:value="3952" calcext:value-type="float">
            <text:p>3952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71" calcext:value-type="float">
            <text:p>1671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422" calcext:value-type="float">
            <text:p>1422</text:p>
          </table:table-cell>
          <table:table-cell office:value-type="float" office:value="1493" calcext:value-type="float">
            <text:p>1493</text:p>
          </table:table-cell>
          <table:table-cell office:value-type="float" office:value="1557" calcext:value-type="float">
            <text:p>1557</text:p>
          </table:table-cell>
          <table:table-cell office:value-type="float" office:value="1609" calcext:value-type="float">
            <text:p>1609</text:p>
          </table:table-cell>
          <table:table-cell office:value-type="float" office:value="1608" calcext:value-type="float">
            <text:p>1608</text:p>
          </table:table-cell>
          <table:table-cell office:value-type="float" office:value="2342" calcext:value-type="float">
            <text:p>2342</text:p>
          </table:table-cell>
          <table:table-cell office:value-type="float" office:value="2124" calcext:value-type="float">
            <text:p>2124</text:p>
          </table:table-cell>
          <table:table-cell office:value-type="float" office:value="2366" calcext:value-type="float">
            <text:p>2366</text:p>
          </table:table-cell>
          <table:table-cell office:value-type="float" office:value="2233" calcext:value-type="float">
            <text:p>2233</text:p>
          </table:table-cell>
          <table:table-cell office:value-type="float" office:value="2320" calcext:value-type="float">
            <text:p>2320</text:p>
          </table:table-cell>
          <table:table-cell office:value-type="float" office:value="2240" calcext:value-type="float">
            <text:p>2240</text:p>
          </table:table-cell>
          <table:table-cell office:value-type="float" office:value="2295" calcext:value-type="float">
            <text:p>2295</text:p>
          </table:table-cell>
          <table:table-cell office:value-type="float" office:value="2225" calcext:value-type="float">
            <text:p>2225</text:p>
          </table:table-cell>
          <table:table-cell office:value-type="float" office:value="2263" calcext:value-type="float">
            <text:p>2263</text:p>
          </table:table-cell>
          <table:table-cell office:value-type="float" office:value="2205" calcext:value-type="float">
            <text:p>2205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68" calcext:value-type="float">
            <text:p>2768</text:p>
          </table:table-cell>
          <table:table-cell office:value-type="float" office:value="2868" calcext:value-type="float">
            <text:p>2868</text:p>
          </table:table-cell>
          <table:table-cell office:value-type="float" office:value="2835" calcext:value-type="float">
            <text:p>2835</text:p>
          </table:table-cell>
          <table:table-cell office:value-type="float" office:value="2746" calcext:value-type="float">
            <text:p>2746</text:p>
          </table:table-cell>
          <table:table-cell office:value-type="float" office:value="2710" calcext:value-type="float">
            <text:p>2710</text:p>
          </table:table-cell>
          <table:table-cell office:value-type="float" office:value="2576" calcext:value-type="float">
            <text:p>2576</text:p>
          </table:table-cell>
          <table:table-cell office:value-type="float" office:value="2789" calcext:value-type="float">
            <text:p>2789</text:p>
          </table:table-cell>
          <table:table-cell office:value-type="float" office:value="3135" calcext:value-type="float">
            <text:p>3135</text:p>
          </table:table-cell>
          <table:table-cell office:value-type="float" office:value="3012" calcext:value-type="float">
            <text:p>3012</text:p>
          </table:table-cell>
          <table:table-cell office:value-type="float" office:value="2978" calcext:value-type="float">
            <text:p>2978</text:p>
          </table:table-cell>
          <table:table-cell office:value-type="float" office:value="3135" calcext:value-type="float">
            <text:p>3135</text:p>
          </table:table-cell>
          <table:table-cell office:value-type="float" office:value="3134" calcext:value-type="float">
            <text:p>3134</text:p>
          </table:table-cell>
          <table:table-cell office:value-type="float" office:value="3131" calcext:value-type="float">
            <text:p>3131</text:p>
          </table:table-cell>
          <table:table-cell office:value-type="float" office:value="3222" calcext:value-type="float">
            <text:p>3222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17" calcext:value-type="float">
            <text:p>3217</text:p>
          </table:table-cell>
          <table:table-cell office:value-type="float" office:value="4077" calcext:value-type="float">
            <text:p>4077</text:p>
          </table:table-cell>
          <table:table-cell office:value-type="float" office:value="3903" calcext:value-type="float">
            <text:p>3903</text:p>
          </table:table-cell>
          <table:table-cell office:value-type="float" office:value="3838" calcext:value-type="float">
            <text:p>3838</text:p>
          </table:table-cell>
          <table:table-cell office:value-type="float" office:value="3937" calcext:value-type="float">
            <text:p>3937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32" calcext:value-type="float">
            <text:p>3932</text:p>
          </table:table-cell>
          <table:table-cell office:value-type="float" office:value="3929" calcext:value-type="float">
            <text:p>3929</text:p>
          </table:table-cell>
          <table:table-cell office:value-type="float" office:value="3952" calcext:value-type="float">
            <text:p>3952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7" calcext:value-type="float">
            <text:p>1617</text:p>
          </table:table-cell>
          <table:table-cell office:value-type="float" office:value="1669" calcext:value-type="float">
            <text:p>1669</text:p>
          </table:table-cell>
          <table:table-cell office:value-type="float" office:value="1515" calcext:value-type="float">
            <text:p>1515</text:p>
          </table:table-cell>
          <table:table-cell office:value-type="float" office:value="1385" calcext:value-type="float">
            <text:p>1385</text:p>
          </table:table-cell>
          <table:table-cell office:value-type="float" office:value="1423" calcext:value-type="float">
            <text:p>1423</text:p>
          </table:table-cell>
          <table:table-cell office:value-type="float" office:value="1418" calcext:value-type="float">
            <text:p>1418</text:p>
          </table:table-cell>
          <table:table-cell office:value-type="float" office:value="1486" calcext:value-type="float">
            <text:p>1486</text:p>
          </table:table-cell>
          <table:table-cell office:value-type="float" office:value="1556" calcext:value-type="float">
            <text:p>1556</text:p>
          </table:table-cell>
          <table:table-cell office:value-type="float" office:value="1602" calcext:value-type="float">
            <text:p>1602</text:p>
          </table:table-cell>
          <table:table-cell office:value-type="float" office:value="1611" calcext:value-type="float">
            <text:p>1611</text:p>
          </table:table-cell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7" calcext:value-type="float">
            <text:p>1087</text:p>
          </table:table-cell>
          <table:table-cell office:value-type="float" office:value="1301" calcext:value-type="float">
            <text:p>1301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9" calcext:value-type="float">
            <text:p>1599</text:p>
          </table:table-cell>
          <table:table-cell office:value-type="float" office:value="1679" calcext:value-type="float">
            <text:p>1679</text:p>
          </table:table-cell>
          <table:table-cell office:value-type="float" office:value="1515" calcext:value-type="float">
            <text:p>1515</text:p>
          </table:table-cell>
          <table:table-cell office:value-type="float" office:value="1379" calcext:value-type="float">
            <text:p>1379</text:p>
          </table:table-cell>
          <table:table-cell office:value-type="float" office:value="1423" calcext:value-type="float">
            <text:p>1423</text:p>
          </table:table-cell>
          <table:table-cell office:value-type="float" office:value="1409" calcext:value-type="float">
            <text:p>1409</text:p>
          </table:table-cell>
          <table:table-cell office:value-type="float" office:value="1484" calcext:value-type="float">
            <text:p>1484</text:p>
          </table:table-cell>
          <table:table-cell office:value-type="float" office:value="1563" calcext:value-type="float">
            <text:p>1563</text:p>
          </table:table-cell>
          <table:table-cell office:value-type="float" office:value="1604" calcext:value-type="float">
            <text:p>1604</text:p>
          </table:table-cell>
          <table:table-cell office:value-type="float" office:value="1609" calcext:value-type="float">
            <text:p>1609</text:p>
          </table:table-cell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7" calcext:value-type="float">
            <text:p>1087</text:p>
          </table:table-cell>
          <table:table-cell office:value-type="float" office:value="1294" calcext:value-type="float">
            <text:p>1294</text:p>
          </table:table-cell>
          <table:table-cell office:value-type="float" office:value="1235" calcext:value-type="float">
            <text:p>1235</text:p>
          </table:table-cell>
          <table:table-cell office:value-type="float" office:value="1200" calcext:value-type="float">
            <text:p>120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0" calcext:value-type="float">
            <text:p>1600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489" calcext:value-type="float">
            <text:p>1489</text:p>
          </table:table-cell>
          <table:table-cell office:value-type="float" office:value="1555" calcext:value-type="float">
            <text:p>1555</text:p>
          </table:table-cell>
          <table:table-cell office:value-type="float" office:value="1609" calcext:value-type="float">
            <text:p>1609</text:p>
          </table:table-cell>
          <table:table-cell office:value-type="float" office:value="1613" calcext:value-type="float">
            <text:p>1613</text:p>
          </table:table-cell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2" calcext:value-type="float">
            <text:p>1302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5" calcext:value-type="float">
            <text:p>1595</text:p>
          </table:table-cell>
          <table:table-cell office:value-type="float" office:value="1660" calcext:value-type="float">
            <text:p>1660</text:p>
          </table:table-cell>
          <table:table-cell office:value-type="float" office:value="1509" calcext:value-type="float">
            <text:p>1509</text:p>
          </table:table-cell>
          <table:table-cell office:value-type="float" office:value="1387" calcext:value-type="float">
            <text:p>1387</text:p>
          </table:table-cell>
          <table:table-cell office:value-type="float" office:value="1419" calcext:value-type="float">
            <text:p>1419</text:p>
          </table:table-cell>
          <table:table-cell office:value-type="float" office:value="1418" calcext:value-type="float">
            <text:p>1418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08" calcext:value-type="float">
            <text:p>1608</text:p>
          </table:table-cell>
          <table:table-cell office:value-type="float" office:value="1613" calcext:value-type="float">
            <text:p>1613</text:p>
          </table:table-cell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1" calcext:value-type="float">
            <text:p>1301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19" calcext:value-type="float">
            <text:p>1619</text:p>
          </table:table-cell>
          <table:table-cell office:value-type="float" office:value="1682" calcext:value-type="float">
            <text:p>1682</text:p>
          </table:table-cell>
          <table:table-cell office:value-type="float" office:value="1509" calcext:value-type="float">
            <text:p>1509</text:p>
          </table:table-cell>
          <table:table-cell office:value-type="float" office:value="1377" calcext:value-type="float">
            <text:p>1377</text:p>
          </table:table-cell>
          <table:table-cell office:value-type="float" office:value="1426" calcext:value-type="float">
            <text:p>1426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63" calcext:value-type="float">
            <text:p>1563</text:p>
          </table:table-cell>
          <table:table-cell office:value-type="float" office:value="1606" calcext:value-type="float">
            <text:p>1606</text:p>
          </table:table-cell>
          <table:table-cell office:value-type="float" office:value="1613" calcext:value-type="float">
            <text:p>1613</text:p>
          </table:table-cell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6" calcext:value-type="float">
            <text:p>1086</text:p>
          </table:table-cell>
          <table:table-cell office:value-type="float" office:value="1301" calcext:value-type="float">
            <text:p>1301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85" calcext:value-type="float">
            <text:p>1685</text:p>
          </table:table-cell>
          <table:table-cell office:value-type="float" office:value="1520" calcext:value-type="float">
            <text:p>1520</text:p>
          </table:table-cell>
          <table:table-cell office:value-type="float" office:value="1385" calcext:value-type="float">
            <text:p>1385</text:p>
          </table:table-cell>
          <table:table-cell office:value-type="float" office:value="1423" calcext:value-type="float">
            <text:p>1423</text:p>
          </table:table-cell>
          <table:table-cell office:value-type="float" office:value="1417" calcext:value-type="float">
            <text:p>1417</text:p>
          </table:table-cell>
          <table:table-cell office:value-type="float" office:value="1489" calcext:value-type="float">
            <text:p>1489</text:p>
          </table:table-cell>
          <table:table-cell office:value-type="float" office:value="1554" calcext:value-type="float">
            <text:p>1554</text:p>
          </table:table-cell>
          <table:table-cell office:value-type="float" office:value="1612" calcext:value-type="float">
            <text:p>1612</text:p>
          </table:table-cell>
          <table:table-cell office:value-type="float" office:value="1613" calcext:value-type="float">
            <text:p>1613</text:p>
          </table:table-cell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4" calcext:value-type="float">
            <text:p>1604</text:p>
          </table:table-cell>
          <table:table-cell office:value-type="float" office:value="1671" calcext:value-type="float">
            <text:p>1671</text:p>
          </table:table-cell>
          <table:table-cell office:value-type="float" office:value="1510" calcext:value-type="float">
            <text:p>1510</text:p>
          </table:table-cell>
          <table:table-cell office:value-type="float" office:value="1384" calcext:value-type="float">
            <text:p>1384</text:p>
          </table:table-cell>
          <table:table-cell office:value-type="float" office:value="1425" calcext:value-type="float">
            <text:p>1425</text:p>
          </table:table-cell>
          <table:table-cell office:value-type="float" office:value="1416" calcext:value-type="float">
            <text:p>1416</text:p>
          </table:table-cell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04" calcext:value-type="float">
            <text:p>1604</text:p>
          </table:table-cell>
          <table:table-cell office:value-type="float" office:value="1606" calcext:value-type="float">
            <text:p>1606</text:p>
          </table:table-cell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40" calcext:value-type="float">
            <text:p>1240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8" calcext:value-type="float">
            <text:p>1598</text:p>
          </table:table-cell>
          <table:table-cell office:value-type="float" office:value="1679" calcext:value-type="float">
            <text:p>1679</text:p>
          </table:table-cell>
          <table:table-cell office:value-type="float" office:value="1514" calcext:value-type="float">
            <text:p>1514</text:p>
          </table:table-cell>
          <table:table-cell office:value-type="float" office:value="1392" calcext:value-type="float">
            <text:p>1392</text:p>
          </table:table-cell>
          <table:table-cell office:value-type="float" office:value="1422" calcext:value-type="float">
            <text:p>1422</text:p>
          </table:table-cell>
          <table:table-cell office:value-type="float" office:value="1408" calcext:value-type="float">
            <text:p>1408</text:p>
          </table:table-cell>
          <table:table-cell office:value-type="float" office:value="1491" calcext:value-type="float">
            <text:p>1491</text:p>
          </table:table-cell>
          <table:table-cell office:value-type="float" office:value="1558" calcext:value-type="float">
            <text:p>1558</text:p>
          </table:table-cell>
          <table:table-cell office:value-type="float" office:value="1602" calcext:value-type="float">
            <text:p>1602</text:p>
          </table:table-cell>
          <table:table-cell office:value-type="float" office:value="1612" calcext:value-type="float">
            <text:p>1612</text:p>
          </table:table-cell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0" calcext:value-type="float">
            <text:p>1600</text:p>
          </table:table-cell>
          <table:table-cell office:value-type="float" office:value="1675" calcext:value-type="float">
            <text:p>1675</text:p>
          </table:table-cell>
          <table:table-cell office:value-type="float" office:value="1525" calcext:value-type="float">
            <text:p>1525</text:p>
          </table:table-cell>
          <table:table-cell office:value-type="float" office:value="1386" calcext:value-type="float">
            <text:p>1386</text:p>
          </table:table-cell>
          <table:table-cell office:value-type="float" office:value="1419" calcext:value-type="float">
            <text:p>1419</text:p>
          </table:table-cell>
          <table:table-cell office:value-type="float" office:value="1416" calcext:value-type="float">
            <text:p>1416</text:p>
          </table:table-cell>
          <table:table-cell office:value-type="float" office:value="1491" calcext:value-type="float">
            <text:p>1491</text:p>
          </table:table-cell>
          <table:table-cell office:value-type="float" office:value="1555" calcext:value-type="float">
            <text:p>1555</text:p>
          </table:table-cell>
          <table:table-cell office:value-type="float" office:value="1602" calcext:value-type="float">
            <text:p>1602</text:p>
          </table:table-cell>
          <table:table-cell office:value-type="float" office:value="1610" calcext:value-type="float">
            <text:p>1610</text:p>
          </table:table-cell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5" calcext:value-type="float">
            <text:p>1085</text:p>
          </table:table-cell>
          <table:table-cell office:value-type="float" office:value="1299" calcext:value-type="float">
            <text:p>1299</text:p>
          </table:table-cell>
          <table:table-cell office:value-type="float" office:value="1239" calcext:value-type="float">
            <text:p>1239</text:p>
          </table:table-cell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7" calcext:value-type="float">
            <text:p>1607</text:p>
          </table:table-cell>
          <table:table-cell office:value-type="float" office:value="1669" calcext:value-type="float">
            <text:p>1669</text:p>
          </table:table-cell>
          <table:table-cell office:value-type="float" office:value="1510" calcext:value-type="float">
            <text:p>1510</text:p>
          </table:table-cell>
          <table:table-cell office:value-type="float" office:value="1385" calcext:value-type="float">
            <text:p>1385</text:p>
          </table:table-cell>
          <table:table-cell office:value-type="float" office:value="1426" calcext:value-type="float">
            <text:p>1426</text:p>
          </table:table-cell>
          <table:table-cell office:value-type="float" office:value="1411" calcext:value-type="float">
            <text:p>1411</text:p>
          </table:table-cell>
          <table:table-cell office:value-type="float" office:value="1484" calcext:value-type="float">
            <text:p>1484</text:p>
          </table:table-cell>
          <table:table-cell office:value-type="float" office:value="1543" calcext:value-type="float">
            <text:p>1543</text:p>
          </table:table-cell>
          <table:table-cell office:value-type="float" office:value="1608" calcext:value-type="float">
            <text:p>1608</text:p>
          </table:table-cell>
          <table:table-cell office:value-type="float" office:value="1613" calcext:value-type="float">
            <text:p>1613</text:p>
          </table:table-cell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5" calcext:value-type="float">
            <text:p>1085</text:p>
          </table:table-cell>
          <table:table-cell office:value-type="float" office:value="1302" calcext:value-type="float">
            <text:p>1302</text:p>
          </table:table-cell>
          <table:table-cell office:value-type="float" office:value="1239" calcext:value-type="float">
            <text:p>1239</text:p>
          </table:table-cell>
          <table:table-cell table:number-columns-repeated="5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6" calcext:value-type="float">
            <text:p>1306</text:p>
          </table:table-cell>
          <table:table-cell office:value-type="float" office:value="1236" calcext:value-type="float">
            <text:p>1236</text:p>
          </table:table-cell>
          <table:table-cell table:number-columns-repeated="5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300" calcext:value-type="float">
            <text:p>1300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9" calcext:value-type="float">
            <text:p>40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25" calcext:value-type="float">
            <text:p>312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3" calcext:value-type="float">
            <text:p>2323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5" calcext:value-type="float">
            <text:p>1615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2" calcext:value-type="float">
            <text:p>161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8" calcext:value-type="float">
            <text:p>2728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6" calcext:value-type="float">
            <text:p>2726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23" calcext:value-type="float">
            <text:p>232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50" calcext:value-type="float">
            <text:p>405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</table:table>
      <table:table table:name="Bees algorithm" table:style-name="ta1">
        <table:table-source xlink:type="simple" xlink:href="../summary/Bees%20algorithm.txt" table:table-name="Bees algorithm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0" calcext:value-type="float">
            <text:p>1670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0" calcext:value-type="float">
            <text:p>1420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600" calcext:value-type="float">
            <text:p>1600</text:p>
          </table:table-cell>
          <table:table-cell office:value-type="float" office:value="2314" calcext:value-type="float">
            <text:p>2314</text:p>
          </table:table-cell>
          <table:table-cell office:value-type="float" office:value="2106" calcext:value-type="float">
            <text:p>2106</text:p>
          </table:table-cell>
          <table:table-cell office:value-type="float" office:value="2342" calcext:value-type="float">
            <text:p>2342</text:p>
          </table:table-cell>
          <table:table-cell office:value-type="float" office:value="2224" calcext:value-type="float">
            <text:p>2224</text:p>
          </table:table-cell>
          <table:table-cell office:value-type="float" office:value="2307" calcext:value-type="float">
            <text:p>2307</text:p>
          </table:table-cell>
          <table:table-cell office:value-type="float" office:value="2232" calcext:value-type="float">
            <text:p>2232</text:p>
          </table:table-cell>
          <table:table-cell office:value-type="float" office:value="2282" calcext:value-type="float">
            <text:p>2282</text:p>
          </table:table-cell>
          <table:table-cell office:value-type="float" office:value="2212" calcext:value-type="float">
            <text:p>2212</text:p>
          </table:table-cell>
          <table:table-cell office:value-type="float" office:value="2242" calcext:value-type="float">
            <text:p>2242</text:p>
          </table:table-cell>
          <table:table-cell office:value-type="float" office:value="2188" calcext:value-type="float">
            <text:p>2188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24" calcext:value-type="float">
            <text:p>2624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30" calcext:value-type="float">
            <text:p>2730</text:p>
          </table:table-cell>
          <table:table-cell office:value-type="float" office:value="2704" calcext:value-type="float">
            <text:p>2704</text:p>
          </table:table-cell>
          <table:table-cell office:value-type="float" office:value="2568" calcext:value-type="float">
            <text:p>2568</text:p>
          </table:table-cell>
          <table:table-cell office:value-type="float" office:value="2782" calcext:value-type="float">
            <text:p>2782</text:p>
          </table:table-cell>
          <table:table-cell office:value-type="float" office:value="3126" calcext:value-type="float">
            <text:p>3126</text:p>
          </table:table-cell>
          <table:table-cell office:value-type="float" office:value="3002" calcext:value-type="float">
            <text:p>3002</text:p>
          </table:table-cell>
          <table:table-cell office:value-type="float" office:value="2986" calcext:value-type="float">
            <text:p>2986</text:p>
          </table:table-cell>
          <table:table-cell office:value-type="float" office:value="3140" calcext:value-type="float">
            <text:p>3140</text:p>
          </table:table-cell>
          <table:table-cell office:value-type="float" office:value="3157" calcext:value-type="float">
            <text:p>3157</text:p>
          </table:table-cell>
          <table:table-cell office:value-type="float" office:value="3142" calcext:value-type="float">
            <text:p>3142</text:p>
          </table:table-cell>
          <table:table-cell office:value-type="float" office:value="3236" calcext:value-type="float">
            <text:p>3236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12" calcext:value-type="float">
            <text:p>3212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1" calcext:value-type="float">
            <text:p>1671</text:p>
          </table:table-cell>
          <table:table-cell office:value-type="float" office:value="1500" calcext:value-type="float">
            <text:p>1500</text:p>
          </table:table-cell>
          <table:table-cell office:value-type="float" office:value="1378" calcext:value-type="float">
            <text:p>1378</text:p>
          </table:table-cell>
          <table:table-cell office:value-type="float" office:value="1424" calcext:value-type="float">
            <text:p>1424</text:p>
          </table:table-cell>
          <table:table-cell office:value-type="float" office:value="1402" calcext:value-type="float">
            <text:p>1402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601" calcext:value-type="float">
            <text:p>1601</text:p>
          </table:table-cell>
          <table:table-cell office:value-type="float" office:value="1597" calcext:value-type="float">
            <text:p>1597</text:p>
          </table:table-cell>
          <table:table-cell office:value-type="float" office:value="2316" calcext:value-type="float">
            <text:p>2316</text:p>
          </table:table-cell>
          <table:table-cell office:value-type="float" office:value="2105" calcext:value-type="float">
            <text:p>2105</text:p>
          </table:table-cell>
          <table:table-cell office:value-type="float" office:value="2345" calcext:value-type="float">
            <text:p>2345</text:p>
          </table:table-cell>
          <table:table-cell office:value-type="float" office:value="2234" calcext:value-type="float">
            <text:p>2234</text:p>
          </table:table-cell>
          <table:table-cell office:value-type="float" office:value="2304" calcext:value-type="float">
            <text:p>2304</text:p>
          </table:table-cell>
          <table:table-cell office:value-type="float" office:value="2231" calcext:value-type="float">
            <text:p>2231</text:p>
          </table:table-cell>
          <table:table-cell office:value-type="float" office:value="2280" calcext:value-type="float">
            <text:p>2280</text:p>
          </table:table-cell>
          <table:table-cell office:value-type="float" office:value="2214" calcext:value-type="float">
            <text:p>2214</text:p>
          </table:table-cell>
          <table:table-cell office:value-type="float" office:value="2240" calcext:value-type="float">
            <text:p>2240</text:p>
          </table:table-cell>
          <table:table-cell office:value-type="float" office:value="2183" calcext:value-type="float">
            <text:p>2183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25" calcext:value-type="float">
            <text:p>2625</text:p>
          </table:table-cell>
          <table:table-cell office:value-type="float" office:value="2776" calcext:value-type="float">
            <text:p>2776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704" calcext:value-type="float">
            <text:p>270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135" calcext:value-type="float">
            <text:p>3135</text:p>
          </table:table-cell>
          <table:table-cell office:value-type="float" office:value="3022" calcext:value-type="float">
            <text:p>3022</text:p>
          </table:table-cell>
          <table:table-cell office:value-type="float" office:value="2986" calcext:value-type="float">
            <text:p>2986</text:p>
          </table:table-cell>
          <table:table-cell office:value-type="float" office:value="3157" calcext:value-type="float">
            <text:p>3157</text:p>
          </table:table-cell>
          <table:table-cell office:value-type="float" office:value="3160" calcext:value-type="float">
            <text:p>3160</text:p>
          </table:table-cell>
          <table:table-cell office:value-type="float" office:value="3150" calcext:value-type="float">
            <text:p>3150</text:p>
          </table:table-cell>
          <table:table-cell office:value-type="float" office:value="3191" calcext:value-type="float">
            <text:p>3191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23" calcext:value-type="float">
            <text:p>3223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79" calcext:value-type="float">
            <text:p>407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5" calcext:value-type="float">
            <text:p>1585</text:p>
          </table:table-cell>
          <table:table-cell office:value-type="float" office:value="1659" calcext:value-type="float">
            <text:p>1659</text:p>
          </table:table-cell>
          <table:table-cell office:value-type="float" office:value="1507" calcext:value-type="float">
            <text:p>1507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7" calcext:value-type="float">
            <text:p>1487</text:p>
          </table:table-cell>
          <table:table-cell office:value-type="float" office:value="1545" calcext:value-type="float">
            <text:p>1545</text:p>
          </table:table-cell>
          <table:table-cell office:value-type="float" office:value="1595" calcext:value-type="float">
            <text:p>1595</text:p>
          </table:table-cell>
          <table:table-cell office:value-type="float" office:value="1603" calcext:value-type="float">
            <text:p>1603</text:p>
          </table:table-cell>
          <table:table-cell office:value-type="float" office:value="2314" calcext:value-type="float">
            <text:p>2314</text:p>
          </table:table-cell>
          <table:table-cell office:value-type="float" office:value="2108" calcext:value-type="float">
            <text:p>2108</text:p>
          </table:table-cell>
          <table:table-cell office:value-type="float" office:value="2326" calcext:value-type="float">
            <text:p>2326</text:p>
          </table:table-cell>
          <table:table-cell office:value-type="float" office:value="2229" calcext:value-type="float">
            <text:p>2229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2" calcext:value-type="float">
            <text:p>2292</text:p>
          </table:table-cell>
          <table:table-cell office:value-type="float" office:value="2214" calcext:value-type="float">
            <text:p>2214</text:p>
          </table:table-cell>
          <table:table-cell office:value-type="float" office:value="2245" calcext:value-type="float">
            <text:p>2245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4" calcext:value-type="float">
            <text:p>2624</text:p>
          </table:table-cell>
          <table:table-cell office:value-type="float" office:value="2764" calcext:value-type="float">
            <text:p>2764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6" calcext:value-type="float">
            <text:p>2736</text:p>
          </table:table-cell>
          <table:table-cell office:value-type="float" office:value="2703" calcext:value-type="float">
            <text:p>2703</text:p>
          </table:table-cell>
          <table:table-cell office:value-type="float" office:value="2565" calcext:value-type="float">
            <text:p>2565</text:p>
          </table:table-cell>
          <table:table-cell office:value-type="float" office:value="2782" calcext:value-type="float">
            <text:p>2782</text:p>
          </table:table-cell>
          <table:table-cell office:value-type="float" office:value="3135" calcext:value-type="float">
            <text:p>3135</text:p>
          </table:table-cell>
          <table:table-cell office:value-type="float" office:value="3008" calcext:value-type="float">
            <text:p>3008</text:p>
          </table:table-cell>
          <table:table-cell office:value-type="float" office:value="2986" calcext:value-type="float">
            <text:p>2986</text:p>
          </table:table-cell>
          <table:table-cell office:value-type="float" office:value="3164" calcext:value-type="float">
            <text:p>3164</text:p>
          </table:table-cell>
          <table:table-cell office:value-type="float" office:value="3157" calcext:value-type="float">
            <text:p>3157</text:p>
          </table:table-cell>
          <table:table-cell office:value-type="float" office:value="3140" calcext:value-type="float">
            <text:p>3140</text:p>
          </table:table-cell>
          <table:table-cell office:value-type="float" office:value="3212" calcext:value-type="float">
            <text:p>3212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4" calcext:value-type="float">
            <text:p>3204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00" calcext:value-type="float">
            <text:p>1400</text:p>
          </table:table-cell>
          <table:table-cell office:value-type="float" office:value="1486" calcext:value-type="float">
            <text:p>1486</text:p>
          </table:table-cell>
          <table:table-cell office:value-type="float" office:value="1547" calcext:value-type="float">
            <text:p>1547</text:p>
          </table:table-cell>
          <table:table-cell office:value-type="float" office:value="1593" calcext:value-type="float">
            <text:p>1593</text:p>
          </table:table-cell>
          <table:table-cell office:value-type="float" office:value="1597" calcext:value-type="float">
            <text:p>1597</text:p>
          </table:table-cell>
          <table:table-cell office:value-type="float" office:value="2306" calcext:value-type="float">
            <text:p>2306</text:p>
          </table:table-cell>
          <table:table-cell office:value-type="float" office:value="2099" calcext:value-type="float">
            <text:p>2099</text:p>
          </table:table-cell>
          <table:table-cell office:value-type="float" office:value="2328" calcext:value-type="float">
            <text:p>2328</text:p>
          </table:table-cell>
          <table:table-cell office:value-type="float" office:value="2234" calcext:value-type="float">
            <text:p>2234</text:p>
          </table:table-cell>
          <table:table-cell office:value-type="float" office:value="2302" calcext:value-type="float">
            <text:p>2302</text:p>
          </table:table-cell>
          <table:table-cell office:value-type="float" office:value="2229" calcext:value-type="float">
            <text:p>2229</text:p>
          </table:table-cell>
          <table:table-cell office:value-type="float" office:value="2273" calcext:value-type="float">
            <text:p>2273</text:p>
          </table:table-cell>
          <table:table-cell office:value-type="float" office:value="2213" calcext:value-type="float">
            <text:p>2213</text:p>
          </table:table-cell>
          <table:table-cell office:value-type="float" office:value="2242" calcext:value-type="float">
            <text:p>2242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37" calcext:value-type="float">
            <text:p>2637</text:p>
          </table:table-cell>
          <table:table-cell office:value-type="float" office:value="2753" calcext:value-type="float">
            <text:p>2753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704" calcext:value-type="float">
            <text:p>2704</text:p>
          </table:table-cell>
          <table:table-cell office:value-type="float" office:value="2555" calcext:value-type="float">
            <text:p>2555</text:p>
          </table:table-cell>
          <table:table-cell office:value-type="float" office:value="2782" calcext:value-type="float">
            <text:p>2782</text:p>
          </table:table-cell>
          <table:table-cell office:value-type="float" office:value="3135" calcext:value-type="float">
            <text:p>3135</text:p>
          </table:table-cell>
          <table:table-cell office:value-type="float" office:value="3032" calcext:value-type="float">
            <text:p>3032</text:p>
          </table:table-cell>
          <table:table-cell office:value-type="float" office:value="2986" calcext:value-type="float">
            <text:p>2986</text:p>
          </table:table-cell>
          <table:table-cell office:value-type="float" office:value="3143" calcext:value-type="float">
            <text:p>3143</text:p>
          </table:table-cell>
          <table:table-cell office:value-type="float" office:value="3150" calcext:value-type="float">
            <text:p>3150</text:p>
          </table:table-cell>
          <table:table-cell office:value-type="float" office:value="3144" calcext:value-type="float">
            <text:p>3144</text:p>
          </table:table-cell>
          <table:table-cell office:value-type="float" office:value="3209" calcext:value-type="float">
            <text:p>3209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8" calcext:value-type="float">
            <text:p>3208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0" calcext:value-type="float">
            <text:p>1670</text:p>
          </table:table-cell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27" calcext:value-type="float">
            <text:p>1427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72" calcext:value-type="float">
            <text:p>1672</text:p>
          </table:table-cell>
          <table:table-cell office:value-type="float" office:value="1500" calcext:value-type="float">
            <text:p>1500</text:p>
          </table:table-cell>
          <table:table-cell office:value-type="float" office:value="1383" calcext:value-type="float">
            <text:p>1383</text:p>
          </table:table-cell>
          <table:table-cell office:value-type="float" office:value="1419" calcext:value-type="float">
            <text:p>1419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46" calcext:value-type="float">
            <text:p>1546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4" calcext:value-type="float">
            <text:p>1674</text:p>
          </table:table-cell>
          <table:table-cell office:value-type="float" office:value="1501" calcext:value-type="float">
            <text:p>1501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50" calcext:value-type="float">
            <text:p>1550</text:p>
          </table:table-cell>
          <table:table-cell office:value-type="float" office:value="1595" calcext:value-type="float">
            <text:p>1595</text:p>
          </table:table-cell>
          <table:table-cell office:value-type="float" office:value="1594" calcext:value-type="float">
            <text:p>1594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7" calcext:value-type="float">
            <text:p>1547</text:p>
          </table:table-cell>
          <table:table-cell office:value-type="float" office:value="1600" calcext:value-type="float">
            <text:p>1600</text:p>
          </table:table-cell>
          <table:table-cell office:value-type="float" office:value="1602" calcext:value-type="float">
            <text:p>1602</text:p>
          </table:table-cell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5" calcext:value-type="float">
            <text:p>1585</text:p>
          </table:table-cell>
          <table:table-cell office:value-type="float" office:value="1672" calcext:value-type="float">
            <text:p>1672</text:p>
          </table:table-cell>
          <table:table-cell office:value-type="float" office:value="1508" calcext:value-type="float">
            <text:p>1508</text:p>
          </table:table-cell>
          <table:table-cell office:value-type="float" office:value="1378" calcext:value-type="float">
            <text:p>1378</text:p>
          </table:table-cell>
          <table:table-cell office:value-type="float" office:value="1425" calcext:value-type="float">
            <text:p>1425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45" calcext:value-type="float">
            <text:p>1545</text:p>
          </table:table-cell>
          <table:table-cell office:value-type="float" office:value="1599" calcext:value-type="float">
            <text:p>1599</text:p>
          </table:table-cell>
          <table:table-cell office:value-type="float" office:value="1591" calcext:value-type="float">
            <text:p>1591</text:p>
          </table:table-cell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8" calcext:value-type="float">
            <text:p>1668</text:p>
          </table:table-cell>
          <table:table-cell office:value-type="float" office:value="1503" calcext:value-type="float">
            <text:p>1503</text:p>
          </table:table-cell>
          <table:table-cell office:value-type="float" office:value="1378" calcext:value-type="float">
            <text:p>1378</text:p>
          </table:table-cell>
          <table:table-cell office:value-type="float" office:value="1420" calcext:value-type="float">
            <text:p>1420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07" calcext:value-type="float">
            <text:p>1507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6" calcext:value-type="float">
            <text:p>1596</text:p>
          </table:table-cell>
          <table:table-cell office:value-type="float" office:value="1591" calcext:value-type="float">
            <text:p>1591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46" calcext:value-type="float">
            <text:p>1546</text:p>
          </table:table-cell>
          <table:table-cell office:value-type="float" office:value="1597" calcext:value-type="float">
            <text:p>1597</text:p>
          </table:table-cell>
          <table:table-cell office:value-type="float" office:value="1594" calcext:value-type="float">
            <text:p>1594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6" calcext:value-type="float">
            <text:p>1236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2" calcext:value-type="float">
            <text:p>1502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7" calcext:value-type="float">
            <text:p>1547</text:p>
          </table:table-cell>
          <table:table-cell office:value-type="float" office:value="1594" calcext:value-type="float">
            <text:p>1594</text:p>
          </table:table-cell>
          <table:table-cell office:value-type="float" office:value="1600" calcext:value-type="float">
            <text:p>1600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9" calcext:value-type="float">
            <text:p>1599</text:p>
          </table:table-cell>
          <table:table-cell office:value-type="float" office:value="1603" calcext:value-type="float">
            <text:p>1603</text:p>
          </table:table-cell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2" calcext:value-type="float">
            <text:p>40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8" calcext:value-type="float">
            <text:p>309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80" calcext:value-type="float">
            <text:p>40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0" calcext:value-type="float">
            <text:p>310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</table:table>
      <table:table table:name="Genetic" table:style-name="ta1">
        <table:table-source xlink:type="simple" xlink:href="../summary/Genetic.txt" table:table-name="Genetic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23" calcext:value-type="float">
            <text:p>1123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00" calcext:value-type="float">
            <text:p>1500</text:p>
          </table:table-cell>
          <table:table-cell office:value-type="float" office:value="1392" calcext:value-type="float">
            <text:p>1392</text:p>
          </table:table-cell>
          <table:table-cell office:value-type="float" office:value="1431" calcext:value-type="float">
            <text:p>1431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7" calcext:value-type="float">
            <text:p>1557</text:p>
          </table:table-cell>
          <table:table-cell office:value-type="float" office:value="1636" calcext:value-type="float">
            <text:p>1636</text:p>
          </table:table-cell>
          <table:table-cell office:value-type="float" office:value="1617" calcext:value-type="float">
            <text:p>1617</text:p>
          </table:table-cell>
          <table:table-cell office:value-type="float" office:value="2316" calcext:value-type="float">
            <text:p>2316</text:p>
          </table:table-cell>
          <table:table-cell office:value-type="float" office:value="2113" calcext:value-type="float">
            <text:p>2113</text:p>
          </table:table-cell>
          <table:table-cell office:value-type="float" office:value="2336" calcext:value-type="float">
            <text:p>2336</text:p>
          </table:table-cell>
          <table:table-cell office:value-type="float" office:value="2234" calcext:value-type="float">
            <text:p>2234</text:p>
          </table:table-cell>
          <table:table-cell office:value-type="float" office:value="2317" calcext:value-type="float">
            <text:p>2317</text:p>
          </table:table-cell>
          <table:table-cell office:value-type="float" office:value="2247" calcext:value-type="float">
            <text:p>2247</text:p>
          </table:table-cell>
          <table:table-cell office:value-type="float" office:value="2293" calcext:value-type="float">
            <text:p>2293</text:p>
          </table:table-cell>
          <table:table-cell office:value-type="float" office:value="2218" calcext:value-type="float">
            <text:p>2218</text:p>
          </table:table-cell>
          <table:table-cell office:value-type="float" office:value="2246" calcext:value-type="float">
            <text:p>2246</text:p>
          </table:table-cell>
          <table:table-cell office:value-type="float" office:value="2195" calcext:value-type="float">
            <text:p>2195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56" calcext:value-type="float">
            <text:p>2756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9" calcext:value-type="float">
            <text:p>2789</text:p>
          </table:table-cell>
          <table:table-cell office:value-type="float" office:value="3128" calcext:value-type="float">
            <text:p>3128</text:p>
          </table:table-cell>
          <table:table-cell office:value-type="float" office:value="2961" calcext:value-type="float">
            <text:p>2961</text:p>
          </table:table-cell>
          <table:table-cell office:value-type="float" office:value="2946" calcext:value-type="float">
            <text:p>2946</text:p>
          </table:table-cell>
          <table:table-cell office:value-type="float" office:value="3112" calcext:value-type="float">
            <text:p>3112</text:p>
          </table:table-cell>
          <table:table-cell office:value-type="float" office:value="3032" calcext:value-type="float">
            <text:p>3032</text:p>
          </table:table-cell>
          <table:table-cell office:value-type="float" office:value="3169" calcext:value-type="float">
            <text:p>3169</text:p>
          </table:table-cell>
          <table:table-cell office:value-type="float" office:value="3165" calcext:value-type="float">
            <text:p>3165</text:p>
          </table:table-cell>
          <table:table-cell office:value-type="float" office:value="3084" calcext:value-type="float">
            <text:p>3084</text:p>
          </table:table-cell>
          <table:table-cell office:value-type="float" office:value="2932" calcext:value-type="float">
            <text:p>2932</text:p>
          </table:table-cell>
          <table:table-cell office:value-type="float" office:value="3204" calcext:value-type="float">
            <text:p>3204</text:p>
          </table:table-cell>
          <table:table-cell office:value-type="float" office:value="3978" calcext:value-type="float">
            <text:p>3978</text:p>
          </table:table-cell>
          <table:table-cell office:value-type="float" office:value="3845" calcext:value-type="float">
            <text:p>3845</text:p>
          </table:table-cell>
          <table:table-cell office:value-type="float" office:value="3805" calcext:value-type="float">
            <text:p>3805</text:p>
          </table:table-cell>
          <table:table-cell office:value-type="float" office:value="3946" calcext:value-type="float">
            <text:p>3946</text:p>
          </table:table-cell>
          <table:table-cell office:value-type="float" office:value="3765" calcext:value-type="float">
            <text:p>3765</text:p>
          </table:table-cell>
          <table:table-cell office:value-type="float" office:value="3856" calcext:value-type="float">
            <text:p>3856</text:p>
          </table:table-cell>
          <table:table-cell office:value-type="float" office:value="3865" calcext:value-type="float">
            <text:p>3865</text:p>
          </table:table-cell>
          <table:table-cell office:value-type="float" office:value="3871" calcext:value-type="float">
            <text:p>3871</text:p>
          </table:table-cell>
          <table:table-cell office:value-type="float" office:value="3869" calcext:value-type="float">
            <text:p>3869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87" calcext:value-type="float">
            <text:p>1687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433" calcext:value-type="float">
            <text:p>1433</text:p>
          </table:table-cell>
          <table:table-cell office:value-type="float" office:value="1401" calcext:value-type="float">
            <text:p>1401</text:p>
          </table:table-cell>
          <table:table-cell office:value-type="float" office:value="1494" calcext:value-type="float">
            <text:p>1494</text:p>
          </table:table-cell>
          <table:table-cell office:value-type="float" office:value="1565" calcext:value-type="float">
            <text:p>1565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29" calcext:value-type="float">
            <text:p>2329</text:p>
          </table:table-cell>
          <table:table-cell office:value-type="float" office:value="2119" calcext:value-type="float">
            <text:p>2119</text:p>
          </table:table-cell>
          <table:table-cell office:value-type="float" office:value="2357" calcext:value-type="float">
            <text:p>2357</text:p>
          </table:table-cell>
          <table:table-cell office:value-type="float" office:value="2247" calcext:value-type="float">
            <text:p>2247</text:p>
          </table:table-cell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2292" calcext:value-type="float">
            <text:p>2292</text:p>
          </table:table-cell>
          <table:table-cell office:value-type="float" office:value="2220" calcext:value-type="float">
            <text:p>2220</text:p>
          </table:table-cell>
          <table:table-cell office:value-type="float" office:value="2252" calcext:value-type="float">
            <text:p>2252</text:p>
          </table:table-cell>
          <table:table-cell office:value-type="float" office:value="2219" calcext:value-type="float">
            <text:p>2219</text:p>
          </table:table-cell>
          <table:table-cell office:value-type="float" office:value="2729" calcext:value-type="float">
            <text:p>2729</text:p>
          </table:table-cell>
          <table:table-cell office:value-type="float" office:value="2839" calcext:value-type="float">
            <text:p>2839</text:p>
          </table:table-cell>
          <table:table-cell office:value-type="float" office:value="2633" calcext:value-type="float">
            <text:p>2633</text:p>
          </table:table-cell>
          <table:table-cell office:value-type="float" office:value="2777" calcext:value-type="float">
            <text:p>2777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25" calcext:value-type="float">
            <text:p>2725</text:p>
          </table:table-cell>
          <table:table-cell office:value-type="float" office:value="2695" calcext:value-type="float">
            <text:p>2695</text:p>
          </table:table-cell>
          <table:table-cell office:value-type="float" office:value="2565" calcext:value-type="float">
            <text:p>2565</text:p>
          </table:table-cell>
          <table:table-cell office:value-type="float" office:value="2789" calcext:value-type="float">
            <text:p>2789</text:p>
          </table:table-cell>
          <table:table-cell office:value-type="float" office:value="3128" calcext:value-type="float">
            <text:p>3128</text:p>
          </table:table-cell>
          <table:table-cell office:value-type="float" office:value="2956" calcext:value-type="float">
            <text:p>2956</text:p>
          </table:table-cell>
          <table:table-cell office:value-type="float" office:value="2917" calcext:value-type="float">
            <text:p>2917</text:p>
          </table:table-cell>
          <table:table-cell office:value-type="float" office:value="3110" calcext:value-type="float">
            <text:p>3110</text:p>
          </table:table-cell>
          <table:table-cell office:value-type="float" office:value="3040" calcext:value-type="float">
            <text:p>3040</text:p>
          </table:table-cell>
          <table:table-cell office:value-type="float" office:value="3169" calcext:value-type="float">
            <text:p>3169</text:p>
          </table:table-cell>
          <table:table-cell office:value-type="float" office:value="3238" calcext:value-type="float">
            <text:p>3238</text:p>
          </table:table-cell>
          <table:table-cell office:value-type="float" office:value="3078" calcext:value-type="float">
            <text:p>3078</text:p>
          </table:table-cell>
          <table:table-cell office:value-type="float" office:value="2970" calcext:value-type="float">
            <text:p>2970</text:p>
          </table:table-cell>
          <table:table-cell office:value-type="float" office:value="3190" calcext:value-type="float">
            <text:p>3190</text:p>
          </table:table-cell>
          <table:table-cell office:value-type="float" office:value="3992" calcext:value-type="float">
            <text:p>3992</text:p>
          </table:table-cell>
          <table:table-cell office:value-type="float" office:value="3856" calcext:value-type="float">
            <text:p>3856</text:p>
          </table:table-cell>
          <table:table-cell office:value-type="float" office:value="3870" calcext:value-type="float">
            <text:p>3870</text:p>
          </table:table-cell>
          <table:table-cell office:value-type="float" office:value="3908" calcext:value-type="float">
            <text:p>3908</text:p>
          </table:table-cell>
          <table:table-cell office:value-type="float" office:value="3752" calcext:value-type="float">
            <text:p>3752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80" calcext:value-type="float">
            <text:p>3880</text:p>
          </table:table-cell>
          <table:table-cell office:value-type="float" office:value="3892" calcext:value-type="float">
            <text:p>3892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12" calcext:value-type="float">
            <text:p>1512</text:p>
          </table:table-cell>
          <table:table-cell office:value-type="float" office:value="1399" calcext:value-type="float">
            <text:p>1399</text:p>
          </table:table-cell>
          <table:table-cell office:value-type="float" office:value="1430" calcext:value-type="float">
            <text:p>1430</text:p>
          </table:table-cell>
          <table:table-cell office:value-type="float" office:value="1416" calcext:value-type="float">
            <text:p>1416</text:p>
          </table:table-cell>
          <table:table-cell office:value-type="float" office:value="1497" calcext:value-type="float">
            <text:p>1497</text:p>
          </table:table-cell>
          <table:table-cell office:value-type="float" office:value="1557" calcext:value-type="float">
            <text:p>1557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08" calcext:value-type="float">
            <text:p>2308</text:p>
          </table:table-cell>
          <table:table-cell office:value-type="float" office:value="2113" calcext:value-type="float">
            <text:p>2113</text:p>
          </table:table-cell>
          <table:table-cell office:value-type="float" office:value="2349" calcext:value-type="float">
            <text:p>2349</text:p>
          </table:table-cell>
          <table:table-cell office:value-type="float" office:value="2234" calcext:value-type="float">
            <text:p>2234</text:p>
          </table:table-cell>
          <table:table-cell office:value-type="float" office:value="2298" calcext:value-type="float">
            <text:p>2298</text:p>
          </table:table-cell>
          <table:table-cell office:value-type="float" office:value="2244" calcext:value-type="float">
            <text:p>2244</text:p>
          </table:table-cell>
          <table:table-cell office:value-type="float" office:value="2293" calcext:value-type="float">
            <text:p>2293</text:p>
          </table:table-cell>
          <table:table-cell office:value-type="float" office:value="2218" calcext:value-type="float">
            <text:p>2218</text:p>
          </table:table-cell>
          <table:table-cell office:value-type="float" office:value="2242" calcext:value-type="float">
            <text:p>2242</text:p>
          </table:table-cell>
          <table:table-cell office:value-type="float" office:value="2184" calcext:value-type="float">
            <text:p>2184</text:p>
          </table:table-cell>
          <table:table-cell office:value-type="float" office:value="2729" calcext:value-type="float">
            <text:p>2729</text:p>
          </table:table-cell>
          <table:table-cell office:value-type="float" office:value="2839" calcext:value-type="float">
            <text:p>2839</text:p>
          </table:table-cell>
          <table:table-cell office:value-type="float" office:value="2640" calcext:value-type="float">
            <text:p>2640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36" calcext:value-type="float">
            <text:p>2736</text:p>
          </table:table-cell>
          <table:table-cell office:value-type="float" office:value="2694" calcext:value-type="float">
            <text:p>2694</text:p>
          </table:table-cell>
          <table:table-cell office:value-type="float" office:value="2568" calcext:value-type="float">
            <text:p>2568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23" calcext:value-type="float">
            <text:p>2923</text:p>
          </table:table-cell>
          <table:table-cell office:value-type="float" office:value="2946" calcext:value-type="float">
            <text:p>2946</text:p>
          </table:table-cell>
          <table:table-cell office:value-type="float" office:value="3114" calcext:value-type="float">
            <text:p>3114</text:p>
          </table:table-cell>
          <table:table-cell office:value-type="float" office:value="3046" calcext:value-type="float">
            <text:p>3046</text:p>
          </table:table-cell>
          <table:table-cell office:value-type="float" office:value="3134" calcext:value-type="float">
            <text:p>3134</text:p>
          </table:table-cell>
          <table:table-cell office:value-type="float" office:value="3233" calcext:value-type="float">
            <text:p>3233</text:p>
          </table:table-cell>
          <table:table-cell office:value-type="float" office:value="3084" calcext:value-type="float">
            <text:p>3084</text:p>
          </table:table-cell>
          <table:table-cell office:value-type="float" office:value="2970" calcext:value-type="float">
            <text:p>2970</text:p>
          </table:table-cell>
          <table:table-cell office:value-type="float" office:value="3195" calcext:value-type="float">
            <text:p>3195</text:p>
          </table:table-cell>
          <table:table-cell office:value-type="float" office:value="4016" calcext:value-type="float">
            <text:p>4016</text:p>
          </table:table-cell>
          <table:table-cell office:value-type="float" office:value="3849" calcext:value-type="float">
            <text:p>3849</text:p>
          </table:table-cell>
          <table:table-cell office:value-type="float" office:value="3829" calcext:value-type="float">
            <text:p>3829</text:p>
          </table:table-cell>
          <table:table-cell office:value-type="float" office:value="3906" calcext:value-type="float">
            <text:p>3906</text:p>
          </table:table-cell>
          <table:table-cell office:value-type="float" office:value="3795" calcext:value-type="float">
            <text:p>3795</text:p>
          </table:table-cell>
          <table:table-cell office:value-type="float" office:value="3831" calcext:value-type="float">
            <text:p>3831</text:p>
          </table:table-cell>
          <table:table-cell office:value-type="float" office:value="3855" calcext:value-type="float">
            <text:p>3855</text:p>
          </table:table-cell>
          <table:table-cell office:value-type="float" office:value="3859" calcext:value-type="float">
            <text:p>3859</text:p>
          </table:table-cell>
          <table:table-cell office:value-type="float" office:value="3876" calcext:value-type="float">
            <text:p>3876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6" calcext:value-type="float">
            <text:p>1676</text:p>
          </table:table-cell>
          <table:table-cell office:value-type="float" office:value="1500" calcext:value-type="float">
            <text:p>1500</text:p>
          </table:table-cell>
          <table:table-cell office:value-type="float" office:value="1399" calcext:value-type="float">
            <text:p>1399</text:p>
          </table:table-cell>
          <table:table-cell office:value-type="float" office:value="1419" calcext:value-type="float">
            <text:p>1419</text:p>
          </table:table-cell>
          <table:table-cell office:value-type="float" office:value="1400" calcext:value-type="float">
            <text:p>1400</text:p>
          </table:table-cell>
          <table:table-cell office:value-type="float" office:value="1526" calcext:value-type="float">
            <text:p>1526</text:p>
          </table:table-cell>
          <table:table-cell office:value-type="float" office:value="1553" calcext:value-type="float">
            <text:p>1553</text:p>
          </table:table-cell>
          <table:table-cell office:value-type="float" office:value="1594" calcext:value-type="float">
            <text:p>1594</text:p>
          </table:table-cell>
          <table:table-cell office:value-type="float" office:value="1603" calcext:value-type="float">
            <text:p>1603</text:p>
          </table:table-cell>
          <table:table-cell office:value-type="float" office:value="2314" calcext:value-type="float">
            <text:p>2314</text:p>
          </table:table-cell>
          <table:table-cell office:value-type="float" office:value="2113" calcext:value-type="float">
            <text:p>2113</text:p>
          </table:table-cell>
          <table:table-cell office:value-type="float" office:value="2347" calcext:value-type="float">
            <text:p>2347</text:p>
          </table:table-cell>
          <table:table-cell office:value-type="float" office:value="2237" calcext:value-type="float">
            <text:p>2237</text:p>
          </table:table-cell>
          <table:table-cell office:value-type="float" office:value="2308" calcext:value-type="float">
            <text:p>2308</text:p>
          </table:table-cell>
          <table:table-cell office:value-type="float" office:value="2229" calcext:value-type="float">
            <text:p>2229</text:p>
          </table:table-cell>
          <table:table-cell office:value-type="float" office:value="2285" calcext:value-type="float">
            <text:p>2285</text:p>
          </table:table-cell>
          <table:table-cell office:value-type="float" office:value="2218" calcext:value-type="float">
            <text:p>2218</text:p>
          </table:table-cell>
          <table:table-cell office:value-type="float" office:value="2250" calcext:value-type="float">
            <text:p>2250</text:p>
          </table:table-cell>
          <table:table-cell office:value-type="float" office:value="2183" calcext:value-type="float">
            <text:p>2183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77" calcext:value-type="float">
            <text:p>2777</text:p>
          </table:table-cell>
          <table:table-cell office:value-type="float" office:value="2864" calcext:value-type="float">
            <text:p>2864</text:p>
          </table:table-cell>
          <table:table-cell office:value-type="float" office:value="2836" calcext:value-type="float">
            <text:p>2836</text:p>
          </table:table-cell>
          <table:table-cell office:value-type="float" office:value="2732" calcext:value-type="float">
            <text:p>2732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9" calcext:value-type="float">
            <text:p>2789</text:p>
          </table:table-cell>
          <table:table-cell office:value-type="float" office:value="3128" calcext:value-type="float">
            <text:p>3128</text:p>
          </table:table-cell>
          <table:table-cell office:value-type="float" office:value="2945" calcext:value-type="float">
            <text:p>2945</text:p>
          </table:table-cell>
          <table:table-cell office:value-type="float" office:value="2960" calcext:value-type="float">
            <text:p>2960</text:p>
          </table:table-cell>
          <table:table-cell office:value-type="float" office:value="3112" calcext:value-type="float">
            <text:p>3112</text:p>
          </table:table-cell>
          <table:table-cell office:value-type="float" office:value="3039" calcext:value-type="float">
            <text:p>3039</text:p>
          </table:table-cell>
          <table:table-cell office:value-type="float" office:value="3151" calcext:value-type="float">
            <text:p>3151</text:p>
          </table:table-cell>
          <table:table-cell office:value-type="float" office:value="3178" calcext:value-type="float">
            <text:p>3178</text:p>
          </table:table-cell>
          <table:table-cell office:value-type="float" office:value="3081" calcext:value-type="float">
            <text:p>3081</text:p>
          </table:table-cell>
          <table:table-cell office:value-type="float" office:value="2932" calcext:value-type="float">
            <text:p>2932</text:p>
          </table:table-cell>
          <table:table-cell office:value-type="float" office:value="3195" calcext:value-type="float">
            <text:p>3195</text:p>
          </table:table-cell>
          <table:table-cell office:value-type="float" office:value="3978" calcext:value-type="float">
            <text:p>3978</text:p>
          </table:table-cell>
          <table:table-cell office:value-type="float" office:value="3849" calcext:value-type="float">
            <text:p>3849</text:p>
          </table:table-cell>
          <table:table-cell office:value-type="float" office:value="3867" calcext:value-type="float">
            <text:p>3867</text:p>
          </table:table-cell>
          <table:table-cell office:value-type="float" office:value="3879" calcext:value-type="float">
            <text:p>3879</text:p>
          </table:table-cell>
          <table:table-cell office:value-type="float" office:value="3775" calcext:value-type="float">
            <text:p>3775</text:p>
          </table:table-cell>
          <table:table-cell office:value-type="float" office:value="3830" calcext:value-type="float">
            <text:p>3830</text:p>
          </table:table-cell>
          <table:table-cell office:value-type="float" office:value="3856" calcext:value-type="float">
            <text:p>3856</text:p>
          </table:table-cell>
          <table:table-cell office:value-type="float" office:value="3862" calcext:value-type="float">
            <text:p>3862</text:p>
          </table:table-cell>
          <table:table-cell office:value-type="float" office:value="3855" calcext:value-type="float">
            <text:p>3855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7" calcext:value-type="float">
            <text:p>1127</text:p>
          </table:table-cell>
          <table:table-cell office:value-type="float" office:value="1618" calcext:value-type="float">
            <text:p>1618</text:p>
          </table:table-cell>
          <table:table-cell office:value-type="float" office:value="1676" calcext:value-type="float">
            <text:p>1676</text:p>
          </table:table-cell>
          <table:table-cell office:value-type="float" office:value="1508" calcext:value-type="float">
            <text:p>1508</text:p>
          </table:table-cell>
          <table:table-cell office:value-type="float" office:value="1399" calcext:value-type="float">
            <text:p>1399</text:p>
          </table:table-cell>
          <table:table-cell office:value-type="float" office:value="1431" calcext:value-type="float">
            <text:p>1431</text:p>
          </table:table-cell>
          <table:table-cell office:value-type="float" office:value="1424" calcext:value-type="float">
            <text:p>1424</text:p>
          </table:table-cell>
          <table:table-cell office:value-type="float" office:value="1526" calcext:value-type="float">
            <text:p>1526</text:p>
          </table:table-cell>
          <table:table-cell office:value-type="float" office:value="1561" calcext:value-type="float">
            <text:p>1561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9" calcext:value-type="float">
            <text:p>1309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82" calcext:value-type="float">
            <text:p>1582</text:p>
          </table:table-cell>
          <table:table-cell office:value-type="float" office:value="1691" calcext:value-type="float">
            <text:p>1691</text:p>
          </table:table-cell>
          <table:table-cell office:value-type="float" office:value="1509" calcext:value-type="float">
            <text:p>1509</text:p>
          </table:table-cell>
          <table:table-cell office:value-type="float" office:value="1392" calcext:value-type="float">
            <text:p>1392</text:p>
          </table:table-cell>
          <table:table-cell office:value-type="float" office:value="1419" calcext:value-type="float">
            <text:p>1419</text:p>
          </table:table-cell>
          <table:table-cell office:value-type="float" office:value="1424" calcext:value-type="float">
            <text:p>1424</text:p>
          </table:table-cell>
          <table:table-cell office:value-type="float" office:value="1492" calcext:value-type="float">
            <text:p>1492</text:p>
          </table:table-cell>
          <table:table-cell office:value-type="float" office:value="1544" calcext:value-type="float">
            <text:p>1544</text:p>
          </table:table-cell>
          <table:table-cell office:value-type="float" office:value="1608" calcext:value-type="float">
            <text:p>1608</text:p>
          </table:table-cell>
          <table:table-cell office:value-type="float" office:value="1617" calcext:value-type="float">
            <text:p>1617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office:value-type="float" office:value="1202" calcext:value-type="float">
            <text:p>1202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86" calcext:value-type="float">
            <text:p>1586</text:p>
          </table:table-cell>
          <table:table-cell office:value-type="float" office:value="1686" calcext:value-type="float">
            <text:p>1686</text:p>
          </table:table-cell>
          <table:table-cell office:value-type="float" office:value="1504" calcext:value-type="float">
            <text:p>1504</text:p>
          </table:table-cell>
          <table:table-cell office:value-type="float" office:value="1400" calcext:value-type="float">
            <text:p>1400</text:p>
          </table:table-cell>
          <table:table-cell office:value-type="float" office:value="1434" calcext:value-type="float">
            <text:p>1434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4" calcext:value-type="float">
            <text:p>1554</text:p>
          </table:table-cell>
          <table:table-cell office:value-type="float" office:value="1593" calcext:value-type="float">
            <text:p>1593</text:p>
          </table:table-cell>
          <table:table-cell office:value-type="float" office:value="1617" calcext:value-type="float">
            <text:p>1617</text:p>
          </table:table-cell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2" calcext:value-type="float">
            <text:p>1582</text:p>
          </table:table-cell>
          <table:table-cell office:value-type="float" office:value="1681" calcext:value-type="float">
            <text:p>1681</text:p>
          </table:table-cell>
          <table:table-cell office:value-type="float" office:value="1500" calcext:value-type="float">
            <text:p>1500</text:p>
          </table:table-cell>
          <table:table-cell office:value-type="float" office:value="1400" calcext:value-type="float">
            <text:p>1400</text:p>
          </table:table-cell>
          <table:table-cell office:value-type="float" office:value="1434" calcext:value-type="float">
            <text:p>1434</text:p>
          </table:table-cell>
          <table:table-cell office:value-type="float" office:value="1424" calcext:value-type="float">
            <text:p>1424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3" calcext:value-type="float">
            <text:p>1593</text:p>
          </table:table-cell>
          <table:table-cell office:value-type="float" office:value="1614" calcext:value-type="float">
            <text:p>1614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72" calcext:value-type="float">
            <text:p>1672</text:p>
          </table:table-cell>
          <table:table-cell office:value-type="float" office:value="1510" calcext:value-type="float">
            <text:p>1510</text:p>
          </table:table-cell>
          <table:table-cell office:value-type="float" office:value="1392" calcext:value-type="float">
            <text:p>1392</text:p>
          </table:table-cell>
          <table:table-cell office:value-type="float" office:value="1438" calcext:value-type="float">
            <text:p>1438</text:p>
          </table:table-cell>
          <table:table-cell office:value-type="float" office:value="1428" calcext:value-type="float">
            <text:p>1428</text:p>
          </table:table-cell>
          <table:table-cell office:value-type="float" office:value="1526" calcext:value-type="float">
            <text:p>1526</text:p>
          </table:table-cell>
          <table:table-cell office:value-type="float" office:value="1552" calcext:value-type="float">
            <text:p>1552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9" calcext:value-type="float">
            <text:p>1669</text:p>
          </table:table-cell>
          <table:table-cell office:value-type="float" office:value="1510" calcext:value-type="float">
            <text:p>1510</text:p>
          </table:table-cell>
          <table:table-cell office:value-type="float" office:value="1392" calcext:value-type="float">
            <text:p>1392</text:p>
          </table:table-cell>
          <table:table-cell office:value-type="float" office:value="1434" calcext:value-type="float">
            <text:p>1434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4" calcext:value-type="float">
            <text:p>1594</text:p>
          </table:table-cell>
          <table:table-cell office:value-type="float" office:value="1614" calcext:value-type="float">
            <text:p>1614</text:p>
          </table:table-cell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87" calcext:value-type="float">
            <text:p>1687</text:p>
          </table:table-cell>
          <table:table-cell office:value-type="float" office:value="1512" calcext:value-type="float">
            <text:p>1512</text:p>
          </table:table-cell>
          <table:table-cell office:value-type="float" office:value="1399" calcext:value-type="float">
            <text:p>1399</text:p>
          </table:table-cell>
          <table:table-cell office:value-type="float" office:value="1433" calcext:value-type="float">
            <text:p>1433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603" calcext:value-type="float">
            <text:p>1603</text:p>
          </table:table-cell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81" calcext:value-type="float">
            <text:p>1081</text:p>
          </table:table-cell>
          <table:table-cell office:value-type="float" office:value="1302" calcext:value-type="float">
            <text:p>1302</text:p>
          </table:table-cell>
          <table:table-cell office:value-type="float" office:value="1244" calcext:value-type="float">
            <text:p>1244</text:p>
          </table:table-cell>
          <table:table-cell office:value-type="float" office:value="1195" calcext:value-type="float">
            <text:p>1195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91" calcext:value-type="float">
            <text:p>1691</text:p>
          </table:table-cell>
          <table:table-cell office:value-type="float" office:value="1504" calcext:value-type="float">
            <text:p>1504</text:p>
          </table:table-cell>
          <table:table-cell office:value-type="float" office:value="1384" calcext:value-type="float">
            <text:p>1384</text:p>
          </table:table-cell>
          <table:table-cell office:value-type="float" office:value="1430" calcext:value-type="float">
            <text:p>1430</text:p>
          </table:table-cell>
          <table:table-cell office:value-type="float" office:value="1424" calcext:value-type="float">
            <text:p>1424</text:p>
          </table:table-cell>
          <table:table-cell office:value-type="float" office:value="1488" calcext:value-type="float">
            <text:p>1488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603" calcext:value-type="float">
            <text:p>1603</text:p>
          </table:table-cell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53" calcext:value-type="float">
            <text:p>1253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86" calcext:value-type="float">
            <text:p>1686</text:p>
          </table:table-cell>
          <table:table-cell office:value-type="float" office:value="1504" calcext:value-type="float">
            <text:p>1504</text:p>
          </table:table-cell>
          <table:table-cell office:value-type="float" office:value="1399" calcext:value-type="float">
            <text:p>139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526" calcext:value-type="float">
            <text:p>1526</text:p>
          </table:table-cell>
          <table:table-cell office:value-type="float" office:value="1557" calcext:value-type="float">
            <text:p>1557</text:p>
          </table:table-cell>
          <table:table-cell office:value-type="float" office:value="1597" calcext:value-type="float">
            <text:p>1597</text:p>
          </table:table-cell>
          <table:table-cell office:value-type="float" office:value="1603" calcext:value-type="float">
            <text:p>1603</text:p>
          </table:table-cell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7" calcext:value-type="float">
            <text:p>1297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51" calcext:value-type="float">
            <text:p>1251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7" calcext:value-type="float">
            <text:p>1127</text:p>
          </table:table-cell>
          <table:table-cell office:value-type="float" office:value="1586" calcext:value-type="float">
            <text:p>1586</text:p>
          </table:table-cell>
          <table:table-cell office:value-type="float" office:value="1681" calcext:value-type="float">
            <text:p>1681</text:p>
          </table:table-cell>
          <table:table-cell office:value-type="float" office:value="1500" calcext:value-type="float">
            <text:p>1500</text:p>
          </table:table-cell>
          <table:table-cell office:value-type="float" office:value="1406" calcext:value-type="float">
            <text:p>1406</text:p>
          </table:table-cell>
          <table:table-cell office:value-type="float" office:value="1433" calcext:value-type="float">
            <text:p>1433</text:p>
          </table:table-cell>
          <table:table-cell office:value-type="float" office:value="1424" calcext:value-type="float">
            <text:p>1424</text:p>
          </table:table-cell>
          <table:table-cell office:value-type="float" office:value="1520" calcext:value-type="float">
            <text:p>1520</text:p>
          </table:table-cell>
          <table:table-cell office:value-type="float" office:value="1554" calcext:value-type="float">
            <text:p>1554</text:p>
          </table:table-cell>
          <table:table-cell office:value-type="float" office:value="1608" calcext:value-type="float">
            <text:p>1608</text:p>
          </table:table-cell>
          <table:table-cell office:value-type="float" office:value="1617" calcext:value-type="float">
            <text:p>1617</text:p>
          </table:table-cell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299" calcext:value-type="float">
            <text:p>1299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75" calcext:value-type="float">
            <text:p>39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5" calcext:value-type="float">
            <text:p>1365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8" calcext:value-type="float">
            <text:p>3058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0" calcext:value-type="float">
            <text:p>39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8" calcext:value-type="float">
            <text:p>3098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4" calcext:value-type="float">
            <text:p>3034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09" calcext:value-type="float">
            <text:p>400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6" calcext:value-type="float">
            <text:p>3036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8" calcext:value-type="float">
            <text:p>3038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4" calcext:value-type="float">
            <text:p>3054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34" calcext:value-type="float">
            <text:p>3034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3967" calcext:value-type="float">
            <text:p>39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75" calcext:value-type="float">
            <text:p>39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</table:table>
      <table:table table:name="GRASP" table:style-name="ta1">
        <table:table-source xlink:type="simple" xlink:href="../summary/GRASP.txt" table:table-name="GRASP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9" calcext:value-type="float">
            <text:p>1409</text:p>
          </table:table-cell>
          <table:table-cell office:value-type="float" office:value="1489" calcext:value-type="float">
            <text:p>1489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office:value-type="float" office:value="2101" calcext:value-type="float">
            <text:p>2101</text:p>
          </table:table-cell>
          <table:table-cell office:value-type="float" office:value="2339" calcext:value-type="float">
            <text:p>2339</text:p>
          </table:table-cell>
          <table:table-cell office:value-type="float" office:value="2246" calcext:value-type="float">
            <text:p>2246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301" calcext:value-type="float">
            <text:p>2301</text:p>
          </table:table-cell>
          <table:table-cell office:value-type="float" office:value="2209" calcext:value-type="float">
            <text:p>2209</text:p>
          </table:table-cell>
          <table:table-cell office:value-type="float" office:value="2242" calcext:value-type="float">
            <text:p>2242</text:p>
          </table:table-cell>
          <table:table-cell office:value-type="float" office:value="2202" calcext:value-type="float">
            <text:p>2202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3" calcext:value-type="float">
            <text:p>2863</text:p>
          </table:table-cell>
          <table:table-cell office:value-type="float" office:value="2831" calcext:value-type="float">
            <text:p>2831</text:p>
          </table:table-cell>
          <table:table-cell office:value-type="float" office:value="2728" calcext:value-type="float">
            <text:p>2728</text:p>
          </table:table-cell>
          <table:table-cell office:value-type="float" office:value="2683" calcext:value-type="float">
            <text:p>2683</text:p>
          </table:table-cell>
          <table:table-cell office:value-type="float" office:value="2557" calcext:value-type="float">
            <text:p>2557</text:p>
          </table:table-cell>
          <table:table-cell office:value-type="float" office:value="2786" calcext:value-type="float">
            <text:p>2786</text:p>
          </table:table-cell>
          <table:table-cell office:value-type="float" office:value="3101" calcext:value-type="float">
            <text:p>3101</text:p>
          </table:table-cell>
          <table:table-cell office:value-type="float" office:value="2993" calcext:value-type="float">
            <text:p>2993</text:p>
          </table:table-cell>
          <table:table-cell office:value-type="float" office:value="2947" calcext:value-type="float">
            <text:p>2947</text:p>
          </table:table-cell>
          <table:table-cell office:value-type="float" office:value="3113" calcext:value-type="float">
            <text:p>3113</text:p>
          </table:table-cell>
          <table:table-cell office:value-type="float" office:value="3088" calcext:value-type="float">
            <text:p>3088</text:p>
          </table:table-cell>
          <table:table-cell office:value-type="float" office:value="3095" calcext:value-type="float">
            <text:p>3095</text:p>
          </table:table-cell>
          <table:table-cell office:value-type="float" office:value="3168" calcext:value-type="float">
            <text:p>3168</text:p>
          </table:table-cell>
          <table:table-cell office:value-type="float" office:value="3078" calcext:value-type="float">
            <text:p>3078</text:p>
          </table:table-cell>
          <table:table-cell office:value-type="float" office:value="2972" calcext:value-type="float">
            <text:p>2972</text:p>
          </table:table-cell>
          <table:table-cell office:value-type="float" office:value="3163" calcext:value-type="float">
            <text:p>3163</text:p>
          </table:table-cell>
          <table:table-cell office:value-type="float" office:value="4062" calcext:value-type="float">
            <text:p>4062</text:p>
          </table:table-cell>
          <table:table-cell office:value-type="float" office:value="3861" calcext:value-type="float">
            <text:p>3861</text:p>
          </table:table-cell>
          <table:table-cell office:value-type="float" office:value="3858" calcext:value-type="float">
            <text:p>3858</text:p>
          </table:table-cell>
          <table:table-cell office:value-type="float" office:value="3934" calcext:value-type="float">
            <text:p>3934</text:p>
          </table:table-cell>
          <table:table-cell office:value-type="float" office:value="3799" calcext:value-type="float">
            <text:p>3799</text:p>
          </table:table-cell>
          <table:table-cell office:value-type="float" office:value="3826" calcext:value-type="float">
            <text:p>3826</text:p>
          </table:table-cell>
          <table:table-cell office:value-type="float" office:value="3918" calcext:value-type="float">
            <text:p>3918</text:p>
          </table:table-cell>
          <table:table-cell office:value-type="float" office:value="3857" calcext:value-type="float">
            <text:p>3857</text:p>
          </table:table-cell>
          <table:table-cell office:value-type="float" office:value="3916" calcext:value-type="float">
            <text:p>3916</text:p>
          </table:table-cell>
          <table:table-cell office:value-type="float" office:value="3969" calcext:value-type="float">
            <text:p>396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4" calcext:value-type="float">
            <text:p>1664</text:p>
          </table:table-cell>
          <table:table-cell office:value-type="float" office:value="1509" calcext:value-type="float">
            <text:p>1509</text:p>
          </table:table-cell>
          <table:table-cell office:value-type="float" office:value="1382" calcext:value-type="float">
            <text:p>1382</text:p>
          </table:table-cell>
          <table:table-cell office:value-type="float" office:value="1424" calcext:value-type="float">
            <text:p>1424</text:p>
          </table:table-cell>
          <table:table-cell office:value-type="float" office:value="1409" calcext:value-type="float">
            <text:p>1409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10" calcext:value-type="float">
            <text:p>1610</text:p>
          </table:table-cell>
          <table:table-cell office:value-type="float" office:value="2315" calcext:value-type="float">
            <text:p>2315</text:p>
          </table:table-cell>
          <table:table-cell office:value-type="float" office:value="2105" calcext:value-type="float">
            <text:p>2105</text:p>
          </table:table-cell>
          <table:table-cell office:value-type="float" office:value="2346" calcext:value-type="float">
            <text:p>2346</text:p>
          </table:table-cell>
          <table:table-cell office:value-type="float" office:value="2246" calcext:value-type="float">
            <text:p>2246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3" calcext:value-type="float">
            <text:p>2293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9" calcext:value-type="float">
            <text:p>217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3" calcext:value-type="float">
            <text:p>2863</text:p>
          </table:table-cell>
          <table:table-cell office:value-type="float" office:value="2835" calcext:value-type="float">
            <text:p>2835</text:p>
          </table:table-cell>
          <table:table-cell office:value-type="float" office:value="2727" calcext:value-type="float">
            <text:p>2727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6" calcext:value-type="float">
            <text:p>2786</text:p>
          </table:table-cell>
          <table:table-cell office:value-type="float" office:value="3101" calcext:value-type="float">
            <text:p>3101</text:p>
          </table:table-cell>
          <table:table-cell office:value-type="float" office:value="2985" calcext:value-type="float">
            <text:p>2985</text:p>
          </table:table-cell>
          <table:table-cell office:value-type="float" office:value="2930" calcext:value-type="float">
            <text:p>2930</text:p>
          </table:table-cell>
          <table:table-cell office:value-type="float" office:value="3103" calcext:value-type="float">
            <text:p>3103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  <table:table-cell office:value-type="float" office:value="3189" calcext:value-type="float">
            <text:p>3189</text:p>
          </table:table-cell>
          <table:table-cell office:value-type="float" office:value="3109" calcext:value-type="float">
            <text:p>3109</text:p>
          </table:table-cell>
          <table:table-cell office:value-type="float" office:value="2953" calcext:value-type="float">
            <text:p>2953</text:p>
          </table:table-cell>
          <table:table-cell office:value-type="float" office:value="3167" calcext:value-type="float">
            <text:p>3167</text:p>
          </table:table-cell>
          <table:table-cell office:value-type="float" office:value="4072" calcext:value-type="float">
            <text:p>4072</text:p>
          </table:table-cell>
          <table:table-cell office:value-type="float" office:value="3884" calcext:value-type="float">
            <text:p>3884</text:p>
          </table:table-cell>
          <table:table-cell office:value-type="float" office:value="3870" calcext:value-type="float">
            <text:p>3870</text:p>
          </table:table-cell>
          <table:table-cell office:value-type="float" office:value="3930" calcext:value-type="float">
            <text:p>3930</text:p>
          </table:table-cell>
          <table:table-cell office:value-type="float" office:value="3786" calcext:value-type="float">
            <text:p>3786</text:p>
          </table:table-cell>
          <table:table-cell office:value-type="float" office:value="3838" calcext:value-type="float">
            <text:p>3838</text:p>
          </table:table-cell>
          <table:table-cell office:value-type="float" office:value="3909" calcext:value-type="float">
            <text:p>3909</text:p>
          </table:table-cell>
          <table:table-cell office:value-type="float" office:value="3881" calcext:value-type="float">
            <text:p>3881</text:p>
          </table:table-cell>
          <table:table-cell office:value-type="float" office:value="3910" calcext:value-type="float">
            <text:p>3910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6" calcext:value-type="float">
            <text:p>1236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3" calcext:value-type="float">
            <text:p>1383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8" calcext:value-type="float">
            <text:p>1608</text:p>
          </table:table-cell>
          <table:table-cell office:value-type="float" office:value="1599" calcext:value-type="float">
            <text:p>1599</text:p>
          </table:table-cell>
          <table:table-cell office:value-type="float" office:value="2309" calcext:value-type="float">
            <text:p>2309</text:p>
          </table:table-cell>
          <table:table-cell office:value-type="float" office:value="2108" calcext:value-type="float">
            <text:p>2108</text:p>
          </table:table-cell>
          <table:table-cell office:value-type="float" office:value="2351" calcext:value-type="float">
            <text:p>2351</text:p>
          </table:table-cell>
          <table:table-cell office:value-type="float" office:value="2239" calcext:value-type="float">
            <text:p>2239</text:p>
          </table:table-cell>
          <table:table-cell office:value-type="float" office:value="2294" calcext:value-type="float">
            <text:p>2294</text:p>
          </table:table-cell>
          <table:table-cell office:value-type="float" office:value="2237" calcext:value-type="float">
            <text:p>2237</text:p>
          </table:table-cell>
          <table:table-cell office:value-type="float" office:value="2294" calcext:value-type="float">
            <text:p>2294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2" calcext:value-type="float">
            <text:p>2732</text:p>
          </table:table-cell>
          <table:table-cell office:value-type="float" office:value="2683" calcext:value-type="float">
            <text:p>2683</text:p>
          </table:table-cell>
          <table:table-cell office:value-type="float" office:value="2555" calcext:value-type="float">
            <text:p>2555</text:p>
          </table:table-cell>
          <table:table-cell office:value-type="float" office:value="2786" calcext:value-type="float">
            <text:p>2786</text:p>
          </table:table-cell>
          <table:table-cell office:value-type="float" office:value="3108" calcext:value-type="float">
            <text:p>3108</text:p>
          </table:table-cell>
          <table:table-cell office:value-type="float" office:value="2971" calcext:value-type="float">
            <text:p>2971</text:p>
          </table:table-cell>
          <table:table-cell office:value-type="float" office:value="2943" calcext:value-type="float">
            <text:p>2943</text:p>
          </table:table-cell>
          <table:table-cell office:value-type="float" office:value="3116" calcext:value-type="float">
            <text:p>3116</text:p>
          </table:table-cell>
          <table:table-cell office:value-type="float" office:value="3098" calcext:value-type="float">
            <text:p>3098</text:p>
          </table:table-cell>
          <table:table-cell office:value-type="float" office:value="3094" calcext:value-type="float">
            <text:p>3094</text:p>
          </table:table-cell>
          <table:table-cell office:value-type="float" office:value="3167" calcext:value-type="float">
            <text:p>3167</text:p>
          </table:table-cell>
          <table:table-cell office:value-type="float" office:value="3108" calcext:value-type="float">
            <text:p>3108</text:p>
          </table:table-cell>
          <table:table-cell office:value-type="float" office:value="2962" calcext:value-type="float">
            <text:p>2962</text:p>
          </table:table-cell>
          <table:table-cell office:value-type="float" office:value="3165" calcext:value-type="float">
            <text:p>3165</text:p>
          </table:table-cell>
          <table:table-cell office:value-type="float" office:value="4030" calcext:value-type="float">
            <text:p>4030</text:p>
          </table:table-cell>
          <table:table-cell office:value-type="float" office:value="3882" calcext:value-type="float">
            <text:p>3882</text:p>
          </table:table-cell>
          <table:table-cell office:value-type="float" office:value="3860" calcext:value-type="float">
            <text:p>3860</text:p>
          </table:table-cell>
          <table:table-cell office:value-type="float" office:value="3916" calcext:value-type="float">
            <text:p>3916</text:p>
          </table:table-cell>
          <table:table-cell office:value-type="float" office:value="3813" calcext:value-type="float">
            <text:p>3813</text:p>
          </table:table-cell>
          <table:table-cell office:value-type="float" office:value="3822" calcext:value-type="float">
            <text:p>3822</text:p>
          </table:table-cell>
          <table:table-cell office:value-type="float" office:value="3889" calcext:value-type="float">
            <text:p>3889</text:p>
          </table:table-cell>
          <table:table-cell office:value-type="float" office:value="3900" calcext:value-type="float">
            <text:p>3900</text:p>
          </table:table-cell>
          <table:table-cell office:value-type="float" office:value="3942" calcext:value-type="float">
            <text:p>3942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59" calcext:value-type="float">
            <text:p>1659</text:p>
          </table:table-cell>
          <table:table-cell office:value-type="float" office:value="1516" calcext:value-type="float">
            <text:p>1516</text:p>
          </table:table-cell>
          <table:table-cell office:value-type="float" office:value="1383" calcext:value-type="float">
            <text:p>1383</text:p>
          </table:table-cell>
          <table:table-cell office:value-type="float" office:value="1419" calcext:value-type="float">
            <text:p>1419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17" calcext:value-type="float">
            <text:p>2317</text:p>
          </table:table-cell>
          <table:table-cell office:value-type="float" office:value="2101" calcext:value-type="float">
            <text:p>2101</text:p>
          </table:table-cell>
          <table:table-cell office:value-type="float" office:value="2351" calcext:value-type="float">
            <text:p>2351</text:p>
          </table:table-cell>
          <table:table-cell office:value-type="float" office:value="2253" calcext:value-type="float">
            <text:p>2253</text:p>
          </table:table-cell>
          <table:table-cell office:value-type="float" office:value="2294" calcext:value-type="float">
            <text:p>2294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18" calcext:value-type="float">
            <text:p>2218</text:p>
          </table:table-cell>
          <table:table-cell office:value-type="float" office:value="2242" calcext:value-type="float">
            <text:p>2242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28" calcext:value-type="float">
            <text:p>2728</text:p>
          </table:table-cell>
          <table:table-cell office:value-type="float" office:value="2683" calcext:value-type="float">
            <text:p>2683</text:p>
          </table:table-cell>
          <table:table-cell office:value-type="float" office:value="2557" calcext:value-type="float">
            <text:p>2557</text:p>
          </table:table-cell>
          <table:table-cell office:value-type="float" office:value="2786" calcext:value-type="float">
            <text:p>2786</text:p>
          </table:table-cell>
          <table:table-cell office:value-type="float" office:value="3124" calcext:value-type="float">
            <text:p>3124</text:p>
          </table:table-cell>
          <table:table-cell office:value-type="float" office:value="2996" calcext:value-type="float">
            <text:p>2996</text:p>
          </table:table-cell>
          <table:table-cell office:value-type="float" office:value="2932" calcext:value-type="float">
            <text:p>2932</text:p>
          </table:table-cell>
          <table:table-cell office:value-type="float" office:value="3110" calcext:value-type="float">
            <text:p>3110</text:p>
          </table:table-cell>
          <table:table-cell office:value-type="float" office:value="3109" calcext:value-type="float">
            <text:p>3109</text:p>
          </table:table-cell>
          <table:table-cell office:value-type="float" office:value="3091" calcext:value-type="float">
            <text:p>3091</text:p>
          </table:table-cell>
          <table:table-cell office:value-type="float" office:value="3161" calcext:value-type="float">
            <text:p>3161</text:p>
          </table:table-cell>
          <table:table-cell office:value-type="float" office:value="3110" calcext:value-type="float">
            <text:p>3110</text:p>
          </table:table-cell>
          <table:table-cell office:value-type="float" office:value="2963" calcext:value-type="float">
            <text:p>2963</text:p>
          </table:table-cell>
          <table:table-cell office:value-type="float" office:value="3170" calcext:value-type="float">
            <text:p>3170</text:p>
          </table:table-cell>
          <table:table-cell office:value-type="float" office:value="4024" calcext:value-type="float">
            <text:p>4024</text:p>
          </table:table-cell>
          <table:table-cell office:value-type="float" office:value="3870" calcext:value-type="float">
            <text:p>3870</text:p>
          </table:table-cell>
          <table:table-cell office:value-type="float" office:value="3853" calcext:value-type="float">
            <text:p>3853</text:p>
          </table:table-cell>
          <table:table-cell office:value-type="float" office:value="3969" calcext:value-type="float">
            <text:p>3969</text:p>
          </table:table-cell>
          <table:table-cell office:value-type="float" office:value="3813" calcext:value-type="float">
            <text:p>3813</text:p>
          </table:table-cell>
          <table:table-cell office:value-type="float" office:value="3858" calcext:value-type="float">
            <text:p>3858</text:p>
          </table:table-cell>
          <table:table-cell office:value-type="float" office:value="3922" calcext:value-type="float">
            <text:p>3922</text:p>
          </table:table-cell>
          <table:table-cell office:value-type="float" office:value="3873" calcext:value-type="float">
            <text:p>3873</text:p>
          </table:table-cell>
          <table:table-cell office:value-type="float" office:value="3895" calcext:value-type="float">
            <text:p>389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9" calcext:value-type="float">
            <text:p>1209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6" calcext:value-type="float">
            <text:p>1516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16" calcext:value-type="float">
            <text:p>1416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599" calcext:value-type="float">
            <text:p>1599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3" calcext:value-type="float">
            <text:p>1593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59" calcext:value-type="float">
            <text:p>1659</text:p>
          </table:table-cell>
          <table:table-cell office:value-type="float" office:value="1519" calcext:value-type="float">
            <text:p>1519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10" calcext:value-type="float">
            <text:p>1410</text:p>
          </table:table-cell>
          <table:table-cell office:value-type="float" office:value="1490" calcext:value-type="float">
            <text:p>1490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9" calcext:value-type="float">
            <text:p>1589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24" calcext:value-type="float">
            <text:p>1424</text:p>
          </table:table-cell>
          <table:table-cell office:value-type="float" office:value="1408" calcext:value-type="float">
            <text:p>1408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599" calcext:value-type="float">
            <text:p>1599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514" calcext:value-type="float">
            <text:p>1514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2" calcext:value-type="float">
            <text:p>1242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59" calcext:value-type="float">
            <text:p>1659</text:p>
          </table:table-cell>
          <table:table-cell office:value-type="float" office:value="1518" calcext:value-type="float">
            <text:p>1518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09" calcext:value-type="float">
            <text:p>1409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8" calcext:value-type="float">
            <text:p>1608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8" calcext:value-type="float">
            <text:p>1588</text:p>
          </table:table-cell>
          <table:table-cell office:value-type="float" office:value="1659" calcext:value-type="float">
            <text:p>1659</text:p>
          </table:table-cell>
          <table:table-cell office:value-type="float" office:value="1519" calcext:value-type="float">
            <text:p>1519</text:p>
          </table:table-cell>
          <table:table-cell office:value-type="float" office:value="1384" calcext:value-type="float">
            <text:p>1384</text:p>
          </table:table-cell>
          <table:table-cell office:value-type="float" office:value="1420" calcext:value-type="float">
            <text:p>1420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76" calcext:value-type="float">
            <text:p>1576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8" calcext:value-type="float">
            <text:p>1208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411" calcext:value-type="float">
            <text:p>1411</text:p>
          </table:table-cell>
          <table:table-cell office:value-type="float" office:value="1486" calcext:value-type="float">
            <text:p>1486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59" calcext:value-type="float">
            <text:p>1659</text:p>
          </table:table-cell>
          <table:table-cell office:value-type="float" office:value="1515" calcext:value-type="float">
            <text:p>1515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6" calcext:value-type="float">
            <text:p>1606</text:p>
          </table:table-cell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7" calcext:value-type="float">
            <text:p>1237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59" calcext:value-type="float">
            <text:p>1659</text:p>
          </table:table-cell>
          <table:table-cell office:value-type="float" office:value="1515" calcext:value-type="float">
            <text:p>1515</text:p>
          </table:table-cell>
          <table:table-cell office:value-type="float" office:value="1380" calcext:value-type="float">
            <text:p>1380</text:p>
          </table:table-cell>
          <table:table-cell office:value-type="float" office:value="1423" calcext:value-type="float">
            <text:p>1423</text:p>
          </table:table-cell>
          <table:table-cell office:value-type="float" office:value="1408" calcext:value-type="float">
            <text:p>1408</text:p>
          </table:table-cell>
          <table:table-cell office:value-type="float" office:value="1487" calcext:value-type="float">
            <text:p>1487</text:p>
          </table:table-cell>
          <table:table-cell office:value-type="float" office:value="1567" calcext:value-type="float">
            <text:p>1567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68" calcext:value-type="float">
            <text:p>40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9" calcext:value-type="float">
            <text:p>1589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67" calcext:value-type="float">
            <text:p>406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55" calcext:value-type="float">
            <text:p>405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71" calcext:value-type="float">
            <text:p>40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</table:table>
      <table:table table:name="ILS" table:style-name="ta1">
        <table:table-source xlink:type="simple" xlink:href="../summary/ILS.txt" table:table-name="ILS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8" calcext:value-type="float">
            <text:p>1298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77" calcext:value-type="float">
            <text:p>1677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47" calcext:value-type="float">
            <text:p>1547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07" calcext:value-type="float">
            <text:p>2307</text:p>
          </table:table-cell>
          <table:table-cell office:value-type="float" office:value="2113" calcext:value-type="float">
            <text:p>2113</text:p>
          </table:table-cell>
          <table:table-cell office:value-type="float" office:value="2336" calcext:value-type="float">
            <text:p>2336</text:p>
          </table:table-cell>
          <table:table-cell office:value-type="float" office:value="2235" calcext:value-type="float">
            <text:p>2235</text:p>
          </table:table-cell>
          <table:table-cell office:value-type="float" office:value="2308" calcext:value-type="float">
            <text:p>2308</text:p>
          </table:table-cell>
          <table:table-cell office:value-type="float" office:value="2232" calcext:value-type="float">
            <text:p>2232</text:p>
          </table:table-cell>
          <table:table-cell office:value-type="float" office:value="2283" calcext:value-type="float">
            <text:p>2283</text:p>
          </table:table-cell>
          <table:table-cell office:value-type="float" office:value="2216" calcext:value-type="float">
            <text:p>2216</text:p>
          </table:table-cell>
          <table:table-cell office:value-type="float" office:value="2243" calcext:value-type="float">
            <text:p>2243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4" calcext:value-type="float">
            <text:p>2624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2" calcext:value-type="float">
            <text:p>2732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4" calcext:value-type="float">
            <text:p>2784</text:p>
          </table:table-cell>
          <table:table-cell office:value-type="float" office:value="3133" calcext:value-type="float">
            <text:p>3133</text:p>
          </table:table-cell>
          <table:table-cell office:value-type="float" office:value="2975" calcext:value-type="float">
            <text:p>2975</text:p>
          </table:table-cell>
          <table:table-cell office:value-type="float" office:value="2960" calcext:value-type="float">
            <text:p>2960</text:p>
          </table:table-cell>
          <table:table-cell office:value-type="float" office:value="3103" calcext:value-type="float">
            <text:p>3103</text:p>
          </table:table-cell>
          <table:table-cell office:value-type="float" office:value="3087" calcext:value-type="float">
            <text:p>3087</text:p>
          </table:table-cell>
          <table:table-cell office:value-type="float" office:value="3099" calcext:value-type="float">
            <text:p>3099</text:p>
          </table:table-cell>
          <table:table-cell office:value-type="float" office:value="3199" calcext:value-type="float">
            <text:p>3199</text:p>
          </table:table-cell>
          <table:table-cell office:value-type="float" office:value="3096" calcext:value-type="float">
            <text:p>3096</text:p>
          </table:table-cell>
          <table:table-cell office:value-type="float" office:value="2987" calcext:value-type="float">
            <text:p>2987</text:p>
          </table:table-cell>
          <table:table-cell office:value-type="float" office:value="3156" calcext:value-type="float">
            <text:p>3156</text:p>
          </table:table-cell>
          <table:table-cell office:value-type="float" office:value="4003" calcext:value-type="float">
            <text:p>4003</text:p>
          </table:table-cell>
          <table:table-cell office:value-type="float" office:value="3884" calcext:value-type="float">
            <text:p>3884</text:p>
          </table:table-cell>
          <table:table-cell office:value-type="float" office:value="3810" calcext:value-type="float">
            <text:p>3810</text:p>
          </table:table-cell>
          <table:table-cell office:value-type="float" office:value="3889" calcext:value-type="float">
            <text:p>3889</text:p>
          </table:table-cell>
          <table:table-cell office:value-type="float" office:value="3759" calcext:value-type="float">
            <text:p>3759</text:p>
          </table:table-cell>
          <table:table-cell office:value-type="float" office:value="3843" calcext:value-type="float">
            <text:p>3843</text:p>
          </table:table-cell>
          <table:table-cell office:value-type="float" office:value="3900" calcext:value-type="float">
            <text:p>3900</text:p>
          </table:table-cell>
          <table:table-cell office:value-type="float" office:value="3859" calcext:value-type="float">
            <text:p>3859</text:p>
          </table:table-cell>
          <table:table-cell office:value-type="float" office:value="3872" calcext:value-type="float">
            <text:p>3872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69" calcext:value-type="float">
            <text:p>1669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8" calcext:value-type="float">
            <text:p>1488</text:p>
          </table:table-cell>
          <table:table-cell office:value-type="float" office:value="1557" calcext:value-type="float">
            <text:p>1557</text:p>
          </table:table-cell>
          <table:table-cell table:number-columns-repeated="2" office:value-type="float" office:value="1608" calcext:value-type="float">
            <text:p>1608</text:p>
          </table:table-cell>
          <table:table-cell office:value-type="float" office:value="2315" calcext:value-type="float">
            <text:p>2315</text:p>
          </table:table-cell>
          <table:table-cell office:value-type="float" office:value="2113" calcext:value-type="float">
            <text:p>2113</text:p>
          </table:table-cell>
          <table:table-cell office:value-type="float" office:value="2340" calcext:value-type="float">
            <text:p>2340</text:p>
          </table:table-cell>
          <table:table-cell office:value-type="float" office:value="2242" calcext:value-type="float">
            <text:p>2242</text:p>
          </table:table-cell>
          <table:table-cell office:value-type="float" office:value="2298" calcext:value-type="float">
            <text:p>2298</text:p>
          </table:table-cell>
          <table:table-cell office:value-type="float" office:value="2241" calcext:value-type="float">
            <text:p>2241</text:p>
          </table:table-cell>
          <table:table-cell office:value-type="float" office:value="2290" calcext:value-type="float">
            <text:p>2290</text:p>
          </table:table-cell>
          <table:table-cell office:value-type="float" office:value="2217" calcext:value-type="float">
            <text:p>2217</text:p>
          </table:table-cell>
          <table:table-cell office:value-type="float" office:value="2244" calcext:value-type="float">
            <text:p>2244</text:p>
          </table:table-cell>
          <table:table-cell office:value-type="float" office:value="2188" calcext:value-type="float">
            <text:p>2188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7" calcext:value-type="float">
            <text:p>2627</text:p>
          </table:table-cell>
          <table:table-cell office:value-type="float" office:value="2759" calcext:value-type="float">
            <text:p>2759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6" calcext:value-type="float">
            <text:p>2566</text:p>
          </table:table-cell>
          <table:table-cell office:value-type="float" office:value="2782" calcext:value-type="float">
            <text:p>2782</text:p>
          </table:table-cell>
          <table:table-cell office:value-type="float" office:value="3131" calcext:value-type="float">
            <text:p>3131</text:p>
          </table:table-cell>
          <table:table-cell office:value-type="float" office:value="2981" calcext:value-type="float">
            <text:p>2981</text:p>
          </table:table-cell>
          <table:table-cell office:value-type="float" office:value="2960" calcext:value-type="float">
            <text:p>2960</text:p>
          </table:table-cell>
          <table:table-cell office:value-type="float" office:value="3110" calcext:value-type="float">
            <text:p>3110</text:p>
          </table:table-cell>
          <table:table-cell office:value-type="float" office:value="3079" calcext:value-type="float">
            <text:p>3079</text:p>
          </table:table-cell>
          <table:table-cell office:value-type="float" office:value="3095" calcext:value-type="float">
            <text:p>3095</text:p>
          </table:table-cell>
          <table:table-cell office:value-type="float" office:value="3169" calcext:value-type="float">
            <text:p>3169</text:p>
          </table:table-cell>
          <table:table-cell office:value-type="float" office:value="3096" calcext:value-type="float">
            <text:p>3096</text:p>
          </table:table-cell>
          <table:table-cell office:value-type="float" office:value="2995" calcext:value-type="float">
            <text:p>2995</text:p>
          </table:table-cell>
          <table:table-cell office:value-type="float" office:value="3161" calcext:value-type="float">
            <text:p>3161</text:p>
          </table:table-cell>
          <table:table-cell office:value-type="float" office:value="4041" calcext:value-type="float">
            <text:p>4041</text:p>
          </table:table-cell>
          <table:table-cell office:value-type="float" office:value="3875" calcext:value-type="float">
            <text:p>3875</text:p>
          </table:table-cell>
          <table:table-cell office:value-type="float" office:value="3816" calcext:value-type="float">
            <text:p>3816</text:p>
          </table:table-cell>
          <table:table-cell office:value-type="float" office:value="3874" calcext:value-type="float">
            <text:p>3874</text:p>
          </table:table-cell>
          <table:table-cell office:value-type="float" office:value="3794" calcext:value-type="float">
            <text:p>3794</text:p>
          </table:table-cell>
          <table:table-cell office:value-type="float" office:value="3812" calcext:value-type="float">
            <text:p>3812</text:p>
          </table:table-cell>
          <table:table-cell office:value-type="float" office:value="3899" calcext:value-type="float">
            <text:p>3899</text:p>
          </table:table-cell>
          <table:table-cell office:value-type="float" office:value="3882" calcext:value-type="float">
            <text:p>3882</text:p>
          </table:table-cell>
          <table:table-cell office:value-type="float" office:value="3911" calcext:value-type="float">
            <text:p>3911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6" calcext:value-type="float">
            <text:p>1596</text:p>
          </table:table-cell>
          <table:table-cell office:value-type="float" office:value="1672" calcext:value-type="float">
            <text:p>1672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24" calcext:value-type="float">
            <text:p>1424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02" calcext:value-type="float">
            <text:p>1602</text:p>
          </table:table-cell>
          <table:table-cell office:value-type="float" office:value="1604" calcext:value-type="float">
            <text:p>1604</text:p>
          </table:table-cell>
          <table:table-cell office:value-type="float" office:value="2311" calcext:value-type="float">
            <text:p>2311</text:p>
          </table:table-cell>
          <table:table-cell office:value-type="float" office:value="2110" calcext:value-type="float">
            <text:p>2110</text:p>
          </table:table-cell>
          <table:table-cell office:value-type="float" office:value="2341" calcext:value-type="float">
            <text:p>2341</text:p>
          </table:table-cell>
          <table:table-cell office:value-type="float" office:value="2235" calcext:value-type="float">
            <text:p>2235</text:p>
          </table:table-cell>
          <table:table-cell office:value-type="float" office:value="2291" calcext:value-type="float">
            <text:p>2291</text:p>
          </table:table-cell>
          <table:table-cell office:value-type="float" office:value="2239" calcext:value-type="float">
            <text:p>2239</text:p>
          </table:table-cell>
          <table:table-cell office:value-type="float" office:value="2283" calcext:value-type="float">
            <text:p>2283</text:p>
          </table:table-cell>
          <table:table-cell office:value-type="float" office:value="2215" calcext:value-type="float">
            <text:p>2215</text:p>
          </table:table-cell>
          <table:table-cell office:value-type="float" office:value="2242" calcext:value-type="float">
            <text:p>2242</text:p>
          </table:table-cell>
          <table:table-cell office:value-type="float" office:value="2185" calcext:value-type="float">
            <text:p>2185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7" calcext:value-type="float">
            <text:p>2627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2" calcext:value-type="float">
            <text:p>2562</text:p>
          </table:table-cell>
          <table:table-cell office:value-type="float" office:value="2782" calcext:value-type="float">
            <text:p>2782</text:p>
          </table:table-cell>
          <table:table-cell office:value-type="float" office:value="3120" calcext:value-type="float">
            <text:p>3120</text:p>
          </table:table-cell>
          <table:table-cell office:value-type="float" office:value="2976" calcext:value-type="float">
            <text:p>2976</text:p>
          </table:table-cell>
          <table:table-cell office:value-type="float" office:value="2958" calcext:value-type="float">
            <text:p>2958</text:p>
          </table:table-cell>
          <table:table-cell office:value-type="float" office:value="3114" calcext:value-type="float">
            <text:p>3114</text:p>
          </table:table-cell>
          <table:table-cell office:value-type="float" office:value="3070" calcext:value-type="float">
            <text:p>3070</text:p>
          </table:table-cell>
          <table:table-cell office:value-type="float" office:value="3095" calcext:value-type="float">
            <text:p>3095</text:p>
          </table:table-cell>
          <table:table-cell office:value-type="float" office:value="3197" calcext:value-type="float">
            <text:p>3197</text:p>
          </table:table-cell>
          <table:table-cell office:value-type="float" office:value="3096" calcext:value-type="float">
            <text:p>3096</text:p>
          </table:table-cell>
          <table:table-cell office:value-type="float" office:value="2995" calcext:value-type="float">
            <text:p>2995</text:p>
          </table:table-cell>
          <table:table-cell office:value-type="float" office:value="3178" calcext:value-type="float">
            <text:p>3178</text:p>
          </table:table-cell>
          <table:table-cell office:value-type="float" office:value="3993" calcext:value-type="float">
            <text:p>3993</text:p>
          </table:table-cell>
          <table:table-cell office:value-type="float" office:value="3880" calcext:value-type="float">
            <text:p>3880</text:p>
          </table:table-cell>
          <table:table-cell office:value-type="float" office:value="3829" calcext:value-type="float">
            <text:p>3829</text:p>
          </table:table-cell>
          <table:table-cell office:value-type="float" office:value="3933" calcext:value-type="float">
            <text:p>3933</text:p>
          </table:table-cell>
          <table:table-cell office:value-type="float" office:value="3794" calcext:value-type="float">
            <text:p>3794</text:p>
          </table:table-cell>
          <table:table-cell office:value-type="float" office:value="3837" calcext:value-type="float">
            <text:p>3837</text:p>
          </table:table-cell>
          <table:table-cell office:value-type="float" office:value="3866" calcext:value-type="float">
            <text:p>3866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5" calcext:value-type="float">
            <text:p>1295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69" calcext:value-type="float">
            <text:p>1669</text:p>
          </table:table-cell>
          <table:table-cell office:value-type="float" office:value="1507" calcext:value-type="float">
            <text:p>1507</text:p>
          </table:table-cell>
          <table:table-cell office:value-type="float" office:value="1382" calcext:value-type="float">
            <text:p>1382</text:p>
          </table:table-cell>
          <table:table-cell office:value-type="float" office:value="1419" calcext:value-type="float">
            <text:p>1419</text:p>
          </table:table-cell>
          <table:table-cell office:value-type="float" office:value="1401" calcext:value-type="float">
            <text:p>1401</text:p>
          </table:table-cell>
          <table:table-cell office:value-type="float" office:value="1487" calcext:value-type="float">
            <text:p>1487</text:p>
          </table:table-cell>
          <table:table-cell office:value-type="float" office:value="1552" calcext:value-type="float">
            <text:p>1552</text:p>
          </table:table-cell>
          <table:table-cell office:value-type="float" office:value="1606" calcext:value-type="float">
            <text:p>1606</text:p>
          </table:table-cell>
          <table:table-cell office:value-type="float" office:value="1598" calcext:value-type="float">
            <text:p>1598</text:p>
          </table:table-cell>
          <table:table-cell office:value-type="float" office:value="2309" calcext:value-type="float">
            <text:p>2309</text:p>
          </table:table-cell>
          <table:table-cell office:value-type="float" office:value="2120" calcext:value-type="float">
            <text:p>2120</text:p>
          </table:table-cell>
          <table:table-cell office:value-type="float" office:value="2342" calcext:value-type="float">
            <text:p>2342</text:p>
          </table:table-cell>
          <table:table-cell office:value-type="float" office:value="2235" calcext:value-type="float">
            <text:p>2235</text:p>
          </table:table-cell>
          <table:table-cell office:value-type="float" office:value="2301" calcext:value-type="float">
            <text:p>2301</text:p>
          </table:table-cell>
          <table:table-cell office:value-type="float" office:value="2238" calcext:value-type="float">
            <text:p>2238</text:p>
          </table:table-cell>
          <table:table-cell office:value-type="float" office:value="2283" calcext:value-type="float">
            <text:p>2283</text:p>
          </table:table-cell>
          <table:table-cell office:value-type="float" office:value="2217" calcext:value-type="float">
            <text:p>2217</text:p>
          </table:table-cell>
          <table:table-cell office:value-type="float" office:value="2242" calcext:value-type="float">
            <text:p>2242</text:p>
          </table:table-cell>
          <table:table-cell office:value-type="float" office:value="2185" calcext:value-type="float">
            <text:p>2185</text:p>
          </table:table-cell>
          <table:table-cell office:value-type="float" office:value="2724" calcext:value-type="float">
            <text:p>2724</text:p>
          </table:table-cell>
          <table:table-cell office:value-type="float" office:value="2838" calcext:value-type="float">
            <text:p>2838</text:p>
          </table:table-cell>
          <table:table-cell office:value-type="float" office:value="2629" calcext:value-type="float">
            <text:p>2629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35" calcext:value-type="float">
            <text:p>2735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128" calcext:value-type="float">
            <text:p>3128</text:p>
          </table:table-cell>
          <table:table-cell office:value-type="float" office:value="2979" calcext:value-type="float">
            <text:p>2979</text:p>
          </table:table-cell>
          <table:table-cell office:value-type="float" office:value="2960" calcext:value-type="float">
            <text:p>2960</text:p>
          </table:table-cell>
          <table:table-cell office:value-type="float" office:value="3110" calcext:value-type="float">
            <text:p>3110</text:p>
          </table:table-cell>
          <table:table-cell office:value-type="float" office:value="3106" calcext:value-type="float">
            <text:p>3106</text:p>
          </table:table-cell>
          <table:table-cell office:value-type="float" office:value="3062" calcext:value-type="float">
            <text:p>3062</text:p>
          </table:table-cell>
          <table:table-cell office:value-type="float" office:value="3165" calcext:value-type="float">
            <text:p>3165</text:p>
          </table:table-cell>
          <table:table-cell office:value-type="float" office:value="3096" calcext:value-type="float">
            <text:p>3096</text:p>
          </table:table-cell>
          <table:table-cell office:value-type="float" office:value="2957" calcext:value-type="float">
            <text:p>2957</text:p>
          </table:table-cell>
          <table:table-cell office:value-type="float" office:value="3185" calcext:value-type="float">
            <text:p>3185</text:p>
          </table:table-cell>
          <table:table-cell office:value-type="float" office:value="4018" calcext:value-type="float">
            <text:p>4018</text:p>
          </table:table-cell>
          <table:table-cell office:value-type="float" office:value="3879" calcext:value-type="float">
            <text:p>3879</text:p>
          </table:table-cell>
          <table:table-cell office:value-type="float" office:value="3805" calcext:value-type="float">
            <text:p>3805</text:p>
          </table:table-cell>
          <table:table-cell office:value-type="float" office:value="3908" calcext:value-type="float">
            <text:p>3908</text:p>
          </table:table-cell>
          <table:table-cell office:value-type="float" office:value="3761" calcext:value-type="float">
            <text:p>3761</text:p>
          </table:table-cell>
          <table:table-cell office:value-type="float" office:value="3864" calcext:value-type="float">
            <text:p>3864</text:p>
          </table:table-cell>
          <table:table-cell office:value-type="float" office:value="3900" calcext:value-type="float">
            <text:p>3900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7" calcext:value-type="float">
            <text:p>1597</text:p>
          </table:table-cell>
          <table:table-cell office:value-type="float" office:value="1671" calcext:value-type="float">
            <text:p>1671</text:p>
          </table:table-cell>
          <table:table-cell office:value-type="float" office:value="1507" calcext:value-type="float">
            <text:p>1507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409" calcext:value-type="float">
            <text:p>1409</text:p>
          </table:table-cell>
          <table:table-cell office:value-type="float" office:value="1486" calcext:value-type="float">
            <text:p>1486</text:p>
          </table:table-cell>
          <table:table-cell office:value-type="float" office:value="1553" calcext:value-type="float">
            <text:p>1553</text:p>
          </table:table-cell>
          <table:table-cell office:value-type="float" office:value="1601" calcext:value-type="float">
            <text:p>1601</text:p>
          </table:table-cell>
          <table:table-cell office:value-type="float" office:value="1607" calcext:value-type="float">
            <text:p>1607</text:p>
          </table:table-cell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9" calcext:value-type="float">
            <text:p>1299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4" calcext:value-type="float">
            <text:p>1594</text:p>
          </table:table-cell>
          <table:table-cell office:value-type="float" office:value="1671" calcext:value-type="float">
            <text:p>1671</text:p>
          </table:table-cell>
          <table:table-cell office:value-type="float" office:value="1508" calcext:value-type="float">
            <text:p>1508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6" calcext:value-type="float">
            <text:p>1556</text:p>
          </table:table-cell>
          <table:table-cell office:value-type="float" office:value="1602" calcext:value-type="float">
            <text:p>1602</text:p>
          </table:table-cell>
          <table:table-cell office:value-type="float" office:value="1608" calcext:value-type="float">
            <text:p>1608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4" calcext:value-type="float">
            <text:p>1294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09" calcext:value-type="float">
            <text:p>1509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7" calcext:value-type="float">
            <text:p>1487</text:p>
          </table:table-cell>
          <table:table-cell office:value-type="float" office:value="1544" calcext:value-type="float">
            <text:p>1544</text:p>
          </table:table-cell>
          <table:table-cell office:value-type="float" office:value="1602" calcext:value-type="float">
            <text:p>1602</text:p>
          </table:table-cell>
          <table:table-cell office:value-type="float" office:value="1598" calcext:value-type="float">
            <text:p>1598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5" calcext:value-type="float">
            <text:p>1595</text:p>
          </table:table-cell>
          <table:table-cell office:value-type="float" office:value="1674" calcext:value-type="float">
            <text:p>1674</text:p>
          </table:table-cell>
          <table:table-cell office:value-type="float" office:value="1503" calcext:value-type="float">
            <text:p>1503</text:p>
          </table:table-cell>
          <table:table-cell office:value-type="float" office:value="1384" calcext:value-type="float">
            <text:p>1384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5" calcext:value-type="float">
            <text:p>1545</text:p>
          </table:table-cell>
          <table:table-cell office:value-type="float" office:value="1603" calcext:value-type="float">
            <text:p>1603</text:p>
          </table:table-cell>
          <table:table-cell office:value-type="float" office:value="1609" calcext:value-type="float">
            <text:p>1609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72" calcext:value-type="float">
            <text:p>1672</text:p>
          </table:table-cell>
          <table:table-cell office:value-type="float" office:value="1505" calcext:value-type="float">
            <text:p>1505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1" calcext:value-type="float">
            <text:p>1401</text:p>
          </table:table-cell>
          <table:table-cell office:value-type="float" office:value="1486" calcext:value-type="float">
            <text:p>1486</text:p>
          </table:table-cell>
          <table:table-cell office:value-type="float" office:value="1553" calcext:value-type="float">
            <text:p>1553</text:p>
          </table:table-cell>
          <table:table-cell table:number-columns-repeated="2" office:value-type="float" office:value="1604" calcext:value-type="float">
            <text:p>1604</text:p>
          </table:table-cell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2" calcext:value-type="float">
            <text:p>1592</text:p>
          </table:table-cell>
          <table:table-cell office:value-type="float" office:value="1671" calcext:value-type="float">
            <text:p>1671</text:p>
          </table:table-cell>
          <table:table-cell office:value-type="float" office:value="1506" calcext:value-type="float">
            <text:p>150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403" calcext:value-type="float">
            <text:p>1403</text:p>
          </table:table-cell>
          <table:table-cell office:value-type="float" office:value="1484" calcext:value-type="float">
            <text:p>1484</text:p>
          </table:table-cell>
          <table:table-cell office:value-type="float" office:value="1552" calcext:value-type="float">
            <text:p>1552</text:p>
          </table:table-cell>
          <table:table-cell office:value-type="float" office:value="1608" calcext:value-type="float">
            <text:p>1608</text:p>
          </table:table-cell>
          <table:table-cell office:value-type="float" office:value="1609" calcext:value-type="float">
            <text:p>1609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37" calcext:value-type="float">
            <text:p>1237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72" calcext:value-type="float">
            <text:p>1672</text:p>
          </table:table-cell>
          <table:table-cell office:value-type="float" office:value="1509" calcext:value-type="float">
            <text:p>1509</text:p>
          </table:table-cell>
          <table:table-cell office:value-type="float" office:value="1381" calcext:value-type="float">
            <text:p>1381</text:p>
          </table:table-cell>
          <table:table-cell office:value-type="float" office:value="1419" calcext:value-type="float">
            <text:p>1419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5" calcext:value-type="float">
            <text:p>1555</text:p>
          </table:table-cell>
          <table:table-cell office:value-type="float" office:value="1607" calcext:value-type="float">
            <text:p>1607</text:p>
          </table:table-cell>
          <table:table-cell office:value-type="float" office:value="1602" calcext:value-type="float">
            <text:p>1602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9" calcext:value-type="float">
            <text:p>1239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91" calcext:value-type="float">
            <text:p>1591</text:p>
          </table:table-cell>
          <table:table-cell office:value-type="float" office:value="1659" calcext:value-type="float">
            <text:p>1659</text:p>
          </table:table-cell>
          <table:table-cell office:value-type="float" office:value="1509" calcext:value-type="float">
            <text:p>1509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office:value-type="float" office:value="1402" calcext:value-type="float">
            <text:p>1402</text:p>
          </table:table-cell>
          <table:table-cell office:value-type="float" office:value="1484" calcext:value-type="float">
            <text:p>1484</text:p>
          </table:table-cell>
          <table:table-cell office:value-type="float" office:value="1550" calcext:value-type="float">
            <text:p>1550</text:p>
          </table:table-cell>
          <table:table-cell office:value-type="float" office:value="1602" calcext:value-type="float">
            <text:p>1602</text:p>
          </table:table-cell>
          <table:table-cell office:value-type="float" office:value="1603" calcext:value-type="float">
            <text:p>1603</text:p>
          </table:table-cell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1" calcext:value-type="float">
            <text:p>1601</text:p>
          </table:table-cell>
          <table:table-cell office:value-type="float" office:value="1672" calcext:value-type="float">
            <text:p>1672</text:p>
          </table:table-cell>
          <table:table-cell office:value-type="float" office:value="1508" calcext:value-type="float">
            <text:p>1508</text:p>
          </table:table-cell>
          <table:table-cell office:value-type="float" office:value="1383" calcext:value-type="float">
            <text:p>1383</text:p>
          </table:table-cell>
          <table:table-cell office:value-type="float" office:value="1422" calcext:value-type="float">
            <text:p>1422</text:p>
          </table:table-cell>
          <table:table-cell office:value-type="float" office:value="1406" calcext:value-type="float">
            <text:p>1406</text:p>
          </table:table-cell>
          <table:table-cell office:value-type="float" office:value="1487" calcext:value-type="float">
            <text:p>1487</text:p>
          </table:table-cell>
          <table:table-cell office:value-type="float" office:value="1554" calcext:value-type="float">
            <text:p>1554</text:p>
          </table:table-cell>
          <table:table-cell office:value-type="float" office:value="1602" calcext:value-type="float">
            <text:p>1602</text:p>
          </table:table-cell>
          <table:table-cell office:value-type="float" office:value="1609" calcext:value-type="float">
            <text:p>1609</text:p>
          </table:table-cell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600" calcext:value-type="float">
            <text:p>1600</text:p>
          </table:table-cell>
          <table:table-cell office:value-type="float" office:value="1668" calcext:value-type="float">
            <text:p>1668</text:p>
          </table:table-cell>
          <table:table-cell office:value-type="float" office:value="1507" calcext:value-type="float">
            <text:p>1507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407" calcext:value-type="float">
            <text:p>1407</text:p>
          </table:table-cell>
          <table:table-cell office:value-type="float" office:value="1484" calcext:value-type="float">
            <text:p>1484</text:p>
          </table:table-cell>
          <table:table-cell office:value-type="float" office:value="1552" calcext:value-type="float">
            <text:p>1552</text:p>
          </table:table-cell>
          <table:table-cell office:value-type="float" office:value="1599" calcext:value-type="float">
            <text:p>1599</text:p>
          </table:table-cell>
          <table:table-cell office:value-type="float" office:value="1591" calcext:value-type="float">
            <text:p>1591</text:p>
          </table:table-cell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13" calcext:value-type="float">
            <text:p>401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43" calcext:value-type="float">
            <text:p>1243</text:p>
          </table:table-cell>
          <table:table-cell table:number-columns-repeated="5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7" calcext:value-type="float">
            <text:p>1297</text:p>
          </table:table-cell>
          <table:table-cell office:value-type="float" office:value="1244" calcext:value-type="float">
            <text:p>1244</text:p>
          </table:table-cell>
          <table:table-cell table:number-columns-repeated="5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2" calcext:value-type="float">
            <text:p>3112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0" calcext:value-type="float">
            <text:p>3120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5" calcext:value-type="float">
            <text:p>401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5" calcext:value-type="float">
            <text:p>231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9" calcext:value-type="float">
            <text:p>401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7" calcext:value-type="float">
            <text:p>231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9" calcext:value-type="float">
            <text:p>231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15" calcext:value-type="float">
            <text:p>401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8" calcext:value-type="float">
            <text:p>3118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25" calcext:value-type="float">
            <text:p>402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9" calcext:value-type="float">
            <text:p>3119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9" calcext:value-type="float">
            <text:p>2309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13" calcext:value-type="float">
            <text:p>3113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09" calcext:value-type="float">
            <text:p>400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4" calcext:value-type="float">
            <text:p>3114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16" calcext:value-type="float">
            <text:p>231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1" calcext:value-type="float">
            <text:p>1591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3" calcext:value-type="float">
            <text:p>231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0" calcext:value-type="float">
            <text:p>3110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1" calcext:value-type="float">
            <text:p>3121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9" calcext:value-type="float">
            <text:p>3109</text:p>
          </table:table-cell>
          <table:table-cell table:number-columns-repeated="9"/>
          <table:table-cell office:value-type="float" office:value="4014" calcext:value-type="float">
            <text:p>401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23" calcext:value-type="float">
            <text:p>402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5" calcext:value-type="float">
            <text:p>3115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18" calcext:value-type="float">
            <text:p>231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4" calcext:value-type="float">
            <text:p>231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7" calcext:value-type="float">
            <text:p>1587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7" calcext:value-type="float">
            <text:p>230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</table:table>
      <table:table table:name="Memetic" table:style-name="ta1">
        <table:table-source xlink:type="simple" xlink:href="../summary/Memetic.txt" table:table-name="Memetic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office:value-type="float" office:value="2105" calcext:value-type="float">
            <text:p>2105</text:p>
          </table:table-cell>
          <table:table-cell office:value-type="float" office:value="2331" calcext:value-type="float">
            <text:p>2331</text:p>
          </table:table-cell>
          <table:table-cell office:value-type="float" office:value="2229" calcext:value-type="float">
            <text:p>2229</text:p>
          </table:table-cell>
          <table:table-cell office:value-type="float" office:value="2300" calcext:value-type="float">
            <text:p>2300</text:p>
          </table:table-cell>
          <table:table-cell office:value-type="float" office:value="2229" calcext:value-type="float">
            <text:p>2229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2" calcext:value-type="float">
            <text:p>2622</text:p>
          </table:table-cell>
          <table:table-cell office:value-type="float" office:value="2753" calcext:value-type="float">
            <text:p>2753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64" calcext:value-type="float">
            <text:p>2564</text:p>
          </table:table-cell>
          <table:table-cell office:value-type="float" office:value="2782" calcext:value-type="float">
            <text:p>2782</text:p>
          </table:table-cell>
          <table:table-cell office:value-type="float" office:value="3063" calcext:value-type="float">
            <text:p>3063</text:p>
          </table:table-cell>
          <table:table-cell office:value-type="float" office:value="2930" calcext:value-type="float">
            <text:p>2930</text:p>
          </table:table-cell>
          <table:table-cell office:value-type="float" office:value="2904" calcext:value-type="float">
            <text:p>2904</text:p>
          </table:table-cell>
          <table:table-cell office:value-type="float" office:value="3095" calcext:value-type="float">
            <text:p>3095</text:p>
          </table:table-cell>
          <table:table-cell office:value-type="float" office:value="3088" calcext:value-type="float">
            <text:p>3088</text:p>
          </table:table-cell>
          <table:table-cell office:value-type="float" office:value="3058" calcext:value-type="float">
            <text:p>3058</text:p>
          </table:table-cell>
          <table:table-cell office:value-type="float" office:value="3160" calcext:value-type="float">
            <text:p>3160</text:p>
          </table:table-cell>
          <table:table-cell office:value-type="float" office:value="3065" calcext:value-type="float">
            <text:p>3065</text:p>
          </table:table-cell>
          <table:table-cell office:value-type="float" office:value="2970" calcext:value-type="float">
            <text:p>2970</text:p>
          </table:table-cell>
          <table:table-cell office:value-type="float" office:value="3134" calcext:value-type="float">
            <text:p>3134</text:p>
          </table:table-cell>
          <table:table-cell office:value-type="float" office:value="4019" calcext:value-type="float">
            <text:p>4019</text:p>
          </table:table-cell>
          <table:table-cell office:value-type="float" office:value="3884" calcext:value-type="float">
            <text:p>3884</text:p>
          </table:table-cell>
          <table:table-cell office:value-type="float" office:value="3854" calcext:value-type="float">
            <text:p>3854</text:p>
          </table:table-cell>
          <table:table-cell office:value-type="float" office:value="3919" calcext:value-type="float">
            <text:p>3919</text:p>
          </table:table-cell>
          <table:table-cell office:value-type="float" office:value="3794" calcext:value-type="float">
            <text:p>3794</text:p>
          </table:table-cell>
          <table:table-cell office:value-type="float" office:value="3864" calcext:value-type="float">
            <text:p>3864</text:p>
          </table:table-cell>
          <table:table-cell office:value-type="float" office:value="3908" calcext:value-type="float">
            <text:p>3908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8" calcext:value-type="float">
            <text:p>1598</text:p>
          </table:table-cell>
          <table:table-cell office:value-type="float" office:value="2297" calcext:value-type="float">
            <text:p>2297</text:p>
          </table:table-cell>
          <table:table-cell office:value-type="float" office:value="2101" calcext:value-type="float">
            <text:p>2101</text:p>
          </table:table-cell>
          <table:table-cell office:value-type="float" office:value="2330" calcext:value-type="float">
            <text:p>2330</text:p>
          </table:table-cell>
          <table:table-cell office:value-type="float" office:value="2225" calcext:value-type="float">
            <text:p>2225</text:p>
          </table:table-cell>
          <table:table-cell office:value-type="float" office:value="2294" calcext:value-type="float">
            <text:p>2294</text:p>
          </table:table-cell>
          <table:table-cell office:value-type="float" office:value="2230" calcext:value-type="float">
            <text:p>2230</text:p>
          </table:table-cell>
          <table:table-cell office:value-type="float" office:value="2273" calcext:value-type="float">
            <text:p>2273</text:p>
          </table:table-cell>
          <table:table-cell office:value-type="float" office:value="2200" calcext:value-type="float">
            <text:p>2200</text:p>
          </table:table-cell>
          <table:table-cell office:value-type="float" office:value="2242" calcext:value-type="float">
            <text:p>2242</text:p>
          </table:table-cell>
          <table:table-cell office:value-type="float" office:value="2180" calcext:value-type="float">
            <text:p>2180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55" calcext:value-type="float">
            <text:p>2555</text:p>
          </table:table-cell>
          <table:table-cell office:value-type="float" office:value="2782" calcext:value-type="float">
            <text:p>2782</text:p>
          </table:table-cell>
          <table:table-cell office:value-type="float" office:value="3073" calcext:value-type="float">
            <text:p>3073</text:p>
          </table:table-cell>
          <table:table-cell office:value-type="float" office:value="2958" calcext:value-type="float">
            <text:p>2958</text:p>
          </table:table-cell>
          <table:table-cell office:value-type="float" office:value="2932" calcext:value-type="float">
            <text:p>2932</text:p>
          </table:table-cell>
          <table:table-cell office:value-type="float" office:value="3097" calcext:value-type="float">
            <text:p>3097</text:p>
          </table:table-cell>
          <table:table-cell office:value-type="float" office:value="3090" calcext:value-type="float">
            <text:p>3090</text:p>
          </table:table-cell>
          <table:table-cell office:value-type="float" office:value="3058" calcext:value-type="float">
            <text:p>3058</text:p>
          </table:table-cell>
          <table:table-cell office:value-type="float" office:value="3165" calcext:value-type="float">
            <text:p>3165</text:p>
          </table:table-cell>
          <table:table-cell office:value-type="float" office:value="3078" calcext:value-type="float">
            <text:p>3078</text:p>
          </table:table-cell>
          <table:table-cell office:value-type="float" office:value="2939" calcext:value-type="float">
            <text:p>2939</text:p>
          </table:table-cell>
          <table:table-cell office:value-type="float" office:value="3150" calcext:value-type="float">
            <text:p>3150</text:p>
          </table:table-cell>
          <table:table-cell office:value-type="float" office:value="4054" calcext:value-type="float">
            <text:p>4054</text:p>
          </table:table-cell>
          <table:table-cell office:value-type="float" office:value="3884" calcext:value-type="float">
            <text:p>3884</text:p>
          </table:table-cell>
          <table:table-cell office:value-type="float" office:value="3846" calcext:value-type="float">
            <text:p>3846</text:p>
          </table:table-cell>
          <table:table-cell office:value-type="float" office:value="3916" calcext:value-type="float">
            <text:p>3916</text:p>
          </table:table-cell>
          <table:table-cell office:value-type="float" office:value="3745" calcext:value-type="float">
            <text:p>3745</text:p>
          </table:table-cell>
          <table:table-cell office:value-type="float" office:value="3864" calcext:value-type="float">
            <text:p>3864</text:p>
          </table:table-cell>
          <table:table-cell office:value-type="float" office:value="3880" calcext:value-type="float">
            <text:p>3880</text:p>
          </table:table-cell>
          <table:table-cell office:value-type="float" office:value="3885" calcext:value-type="float">
            <text:p>3885</text:p>
          </table:table-cell>
          <table:table-cell office:value-type="float" office:value="3911" calcext:value-type="float">
            <text:p>3911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3" calcext:value-type="float">
            <text:p>1543</text:p>
          </table:table-cell>
          <table:table-cell office:value-type="float" office:value="1593" calcext:value-type="float">
            <text:p>1593</text:p>
          </table:table-cell>
          <table:table-cell office:value-type="float" office:value="1598" calcext:value-type="float">
            <text:p>1598</text:p>
          </table:table-cell>
          <table:table-cell office:value-type="float" office:value="2300" calcext:value-type="float">
            <text:p>2300</text:p>
          </table:table-cell>
          <table:table-cell office:value-type="float" office:value="2101" calcext:value-type="float">
            <text:p>2101</text:p>
          </table:table-cell>
          <table:table-cell office:value-type="float" office:value="2328" calcext:value-type="float">
            <text:p>2328</text:p>
          </table:table-cell>
          <table:table-cell office:value-type="float" office:value="2225" calcext:value-type="float">
            <text:p>2225</text:p>
          </table:table-cell>
          <table:table-cell office:value-type="float" office:value="2294" calcext:value-type="float">
            <text:p>2294</text:p>
          </table:table-cell>
          <table:table-cell office:value-type="float" office:value="2229" calcext:value-type="float">
            <text:p>2229</text:p>
          </table:table-cell>
          <table:table-cell office:value-type="float" office:value="2278" calcext:value-type="float">
            <text:p>2278</text:p>
          </table:table-cell>
          <table:table-cell office:value-type="float" office:value="2200" calcext:value-type="float">
            <text:p>2200</text:p>
          </table:table-cell>
          <table:table-cell office:value-type="float" office:value="2237" calcext:value-type="float">
            <text:p>2237</text:p>
          </table:table-cell>
          <table:table-cell office:value-type="float" office:value="2178" calcext:value-type="float">
            <text:p>2178</text:p>
          </table:table-cell>
          <table:table-cell office:value-type="float" office:value="2724" calcext:value-type="float">
            <text:p>2724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25" calcext:value-type="float">
            <text:p>2725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89" calcext:value-type="float">
            <text:p>3089</text:p>
          </table:table-cell>
          <table:table-cell office:value-type="float" office:value="2953" calcext:value-type="float">
            <text:p>2953</text:p>
          </table:table-cell>
          <table:table-cell office:value-type="float" office:value="2913" calcext:value-type="float">
            <text:p>2913</text:p>
          </table:table-cell>
          <table:table-cell office:value-type="float" office:value="3073" calcext:value-type="float">
            <text:p>3073</text:p>
          </table:table-cell>
          <table:table-cell office:value-type="float" office:value="3043" calcext:value-type="float">
            <text:p>3043</text:p>
          </table:table-cell>
          <table:table-cell office:value-type="float" office:value="3066" calcext:value-type="float">
            <text:p>3066</text:p>
          </table:table-cell>
          <table:table-cell office:value-type="float" office:value="3142" calcext:value-type="float">
            <text:p>3142</text:p>
          </table:table-cell>
          <table:table-cell office:value-type="float" office:value="3073" calcext:value-type="float">
            <text:p>3073</text:p>
          </table:table-cell>
          <table:table-cell office:value-type="float" office:value="2962" calcext:value-type="float">
            <text:p>2962</text:p>
          </table:table-cell>
          <table:table-cell office:value-type="float" office:value="3131" calcext:value-type="float">
            <text:p>3131</text:p>
          </table:table-cell>
          <table:table-cell office:value-type="float" office:value="4022" calcext:value-type="float">
            <text:p>4022</text:p>
          </table:table-cell>
          <table:table-cell office:value-type="float" office:value="3884" calcext:value-type="float">
            <text:p>3884</text:p>
          </table:table-cell>
          <table:table-cell office:value-type="float" office:value="3794" calcext:value-type="float">
            <text:p>3794</text:p>
          </table:table-cell>
          <table:table-cell office:value-type="float" office:value="3907" calcext:value-type="float">
            <text:p>3907</text:p>
          </table:table-cell>
          <table:table-cell office:value-type="float" office:value="3794" calcext:value-type="float">
            <text:p>3794</text:p>
          </table:table-cell>
          <table:table-cell office:value-type="float" office:value="3864" calcext:value-type="float">
            <text:p>3864</text:p>
          </table:table-cell>
          <table:table-cell office:value-type="float" office:value="3894" calcext:value-type="float">
            <text:p>3894</text:p>
          </table:table-cell>
          <table:table-cell office:value-type="float" office:value="3885" calcext:value-type="float">
            <text:p>3885</text:p>
          </table:table-cell>
          <table:table-cell office:value-type="float" office:value="3881" calcext:value-type="float">
            <text:p>3881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4" calcext:value-type="float">
            <text:p>2304</text:p>
          </table:table-cell>
          <table:table-cell office:value-type="float" office:value="2101" calcext:value-type="float">
            <text:p>2101</text:p>
          </table:table-cell>
          <table:table-cell office:value-type="float" office:value="2334" calcext:value-type="float">
            <text:p>2334</text:p>
          </table:table-cell>
          <table:table-cell office:value-type="float" office:value="2229" calcext:value-type="float">
            <text:p>2229</text:p>
          </table:table-cell>
          <table:table-cell office:value-type="float" office:value="2298" calcext:value-type="float">
            <text:p>2298</text:p>
          </table:table-cell>
          <table:table-cell office:value-type="float" office:value="2232" calcext:value-type="float">
            <text:p>2232</text:p>
          </table:table-cell>
          <table:table-cell office:value-type="float" office:value="2273" calcext:value-type="float">
            <text:p>2273</text:p>
          </table:table-cell>
          <table:table-cell office:value-type="float" office:value="2211" calcext:value-type="float">
            <text:p>2211</text:p>
          </table:table-cell>
          <table:table-cell office:value-type="float" office:value="2242" calcext:value-type="float">
            <text:p>2242</text:p>
          </table:table-cell>
          <table:table-cell office:value-type="float" office:value="2178" calcext:value-type="float">
            <text:p>2178</text:p>
          </table:table-cell>
          <table:table-cell office:value-type="float" office:value="2729" calcext:value-type="float">
            <text:p>2729</text:p>
          </table:table-cell>
          <table:table-cell office:value-type="float" office:value="2836" calcext:value-type="float">
            <text:p>2836</text:p>
          </table:table-cell>
          <table:table-cell office:value-type="float" office:value="2621" calcext:value-type="float">
            <text:p>2621</text:p>
          </table:table-cell>
          <table:table-cell office:value-type="float" office:value="2751" calcext:value-type="float">
            <text:p>2751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25" calcext:value-type="float">
            <text:p>2725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68" calcext:value-type="float">
            <text:p>3068</text:p>
          </table:table-cell>
          <table:table-cell office:value-type="float" office:value="2952" calcext:value-type="float">
            <text:p>2952</text:p>
          </table:table-cell>
          <table:table-cell office:value-type="float" office:value="2933" calcext:value-type="float">
            <text:p>2933</text:p>
          </table:table-cell>
          <table:table-cell office:value-type="float" office:value="3073" calcext:value-type="float">
            <text:p>3073</text:p>
          </table:table-cell>
          <table:table-cell office:value-type="float" office:value="3036" calcext:value-type="float">
            <text:p>3036</text:p>
          </table:table-cell>
          <table:table-cell office:value-type="float" office:value="3066" calcext:value-type="float">
            <text:p>3066</text:p>
          </table:table-cell>
          <table:table-cell office:value-type="float" office:value="3145" calcext:value-type="float">
            <text:p>3145</text:p>
          </table:table-cell>
          <table:table-cell office:value-type="float" office:value="3057" calcext:value-type="float">
            <text:p>3057</text:p>
          </table:table-cell>
          <table:table-cell office:value-type="float" office:value="2954" calcext:value-type="float">
            <text:p>2954</text:p>
          </table:table-cell>
          <table:table-cell office:value-type="float" office:value="3150" calcext:value-type="float">
            <text:p>3150</text:p>
          </table:table-cell>
          <table:table-cell office:value-type="float" office:value="4003" calcext:value-type="float">
            <text:p>4003</text:p>
          </table:table-cell>
          <table:table-cell office:value-type="float" office:value="3868" calcext:value-type="float">
            <text:p>3868</text:p>
          </table:table-cell>
          <table:table-cell office:value-type="float" office:value="3845" calcext:value-type="float">
            <text:p>3845</text:p>
          </table:table-cell>
          <table:table-cell office:value-type="float" office:value="3921" calcext:value-type="float">
            <text:p>3921</text:p>
          </table:table-cell>
          <table:table-cell office:value-type="float" office:value="3784" calcext:value-type="float">
            <text:p>3784</text:p>
          </table:table-cell>
          <table:table-cell office:value-type="float" office:value="3862" calcext:value-type="float">
            <text:p>3862</text:p>
          </table:table-cell>
          <table:table-cell office:value-type="float" office:value="3882" calcext:value-type="float">
            <text:p>3882</text:p>
          </table:table-cell>
          <table:table-cell office:value-type="float" office:value="3885" calcext:value-type="float">
            <text:p>3885</text:p>
          </table:table-cell>
          <table:table-cell office:value-type="float" office:value="3903" calcext:value-type="float">
            <text:p>3903</text:p>
          </table:table-cell>
          <table:table-cell office:value-type="float" office:value="3933" calcext:value-type="float">
            <text:p>393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25" calcext:value-type="float">
            <text:p>1425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7" calcext:value-type="float">
            <text:p>1597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604" calcext:value-type="float">
            <text:p>1604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45" calcext:value-type="float">
            <text:p>404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9" calcext:value-type="float">
            <text:p>1499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0" calcext:value-type="float">
            <text:p>1500</text:p>
          </table:table-cell>
          <table:table-cell office:value-type="float" office:value="1377" calcext:value-type="float">
            <text:p>1377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32" calcext:value-type="float">
            <text:p>403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4020" calcext:value-type="float">
            <text:p>402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2" calcext:value-type="float">
            <text:p>3092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8" calcext:value-type="float">
            <text:p>3108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2" calcext:value-type="float">
            <text:p>402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6" calcext:value-type="float">
            <text:p>3106</text:p>
          </table:table-cell>
          <table:table-cell table:number-columns-repeated="9"/>
          <table:table-cell office:value-type="float" office:value="4052" calcext:value-type="float">
            <text:p>405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11" calcext:value-type="float">
            <text:p>3111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33" calcext:value-type="float">
            <text:p>403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5" calcext:value-type="float">
            <text:p>310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36" calcext:value-type="float">
            <text:p>403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3" calcext:value-type="float">
            <text:p>309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17" calcext:value-type="float">
            <text:p>401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1" calcext:value-type="float">
            <text:p>3091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35" calcext:value-type="float">
            <text:p>403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28" calcext:value-type="float">
            <text:p>402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4024" calcext:value-type="float">
            <text:p>402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0" calcext:value-type="float">
            <text:p>3040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3964" calcext:value-type="float">
            <text:p>39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0" calcext:value-type="float">
            <text:p>3040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3986" calcext:value-type="float">
            <text:p>398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0" calcext:value-type="float">
            <text:p>3050</text:p>
          </table:table-cell>
          <table:table-cell table:number-columns-repeated="9"/>
          <table:table-cell office:value-type="float" office:value="3976" calcext:value-type="float">
            <text:p>39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7" calcext:value-type="float">
            <text:p>3037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1" calcext:value-type="float">
            <text:p>3051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9" calcext:value-type="float">
            <text:p>3049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8" calcext:value-type="float">
            <text:p>303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3" calcext:value-type="float">
            <text:p>3043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0" calcext:value-type="float">
            <text:p>3060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9" calcext:value-type="float">
            <text:p>303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2" calcext:value-type="float">
            <text:p>3052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9" calcext:value-type="float">
            <text:p>3039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37" calcext:value-type="float">
            <text:p>3037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7" calcext:value-type="float">
            <text:p>3057</text:p>
          </table:table-cell>
          <table:table-cell table:number-columns-repeated="9"/>
          <table:table-cell office:value-type="float" office:value="3990" calcext:value-type="float">
            <text:p>399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4" calcext:value-type="float">
            <text:p>3054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1" calcext:value-type="float">
            <text:p>3051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3" calcext:value-type="float">
            <text:p>3043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4" calcext:value-type="float">
            <text:p>3044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5" calcext:value-type="float">
            <text:p>3045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4031" calcext:value-type="float">
            <text:p>403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38" calcext:value-type="float">
            <text:p>403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3" calcext:value-type="float">
            <text:p>305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2" calcext:value-type="float">
            <text:p>3042</text:p>
          </table:table-cell>
          <table:table-cell table:number-columns-repeated="9"/>
          <table:table-cell office:value-type="float" office:value="4012" calcext:value-type="float">
            <text:p>401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8" calcext:value-type="float">
            <text:p>3048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</table:table>
      <table:table table:name="Simulated Annealing" table:style-name="ta1">
        <table:table-source xlink:type="simple" xlink:href="../summary/Simulated%20Annealing.txt" table:table-name="Simulated Annealing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55" calcext:value-type="float">
            <text:p>1255</text:p>
          </table:table-cell>
          <table:table-cell office:value-type="float" office:value="1109" calcext:value-type="float">
            <text:p>1109</text:p>
          </table:table-cell>
          <table:table-cell office:value-type="float" office:value="1599" calcext:value-type="float">
            <text:p>1599</text:p>
          </table:table-cell>
          <table:table-cell office:value-type="float" office:value="1693" calcext:value-type="float">
            <text:p>1693</text:p>
          </table:table-cell>
          <table:table-cell office:value-type="float" office:value="1523" calcext:value-type="float">
            <text:p>1523</text:p>
          </table:table-cell>
          <table:table-cell office:value-type="float" office:value="1402" calcext:value-type="float">
            <text:p>1402</text:p>
          </table:table-cell>
          <table:table-cell office:value-type="float" office:value="1437" calcext:value-type="float">
            <text:p>1437</text:p>
          </table:table-cell>
          <table:table-cell office:value-type="float" office:value="1415" calcext:value-type="float">
            <text:p>1415</text:p>
          </table:table-cell>
          <table:table-cell office:value-type="float" office:value="1505" calcext:value-type="float">
            <text:p>1505</text:p>
          </table:table-cell>
          <table:table-cell office:value-type="float" office:value="1566" calcext:value-type="float">
            <text:p>1566</text:p>
          </table:table-cell>
          <table:table-cell office:value-type="float" office:value="1618" calcext:value-type="float">
            <text:p>1618</text:p>
          </table:table-cell>
          <table:table-cell office:value-type="float" office:value="1626" calcext:value-type="float">
            <text:p>1626</text:p>
          </table:table-cell>
          <table:table-cell office:value-type="float" office:value="2356" calcext:value-type="float">
            <text:p>2356</text:p>
          </table:table-cell>
          <table:table-cell office:value-type="float" office:value="2121" calcext:value-type="float">
            <text:p>2121</text:p>
          </table:table-cell>
          <table:table-cell office:value-type="float" office:value="2359" calcext:value-type="float">
            <text:p>2359</text:p>
          </table:table-cell>
          <table:table-cell office:value-type="float" office:value="2244" calcext:value-type="float">
            <text:p>2244</text:p>
          </table:table-cell>
          <table:table-cell office:value-type="float" office:value="2326" calcext:value-type="float">
            <text:p>2326</text:p>
          </table:table-cell>
          <table:table-cell office:value-type="float" office:value="2248" calcext:value-type="float">
            <text:p>2248</text:p>
          </table:table-cell>
          <table:table-cell office:value-type="float" office:value="2300" calcext:value-type="float">
            <text:p>2300</text:p>
          </table:table-cell>
          <table:table-cell office:value-type="float" office:value="2241" calcext:value-type="float">
            <text:p>2241</text:p>
          </table:table-cell>
          <table:table-cell office:value-type="float" office:value="2274" calcext:value-type="float">
            <text:p>2274</text:p>
          </table:table-cell>
          <table:table-cell office:value-type="float" office:value="2209" calcext:value-type="float">
            <text:p>2209</text:p>
          </table:table-cell>
          <table:table-cell office:value-type="float" office:value="2732" calcext:value-type="float">
            <text:p>2732</text:p>
          </table:table-cell>
          <table:table-cell office:value-type="float" office:value="2843" calcext:value-type="float">
            <text:p>2843</text:p>
          </table:table-cell>
          <table:table-cell office:value-type="float" office:value="2629" calcext:value-type="float">
            <text:p>2629</text:p>
          </table:table-cell>
          <table:table-cell office:value-type="float" office:value="2767" calcext:value-type="float">
            <text:p>2767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5" calcext:value-type="float">
            <text:p>2705</text:p>
          </table:table-cell>
          <table:table-cell office:value-type="float" office:value="2568" calcext:value-type="float">
            <text:p>2568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04" calcext:value-type="float">
            <text:p>3004</text:p>
          </table:table-cell>
          <table:table-cell office:value-type="float" office:value="2986" calcext:value-type="float">
            <text:p>2986</text:p>
          </table:table-cell>
          <table:table-cell office:value-type="float" office:value="3160" calcext:value-type="float">
            <text:p>3160</text:p>
          </table:table-cell>
          <table:table-cell office:value-type="float" office:value="3117" calcext:value-type="float">
            <text:p>3117</text:p>
          </table:table-cell>
          <table:table-cell office:value-type="float" office:value="3112" calcext:value-type="float">
            <text:p>3112</text:p>
          </table:table-cell>
          <table:table-cell office:value-type="float" office:value="3253" calcext:value-type="float">
            <text:p>3253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168" calcext:value-type="float">
            <text:p>3168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927" calcext:value-type="float">
            <text:p>3927</text:p>
          </table:table-cell>
          <table:table-cell office:value-type="float" office:value="3936" calcext:value-type="float">
            <text:p>3936</text:p>
          </table:table-cell>
          <table:table-cell office:value-type="float" office:value="3835" calcext:value-type="float">
            <text:p>3835</text:p>
          </table:table-cell>
          <table:table-cell office:value-type="float" office:value="3912" calcext:value-type="float">
            <text:p>3912</text:p>
          </table:table-cell>
          <table:table-cell office:value-type="float" office:value="3952" calcext:value-type="float">
            <text:p>3952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16" calcext:value-type="float">
            <text:p>1116</text:p>
          </table:table-cell>
          <table:table-cell office:value-type="float" office:value="1596" calcext:value-type="float">
            <text:p>1596</text:p>
          </table:table-cell>
          <table:table-cell office:value-type="float" office:value="1699" calcext:value-type="float">
            <text:p>1699</text:p>
          </table:table-cell>
          <table:table-cell office:value-type="float" office:value="1535" calcext:value-type="float">
            <text:p>1535</text:p>
          </table:table-cell>
          <table:table-cell office:value-type="float" office:value="1393" calcext:value-type="float">
            <text:p>1393</text:p>
          </table:table-cell>
          <table:table-cell office:value-type="float" office:value="1444" calcext:value-type="float">
            <text:p>1444</text:p>
          </table:table-cell>
          <table:table-cell office:value-type="float" office:value="1423" calcext:value-type="float">
            <text:p>1423</text:p>
          </table:table-cell>
          <table:table-cell office:value-type="float" office:value="1519" calcext:value-type="float">
            <text:p>1519</text:p>
          </table:table-cell>
          <table:table-cell office:value-type="float" office:value="1567" calcext:value-type="float">
            <text:p>1567</text:p>
          </table:table-cell>
          <table:table-cell office:value-type="float" office:value="1628" calcext:value-type="float">
            <text:p>1628</text:p>
          </table:table-cell>
          <table:table-cell office:value-type="float" office:value="1620" calcext:value-type="float">
            <text:p>1620</text:p>
          </table:table-cell>
          <table:table-cell office:value-type="float" office:value="2347" calcext:value-type="float">
            <text:p>2347</text:p>
          </table:table-cell>
          <table:table-cell office:value-type="float" office:value="2132" calcext:value-type="float">
            <text:p>2132</text:p>
          </table:table-cell>
          <table:table-cell office:value-type="float" office:value="2371" calcext:value-type="float">
            <text:p>2371</text:p>
          </table:table-cell>
          <table:table-cell office:value-type="float" office:value="2253" calcext:value-type="float">
            <text:p>2253</text:p>
          </table:table-cell>
          <table:table-cell office:value-type="float" office:value="2320" calcext:value-type="float">
            <text:p>2320</text:p>
          </table:table-cell>
          <table:table-cell office:value-type="float" office:value="2248" calcext:value-type="float">
            <text:p>2248</text:p>
          </table:table-cell>
          <table:table-cell office:value-type="float" office:value="2302" calcext:value-type="float">
            <text:p>2302</text:p>
          </table:table-cell>
          <table:table-cell office:value-type="float" office:value="2240" calcext:value-type="float">
            <text:p>2240</text:p>
          </table:table-cell>
          <table:table-cell office:value-type="float" office:value="2263" calcext:value-type="float">
            <text:p>2263</text:p>
          </table:table-cell>
          <table:table-cell office:value-type="float" office:value="2203" calcext:value-type="float">
            <text:p>2203</text:p>
          </table:table-cell>
          <table:table-cell office:value-type="float" office:value="2733" calcext:value-type="float">
            <text:p>2733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59" calcext:value-type="float">
            <text:p>2759</text:p>
          </table:table-cell>
          <table:table-cell office:value-type="float" office:value="2868" calcext:value-type="float">
            <text:p>2868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8" calcext:value-type="float">
            <text:p>2708</text:p>
          </table:table-cell>
          <table:table-cell office:value-type="float" office:value="2574" calcext:value-type="float">
            <text:p>2574</text:p>
          </table:table-cell>
          <table:table-cell office:value-type="float" office:value="2784" calcext:value-type="float">
            <text:p>2784</text:p>
          </table:table-cell>
          <table:table-cell office:value-type="float" office:value="3131" calcext:value-type="float">
            <text:p>3131</text:p>
          </table:table-cell>
          <table:table-cell office:value-type="float" office:value="3028" calcext:value-type="float">
            <text:p>3028</text:p>
          </table:table-cell>
          <table:table-cell office:value-type="float" office:value="2986" calcext:value-type="float">
            <text:p>2986</text:p>
          </table:table-cell>
          <table:table-cell office:value-type="float" office:value="3144" calcext:value-type="float">
            <text:p>3144</text:p>
          </table:table-cell>
          <table:table-cell office:value-type="float" office:value="3113" calcext:value-type="float">
            <text:p>3113</text:p>
          </table:table-cell>
          <table:table-cell office:value-type="float" office:value="3123" calcext:value-type="float">
            <text:p>3123</text:p>
          </table:table-cell>
          <table:table-cell office:value-type="float" office:value="3268" calcext:value-type="float">
            <text:p>3268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194" calcext:value-type="float">
            <text:p>3194</text:p>
          </table:table-cell>
          <table:table-cell office:value-type="float" office:value="4082" calcext:value-type="float">
            <text:p>4082</text:p>
          </table:table-cell>
          <table:table-cell office:value-type="float" office:value="3921" calcext:value-type="float">
            <text:p>3921</text:p>
          </table:table-cell>
          <table:table-cell office:value-type="float" office:value="3896" calcext:value-type="float">
            <text:p>3896</text:p>
          </table:table-cell>
          <table:table-cell office:value-type="float" office:value="3949" calcext:value-type="float">
            <text:p>3949</text:p>
          </table:table-cell>
          <table:table-cell office:value-type="float" office:value="3835" calcext:value-type="float">
            <text:p>3835</text:p>
          </table:table-cell>
          <table:table-cell office:value-type="float" office:value="3869" calcext:value-type="float">
            <text:p>3869</text:p>
          </table:table-cell>
          <table:table-cell office:value-type="float" office:value="3944" calcext:value-type="float">
            <text:p>3944</text:p>
          </table:table-cell>
          <table:table-cell office:value-type="float" office:value="3938" calcext:value-type="float">
            <text:p>3938</text:p>
          </table:table-cell>
          <table:table-cell office:value-type="float" office:value="3952" calcext:value-type="float">
            <text:p>3952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87" calcext:value-type="float">
            <text:p>1087</text:p>
          </table:table-cell>
          <table:table-cell office:value-type="float" office:value="1308" calcext:value-type="float">
            <text:p>1308</text:p>
          </table:table-cell>
          <table:table-cell office:value-type="float" office:value="1248" calcext:value-type="float">
            <text:p>1248</text:p>
          </table:table-cell>
          <table:table-cell office:value-type="float" office:value="1205" calcext:value-type="float">
            <text:p>1205</text:p>
          </table:table-cell>
          <table:table-cell office:value-type="float" office:value="1247" calcext:value-type="float">
            <text:p>1247</text:p>
          </table:table-cell>
          <table:table-cell office:value-type="float" office:value="1209" calcext:value-type="float">
            <text:p>1209</text:p>
          </table:table-cell>
          <table:table-cell office:value-type="float" office:value="1252" calcext:value-type="float">
            <text:p>1252</text:p>
          </table:table-cell>
          <table:table-cell office:value-type="float" office:value="1109" calcext:value-type="float">
            <text:p>1109</text:p>
          </table:table-cell>
          <table:table-cell office:value-type="float" office:value="1596" calcext:value-type="float">
            <text:p>1596</text:p>
          </table:table-cell>
          <table:table-cell office:value-type="float" office:value="1677" calcext:value-type="float">
            <text:p>1677</text:p>
          </table:table-cell>
          <table:table-cell office:value-type="float" office:value="1536" calcext:value-type="float">
            <text:p>1536</text:p>
          </table:table-cell>
          <table:table-cell office:value-type="float" office:value="1395" calcext:value-type="float">
            <text:p>1395</text:p>
          </table:table-cell>
          <table:table-cell office:value-type="float" office:value="1435" calcext:value-type="float">
            <text:p>1435</text:p>
          </table:table-cell>
          <table:table-cell office:value-type="float" office:value="1424" calcext:value-type="float">
            <text:p>1424</text:p>
          </table:table-cell>
          <table:table-cell office:value-type="float" office:value="1504" calcext:value-type="float">
            <text:p>1504</text:p>
          </table:table-cell>
          <table:table-cell office:value-type="float" office:value="1567" calcext:value-type="float">
            <text:p>1567</text:p>
          </table:table-cell>
          <table:table-cell office:value-type="float" office:value="1621" calcext:value-type="float">
            <text:p>1621</text:p>
          </table:table-cell>
          <table:table-cell office:value-type="float" office:value="1622" calcext:value-type="float">
            <text:p>1622</text:p>
          </table:table-cell>
          <table:table-cell office:value-type="float" office:value="2337" calcext:value-type="float">
            <text:p>2337</text:p>
          </table:table-cell>
          <table:table-cell office:value-type="float" office:value="2126" calcext:value-type="float">
            <text:p>2126</text:p>
          </table:table-cell>
          <table:table-cell office:value-type="float" office:value="2364" calcext:value-type="float">
            <text:p>2364</text:p>
          </table:table-cell>
          <table:table-cell office:value-type="float" office:value="2248" calcext:value-type="float">
            <text:p>2248</text:p>
          </table:table-cell>
          <table:table-cell office:value-type="float" office:value="2312" calcext:value-type="float">
            <text:p>2312</text:p>
          </table:table-cell>
          <table:table-cell office:value-type="float" office:value="2249" calcext:value-type="float">
            <text:p>2249</text:p>
          </table:table-cell>
          <table:table-cell office:value-type="float" office:value="2315" calcext:value-type="float">
            <text:p>2315</text:p>
          </table:table-cell>
          <table:table-cell office:value-type="float" office:value="2240" calcext:value-type="float">
            <text:p>2240</text:p>
          </table:table-cell>
          <table:table-cell office:value-type="float" office:value="2267" calcext:value-type="float">
            <text:p>2267</text:p>
          </table:table-cell>
          <table:table-cell office:value-type="float" office:value="2215" calcext:value-type="float">
            <text:p>2215</text:p>
          </table:table-cell>
          <table:table-cell office:value-type="float" office:value="2731" calcext:value-type="float">
            <text:p>2731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67" calcext:value-type="float">
            <text:p>2767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58" calcext:value-type="float">
            <text:p>2758</text:p>
          </table:table-cell>
          <table:table-cell office:value-type="float" office:value="2708" calcext:value-type="float">
            <text:p>2708</text:p>
          </table:table-cell>
          <table:table-cell office:value-type="float" office:value="2568" calcext:value-type="float">
            <text:p>2568</text:p>
          </table:table-cell>
          <table:table-cell office:value-type="float" office:value="2784" calcext:value-type="float">
            <text:p>2784</text:p>
          </table:table-cell>
          <table:table-cell office:value-type="float" office:value="3135" calcext:value-type="float">
            <text:p>3135</text:p>
          </table:table-cell>
          <table:table-cell office:value-type="float" office:value="3032" calcext:value-type="float">
            <text:p>3032</text:p>
          </table:table-cell>
          <table:table-cell office:value-type="float" office:value="2986" calcext:value-type="float">
            <text:p>2986</text:p>
          </table:table-cell>
          <table:table-cell office:value-type="float" office:value="3143" calcext:value-type="float">
            <text:p>3143</text:p>
          </table:table-cell>
          <table:table-cell office:value-type="float" office:value="3122" calcext:value-type="float">
            <text:p>3122</text:p>
          </table:table-cell>
          <table:table-cell office:value-type="float" office:value="3148" calcext:value-type="float">
            <text:p>3148</text:p>
          </table:table-cell>
          <table:table-cell office:value-type="float" office:value="3226" calcext:value-type="float">
            <text:p>3226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4" calcext:value-type="float">
            <text:p>3204</text:p>
          </table:table-cell>
          <table:table-cell office:value-type="float" office:value="4073" calcext:value-type="float">
            <text:p>4073</text:p>
          </table:table-cell>
          <table:table-cell office:value-type="float" office:value="3921" calcext:value-type="float">
            <text:p>3921</text:p>
          </table:table-cell>
          <table:table-cell office:value-type="float" office:value="3877" calcext:value-type="float">
            <text:p>3877</text:p>
          </table:table-cell>
          <table:table-cell office:value-type="float" office:value="3908" calcext:value-type="float">
            <text:p>3908</text:p>
          </table:table-cell>
          <table:table-cell office:value-type="float" office:value="3829" calcext:value-type="float">
            <text:p>3829</text:p>
          </table:table-cell>
          <table:table-cell office:value-type="float" office:value="3914" calcext:value-type="float">
            <text:p>3914</text:p>
          </table:table-cell>
          <table:table-cell office:value-type="float" office:value="3952" calcext:value-type="float">
            <text:p>3952</text:p>
          </table:table-cell>
          <table:table-cell office:value-type="float" office:value="3904" calcext:value-type="float">
            <text:p>3904</text:p>
          </table:table-cell>
          <table:table-cell office:value-type="float" office:value="3952" calcext:value-type="float">
            <text:p>3952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05" calcext:value-type="float">
            <text:p>1205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53" calcext:value-type="float">
            <text:p>1253</text:p>
          </table:table-cell>
          <table:table-cell office:value-type="float" office:value="1120" calcext:value-type="float">
            <text:p>1120</text:p>
          </table:table-cell>
          <table:table-cell office:value-type="float" office:value="1596" calcext:value-type="float">
            <text:p>1596</text:p>
          </table:table-cell>
          <table:table-cell office:value-type="float" office:value="1700" calcext:value-type="float">
            <text:p>1700</text:p>
          </table:table-cell>
          <table:table-cell office:value-type="float" office:value="1526" calcext:value-type="float">
            <text:p>1526</text:p>
          </table:table-cell>
          <table:table-cell office:value-type="float" office:value="1401" calcext:value-type="float">
            <text:p>1401</text:p>
          </table:table-cell>
          <table:table-cell office:value-type="float" office:value="1426" calcext:value-type="float">
            <text:p>1426</text:p>
          </table:table-cell>
          <table:table-cell office:value-type="float" office:value="1422" calcext:value-type="float">
            <text:p>1422</text:p>
          </table:table-cell>
          <table:table-cell office:value-type="float" office:value="1506" calcext:value-type="float">
            <text:p>1506</text:p>
          </table:table-cell>
          <table:table-cell office:value-type="float" office:value="1580" calcext:value-type="float">
            <text:p>1580</text:p>
          </table:table-cell>
          <table:table-cell office:value-type="float" office:value="1616" calcext:value-type="float">
            <text:p>1616</text:p>
          </table:table-cell>
          <table:table-cell office:value-type="float" office:value="1621" calcext:value-type="float">
            <text:p>1621</text:p>
          </table:table-cell>
          <table:table-cell office:value-type="float" office:value="2325" calcext:value-type="float">
            <text:p>2325</text:p>
          </table:table-cell>
          <table:table-cell office:value-type="float" office:value="2126" calcext:value-type="float">
            <text:p>2126</text:p>
          </table:table-cell>
          <table:table-cell office:value-type="float" office:value="2360" calcext:value-type="float">
            <text:p>2360</text:p>
          </table:table-cell>
          <table:table-cell office:value-type="float" office:value="2259" calcext:value-type="float">
            <text:p>2259</text:p>
          </table:table-cell>
          <table:table-cell office:value-type="float" office:value="2321" calcext:value-type="float">
            <text:p>2321</text:p>
          </table:table-cell>
          <table:table-cell office:value-type="float" office:value="2246" calcext:value-type="float">
            <text:p>2246</text:p>
          </table:table-cell>
          <table:table-cell office:value-type="float" office:value="2304" calcext:value-type="float">
            <text:p>2304</text:p>
          </table:table-cell>
          <table:table-cell office:value-type="float" office:value="2242" calcext:value-type="float">
            <text:p>2242</text:p>
          </table:table-cell>
          <table:table-cell office:value-type="float" office:value="2293" calcext:value-type="float">
            <text:p>2293</text:p>
          </table:table-cell>
          <table:table-cell office:value-type="float" office:value="2224" calcext:value-type="float">
            <text:p>2224</text:p>
          </table:table-cell>
          <table:table-cell office:value-type="float" office:value="2729" calcext:value-type="float">
            <text:p>2729</text:p>
          </table:table-cell>
          <table:table-cell office:value-type="float" office:value="2843" calcext:value-type="float">
            <text:p>2843</text:p>
          </table:table-cell>
          <table:table-cell office:value-type="float" office:value="2640" calcext:value-type="float">
            <text:p>2640</text:p>
          </table:table-cell>
          <table:table-cell office:value-type="float" office:value="2770" calcext:value-type="float">
            <text:p>2770</text:p>
          </table:table-cell>
          <table:table-cell office:value-type="float" office:value="2864" calcext:value-type="float">
            <text:p>2864</text:p>
          </table:table-cell>
          <table:table-cell office:value-type="float" office:value="2835" calcext:value-type="float">
            <text:p>2835</text:p>
          </table:table-cell>
          <table:table-cell office:value-type="float" office:value="2743" calcext:value-type="float">
            <text:p>2743</text:p>
          </table:table-cell>
          <table:table-cell office:value-type="float" office:value="2705" calcext:value-type="float">
            <text:p>2705</text:p>
          </table:table-cell>
          <table:table-cell office:value-type="float" office:value="2571" calcext:value-type="float">
            <text:p>2571</text:p>
          </table:table-cell>
          <table:table-cell office:value-type="float" office:value="2783" calcext:value-type="float">
            <text:p>2783</text:p>
          </table:table-cell>
          <table:table-cell office:value-type="float" office:value="3135" calcext:value-type="float">
            <text:p>3135</text:p>
          </table:table-cell>
          <table:table-cell office:value-type="float" office:value="3022" calcext:value-type="float">
            <text:p>3022</text:p>
          </table:table-cell>
          <table:table-cell office:value-type="float" office:value="2986" calcext:value-type="float">
            <text:p>2986</text:p>
          </table:table-cell>
          <table:table-cell office:value-type="float" office:value="3151" calcext:value-type="float">
            <text:p>3151</text:p>
          </table:table-cell>
          <table:table-cell office:value-type="float" office:value="3143" calcext:value-type="float">
            <text:p>3143</text:p>
          </table:table-cell>
          <table:table-cell office:value-type="float" office:value="3110" calcext:value-type="float">
            <text:p>3110</text:p>
          </table:table-cell>
          <table:table-cell office:value-type="float" office:value="3264" calcext:value-type="float">
            <text:p>3264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3200" calcext:value-type="float">
            <text:p>3200</text:p>
          </table:table-cell>
          <table:table-cell office:value-type="float" office:value="4051" calcext:value-type="float">
            <text:p>4051</text:p>
          </table:table-cell>
          <table:table-cell office:value-type="float" office:value="3912" calcext:value-type="float">
            <text:p>3912</text:p>
          </table:table-cell>
          <table:table-cell office:value-type="float" office:value="3911" calcext:value-type="float">
            <text:p>3911</text:p>
          </table:table-cell>
          <table:table-cell office:value-type="float" office:value="3969" calcext:value-type="float">
            <text:p>3969</text:p>
          </table:table-cell>
          <table:table-cell office:value-type="float" office:value="3835" calcext:value-type="float">
            <text:p>3835</text:p>
          </table:table-cell>
          <table:table-cell office:value-type="float" office:value="3853" calcext:value-type="float">
            <text:p>3853</text:p>
          </table:table-cell>
          <table:table-cell office:value-type="float" office:value="3952" calcext:value-type="float">
            <text:p>3952</text:p>
          </table:table-cell>
          <table:table-cell office:value-type="float" office:value="3893" calcext:value-type="float">
            <text:p>3893</text:p>
          </table:table-cell>
          <table:table-cell office:value-type="float" office:value="3952" calcext:value-type="float">
            <text:p>3952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3" calcext:value-type="float">
            <text:p>1093</text:p>
          </table:table-cell>
          <table:table-cell office:value-type="float" office:value="1306" calcext:value-type="float">
            <text:p>1306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3" calcext:value-type="float">
            <text:p>1243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09" calcext:value-type="float">
            <text:p>1109</text:p>
          </table:table-cell>
          <table:table-cell office:value-type="float" office:value="1608" calcext:value-type="float">
            <text:p>1608</text:p>
          </table:table-cell>
          <table:table-cell office:value-type="float" office:value="1699" calcext:value-type="float">
            <text:p>1699</text:p>
          </table:table-cell>
          <table:table-cell office:value-type="float" office:value="1512" calcext:value-type="float">
            <text:p>1512</text:p>
          </table:table-cell>
          <table:table-cell office:value-type="float" office:value="1379" calcext:value-type="float">
            <text:p>1379</text:p>
          </table:table-cell>
          <table:table-cell office:value-type="float" office:value="1437" calcext:value-type="float">
            <text:p>1437</text:p>
          </table:table-cell>
          <table:table-cell office:value-type="float" office:value="1425" calcext:value-type="float">
            <text:p>1425</text:p>
          </table:table-cell>
          <table:table-cell office:value-type="float" office:value="1524" calcext:value-type="float">
            <text:p>1524</text:p>
          </table:table-cell>
          <table:table-cell office:value-type="float" office:value="1561" calcext:value-type="float">
            <text:p>1561</text:p>
          </table:table-cell>
          <table:table-cell office:value-type="float" office:value="1620" calcext:value-type="float">
            <text:p>1620</text:p>
          </table:table-cell>
          <table:table-cell office:value-type="float" office:value="1616" calcext:value-type="float">
            <text:p>1616</text:p>
          </table:table-cell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office:value-type="float" office:value="1195" calcext:value-type="float">
            <text:p>1195</text:p>
          </table:table-cell>
          <table:table-cell office:value-type="float" office:value="1247" calcext:value-type="float">
            <text:p>1247</text:p>
          </table:table-cell>
          <table:table-cell office:value-type="float" office:value="1207" calcext:value-type="float">
            <text:p>1207</text:p>
          </table:table-cell>
          <table:table-cell office:value-type="float" office:value="1252" calcext:value-type="float">
            <text:p>1252</text:p>
          </table:table-cell>
          <table:table-cell office:value-type="float" office:value="1122" calcext:value-type="float">
            <text:p>1122</text:p>
          </table:table-cell>
          <table:table-cell office:value-type="float" office:value="1619" calcext:value-type="float">
            <text:p>1619</text:p>
          </table:table-cell>
          <table:table-cell office:value-type="float" office:value="1697" calcext:value-type="float">
            <text:p>1697</text:p>
          </table:table-cell>
          <table:table-cell office:value-type="float" office:value="1526" calcext:value-type="float">
            <text:p>1526</text:p>
          </table:table-cell>
          <table:table-cell office:value-type="float" office:value="1393" calcext:value-type="float">
            <text:p>1393</text:p>
          </table:table-cell>
          <table:table-cell office:value-type="float" office:value="1434" calcext:value-type="float">
            <text:p>1434</text:p>
          </table:table-cell>
          <table:table-cell office:value-type="float" office:value="1420" calcext:value-type="float">
            <text:p>1420</text:p>
          </table:table-cell>
          <table:table-cell office:value-type="float" office:value="1491" calcext:value-type="float">
            <text:p>1491</text:p>
          </table:table-cell>
          <table:table-cell office:value-type="float" office:value="1578" calcext:value-type="float">
            <text:p>1578</text:p>
          </table:table-cell>
          <table:table-cell office:value-type="float" office:value="1620" calcext:value-type="float">
            <text:p>1620</text:p>
          </table:table-cell>
          <table:table-cell office:value-type="float" office:value="1610" calcext:value-type="float">
            <text:p>1610</text:p>
          </table:table-cell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359" calcext:value-type="float">
            <text:p>1359</text:p>
          </table:table-cell>
          <table:table-cell office:value-type="float" office:value="1097" calcext:value-type="float">
            <text:p>1097</text:p>
          </table:table-cell>
          <table:table-cell office:value-type="float" office:value="1304" calcext:value-type="float">
            <text:p>1304</text:p>
          </table:table-cell>
          <table:table-cell office:value-type="float" office:value="1248" calcext:value-type="float">
            <text:p>1248</text:p>
          </table:table-cell>
          <table:table-cell office:value-type="float" office:value="1217" calcext:value-type="float">
            <text:p>1217</text:p>
          </table:table-cell>
          <table:table-cell office:value-type="float" office:value="1249" calcext:value-type="float">
            <text:p>1249</text:p>
          </table:table-cell>
          <table:table-cell office:value-type="float" office:value="1212" calcext:value-type="float">
            <text:p>1212</text:p>
          </table:table-cell>
          <table:table-cell office:value-type="float" office:value="1249" calcext:value-type="float">
            <text:p>1249</text:p>
          </table:table-cell>
          <table:table-cell office:value-type="float" office:value="1127" calcext:value-type="float">
            <text:p>1127</text:p>
          </table:table-cell>
          <table:table-cell office:value-type="float" office:value="1600" calcext:value-type="float">
            <text:p>1600</text:p>
          </table:table-cell>
          <table:table-cell office:value-type="float" office:value="1705" calcext:value-type="float">
            <text:p>1705</text:p>
          </table:table-cell>
          <table:table-cell office:value-type="float" office:value="1509" calcext:value-type="float">
            <text:p>1509</text:p>
          </table:table-cell>
          <table:table-cell office:value-type="float" office:value="1400" calcext:value-type="float">
            <text:p>1400</text:p>
          </table:table-cell>
          <table:table-cell office:value-type="float" office:value="1449" calcext:value-type="float">
            <text:p>1449</text:p>
          </table:table-cell>
          <table:table-cell office:value-type="float" office:value="1420" calcext:value-type="float">
            <text:p>1420</text:p>
          </table:table-cell>
          <table:table-cell office:value-type="float" office:value="1506" calcext:value-type="float">
            <text:p>1506</text:p>
          </table:table-cell>
          <table:table-cell office:value-type="float" office:value="1566" calcext:value-type="float">
            <text:p>1566</text:p>
          </table:table-cell>
          <table:table-cell office:value-type="float" office:value="1622" calcext:value-type="float">
            <text:p>1622</text:p>
          </table:table-cell>
          <table:table-cell office:value-type="float" office:value="1629" calcext:value-type="float">
            <text:p>1629</text:p>
          </table:table-cell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60" calcext:value-type="float">
            <text:p>1360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0" calcext:value-type="float">
            <text:p>1240</text:p>
          </table:table-cell>
          <table:table-cell office:value-type="float" office:value="1211" calcext:value-type="float">
            <text:p>1211</text:p>
          </table:table-cell>
          <table:table-cell office:value-type="float" office:value="1252" calcext:value-type="float">
            <text:p>1252</text:p>
          </table:table-cell>
          <table:table-cell office:value-type="float" office:value="1118" calcext:value-type="float">
            <text:p>1118</text:p>
          </table:table-cell>
          <table:table-cell office:value-type="float" office:value="1588" calcext:value-type="float">
            <text:p>1588</text:p>
          </table:table-cell>
          <table:table-cell office:value-type="float" office:value="1687" calcext:value-type="float">
            <text:p>1687</text:p>
          </table:table-cell>
          <table:table-cell office:value-type="float" office:value="1532" calcext:value-type="float">
            <text:p>1532</text:p>
          </table:table-cell>
          <table:table-cell office:value-type="float" office:value="1392" calcext:value-type="float">
            <text:p>1392</text:p>
          </table:table-cell>
          <table:table-cell office:value-type="float" office:value="1436" calcext:value-type="float">
            <text:p>1436</text:p>
          </table:table-cell>
          <table:table-cell office:value-type="float" office:value="1428" calcext:value-type="float">
            <text:p>1428</text:p>
          </table:table-cell>
          <table:table-cell office:value-type="float" office:value="1509" calcext:value-type="float">
            <text:p>1509</text:p>
          </table:table-cell>
          <table:table-cell office:value-type="float" office:value="1559" calcext:value-type="float">
            <text:p>1559</text:p>
          </table:table-cell>
          <table:table-cell office:value-type="float" office:value="1631" calcext:value-type="float">
            <text:p>1631</text:p>
          </table:table-cell>
          <table:table-cell office:value-type="float" office:value="1625" calcext:value-type="float">
            <text:p>1625</text:p>
          </table:table-cell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97" calcext:value-type="float">
            <text:p>1097</text:p>
          </table:table-cell>
          <table:table-cell office:value-type="float" office:value="1311" calcext:value-type="float">
            <text:p>1311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53" calcext:value-type="float">
            <text:p>1253</text:p>
          </table:table-cell>
          <table:table-cell office:value-type="float" office:value="1123" calcext:value-type="float">
            <text:p>1123</text:p>
          </table:table-cell>
          <table:table-cell office:value-type="float" office:value="1607" calcext:value-type="float">
            <text:p>1607</text:p>
          </table:table-cell>
          <table:table-cell office:value-type="float" office:value="1672" calcext:value-type="float">
            <text:p>1672</text:p>
          </table:table-cell>
          <table:table-cell office:value-type="float" office:value="1531" calcext:value-type="float">
            <text:p>1531</text:p>
          </table:table-cell>
          <table:table-cell office:value-type="float" office:value="1394" calcext:value-type="float">
            <text:p>1394</text:p>
          </table:table-cell>
          <table:table-cell office:value-type="float" office:value="1436" calcext:value-type="float">
            <text:p>1436</text:p>
          </table:table-cell>
          <table:table-cell office:value-type="float" office:value="1423" calcext:value-type="float">
            <text:p>1423</text:p>
          </table:table-cell>
          <table:table-cell office:value-type="float" office:value="1514" calcext:value-type="float">
            <text:p>1514</text:p>
          </table:table-cell>
          <table:table-cell office:value-type="float" office:value="1565" calcext:value-type="float">
            <text:p>1565</text:p>
          </table:table-cell>
          <table:table-cell office:value-type="float" office:value="1611" calcext:value-type="float">
            <text:p>1611</text:p>
          </table:table-cell>
          <table:table-cell office:value-type="float" office:value="1620" calcext:value-type="float">
            <text:p>1620</text:p>
          </table:table-cell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3" calcext:value-type="float">
            <text:p>1093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04" calcext:value-type="float">
            <text:p>1204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22" calcext:value-type="float">
            <text:p>1122</text:p>
          </table:table-cell>
          <table:table-cell office:value-type="float" office:value="1601" calcext:value-type="float">
            <text:p>1601</text:p>
          </table:table-cell>
          <table:table-cell office:value-type="float" office:value="1689" calcext:value-type="float">
            <text:p>1689</text:p>
          </table:table-cell>
          <table:table-cell office:value-type="float" office:value="1531" calcext:value-type="float">
            <text:p>1531</text:p>
          </table:table-cell>
          <table:table-cell office:value-type="float" office:value="1395" calcext:value-type="float">
            <text:p>1395</text:p>
          </table:table-cell>
          <table:table-cell office:value-type="float" office:value="1449" calcext:value-type="float">
            <text:p>1449</text:p>
          </table:table-cell>
          <table:table-cell office:value-type="float" office:value="1429" calcext:value-type="float">
            <text:p>1429</text:p>
          </table:table-cell>
          <table:table-cell office:value-type="float" office:value="1494" calcext:value-type="float">
            <text:p>1494</text:p>
          </table:table-cell>
          <table:table-cell office:value-type="float" office:value="1560" calcext:value-type="float">
            <text:p>1560</text:p>
          </table:table-cell>
          <table:table-cell office:value-type="float" office:value="1607" calcext:value-type="float">
            <text:p>1607</text:p>
          </table:table-cell>
          <table:table-cell office:value-type="float" office:value="1628" calcext:value-type="float">
            <text:p>1628</text:p>
          </table:table-cell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3" calcext:value-type="float">
            <text:p>3103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27" calcext:value-type="float">
            <text:p>1127</text:p>
          </table:table-cell>
          <table:table-cell office:value-type="float" office:value="1603" calcext:value-type="float">
            <text:p>1603</text:p>
          </table:table-cell>
          <table:table-cell office:value-type="float" office:value="1689" calcext:value-type="float">
            <text:p>1689</text:p>
          </table:table-cell>
          <table:table-cell office:value-type="float" office:value="1521" calcext:value-type="float">
            <text:p>1521</text:p>
          </table:table-cell>
          <table:table-cell office:value-type="float" office:value="1385" calcext:value-type="float">
            <text:p>1385</text:p>
          </table:table-cell>
          <table:table-cell office:value-type="float" office:value="1432" calcext:value-type="float">
            <text:p>1432</text:p>
          </table:table-cell>
          <table:table-cell office:value-type="float" office:value="1426" calcext:value-type="float">
            <text:p>1426</text:p>
          </table:table-cell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3" calcext:value-type="float">
            <text:p>1603</text:p>
          </table:table-cell>
          <table:table-cell office:value-type="float" office:value="1623" calcext:value-type="float">
            <text:p>1623</text:p>
          </table:table-cell>
          <table:table-cell office:value-type="float" office:value="2325" calcext:value-type="float">
            <text:p>232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46" calcext:value-type="float">
            <text:p>1246</text:p>
          </table:table-cell>
          <table:table-cell office:value-type="float" office:value="1206" calcext:value-type="float">
            <text:p>1206</text:p>
          </table:table-cell>
          <table:table-cell office:value-type="float" office:value="1240" calcext:value-type="float">
            <text:p>1240</text:p>
          </table:table-cell>
          <table:table-cell office:value-type="float" office:value="1111" calcext:value-type="float">
            <text:p>1111</text:p>
          </table:table-cell>
          <table:table-cell office:value-type="float" office:value="1602" calcext:value-type="float">
            <text:p>1602</text:p>
          </table:table-cell>
          <table:table-cell office:value-type="float" office:value="1697" calcext:value-type="float">
            <text:p>1697</text:p>
          </table:table-cell>
          <table:table-cell office:value-type="float" office:value="1517" calcext:value-type="float">
            <text:p>1517</text:p>
          </table:table-cell>
          <table:table-cell office:value-type="float" office:value="1408" calcext:value-type="float">
            <text:p>1408</text:p>
          </table:table-cell>
          <table:table-cell office:value-type="float" office:value="1449" calcext:value-type="float">
            <text:p>1449</text:p>
          </table:table-cell>
          <table:table-cell office:value-type="float" office:value="1424" calcext:value-type="float">
            <text:p>1424</text:p>
          </table:table-cell>
          <table:table-cell office:value-type="float" office:value="1499" calcext:value-type="float">
            <text:p>1499</text:p>
          </table:table-cell>
          <table:table-cell office:value-type="float" office:value="1567" calcext:value-type="float">
            <text:p>1567</text:p>
          </table:table-cell>
          <table:table-cell office:value-type="float" office:value="1618" calcext:value-type="float">
            <text:p>1618</text:p>
          </table:table-cell>
          <table:table-cell office:value-type="float" office:value="1614" calcext:value-type="float">
            <text:p>1614</text:p>
          </table:table-cell>
          <table:table-cell office:value-type="float" office:value="2349" calcext:value-type="float">
            <text:p>2349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8" calcext:value-type="float">
            <text:p>1098</text:p>
          </table:table-cell>
          <table:table-cell office:value-type="float" office:value="1300" calcext:value-type="float">
            <text:p>1300</text:p>
          </table:table-cell>
          <table:table-cell office:value-type="float" office:value="1246" calcext:value-type="float">
            <text:p>1246</text:p>
          </table:table-cell>
          <table:table-cell office:value-type="float" office:value="1210" calcext:value-type="float">
            <text:p>1210</text:p>
          </table:table-cell>
          <table:table-cell office:value-type="float" office:value="1246" calcext:value-type="float">
            <text:p>1246</text:p>
          </table:table-cell>
          <table:table-cell office:value-type="float" office:value="1212" calcext:value-type="float">
            <text:p>1212</text:p>
          </table:table-cell>
          <table:table-cell office:value-type="float" office:value="1252" calcext:value-type="float">
            <text:p>1252</text:p>
          </table:table-cell>
          <table:table-cell office:value-type="float" office:value="1121" calcext:value-type="float">
            <text:p>1121</text:p>
          </table:table-cell>
          <table:table-cell office:value-type="float" office:value="1596" calcext:value-type="float">
            <text:p>1596</text:p>
          </table:table-cell>
          <table:table-cell office:value-type="float" office:value="1682" calcext:value-type="float">
            <text:p>1682</text:p>
          </table:table-cell>
          <table:table-cell office:value-type="float" office:value="1518" calcext:value-type="float">
            <text:p>1518</text:p>
          </table:table-cell>
          <table:table-cell office:value-type="float" office:value="1392" calcext:value-type="float">
            <text:p>1392</text:p>
          </table:table-cell>
          <table:table-cell office:value-type="float" office:value="1434" calcext:value-type="float">
            <text:p>1434</text:p>
          </table:table-cell>
          <table:table-cell office:value-type="float" office:value="1419" calcext:value-type="float">
            <text:p>1419</text:p>
          </table:table-cell>
          <table:table-cell office:value-type="float" office:value="1502" calcext:value-type="float">
            <text:p>1502</text:p>
          </table:table-cell>
          <table:table-cell office:value-type="float" office:value="1571" calcext:value-type="float">
            <text:p>1571</text:p>
          </table:table-cell>
          <table:table-cell office:value-type="float" office:value="1611" calcext:value-type="float">
            <text:p>1611</text:p>
          </table:table-cell>
          <table:table-cell office:value-type="float" office:value="1631" calcext:value-type="float">
            <text:p>1631</text:p>
          </table:table-cell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60" calcext:value-type="float">
            <text:p>1360</text:p>
          </table:table-cell>
          <table:table-cell office:value-type="float" office:value="1097" calcext:value-type="float">
            <text:p>1097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office:value-type="float" office:value="1210" calcext:value-type="float">
            <text:p>1210</text:p>
          </table:table-cell>
          <table:table-cell office:value-type="float" office:value="1239" calcext:value-type="float">
            <text:p>1239</text:p>
          </table:table-cell>
          <table:table-cell office:value-type="float" office:value="1212" calcext:value-type="float">
            <text:p>1212</text:p>
          </table:table-cell>
          <table:table-cell office:value-type="float" office:value="1249" calcext:value-type="float">
            <text:p>1249</text:p>
          </table:table-cell>
          <table:table-cell office:value-type="float" office:value="1108" calcext:value-type="float">
            <text:p>1108</text:p>
          </table:table-cell>
          <table:table-cell office:value-type="float" office:value="1600" calcext:value-type="float">
            <text:p>1600</text:p>
          </table:table-cell>
          <table:table-cell office:value-type="float" office:value="1698" calcext:value-type="float">
            <text:p>1698</text:p>
          </table:table-cell>
          <table:table-cell office:value-type="float" office:value="1521" calcext:value-type="float">
            <text:p>1521</text:p>
          </table:table-cell>
          <table:table-cell office:value-type="float" office:value="1400" calcext:value-type="float">
            <text:p>1400</text:p>
          </table:table-cell>
          <table:table-cell office:value-type="float" office:value="1438" calcext:value-type="float">
            <text:p>1438</text:p>
          </table:table-cell>
          <table:table-cell office:value-type="float" office:value="1418" calcext:value-type="float">
            <text:p>1418</text:p>
          </table:table-cell>
          <table:table-cell office:value-type="float" office:value="1501" calcext:value-type="float">
            <text:p>1501</text:p>
          </table:table-cell>
          <table:table-cell office:value-type="float" office:value="1565" calcext:value-type="float">
            <text:p>1565</text:p>
          </table:table-cell>
          <table:table-cell office:value-type="float" office:value="1609" calcext:value-type="float">
            <text:p>1609</text:p>
          </table:table-cell>
          <table:table-cell office:value-type="float" office:value="1608" calcext:value-type="float">
            <text:p>1608</text:p>
          </table:table-cell>
          <table:table-cell office:value-type="float" office:value="2359" calcext:value-type="float">
            <text:p>235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360" calcext:value-type="float">
            <text:p>1360</text:p>
          </table:table-cell>
          <table:table-cell office:value-type="float" office:value="1089" calcext:value-type="float">
            <text:p>1089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0" calcext:value-type="float">
            <text:p>1360</text:p>
          </table:table-cell>
          <table:table-cell office:value-type="float" office:value="1097" calcext:value-type="float">
            <text:p>1097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7" calcext:value-type="float">
            <text:p>2727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088" calcext:value-type="float">
            <text:p>1088</text:p>
          </table:table-cell>
          <table:table-cell office:value-type="float" office:value="1309" calcext:value-type="float">
            <text:p>1309</text:p>
          </table:table-cell>
          <table:table-cell office:value-type="float" office:value="1250" calcext:value-type="float">
            <text:p>1250</text:p>
          </table:table-cell>
          <table:table-cell table:number-columns-repeated="5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47" calcext:value-type="float">
            <text:p>234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98" calcext:value-type="float">
            <text:p>1098</text:p>
          </table:table-cell>
          <table:table-cell office:value-type="float" office:value="1309" calcext:value-type="float">
            <text:p>1309</text:p>
          </table:table-cell>
          <table:table-cell office:value-type="float" office:value="1248" calcext:value-type="float">
            <text:p>1248</text:p>
          </table:table-cell>
          <table:table-cell table:number-columns-repeated="5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4" calcext:value-type="float">
            <text:p>4054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88" calcext:value-type="float">
            <text:p>1588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3" calcext:value-type="float">
            <text:p>402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3" calcext:value-type="float">
            <text:p>312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21" calcext:value-type="float">
            <text:p>232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6" calcext:value-type="float">
            <text:p>404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62" calcext:value-type="float">
            <text:p>236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34" calcext:value-type="float">
            <text:p>403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32" calcext:value-type="float">
            <text:p>233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5" calcext:value-type="float">
            <text:p>1595</text:p>
          </table:table-cell>
          <table:table-cell table:number-columns-repeated="9"/>
          <table:table-cell office:value-type="float" office:value="2320" calcext:value-type="float">
            <text:p>232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9" calcext:value-type="float">
            <text:p>3129</text:p>
          </table:table-cell>
          <table:table-cell table:number-columns-repeated="9"/>
          <table:table-cell office:value-type="float" office:value="4058" calcext:value-type="float">
            <text:p>4058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9" calcext:value-type="float">
            <text:p>1619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57" calcext:value-type="float">
            <text:p>235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7" calcext:value-type="float">
            <text:p>3127</text:p>
          </table:table-cell>
          <table:table-cell table:number-columns-repeated="9"/>
          <table:table-cell office:value-type="float" office:value="4030" calcext:value-type="float">
            <text:p>403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5" calcext:value-type="float">
            <text:p>407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61" calcext:value-type="float">
            <text:p>236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5" calcext:value-type="float">
            <text:p>4065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2" calcext:value-type="float">
            <text:p>2732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67" calcext:value-type="float">
            <text:p>236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5" calcext:value-type="float">
            <text:p>2355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29" calcext:value-type="float">
            <text:p>2329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8" calcext:value-type="float">
            <text:p>40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6" calcext:value-type="float">
            <text:p>4076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1" calcext:value-type="float">
            <text:p>2341</text:p>
          </table:table-cell>
          <table:table-cell table:number-columns-repeated="9"/>
          <table:table-cell office:value-type="float" office:value="2730" calcext:value-type="float">
            <text:p>2730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4" calcext:value-type="float">
            <text:p>404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25" calcext:value-type="float">
            <text:p>2725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9" calcext:value-type="float">
            <text:p>40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53" calcext:value-type="float">
            <text:p>235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31" calcext:value-type="float">
            <text:p>233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53" calcext:value-type="float">
            <text:p>235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4" calcext:value-type="float">
            <text:p>406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8" calcext:value-type="float">
            <text:p>234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9" calcext:value-type="float">
            <text:p>234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1" calcext:value-type="float">
            <text:p>1601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35" calcext:value-type="float">
            <text:p>233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3" calcext:value-type="float">
            <text:p>406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58" calcext:value-type="float">
            <text:p>2358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24" calcext:value-type="float">
            <text:p>232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1" calcext:value-type="float">
            <text:p>3101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22" calcext:value-type="float">
            <text:p>232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1" calcext:value-type="float">
            <text:p>405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9" calcext:value-type="float">
            <text:p>4029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27" calcext:value-type="float">
            <text:p>4027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607" calcext:value-type="float">
            <text:p>1607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0" calcext:value-type="float">
            <text:p>1590</text:p>
          </table:table-cell>
          <table:table-cell table:number-columns-repeated="9"/>
          <table:table-cell office:value-type="float" office:value="2360" calcext:value-type="float">
            <text:p>236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37" calcext:value-type="float">
            <text:p>403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30" calcext:value-type="float">
            <text:p>233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73" calcext:value-type="float">
            <text:p>40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6" calcext:value-type="float">
            <text:p>1606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2" calcext:value-type="float">
            <text:p>40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20" calcext:value-type="float">
            <text:p>1620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3" calcext:value-type="float">
            <text:p>1613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28" calcext:value-type="float">
            <text:p>3128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5" calcext:value-type="float">
            <text:p>1605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0" calcext:value-type="float">
            <text:p>3130</text:p>
          </table:table-cell>
          <table:table-cell table:number-columns-repeated="9"/>
          <table:table-cell office:value-type="float" office:value="4077" calcext:value-type="float">
            <text:p>407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4" calcext:value-type="float">
            <text:p>3124</text:p>
          </table:table-cell>
          <table:table-cell table:number-columns-repeated="9"/>
          <table:table-cell office:value-type="float" office:value="4026" calcext:value-type="float">
            <text:p>4026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40" calcext:value-type="float">
            <text:p>234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5" calcext:value-type="float">
            <text:p>3125</text:p>
          </table:table-cell>
          <table:table-cell table:number-columns-repeated="9"/>
          <table:table-cell office:value-type="float" office:value="4039" calcext:value-type="float">
            <text:p>403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8" calcext:value-type="float">
            <text:p>1598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3" calcext:value-type="float">
            <text:p>1603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6" calcext:value-type="float">
            <text:p>4056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14" calcext:value-type="float">
            <text:p>1614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4060" calcext:value-type="float">
            <text:p>406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4" calcext:value-type="float">
            <text:p>2344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600" calcext:value-type="float">
            <text:p>1600</text:p>
          </table:table-cell>
          <table:table-cell table:number-columns-repeated="9"/>
          <table:table-cell office:value-type="float" office:value="2346" calcext:value-type="float">
            <text:p>2346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1" calcext:value-type="float">
            <text:p>40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2" calcext:value-type="float">
            <text:p>1602</text:p>
          </table:table-cell>
          <table:table-cell table:number-columns-repeated="9"/>
          <table:table-cell office:value-type="float" office:value="2336" calcext:value-type="float">
            <text:p>233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4" calcext:value-type="float">
            <text:p>3134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9" calcext:value-type="float">
            <text:p>406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2" calcext:value-type="float">
            <text:p>404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1" calcext:value-type="float">
            <text:p>3131</text:p>
          </table:table-cell>
          <table:table-cell table:number-columns-repeated="9"/>
          <table:table-cell office:value-type="float" office:value="4047" calcext:value-type="float">
            <text:p>4047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5" calcext:value-type="float">
            <text:p>2345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07" calcext:value-type="float">
            <text:p>3107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42" calcext:value-type="float">
            <text:p>234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74" calcext:value-type="float">
            <text:p>40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26" calcext:value-type="float">
            <text:p>2326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9" calcext:value-type="float">
            <text:p>1599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3" calcext:value-type="float">
            <text:p>3133</text:p>
          </table:table-cell>
          <table:table-cell table:number-columns-repeated="9"/>
          <table:table-cell office:value-type="float" office:value="4053" calcext:value-type="float">
            <text:p>4053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9"/>
          <table:table-cell office:value-type="float" office:value="1597" calcext:value-type="float">
            <text:p>1597</text:p>
          </table:table-cell>
          <table:table-cell table:number-columns-repeated="9"/>
          <table:table-cell office:value-type="float" office:value="2364" calcext:value-type="float">
            <text:p>2364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57" calcext:value-type="float">
            <text:p>4057</text:p>
          </table:table-cell>
          <table:table-cell table:number-columns-repeated="9"/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28" calcext:value-type="float">
            <text:p>2328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61" calcext:value-type="float">
            <text:p>406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1" calcext:value-type="float">
            <text:p>1611</text:p>
          </table:table-cell>
          <table:table-cell table:number-columns-repeated="9"/>
          <table:table-cell office:value-type="float" office:value="2365" calcext:value-type="float">
            <text:p>236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9" calcext:value-type="float">
            <text:p>404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4" calcext:value-type="float">
            <text:p>1594</text:p>
          </table:table-cell>
          <table:table-cell table:number-columns-repeated="9"/>
          <table:table-cell office:value-type="float" office:value="2337" calcext:value-type="float">
            <text:p>2337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6" calcext:value-type="float">
            <text:p>1596</text:p>
          </table:table-cell>
          <table:table-cell table:number-columns-repeated="9"/>
          <table:table-cell office:value-type="float" office:value="2350" calcext:value-type="float">
            <text:p>235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8" calcext:value-type="float">
            <text:p>1618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6" calcext:value-type="float">
            <text:p>3116</text:p>
          </table:table-cell>
          <table:table-cell table:number-columns-repeated="9"/>
          <table:table-cell office:value-type="float" office:value="4070" calcext:value-type="float">
            <text:p>4070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34" calcext:value-type="float">
            <text:p>2334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8" calcext:value-type="float">
            <text:p>404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2" calcext:value-type="float">
            <text:p>1592</text:p>
          </table:table-cell>
          <table:table-cell table:number-columns-repeated="9"/>
          <table:table-cell office:value-type="float" office:value="2351" calcext:value-type="float">
            <text:p>2351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40" calcext:value-type="float">
            <text:p>404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93" calcext:value-type="float">
            <text:p>1593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33" calcext:value-type="float">
            <text:p>2733</text:p>
          </table:table-cell>
          <table:table-cell table:number-columns-repeated="9"/>
          <table:table-cell office:value-type="float" office:value="3132" calcext:value-type="float">
            <text:p>3132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9"/>
          <table:table-cell office:value-type="float" office:value="1609" calcext:value-type="float">
            <text:p>1609</text:p>
          </table:table-cell>
          <table:table-cell table:number-columns-repeated="9"/>
          <table:table-cell office:value-type="float" office:value="2352" calcext:value-type="float">
            <text:p>2352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10" calcext:value-type="float">
            <text:p>1610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82" calcext:value-type="float">
            <text:p>40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27" calcext:value-type="float">
            <text:p>232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35" calcext:value-type="float">
            <text:p>3135</text:p>
          </table:table-cell>
          <table:table-cell table:number-columns-repeated="9"/>
          <table:table-cell office:value-type="float" office:value="4043" calcext:value-type="float">
            <text:p>404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608" calcext:value-type="float">
            <text:p>1608</text:p>
          </table:table-cell>
          <table:table-cell table:number-columns-repeated="9"/>
          <table:table-cell office:value-type="float" office:value="2339" calcext:value-type="float">
            <text:p>2339</text:p>
          </table:table-cell>
          <table:table-cell table:number-columns-repeated="9"/>
          <table:table-cell office:value-type="float" office:value="2731" calcext:value-type="float">
            <text:p>2731</text:p>
          </table:table-cell>
          <table:table-cell table:number-columns-repeated="9"/>
          <table:table-cell office:value-type="float" office:value="3126" calcext:value-type="float">
            <text:p>3126</text:p>
          </table:table-cell>
          <table:table-cell table:number-columns-repeated="9"/>
          <table:table-cell office:value-type="float" office:value="4041" calcext:value-type="float">
            <text:p>4041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38" calcext:value-type="float">
            <text:p>233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22" calcext:value-type="float">
            <text:p>3122</text:p>
          </table:table-cell>
          <table:table-cell table:number-columns-repeated="9"/>
          <table:table-cell office:value-type="float" office:value="4066" calcext:value-type="float">
            <text:p>4066</text:p>
          </table:table-cell>
          <table:table-cell table:number-columns-repeated="9"/>
        </table:table-row>
      </table:table>
      <table:table table:name="Tabu Search" table:style-name="ta1">
        <table:table-source xlink:type="simple" xlink:href="../summary/Tabu%20Search.txt" table:table-name="Tabu Search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126" calcext:value-type="float">
            <text:p>1126</text:p>
          </table:table-cell>
          <table:table-cell office:value-type="float" office:value="1325" calcext:value-type="float">
            <text:p>1325</text:p>
          </table:table-cell>
          <table:table-cell office:value-type="float" office:value="1305" calcext:value-type="float">
            <text:p>1305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5" calcext:value-type="float">
            <text:p>1255</text:p>
          </table:table-cell>
          <table:table-cell office:value-type="float" office:value="1151" calcext:value-type="float">
            <text:p>1151</text:p>
          </table:table-cell>
          <table:table-cell office:value-type="float" office:value="1604" calcext:value-type="float">
            <text:p>1604</text:p>
          </table:table-cell>
          <table:table-cell office:value-type="float" office:value="1699" calcext:value-type="float">
            <text:p>1699</text:p>
          </table:table-cell>
          <table:table-cell office:value-type="float" office:value="1519" calcext:value-type="float">
            <text:p>1519</text:p>
          </table:table-cell>
          <table:table-cell office:value-type="float" office:value="1406" calcext:value-type="float">
            <text:p>1406</text:p>
          </table:table-cell>
          <table:table-cell office:value-type="float" office:value="1466" calcext:value-type="float">
            <text:p>1466</text:p>
          </table:table-cell>
          <table:table-cell office:value-type="float" office:value="1442" calcext:value-type="float">
            <text:p>1442</text:p>
          </table:table-cell>
          <table:table-cell office:value-type="float" office:value="1531" calcext:value-type="float">
            <text:p>1531</text:p>
          </table:table-cell>
          <table:table-cell office:value-type="float" office:value="1576" calcext:value-type="float">
            <text:p>1576</text:p>
          </table:table-cell>
          <table:table-cell office:value-type="float" office:value="1609" calcext:value-type="float">
            <text:p>1609</text:p>
          </table:table-cell>
          <table:table-cell office:value-type="float" office:value="1620" calcext:value-type="float">
            <text:p>1620</text:p>
          </table:table-cell>
          <table:table-cell office:value-type="float" office:value="2343" calcext:value-type="float">
            <text:p>2343</text:p>
          </table:table-cell>
          <table:table-cell office:value-type="float" office:value="2119" calcext:value-type="float">
            <text:p>2119</text:p>
          </table:table-cell>
          <table:table-cell office:value-type="float" office:value="2348" calcext:value-type="float">
            <text:p>2348</text:p>
          </table:table-cell>
          <table:table-cell office:value-type="float" office:value="2248" calcext:value-type="float">
            <text:p>2248</text:p>
          </table:table-cell>
          <table:table-cell office:value-type="float" office:value="2348" calcext:value-type="float">
            <text:p>2348</text:p>
          </table:table-cell>
          <table:table-cell office:value-type="float" office:value="2257" calcext:value-type="float">
            <text:p>2257</text:p>
          </table:table-cell>
          <table:table-cell office:value-type="float" office:value="2305" calcext:value-type="float">
            <text:p>2305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32" calcext:value-type="float">
            <text:p>2232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30" calcext:value-type="float">
            <text:p>2630</text:p>
          </table:table-cell>
          <table:table-cell office:value-type="float" office:value="2771" calcext:value-type="float">
            <text:p>2771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45" calcext:value-type="float">
            <text:p>2745</text:p>
          </table:table-cell>
          <table:table-cell office:value-type="float" office:value="2686" calcext:value-type="float">
            <text:p>2686</text:p>
          </table:table-cell>
          <table:table-cell office:value-type="float" office:value="2574" calcext:value-type="float">
            <text:p>2574</text:p>
          </table:table-cell>
          <table:table-cell office:value-type="float" office:value="2789" calcext:value-type="float">
            <text:p>2789</text:p>
          </table:table-cell>
          <table:table-cell office:value-type="float" office:value="3117" calcext:value-type="float">
            <text:p>3117</text:p>
          </table:table-cell>
          <table:table-cell office:value-type="float" office:value="2997" calcext:value-type="float">
            <text:p>2997</text:p>
          </table:table-cell>
          <table:table-cell office:value-type="float" office:value="2948" calcext:value-type="float">
            <text:p>2948</text:p>
          </table:table-cell>
          <table:table-cell office:value-type="float" office:value="3080" calcext:value-type="float">
            <text:p>3080</text:p>
          </table:table-cell>
          <table:table-cell office:value-type="float" office:value="3102" calcext:value-type="float">
            <text:p>3102</text:p>
          </table:table-cell>
          <table:table-cell office:value-type="float" office:value="3169" calcext:value-type="float">
            <text:p>3169</text:p>
          </table:table-cell>
          <table:table-cell office:value-type="float" office:value="3277" calcext:value-type="float">
            <text:p>3277</text:p>
          </table:table-cell>
          <table:table-cell office:value-type="float" office:value="3089" calcext:value-type="float">
            <text:p>3089</text:p>
          </table:table-cell>
          <table:table-cell office:value-type="float" office:value="2995" calcext:value-type="float">
            <text:p>2995</text:p>
          </table:table-cell>
          <table:table-cell office:value-type="float" office:value="3204" calcext:value-type="float">
            <text:p>3204</text:p>
          </table:table-cell>
          <table:table-cell office:value-type="float" office:value="3984" calcext:value-type="float">
            <text:p>3984</text:p>
          </table:table-cell>
          <table:table-cell office:value-type="float" office:value="3881" calcext:value-type="float">
            <text:p>3881</text:p>
          </table:table-cell>
          <table:table-cell office:value-type="float" office:value="3848" calcext:value-type="float">
            <text:p>3848</text:p>
          </table:table-cell>
          <table:table-cell office:value-type="float" office:value="3931" calcext:value-type="float">
            <text:p>3931</text:p>
          </table:table-cell>
          <table:table-cell office:value-type="float" office:value="3735" calcext:value-type="float">
            <text:p>3735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72" calcext:value-type="float">
            <text:p>3872</text:p>
          </table:table-cell>
          <table:table-cell office:value-type="float" office:value="3882" calcext:value-type="float">
            <text:p>3882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59" calcext:value-type="float">
            <text:p>1359</text:p>
          </table:table-cell>
          <table:table-cell office:value-type="float" office:value="1126" calcext:value-type="float">
            <text:p>1126</text:p>
          </table:table-cell>
          <table:table-cell office:value-type="float" office:value="1325" calcext:value-type="float">
            <text:p>1325</text:p>
          </table:table-cell>
          <table:table-cell office:value-type="float" office:value="1305" calcext:value-type="float">
            <text:p>1305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5" calcext:value-type="float">
            <text:p>1255</text:p>
          </table:table-cell>
          <table:table-cell office:value-type="float" office:value="1151" calcext:value-type="float">
            <text:p>1151</text:p>
          </table:table-cell>
          <table:table-cell office:value-type="float" office:value="1604" calcext:value-type="float">
            <text:p>1604</text:p>
          </table:table-cell>
          <table:table-cell office:value-type="float" office:value="1699" calcext:value-type="float">
            <text:p>1699</text:p>
          </table:table-cell>
          <table:table-cell office:value-type="float" office:value="1519" calcext:value-type="float">
            <text:p>1519</text:p>
          </table:table-cell>
          <table:table-cell office:value-type="float" office:value="1406" calcext:value-type="float">
            <text:p>1406</text:p>
          </table:table-cell>
          <table:table-cell office:value-type="float" office:value="1466" calcext:value-type="float">
            <text:p>1466</text:p>
          </table:table-cell>
          <table:table-cell office:value-type="float" office:value="1442" calcext:value-type="float">
            <text:p>1442</text:p>
          </table:table-cell>
          <table:table-cell office:value-type="float" office:value="1531" calcext:value-type="float">
            <text:p>1531</text:p>
          </table:table-cell>
          <table:table-cell office:value-type="float" office:value="1576" calcext:value-type="float">
            <text:p>1576</text:p>
          </table:table-cell>
          <table:table-cell office:value-type="float" office:value="1609" calcext:value-type="float">
            <text:p>1609</text:p>
          </table:table-cell>
          <table:table-cell office:value-type="float" office:value="1620" calcext:value-type="float">
            <text:p>1620</text:p>
          </table:table-cell>
          <table:table-cell office:value-type="float" office:value="2343" calcext:value-type="float">
            <text:p>2343</text:p>
          </table:table-cell>
          <table:table-cell office:value-type="float" office:value="2119" calcext:value-type="float">
            <text:p>2119</text:p>
          </table:table-cell>
          <table:table-cell office:value-type="float" office:value="2348" calcext:value-type="float">
            <text:p>2348</text:p>
          </table:table-cell>
          <table:table-cell office:value-type="float" office:value="2248" calcext:value-type="float">
            <text:p>2248</text:p>
          </table:table-cell>
          <table:table-cell office:value-type="float" office:value="2348" calcext:value-type="float">
            <text:p>2348</text:p>
          </table:table-cell>
          <table:table-cell office:value-type="float" office:value="2257" calcext:value-type="float">
            <text:p>2257</text:p>
          </table:table-cell>
          <table:table-cell office:value-type="float" office:value="2305" calcext:value-type="float">
            <text:p>2305</text:p>
          </table:table-cell>
          <table:table-cell office:value-type="float" office:value="2234" calcext:value-type="float">
            <text:p>2234</text:p>
          </table:table-cell>
          <table:table-cell office:value-type="float" office:value="2290" calcext:value-type="float">
            <text:p>2290</text:p>
          </table:table-cell>
          <table:table-cell office:value-type="float" office:value="2232" calcext:value-type="float">
            <text:p>2232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30" calcext:value-type="float">
            <text:p>2630</text:p>
          </table:table-cell>
          <table:table-cell office:value-type="float" office:value="2771" calcext:value-type="float">
            <text:p>2771</text:p>
          </table:table-cell>
          <table:table-cell office:value-type="float" office:value="2864" calcext:value-type="float">
            <text:p>2864</text:p>
          </table:table-cell>
          <table:table-cell office:value-type="float" office:value="2834" calcext:value-type="float">
            <text:p>2834</text:p>
          </table:table-cell>
          <table:table-cell office:value-type="float" office:value="2745" calcext:value-type="float">
            <text:p>2745</text:p>
          </table:table-cell>
          <table:table-cell office:value-type="float" office:value="2686" calcext:value-type="float">
            <text:p>2686</text:p>
          </table:table-cell>
          <table:table-cell office:value-type="float" office:value="2574" calcext:value-type="float">
            <text:p>2574</text:p>
          </table:table-cell>
          <table:table-cell office:value-type="float" office:value="2789" calcext:value-type="float">
            <text:p>2789</text:p>
          </table:table-cell>
          <table:table-cell office:value-type="float" office:value="3117" calcext:value-type="float">
            <text:p>3117</text:p>
          </table:table-cell>
          <table:table-cell office:value-type="float" office:value="2997" calcext:value-type="float">
            <text:p>2997</text:p>
          </table:table-cell>
          <table:table-cell office:value-type="float" office:value="2948" calcext:value-type="float">
            <text:p>2948</text:p>
          </table:table-cell>
          <table:table-cell office:value-type="float" office:value="3080" calcext:value-type="float">
            <text:p>3080</text:p>
          </table:table-cell>
          <table:table-cell office:value-type="float" office:value="3102" calcext:value-type="float">
            <text:p>3102</text:p>
          </table:table-cell>
          <table:table-cell office:value-type="float" office:value="3169" calcext:value-type="float">
            <text:p>3169</text:p>
          </table:table-cell>
          <table:table-cell office:value-type="float" office:value="3277" calcext:value-type="float">
            <text:p>3277</text:p>
          </table:table-cell>
          <table:table-cell office:value-type="float" office:value="3089" calcext:value-type="float">
            <text:p>3089</text:p>
          </table:table-cell>
          <table:table-cell office:value-type="float" office:value="2995" calcext:value-type="float">
            <text:p>2995</text:p>
          </table:table-cell>
          <table:table-cell office:value-type="float" office:value="3204" calcext:value-type="float">
            <text:p>3204</text:p>
          </table:table-cell>
          <table:table-cell office:value-type="float" office:value="3984" calcext:value-type="float">
            <text:p>3984</text:p>
          </table:table-cell>
          <table:table-cell office:value-type="float" office:value="3881" calcext:value-type="float">
            <text:p>3881</text:p>
          </table:table-cell>
          <table:table-cell office:value-type="float" office:value="3848" calcext:value-type="float">
            <text:p>3848</text:p>
          </table:table-cell>
          <table:table-cell office:value-type="float" office:value="3931" calcext:value-type="float">
            <text:p>3931</text:p>
          </table:table-cell>
          <table:table-cell office:value-type="float" office:value="3735" calcext:value-type="float">
            <text:p>3735</text:p>
          </table:table-cell>
          <table:table-cell office:value-type="float" office:value="3831" calcext:value-type="float">
            <text:p>3831</text:p>
          </table:table-cell>
          <table:table-cell office:value-type="float" office:value="3900" calcext:value-type="float">
            <text:p>3900</text:p>
          </table:table-cell>
          <table:table-cell office:value-type="float" office:value="3872" calcext:value-type="float">
            <text:p>3872</text:p>
          </table:table-cell>
          <table:table-cell office:value-type="float" office:value="3882" calcext:value-type="float">
            <text:p>3882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04" calcext:value-type="float">
            <text:p>1604</text:p>
          </table:table-cell>
          <table:table-cell table:number-columns-repeated="9"/>
          <table:table-cell office:value-type="float" office:value="2343" calcext:value-type="float">
            <text:p>234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117" calcext:value-type="float">
            <text:p>3117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</table:table>
      <table:table table:name="VNS" table:style-name="ta1">
        <table:table-source xlink:type="simple" xlink:href="../summary/VNS.txt" table:table-name="VNS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98" calcext:value-type="float">
            <text:p>1098</text:p>
          </table:table-cell>
          <table:table-cell office:value-type="float" office:value="1325" calcext:value-type="float">
            <text:p>1325</text:p>
          </table:table-cell>
          <table:table-cell office:value-type="float" office:value="1277" calcext:value-type="float">
            <text:p>1277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2" calcext:value-type="float">
            <text:p>1252</text:p>
          </table:table-cell>
          <table:table-cell office:value-type="float" office:value="1151" calcext:value-type="float">
            <text:p>1151</text:p>
          </table:table-cell>
          <table:table-cell office:value-type="float" office:value="1616" calcext:value-type="float">
            <text:p>1616</text:p>
          </table:table-cell>
          <table:table-cell office:value-type="float" office:value="1722" calcext:value-type="float">
            <text:p>1722</text:p>
          </table:table-cell>
          <table:table-cell office:value-type="float" office:value="1530" calcext:value-type="float">
            <text:p>1530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426" calcext:value-type="float">
            <text:p>1426</text:p>
          </table:table-cell>
          <table:table-cell office:value-type="float" office:value="1526" calcext:value-type="float">
            <text:p>1526</text:p>
          </table:table-cell>
          <table:table-cell office:value-type="float" office:value="1572" calcext:value-type="float">
            <text:p>1572</text:p>
          </table:table-cell>
          <table:table-cell office:value-type="float" office:value="1617" calcext:value-type="float">
            <text:p>1617</text:p>
          </table:table-cell>
          <table:table-cell office:value-type="float" office:value="1620" calcext:value-type="float">
            <text:p>1620</text:p>
          </table:table-cell>
          <table:table-cell office:value-type="float" office:value="2333" calcext:value-type="float">
            <text:p>2333</text:p>
          </table:table-cell>
          <table:table-cell office:value-type="float" office:value="2149" calcext:value-type="float">
            <text:p>2149</text:p>
          </table:table-cell>
          <table:table-cell office:value-type="float" office:value="2375" calcext:value-type="float">
            <text:p>2375</text:p>
          </table:table-cell>
          <table:table-cell office:value-type="float" office:value="2248" calcext:value-type="float">
            <text:p>2248</text:p>
          </table:table-cell>
          <table:table-cell office:value-type="float" office:value="2324" calcext:value-type="float">
            <text:p>2324</text:p>
          </table:table-cell>
          <table:table-cell office:value-type="float" office:value="2288" calcext:value-type="float">
            <text:p>2288</text:p>
          </table:table-cell>
          <table:table-cell office:value-type="float" office:value="2309" calcext:value-type="float">
            <text:p>2309</text:p>
          </table:table-cell>
          <table:table-cell office:value-type="float" office:value="2232" calcext:value-type="float">
            <text:p>2232</text:p>
          </table:table-cell>
          <table:table-cell office:value-type="float" office:value="2306" calcext:value-type="float">
            <text:p>2306</text:p>
          </table:table-cell>
          <table:table-cell office:value-type="float" office:value="2236" calcext:value-type="float">
            <text:p>2236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21" calcext:value-type="float">
            <text:p>2621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1" calcext:value-type="float">
            <text:p>2831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36" calcext:value-type="float">
            <text:p>2936</text:p>
          </table:table-cell>
          <table:table-cell office:value-type="float" office:value="2961" calcext:value-type="float">
            <text:p>2961</text:p>
          </table:table-cell>
          <table:table-cell office:value-type="float" office:value="3096" calcext:value-type="float">
            <text:p>3096</text:p>
          </table:table-cell>
          <table:table-cell office:value-type="float" office:value="3044" calcext:value-type="float">
            <text:p>3044</text:p>
          </table:table-cell>
          <table:table-cell office:value-type="float" office:value="3165" calcext:value-type="float">
            <text:p>3165</text:p>
          </table:table-cell>
          <table:table-cell office:value-type="float" office:value="3182" calcext:value-type="float">
            <text:p>3182</text:p>
          </table:table-cell>
          <table:table-cell office:value-type="float" office:value="3088" calcext:value-type="float">
            <text:p>3088</text:p>
          </table:table-cell>
          <table:table-cell office:value-type="float" office:value="2995" calcext:value-type="float">
            <text:p>2995</text:p>
          </table:table-cell>
          <table:table-cell office:value-type="float" office:value="3216" calcext:value-type="float">
            <text:p>3216</text:p>
          </table:table-cell>
          <table:table-cell office:value-type="float" office:value="4003" calcext:value-type="float">
            <text:p>4003</text:p>
          </table:table-cell>
          <table:table-cell office:value-type="float" office:value="3826" calcext:value-type="float">
            <text:p>3826</text:p>
          </table:table-cell>
          <table:table-cell office:value-type="float" office:value="3797" calcext:value-type="float">
            <text:p>3797</text:p>
          </table:table-cell>
          <table:table-cell office:value-type="float" office:value="3946" calcext:value-type="float">
            <text:p>3946</text:p>
          </table:table-cell>
          <table:table-cell office:value-type="float" office:value="3759" calcext:value-type="float">
            <text:p>3759</text:p>
          </table:table-cell>
          <table:table-cell office:value-type="float" office:value="3868" calcext:value-type="float">
            <text:p>3868</text:p>
          </table:table-cell>
          <table:table-cell office:value-type="float" office:value="3886" calcext:value-type="float">
            <text:p>3886</text:p>
          </table:table-cell>
          <table:table-cell office:value-type="float" office:value="3856" calcext:value-type="float">
            <text:p>3856</text:p>
          </table:table-cell>
          <table:table-cell office:value-type="float" office:value="3872" calcext:value-type="float">
            <text:p>3872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365" calcext:value-type="float">
            <text:p>1365</text:p>
          </table:table-cell>
          <table:table-cell office:value-type="float" office:value="1098" calcext:value-type="float">
            <text:p>1098</text:p>
          </table:table-cell>
          <table:table-cell office:value-type="float" office:value="1325" calcext:value-type="float">
            <text:p>1325</text:p>
          </table:table-cell>
          <table:table-cell office:value-type="float" office:value="1277" calcext:value-type="float">
            <text:p>1277</text:p>
          </table:table-cell>
          <table:table-cell office:value-type="float" office:value="1224" calcext:value-type="float">
            <text:p>1224</text:p>
          </table:table-cell>
          <table:table-cell office:value-type="float" office:value="1251" calcext:value-type="float">
            <text:p>1251</text:p>
          </table:table-cell>
          <table:table-cell office:value-type="float" office:value="1223" calcext:value-type="float">
            <text:p>1223</text:p>
          </table:table-cell>
          <table:table-cell office:value-type="float" office:value="1252" calcext:value-type="float">
            <text:p>1252</text:p>
          </table:table-cell>
          <table:table-cell office:value-type="float" office:value="1151" calcext:value-type="float">
            <text:p>1151</text:p>
          </table:table-cell>
          <table:table-cell office:value-type="float" office:value="1616" calcext:value-type="float">
            <text:p>1616</text:p>
          </table:table-cell>
          <table:table-cell office:value-type="float" office:value="1722" calcext:value-type="float">
            <text:p>1722</text:p>
          </table:table-cell>
          <table:table-cell office:value-type="float" office:value="1530" calcext:value-type="float">
            <text:p>1530</text:p>
          </table:table-cell>
          <table:table-cell office:value-type="float" office:value="1407" calcext:value-type="float">
            <text:p>1407</text:p>
          </table:table-cell>
          <table:table-cell office:value-type="float" office:value="1479" calcext:value-type="float">
            <text:p>1479</text:p>
          </table:table-cell>
          <table:table-cell office:value-type="float" office:value="1426" calcext:value-type="float">
            <text:p>1426</text:p>
          </table:table-cell>
          <table:table-cell office:value-type="float" office:value="1526" calcext:value-type="float">
            <text:p>1526</text:p>
          </table:table-cell>
          <table:table-cell office:value-type="float" office:value="1572" calcext:value-type="float">
            <text:p>1572</text:p>
          </table:table-cell>
          <table:table-cell office:value-type="float" office:value="1617" calcext:value-type="float">
            <text:p>1617</text:p>
          </table:table-cell>
          <table:table-cell office:value-type="float" office:value="1620" calcext:value-type="float">
            <text:p>1620</text:p>
          </table:table-cell>
          <table:table-cell office:value-type="float" office:value="2333" calcext:value-type="float">
            <text:p>2333</text:p>
          </table:table-cell>
          <table:table-cell office:value-type="float" office:value="2149" calcext:value-type="float">
            <text:p>2149</text:p>
          </table:table-cell>
          <table:table-cell office:value-type="float" office:value="2375" calcext:value-type="float">
            <text:p>2375</text:p>
          </table:table-cell>
          <table:table-cell office:value-type="float" office:value="2248" calcext:value-type="float">
            <text:p>2248</text:p>
          </table:table-cell>
          <table:table-cell office:value-type="float" office:value="2324" calcext:value-type="float">
            <text:p>2324</text:p>
          </table:table-cell>
          <table:table-cell office:value-type="float" office:value="2288" calcext:value-type="float">
            <text:p>2288</text:p>
          </table:table-cell>
          <table:table-cell office:value-type="float" office:value="2309" calcext:value-type="float">
            <text:p>2309</text:p>
          </table:table-cell>
          <table:table-cell office:value-type="float" office:value="2232" calcext:value-type="float">
            <text:p>2232</text:p>
          </table:table-cell>
          <table:table-cell office:value-type="float" office:value="2306" calcext:value-type="float">
            <text:p>2306</text:p>
          </table:table-cell>
          <table:table-cell office:value-type="float" office:value="2236" calcext:value-type="float">
            <text:p>2236</text:p>
          </table:table-cell>
          <table:table-cell office:value-type="float" office:value="2729" calcext:value-type="float">
            <text:p>2729</text:p>
          </table:table-cell>
          <table:table-cell office:value-type="float" office:value="2838" calcext:value-type="float">
            <text:p>2838</text:p>
          </table:table-cell>
          <table:table-cell office:value-type="float" office:value="2621" calcext:value-type="float">
            <text:p>2621</text:p>
          </table:table-cell>
          <table:table-cell office:value-type="float" office:value="2782" calcext:value-type="float">
            <text:p>2782</text:p>
          </table:table-cell>
          <table:table-cell office:value-type="float" office:value="2864" calcext:value-type="float">
            <text:p>2864</text:p>
          </table:table-cell>
          <table:table-cell office:value-type="float" office:value="2831" calcext:value-type="float">
            <text:p>2831</text:p>
          </table:table-cell>
          <table:table-cell office:value-type="float" office:value="2736" calcext:value-type="float">
            <text:p>2736</text:p>
          </table:table-cell>
          <table:table-cell office:value-type="float" office:value="2686" calcext:value-type="float">
            <text:p>2686</text:p>
          </table:table-cell>
          <table:table-cell office:value-type="float" office:value="2561" calcext:value-type="float">
            <text:p>2561</text:p>
          </table:table-cell>
          <table:table-cell office:value-type="float" office:value="2789" calcext:value-type="float">
            <text:p>2789</text:p>
          </table:table-cell>
          <table:table-cell office:value-type="float" office:value="3096" calcext:value-type="float">
            <text:p>3096</text:p>
          </table:table-cell>
          <table:table-cell office:value-type="float" office:value="2936" calcext:value-type="float">
            <text:p>2936</text:p>
          </table:table-cell>
          <table:table-cell office:value-type="float" office:value="2961" calcext:value-type="float">
            <text:p>2961</text:p>
          </table:table-cell>
          <table:table-cell office:value-type="float" office:value="3096" calcext:value-type="float">
            <text:p>3096</text:p>
          </table:table-cell>
          <table:table-cell office:value-type="float" office:value="3044" calcext:value-type="float">
            <text:p>3044</text:p>
          </table:table-cell>
          <table:table-cell office:value-type="float" office:value="3165" calcext:value-type="float">
            <text:p>3165</text:p>
          </table:table-cell>
          <table:table-cell office:value-type="float" office:value="3182" calcext:value-type="float">
            <text:p>3182</text:p>
          </table:table-cell>
          <table:table-cell office:value-type="float" office:value="3088" calcext:value-type="float">
            <text:p>3088</text:p>
          </table:table-cell>
          <table:table-cell office:value-type="float" office:value="2995" calcext:value-type="float">
            <text:p>2995</text:p>
          </table:table-cell>
          <table:table-cell office:value-type="float" office:value="3216" calcext:value-type="float">
            <text:p>3216</text:p>
          </table:table-cell>
          <table:table-cell office:value-type="float" office:value="4003" calcext:value-type="float">
            <text:p>4003</text:p>
          </table:table-cell>
          <table:table-cell office:value-type="float" office:value="3826" calcext:value-type="float">
            <text:p>3826</text:p>
          </table:table-cell>
          <table:table-cell office:value-type="float" office:value="3797" calcext:value-type="float">
            <text:p>3797</text:p>
          </table:table-cell>
          <table:table-cell office:value-type="float" office:value="3946" calcext:value-type="float">
            <text:p>3946</text:p>
          </table:table-cell>
          <table:table-cell office:value-type="float" office:value="3759" calcext:value-type="float">
            <text:p>3759</text:p>
          </table:table-cell>
          <table:table-cell office:value-type="float" office:value="3868" calcext:value-type="float">
            <text:p>3868</text:p>
          </table:table-cell>
          <table:table-cell office:value-type="float" office:value="3886" calcext:value-type="float">
            <text:p>3886</text:p>
          </table:table-cell>
          <table:table-cell office:value-type="float" office:value="3856" calcext:value-type="float">
            <text:p>3856</text:p>
          </table:table-cell>
          <table:table-cell office:value-type="float" office:value="3872" calcext:value-type="float">
            <text:p>3872</text:p>
          </table:table-cell>
          <table:table-cell office:value-type="float" office:value="3984" calcext:value-type="float">
            <text:p>3984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9"/>
          <table:table-cell office:value-type="float" office:value="1616" calcext:value-type="float">
            <text:p>1616</text:p>
          </table:table-cell>
          <table:table-cell table:number-columns-repeated="9"/>
          <table:table-cell office:value-type="float" office:value="2333" calcext:value-type="float">
            <text:p>233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</table:table>
      <table:table table:name="Wolf Pack Algorithm" table:style-name="ta1">
        <table:table-source xlink:type="simple" xlink:href="../summary/Wolf%20Pack%20Algorithm.txt" table:table-name="Wolf Pack Algorithm" table:filter-name="Text - txt - csv (StarCalc)" table:filter-options="9/59/44,34,ANSI,1,,0,false,false"/>
        <table:table-column table:style-name="co3" table:number-columns-repeated="60" table:default-cell-style-name="Default"/>
        <table:table-row table:style-name="ro1">
          <table:table-cell office:value-type="string" calcext:value-type="string">
            <text:p>instances/tai01.txt</text:p>
          </table:table-cell>
          <table:table-cell office:value-type="string" calcext:value-type="string">
            <text:p>instances/tai02.txt</text:p>
          </table:table-cell>
          <table:table-cell office:value-type="string" calcext:value-type="string">
            <text:p>instances/tai03.txt</text:p>
          </table:table-cell>
          <table:table-cell office:value-type="string" calcext:value-type="string">
            <text:p>instances/tai04.txt</text:p>
          </table:table-cell>
          <table:table-cell office:value-type="string" calcext:value-type="string">
            <text:p>instances/tai05.txt</text:p>
          </table:table-cell>
          <table:table-cell office:value-type="string" calcext:value-type="string">
            <text:p>instances/tai06.txt</text:p>
          </table:table-cell>
          <table:table-cell office:value-type="string" calcext:value-type="string">
            <text:p>instances/tai07.txt</text:p>
          </table:table-cell>
          <table:table-cell office:value-type="string" calcext:value-type="string">
            <text:p>instances/tai08.txt</text:p>
          </table:table-cell>
          <table:table-cell office:value-type="string" calcext:value-type="string">
            <text:p>instances/tai09.txt</text:p>
          </table:table-cell>
          <table:table-cell office:value-type="string" calcext:value-type="string">
            <text:p>instances/tai10.txt</text:p>
          </table:table-cell>
          <table:table-cell office:value-type="string" calcext:value-type="string">
            <text:p>instances/tai11.txt</text:p>
          </table:table-cell>
          <table:table-cell office:value-type="string" calcext:value-type="string">
            <text:p>instances/tai12.txt</text:p>
          </table:table-cell>
          <table:table-cell office:value-type="string" calcext:value-type="string">
            <text:p>instances/tai13.txt</text:p>
          </table:table-cell>
          <table:table-cell office:value-type="string" calcext:value-type="string">
            <text:p>instances/tai14.txt</text:p>
          </table:table-cell>
          <table:table-cell office:value-type="string" calcext:value-type="string">
            <text:p>instances/tai15.txt</text:p>
          </table:table-cell>
          <table:table-cell office:value-type="string" calcext:value-type="string">
            <text:p>instances/tai16.txt</text:p>
          </table:table-cell>
          <table:table-cell office:value-type="string" calcext:value-type="string">
            <text:p>instances/tai17.txt</text:p>
          </table:table-cell>
          <table:table-cell office:value-type="string" calcext:value-type="string">
            <text:p>instances/tai18.txt</text:p>
          </table:table-cell>
          <table:table-cell office:value-type="string" calcext:value-type="string">
            <text:p>instances/tai19.txt</text:p>
          </table:table-cell>
          <table:table-cell office:value-type="string" calcext:value-type="string">
            <text:p>instances/tai20.txt</text:p>
          </table:table-cell>
          <table:table-cell office:value-type="string" calcext:value-type="string">
            <text:p>instances/tai21.txt</text:p>
          </table:table-cell>
          <table:table-cell office:value-type="string" calcext:value-type="string">
            <text:p>instances/tai22.txt</text:p>
          </table:table-cell>
          <table:table-cell office:value-type="string" calcext:value-type="string">
            <text:p>instances/tai23.txt</text:p>
          </table:table-cell>
          <table:table-cell office:value-type="string" calcext:value-type="string">
            <text:p>instances/tai24.txt</text:p>
          </table:table-cell>
          <table:table-cell office:value-type="string" calcext:value-type="string">
            <text:p>instances/tai25.txt</text:p>
          </table:table-cell>
          <table:table-cell office:value-type="string" calcext:value-type="string">
            <text:p>instances/tai26.txt</text:p>
          </table:table-cell>
          <table:table-cell office:value-type="string" calcext:value-type="string">
            <text:p>instances/tai27.txt</text:p>
          </table:table-cell>
          <table:table-cell office:value-type="string" calcext:value-type="string">
            <text:p>instances/tai28.txt</text:p>
          </table:table-cell>
          <table:table-cell office:value-type="string" calcext:value-type="string">
            <text:p>instances/tai29.txt</text:p>
          </table:table-cell>
          <table:table-cell office:value-type="string" calcext:value-type="string">
            <text:p>instances/tai30.txt</text:p>
          </table:table-cell>
          <table:table-cell office:value-type="string" calcext:value-type="string">
            <text:p>instances/tai31.txt</text:p>
          </table:table-cell>
          <table:table-cell office:value-type="string" calcext:value-type="string">
            <text:p>instances/tai32.txt</text:p>
          </table:table-cell>
          <table:table-cell office:value-type="string" calcext:value-type="string">
            <text:p>instances/tai33.txt</text:p>
          </table:table-cell>
          <table:table-cell office:value-type="string" calcext:value-type="string">
            <text:p>instances/tai34.txt</text:p>
          </table:table-cell>
          <table:table-cell office:value-type="string" calcext:value-type="string">
            <text:p>instances/tai35.txt</text:p>
          </table:table-cell>
          <table:table-cell office:value-type="string" calcext:value-type="string">
            <text:p>instances/tai36.txt</text:p>
          </table:table-cell>
          <table:table-cell office:value-type="string" calcext:value-type="string">
            <text:p>instances/tai37.txt</text:p>
          </table:table-cell>
          <table:table-cell office:value-type="string" calcext:value-type="string">
            <text:p>instances/tai38.txt</text:p>
          </table:table-cell>
          <table:table-cell office:value-type="string" calcext:value-type="string">
            <text:p>instances/tai39.txt</text:p>
          </table:table-cell>
          <table:table-cell office:value-type="string" calcext:value-type="string">
            <text:p>instances/tai40.txt</text:p>
          </table:table-cell>
          <table:table-cell office:value-type="string" calcext:value-type="string">
            <text:p>instances/tai41.txt</text:p>
          </table:table-cell>
          <table:table-cell office:value-type="string" calcext:value-type="string">
            <text:p>instances/tai42.txt</text:p>
          </table:table-cell>
          <table:table-cell office:value-type="string" calcext:value-type="string">
            <text:p>instances/tai43.txt</text:p>
          </table:table-cell>
          <table:table-cell office:value-type="string" calcext:value-type="string">
            <text:p>instances/tai44.txt</text:p>
          </table:table-cell>
          <table:table-cell office:value-type="string" calcext:value-type="string">
            <text:p>instances/tai45.txt</text:p>
          </table:table-cell>
          <table:table-cell office:value-type="string" calcext:value-type="string">
            <text:p>instances/tai46.txt</text:p>
          </table:table-cell>
          <table:table-cell office:value-type="string" calcext:value-type="string">
            <text:p>instances/tai47.txt</text:p>
          </table:table-cell>
          <table:table-cell office:value-type="string" calcext:value-type="string">
            <text:p>instances/tai48.txt</text:p>
          </table:table-cell>
          <table:table-cell office:value-type="string" calcext:value-type="string">
            <text:p>instances/tai49.txt</text:p>
          </table:table-cell>
          <table:table-cell office:value-type="string" calcext:value-type="string">
            <text:p>instances/tai50.txt</text:p>
          </table:table-cell>
          <table:table-cell office:value-type="string" calcext:value-type="string">
            <text:p>instances/tai51.txt</text:p>
          </table:table-cell>
          <table:table-cell office:value-type="string" calcext:value-type="string">
            <text:p>instances/tai52.txt</text:p>
          </table:table-cell>
          <table:table-cell office:value-type="string" calcext:value-type="string">
            <text:p>instances/tai53.txt</text:p>
          </table:table-cell>
          <table:table-cell office:value-type="string" calcext:value-type="string">
            <text:p>instances/tai54.txt</text:p>
          </table:table-cell>
          <table:table-cell office:value-type="string" calcext:value-type="string">
            <text:p>instances/tai55.txt</text:p>
          </table:table-cell>
          <table:table-cell office:value-type="string" calcext:value-type="string">
            <text:p>instances/tai56.txt</text:p>
          </table:table-cell>
          <table:table-cell office:value-type="string" calcext:value-type="string">
            <text:p>instances/tai57.txt</text:p>
          </table:table-cell>
          <table:table-cell office:value-type="string" calcext:value-type="string">
            <text:p>instances/tai58.txt</text:p>
          </table:table-cell>
          <table:table-cell office:value-type="string" calcext:value-type="string">
            <text:p>instances/tai59.txt</text:p>
          </table:table-cell>
          <table:table-cell office:value-type="string" calcext:value-type="string">
            <text:p>instances/tai60.txt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59" calcext:value-type="float">
            <text:p>1659</text:p>
          </table:table-cell>
          <table:table-cell office:value-type="float" office:value="1506" calcext:value-type="float">
            <text:p>150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6" calcext:value-type="float">
            <text:p>2306</text:p>
          </table:table-cell>
          <table:table-cell office:value-type="float" office:value="2099" calcext:value-type="float">
            <text:p>2099</text:p>
          </table:table-cell>
          <table:table-cell office:value-type="float" office:value="2336" calcext:value-type="float">
            <text:p>2336</text:p>
          </table:table-cell>
          <table:table-cell office:value-type="float" office:value="2230" calcext:value-type="float">
            <text:p>2230</text:p>
          </table:table-cell>
          <table:table-cell office:value-type="float" office:value="2291" calcext:value-type="float">
            <text:p>2291</text:p>
          </table:table-cell>
          <table:table-cell office:value-type="float" office:value="2234" calcext:value-type="float">
            <text:p>2234</text:p>
          </table:table-cell>
          <table:table-cell office:value-type="float" office:value="2282" calcext:value-type="float">
            <text:p>2282</text:p>
          </table:table-cell>
          <table:table-cell office:value-type="float" office:value="2211" calcext:value-type="float">
            <text:p>2211</text:p>
          </table:table-cell>
          <table:table-cell office:value-type="float" office:value="2237" calcext:value-type="float">
            <text:p>2237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53" calcext:value-type="float">
            <text:p>2753</text:p>
          </table:table-cell>
          <table:table-cell office:value-type="float" office:value="2864" calcext:value-type="float">
            <text:p>2864</text:p>
          </table:table-cell>
          <table:table-cell office:value-type="float" office:value="2829" calcext:value-type="float">
            <text:p>2829</text:p>
          </table:table-cell>
          <table:table-cell office:value-type="float" office:value="2732" calcext:value-type="float">
            <text:p>2732</text:p>
          </table:table-cell>
          <table:table-cell office:value-type="float" office:value="2690" calcext:value-type="float">
            <text:p>2690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79" calcext:value-type="float">
            <text:p>3079</text:p>
          </table:table-cell>
          <table:table-cell office:value-type="float" office:value="2958" calcext:value-type="float">
            <text:p>2958</text:p>
          </table:table-cell>
          <table:table-cell office:value-type="float" office:value="2962" calcext:value-type="float">
            <text:p>2962</text:p>
          </table:table-cell>
          <table:table-cell office:value-type="float" office:value="3115" calcext:value-type="float">
            <text:p>3115</text:p>
          </table:table-cell>
          <table:table-cell office:value-type="float" office:value="3081" calcext:value-type="float">
            <text:p>3081</text:p>
          </table:table-cell>
          <table:table-cell office:value-type="float" office:value="3088" calcext:value-type="float">
            <text:p>3088</text:p>
          </table:table-cell>
          <table:table-cell office:value-type="float" office:value="3160" calcext:value-type="float">
            <text:p>3160</text:p>
          </table:table-cell>
          <table:table-cell office:value-type="float" office:value="3088" calcext:value-type="float">
            <text:p>3088</text:p>
          </table:table-cell>
          <table:table-cell office:value-type="float" office:value="2987" calcext:value-type="float">
            <text:p>2987</text:p>
          </table:table-cell>
          <table:table-cell office:value-type="float" office:value="3152" calcext:value-type="float">
            <text:p>3152</text:p>
          </table:table-cell>
          <table:table-cell office:value-type="float" office:value="3960" calcext:value-type="float">
            <text:p>3960</text:p>
          </table:table-cell>
          <table:table-cell office:value-type="float" office:value="3858" calcext:value-type="float">
            <text:p>3858</text:p>
          </table:table-cell>
          <table:table-cell office:value-type="float" office:value="3824" calcext:value-type="float">
            <text:p>3824</text:p>
          </table:table-cell>
          <table:table-cell office:value-type="float" office:value="3888" calcext:value-type="float">
            <text:p>3888</text:p>
          </table:table-cell>
          <table:table-cell office:value-type="float" office:value="3763" calcext:value-type="float">
            <text:p>3763</text:p>
          </table:table-cell>
          <table:table-cell office:value-type="float" office:value="3838" calcext:value-type="float">
            <text:p>3838</text:p>
          </table:table-cell>
          <table:table-cell office:value-type="float" office:value="3862" calcext:value-type="float">
            <text:p>3862</text:p>
          </table:table-cell>
          <table:table-cell office:value-type="float" office:value="3854" calcext:value-type="float">
            <text:p>3854</text:p>
          </table:table-cell>
          <table:table-cell office:value-type="float" office:value="3912" calcext:value-type="float">
            <text:p>3912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5" calcext:value-type="float">
            <text:p>2305</text:p>
          </table:table-cell>
          <table:table-cell office:value-type="float" office:value="2109" calcext:value-type="float">
            <text:p>2109</text:p>
          </table:table-cell>
          <table:table-cell office:value-type="float" office:value="2337" calcext:value-type="float">
            <text:p>2337</text:p>
          </table:table-cell>
          <table:table-cell office:value-type="float" office:value="2233" calcext:value-type="float">
            <text:p>2233</text:p>
          </table:table-cell>
          <table:table-cell office:value-type="float" office:value="2306" calcext:value-type="float">
            <text:p>2306</text:p>
          </table:table-cell>
          <table:table-cell office:value-type="float" office:value="2232" calcext:value-type="float">
            <text:p>2232</text:p>
          </table:table-cell>
          <table:table-cell office:value-type="float" office:value="2281" calcext:value-type="float">
            <text:p>2281</text:p>
          </table:table-cell>
          <table:table-cell office:value-type="float" office:value="2204" calcext:value-type="float">
            <text:p>2204</text:p>
          </table:table-cell>
          <table:table-cell office:value-type="float" office:value="2242" calcext:value-type="float">
            <text:p>2242</text:p>
          </table:table-cell>
          <table:table-cell office:value-type="float" office:value="2181" calcext:value-type="float">
            <text:p>2181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94" calcext:value-type="float">
            <text:p>269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81" calcext:value-type="float">
            <text:p>3081</text:p>
          </table:table-cell>
          <table:table-cell office:value-type="float" office:value="2975" calcext:value-type="float">
            <text:p>2975</text:p>
          </table:table-cell>
          <table:table-cell office:value-type="float" office:value="2933" calcext:value-type="float">
            <text:p>2933</text:p>
          </table:table-cell>
          <table:table-cell office:value-type="float" office:value="3094" calcext:value-type="float">
            <text:p>3094</text:p>
          </table:table-cell>
          <table:table-cell office:value-type="float" office:value="3067" calcext:value-type="float">
            <text:p>3067</text:p>
          </table:table-cell>
          <table:table-cell office:value-type="float" office:value="3091" calcext:value-type="float">
            <text:p>3091</text:p>
          </table:table-cell>
          <table:table-cell office:value-type="float" office:value="3152" calcext:value-type="float">
            <text:p>3152</text:p>
          </table:table-cell>
          <table:table-cell office:value-type="float" office:value="3076" calcext:value-type="float">
            <text:p>3076</text:p>
          </table:table-cell>
          <table:table-cell office:value-type="float" office:value="2960" calcext:value-type="float">
            <text:p>2960</text:p>
          </table:table-cell>
          <table:table-cell office:value-type="float" office:value="3134" calcext:value-type="float">
            <text:p>3134</text:p>
          </table:table-cell>
          <table:table-cell office:value-type="float" office:value="3982" calcext:value-type="float">
            <text:p>3982</text:p>
          </table:table-cell>
          <table:table-cell office:value-type="float" office:value="3864" calcext:value-type="float">
            <text:p>3864</text:p>
          </table:table-cell>
          <table:table-cell office:value-type="float" office:value="3813" calcext:value-type="float">
            <text:p>3813</text:p>
          </table:table-cell>
          <table:table-cell office:value-type="float" office:value="3884" calcext:value-type="float">
            <text:p>3884</text:p>
          </table:table-cell>
          <table:table-cell office:value-type="float" office:value="3763" calcext:value-type="float">
            <text:p>3763</text:p>
          </table:table-cell>
          <table:table-cell office:value-type="float" office:value="3830" calcext:value-type="float">
            <text:p>3830</text:p>
          </table:table-cell>
          <table:table-cell office:value-type="float" office:value="3876" calcext:value-type="float">
            <text:p>3876</text:p>
          </table:table-cell>
          <table:table-cell office:value-type="float" office:value="3897" calcext:value-type="float">
            <text:p>3897</text:p>
          </table:table-cell>
          <table:table-cell office:value-type="float" office:value="3913" calcext:value-type="float">
            <text:p>3913</text:p>
          </table:table-cell>
          <table:table-cell office:value-type="float" office:value="3905" calcext:value-type="float">
            <text:p>390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9" calcext:value-type="float">
            <text:p>1509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1" calcext:value-type="float">
            <text:p>1591</text:p>
          </table:table-cell>
          <table:table-cell office:value-type="float" office:value="2306" calcext:value-type="float">
            <text:p>2306</text:p>
          </table:table-cell>
          <table:table-cell office:value-type="float" office:value="2105" calcext:value-type="float">
            <text:p>2105</text:p>
          </table:table-cell>
          <table:table-cell office:value-type="float" office:value="2330" calcext:value-type="float">
            <text:p>2330</text:p>
          </table:table-cell>
          <table:table-cell office:value-type="float" office:value="2232" calcext:value-type="float">
            <text:p>2232</text:p>
          </table:table-cell>
          <table:table-cell office:value-type="float" office:value="2303" calcext:value-type="float">
            <text:p>2303</text:p>
          </table:table-cell>
          <table:table-cell office:value-type="float" office:value="2230" calcext:value-type="float">
            <text:p>2230</text:p>
          </table:table-cell>
          <table:table-cell office:value-type="float" office:value="2281" calcext:value-type="float">
            <text:p>2281</text:p>
          </table:table-cell>
          <table:table-cell office:value-type="float" office:value="2210" calcext:value-type="float">
            <text:p>2210</text:p>
          </table:table-cell>
          <table:table-cell office:value-type="float" office:value="2242" calcext:value-type="float">
            <text:p>2242</text:p>
          </table:table-cell>
          <table:table-cell office:value-type="float" office:value="2190" calcext:value-type="float">
            <text:p>2190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1" calcext:value-type="float">
            <text:p>2621</text:p>
          </table:table-cell>
          <table:table-cell office:value-type="float" office:value="2753" calcext:value-type="float">
            <text:p>2753</text:p>
          </table:table-cell>
          <table:table-cell office:value-type="float" office:value="2863" calcext:value-type="float">
            <text:p>2863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94" calcext:value-type="float">
            <text:p>2694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85" calcext:value-type="float">
            <text:p>3085</text:p>
          </table:table-cell>
          <table:table-cell office:value-type="float" office:value="2960" calcext:value-type="float">
            <text:p>2960</text:p>
          </table:table-cell>
          <table:table-cell office:value-type="float" office:value="2946" calcext:value-type="float">
            <text:p>2946</text:p>
          </table:table-cell>
          <table:table-cell office:value-type="float" office:value="3108" calcext:value-type="float">
            <text:p>3108</text:p>
          </table:table-cell>
          <table:table-cell office:value-type="float" office:value="3064" calcext:value-type="float">
            <text:p>3064</text:p>
          </table:table-cell>
          <table:table-cell office:value-type="float" office:value="3066" calcext:value-type="float">
            <text:p>3066</text:p>
          </table:table-cell>
          <table:table-cell office:value-type="float" office:value="3174" calcext:value-type="float">
            <text:p>3174</text:p>
          </table:table-cell>
          <table:table-cell office:value-type="float" office:value="3102" calcext:value-type="float">
            <text:p>3102</text:p>
          </table:table-cell>
          <table:table-cell office:value-type="float" office:value="2973" calcext:value-type="float">
            <text:p>2973</text:p>
          </table:table-cell>
          <table:table-cell office:value-type="float" office:value="3159" calcext:value-type="float">
            <text:p>3159</text:p>
          </table:table-cell>
          <table:table-cell office:value-type="float" office:value="3990" calcext:value-type="float">
            <text:p>3990</text:p>
          </table:table-cell>
          <table:table-cell office:value-type="float" office:value="3844" calcext:value-type="float">
            <text:p>3844</text:p>
          </table:table-cell>
          <table:table-cell office:value-type="float" office:value="3820" calcext:value-type="float">
            <text:p>3820</text:p>
          </table:table-cell>
          <table:table-cell office:value-type="float" office:value="3851" calcext:value-type="float">
            <text:p>3851</text:p>
          </table:table-cell>
          <table:table-cell office:value-type="float" office:value="3714" calcext:value-type="float">
            <text:p>3714</text:p>
          </table:table-cell>
          <table:table-cell office:value-type="float" office:value="3825" calcext:value-type="float">
            <text:p>3825</text:p>
          </table:table-cell>
          <table:table-cell table:number-columns-repeated="2" office:value-type="float" office:value="3866" calcext:value-type="float">
            <text:p>3866</text:p>
          </table:table-cell>
          <table:table-cell office:value-type="float" office:value="3899" calcext:value-type="float">
            <text:p>3899</text:p>
          </table:table-cell>
          <table:table-cell office:value-type="float" office:value="3902" calcext:value-type="float">
            <text:p>3902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23" calcext:value-type="float">
            <text:p>1423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6" calcext:value-type="float">
            <text:p>1596</text:p>
          </table:table-cell>
          <table:table-cell office:value-type="float" office:value="1604" calcext:value-type="float">
            <text:p>1604</text:p>
          </table:table-cell>
          <table:table-cell office:value-type="float" office:value="2307" calcext:value-type="float">
            <text:p>2307</text:p>
          </table:table-cell>
          <table:table-cell office:value-type="float" office:value="2105" calcext:value-type="float">
            <text:p>2105</text:p>
          </table:table-cell>
          <table:table-cell office:value-type="float" office:value="2335" calcext:value-type="float">
            <text:p>2335</text:p>
          </table:table-cell>
          <table:table-cell office:value-type="float" office:value="2235" calcext:value-type="float">
            <text:p>2235</text:p>
          </table:table-cell>
          <table:table-cell office:value-type="float" office:value="2301" calcext:value-type="float">
            <text:p>2301</text:p>
          </table:table-cell>
          <table:table-cell office:value-type="float" office:value="2230" calcext:value-type="float">
            <text:p>2230</text:p>
          </table:table-cell>
          <table:table-cell office:value-type="float" office:value="2283" calcext:value-type="float">
            <text:p>2283</text:p>
          </table:table-cell>
          <table:table-cell office:value-type="float" office:value="2213" calcext:value-type="float">
            <text:p>2213</text:p>
          </table:table-cell>
          <table:table-cell office:value-type="float" office:value="2243" calcext:value-type="float">
            <text:p>2243</text:p>
          </table:table-cell>
          <table:table-cell office:value-type="float" office:value="2189" calcext:value-type="float">
            <text:p>2189</text:p>
          </table:table-cell>
          <table:table-cell office:value-type="float" office:value="2724" calcext:value-type="float">
            <text:p>2724</text:p>
          </table:table-cell>
          <table:table-cell office:value-type="float" office:value="2843" calcext:value-type="float">
            <text:p>2843</text:p>
          </table:table-cell>
          <table:table-cell office:value-type="float" office:value="2622" calcext:value-type="float">
            <text:p>2622</text:p>
          </table:table-cell>
          <table:table-cell office:value-type="float" office:value="2762" calcext:value-type="float">
            <text:p>2762</text:p>
          </table:table-cell>
          <table:table-cell office:value-type="float" office:value="2864" calcext:value-type="float">
            <text:p>2864</text:p>
          </table:table-cell>
          <table:table-cell office:value-type="float" office:value="2832" calcext:value-type="float">
            <text:p>2832</text:p>
          </table:table-cell>
          <table:table-cell office:value-type="float" office:value="2732" calcext:value-type="float">
            <text:p>2732</text:p>
          </table:table-cell>
          <table:table-cell office:value-type="float" office:value="2683" calcext:value-type="float">
            <text:p>2683</text:p>
          </table:table-cell>
          <table:table-cell office:value-type="float" office:value="2561" calcext:value-type="float">
            <text:p>2561</text:p>
          </table:table-cell>
          <table:table-cell office:value-type="float" office:value="2782" calcext:value-type="float">
            <text:p>2782</text:p>
          </table:table-cell>
          <table:table-cell office:value-type="float" office:value="3068" calcext:value-type="float">
            <text:p>3068</text:p>
          </table:table-cell>
          <table:table-cell office:value-type="float" office:value="2971" calcext:value-type="float">
            <text:p>2971</text:p>
          </table:table-cell>
          <table:table-cell office:value-type="float" office:value="2929" calcext:value-type="float">
            <text:p>2929</text:p>
          </table:table-cell>
          <table:table-cell office:value-type="float" office:value="3114" calcext:value-type="float">
            <text:p>3114</text:p>
          </table:table-cell>
          <table:table-cell office:value-type="float" office:value="3063" calcext:value-type="float">
            <text:p>3063</text:p>
          </table:table-cell>
          <table:table-cell office:value-type="float" office:value="3077" calcext:value-type="float">
            <text:p>3077</text:p>
          </table:table-cell>
          <table:table-cell office:value-type="float" office:value="3173" calcext:value-type="float">
            <text:p>3173</text:p>
          </table:table-cell>
          <table:table-cell office:value-type="float" office:value="3091" calcext:value-type="float">
            <text:p>3091</text:p>
          </table:table-cell>
          <table:table-cell office:value-type="float" office:value="2976" calcext:value-type="float">
            <text:p>2976</text:p>
          </table:table-cell>
          <table:table-cell office:value-type="float" office:value="3140" calcext:value-type="float">
            <text:p>3140</text:p>
          </table:table-cell>
          <table:table-cell office:value-type="float" office:value="3992" calcext:value-type="float">
            <text:p>3992</text:p>
          </table:table-cell>
          <table:table-cell office:value-type="float" office:value="3830" calcext:value-type="float">
            <text:p>3830</text:p>
          </table:table-cell>
          <table:table-cell office:value-type="float" office:value="3814" calcext:value-type="float">
            <text:p>3814</text:p>
          </table:table-cell>
          <table:table-cell office:value-type="float" office:value="3850" calcext:value-type="float">
            <text:p>3850</text:p>
          </table:table-cell>
          <table:table-cell office:value-type="float" office:value="3796" calcext:value-type="float">
            <text:p>3796</text:p>
          </table:table-cell>
          <table:table-cell office:value-type="float" office:value="3852" calcext:value-type="float">
            <text:p>3852</text:p>
          </table:table-cell>
          <table:table-cell office:value-type="float" office:value="3855" calcext:value-type="float">
            <text:p>3855</text:p>
          </table:table-cell>
          <table:table-cell office:value-type="float" office:value="3875" calcext:value-type="float">
            <text:p>3875</text:p>
          </table:table-cell>
          <table:table-cell office:value-type="float" office:value="3904" calcext:value-type="float">
            <text:p>3904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0" calcext:value-type="float">
            <text:p>1670</text:p>
          </table:table-cell>
          <table:table-cell office:value-type="float" office:value="1500" calcext:value-type="float">
            <text:p>1500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table:number-columns-repeated="2" office:value-type="float" office:value="1594" calcext:value-type="float">
            <text:p>1594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496" calcext:value-type="float">
            <text:p>1496</text:p>
          </table:table-cell>
          <table:table-cell office:value-type="float" office:value="1380" calcext:value-type="float">
            <text:p>1380</text:p>
          </table:table-cell>
          <table:table-cell office:value-type="float" office:value="1419" calcext:value-type="float">
            <text:p>1419</text:p>
          </table:table-cell>
          <table:table-cell office:value-type="float" office:value="1400" calcext:value-type="float">
            <text:p>1400</text:p>
          </table:table-cell>
          <table:table-cell office:value-type="float" office:value="1486" calcext:value-type="float">
            <text:p>1486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591" calcext:value-type="float">
            <text:p>1591</text:p>
          </table:table-cell>
          <table:table-cell office:value-type="float" office:value="2311" calcext:value-type="float">
            <text:p>231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2" calcext:value-type="float">
            <text:p>1582</text:p>
          </table:table-cell>
          <table:table-cell office:value-type="float" office:value="1659" calcext:value-type="float">
            <text:p>1659</text:p>
          </table:table-cell>
          <table:table-cell office:value-type="float" office:value="1504" calcext:value-type="float">
            <text:p>1504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1" calcext:value-type="float">
            <text:p>1591</text:p>
          </table:table-cell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496" calcext:value-type="float">
            <text:p>1496</text:p>
          </table:table-cell>
          <table:table-cell office:value-type="float" office:value="1378" calcext:value-type="float">
            <text:p>1378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8" calcext:value-type="float">
            <text:p>1548</text:p>
          </table:table-cell>
          <table:table-cell office:value-type="float" office:value="1593" calcext:value-type="float">
            <text:p>1593</text:p>
          </table:table-cell>
          <table:table-cell office:value-type="float" office:value="1599" calcext:value-type="float">
            <text:p>1599</text:p>
          </table:table-cell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8" calcext:value-type="float">
            <text:p>1508</text:p>
          </table:table-cell>
          <table:table-cell office:value-type="float" office:value="1378" calcext:value-type="float">
            <text:p>1378</text:p>
          </table:table-cell>
          <table:table-cell office:value-type="float" office:value="1422" calcext:value-type="float">
            <text:p>1422</text:p>
          </table:table-cell>
          <table:table-cell office:value-type="float" office:value="1401" calcext:value-type="float">
            <text:p>1401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4" calcext:value-type="float">
            <text:p>1664</text:p>
          </table:table-cell>
          <table:table-cell office:value-type="float" office:value="1496" calcext:value-type="float">
            <text:p>149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8" calcext:value-type="float">
            <text:p>1398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5" calcext:value-type="float">
            <text:p>1595</text:p>
          </table:table-cell>
          <table:table-cell office:value-type="float" office:value="1598" calcext:value-type="float">
            <text:p>1598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3" calcext:value-type="float">
            <text:p>1593</text:p>
          </table:table-cell>
          <table:table-cell office:value-type="float" office:value="1596" calcext:value-type="float">
            <text:p>1596</text:p>
          </table:table-cell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22" calcext:value-type="float">
            <text:p>1422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38" calcext:value-type="float">
            <text:p>1538</text:p>
          </table:table-cell>
          <table:table-cell office:value-type="float" office:value="1595" calcext:value-type="float">
            <text:p>1595</text:p>
          </table:table-cell>
          <table:table-cell office:value-type="float" office:value="1600" calcext:value-type="float">
            <text:p>1600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3" calcext:value-type="float">
            <text:p>1583</text:p>
          </table:table-cell>
          <table:table-cell office:value-type="float" office:value="1672" calcext:value-type="float">
            <text:p>1672</text:p>
          </table:table-cell>
          <table:table-cell office:value-type="float" office:value="1500" calcext:value-type="float">
            <text:p>1500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6" calcext:value-type="float">
            <text:p>1546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3965" calcext:value-type="float">
            <text:p>396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office:value-type="float" office:value="1195" calcext:value-type="float">
            <text:p>1195</text:p>
          </table:table-cell>
          <table:table-cell office:value-type="float" office:value="1239" calcext:value-type="float">
            <text:p>1239</text:p>
          </table:table-cell>
          <table:table-cell office:value-type="float" office:value="1206" calcext:value-type="float">
            <text:p>1206</text:p>
          </table:table-cell>
          <table:table-cell office:value-type="float" office:value="1230" calcext:value-type="float">
            <text:p>1230</text:p>
          </table:table-cell>
          <table:table-cell office:value-type="float" office:value="1108" calcext:value-type="float">
            <text:p>1108</text:p>
          </table:table-cell>
          <table:table-cell office:value-type="float" office:value="1586" calcext:value-type="float">
            <text:p>1586</text:p>
          </table:table-cell>
          <table:table-cell office:value-type="float" office:value="1660" calcext:value-type="float">
            <text:p>1660</text:p>
          </table:table-cell>
          <table:table-cell office:value-type="float" office:value="1506" calcext:value-type="float">
            <text:p>1506</text:p>
          </table:table-cell>
          <table:table-cell office:value-type="float" office:value="1379" calcext:value-type="float">
            <text:p>1379</text:p>
          </table:table-cell>
          <table:table-cell office:value-type="float" office:value="1419" calcext:value-type="float">
            <text:p>1419</text:p>
          </table:table-cell>
          <table:table-cell office:value-type="float" office:value="1397" calcext:value-type="float">
            <text:p>1397</text:p>
          </table:table-cell>
          <table:table-cell office:value-type="float" office:value="1484" calcext:value-type="float">
            <text:p>1484</text:p>
          </table:table-cell>
          <table:table-cell office:value-type="float" office:value="1544" calcext:value-type="float">
            <text:p>1544</text:p>
          </table:table-cell>
          <table:table-cell office:value-type="float" office:value="1594" calcext:value-type="float">
            <text:p>1594</text:p>
          </table:table-cell>
          <table:table-cell office:value-type="float" office:value="1598" calcext:value-type="float">
            <text:p>1598</text:p>
          </table:table-cell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83" calcext:value-type="float">
            <text:p>398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9"/>
          <table:table-cell office:value-type="float" office:value="4018" calcext:value-type="float">
            <text:p>401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359" calcext:value-type="float">
            <text:p>1359</text:p>
          </table:table-cell>
          <table:table-cell office:value-type="float" office:value="1081" calcext:value-type="float">
            <text:p>1081</text:p>
          </table:table-cell>
          <table:table-cell office:value-type="float" office:value="1293" calcext:value-type="float">
            <text:p>1293</text:p>
          </table:table-cell>
          <table:table-cell office:value-type="float" office:value="1235" calcext:value-type="float">
            <text:p>1235</text:p>
          </table:table-cell>
          <table:table-cell table:number-columns-repeated="5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11" calcext:value-type="float">
            <text:p>401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68" calcext:value-type="float">
            <text:p>396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4" calcext:value-type="float">
            <text:p>1584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3989" calcext:value-type="float">
            <text:p>398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8" calcext:value-type="float">
            <text:p>230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21" calcext:value-type="float">
            <text:p>402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9" calcext:value-type="float">
            <text:p>3079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5" calcext:value-type="float">
            <text:p>3095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6" calcext:value-type="float">
            <text:p>1586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16" calcext:value-type="float">
            <text:p>401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5" calcext:value-type="float">
            <text:p>1585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2" calcext:value-type="float">
            <text:p>231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9"/>
          <table:table-cell office:value-type="float" office:value="3977" calcext:value-type="float">
            <text:p>397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4" calcext:value-type="float">
            <text:p>1584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4" calcext:value-type="float">
            <text:p>2304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4" calcext:value-type="float">
            <text:p>3094</text:p>
          </table:table-cell>
          <table:table-cell table:number-columns-repeated="9"/>
          <table:table-cell office:value-type="float" office:value="4008" calcext:value-type="float">
            <text:p>400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99" calcext:value-type="float">
            <text:p>399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3" calcext:value-type="float">
            <text:p>3053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78" calcext:value-type="float">
            <text:p>397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9"/>
          <table:table-cell office:value-type="float" office:value="3962" calcext:value-type="float">
            <text:p>39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10" calcext:value-type="float">
            <text:p>2310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7" calcext:value-type="float">
            <text:p>3057</text:p>
          </table:table-cell>
          <table:table-cell table:number-columns-repeated="9"/>
          <table:table-cell office:value-type="float" office:value="3993" calcext:value-type="float">
            <text:p>399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2" calcext:value-type="float">
            <text:p>2302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94" calcext:value-type="float">
            <text:p>399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4002" calcext:value-type="float">
            <text:p>400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5" calcext:value-type="float">
            <text:p>3065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6" calcext:value-type="float">
            <text:p>2306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9" calcext:value-type="float">
            <text:p>3089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3" calcext:value-type="float">
            <text:p>400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0" calcext:value-type="float">
            <text:p>3080</text:p>
          </table:table-cell>
          <table:table-cell table:number-columns-repeated="9"/>
          <table:table-cell office:value-type="float" office:value="3980" calcext:value-type="float">
            <text:p>398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9" calcext:value-type="float">
            <text:p>2729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87" calcext:value-type="float">
            <text:p>398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92" calcext:value-type="float">
            <text:p>399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5" calcext:value-type="float">
            <text:p>400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7" calcext:value-type="float">
            <text:p>2297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4" calcext:value-type="float">
            <text:p>3104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10" calcext:value-type="float">
            <text:p>401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1" calcext:value-type="float">
            <text:p>2301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4006" calcext:value-type="float">
            <text:p>400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4" calcext:value-type="float">
            <text:p>3064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8" calcext:value-type="float">
            <text:p>2298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3997" calcext:value-type="float">
            <text:p>399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3" calcext:value-type="float">
            <text:p>2303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4" calcext:value-type="float">
            <text:p>3084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305" calcext:value-type="float">
            <text:p>2305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9"/>
          <table:table-cell office:value-type="float" office:value="4004" calcext:value-type="float">
            <text:p>400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2" calcext:value-type="float">
            <text:p>1582</text:p>
          </table:table-cell>
          <table:table-cell table:number-columns-repeated="9"/>
          <table:table-cell office:value-type="float" office:value="2299" calcext:value-type="float">
            <text:p>2299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81" calcext:value-type="float">
            <text:p>398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9"/>
          <table:table-cell office:value-type="float" office:value="1583" calcext:value-type="float">
            <text:p>1583</text:p>
          </table:table-cell>
          <table:table-cell table:number-columns-repeated="9"/>
          <table:table-cell office:value-type="float" office:value="2300" calcext:value-type="float">
            <text:p>2300</text:p>
          </table:table-cell>
          <table:table-cell table:number-columns-repeated="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1" calcext:value-type="float">
            <text:p>3081</text:p>
          </table:table-cell>
          <table:table-cell table:number-columns-repeated="9"/>
          <table:table-cell office:value-type="float" office:value="3998" calcext:value-type="float">
            <text:p>399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9"/>
          <table:table-cell office:value-type="float" office:value="4007" calcext:value-type="float">
            <text:p>4007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0" calcext:value-type="float">
            <text:p>3090</text:p>
          </table:table-cell>
          <table:table-cell table:number-columns-repeated="9"/>
          <table:table-cell office:value-type="float" office:value="3984" calcext:value-type="float">
            <text:p>398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1" calcext:value-type="float">
            <text:p>3071</text:p>
          </table:table-cell>
          <table:table-cell table:number-columns-repeated="9"/>
          <table:table-cell office:value-type="float" office:value="3996" calcext:value-type="float">
            <text:p>3996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5" calcext:value-type="float">
            <text:p>3085</text:p>
          </table:table-cell>
          <table:table-cell table:number-columns-repeated="9"/>
          <table:table-cell office:value-type="float" office:value="3971" calcext:value-type="float">
            <text:p>39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4001" calcext:value-type="float">
            <text:p>400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0" calcext:value-type="float">
            <text:p>3070</text:p>
          </table:table-cell>
          <table:table-cell table:number-columns-repeated="9"/>
          <table:table-cell office:value-type="float" office:value="3995" calcext:value-type="float">
            <text:p>399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9"/>
          <table:table-cell office:value-type="float" office:value="3982" calcext:value-type="float">
            <text:p>398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4000" calcext:value-type="float">
            <text:p>400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5" calcext:value-type="float">
            <text:p>3075</text:p>
          </table:table-cell>
          <table:table-cell table:number-columns-repeated="9"/>
          <table:table-cell office:value-type="float" office:value="3991" calcext:value-type="float">
            <text:p>399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2" calcext:value-type="float">
            <text:p>3072</text:p>
          </table:table-cell>
          <table:table-cell table:number-columns-repeated="9"/>
          <table:table-cell office:value-type="float" office:value="3960" calcext:value-type="float">
            <text:p>3960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3" calcext:value-type="float">
            <text:p>3083</text:p>
          </table:table-cell>
          <table:table-cell table:number-columns-repeated="9"/>
          <table:table-cell office:value-type="float" office:value="3973" calcext:value-type="float">
            <text:p>3973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9"/>
          <table:table-cell office:value-type="float" office:value="3974" calcext:value-type="float">
            <text:p>3974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9"/>
          <table:table-cell office:value-type="float" office:value="3962" calcext:value-type="float">
            <text:p>396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9" calcext:value-type="float">
            <text:p>3099</text:p>
          </table:table-cell>
          <table:table-cell table:number-columns-repeated="9"/>
          <table:table-cell office:value-type="float" office:value="3985" calcext:value-type="float">
            <text:p>3985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9"/>
          <table:table-cell office:value-type="float" office:value="3971" calcext:value-type="float">
            <text:p>3971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59" calcext:value-type="float">
            <text:p>395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9"/>
          <table:table-cell office:value-type="float" office:value="3979" calcext:value-type="float">
            <text:p>3979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9"/>
          <table:table-cell office:value-type="float" office:value="3988" calcext:value-type="float">
            <text:p>3988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46" calcext:value-type="float">
            <text:p>3046</text:p>
          </table:table-cell>
          <table:table-cell table:number-columns-repeated="9"/>
          <table:table-cell office:value-type="float" office:value="3972" calcext:value-type="float">
            <text:p>3972</text:p>
          </table:table-cell>
          <table:table-cell table:number-columns-repeated="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3" calcext:value-type="float">
            <text:p>307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102" calcext:value-type="float">
            <text:p>310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7" calcext:value-type="float">
            <text:p>309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2" calcext:value-type="float">
            <text:p>308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6" calcext:value-type="float">
            <text:p>306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7" calcext:value-type="float">
            <text:p>307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7" calcext:value-type="float">
            <text:p>308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8" calcext:value-type="float">
            <text:p>306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2" calcext:value-type="float">
            <text:p>3062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6" calcext:value-type="float">
            <text:p>307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4" calcext:value-type="float">
            <text:p>3074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7" calcext:value-type="float">
            <text:p>3067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8" calcext:value-type="float">
            <text:p>308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1" calcext:value-type="float">
            <text:p>3061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5" calcext:value-type="float">
            <text:p>3055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86" calcext:value-type="float">
            <text:p>3086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59" calcext:value-type="float">
            <text:p>305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78" calcext:value-type="float">
            <text:p>3078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3" calcext:value-type="float">
            <text:p>3063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69" calcext:value-type="float">
            <text:p>3069</text:p>
          </table:table-cell>
          <table:table-cell table:number-columns-repeated="19"/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29"/>
          <table:table-cell office:value-type="float" office:value="2724" calcext:value-type="float">
            <text:p>2724</text:p>
          </table:table-cell>
          <table:table-cell table:number-columns-repeated="9"/>
          <table:table-cell office:value-type="float" office:value="3096" calcext:value-type="float">
            <text:p>3096</text:p>
          </table:table-cell>
          <table:table-cell table:number-columns-repeated="19"/>
        </table:table-row>
      </table:table>
      <table:table table:name="Moyennes" table:style-name="ta1">
        <table:table-column table:style-name="co4" table:default-cell-style-name="Default"/>
        <table:table-column table:style-name="co5" table:number-columns-repeated="21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37" table:default-cell-style-name="Default"/>
        <table:table-row table:style-name="ro1">
          <table:table-cell/>
          <table:table-cell table:formula="of:=['Opt-Best'.A1]" office:value-type="string" office:string-value="instances/tai01.txt" calcext:value-type="string">
            <text:p>instances/tai01.txt</text:p>
          </table:table-cell>
          <table:table-cell table:formula="of:=['Opt-Best'.B1]" office:value-type="string" office:string-value="instances/tai02.txt" calcext:value-type="string">
            <text:p>instances/tai02.txt</text:p>
          </table:table-cell>
          <table:table-cell table:formula="of:=['Opt-Best'.C1]" office:value-type="string" office:string-value="instances/tai03.txt" calcext:value-type="string">
            <text:p>instances/tai03.txt</text:p>
          </table:table-cell>
          <table:table-cell table:formula="of:=['Opt-Best'.D1]" office:value-type="string" office:string-value="instances/tai04.txt" calcext:value-type="string">
            <text:p>instances/tai04.txt</text:p>
          </table:table-cell>
          <table:table-cell table:formula="of:=['Opt-Best'.E1]" office:value-type="string" office:string-value="instances/tai05.txt" calcext:value-type="string">
            <text:p>instances/tai05.txt</text:p>
          </table:table-cell>
          <table:table-cell table:formula="of:=['Opt-Best'.F1]" office:value-type="string" office:string-value="instances/tai06.txt" calcext:value-type="string">
            <text:p>instances/tai06.txt</text:p>
          </table:table-cell>
          <table:table-cell table:formula="of:=['Opt-Best'.G1]" office:value-type="string" office:string-value="instances/tai07.txt" calcext:value-type="string">
            <text:p>instances/tai07.txt</text:p>
          </table:table-cell>
          <table:table-cell table:formula="of:=['Opt-Best'.H1]" office:value-type="string" office:string-value="instances/tai08.txt" calcext:value-type="string">
            <text:p>instances/tai08.txt</text:p>
          </table:table-cell>
          <table:table-cell table:formula="of:=['Opt-Best'.I1]" office:value-type="string" office:string-value="instances/tai09.txt" calcext:value-type="string">
            <text:p>instances/tai09.txt</text:p>
          </table:table-cell>
          <table:table-cell table:formula="of:=['Opt-Best'.J1]" office:value-type="string" office:string-value="instances/tai10.txt" calcext:value-type="string">
            <text:p>instances/tai10.txt</text:p>
          </table:table-cell>
          <table:table-cell table:formula="of:=['Opt-Best'.K1]" office:value-type="string" office:string-value="instances/tai11.txt" calcext:value-type="string">
            <text:p>instances/tai11.txt</text:p>
          </table:table-cell>
          <table:table-cell table:formula="of:=['Opt-Best'.L1]" office:value-type="string" office:string-value="instances/tai12.txt" calcext:value-type="string">
            <text:p>instances/tai12.txt</text:p>
          </table:table-cell>
          <table:table-cell table:formula="of:=['Opt-Best'.M1]" office:value-type="string" office:string-value="instances/tai13.txt" calcext:value-type="string">
            <text:p>instances/tai13.txt</text:p>
          </table:table-cell>
          <table:table-cell table:formula="of:=['Opt-Best'.N1]" office:value-type="string" office:string-value="instances/tai14.txt" calcext:value-type="string">
            <text:p>instances/tai14.txt</text:p>
          </table:table-cell>
          <table:table-cell table:formula="of:=['Opt-Best'.O1]" office:value-type="string" office:string-value="instances/tai15.txt" calcext:value-type="string">
            <text:p>instances/tai15.txt</text:p>
          </table:table-cell>
          <table:table-cell table:formula="of:=['Opt-Best'.P1]" office:value-type="string" office:string-value="instances/tai16.txt" calcext:value-type="string">
            <text:p>instances/tai16.txt</text:p>
          </table:table-cell>
          <table:table-cell table:formula="of:=['Opt-Best'.Q1]" office:value-type="string" office:string-value="instances/tai17.txt" calcext:value-type="string">
            <text:p>instances/tai17.txt</text:p>
          </table:table-cell>
          <table:table-cell table:formula="of:=['Opt-Best'.R1]" office:value-type="string" office:string-value="instances/tai18.txt" calcext:value-type="string">
            <text:p>instances/tai18.txt</text:p>
          </table:table-cell>
          <table:table-cell table:formula="of:=['Opt-Best'.S1]" office:value-type="string" office:string-value="instances/tai19.txt" calcext:value-type="string">
            <text:p>instances/tai19.txt</text:p>
          </table:table-cell>
          <table:table-cell table:formula="of:=['Opt-Best'.T1]" office:value-type="string" office:string-value="instances/tai20.txt" calcext:value-type="string">
            <text:p>instances/tai20.txt</text:p>
          </table:table-cell>
          <table:table-cell table:formula="of:=['Opt-Best'.U1]" office:value-type="string" office:string-value="instances/tai21.txt" calcext:value-type="string">
            <text:p>instances/tai21.txt</text:p>
          </table:table-cell>
          <table:table-cell table:formula="of:=['Opt-Best'.V1]" office:value-type="string" office:string-value="instances/tai22.txt" calcext:value-type="string">
            <text:p>instances/tai22.txt</text:p>
          </table:table-cell>
          <table:table-cell table:formula="of:=['Opt-Best'.W1]" office:value-type="string" office:string-value="instances/tai23.txt" calcext:value-type="string">
            <text:p>instances/tai23.txt</text:p>
          </table:table-cell>
          <table:table-cell table:formula="of:=['Opt-Best'.X1]" office:value-type="string" office:string-value="instances/tai24.txt" calcext:value-type="string">
            <text:p>instances/tai24.txt</text:p>
          </table:table-cell>
          <table:table-cell table:formula="of:=['Opt-Best'.Y1]" office:value-type="string" office:string-value="instances/tai25.txt" calcext:value-type="string">
            <text:p>instances/tai25.txt</text:p>
          </table:table-cell>
          <table:table-cell table:formula="of:=['Opt-Best'.Z1]" office:value-type="string" office:string-value="instances/tai26.txt" calcext:value-type="string">
            <text:p>instances/tai26.txt</text:p>
          </table:table-cell>
          <table:table-cell table:formula="of:=['Opt-Best'.AA1]" office:value-type="string" office:string-value="instances/tai27.txt" calcext:value-type="string">
            <text:p>instances/tai27.txt</text:p>
          </table:table-cell>
          <table:table-cell table:formula="of:=['Opt-Best'.AB1]" office:value-type="string" office:string-value="instances/tai28.txt" calcext:value-type="string">
            <text:p>instances/tai28.txt</text:p>
          </table:table-cell>
          <table:table-cell table:formula="of:=['Opt-Best'.AC1]" office:value-type="string" office:string-value="instances/tai29.txt" calcext:value-type="string">
            <text:p>instances/tai29.txt</text:p>
          </table:table-cell>
          <table:table-cell table:formula="of:=['Opt-Best'.AD1]" office:value-type="string" office:string-value="instances/tai30.txt" calcext:value-type="string">
            <text:p>instances/tai30.txt</text:p>
          </table:table-cell>
          <table:table-cell table:formula="of:=['Opt-Best'.AE1]" office:value-type="string" office:string-value="instances/tai31.txt" calcext:value-type="string">
            <text:p>instances/tai31.txt</text:p>
          </table:table-cell>
          <table:table-cell table:formula="of:=['Opt-Best'.AF1]" office:value-type="string" office:string-value="instances/tai32.txt" calcext:value-type="string">
            <text:p>instances/tai32.txt</text:p>
          </table:table-cell>
          <table:table-cell table:formula="of:=['Opt-Best'.AG1]" office:value-type="string" office:string-value="instances/tai33.txt" calcext:value-type="string">
            <text:p>instances/tai33.txt</text:p>
          </table:table-cell>
          <table:table-cell table:formula="of:=['Opt-Best'.AH1]" office:value-type="string" office:string-value="instances/tai34.txt" calcext:value-type="string">
            <text:p>instances/tai34.txt</text:p>
          </table:table-cell>
          <table:table-cell table:formula="of:=['Opt-Best'.AI1]" office:value-type="string" office:string-value="instances/tai35.txt" calcext:value-type="string">
            <text:p>instances/tai35.txt</text:p>
          </table:table-cell>
          <table:table-cell table:formula="of:=['Opt-Best'.AJ1]" office:value-type="string" office:string-value="instances/tai36.txt" calcext:value-type="string">
            <text:p>instances/tai36.txt</text:p>
          </table:table-cell>
          <table:table-cell table:formula="of:=['Opt-Best'.AK1]" office:value-type="string" office:string-value="instances/tai37.txt" calcext:value-type="string">
            <text:p>instances/tai37.txt</text:p>
          </table:table-cell>
          <table:table-cell table:formula="of:=['Opt-Best'.AL1]" office:value-type="string" office:string-value="instances/tai38.txt" calcext:value-type="string">
            <text:p>instances/tai38.txt</text:p>
          </table:table-cell>
          <table:table-cell table:formula="of:=['Opt-Best'.AM1]" office:value-type="string" office:string-value="instances/tai39.txt" calcext:value-type="string">
            <text:p>instances/tai39.txt</text:p>
          </table:table-cell>
          <table:table-cell table:formula="of:=['Opt-Best'.AN1]" office:value-type="string" office:string-value="instances/tai40.txt" calcext:value-type="string">
            <text:p>instances/tai40.txt</text:p>
          </table:table-cell>
          <table:table-cell table:formula="of:=['Opt-Best'.AO1]" office:value-type="string" office:string-value="instances/tai41.txt" calcext:value-type="string">
            <text:p>instances/tai41.txt</text:p>
          </table:table-cell>
          <table:table-cell table:formula="of:=['Opt-Best'.AP1]" office:value-type="string" office:string-value="instances/tai42.txt" calcext:value-type="string">
            <text:p>instances/tai42.txt</text:p>
          </table:table-cell>
          <table:table-cell table:formula="of:=['Opt-Best'.AQ1]" office:value-type="string" office:string-value="instances/tai43.txt" calcext:value-type="string">
            <text:p>instances/tai43.txt</text:p>
          </table:table-cell>
          <table:table-cell table:formula="of:=['Opt-Best'.AR1]" office:value-type="string" office:string-value="instances/tai44.txt" calcext:value-type="string">
            <text:p>instances/tai44.txt</text:p>
          </table:table-cell>
          <table:table-cell table:formula="of:=['Opt-Best'.AS1]" office:value-type="string" office:string-value="instances/tai45.txt" calcext:value-type="string">
            <text:p>instances/tai45.txt</text:p>
          </table:table-cell>
          <table:table-cell table:formula="of:=['Opt-Best'.AT1]" office:value-type="string" office:string-value="instances/tai46.txt" calcext:value-type="string">
            <text:p>instances/tai46.txt</text:p>
          </table:table-cell>
          <table:table-cell table:formula="of:=['Opt-Best'.AU1]" office:value-type="string" office:string-value="instances/tai47.txt" calcext:value-type="string">
            <text:p>instances/tai47.txt</text:p>
          </table:table-cell>
          <table:table-cell table:formula="of:=['Opt-Best'.AV1]" office:value-type="string" office:string-value="instances/tai48.txt" calcext:value-type="string">
            <text:p>instances/tai48.txt</text:p>
          </table:table-cell>
          <table:table-cell table:formula="of:=['Opt-Best'.AW1]" office:value-type="string" office:string-value="instances/tai49.txt" calcext:value-type="string">
            <text:p>instances/tai49.txt</text:p>
          </table:table-cell>
          <table:table-cell table:formula="of:=['Opt-Best'.AX1]" office:value-type="string" office:string-value="instances/tai50.txt" calcext:value-type="string">
            <text:p>instances/tai50.txt</text:p>
          </table:table-cell>
          <table:table-cell table:formula="of:=['Opt-Best'.AY1]" office:value-type="string" office:string-value="instances/tai51.txt" calcext:value-type="string">
            <text:p>instances/tai51.txt</text:p>
          </table:table-cell>
          <table:table-cell table:formula="of:=['Opt-Best'.AZ1]" office:value-type="string" office:string-value="instances/tai52.txt" calcext:value-type="string">
            <text:p>instances/tai52.txt</text:p>
          </table:table-cell>
          <table:table-cell table:formula="of:=['Opt-Best'.BA1]" office:value-type="string" office:string-value="instances/tai53.txt" calcext:value-type="string">
            <text:p>instances/tai53.txt</text:p>
          </table:table-cell>
          <table:table-cell table:formula="of:=['Opt-Best'.BB1]" office:value-type="string" office:string-value="instances/tai54.txt" calcext:value-type="string">
            <text:p>instances/tai54.txt</text:p>
          </table:table-cell>
          <table:table-cell table:formula="of:=['Opt-Best'.BC1]" office:value-type="string" office:string-value="instances/tai55.txt" calcext:value-type="string">
            <text:p>instances/tai55.txt</text:p>
          </table:table-cell>
          <table:table-cell table:formula="of:=['Opt-Best'.BD1]" office:value-type="string" office:string-value="instances/tai56.txt" calcext:value-type="string">
            <text:p>instances/tai56.txt</text:p>
          </table:table-cell>
          <table:table-cell table:formula="of:=['Opt-Best'.BE1]" office:value-type="string" office:string-value="instances/tai57.txt" calcext:value-type="string">
            <text:p>instances/tai57.txt</text:p>
          </table:table-cell>
          <table:table-cell table:formula="of:=['Opt-Best'.BF1]" office:value-type="string" office:string-value="instances/tai58.txt" calcext:value-type="string">
            <text:p>instances/tai58.txt</text:p>
          </table:table-cell>
          <table:table-cell table:formula="of:=['Opt-Best'.BG1]" office:value-type="string" office:string-value="instances/tai59.txt" calcext:value-type="string">
            <text:p>instances/tai59.txt</text:p>
          </table:table-cell>
          <table:table-cell table:formula="of:=['Opt-Best'.BH1]" office:value-type="string" office:string-value="instances/tai60.txt" calcext:value-type="string">
            <text:p>instances/tai60.txt</text:p>
          </table:table-cell>
        </table:table-row>
        <table:table-row table:style-name="ro1">
          <table:table-cell office:value-type="string" calcext:value-type="string">
            <text:p>Ant Colony Optimization</text:p>
          </table:table-cell>
          <table:table-cell table:formula="of:=AVERAGE(['Ant Colony Optimization'.A$2:.A$1000])" office:value-type="float" office:value="1278" calcext:value-type="float">
            <text:p>1278</text:p>
          </table:table-cell>
          <table:table-cell table:formula="of:=AVERAGE(['Ant Colony Optimization'.B$2:.B$1000])" office:value-type="float" office:value="1359.38888888889" calcext:value-type="float">
            <text:p>1359,38888888889</text:p>
          </table:table-cell>
          <table:table-cell table:formula="of:=AVERAGE(['Ant Colony Optimization'.C$2:.C$1000])" office:value-type="float" office:value="1083.05555555556" calcext:value-type="float">
            <text:p>1083,05555555556</text:p>
          </table:table-cell>
          <table:table-cell table:formula="of:=AVERAGE(['Ant Colony Optimization'.D$2:.D$1000])" office:value-type="float" office:value="1299.88888888889" calcext:value-type="float">
            <text:p>1299,88888888889</text:p>
          </table:table-cell>
          <table:table-cell table:formula="of:=AVERAGE(['Ant Colony Optimization'.E$2:.E$1000])" office:value-type="float" office:value="1236.44444444444" calcext:value-type="float">
            <text:p>1236,44444444444</text:p>
          </table:table-cell>
          <table:table-cell table:formula="of:=AVERAGE(['Ant Colony Optimization'.F$2:.F$1000])" office:value-type="float" office:value="1197.5" calcext:value-type="float">
            <text:p>1197,5</text:p>
          </table:table-cell>
          <table:table-cell table:formula="of:=AVERAGE(['Ant Colony Optimization'.G$2:.G$1000])" office:value-type="float" office:value="1239" calcext:value-type="float">
            <text:p>1239</text:p>
          </table:table-cell>
          <table:table-cell table:formula="of:=AVERAGE(['Ant Colony Optimization'.H$2:.H$1000])" office:value-type="float" office:value="1206" calcext:value-type="float">
            <text:p>1206</text:p>
          </table:table-cell>
          <table:table-cell table:formula="of:=AVERAGE(['Ant Colony Optimization'.I$2:.I$1000])" office:value-type="float" office:value="1230" calcext:value-type="float">
            <text:p>1230</text:p>
          </table:table-cell>
          <table:table-cell table:formula="of:=AVERAGE(['Ant Colony Optimization'.J$2:.J$1000])" office:value-type="float" office:value="1108" calcext:value-type="float">
            <text:p>1108</text:p>
          </table:table-cell>
          <table:table-cell table:formula="of:=AVERAGE(['Ant Colony Optimization'.K$2:.K$1000])" office:value-type="float" office:value="1605.74193548387" calcext:value-type="float">
            <text:p>1605,74193548387</text:p>
          </table:table-cell>
          <table:table-cell table:formula="of:=AVERAGE(['Ant Colony Optimization'.L$2:.L$1000])" office:value-type="float" office:value="1673.64285714286" calcext:value-type="float">
            <text:p>1673,64285714286</text:p>
          </table:table-cell>
          <table:table-cell table:formula="of:=AVERAGE(['Ant Colony Optimization'.M$2:.M$1000])" office:value-type="float" office:value="1513.64285714286" calcext:value-type="float">
            <text:p>1513,64285714286</text:p>
          </table:table-cell>
          <table:table-cell table:formula="of:=AVERAGE(['Ant Colony Optimization'.N$2:.N$1000])" office:value-type="float" office:value="1383.92857142857" calcext:value-type="float">
            <text:p>1383,92857142857</text:p>
          </table:table-cell>
          <table:table-cell table:formula="of:=AVERAGE(['Ant Colony Optimization'.O$2:.O$1000])" office:value-type="float" office:value="1422.42857142857" calcext:value-type="float">
            <text:p>1422,42857142857</text:p>
          </table:table-cell>
          <table:table-cell table:formula="of:=AVERAGE(['Ant Colony Optimization'.P$2:.P$1000])" office:value-type="float" office:value="1413.57142857143" calcext:value-type="float">
            <text:p>1413,57142857143</text:p>
          </table:table-cell>
          <table:table-cell table:formula="of:=AVERAGE(['Ant Colony Optimization'.Q$2:.Q$1000])" office:value-type="float" office:value="1488.28571428571" calcext:value-type="float">
            <text:p>1488,28571428571</text:p>
          </table:table-cell>
          <table:table-cell table:formula="of:=AVERAGE(['Ant Colony Optimization'.R$2:.R$1000])" office:value-type="float" office:value="1555.57142857143" calcext:value-type="float">
            <text:p>1555,57142857143</text:p>
          </table:table-cell>
          <table:table-cell table:formula="of:=AVERAGE(['Ant Colony Optimization'.S$2:.S$1000])" office:value-type="float" office:value="1606.5" calcext:value-type="float">
            <text:p>1606,5</text:p>
          </table:table-cell>
          <table:table-cell table:formula="of:=AVERAGE(['Ant Colony Optimization'.T$2:.T$1000])" office:value-type="float" office:value="1611.07142857143" calcext:value-type="float">
            <text:p>1611,07142857143</text:p>
          </table:table-cell>
          <table:table-cell table:formula="of:=AVERAGE(['Ant Colony Optimization'.U$2:.U$1000])" office:value-type="float" office:value="2326.06451612903" calcext:value-type="float">
            <text:p>2326,06451612903</text:p>
          </table:table-cell>
          <table:table-cell table:formula="of:=AVERAGE(['Ant Colony Optimization'.V$2:.V$1000])" office:value-type="float" office:value="2120.75" calcext:value-type="float">
            <text:p>2120,75</text:p>
          </table:table-cell>
          <table:table-cell table:formula="of:=AVERAGE(['Ant Colony Optimization'.W$2:.W$1000])" office:value-type="float" office:value="2358.25" calcext:value-type="float">
            <text:p>2358,25</text:p>
          </table:table-cell>
          <table:table-cell table:formula="of:=AVERAGE(['Ant Colony Optimization'.X$2:.X$1000])" office:value-type="float" office:value="2235.75" calcext:value-type="float">
            <text:p>2235,75</text:p>
          </table:table-cell>
          <table:table-cell table:formula="of:=AVERAGE(['Ant Colony Optimization'.Y$2:.Y$1000])" office:value-type="float" office:value="2317" calcext:value-type="float">
            <text:p>2317</text:p>
          </table:table-cell>
          <table:table-cell table:formula="of:=AVERAGE(['Ant Colony Optimization'.Z$2:.Z$1000])" office:value-type="float" office:value="2237" calcext:value-type="float">
            <text:p>2237</text:p>
          </table:table-cell>
          <table:table-cell table:formula="of:=AVERAGE(['Ant Colony Optimization'.AA$2:.AA$1000])" office:value-type="float" office:value="2296.5" calcext:value-type="float">
            <text:p>2296,5</text:p>
          </table:table-cell>
          <table:table-cell table:formula="of:=AVERAGE(['Ant Colony Optimization'.AB$2:.AB$1000])" office:value-type="float" office:value="2219" calcext:value-type="float">
            <text:p>2219</text:p>
          </table:table-cell>
          <table:table-cell table:formula="of:=AVERAGE(['Ant Colony Optimization'.AC$2:.AC$1000])" office:value-type="float" office:value="2254" calcext:value-type="float">
            <text:p>2254</text:p>
          </table:table-cell>
          <table:table-cell table:formula="of:=AVERAGE(['Ant Colony Optimization'.AD$2:.AD$1000])" office:value-type="float" office:value="2195.5" calcext:value-type="float">
            <text:p>2195,5</text:p>
          </table:table-cell>
          <table:table-cell table:formula="of:=AVERAGE(['Ant Colony Optimization'.AE$2:.AE$1000])" office:value-type="float" office:value="2728.84677419355" calcext:value-type="float">
            <text:p>2728,84677419355</text:p>
          </table:table-cell>
          <table:table-cell table:formula="of:=AVERAGE(['Ant Colony Optimization'.AF$2:.AF$1000])" office:value-type="float" office:value="2843" calcext:value-type="float">
            <text:p>2843</text:p>
          </table:table-cell>
          <table:table-cell table:formula="of:=AVERAGE(['Ant Colony Optimization'.AG$2:.AG$1000])" office:value-type="float" office:value="2635.5" calcext:value-type="float">
            <text:p>2635,5</text:p>
          </table:table-cell>
          <table:table-cell table:formula="of:=AVERAGE(['Ant Colony Optimization'.AH$2:.AH$1000])" office:value-type="float" office:value="2765.5" calcext:value-type="float">
            <text:p>2765,5</text:p>
          </table:table-cell>
          <table:table-cell table:formula="of:=AVERAGE(['Ant Colony Optimization'.AI$2:.AI$1000])" office:value-type="float" office:value="2866.5" calcext:value-type="float">
            <text:p>2866,5</text:p>
          </table:table-cell>
          <table:table-cell table:formula="of:=AVERAGE(['Ant Colony Optimization'.AJ$2:.AJ$1000])" office:value-type="float" office:value="2834.75" calcext:value-type="float">
            <text:p>2834,75</text:p>
          </table:table-cell>
          <table:table-cell table:formula="of:=AVERAGE(['Ant Colony Optimization'.AK$2:.AK$1000])" office:value-type="float" office:value="2746.25" calcext:value-type="float">
            <text:p>2746,25</text:p>
          </table:table-cell>
          <table:table-cell table:formula="of:=AVERAGE(['Ant Colony Optimization'.AL$2:.AL$1000])" office:value-type="float" office:value="2706.5" calcext:value-type="float">
            <text:p>2706,5</text:p>
          </table:table-cell>
          <table:table-cell table:formula="of:=AVERAGE(['Ant Colony Optimization'.AM$2:.AM$1000])" office:value-type="float" office:value="2576" calcext:value-type="float">
            <text:p>2576</text:p>
          </table:table-cell>
          <table:table-cell table:formula="of:=AVERAGE(['Ant Colony Optimization'.AN$2:.AN$1000])" office:value-type="float" office:value="2788.25" calcext:value-type="float">
            <text:p>2788,25</text:p>
          </table:table-cell>
          <table:table-cell table:formula="of:=AVERAGE(['Ant Colony Optimization'.AO$2:.AO$1000])" office:value-type="float" office:value="3132.11290322581" calcext:value-type="float">
            <text:p>3132,11290322581</text:p>
          </table:table-cell>
          <table:table-cell table:formula="of:=AVERAGE(['Ant Colony Optimization'.AP$2:.AP$1000])" office:value-type="float" office:value="3006.25" calcext:value-type="float">
            <text:p>3006,25</text:p>
          </table:table-cell>
          <table:table-cell table:formula="of:=AVERAGE(['Ant Colony Optimization'.AQ$2:.AQ$1000])" office:value-type="float" office:value="2977.75" calcext:value-type="float">
            <text:p>2977,75</text:p>
          </table:table-cell>
          <table:table-cell table:formula="of:=AVERAGE(['Ant Colony Optimization'.AR$2:.AR$1000])" office:value-type="float" office:value="3138.25" calcext:value-type="float">
            <text:p>3138,25</text:p>
          </table:table-cell>
          <table:table-cell table:formula="of:=AVERAGE(['Ant Colony Optimization'.AS$2:.AS$1000])" office:value-type="float" office:value="3125.5" calcext:value-type="float">
            <text:p>3125,5</text:p>
          </table:table-cell>
          <table:table-cell table:formula="of:=AVERAGE(['Ant Colony Optimization'.AT$2:.AT$1000])" office:value-type="float" office:value="3124.75" calcext:value-type="float">
            <text:p>3124,75</text:p>
          </table:table-cell>
          <table:table-cell table:formula="of:=AVERAGE(['Ant Colony Optimization'.AU$2:.AU$1000])" office:value-type="float" office:value="3216.5" calcext:value-type="float">
            <text:p>3216,5</text:p>
          </table:table-cell>
          <table:table-cell table:formula="of:=AVERAGE(['Ant Colony Optimization'.AV$2:.AV$1000])" office:value-type="float" office:value="3121.5" calcext:value-type="float">
            <text:p>3121,5</text:p>
          </table:table-cell>
          <table:table-cell table:formula="of:=AVERAGE(['Ant Colony Optimization'.AW$2:.AW$1000])" office:value-type="float" office:value="3000.5" calcext:value-type="float">
            <text:p>3000,5</text:p>
          </table:table-cell>
          <table:table-cell table:formula="of:=AVERAGE(['Ant Colony Optimization'.AX$2:.AX$1000])" office:value-type="float" office:value="3223.25" calcext:value-type="float">
            <text:p>3223,25</text:p>
          </table:table-cell>
          <table:table-cell table:formula="of:=AVERAGE(['Ant Colony Optimization'.AY$2:.AY$1000])" office:value-type="float" office:value="4070.28225806452" calcext:value-type="float">
            <text:p>4070,28225806452</text:p>
          </table:table-cell>
          <table:table-cell table:formula="of:=AVERAGE(['Ant Colony Optimization'.AZ$2:.AZ$1000])" office:value-type="float" office:value="3913" calcext:value-type="float">
            <text:p>3913</text:p>
          </table:table-cell>
          <table:table-cell table:formula="of:=AVERAGE(['Ant Colony Optimization'.BA$2:.BA$1000])" office:value-type="float" office:value="3842.5" calcext:value-type="float">
            <text:p>3842,5</text:p>
          </table:table-cell>
          <table:table-cell table:formula="of:=AVERAGE(['Ant Colony Optimization'.BB$2:.BB$1000])" office:value-type="float" office:value="3943.5" calcext:value-type="float">
            <text:p>3943,5</text:p>
          </table:table-cell>
          <table:table-cell table:formula="of:=AVERAGE(['Ant Colony Optimization'.BC$2:.BC$1000])" office:value-type="float" office:value="3831.5" calcext:value-type="float">
            <text:p>3831,5</text:p>
          </table:table-cell>
          <table:table-cell table:formula="of:=AVERAGE(['Ant Colony Optimization'.BD$2:.BD$1000])" office:value-type="float" office:value="3914" calcext:value-type="float">
            <text:p>3914</text:p>
          </table:table-cell>
          <table:table-cell table:formula="of:=AVERAGE(['Ant Colony Optimization'.BE$2:.BE$1000])" office:value-type="float" office:value="3941.25" calcext:value-type="float">
            <text:p>3941,25</text:p>
          </table:table-cell>
          <table:table-cell table:formula="of:=AVERAGE(['Ant Colony Optimization'.BF$2:.BF$1000])" office:value-type="float" office:value="3918.75" calcext:value-type="float">
            <text:p>3918,75</text:p>
          </table:table-cell>
          <table:table-cell table:formula="of:=AVERAGE(['Ant Colony Optimization'.BG$2:.BG$1000])" office:value-type="float" office:value="3952" calcext:value-type="float">
            <text:p>3952</text:p>
          </table:table-cell>
          <table:table-cell table:formula="of:=AVERAGE(['Ant Colony Optimization'.BH$2:.BH$1000])" office:value-type="float" office:value="3967" calcext:value-type="float">
            <text:p>3967</text:p>
          </table:table-cell>
        </table:table-row>
        <table:table-row table:style-name="ro1">
          <table:table-cell office:value-type="string" calcext:value-type="string">
            <text:p>Bees algorithm</text:p>
          </table:table-cell>
          <table:table-cell table:formula="of:=AVERAGE(['Bees algorithm'.A2:.A1000])" office:value-type="float" office:value="1278.01612903226" calcext:value-type="float">
            <text:p>1278,01612903226</text:p>
          </table:table-cell>
          <table:table-cell table:formula="of:=AVERAGE(['Bees algorithm'.B2:.B1000])" office:value-type="float" office:value="1359" calcext:value-type="float">
            <text:p>1359</text:p>
          </table:table-cell>
          <table:table-cell table:formula="of:=AVERAGE(['Bees algorithm'.C2:.C1000])" office:value-type="float" office:value="1081" calcext:value-type="float">
            <text:p>1081</text:p>
          </table:table-cell>
          <table:table-cell table:formula="of:=AVERAGE(['Bees algorithm'.D2:.D1000])" office:value-type="float" office:value="1293" calcext:value-type="float">
            <text:p>1293</text:p>
          </table:table-cell>
          <table:table-cell table:formula="of:=AVERAGE(['Bees algorithm'.E2:.E1000])" office:value-type="float" office:value="1236.16666666667" calcext:value-type="float">
            <text:p>1236,16666666667</text:p>
          </table:table-cell>
          <table:table-cell table:formula="of:=AVERAGE(['Bees algorithm'.F2:.F1000])" office:value-type="float" office:value="1195" calcext:value-type="float">
            <text:p>1195</text:p>
          </table:table-cell>
          <table:table-cell table:formula="of:=AVERAGE(['Bees algorithm'.G2:.G1000])" office:value-type="float" office:value="1239" calcext:value-type="float">
            <text:p>1239</text:p>
          </table:table-cell>
          <table:table-cell table:formula="of:=AVERAGE(['Bees algorithm'.H2:.H1000])" office:value-type="float" office:value="1206" calcext:value-type="float">
            <text:p>1206</text:p>
          </table:table-cell>
          <table:table-cell table:formula="of:=AVERAGE(['Bees algorithm'.I2:.I1000])" office:value-type="float" office:value="1230" calcext:value-type="float">
            <text:p>1230</text:p>
          </table:table-cell>
          <table:table-cell table:formula="of:=AVERAGE(['Bees algorithm'.J2:.J1000])" office:value-type="float" office:value="1108" calcext:value-type="float">
            <text:p>1108</text:p>
          </table:table-cell>
          <table:table-cell table:formula="of:=AVERAGE(['Bees algorithm'.K2:.K1000])" office:value-type="float" office:value="1584.27419354839" calcext:value-type="float">
            <text:p>1584,27419354839</text:p>
          </table:table-cell>
          <table:table-cell table:formula="of:=AVERAGE(['Bees algorithm'.L2:.L1000])" office:value-type="float" office:value="1669" calcext:value-type="float">
            <text:p>1669</text:p>
          </table:table-cell>
          <table:table-cell table:formula="of:=AVERAGE(['Bees algorithm'.M2:.M1000])" office:value-type="float" office:value="1502.78571428571" calcext:value-type="float">
            <text:p>1502,78571428571</text:p>
          </table:table-cell>
          <table:table-cell table:formula="of:=AVERAGE(['Bees algorithm'.N2:.N1000])" office:value-type="float" office:value="1379.07142857143" calcext:value-type="float">
            <text:p>1379,07142857143</text:p>
          </table:table-cell>
          <table:table-cell table:formula="of:=AVERAGE(['Bees algorithm'.O2:.O1000])" office:value-type="float" office:value="1422.85714285714" calcext:value-type="float">
            <text:p>1422,85714285714</text:p>
          </table:table-cell>
          <table:table-cell table:formula="of:=AVERAGE(['Bees algorithm'.P2:.P1000])" office:value-type="float" office:value="1398.64285714286" calcext:value-type="float">
            <text:p>1398,64285714286</text:p>
          </table:table-cell>
          <table:table-cell table:formula="of:=AVERAGE(['Bees algorithm'.Q2:.Q1000])" office:value-type="float" office:value="1485.64285714286" calcext:value-type="float">
            <text:p>1485,64285714286</text:p>
          </table:table-cell>
          <table:table-cell table:formula="of:=AVERAGE(['Bees algorithm'.R2:.R1000])" office:value-type="float" office:value="1545.78571428571" calcext:value-type="float">
            <text:p>1545,78571428571</text:p>
          </table:table-cell>
          <table:table-cell table:formula="of:=AVERAGE(['Bees algorithm'.S2:.S1000])" office:value-type="float" office:value="1596.57142857143" calcext:value-type="float">
            <text:p>1596,57142857143</text:p>
          </table:table-cell>
          <table:table-cell table:formula="of:=AVERAGE(['Bees algorithm'.T2:.T1000])" office:value-type="float" office:value="1597.28571428571" calcext:value-type="float">
            <text:p>1597,28571428571</text:p>
          </table:table-cell>
          <table:table-cell table:formula="of:=AVERAGE(['Bees algorithm'.U2:.U1000])" office:value-type="float" office:value="2306.99193548387" calcext:value-type="float">
            <text:p>2306,99193548387</text:p>
          </table:table-cell>
          <table:table-cell table:formula="of:=AVERAGE(['Bees algorithm'.V2:.V1000])" office:value-type="float" office:value="2104.5" calcext:value-type="float">
            <text:p>2104,5</text:p>
          </table:table-cell>
          <table:table-cell table:formula="of:=AVERAGE(['Bees algorithm'.W2:.W1000])" office:value-type="float" office:value="2335.25" calcext:value-type="float">
            <text:p>2335,25</text:p>
          </table:table-cell>
          <table:table-cell table:formula="of:=AVERAGE(['Bees algorithm'.X2:.X1000])" office:value-type="float" office:value="2230.25" calcext:value-type="float">
            <text:p>2230,25</text:p>
          </table:table-cell>
          <table:table-cell table:formula="of:=AVERAGE(['Bees algorithm'.Y2:.Y1000])" office:value-type="float" office:value="2301.75" calcext:value-type="float">
            <text:p>2301,75</text:p>
          </table:table-cell>
          <table:table-cell table:formula="of:=AVERAGE(['Bees algorithm'.Z2:.Z1000])" office:value-type="float" office:value="2231.5" calcext:value-type="float">
            <text:p>2231,5</text:p>
          </table:table-cell>
          <table:table-cell table:formula="of:=AVERAGE(['Bees algorithm'.AA2:.AA1000])" office:value-type="float" office:value="2281.75" calcext:value-type="float">
            <text:p>2281,75</text:p>
          </table:table-cell>
          <table:table-cell table:formula="of:=AVERAGE(['Bees algorithm'.AB2:.AB1000])" office:value-type="float" office:value="2213.25" calcext:value-type="float">
            <text:p>2213,25</text:p>
          </table:table-cell>
          <table:table-cell table:formula="of:=AVERAGE(['Bees algorithm'.AC2:.AC1000])" office:value-type="float" office:value="2242.25" calcext:value-type="float">
            <text:p>2242,25</text:p>
          </table:table-cell>
          <table:table-cell table:formula="of:=AVERAGE(['Bees algorithm'.AD2:.AD1000])" office:value-type="float" office:value="2187.25" calcext:value-type="float">
            <text:p>2187,25</text:p>
          </table:table-cell>
          <table:table-cell table:formula="of:=AVERAGE(['Bees algorithm'.AE2:.AE1000])" office:value-type="float" office:value="2725.64516129032" calcext:value-type="float">
            <text:p>2725,64516129032</text:p>
          </table:table-cell>
          <table:table-cell table:formula="of:=AVERAGE(['Bees algorithm'.AF2:.AF1000])" office:value-type="float" office:value="2843" calcext:value-type="float">
            <text:p>2843</text:p>
          </table:table-cell>
          <table:table-cell table:formula="of:=AVERAGE(['Bees algorithm'.AG2:.AG1000])" office:value-type="float" office:value="2627.5" calcext:value-type="float">
            <text:p>2627,5</text:p>
          </table:table-cell>
          <table:table-cell table:formula="of:=AVERAGE(['Bees algorithm'.AH2:.AH1000])" office:value-type="float" office:value="2765.75" calcext:value-type="float">
            <text:p>2765,75</text:p>
          </table:table-cell>
          <table:table-cell table:formula="of:=AVERAGE(['Bees algorithm'.AI2:.AI1000])" office:value-type="float" office:value="2863.5" calcext:value-type="float">
            <text:p>2863,5</text:p>
          </table:table-cell>
          <table:table-cell table:formula="of:=AVERAGE(['Bees algorithm'.AJ2:.AJ1000])" office:value-type="float" office:value="2832.75" calcext:value-type="float">
            <text:p>2832,75</text:p>
          </table:table-cell>
          <table:table-cell table:formula="of:=AVERAGE(['Bees algorithm'.AK2:.AK1000])" office:value-type="float" office:value="2732.5" calcext:value-type="float">
            <text:p>2732,5</text:p>
          </table:table-cell>
          <table:table-cell table:formula="of:=AVERAGE(['Bees algorithm'.AL2:.AL1000])" office:value-type="float" office:value="2703.75" calcext:value-type="float">
            <text:p>2703,75</text:p>
          </table:table-cell>
          <table:table-cell table:formula="of:=AVERAGE(['Bees algorithm'.AM2:.AM1000])" office:value-type="float" office:value="2562.25" calcext:value-type="float">
            <text:p>2562,25</text:p>
          </table:table-cell>
          <table:table-cell table:formula="of:=AVERAGE(['Bees algorithm'.AN2:.AN1000])" office:value-type="float" office:value="2782" calcext:value-type="float">
            <text:p>2782</text:p>
          </table:table-cell>
          <table:table-cell table:formula="of:=AVERAGE(['Bees algorithm'.AO2:.AO1000])" office:value-type="float" office:value="3122.91935483871" calcext:value-type="float">
            <text:p>3122,91935483871</text:p>
          </table:table-cell>
          <table:table-cell table:formula="of:=AVERAGE(['Bees algorithm'.AP2:.AP1000])" office:value-type="float" office:value="3016" calcext:value-type="float">
            <text:p>3016</text:p>
          </table:table-cell>
          <table:table-cell table:formula="of:=AVERAGE(['Bees algorithm'.AQ2:.AQ1000])" office:value-type="float" office:value="2986" calcext:value-type="float">
            <text:p>2986</text:p>
          </table:table-cell>
          <table:table-cell table:formula="of:=AVERAGE(['Bees algorithm'.AR2:.AR1000])" office:value-type="float" office:value="3151" calcext:value-type="float">
            <text:p>3151</text:p>
          </table:table-cell>
          <table:table-cell table:formula="of:=AVERAGE(['Bees algorithm'.AS2:.AS1000])" office:value-type="float" office:value="3156" calcext:value-type="float">
            <text:p>3156</text:p>
          </table:table-cell>
          <table:table-cell table:formula="of:=AVERAGE(['Bees algorithm'.AT2:.AT1000])" office:value-type="float" office:value="3144" calcext:value-type="float">
            <text:p>3144</text:p>
          </table:table-cell>
          <table:table-cell table:formula="of:=AVERAGE(['Bees algorithm'.AU2:.AU1000])" office:value-type="float" office:value="3212" calcext:value-type="float">
            <text:p>3212</text:p>
          </table:table-cell>
          <table:table-cell table:formula="of:=AVERAGE(['Bees algorithm'.AV2:.AV1000])" office:value-type="float" office:value="3123" calcext:value-type="float">
            <text:p>3123</text:p>
          </table:table-cell>
          <table:table-cell table:formula="of:=AVERAGE(['Bees algorithm'.AW2:.AW1000])" office:value-type="float" office:value="3002" calcext:value-type="float">
            <text:p>3002</text:p>
          </table:table-cell>
          <table:table-cell table:formula="of:=AVERAGE(['Bees algorithm'.AX2:.AX1000])" office:value-type="float" office:value="3211.75" calcext:value-type="float">
            <text:p>3211,75</text:p>
          </table:table-cell>
          <table:table-cell table:formula="of:=AVERAGE(['Bees algorithm'.AY2:.AY1000])" office:value-type="float" office:value="4079.16129032258" calcext:value-type="float">
            <text:p>4079,16129032258</text:p>
          </table:table-cell>
          <table:table-cell table:formula="of:=AVERAGE(['Bees algorithm'.AZ2:.AZ1000])" office:value-type="float" office:value="3921" calcext:value-type="float">
            <text:p>3921</text:p>
          </table:table-cell>
          <table:table-cell table:formula="of:=AVERAGE(['Bees algorithm'.BA2:.BA1000])" office:value-type="float" office:value="3927" calcext:value-type="float">
            <text:p>3927</text:p>
          </table:table-cell>
          <table:table-cell table:formula="of:=AVERAGE(['Bees algorithm'.BB2:.BB1000])" office:value-type="float" office:value="3969" calcext:value-type="float">
            <text:p>3969</text:p>
          </table:table-cell>
          <table:table-cell table:formula="of:=AVERAGE(['Bees algorithm'.BC2:.BC1000])" office:value-type="float" office:value="3835" calcext:value-type="float">
            <text:p>3835</text:p>
          </table:table-cell>
          <table:table-cell table:formula="of:=AVERAGE(['Bees algorithm'.BD2:.BD1000])" office:value-type="float" office:value="3914" calcext:value-type="float">
            <text:p>3914</text:p>
          </table:table-cell>
          <table:table-cell table:formula="of:=AVERAGE(['Bees algorithm'.BE2:.BE1000])" office:value-type="float" office:value="3952" calcext:value-type="float">
            <text:p>3952</text:p>
          </table:table-cell>
          <table:table-cell table:formula="of:=AVERAGE(['Bees algorithm'.BF2:.BF1000])" office:value-type="float" office:value="3938" calcext:value-type="float">
            <text:p>3938</text:p>
          </table:table-cell>
          <table:table-cell table:formula="of:=AVERAGE(['Bees algorithm'.BG2:.BG1000])" office:value-type="float" office:value="3952" calcext:value-type="float">
            <text:p>3952</text:p>
          </table:table-cell>
          <table:table-cell table:formula="of:=AVERAGE(['Bees algorithm'.BH2:.BH1000])" office:value-type="float" office:value="4061.5" calcext:value-type="float">
            <text:p>4061,5</text:p>
          </table:table-cell>
        </table:table-row>
        <table:table-row table:style-name="ro1">
          <table:table-cell office:value-type="string" calcext:value-type="string">
            <text:p>Genetic</text:p>
          </table:table-cell>
          <table:table-cell table:formula="of:=AVERAGE([Genetic.A2:.A1000])" office:value-type="float" office:value="1279.41176470588" calcext:value-type="float">
            <text:p>1279,41176470588</text:p>
          </table:table-cell>
          <table:table-cell table:formula="of:=AVERAGE([Genetic.B2:.B1000])" office:value-type="float" office:value="1360.33333333333" calcext:value-type="float">
            <text:p>1360,33333333333</text:p>
          </table:table-cell>
          <table:table-cell table:formula="of:=AVERAGE([Genetic.C2:.C1000])" office:value-type="float" office:value="1084.5" calcext:value-type="float">
            <text:p>1084,5</text:p>
          </table:table-cell>
          <table:table-cell table:formula="of:=AVERAGE([Genetic.D2:.D1000])" office:value-type="float" office:value="1299.27777777778" calcext:value-type="float">
            <text:p>1299,27777777778</text:p>
          </table:table-cell>
          <table:table-cell table:formula="of:=AVERAGE([Genetic.E2:.E1000])" office:value-type="float" office:value="1244.16666666667" calcext:value-type="float">
            <text:p>1244,16666666667</text:p>
          </table:table-cell>
          <table:table-cell table:formula="of:=AVERAGE([Genetic.F2:.F1000])" office:value-type="float" office:value="1204.07142857143" calcext:value-type="float">
            <text:p>1204,07142857143</text:p>
          </table:table-cell>
          <table:table-cell table:formula="of:=AVERAGE([Genetic.G2:.G1000])" office:value-type="float" office:value="1251" calcext:value-type="float">
            <text:p>1251</text:p>
          </table:table-cell>
          <table:table-cell table:formula="of:=AVERAGE([Genetic.H2:.H1000])" office:value-type="float" office:value="1206" calcext:value-type="float">
            <text:p>1206</text:p>
          </table:table-cell>
          <table:table-cell table:formula="of:=AVERAGE([Genetic.I2:.I1000])" office:value-type="float" office:value="1241.78571428571" calcext:value-type="float">
            <text:p>1241,78571428571</text:p>
          </table:table-cell>
          <table:table-cell table:formula="of:=AVERAGE([Genetic.J2:.J1000])" office:value-type="float" office:value="1121.64285714286" calcext:value-type="float">
            <text:p>1121,64285714286</text:p>
          </table:table-cell>
          <table:table-cell table:formula="of:=AVERAGE([Genetic.K2:.K1000])" office:value-type="float" office:value="1586.79411764706" calcext:value-type="float">
            <text:p>1586,79411764706</text:p>
          </table:table-cell>
          <table:table-cell table:formula="of:=AVERAGE([Genetic.L2:.L1000])" office:value-type="float" office:value="1680.28571428571" calcext:value-type="float">
            <text:p>1680,28571428571</text:p>
          </table:table-cell>
          <table:table-cell table:formula="of:=AVERAGE([Genetic.M2:.M1000])" office:value-type="float" office:value="1505.21428571429" calcext:value-type="float">
            <text:p>1505,21428571429</text:p>
          </table:table-cell>
          <table:table-cell table:formula="of:=AVERAGE([Genetic.N2:.N1000])" office:value-type="float" office:value="1396.64285714286" calcext:value-type="float">
            <text:p>1396,64285714286</text:p>
          </table:table-cell>
          <table:table-cell table:formula="of:=AVERAGE([Genetic.O2:.O1000])" office:value-type="float" office:value="1429.85714285714" calcext:value-type="float">
            <text:p>1429,85714285714</text:p>
          </table:table-cell>
          <table:table-cell table:formula="of:=AVERAGE([Genetic.P2:.P1000])" office:value-type="float" office:value="1410.71428571429" calcext:value-type="float">
            <text:p>1410,71428571429</text:p>
          </table:table-cell>
          <table:table-cell table:formula="of:=AVERAGE([Genetic.Q2:.Q1000])" office:value-type="float" office:value="1510.64285714286" calcext:value-type="float">
            <text:p>1510,64285714286</text:p>
          </table:table-cell>
          <table:table-cell table:formula="of:=AVERAGE([Genetic.R2:.R1000])" office:value-type="float" office:value="1554" calcext:value-type="float">
            <text:p>1554</text:p>
          </table:table-cell>
          <table:table-cell table:formula="of:=AVERAGE([Genetic.S2:.S1000])" office:value-type="float" office:value="1600.92857142857" calcext:value-type="float">
            <text:p>1600,92857142857</text:p>
          </table:table-cell>
          <table:table-cell table:formula="of:=AVERAGE([Genetic.T2:.T1000])" office:value-type="float" office:value="1609.28571428571" calcext:value-type="float">
            <text:p>1609,28571428571</text:p>
          </table:table-cell>
          <table:table-cell table:formula="of:=AVERAGE([Genetic.U2:.U1000])" office:value-type="float" office:value="2314.88235294118" calcext:value-type="float">
            <text:p>2314,88235294118</text:p>
          </table:table-cell>
          <table:table-cell table:formula="of:=AVERAGE([Genetic.V2:.V1000])" office:value-type="float" office:value="2114.5" calcext:value-type="float">
            <text:p>2114,5</text:p>
          </table:table-cell>
          <table:table-cell table:formula="of:=AVERAGE([Genetic.W2:.W1000])" office:value-type="float" office:value="2347.25" calcext:value-type="float">
            <text:p>2347,25</text:p>
          </table:table-cell>
          <table:table-cell table:formula="of:=AVERAGE([Genetic.X2:.X1000])" office:value-type="float" office:value="2238" calcext:value-type="float">
            <text:p>2238</text:p>
          </table:table-cell>
          <table:table-cell table:formula="of:=AVERAGE([Genetic.Y2:.Y1000])" office:value-type="float" office:value="2308.75" calcext:value-type="float">
            <text:p>2308,75</text:p>
          </table:table-cell>
          <table:table-cell table:formula="of:=AVERAGE([Genetic.Z2:.Z1000])" office:value-type="float" office:value="2241.75" calcext:value-type="float">
            <text:p>2241,75</text:p>
          </table:table-cell>
          <table:table-cell table:formula="of:=AVERAGE([Genetic.AA2:.AA1000])" office:value-type="float" office:value="2290.75" calcext:value-type="float">
            <text:p>2290,75</text:p>
          </table:table-cell>
          <table:table-cell table:formula="of:=AVERAGE([Genetic.AB2:.AB1000])" office:value-type="float" office:value="2218.5" calcext:value-type="float">
            <text:p>2218,5</text:p>
          </table:table-cell>
          <table:table-cell table:formula="of:=AVERAGE([Genetic.AC2:.AC1000])" office:value-type="float" office:value="2247.5" calcext:value-type="float">
            <text:p>2247,5</text:p>
          </table:table-cell>
          <table:table-cell table:formula="of:=AVERAGE([Genetic.AD2:.AD1000])" office:value-type="float" office:value="2195.25" calcext:value-type="float">
            <text:p>2195,25</text:p>
          </table:table-cell>
          <table:table-cell table:formula="of:=AVERAGE([Genetic.AE2:.AE1000])" office:value-type="float" office:value="2728.81617647059" calcext:value-type="float">
            <text:p>2728,81617647059</text:p>
          </table:table-cell>
          <table:table-cell table:formula="of:=AVERAGE([Genetic.AF2:.AF1000])" office:value-type="float" office:value="2841" calcext:value-type="float">
            <text:p>2841</text:p>
          </table:table-cell>
          <table:table-cell table:formula="of:=AVERAGE([Genetic.AG2:.AG1000])" office:value-type="float" office:value="2638.25" calcext:value-type="float">
            <text:p>2638,25</text:p>
          </table:table-cell>
          <table:table-cell table:formula="of:=AVERAGE([Genetic.AH2:.AH1000])" office:value-type="float" office:value="2776.5" calcext:value-type="float">
            <text:p>2776,5</text:p>
          </table:table-cell>
          <table:table-cell table:formula="of:=AVERAGE([Genetic.AI2:.AI1000])" office:value-type="float" office:value="2864" calcext:value-type="float">
            <text:p>2864</text:p>
          </table:table-cell>
          <table:table-cell table:formula="of:=AVERAGE([Genetic.AJ2:.AJ1000])" office:value-type="float" office:value="2836" calcext:value-type="float">
            <text:p>2836</text:p>
          </table:table-cell>
          <table:table-cell table:formula="of:=AVERAGE([Genetic.AK2:.AK1000])" office:value-type="float" office:value="2737.25" calcext:value-type="float">
            <text:p>2737,25</text:p>
          </table:table-cell>
          <table:table-cell table:formula="of:=AVERAGE([Genetic.AL2:.AL1000])" office:value-type="float" office:value="2690.25" calcext:value-type="float">
            <text:p>2690,25</text:p>
          </table:table-cell>
          <table:table-cell table:formula="of:=AVERAGE([Genetic.AM2:.AM1000])" office:value-type="float" office:value="2565.25" calcext:value-type="float">
            <text:p>2565,25</text:p>
          </table:table-cell>
          <table:table-cell table:formula="of:=AVERAGE([Genetic.AN2:.AN1000])" office:value-type="float" office:value="2789" calcext:value-type="float">
            <text:p>2789</text:p>
          </table:table-cell>
          <table:table-cell table:formula="of:=AVERAGE([Genetic.AO2:.AO1000])" office:value-type="float" office:value="3096.54411764706" calcext:value-type="float">
            <text:p>3096,54411764706</text:p>
          </table:table-cell>
          <table:table-cell table:formula="of:=AVERAGE([Genetic.AP2:.AP1000])" office:value-type="float" office:value="2946.25" calcext:value-type="float">
            <text:p>2946,25</text:p>
          </table:table-cell>
          <table:table-cell table:formula="of:=AVERAGE([Genetic.AQ2:.AQ1000])" office:value-type="float" office:value="2942.25" calcext:value-type="float">
            <text:p>2942,25</text:p>
          </table:table-cell>
          <table:table-cell table:formula="of:=AVERAGE([Genetic.AR2:.AR1000])" office:value-type="float" office:value="3112" calcext:value-type="float">
            <text:p>3112</text:p>
          </table:table-cell>
          <table:table-cell table:formula="of:=AVERAGE([Genetic.AS2:.AS1000])" office:value-type="float" office:value="3039.25" calcext:value-type="float">
            <text:p>3039,25</text:p>
          </table:table-cell>
          <table:table-cell table:formula="of:=AVERAGE([Genetic.AT2:.AT1000])" office:value-type="float" office:value="3155.75" calcext:value-type="float">
            <text:p>3155,75</text:p>
          </table:table-cell>
          <table:table-cell table:formula="of:=AVERAGE([Genetic.AU2:.AU1000])" office:value-type="float" office:value="3203.5" calcext:value-type="float">
            <text:p>3203,5</text:p>
          </table:table-cell>
          <table:table-cell table:formula="of:=AVERAGE([Genetic.AV2:.AV1000])" office:value-type="float" office:value="3081.75" calcext:value-type="float">
            <text:p>3081,75</text:p>
          </table:table-cell>
          <table:table-cell table:formula="of:=AVERAGE([Genetic.AW2:.AW1000])" office:value-type="float" office:value="2951" calcext:value-type="float">
            <text:p>2951</text:p>
          </table:table-cell>
          <table:table-cell table:formula="of:=AVERAGE([Genetic.AX2:.AX1000])" office:value-type="float" office:value="3196" calcext:value-type="float">
            <text:p>3196</text:p>
          </table:table-cell>
          <table:table-cell table:formula="of:=AVERAGE([Genetic.AY2:.AY1000])" office:value-type="float" office:value="4000.53676470588" calcext:value-type="float">
            <text:p>4000,53676470588</text:p>
          </table:table-cell>
          <table:table-cell table:formula="of:=AVERAGE([Genetic.AZ2:.AZ1000])" office:value-type="float" office:value="3849.75" calcext:value-type="float">
            <text:p>3849,75</text:p>
          </table:table-cell>
          <table:table-cell table:formula="of:=AVERAGE([Genetic.BA2:.BA1000])" office:value-type="float" office:value="3842.75" calcext:value-type="float">
            <text:p>3842,75</text:p>
          </table:table-cell>
          <table:table-cell table:formula="of:=AVERAGE([Genetic.BB2:.BB1000])" office:value-type="float" office:value="3909.75" calcext:value-type="float">
            <text:p>3909,75</text:p>
          </table:table-cell>
          <table:table-cell table:formula="of:=AVERAGE([Genetic.BC2:.BC1000])" office:value-type="float" office:value="3771.75" calcext:value-type="float">
            <text:p>3771,75</text:p>
          </table:table-cell>
          <table:table-cell table:formula="of:=AVERAGE([Genetic.BD2:.BD1000])" office:value-type="float" office:value="3837" calcext:value-type="float">
            <text:p>3837</text:p>
          </table:table-cell>
          <table:table-cell table:formula="of:=AVERAGE([Genetic.BE2:.BE1000])" office:value-type="float" office:value="3869" calcext:value-type="float">
            <text:p>3869</text:p>
          </table:table-cell>
          <table:table-cell table:formula="of:=AVERAGE([Genetic.BF2:.BF1000])" office:value-type="float" office:value="3868" calcext:value-type="float">
            <text:p>3868</text:p>
          </table:table-cell>
          <table:table-cell table:formula="of:=AVERAGE([Genetic.BG2:.BG1000])" office:value-type="float" office:value="3873" calcext:value-type="float">
            <text:p>3873</text:p>
          </table:table-cell>
          <table:table-cell table:formula="of:=AVERAGE([Genetic.BH2:.BH1000])" office:value-type="float" office:value="3946.5" calcext:value-type="float">
            <text:p>3946,5</text:p>
          </table:table-cell>
        </table:table-row>
        <table:table-row table:style-name="ro1">
          <table:table-cell office:value-type="string" calcext:value-type="string">
            <text:p>GRASP</text:p>
          </table:table-cell>
          <table:table-cell table:formula="of:=AVERAGE([GRASP.A2:.A1000])" office:value-type="float" office:value="1278.11290322581" calcext:value-type="float">
            <text:p>1278,11290322581</text:p>
          </table:table-cell>
          <table:table-cell table:formula="of:=AVERAGE([GRASP.B2:.B1000])" office:value-type="float" office:value="1359.83333333333" calcext:value-type="float">
            <text:p>1359,83333333333</text:p>
          </table:table-cell>
          <table:table-cell table:formula="of:=AVERAGE([GRASP.C2:.C1000])" office:value-type="float" office:value="1081" calcext:value-type="float">
            <text:p>1081</text:p>
          </table:table-cell>
          <table:table-cell table:formula="of:=AVERAGE([GRASP.D2:.D1000])" office:value-type="float" office:value="1297.38888888889" calcext:value-type="float">
            <text:p>1297,38888888889</text:p>
          </table:table-cell>
          <table:table-cell table:formula="of:=AVERAGE([GRASP.E2:.E1000])" office:value-type="float" office:value="1235" calcext:value-type="float">
            <text:p>1235</text:p>
          </table:table-cell>
          <table:table-cell table:formula="of:=AVERAGE([GRASP.F2:.F1000])" office:value-type="float" office:value="1195" calcext:value-type="float">
            <text:p>1195</text:p>
          </table:table-cell>
          <table:table-cell table:formula="of:=AVERAGE([GRASP.G2:.G1000])" office:value-type="float" office:value="1239" calcext:value-type="float">
            <text:p>1239</text:p>
          </table:table-cell>
          <table:table-cell table:formula="of:=AVERAGE([GRASP.H2:.H1000])" office:value-type="float" office:value="1206.35714285714" calcext:value-type="float">
            <text:p>1206,35714285714</text:p>
          </table:table-cell>
          <table:table-cell table:formula="of:=AVERAGE([GRASP.I2:.I1000])" office:value-type="float" office:value="1237.28571428571" calcext:value-type="float">
            <text:p>1237,28571428571</text:p>
          </table:table-cell>
          <table:table-cell table:formula="of:=AVERAGE([GRASP.J2:.J1000])" office:value-type="float" office:value="1108" calcext:value-type="float">
            <text:p>1108</text:p>
          </table:table-cell>
          <table:table-cell table:formula="of:=AVERAGE([GRASP.K2:.K1000])" office:value-type="float" office:value="1588.29838709677" calcext:value-type="float">
            <text:p>1588,29838709677</text:p>
          </table:table-cell>
          <table:table-cell table:formula="of:=AVERAGE([GRASP.L2:.L1000])" office:value-type="float" office:value="1659.35714285714" calcext:value-type="float">
            <text:p>1659,35714285714</text:p>
          </table:table-cell>
          <table:table-cell table:formula="of:=AVERAGE([GRASP.M2:.M1000])" office:value-type="float" office:value="1513.92857142857" calcext:value-type="float">
            <text:p>1513,92857142857</text:p>
          </table:table-cell>
          <table:table-cell table:formula="of:=AVERAGE([GRASP.N2:.N1000])" office:value-type="float" office:value="1380.85714285714" calcext:value-type="float">
            <text:p>1380,85714285714</text:p>
          </table:table-cell>
          <table:table-cell table:formula="of:=AVERAGE([GRASP.O2:.O1000])" office:value-type="float" office:value="1421.35714285714" calcext:value-type="float">
            <text:p>1421,35714285714</text:p>
          </table:table-cell>
          <table:table-cell table:formula="of:=AVERAGE([GRASP.P2:.P1000])" office:value-type="float" office:value="1407.78571428571" calcext:value-type="float">
            <text:p>1407,78571428571</text:p>
          </table:table-cell>
          <table:table-cell table:formula="of:=AVERAGE([GRASP.Q2:.Q1000])" office:value-type="float" office:value="1487.92857142857" calcext:value-type="float">
            <text:p>1487,92857142857</text:p>
          </table:table-cell>
          <table:table-cell table:formula="of:=AVERAGE([GRASP.R2:.R1000])" office:value-type="float" office:value="1567.64285714286" calcext:value-type="float">
            <text:p>1567,64285714286</text:p>
          </table:table-cell>
          <table:table-cell table:formula="of:=AVERAGE([GRASP.S2:.S1000])" office:value-type="float" office:value="1603.28571428571" calcext:value-type="float">
            <text:p>1603,28571428571</text:p>
          </table:table-cell>
          <table:table-cell table:formula="of:=AVERAGE([GRASP.T2:.T1000])" office:value-type="float" office:value="1606.21428571429" calcext:value-type="float">
            <text:p>1606,21428571429</text:p>
          </table:table-cell>
          <table:table-cell table:formula="of:=AVERAGE([GRASP.U2:.U1000])" office:value-type="float" office:value="2310.06451612903" calcext:value-type="float">
            <text:p>2310,06451612903</text:p>
          </table:table-cell>
          <table:table-cell table:formula="of:=AVERAGE([GRASP.V2:.V1000])" office:value-type="float" office:value="2103.75" calcext:value-type="float">
            <text:p>2103,75</text:p>
          </table:table-cell>
          <table:table-cell table:formula="of:=AVERAGE([GRASP.W2:.W1000])" office:value-type="float" office:value="2346.75" calcext:value-type="float">
            <text:p>2346,75</text:p>
          </table:table-cell>
          <table:table-cell table:formula="of:=AVERAGE([GRASP.X2:.X1000])" office:value-type="float" office:value="2246" calcext:value-type="float">
            <text:p>2246</text:p>
          </table:table-cell>
          <table:table-cell table:formula="of:=AVERAGE([GRASP.Y2:.Y1000])" office:value-type="float" office:value="2294" calcext:value-type="float">
            <text:p>2294</text:p>
          </table:table-cell>
          <table:table-cell table:formula="of:=AVERAGE([GRASP.Z2:.Z1000])" office:value-type="float" office:value="2234.75" calcext:value-type="float">
            <text:p>2234,75</text:p>
          </table:table-cell>
          <table:table-cell table:formula="of:=AVERAGE([GRASP.AA2:.AA1000])" office:value-type="float" office:value="2294.5" calcext:value-type="float">
            <text:p>2294,5</text:p>
          </table:table-cell>
          <table:table-cell table:formula="of:=AVERAGE([GRASP.AB2:.AB1000])" office:value-type="float" office:value="2212.25" calcext:value-type="float">
            <text:p>2212,25</text:p>
          </table:table-cell>
          <table:table-cell table:formula="of:=AVERAGE([GRASP.AC2:.AC1000])" office:value-type="float" office:value="2242" calcext:value-type="float">
            <text:p>2242</text:p>
          </table:table-cell>
          <table:table-cell table:formula="of:=AVERAGE([GRASP.AD2:.AD1000])" office:value-type="float" office:value="2187.25" calcext:value-type="float">
            <text:p>2187,25</text:p>
          </table:table-cell>
          <table:table-cell table:formula="of:=AVERAGE([GRASP.AE2:.AE1000])" office:value-type="float" office:value="2724.22580645161" calcext:value-type="float">
            <text:p>2724,22580645161</text:p>
          </table:table-cell>
          <table:table-cell table:formula="of:=AVERAGE([GRASP.AF2:.AF1000])" office:value-type="float" office:value="2843" calcext:value-type="float">
            <text:p>2843</text:p>
          </table:table-cell>
          <table:table-cell table:formula="of:=AVERAGE([GRASP.AG2:.AG1000])" office:value-type="float" office:value="2621" calcext:value-type="float">
            <text:p>2621</text:p>
          </table:table-cell>
          <table:table-cell table:formula="of:=AVERAGE([GRASP.AH2:.AH1000])" office:value-type="float" office:value="2762" calcext:value-type="float">
            <text:p>2762</text:p>
          </table:table-cell>
          <table:table-cell table:formula="of:=AVERAGE([GRASP.AI2:.AI1000])" office:value-type="float" office:value="2863.5" calcext:value-type="float">
            <text:p>2863,5</text:p>
          </table:table-cell>
          <table:table-cell table:formula="of:=AVERAGE([GRASP.AJ2:.AJ1000])" office:value-type="float" office:value="2833.5" calcext:value-type="float">
            <text:p>2833,5</text:p>
          </table:table-cell>
          <table:table-cell table:formula="of:=AVERAGE([GRASP.AK2:.AK1000])" office:value-type="float" office:value="2728.75" calcext:value-type="float">
            <text:p>2728,75</text:p>
          </table:table-cell>
          <table:table-cell table:formula="of:=AVERAGE([GRASP.AL2:.AL1000])" office:value-type="float" office:value="2683" calcext:value-type="float">
            <text:p>2683</text:p>
          </table:table-cell>
          <table:table-cell table:formula="of:=AVERAGE([GRASP.AM2:.AM1000])" office:value-type="float" office:value="2557.5" calcext:value-type="float">
            <text:p>2557,5</text:p>
          </table:table-cell>
          <table:table-cell table:formula="of:=AVERAGE([GRASP.AN2:.AN1000])" office:value-type="float" office:value="2786" calcext:value-type="float">
            <text:p>2786</text:p>
          </table:table-cell>
          <table:table-cell table:formula="of:=AVERAGE([GRASP.AO2:.AO1000])" office:value-type="float" office:value="3103.02419354839" calcext:value-type="float">
            <text:p>3103,02419354839</text:p>
          </table:table-cell>
          <table:table-cell table:formula="of:=AVERAGE([GRASP.AP2:.AP1000])" office:value-type="float" office:value="2986.25" calcext:value-type="float">
            <text:p>2986,25</text:p>
          </table:table-cell>
          <table:table-cell table:formula="of:=AVERAGE([GRASP.AQ2:.AQ1000])" office:value-type="float" office:value="2938" calcext:value-type="float">
            <text:p>2938</text:p>
          </table:table-cell>
          <table:table-cell table:formula="of:=AVERAGE([GRASP.AR2:.AR1000])" office:value-type="float" office:value="3110.5" calcext:value-type="float">
            <text:p>3110,5</text:p>
          </table:table-cell>
          <table:table-cell table:formula="of:=AVERAGE([GRASP.AS2:.AS1000])" office:value-type="float" office:value="3098.5" calcext:value-type="float">
            <text:p>3098,5</text:p>
          </table:table-cell>
          <table:table-cell table:formula="of:=AVERAGE([GRASP.AT2:.AT1000])" office:value-type="float" office:value="3095" calcext:value-type="float">
            <text:p>3095</text:p>
          </table:table-cell>
          <table:table-cell table:formula="of:=AVERAGE([GRASP.AU2:.AU1000])" office:value-type="float" office:value="3171.25" calcext:value-type="float">
            <text:p>3171,25</text:p>
          </table:table-cell>
          <table:table-cell table:formula="of:=AVERAGE([GRASP.AV2:.AV1000])" office:value-type="float" office:value="3101.25" calcext:value-type="float">
            <text:p>3101,25</text:p>
          </table:table-cell>
          <table:table-cell table:formula="of:=AVERAGE([GRASP.AW2:.AW1000])" office:value-type="float" office:value="2962.5" calcext:value-type="float">
            <text:p>2962,5</text:p>
          </table:table-cell>
          <table:table-cell table:formula="of:=AVERAGE([GRASP.AX2:.AX1000])" office:value-type="float" office:value="3166.25" calcext:value-type="float">
            <text:p>3166,25</text:p>
          </table:table-cell>
          <table:table-cell table:formula="of:=AVERAGE([GRASP.AY2:.AY1000])" office:value-type="float" office:value="4063.39516129032" calcext:value-type="float">
            <text:p>4063,39516129032</text:p>
          </table:table-cell>
          <table:table-cell table:formula="of:=AVERAGE([GRASP.AZ2:.AZ1000])" office:value-type="float" office:value="3874.25" calcext:value-type="float">
            <text:p>3874,25</text:p>
          </table:table-cell>
          <table:table-cell table:formula="of:=AVERAGE([GRASP.BA2:.BA1000])" office:value-type="float" office:value="3860.25" calcext:value-type="float">
            <text:p>3860,25</text:p>
          </table:table-cell>
          <table:table-cell table:formula="of:=AVERAGE([GRASP.BB2:.BB1000])" office:value-type="float" office:value="3937.25" calcext:value-type="float">
            <text:p>3937,25</text:p>
          </table:table-cell>
          <table:table-cell table:formula="of:=AVERAGE([GRASP.BC2:.BC1000])" office:value-type="float" office:value="3802.75" calcext:value-type="float">
            <text:p>3802,75</text:p>
          </table:table-cell>
          <table:table-cell table:formula="of:=AVERAGE([GRASP.BD2:.BD1000])" office:value-type="float" office:value="3836" calcext:value-type="float">
            <text:p>3836</text:p>
          </table:table-cell>
          <table:table-cell table:formula="of:=AVERAGE([GRASP.BE2:.BE1000])" office:value-type="float" office:value="3909.5" calcext:value-type="float">
            <text:p>3909,5</text:p>
          </table:table-cell>
          <table:table-cell table:formula="of:=AVERAGE([GRASP.BF2:.BF1000])" office:value-type="float" office:value="3877.75" calcext:value-type="float">
            <text:p>3877,75</text:p>
          </table:table-cell>
          <table:table-cell table:formula="of:=AVERAGE([GRASP.BG2:.BG1000])" office:value-type="float" office:value="3915.75" calcext:value-type="float">
            <text:p>3915,75</text:p>
          </table:table-cell>
          <table:table-cell table:formula="of:=AVERAGE([GRASP.BH2:.BH1000])" office:value-type="float" office:value="3961.5" calcext:value-type="float">
            <text:p>3961,5</text:p>
          </table:table-cell>
        </table:table-row>
        <table:table-row table:style-name="ro1">
          <table:table-cell office:value-type="string" calcext:value-type="string">
            <text:p>ILS</text:p>
          </table:table-cell>
          <table:table-cell table:formula="of:=AVERAGE([ILS.A2:.A1000])" office:value-type="float" office:value="1278" calcext:value-type="float">
            <text:p>1278</text:p>
          </table:table-cell>
          <table:table-cell table:formula="of:=AVERAGE([ILS.B2:.B1000])" office:value-type="float" office:value="1359" calcext:value-type="float">
            <text:p>1359</text:p>
          </table:table-cell>
          <table:table-cell table:formula="of:=AVERAGE([ILS.C2:.C1000])" office:value-type="float" office:value="1081" calcext:value-type="float">
            <text:p>1081</text:p>
          </table:table-cell>
          <table:table-cell table:formula="of:=AVERAGE([ILS.D2:.D1000])" office:value-type="float" office:value="1294.77777777778" calcext:value-type="float">
            <text:p>1294,77777777778</text:p>
          </table:table-cell>
          <table:table-cell table:formula="of:=AVERAGE([ILS.E2:.E1000])" office:value-type="float" office:value="1238.61111111111" calcext:value-type="float">
            <text:p>1238,61111111111</text:p>
          </table:table-cell>
          <table:table-cell table:formula="of:=AVERAGE([ILS.F2:.F1000])" office:value-type="float" office:value="1195" calcext:value-type="float">
            <text:p>1195</text:p>
          </table:table-cell>
          <table:table-cell table:formula="of:=AVERAGE([ILS.G2:.G1000])" office:value-type="float" office:value="1239" calcext:value-type="float">
            <text:p>1239</text:p>
          </table:table-cell>
          <table:table-cell table:formula="of:=AVERAGE([ILS.H2:.H1000])" office:value-type="float" office:value="1206" calcext:value-type="float">
            <text:p>1206</text:p>
          </table:table-cell>
          <table:table-cell table:formula="of:=AVERAGE([ILS.I2:.I1000])" office:value-type="float" office:value="1230" calcext:value-type="float">
            <text:p>1230</text:p>
          </table:table-cell>
          <table:table-cell table:formula="of:=AVERAGE([ILS.J2:.J1000])" office:value-type="float" office:value="1108" calcext:value-type="float">
            <text:p>1108</text:p>
          </table:table-cell>
          <table:table-cell table:formula="of:=AVERAGE([ILS.K2:.K1000])" office:value-type="float" office:value="1591.59677419355" calcext:value-type="float">
            <text:p>1591,59677419355</text:p>
          </table:table-cell>
          <table:table-cell table:formula="of:=AVERAGE([ILS.L2:.L1000])" office:value-type="float" office:value="1670.64285714286" calcext:value-type="float">
            <text:p>1670,64285714286</text:p>
          </table:table-cell>
          <table:table-cell table:formula="of:=AVERAGE([ILS.M2:.M1000])" office:value-type="float" office:value="1507.07142857143" calcext:value-type="float">
            <text:p>1507,07142857143</text:p>
          </table:table-cell>
          <table:table-cell table:formula="of:=AVERAGE([ILS.N2:.N1000])" office:value-type="float" office:value="1379.85714285714" calcext:value-type="float">
            <text:p>1379,85714285714</text:p>
          </table:table-cell>
          <table:table-cell table:formula="of:=AVERAGE([ILS.O2:.O1000])" office:value-type="float" office:value="1420.42857142857" calcext:value-type="float">
            <text:p>1420,42857142857</text:p>
          </table:table-cell>
          <table:table-cell table:formula="of:=AVERAGE([ILS.P2:.P1000])" office:value-type="float" office:value="1402.21428571429" calcext:value-type="float">
            <text:p>1402,21428571429</text:p>
          </table:table-cell>
          <table:table-cell table:formula="of:=AVERAGE([ILS.Q2:.Q1000])" office:value-type="float" office:value="1485.42857142857" calcext:value-type="float">
            <text:p>1485,42857142857</text:p>
          </table:table-cell>
          <table:table-cell table:formula="of:=AVERAGE([ILS.R2:.R1000])" office:value-type="float" office:value="1551.42857142857" calcext:value-type="float">
            <text:p>1551,42857142857</text:p>
          </table:table-cell>
          <table:table-cell table:formula="of:=AVERAGE([ILS.S2:.S1000])" office:value-type="float" office:value="1603.42857142857" calcext:value-type="float">
            <text:p>1603,42857142857</text:p>
          </table:table-cell>
          <table:table-cell table:formula="of:=AVERAGE([ILS.T2:.T1000])" office:value-type="float" office:value="1604.14285714286" calcext:value-type="float">
            <text:p>1604,14285714286</text:p>
          </table:table-cell>
          <table:table-cell table:formula="of:=AVERAGE([ILS.U2:.U1000])" office:value-type="float" office:value="2310.96774193548" calcext:value-type="float">
            <text:p>2310,96774193548</text:p>
          </table:table-cell>
          <table:table-cell table:formula="of:=AVERAGE([ILS.V2:.V1000])" office:value-type="float" office:value="2114" calcext:value-type="float">
            <text:p>2114</text:p>
          </table:table-cell>
          <table:table-cell table:formula="of:=AVERAGE([ILS.W2:.W1000])" office:value-type="float" office:value="2339.75" calcext:value-type="float">
            <text:p>2339,75</text:p>
          </table:table-cell>
          <table:table-cell table:formula="of:=AVERAGE([ILS.X2:.X1000])" office:value-type="float" office:value="2236.75" calcext:value-type="float">
            <text:p>2236,75</text:p>
          </table:table-cell>
          <table:table-cell table:formula="of:=AVERAGE([ILS.Y2:.Y1000])" office:value-type="float" office:value="2299.5" calcext:value-type="float">
            <text:p>2299,5</text:p>
          </table:table-cell>
          <table:table-cell table:formula="of:=AVERAGE([ILS.Z2:.Z1000])" office:value-type="float" office:value="2237.5" calcext:value-type="float">
            <text:p>2237,5</text:p>
          </table:table-cell>
          <table:table-cell table:formula="of:=AVERAGE([ILS.AA2:.AA1000])" office:value-type="float" office:value="2284.75" calcext:value-type="float">
            <text:p>2284,75</text:p>
          </table:table-cell>
          <table:table-cell table:formula="of:=AVERAGE([ILS.AB2:.AB1000])" office:value-type="float" office:value="2216.25" calcext:value-type="float">
            <text:p>2216,25</text:p>
          </table:table-cell>
          <table:table-cell table:formula="of:=AVERAGE([ILS.AC2:.AC1000])" office:value-type="float" office:value="2242.75" calcext:value-type="float">
            <text:p>2242,75</text:p>
          </table:table-cell>
          <table:table-cell table:formula="of:=AVERAGE([ILS.AD2:.AD1000])" office:value-type="float" office:value="2186.75" calcext:value-type="float">
            <text:p>2186,75</text:p>
          </table:table-cell>
          <table:table-cell table:formula="of:=AVERAGE([ILS.AE2:.AE1000])" office:value-type="float" office:value="2724.39516129032" calcext:value-type="float">
            <text:p>2724,39516129032</text:p>
          </table:table-cell>
          <table:table-cell table:formula="of:=AVERAGE([ILS.AF2:.AF1000])" office:value-type="float" office:value="2838" calcext:value-type="float">
            <text:p>2838</text:p>
          </table:table-cell>
          <table:table-cell table:formula="of:=AVERAGE([ILS.AG2:.AG1000])" office:value-type="float" office:value="2626.75" calcext:value-type="float">
            <text:p>2626,75</text:p>
          </table:table-cell>
          <table:table-cell table:formula="of:=AVERAGE([ILS.AH2:.AH1000])" office:value-type="float" office:value="2760.5" calcext:value-type="float">
            <text:p>2760,5</text:p>
          </table:table-cell>
          <table:table-cell table:formula="of:=AVERAGE([ILS.AI2:.AI1000])" office:value-type="float" office:value="2864" calcext:value-type="float">
            <text:p>2864</text:p>
          </table:table-cell>
          <table:table-cell table:formula="of:=AVERAGE([ILS.AJ2:.AJ1000])" office:value-type="float" office:value="2833.5" calcext:value-type="float">
            <text:p>2833,5</text:p>
          </table:table-cell>
          <table:table-cell table:formula="of:=AVERAGE([ILS.AK2:.AK1000])" office:value-type="float" office:value="2734.75" calcext:value-type="float">
            <text:p>2734,75</text:p>
          </table:table-cell>
          <table:table-cell table:formula="of:=AVERAGE([ILS.AL2:.AL1000])" office:value-type="float" office:value="2686" calcext:value-type="float">
            <text:p>2686</text:p>
          </table:table-cell>
          <table:table-cell table:formula="of:=AVERAGE([ILS.AM2:.AM1000])" office:value-type="float" office:value="2563.25" calcext:value-type="float">
            <text:p>2563,25</text:p>
          </table:table-cell>
          <table:table-cell table:formula="of:=AVERAGE([ILS.AN2:.AN1000])" office:value-type="float" office:value="2782.5" calcext:value-type="float">
            <text:p>2782,5</text:p>
          </table:table-cell>
          <table:table-cell table:formula="of:=AVERAGE([ILS.AO2:.AO1000])" office:value-type="float" office:value="3120.56451612903" calcext:value-type="float">
            <text:p>3120,56451612903</text:p>
          </table:table-cell>
          <table:table-cell table:formula="of:=AVERAGE([ILS.AP2:.AP1000])" office:value-type="float" office:value="2977.75" calcext:value-type="float">
            <text:p>2977,75</text:p>
          </table:table-cell>
          <table:table-cell table:formula="of:=AVERAGE([ILS.AQ2:.AQ1000])" office:value-type="float" office:value="2959.5" calcext:value-type="float">
            <text:p>2959,5</text:p>
          </table:table-cell>
          <table:table-cell table:formula="of:=AVERAGE([ILS.AR2:.AR1000])" office:value-type="float" office:value="3109.25" calcext:value-type="float">
            <text:p>3109,25</text:p>
          </table:table-cell>
          <table:table-cell table:formula="of:=AVERAGE([ILS.AS2:.AS1000])" office:value-type="float" office:value="3085.5" calcext:value-type="float">
            <text:p>3085,5</text:p>
          </table:table-cell>
          <table:table-cell table:formula="of:=AVERAGE([ILS.AT2:.AT1000])" office:value-type="float" office:value="3087.75" calcext:value-type="float">
            <text:p>3087,75</text:p>
          </table:table-cell>
          <table:table-cell table:formula="of:=AVERAGE([ILS.AU2:.AU1000])" office:value-type="float" office:value="3182.5" calcext:value-type="float">
            <text:p>3182,5</text:p>
          </table:table-cell>
          <table:table-cell table:formula="of:=AVERAGE([ILS.AV2:.AV1000])" office:value-type="float" office:value="3096" calcext:value-type="float">
            <text:p>3096</text:p>
          </table:table-cell>
          <table:table-cell table:formula="of:=AVERAGE([ILS.AW2:.AW1000])" office:value-type="float" office:value="2983.5" calcext:value-type="float">
            <text:p>2983,5</text:p>
          </table:table-cell>
          <table:table-cell table:formula="of:=AVERAGE([ILS.AX2:.AX1000])" office:value-type="float" office:value="3170" calcext:value-type="float">
            <text:p>3170</text:p>
          </table:table-cell>
          <table:table-cell table:formula="of:=AVERAGE([ILS.AY2:.AY1000])" office:value-type="float" office:value="4012.5" calcext:value-type="float">
            <text:p>4012,5</text:p>
          </table:table-cell>
          <table:table-cell table:formula="of:=AVERAGE([ILS.AZ2:.AZ1000])" office:value-type="float" office:value="3879.5" calcext:value-type="float">
            <text:p>3879,5</text:p>
          </table:table-cell>
          <table:table-cell table:formula="of:=AVERAGE([ILS.BA2:.BA1000])" office:value-type="float" office:value="3815" calcext:value-type="float">
            <text:p>3815</text:p>
          </table:table-cell>
          <table:table-cell table:formula="of:=AVERAGE([ILS.BB2:.BB1000])" office:value-type="float" office:value="3901" calcext:value-type="float">
            <text:p>3901</text:p>
          </table:table-cell>
          <table:table-cell table:formula="of:=AVERAGE([ILS.BC2:.BC1000])" office:value-type="float" office:value="3777" calcext:value-type="float">
            <text:p>3777</text:p>
          </table:table-cell>
          <table:table-cell table:formula="of:=AVERAGE([ILS.BD2:.BD1000])" office:value-type="float" office:value="3839" calcext:value-type="float">
            <text:p>3839</text:p>
          </table:table-cell>
          <table:table-cell table:formula="of:=AVERAGE([ILS.BE2:.BE1000])" office:value-type="float" office:value="3891.25" calcext:value-type="float">
            <text:p>3891,25</text:p>
          </table:table-cell>
          <table:table-cell table:formula="of:=AVERAGE([ILS.BF2:.BF1000])" office:value-type="float" office:value="3877.75" calcext:value-type="float">
            <text:p>3877,75</text:p>
          </table:table-cell>
          <table:table-cell table:formula="of:=AVERAGE([ILS.BG2:.BG1000])" office:value-type="float" office:value="3901.25" calcext:value-type="float">
            <text:p>3901,25</text:p>
          </table:table-cell>
          <table:table-cell table:formula="of:=AVERAGE([ILS.BH2:.BH1000])" office:value-type="float" office:value="3917.75" calcext:value-type="float">
            <text:p>3917,75</text:p>
          </table:table-cell>
        </table:table-row>
        <table:table-row table:style-name="ro1">
          <table:table-cell office:value-type="string" calcext:value-type="string">
            <text:p>Memetic</text:p>
          </table:table-cell>
          <table:table-cell table:formula="of:=AVERAGE([Memetic.A2:.A1000])" office:value-type="float" office:value="1278" calcext:value-type="float">
            <text:p>1278</text:p>
          </table:table-cell>
          <table:table-cell table:formula="of:=AVERAGE([Memetic.B2:.B1000])" office:value-type="float" office:value="1359" calcext:value-type="float">
            <text:p>1359</text:p>
          </table:table-cell>
          <table:table-cell table:formula="of:=AVERAGE([Memetic.C2:.C1000])" office:value-type="float" office:value="1081" calcext:value-type="float">
            <text:p>1081</text:p>
          </table:table-cell>
          <table:table-cell table:formula="of:=AVERAGE([Memetic.D2:.D1000])" office:value-type="float" office:value="1293" calcext:value-type="float">
            <text:p>1293</text:p>
          </table:table-cell>
          <table:table-cell table:formula="of:=AVERAGE([Memetic.E2:.E1000])" office:value-type="float" office:value="1235" calcext:value-type="float">
            <text:p>1235</text:p>
          </table:table-cell>
          <table:table-cell table:formula="of:=AVERAGE([Memetic.F2:.F1000])" office:value-type="float" office:value="1195" calcext:value-type="float">
            <text:p>1195</text:p>
          </table:table-cell>
          <table:table-cell table:formula="of:=AVERAGE([Memetic.G2:.G1000])" office:value-type="float" office:value="1239" calcext:value-type="float">
            <text:p>1239</text:p>
          </table:table-cell>
          <table:table-cell table:formula="of:=AVERAGE([Memetic.H2:.H1000])" office:value-type="float" office:value="1206" calcext:value-type="float">
            <text:p>1206</text:p>
          </table:table-cell>
          <table:table-cell table:formula="of:=AVERAGE([Memetic.I2:.I1000])" office:value-type="float" office:value="1230" calcext:value-type="float">
            <text:p>1230</text:p>
          </table:table-cell>
          <table:table-cell table:formula="of:=AVERAGE([Memetic.J2:.J1000])" office:value-type="float" office:value="1108" calcext:value-type="float">
            <text:p>1108</text:p>
          </table:table-cell>
          <table:table-cell table:formula="of:=AVERAGE([Memetic.K2:.K1000])" office:value-type="float" office:value="1582" calcext:value-type="float">
            <text:p>1582</text:p>
          </table:table-cell>
          <table:table-cell table:formula="of:=AVERAGE([Memetic.L2:.L1000])" office:value-type="float" office:value="1659" calcext:value-type="float">
            <text:p>1659</text:p>
          </table:table-cell>
          <table:table-cell table:formula="of:=AVERAGE([Memetic.M2:.M1000])" office:value-type="float" office:value="1499" calcext:value-type="float">
            <text:p>1499</text:p>
          </table:table-cell>
          <table:table-cell table:formula="of:=AVERAGE([Memetic.N2:.N1000])" office:value-type="float" office:value="1377.71428571429" calcext:value-type="float">
            <text:p>1377,71428571429</text:p>
          </table:table-cell>
          <table:table-cell table:formula="of:=AVERAGE([Memetic.O2:.O1000])" office:value-type="float" office:value="1419.64285714286" calcext:value-type="float">
            <text:p>1419,64285714286</text:p>
          </table:table-cell>
          <table:table-cell table:formula="of:=AVERAGE([Memetic.P2:.P1000])" office:value-type="float" office:value="1397" calcext:value-type="float">
            <text:p>1397</text:p>
          </table:table-cell>
          <table:table-cell table:formula="of:=AVERAGE([Memetic.Q2:.Q1000])" office:value-type="float" office:value="1484" calcext:value-type="float">
            <text:p>1484</text:p>
          </table:table-cell>
          <table:table-cell table:formula="of:=AVERAGE([Memetic.R2:.R1000])" office:value-type="float" office:value="1541.64285714286" calcext:value-type="float">
            <text:p>1541,64285714286</text:p>
          </table:table-cell>
          <table:table-cell table:formula="of:=AVERAGE([Memetic.S2:.S1000])" office:value-type="float" office:value="1593.07142857143" calcext:value-type="float">
            <text:p>1593,07142857143</text:p>
          </table:table-cell>
          <table:table-cell table:formula="of:=AVERAGE([Memetic.T2:.T1000])" office:value-type="float" office:value="1593.35714285714" calcext:value-type="float">
            <text:p>1593,35714285714</text:p>
          </table:table-cell>
          <table:table-cell table:formula="of:=AVERAGE([Memetic.U2:.U1000])" office:value-type="float" office:value="2299.16935483871" calcext:value-type="float">
            <text:p>2299,16935483871</text:p>
          </table:table-cell>
          <table:table-cell table:formula="of:=AVERAGE([Memetic.V2:.V1000])" office:value-type="float" office:value="2102" calcext:value-type="float">
            <text:p>2102</text:p>
          </table:table-cell>
          <table:table-cell table:formula="of:=AVERAGE([Memetic.W2:.W1000])" office:value-type="float" office:value="2330.75" calcext:value-type="float">
            <text:p>2330,75</text:p>
          </table:table-cell>
          <table:table-cell table:formula="of:=AVERAGE([Memetic.X2:.X1000])" office:value-type="float" office:value="2227" calcext:value-type="float">
            <text:p>2227</text:p>
          </table:table-cell>
          <table:table-cell table:formula="of:=AVERAGE([Memetic.Y2:.Y1000])" office:value-type="float" office:value="2296.5" calcext:value-type="float">
            <text:p>2296,5</text:p>
          </table:table-cell>
          <table:table-cell table:formula="of:=AVERAGE([Memetic.Z2:.Z1000])" office:value-type="float" office:value="2230" calcext:value-type="float">
            <text:p>2230</text:p>
          </table:table-cell>
          <table:table-cell table:formula="of:=AVERAGE([Memetic.AA2:.AA1000])" office:value-type="float" office:value="2274.25" calcext:value-type="float">
            <text:p>2274,25</text:p>
          </table:table-cell>
          <table:table-cell table:formula="of:=AVERAGE([Memetic.AB2:.AB1000])" office:value-type="float" office:value="2202.75" calcext:value-type="float">
            <text:p>2202,75</text:p>
          </table:table-cell>
          <table:table-cell table:formula="of:=AVERAGE([Memetic.AC2:.AC1000])" office:value-type="float" office:value="2239.5" calcext:value-type="float">
            <text:p>2239,5</text:p>
          </table:table-cell>
          <table:table-cell table:formula="of:=AVERAGE([Memetic.AD2:.AD1000])" office:value-type="float" office:value="2178.5" calcext:value-type="float">
            <text:p>2178,5</text:p>
          </table:table-cell>
          <table:table-cell table:formula="of:=AVERAGE([Memetic.AE2:.AE1000])" office:value-type="float" office:value="2724.08064516129" calcext:value-type="float">
            <text:p>2724,08064516129</text:p>
          </table:table-cell>
          <table:table-cell table:formula="of:=AVERAGE([Memetic.AF2:.AF1000])" office:value-type="float" office:value="2836" calcext:value-type="float">
            <text:p>2836</text:p>
          </table:table-cell>
          <table:table-cell table:formula="of:=AVERAGE([Memetic.AG2:.AG1000])" office:value-type="float" office:value="2621.25" calcext:value-type="float">
            <text:p>2621,25</text:p>
          </table:table-cell>
          <table:table-cell table:formula="of:=AVERAGE([Memetic.AH2:.AH1000])" office:value-type="float" office:value="2751.5" calcext:value-type="float">
            <text:p>2751,5</text:p>
          </table:table-cell>
          <table:table-cell table:formula="of:=AVERAGE([Memetic.AI2:.AI1000])" office:value-type="float" office:value="2863.5" calcext:value-type="float">
            <text:p>2863,5</text:p>
          </table:table-cell>
          <table:table-cell table:formula="of:=AVERAGE([Memetic.AJ2:.AJ1000])" office:value-type="float" office:value="2830.5" calcext:value-type="float">
            <text:p>2830,5</text:p>
          </table:table-cell>
          <table:table-cell table:formula="of:=AVERAGE([Memetic.AK2:.AK1000])" office:value-type="float" office:value="2725" calcext:value-type="float">
            <text:p>2725</text:p>
          </table:table-cell>
          <table:table-cell table:formula="of:=AVERAGE([Memetic.AL2:.AL1000])" office:value-type="float" office:value="2685.25" calcext:value-type="float">
            <text:p>2685,25</text:p>
          </table:table-cell>
          <table:table-cell table:formula="of:=AVERAGE([Memetic.AM2:.AM1000])" office:value-type="float" office:value="2560.25" calcext:value-type="float">
            <text:p>2560,25</text:p>
          </table:table-cell>
          <table:table-cell table:formula="of:=AVERAGE([Memetic.AN2:.AN1000])" office:value-type="float" office:value="2782" calcext:value-type="float">
            <text:p>2782</text:p>
          </table:table-cell>
          <table:table-cell table:formula="of:=AVERAGE([Memetic.AO2:.AO1000])" office:value-type="float" office:value="3070.96774193548" calcext:value-type="float">
            <text:p>3070,96774193548</text:p>
          </table:table-cell>
          <table:table-cell table:formula="of:=AVERAGE([Memetic.AP2:.AP1000])" office:value-type="float" office:value="2948.25" calcext:value-type="float">
            <text:p>2948,25</text:p>
          </table:table-cell>
          <table:table-cell table:formula="of:=AVERAGE([Memetic.AQ2:.AQ1000])" office:value-type="float" office:value="2920.5" calcext:value-type="float">
            <text:p>2920,5</text:p>
          </table:table-cell>
          <table:table-cell table:formula="of:=AVERAGE([Memetic.AR2:.AR1000])" office:value-type="float" office:value="3084.5" calcext:value-type="float">
            <text:p>3084,5</text:p>
          </table:table-cell>
          <table:table-cell table:formula="of:=AVERAGE([Memetic.AS2:.AS1000])" office:value-type="float" office:value="3064.25" calcext:value-type="float">
            <text:p>3064,25</text:p>
          </table:table-cell>
          <table:table-cell table:formula="of:=AVERAGE([Memetic.AT2:.AT1000])" office:value-type="float" office:value="3062" calcext:value-type="float">
            <text:p>3062</text:p>
          </table:table-cell>
          <table:table-cell table:formula="of:=AVERAGE([Memetic.AU2:.AU1000])" office:value-type="float" office:value="3153" calcext:value-type="float">
            <text:p>3153</text:p>
          </table:table-cell>
          <table:table-cell table:formula="of:=AVERAGE([Memetic.AV2:.AV1000])" office:value-type="float" office:value="3068.25" calcext:value-type="float">
            <text:p>3068,25</text:p>
          </table:table-cell>
          <table:table-cell table:formula="of:=AVERAGE([Memetic.AW2:.AW1000])" office:value-type="float" office:value="2956.25" calcext:value-type="float">
            <text:p>2956,25</text:p>
          </table:table-cell>
          <table:table-cell table:formula="of:=AVERAGE([Memetic.AX2:.AX1000])" office:value-type="float" office:value="3141.25" calcext:value-type="float">
            <text:p>3141,25</text:p>
          </table:table-cell>
          <table:table-cell table:formula="of:=AVERAGE([Memetic.AY2:.AY1000])" office:value-type="float" office:value="4014.82258064516" calcext:value-type="float">
            <text:p>4014,82258064516</text:p>
          </table:table-cell>
          <table:table-cell table:formula="of:=AVERAGE([Memetic.AZ2:.AZ1000])" office:value-type="float" office:value="3880" calcext:value-type="float">
            <text:p>3880</text:p>
          </table:table-cell>
          <table:table-cell table:formula="of:=AVERAGE([Memetic.BA2:.BA1000])" office:value-type="float" office:value="3834.75" calcext:value-type="float">
            <text:p>3834,75</text:p>
          </table:table-cell>
          <table:table-cell table:formula="of:=AVERAGE([Memetic.BB2:.BB1000])" office:value-type="float" office:value="3915.75" calcext:value-type="float">
            <text:p>3915,75</text:p>
          </table:table-cell>
          <table:table-cell table:formula="of:=AVERAGE([Memetic.BC2:.BC1000])" office:value-type="float" office:value="3779.25" calcext:value-type="float">
            <text:p>3779,25</text:p>
          </table:table-cell>
          <table:table-cell table:formula="of:=AVERAGE([Memetic.BD2:.BD1000])" office:value-type="float" office:value="3863.5" calcext:value-type="float">
            <text:p>3863,5</text:p>
          </table:table-cell>
          <table:table-cell table:formula="of:=AVERAGE([Memetic.BE2:.BE1000])" office:value-type="float" office:value="3891" calcext:value-type="float">
            <text:p>3891</text:p>
          </table:table-cell>
          <table:table-cell table:formula="of:=AVERAGE([Memetic.BF2:.BF1000])" office:value-type="float" office:value="3885" calcext:value-type="float">
            <text:p>3885</text:p>
          </table:table-cell>
          <table:table-cell table:formula="of:=AVERAGE([Memetic.BG2:.BG1000])" office:value-type="float" office:value="3901.5" calcext:value-type="float">
            <text:p>3901,5</text:p>
          </table:table-cell>
          <table:table-cell table:formula="of:=AVERAGE([Memetic.BH2:.BH1000])" office:value-type="float" office:value="3933.75" calcext:value-type="float">
            <text:p>3933,75</text:p>
          </table:table-cell>
        </table:table-row>
        <table:table-row table:style-name="ro1">
          <table:table-cell office:value-type="string" calcext:value-type="string">
            <text:p>Simulated Annealing</text:p>
          </table:table-cell>
          <table:table-cell table:formula="of:=AVERAGE(['Simulated Annealing'.A2:.A1000])" office:value-type="float" office:value="1280.12903225806" calcext:value-type="float">
            <text:p>1280,12903225806</text:p>
          </table:table-cell>
          <table:table-cell table:formula="of:=AVERAGE(['Simulated Annealing'.B2:.B1000])" office:value-type="float" office:value="1359.44444444444" calcext:value-type="float">
            <text:p>1359,44444444444</text:p>
          </table:table-cell>
          <table:table-cell table:formula="of:=AVERAGE(['Simulated Annealing'.C2:.C1000])" office:value-type="float" office:value="1094.05555555556" calcext:value-type="float">
            <text:p>1094,05555555556</text:p>
          </table:table-cell>
          <table:table-cell table:formula="of:=AVERAGE(['Simulated Annealing'.D2:.D1000])" office:value-type="float" office:value="1308.11111111111" calcext:value-type="float">
            <text:p>1308,11111111111</text:p>
          </table:table-cell>
          <table:table-cell table:formula="of:=AVERAGE(['Simulated Annealing'.E2:.E1000])" office:value-type="float" office:value="1249.33333333333" calcext:value-type="float">
            <text:p>1249,33333333333</text:p>
          </table:table-cell>
          <table:table-cell table:formula="of:=AVERAGE(['Simulated Annealing'.F2:.F1000])" office:value-type="float" office:value="1207.21428571429" calcext:value-type="float">
            <text:p>1207,21428571429</text:p>
          </table:table-cell>
          <table:table-cell table:formula="of:=AVERAGE(['Simulated Annealing'.G2:.G1000])" office:value-type="float" office:value="1242.21428571429" calcext:value-type="float">
            <text:p>1242,21428571429</text:p>
          </table:table-cell>
          <table:table-cell table:formula="of:=AVERAGE(['Simulated Annealing'.H2:.H1000])" office:value-type="float" office:value="1208.78571428571" calcext:value-type="float">
            <text:p>1208,78571428571</text:p>
          </table:table-cell>
          <table:table-cell table:formula="of:=AVERAGE(['Simulated Annealing'.I2:.I1000])" office:value-type="float" office:value="1246.92857142857" calcext:value-type="float">
            <text:p>1246,92857142857</text:p>
          </table:table-cell>
          <table:table-cell table:formula="of:=AVERAGE(['Simulated Annealing'.J2:.J1000])" office:value-type="float" office:value="1117.28571428571" calcext:value-type="float">
            <text:p>1117,28571428571</text:p>
          </table:table-cell>
          <table:table-cell table:formula="of:=AVERAGE(['Simulated Annealing'.K2:.K1000])" office:value-type="float" office:value="1601.57258064516" calcext:value-type="float">
            <text:p>1601,57258064516</text:p>
          </table:table-cell>
          <table:table-cell table:formula="of:=AVERAGE(['Simulated Annealing'.L2:.L1000])" office:value-type="float" office:value="1691.71428571429" calcext:value-type="float">
            <text:p>1691,71428571429</text:p>
          </table:table-cell>
          <table:table-cell table:formula="of:=AVERAGE(['Simulated Annealing'.M2:.M1000])" office:value-type="float" office:value="1524.14285714286" calcext:value-type="float">
            <text:p>1524,14285714286</text:p>
          </table:table-cell>
          <table:table-cell table:formula="of:=AVERAGE(['Simulated Annealing'.N2:.N1000])" office:value-type="float" office:value="1394.92857142857" calcext:value-type="float">
            <text:p>1394,92857142857</text:p>
          </table:table-cell>
          <table:table-cell table:formula="of:=AVERAGE(['Simulated Annealing'.O2:.O1000])" office:value-type="float" office:value="1438.28571428571" calcext:value-type="float">
            <text:p>1438,28571428571</text:p>
          </table:table-cell>
          <table:table-cell table:formula="of:=AVERAGE(['Simulated Annealing'.P2:.P1000])" office:value-type="float" office:value="1422.57142857143" calcext:value-type="float">
            <text:p>1422,57142857143</text:p>
          </table:table-cell>
          <table:table-cell table:formula="of:=AVERAGE(['Simulated Annealing'.Q2:.Q1000])" office:value-type="float" office:value="1505.35714285714" calcext:value-type="float">
            <text:p>1505,35714285714</text:p>
          </table:table-cell>
          <table:table-cell table:formula="of:=AVERAGE(['Simulated Annealing'.R2:.R1000])" office:value-type="float" office:value="1566.92857142857" calcext:value-type="float">
            <text:p>1566,92857142857</text:p>
          </table:table-cell>
          <table:table-cell table:formula="of:=AVERAGE(['Simulated Annealing'.S2:.S1000])" office:value-type="float" office:value="1616.78571428571" calcext:value-type="float">
            <text:p>1616,78571428571</text:p>
          </table:table-cell>
          <table:table-cell table:formula="of:=AVERAGE(['Simulated Annealing'.T2:.T1000])" office:value-type="float" office:value="1620.92857142857" calcext:value-type="float">
            <text:p>1620,92857142857</text:p>
          </table:table-cell>
          <table:table-cell table:formula="of:=AVERAGE(['Simulated Annealing'.U2:.U1000])" office:value-type="float" office:value="2340.91935483871" calcext:value-type="float">
            <text:p>2340,91935483871</text:p>
          </table:table-cell>
          <table:table-cell table:formula="of:=AVERAGE(['Simulated Annealing'.V2:.V1000])" office:value-type="float" office:value="2126.25" calcext:value-type="float">
            <text:p>2126,25</text:p>
          </table:table-cell>
          <table:table-cell table:formula="of:=AVERAGE(['Simulated Annealing'.W2:.W1000])" office:value-type="float" office:value="2363.5" calcext:value-type="float">
            <text:p>2363,5</text:p>
          </table:table-cell>
          <table:table-cell table:formula="of:=AVERAGE(['Simulated Annealing'.X2:.X1000])" office:value-type="float" office:value="2251" calcext:value-type="float">
            <text:p>2251</text:p>
          </table:table-cell>
          <table:table-cell table:formula="of:=AVERAGE(['Simulated Annealing'.Y2:.Y1000])" office:value-type="float" office:value="2319.75" calcext:value-type="float">
            <text:p>2319,75</text:p>
          </table:table-cell>
          <table:table-cell table:formula="of:=AVERAGE(['Simulated Annealing'.Z2:.Z1000])" office:value-type="float" office:value="2247.75" calcext:value-type="float">
            <text:p>2247,75</text:p>
          </table:table-cell>
          <table:table-cell table:formula="of:=AVERAGE(['Simulated Annealing'.AA2:.AA1000])" office:value-type="float" office:value="2305.25" calcext:value-type="float">
            <text:p>2305,25</text:p>
          </table:table-cell>
          <table:table-cell table:formula="of:=AVERAGE(['Simulated Annealing'.AB2:.AB1000])" office:value-type="float" office:value="2240.75" calcext:value-type="float">
            <text:p>2240,75</text:p>
          </table:table-cell>
          <table:table-cell table:formula="of:=AVERAGE(['Simulated Annealing'.AC2:.AC1000])" office:value-type="float" office:value="2274.25" calcext:value-type="float">
            <text:p>2274,25</text:p>
          </table:table-cell>
          <table:table-cell table:formula="of:=AVERAGE(['Simulated Annealing'.AD2:.AD1000])" office:value-type="float" office:value="2212.75" calcext:value-type="float">
            <text:p>2212,75</text:p>
          </table:table-cell>
          <table:table-cell table:formula="of:=AVERAGE(['Simulated Annealing'.AE2:.AE1000])" office:value-type="float" office:value="2730.5564516129" calcext:value-type="float">
            <text:p>2730,5564516129</text:p>
          </table:table-cell>
          <table:table-cell table:formula="of:=AVERAGE(['Simulated Annealing'.AF2:.AF1000])" office:value-type="float" office:value="2843" calcext:value-type="float">
            <text:p>2843</text:p>
          </table:table-cell>
          <table:table-cell table:formula="of:=AVERAGE(['Simulated Annealing'.AG2:.AG1000])" office:value-type="float" office:value="2637.25" calcext:value-type="float">
            <text:p>2637,25</text:p>
          </table:table-cell>
          <table:table-cell table:formula="of:=AVERAGE(['Simulated Annealing'.AH2:.AH1000])" office:value-type="float" office:value="2765.75" calcext:value-type="float">
            <text:p>2765,75</text:p>
          </table:table-cell>
          <table:table-cell table:formula="of:=AVERAGE(['Simulated Annealing'.AI2:.AI1000])" office:value-type="float" office:value="2865" calcext:value-type="float">
            <text:p>2865</text:p>
          </table:table-cell>
          <table:table-cell table:formula="of:=AVERAGE(['Simulated Annealing'.AJ2:.AJ1000])" office:value-type="float" office:value="2835" calcext:value-type="float">
            <text:p>2835</text:p>
          </table:table-cell>
          <table:table-cell table:formula="of:=AVERAGE(['Simulated Annealing'.AK2:.AK1000])" office:value-type="float" office:value="2754.25" calcext:value-type="float">
            <text:p>2754,25</text:p>
          </table:table-cell>
          <table:table-cell table:formula="of:=AVERAGE(['Simulated Annealing'.AL2:.AL1000])" office:value-type="float" office:value="2706.5" calcext:value-type="float">
            <text:p>2706,5</text:p>
          </table:table-cell>
          <table:table-cell table:formula="of:=AVERAGE(['Simulated Annealing'.AM2:.AM1000])" office:value-type="float" office:value="2570.25" calcext:value-type="float">
            <text:p>2570,25</text:p>
          </table:table-cell>
          <table:table-cell table:formula="of:=AVERAGE(['Simulated Annealing'.AN2:.AN1000])" office:value-type="float" office:value="2783.75" calcext:value-type="float">
            <text:p>2783,75</text:p>
          </table:table-cell>
          <table:table-cell table:formula="of:=AVERAGE(['Simulated Annealing'.AO2:.AO1000])" office:value-type="float" office:value="3131.52419354839" calcext:value-type="float">
            <text:p>3131,52419354839</text:p>
          </table:table-cell>
          <table:table-cell table:formula="of:=AVERAGE(['Simulated Annealing'.AP2:.AP1000])" office:value-type="float" office:value="3021.5" calcext:value-type="float">
            <text:p>3021,5</text:p>
          </table:table-cell>
          <table:table-cell table:formula="of:=AVERAGE(['Simulated Annealing'.AQ2:.AQ1000])" office:value-type="float" office:value="2986" calcext:value-type="float">
            <text:p>2986</text:p>
          </table:table-cell>
          <table:table-cell table:formula="of:=AVERAGE(['Simulated Annealing'.AR2:.AR1000])" office:value-type="float" office:value="3149.5" calcext:value-type="float">
            <text:p>3149,5</text:p>
          </table:table-cell>
          <table:table-cell table:formula="of:=AVERAGE(['Simulated Annealing'.AS2:.AS1000])" office:value-type="float" office:value="3123.75" calcext:value-type="float">
            <text:p>3123,75</text:p>
          </table:table-cell>
          <table:table-cell table:formula="of:=AVERAGE(['Simulated Annealing'.AT2:.AT1000])" office:value-type="float" office:value="3123.25" calcext:value-type="float">
            <text:p>3123,25</text:p>
          </table:table-cell>
          <table:table-cell table:formula="of:=AVERAGE(['Simulated Annealing'.AU2:.AU1000])" office:value-type="float" office:value="3252.75" calcext:value-type="float">
            <text:p>3252,75</text:p>
          </table:table-cell>
          <table:table-cell table:formula="of:=AVERAGE(['Simulated Annealing'.AV2:.AV1000])" office:value-type="float" office:value="3123" calcext:value-type="float">
            <text:p>3123</text:p>
          </table:table-cell>
          <table:table-cell table:formula="of:=AVERAGE(['Simulated Annealing'.AW2:.AW1000])" office:value-type="float" office:value="3002" calcext:value-type="float">
            <text:p>3002</text:p>
          </table:table-cell>
          <table:table-cell table:formula="of:=AVERAGE(['Simulated Annealing'.AX2:.AX1000])" office:value-type="float" office:value="3191.5" calcext:value-type="float">
            <text:p>3191,5</text:p>
          </table:table-cell>
          <table:table-cell table:formula="of:=AVERAGE(['Simulated Annealing'.AY2:.AY1000])" office:value-type="float" office:value="4063.66129032258" calcext:value-type="float">
            <text:p>4063,66129032258</text:p>
          </table:table-cell>
          <table:table-cell table:formula="of:=AVERAGE(['Simulated Annealing'.AZ2:.AZ1000])" office:value-type="float" office:value="3918.75" calcext:value-type="float">
            <text:p>3918,75</text:p>
          </table:table-cell>
          <table:table-cell table:formula="of:=AVERAGE(['Simulated Annealing'.BA2:.BA1000])" office:value-type="float" office:value="3902.75" calcext:value-type="float">
            <text:p>3902,75</text:p>
          </table:table-cell>
          <table:table-cell table:formula="of:=AVERAGE(['Simulated Annealing'.BB2:.BB1000])" office:value-type="float" office:value="3940.5" calcext:value-type="float">
            <text:p>3940,5</text:p>
          </table:table-cell>
          <table:table-cell table:formula="of:=AVERAGE(['Simulated Annealing'.BC2:.BC1000])" office:value-type="float" office:value="3833.5" calcext:value-type="float">
            <text:p>3833,5</text:p>
          </table:table-cell>
          <table:table-cell table:formula="of:=AVERAGE(['Simulated Annealing'.BD2:.BD1000])" office:value-type="float" office:value="3887" calcext:value-type="float">
            <text:p>3887</text:p>
          </table:table-cell>
          <table:table-cell table:formula="of:=AVERAGE(['Simulated Annealing'.BE2:.BE1000])" office:value-type="float" office:value="3950" calcext:value-type="float">
            <text:p>3950</text:p>
          </table:table-cell>
          <table:table-cell table:formula="of:=AVERAGE(['Simulated Annealing'.BF2:.BF1000])" office:value-type="float" office:value="3918.25" calcext:value-type="float">
            <text:p>3918,25</text:p>
          </table:table-cell>
          <table:table-cell table:formula="of:=AVERAGE(['Simulated Annealing'.BG2:.BG1000])" office:value-type="float" office:value="3952" calcext:value-type="float">
            <text:p>3952</text:p>
          </table:table-cell>
          <table:table-cell table:formula="of:=AVERAGE(['Simulated Annealing'.BH2:.BH1000])" office:value-type="float" office:value="3964" calcext:value-type="float">
            <text:p>3964</text:p>
          </table:table-cell>
        </table:table-row>
        <table:table-row table:style-name="ro1">
          <table:table-cell office:value-type="string" calcext:value-type="string">
            <text:p>Tabu Search</text:p>
          </table:table-cell>
          <table:table-cell table:formula="of:=AVERAGE(['Tabu Search'.A2:.A1000])" office:value-type="float" office:value="1286" calcext:value-type="float">
            <text:p>1286</text:p>
          </table:table-cell>
          <table:table-cell table:formula="of:=AVERAGE(['Tabu Search'.B2:.B1000])" office:value-type="float" office:value="1359" calcext:value-type="float">
            <text:p>1359</text:p>
          </table:table-cell>
          <table:table-cell table:formula="of:=AVERAGE(['Tabu Search'.C2:.C1000])" office:value-type="float" office:value="1126" calcext:value-type="float">
            <text:p>1126</text:p>
          </table:table-cell>
          <table:table-cell table:formula="of:=AVERAGE(['Tabu Search'.D2:.D1000])" office:value-type="float" office:value="1325" calcext:value-type="float">
            <text:p>1325</text:p>
          </table:table-cell>
          <table:table-cell table:formula="of:=AVERAGE(['Tabu Search'.E2:.E1000])" office:value-type="float" office:value="1305" calcext:value-type="float">
            <text:p>1305</text:p>
          </table:table-cell>
          <table:table-cell table:formula="of:=AVERAGE(['Tabu Search'.F2:.F1000])" office:value-type="float" office:value="1224" calcext:value-type="float">
            <text:p>1224</text:p>
          </table:table-cell>
          <table:table-cell table:formula="of:=AVERAGE(['Tabu Search'.G2:.G1000])" office:value-type="float" office:value="1251" calcext:value-type="float">
            <text:p>1251</text:p>
          </table:table-cell>
          <table:table-cell table:formula="of:=AVERAGE(['Tabu Search'.H2:.H1000])" office:value-type="float" office:value="1223" calcext:value-type="float">
            <text:p>1223</text:p>
          </table:table-cell>
          <table:table-cell table:formula="of:=AVERAGE(['Tabu Search'.I2:.I1000])" office:value-type="float" office:value="1255" calcext:value-type="float">
            <text:p>1255</text:p>
          </table:table-cell>
          <table:table-cell table:formula="of:=AVERAGE(['Tabu Search'.J2:.J1000])" office:value-type="float" office:value="1151" calcext:value-type="float">
            <text:p>1151</text:p>
          </table:table-cell>
          <table:table-cell table:formula="of:=AVERAGE(['Tabu Search'.K2:.K1000])" office:value-type="float" office:value="1604" calcext:value-type="float">
            <text:p>1604</text:p>
          </table:table-cell>
          <table:table-cell table:formula="of:=AVERAGE(['Tabu Search'.L2:.L1000])" office:value-type="float" office:value="1699" calcext:value-type="float">
            <text:p>1699</text:p>
          </table:table-cell>
          <table:table-cell table:formula="of:=AVERAGE(['Tabu Search'.M2:.M1000])" office:value-type="float" office:value="1519" calcext:value-type="float">
            <text:p>1519</text:p>
          </table:table-cell>
          <table:table-cell table:formula="of:=AVERAGE(['Tabu Search'.N2:.N1000])" office:value-type="float" office:value="1406" calcext:value-type="float">
            <text:p>1406</text:p>
          </table:table-cell>
          <table:table-cell table:formula="of:=AVERAGE(['Tabu Search'.O2:.O1000])" office:value-type="float" office:value="1466" calcext:value-type="float">
            <text:p>1466</text:p>
          </table:table-cell>
          <table:table-cell table:formula="of:=AVERAGE(['Tabu Search'.P2:.P1000])" office:value-type="float" office:value="1442" calcext:value-type="float">
            <text:p>1442</text:p>
          </table:table-cell>
          <table:table-cell table:formula="of:=AVERAGE(['Tabu Search'.Q2:.Q1000])" office:value-type="float" office:value="1531" calcext:value-type="float">
            <text:p>1531</text:p>
          </table:table-cell>
          <table:table-cell table:formula="of:=AVERAGE(['Tabu Search'.R2:.R1000])" office:value-type="float" office:value="1576" calcext:value-type="float">
            <text:p>1576</text:p>
          </table:table-cell>
          <table:table-cell table:formula="of:=AVERAGE(['Tabu Search'.S2:.S1000])" office:value-type="float" office:value="1609" calcext:value-type="float">
            <text:p>1609</text:p>
          </table:table-cell>
          <table:table-cell table:formula="of:=AVERAGE(['Tabu Search'.T2:.T1000])" office:value-type="float" office:value="1620" calcext:value-type="float">
            <text:p>1620</text:p>
          </table:table-cell>
          <table:table-cell table:formula="of:=AVERAGE(['Tabu Search'.U2:.U1000])" office:value-type="float" office:value="2343" calcext:value-type="float">
            <text:p>2343</text:p>
          </table:table-cell>
          <table:table-cell table:formula="of:=AVERAGE(['Tabu Search'.V2:.V1000])" office:value-type="float" office:value="2119" calcext:value-type="float">
            <text:p>2119</text:p>
          </table:table-cell>
          <table:table-cell table:formula="of:=AVERAGE(['Tabu Search'.W2:.W1000])" office:value-type="float" office:value="2348" calcext:value-type="float">
            <text:p>2348</text:p>
          </table:table-cell>
          <table:table-cell table:formula="of:=AVERAGE(['Tabu Search'.X2:.X1000])" office:value-type="float" office:value="2248" calcext:value-type="float">
            <text:p>2248</text:p>
          </table:table-cell>
          <table:table-cell table:formula="of:=AVERAGE(['Tabu Search'.Y2:.Y1000])" office:value-type="float" office:value="2348" calcext:value-type="float">
            <text:p>2348</text:p>
          </table:table-cell>
          <table:table-cell table:formula="of:=AVERAGE(['Tabu Search'.Z2:.Z1000])" office:value-type="float" office:value="2257" calcext:value-type="float">
            <text:p>2257</text:p>
          </table:table-cell>
          <table:table-cell table:formula="of:=AVERAGE(['Tabu Search'.AA2:.AA1000])" office:value-type="float" office:value="2305" calcext:value-type="float">
            <text:p>2305</text:p>
          </table:table-cell>
          <table:table-cell table:formula="of:=AVERAGE(['Tabu Search'.AB2:.AB1000])" office:value-type="float" office:value="2234" calcext:value-type="float">
            <text:p>2234</text:p>
          </table:table-cell>
          <table:table-cell table:formula="of:=AVERAGE(['Tabu Search'.AC2:.AC1000])" office:value-type="float" office:value="2290" calcext:value-type="float">
            <text:p>2290</text:p>
          </table:table-cell>
          <table:table-cell table:formula="of:=AVERAGE(['Tabu Search'.AD2:.AD1000])" office:value-type="float" office:value="2232" calcext:value-type="float">
            <text:p>2232</text:p>
          </table:table-cell>
          <table:table-cell table:formula="of:=AVERAGE(['Tabu Search'.AE2:.AE1000])" office:value-type="float" office:value="2729" calcext:value-type="float">
            <text:p>2729</text:p>
          </table:table-cell>
          <table:table-cell table:formula="of:=AVERAGE(['Tabu Search'.AF2:.AF1000])" office:value-type="float" office:value="2838" calcext:value-type="float">
            <text:p>2838</text:p>
          </table:table-cell>
          <table:table-cell table:formula="of:=AVERAGE(['Tabu Search'.AG2:.AG1000])" office:value-type="float" office:value="2630" calcext:value-type="float">
            <text:p>2630</text:p>
          </table:table-cell>
          <table:table-cell table:formula="of:=AVERAGE(['Tabu Search'.AH2:.AH1000])" office:value-type="float" office:value="2771" calcext:value-type="float">
            <text:p>2771</text:p>
          </table:table-cell>
          <table:table-cell table:formula="of:=AVERAGE(['Tabu Search'.AI2:.AI1000])" office:value-type="float" office:value="2864" calcext:value-type="float">
            <text:p>2864</text:p>
          </table:table-cell>
          <table:table-cell table:formula="of:=AVERAGE(['Tabu Search'.AJ2:.AJ1000])" office:value-type="float" office:value="2834" calcext:value-type="float">
            <text:p>2834</text:p>
          </table:table-cell>
          <table:table-cell table:formula="of:=AVERAGE(['Tabu Search'.AK2:.AK1000])" office:value-type="float" office:value="2745" calcext:value-type="float">
            <text:p>2745</text:p>
          </table:table-cell>
          <table:table-cell table:formula="of:=AVERAGE(['Tabu Search'.AL2:.AL1000])" office:value-type="float" office:value="2686" calcext:value-type="float">
            <text:p>2686</text:p>
          </table:table-cell>
          <table:table-cell table:formula="of:=AVERAGE(['Tabu Search'.AM2:.AM1000])" office:value-type="float" office:value="2574" calcext:value-type="float">
            <text:p>2574</text:p>
          </table:table-cell>
          <table:table-cell table:formula="of:=AVERAGE(['Tabu Search'.AN2:.AN1000])" office:value-type="float" office:value="2789" calcext:value-type="float">
            <text:p>2789</text:p>
          </table:table-cell>
          <table:table-cell table:formula="of:=AVERAGE(['Tabu Search'.AO2:.AO1000])" office:value-type="float" office:value="3117" calcext:value-type="float">
            <text:p>3117</text:p>
          </table:table-cell>
          <table:table-cell table:formula="of:=AVERAGE(['Tabu Search'.AP2:.AP1000])" office:value-type="float" office:value="2997" calcext:value-type="float">
            <text:p>2997</text:p>
          </table:table-cell>
          <table:table-cell table:formula="of:=AVERAGE(['Tabu Search'.AQ2:.AQ1000])" office:value-type="float" office:value="2948" calcext:value-type="float">
            <text:p>2948</text:p>
          </table:table-cell>
          <table:table-cell table:formula="of:=AVERAGE(['Tabu Search'.AR2:.AR1000])" office:value-type="float" office:value="3080" calcext:value-type="float">
            <text:p>3080</text:p>
          </table:table-cell>
          <table:table-cell table:formula="of:=AVERAGE(['Tabu Search'.AS2:.AS1000])" office:value-type="float" office:value="3102" calcext:value-type="float">
            <text:p>3102</text:p>
          </table:table-cell>
          <table:table-cell table:formula="of:=AVERAGE(['Tabu Search'.AT2:.AT1000])" office:value-type="float" office:value="3169" calcext:value-type="float">
            <text:p>3169</text:p>
          </table:table-cell>
          <table:table-cell table:formula="of:=AVERAGE(['Tabu Search'.AU2:.AU1000])" office:value-type="float" office:value="3277" calcext:value-type="float">
            <text:p>3277</text:p>
          </table:table-cell>
          <table:table-cell table:formula="of:=AVERAGE(['Tabu Search'.AV2:.AV1000])" office:value-type="float" office:value="3089" calcext:value-type="float">
            <text:p>3089</text:p>
          </table:table-cell>
          <table:table-cell table:formula="of:=AVERAGE(['Tabu Search'.AW2:.AW1000])" office:value-type="float" office:value="2995" calcext:value-type="float">
            <text:p>2995</text:p>
          </table:table-cell>
          <table:table-cell table:formula="of:=AVERAGE(['Tabu Search'.AX2:.AX1000])" office:value-type="float" office:value="3204" calcext:value-type="float">
            <text:p>3204</text:p>
          </table:table-cell>
          <table:table-cell table:formula="of:=AVERAGE(['Tabu Search'.AY2:.AY1000])" office:value-type="float" office:value="3984" calcext:value-type="float">
            <text:p>3984</text:p>
          </table:table-cell>
          <table:table-cell table:formula="of:=AVERAGE(['Tabu Search'.AZ2:.AZ1000])" office:value-type="float" office:value="3881" calcext:value-type="float">
            <text:p>3881</text:p>
          </table:table-cell>
          <table:table-cell table:formula="of:=AVERAGE(['Tabu Search'.BA2:.BA1000])" office:value-type="float" office:value="3848" calcext:value-type="float">
            <text:p>3848</text:p>
          </table:table-cell>
          <table:table-cell table:formula="of:=AVERAGE(['Tabu Search'.BB2:.BB1000])" office:value-type="float" office:value="3931" calcext:value-type="float">
            <text:p>3931</text:p>
          </table:table-cell>
          <table:table-cell table:formula="of:=AVERAGE(['Tabu Search'.BC2:.BC1000])" office:value-type="float" office:value="3735" calcext:value-type="float">
            <text:p>3735</text:p>
          </table:table-cell>
          <table:table-cell table:formula="of:=AVERAGE(['Tabu Search'.BD2:.BD1000])" office:value-type="float" office:value="3831" calcext:value-type="float">
            <text:p>3831</text:p>
          </table:table-cell>
          <table:table-cell table:formula="of:=AVERAGE(['Tabu Search'.BE2:.BE1000])" office:value-type="float" office:value="3900" calcext:value-type="float">
            <text:p>3900</text:p>
          </table:table-cell>
          <table:table-cell table:formula="of:=AVERAGE(['Tabu Search'.BF2:.BF1000])" office:value-type="float" office:value="3872" calcext:value-type="float">
            <text:p>3872</text:p>
          </table:table-cell>
          <table:table-cell table:formula="of:=AVERAGE(['Tabu Search'.BG2:.BG1000])" office:value-type="float" office:value="3882" calcext:value-type="float">
            <text:p>3882</text:p>
          </table:table-cell>
          <table:table-cell table:formula="of:=AVERAGE(['Tabu Search'.BH2:.BH1000])" office:value-type="float" office:value="3951" calcext:value-type="float">
            <text:p>3951</text:p>
          </table:table-cell>
        </table:table-row>
        <table:table-row table:style-name="ro1">
          <table:table-cell office:value-type="string" calcext:value-type="string">
            <text:p>VNS</text:p>
          </table:table-cell>
          <table:table-cell table:formula="of:=AVERAGE([VNS.A2:.A1000])" office:value-type="float" office:value="1286" calcext:value-type="float">
            <text:p>1286</text:p>
          </table:table-cell>
          <table:table-cell table:formula="of:=AVERAGE([VNS.B2:.B1000])" office:value-type="float" office:value="1365" calcext:value-type="float">
            <text:p>1365</text:p>
          </table:table-cell>
          <table:table-cell table:formula="of:=AVERAGE([VNS.C2:.C1000])" office:value-type="float" office:value="1098" calcext:value-type="float">
            <text:p>1098</text:p>
          </table:table-cell>
          <table:table-cell table:formula="of:=AVERAGE([VNS.D2:.D1000])" office:value-type="float" office:value="1325" calcext:value-type="float">
            <text:p>1325</text:p>
          </table:table-cell>
          <table:table-cell table:formula="of:=AVERAGE([VNS.E2:.E1000])" office:value-type="float" office:value="1277" calcext:value-type="float">
            <text:p>1277</text:p>
          </table:table-cell>
          <table:table-cell table:formula="of:=AVERAGE([VNS.F2:.F1000])" office:value-type="float" office:value="1224" calcext:value-type="float">
            <text:p>1224</text:p>
          </table:table-cell>
          <table:table-cell table:formula="of:=AVERAGE([VNS.G2:.G1000])" office:value-type="float" office:value="1251" calcext:value-type="float">
            <text:p>1251</text:p>
          </table:table-cell>
          <table:table-cell table:formula="of:=AVERAGE([VNS.H2:.H1000])" office:value-type="float" office:value="1223" calcext:value-type="float">
            <text:p>1223</text:p>
          </table:table-cell>
          <table:table-cell table:formula="of:=AVERAGE([VNS.I2:.I1000])" office:value-type="float" office:value="1252" calcext:value-type="float">
            <text:p>1252</text:p>
          </table:table-cell>
          <table:table-cell table:formula="of:=AVERAGE([VNS.J2:.J1000])" office:value-type="float" office:value="1151" calcext:value-type="float">
            <text:p>1151</text:p>
          </table:table-cell>
          <table:table-cell table:formula="of:=AVERAGE([VNS.K2:.K1000])" office:value-type="float" office:value="1616" calcext:value-type="float">
            <text:p>1616</text:p>
          </table:table-cell>
          <table:table-cell table:formula="of:=AVERAGE([VNS.L2:.L1000])" office:value-type="float" office:value="1722" calcext:value-type="float">
            <text:p>1722</text:p>
          </table:table-cell>
          <table:table-cell table:formula="of:=AVERAGE([VNS.M2:.M1000])" office:value-type="float" office:value="1530" calcext:value-type="float">
            <text:p>1530</text:p>
          </table:table-cell>
          <table:table-cell table:formula="of:=AVERAGE([VNS.N2:.N1000])" office:value-type="float" office:value="1407" calcext:value-type="float">
            <text:p>1407</text:p>
          </table:table-cell>
          <table:table-cell table:formula="of:=AVERAGE([VNS.O2:.O1000])" office:value-type="float" office:value="1479" calcext:value-type="float">
            <text:p>1479</text:p>
          </table:table-cell>
          <table:table-cell table:formula="of:=AVERAGE([VNS.P2:.P1000])" office:value-type="float" office:value="1426" calcext:value-type="float">
            <text:p>1426</text:p>
          </table:table-cell>
          <table:table-cell table:formula="of:=AVERAGE([VNS.Q2:.Q1000])" office:value-type="float" office:value="1526" calcext:value-type="float">
            <text:p>1526</text:p>
          </table:table-cell>
          <table:table-cell table:formula="of:=AVERAGE([VNS.R2:.R1000])" office:value-type="float" office:value="1572" calcext:value-type="float">
            <text:p>1572</text:p>
          </table:table-cell>
          <table:table-cell table:formula="of:=AVERAGE([VNS.S2:.S1000])" office:value-type="float" office:value="1617" calcext:value-type="float">
            <text:p>1617</text:p>
          </table:table-cell>
          <table:table-cell table:formula="of:=AVERAGE([VNS.T2:.T1000])" office:value-type="float" office:value="1620" calcext:value-type="float">
            <text:p>1620</text:p>
          </table:table-cell>
          <table:table-cell table:formula="of:=AVERAGE([VNS.U2:.U1000])" office:value-type="float" office:value="2333" calcext:value-type="float">
            <text:p>2333</text:p>
          </table:table-cell>
          <table:table-cell table:formula="of:=AVERAGE([VNS.V2:.V1000])" office:value-type="float" office:value="2149" calcext:value-type="float">
            <text:p>2149</text:p>
          </table:table-cell>
          <table:table-cell table:formula="of:=AVERAGE([VNS.W2:.W1000])" office:value-type="float" office:value="2375" calcext:value-type="float">
            <text:p>2375</text:p>
          </table:table-cell>
          <table:table-cell table:formula="of:=AVERAGE([VNS.X2:.X1000])" office:value-type="float" office:value="2248" calcext:value-type="float">
            <text:p>2248</text:p>
          </table:table-cell>
          <table:table-cell table:formula="of:=AVERAGE([VNS.Y2:.Y1000])" office:value-type="float" office:value="2324" calcext:value-type="float">
            <text:p>2324</text:p>
          </table:table-cell>
          <table:table-cell table:formula="of:=AVERAGE([VNS.Z2:.Z1000])" office:value-type="float" office:value="2288" calcext:value-type="float">
            <text:p>2288</text:p>
          </table:table-cell>
          <table:table-cell table:formula="of:=AVERAGE([VNS.AA2:.AA1000])" office:value-type="float" office:value="2309" calcext:value-type="float">
            <text:p>2309</text:p>
          </table:table-cell>
          <table:table-cell table:formula="of:=AVERAGE([VNS.AB2:.AB1000])" office:value-type="float" office:value="2232" calcext:value-type="float">
            <text:p>2232</text:p>
          </table:table-cell>
          <table:table-cell table:formula="of:=AVERAGE([VNS.AC2:.AC1000])" office:value-type="float" office:value="2306" calcext:value-type="float">
            <text:p>2306</text:p>
          </table:table-cell>
          <table:table-cell table:formula="of:=AVERAGE([VNS.AD2:.AD1000])" office:value-type="float" office:value="2236" calcext:value-type="float">
            <text:p>2236</text:p>
          </table:table-cell>
          <table:table-cell table:formula="of:=AVERAGE([VNS.AE2:.AE1000])" office:value-type="float" office:value="2729" calcext:value-type="float">
            <text:p>2729</text:p>
          </table:table-cell>
          <table:table-cell table:formula="of:=AVERAGE([VNS.AF2:.AF1000])" office:value-type="float" office:value="2838" calcext:value-type="float">
            <text:p>2838</text:p>
          </table:table-cell>
          <table:table-cell table:formula="of:=AVERAGE([VNS.AG2:.AG1000])" office:value-type="float" office:value="2621" calcext:value-type="float">
            <text:p>2621</text:p>
          </table:table-cell>
          <table:table-cell table:formula="of:=AVERAGE([VNS.AH2:.AH1000])" office:value-type="float" office:value="2782" calcext:value-type="float">
            <text:p>2782</text:p>
          </table:table-cell>
          <table:table-cell table:formula="of:=AVERAGE([VNS.AI2:.AI1000])" office:value-type="float" office:value="2864" calcext:value-type="float">
            <text:p>2864</text:p>
          </table:table-cell>
          <table:table-cell table:formula="of:=AVERAGE([VNS.AJ2:.AJ1000])" office:value-type="float" office:value="2831" calcext:value-type="float">
            <text:p>2831</text:p>
          </table:table-cell>
          <table:table-cell table:formula="of:=AVERAGE([VNS.AK2:.AK1000])" office:value-type="float" office:value="2736" calcext:value-type="float">
            <text:p>2736</text:p>
          </table:table-cell>
          <table:table-cell table:formula="of:=AVERAGE([VNS.AL2:.AL1000])" office:value-type="float" office:value="2686" calcext:value-type="float">
            <text:p>2686</text:p>
          </table:table-cell>
          <table:table-cell table:formula="of:=AVERAGE([VNS.AM2:.AM1000])" office:value-type="float" office:value="2561" calcext:value-type="float">
            <text:p>2561</text:p>
          </table:table-cell>
          <table:table-cell table:formula="of:=AVERAGE([VNS.AN2:.AN1000])" office:value-type="float" office:value="2789" calcext:value-type="float">
            <text:p>2789</text:p>
          </table:table-cell>
          <table:table-cell table:formula="of:=AVERAGE([VNS.AO2:.AO1000])" office:value-type="float" office:value="3096" calcext:value-type="float">
            <text:p>3096</text:p>
          </table:table-cell>
          <table:table-cell table:formula="of:=AVERAGE([VNS.AP2:.AP1000])" office:value-type="float" office:value="2936" calcext:value-type="float">
            <text:p>2936</text:p>
          </table:table-cell>
          <table:table-cell table:formula="of:=AVERAGE([VNS.AQ2:.AQ1000])" office:value-type="float" office:value="2961" calcext:value-type="float">
            <text:p>2961</text:p>
          </table:table-cell>
          <table:table-cell table:formula="of:=AVERAGE([VNS.AR2:.AR1000])" office:value-type="float" office:value="3096" calcext:value-type="float">
            <text:p>3096</text:p>
          </table:table-cell>
          <table:table-cell table:formula="of:=AVERAGE([VNS.AS2:.AS1000])" office:value-type="float" office:value="3044" calcext:value-type="float">
            <text:p>3044</text:p>
          </table:table-cell>
          <table:table-cell table:formula="of:=AVERAGE([VNS.AT2:.AT1000])" office:value-type="float" office:value="3165" calcext:value-type="float">
            <text:p>3165</text:p>
          </table:table-cell>
          <table:table-cell table:formula="of:=AVERAGE([VNS.AU2:.AU1000])" office:value-type="float" office:value="3182" calcext:value-type="float">
            <text:p>3182</text:p>
          </table:table-cell>
          <table:table-cell table:formula="of:=AVERAGE([VNS.AV2:.AV1000])" office:value-type="float" office:value="3088" calcext:value-type="float">
            <text:p>3088</text:p>
          </table:table-cell>
          <table:table-cell table:formula="of:=AVERAGE([VNS.AW2:.AW1000])" office:value-type="float" office:value="2995" calcext:value-type="float">
            <text:p>2995</text:p>
          </table:table-cell>
          <table:table-cell table:formula="of:=AVERAGE([VNS.AX2:.AX1000])" office:value-type="float" office:value="3216" calcext:value-type="float">
            <text:p>3216</text:p>
          </table:table-cell>
          <table:table-cell table:formula="of:=AVERAGE([VNS.AY2:.AY1000])" office:value-type="float" office:value="4003" calcext:value-type="float">
            <text:p>4003</text:p>
          </table:table-cell>
          <table:table-cell table:formula="of:=AVERAGE([VNS.AZ2:.AZ1000])" office:value-type="float" office:value="3826" calcext:value-type="float">
            <text:p>3826</text:p>
          </table:table-cell>
          <table:table-cell table:formula="of:=AVERAGE([VNS.BA2:.BA1000])" office:value-type="float" office:value="3797" calcext:value-type="float">
            <text:p>3797</text:p>
          </table:table-cell>
          <table:table-cell table:formula="of:=AVERAGE([VNS.BB2:.BB1000])" office:value-type="float" office:value="3946" calcext:value-type="float">
            <text:p>3946</text:p>
          </table:table-cell>
          <table:table-cell table:formula="of:=AVERAGE([VNS.BC2:.BC1000])" office:value-type="float" office:value="3759" calcext:value-type="float">
            <text:p>3759</text:p>
          </table:table-cell>
          <table:table-cell table:formula="of:=AVERAGE([VNS.BD2:.BD1000])" office:value-type="float" office:value="3868" calcext:value-type="float">
            <text:p>3868</text:p>
          </table:table-cell>
          <table:table-cell table:formula="of:=AVERAGE([VNS.BE2:.BE1000])" office:value-type="float" office:value="3886" calcext:value-type="float">
            <text:p>3886</text:p>
          </table:table-cell>
          <table:table-cell table:formula="of:=AVERAGE([VNS.BF2:.BF1000])" office:value-type="float" office:value="3856" calcext:value-type="float">
            <text:p>3856</text:p>
          </table:table-cell>
          <table:table-cell table:formula="of:=AVERAGE([VNS.BG2:.BG1000])" office:value-type="float" office:value="3872" calcext:value-type="float">
            <text:p>3872</text:p>
          </table:table-cell>
          <table:table-cell table:formula="of:=AVERAGE([VNS.BH2:.BH1000])" office:value-type="float" office:value="3984" calcext:value-type="float">
            <text:p>3984</text:p>
          </table:table-cell>
        </table:table-row>
        <table:table-row table:style-name="ro1">
          <table:table-cell office:value-type="string" calcext:value-type="string">
            <text:p>Wolf Pack Algorithm</text:p>
          </table:table-cell>
          <table:table-cell table:formula="of:=AVERAGE(['Wolf Pack Algorithm'.A2:.A1000])" office:value-type="float" office:value="1278" calcext:value-type="float">
            <text:p>1278</text:p>
          </table:table-cell>
          <table:table-cell table:formula="of:=AVERAGE(['Wolf Pack Algorithm'.B2:.B1000])" office:value-type="float" office:value="1359" calcext:value-type="float">
            <text:p>1359</text:p>
          </table:table-cell>
          <table:table-cell table:formula="of:=AVERAGE(['Wolf Pack Algorithm'.C2:.C1000])" office:value-type="float" office:value="1081" calcext:value-type="float">
            <text:p>1081</text:p>
          </table:table-cell>
          <table:table-cell table:formula="of:=AVERAGE(['Wolf Pack Algorithm'.D2:.D1000])" office:value-type="float" office:value="1293" calcext:value-type="float">
            <text:p>1293</text:p>
          </table:table-cell>
          <table:table-cell table:formula="of:=AVERAGE(['Wolf Pack Algorithm'.E2:.E1000])" office:value-type="float" office:value="1235" calcext:value-type="float">
            <text:p>1235</text:p>
          </table:table-cell>
          <table:table-cell table:formula="of:=AVERAGE(['Wolf Pack Algorithm'.F2:.F1000])" office:value-type="float" office:value="1195" calcext:value-type="float">
            <text:p>1195</text:p>
          </table:table-cell>
          <table:table-cell table:formula="of:=AVERAGE(['Wolf Pack Algorithm'.G2:.G1000])" office:value-type="float" office:value="1239" calcext:value-type="float">
            <text:p>1239</text:p>
          </table:table-cell>
          <table:table-cell table:formula="of:=AVERAGE(['Wolf Pack Algorithm'.H2:.H1000])" office:value-type="float" office:value="1206" calcext:value-type="float">
            <text:p>1206</text:p>
          </table:table-cell>
          <table:table-cell table:formula="of:=AVERAGE(['Wolf Pack Algorithm'.I2:.I1000])" office:value-type="float" office:value="1230" calcext:value-type="float">
            <text:p>1230</text:p>
          </table:table-cell>
          <table:table-cell table:formula="of:=AVERAGE(['Wolf Pack Algorithm'.J2:.J1000])" office:value-type="float" office:value="1108" calcext:value-type="float">
            <text:p>1108</text:p>
          </table:table-cell>
          <table:table-cell table:formula="of:=AVERAGE(['Wolf Pack Algorithm'.K2:.K1000])" office:value-type="float" office:value="1582.88095238095" calcext:value-type="float">
            <text:p>1582,88095238095</text:p>
          </table:table-cell>
          <table:table-cell table:formula="of:=AVERAGE(['Wolf Pack Algorithm'.L2:.L1000])" office:value-type="float" office:value="1662.21428571429" calcext:value-type="float">
            <text:p>1662,21428571429</text:p>
          </table:table-cell>
          <table:table-cell table:formula="of:=AVERAGE(['Wolf Pack Algorithm'.M2:.M1000])" office:value-type="float" office:value="1502.78571428571" calcext:value-type="float">
            <text:p>1502,78571428571</text:p>
          </table:table-cell>
          <table:table-cell table:formula="of:=AVERAGE(['Wolf Pack Algorithm'.N2:.N1000])" office:value-type="float" office:value="1378.64285714286" calcext:value-type="float">
            <text:p>1378,64285714286</text:p>
          </table:table-cell>
          <table:table-cell table:formula="of:=AVERAGE(['Wolf Pack Algorithm'.O2:.O1000])" office:value-type="float" office:value="1420.78571428571" calcext:value-type="float">
            <text:p>1420,78571428571</text:p>
          </table:table-cell>
          <table:table-cell table:formula="of:=AVERAGE(['Wolf Pack Algorithm'.P2:.P1000])" office:value-type="float" office:value="1397.64285714286" calcext:value-type="float">
            <text:p>1397,64285714286</text:p>
          </table:table-cell>
          <table:table-cell table:formula="of:=AVERAGE(['Wolf Pack Algorithm'.Q2:.Q1000])" office:value-type="float" office:value="1484.28571428571" calcext:value-type="float">
            <text:p>1484,28571428571</text:p>
          </table:table-cell>
          <table:table-cell table:formula="of:=AVERAGE(['Wolf Pack Algorithm'.R2:.R1000])" office:value-type="float" office:value="1544.42857142857" calcext:value-type="float">
            <text:p>1544,42857142857</text:p>
          </table:table-cell>
          <table:table-cell table:formula="of:=AVERAGE(['Wolf Pack Algorithm'.S2:.S1000])" office:value-type="float" office:value="1594" calcext:value-type="float">
            <text:p>1594</text:p>
          </table:table-cell>
          <table:table-cell table:formula="of:=AVERAGE(['Wolf Pack Algorithm'.T2:.T1000])" office:value-type="float" office:value="1595.71428571429" calcext:value-type="float">
            <text:p>1595,71428571429</text:p>
          </table:table-cell>
          <table:table-cell table:formula="of:=AVERAGE(['Wolf Pack Algorithm'.U2:.U1000])" office:value-type="float" office:value="2302.21428571429" calcext:value-type="float">
            <text:p>2302,21428571429</text:p>
          </table:table-cell>
          <table:table-cell table:formula="of:=AVERAGE(['Wolf Pack Algorithm'.V2:.V1000])" office:value-type="float" office:value="2104.5" calcext:value-type="float">
            <text:p>2104,5</text:p>
          </table:table-cell>
          <table:table-cell table:formula="of:=AVERAGE(['Wolf Pack Algorithm'.W2:.W1000])" office:value-type="float" office:value="2334.5" calcext:value-type="float">
            <text:p>2334,5</text:p>
          </table:table-cell>
          <table:table-cell table:formula="of:=AVERAGE(['Wolf Pack Algorithm'.X2:.X1000])" office:value-type="float" office:value="2232.5" calcext:value-type="float">
            <text:p>2232,5</text:p>
          </table:table-cell>
          <table:table-cell table:formula="of:=AVERAGE(['Wolf Pack Algorithm'.Y2:.Y1000])" office:value-type="float" office:value="2300.25" calcext:value-type="float">
            <text:p>2300,25</text:p>
          </table:table-cell>
          <table:table-cell table:formula="of:=AVERAGE(['Wolf Pack Algorithm'.Z2:.Z1000])" office:value-type="float" office:value="2231.5" calcext:value-type="float">
            <text:p>2231,5</text:p>
          </table:table-cell>
          <table:table-cell table:formula="of:=AVERAGE(['Wolf Pack Algorithm'.AA2:.AA1000])" office:value-type="float" office:value="2281.75" calcext:value-type="float">
            <text:p>2281,75</text:p>
          </table:table-cell>
          <table:table-cell table:formula="of:=AVERAGE(['Wolf Pack Algorithm'.AB2:.AB1000])" office:value-type="float" office:value="2209.5" calcext:value-type="float">
            <text:p>2209,5</text:p>
          </table:table-cell>
          <table:table-cell table:formula="of:=AVERAGE(['Wolf Pack Algorithm'.AC2:.AC1000])" office:value-type="float" office:value="2241" calcext:value-type="float">
            <text:p>2241</text:p>
          </table:table-cell>
          <table:table-cell table:formula="of:=AVERAGE(['Wolf Pack Algorithm'.AD2:.AD1000])" office:value-type="float" office:value="2187.5" calcext:value-type="float">
            <text:p>2187,5</text:p>
          </table:table-cell>
          <table:table-cell table:formula="of:=AVERAGE(['Wolf Pack Algorithm'.AE2:.AE1000])" office:value-type="float" office:value="2724.17361111111" calcext:value-type="float">
            <text:p>2724,17361111111</text:p>
          </table:table-cell>
          <table:table-cell table:formula="of:=AVERAGE(['Wolf Pack Algorithm'.AF2:.AF1000])" office:value-type="float" office:value="2843" calcext:value-type="float">
            <text:p>2843</text:p>
          </table:table-cell>
          <table:table-cell table:formula="of:=AVERAGE(['Wolf Pack Algorithm'.AG2:.AG1000])" office:value-type="float" office:value="2621.25" calcext:value-type="float">
            <text:p>2621,25</text:p>
          </table:table-cell>
          <table:table-cell table:formula="of:=AVERAGE(['Wolf Pack Algorithm'.AH2:.AH1000])" office:value-type="float" office:value="2757.5" calcext:value-type="float">
            <text:p>2757,5</text:p>
          </table:table-cell>
          <table:table-cell table:formula="of:=AVERAGE(['Wolf Pack Algorithm'.AI2:.AI1000])" office:value-type="float" office:value="2863.75" calcext:value-type="float">
            <text:p>2863,75</text:p>
          </table:table-cell>
          <table:table-cell table:formula="of:=AVERAGE(['Wolf Pack Algorithm'.AJ2:.AJ1000])" office:value-type="float" office:value="2831.25" calcext:value-type="float">
            <text:p>2831,25</text:p>
          </table:table-cell>
          <table:table-cell table:formula="of:=AVERAGE(['Wolf Pack Algorithm'.AK2:.AK1000])" office:value-type="float" office:value="2732" calcext:value-type="float">
            <text:p>2732</text:p>
          </table:table-cell>
          <table:table-cell table:formula="of:=AVERAGE(['Wolf Pack Algorithm'.AL2:.AL1000])" office:value-type="float" office:value="2690.25" calcext:value-type="float">
            <text:p>2690,25</text:p>
          </table:table-cell>
          <table:table-cell table:formula="of:=AVERAGE(['Wolf Pack Algorithm'.AM2:.AM1000])" office:value-type="float" office:value="2561" calcext:value-type="float">
            <text:p>2561</text:p>
          </table:table-cell>
          <table:table-cell table:formula="of:=AVERAGE(['Wolf Pack Algorithm'.AN2:.AN1000])" office:value-type="float" office:value="2782" calcext:value-type="float">
            <text:p>2782</text:p>
          </table:table-cell>
          <table:table-cell table:formula="of:=AVERAGE(['Wolf Pack Algorithm'.AO2:.AO1000])" office:value-type="float" office:value="3074.09027777778" calcext:value-type="float">
            <text:p>3074,09027777778</text:p>
          </table:table-cell>
          <table:table-cell table:formula="of:=AVERAGE(['Wolf Pack Algorithm'.AP2:.AP1000])" office:value-type="float" office:value="2966" calcext:value-type="float">
            <text:p>2966</text:p>
          </table:table-cell>
          <table:table-cell table:formula="of:=AVERAGE(['Wolf Pack Algorithm'.AQ2:.AQ1000])" office:value-type="float" office:value="2942.5" calcext:value-type="float">
            <text:p>2942,5</text:p>
          </table:table-cell>
          <table:table-cell table:formula="of:=AVERAGE(['Wolf Pack Algorithm'.AR2:.AR1000])" office:value-type="float" office:value="3107.75" calcext:value-type="float">
            <text:p>3107,75</text:p>
          </table:table-cell>
          <table:table-cell table:formula="of:=AVERAGE(['Wolf Pack Algorithm'.AS2:.AS1000])" office:value-type="float" office:value="3068.75" calcext:value-type="float">
            <text:p>3068,75</text:p>
          </table:table-cell>
          <table:table-cell table:formula="of:=AVERAGE(['Wolf Pack Algorithm'.AT2:.AT1000])" office:value-type="float" office:value="3080.5" calcext:value-type="float">
            <text:p>3080,5</text:p>
          </table:table-cell>
          <table:table-cell table:formula="of:=AVERAGE(['Wolf Pack Algorithm'.AU2:.AU1000])" office:value-type="float" office:value="3164.75" calcext:value-type="float">
            <text:p>3164,75</text:p>
          </table:table-cell>
          <table:table-cell table:formula="of:=AVERAGE(['Wolf Pack Algorithm'.AV2:.AV1000])" office:value-type="float" office:value="3089.25" calcext:value-type="float">
            <text:p>3089,25</text:p>
          </table:table-cell>
          <table:table-cell table:formula="of:=AVERAGE(['Wolf Pack Algorithm'.AW2:.AW1000])" office:value-type="float" office:value="2974" calcext:value-type="float">
            <text:p>2974</text:p>
          </table:table-cell>
          <table:table-cell table:formula="of:=AVERAGE(['Wolf Pack Algorithm'.AX2:.AX1000])" office:value-type="float" office:value="3146.25" calcext:value-type="float">
            <text:p>3146,25</text:p>
          </table:table-cell>
          <table:table-cell table:formula="of:=AVERAGE(['Wolf Pack Algorithm'.AY2:.AY1000])" office:value-type="float" office:value="3990.4537037037" calcext:value-type="float">
            <text:p>3990,4537037037</text:p>
          </table:table-cell>
          <table:table-cell table:formula="of:=AVERAGE(['Wolf Pack Algorithm'.AZ2:.AZ1000])" office:value-type="float" office:value="3849" calcext:value-type="float">
            <text:p>3849</text:p>
          </table:table-cell>
          <table:table-cell table:formula="of:=AVERAGE(['Wolf Pack Algorithm'.BA2:.BA1000])" office:value-type="float" office:value="3817.75" calcext:value-type="float">
            <text:p>3817,75</text:p>
          </table:table-cell>
          <table:table-cell table:formula="of:=AVERAGE(['Wolf Pack Algorithm'.BB2:.BB1000])" office:value-type="float" office:value="3868.25" calcext:value-type="float">
            <text:p>3868,25</text:p>
          </table:table-cell>
          <table:table-cell table:formula="of:=AVERAGE(['Wolf Pack Algorithm'.BC2:.BC1000])" office:value-type="float" office:value="3759" calcext:value-type="float">
            <text:p>3759</text:p>
          </table:table-cell>
          <table:table-cell table:formula="of:=AVERAGE(['Wolf Pack Algorithm'.BD2:.BD1000])" office:value-type="float" office:value="3836.25" calcext:value-type="float">
            <text:p>3836,25</text:p>
          </table:table-cell>
          <table:table-cell table:formula="of:=AVERAGE(['Wolf Pack Algorithm'.BE2:.BE1000])" office:value-type="float" office:value="3864.75" calcext:value-type="float">
            <text:p>3864,75</text:p>
          </table:table-cell>
          <table:table-cell table:formula="of:=AVERAGE(['Wolf Pack Algorithm'.BF2:.BF1000])" office:value-type="float" office:value="3873" calcext:value-type="float">
            <text:p>3873</text:p>
          </table:table-cell>
          <table:table-cell table:formula="of:=AVERAGE(['Wolf Pack Algorithm'.BG2:.BG1000])" office:value-type="float" office:value="3907" calcext:value-type="float">
            <text:p>3907</text:p>
          </table:table-cell>
          <table:table-cell table:formula="of:=AVERAGE(['Wolf Pack Algorithm'.BH2:.BH1000])" office:value-type="float" office:value="3905.25" calcext:value-type="float">
            <text:p>3905,25</text:p>
          </table:table-cell>
        </table:table-row>
      </table:table>
      <table:table table:name="Ecarts" table:style-name="ta1">
        <table:shapes>
          <draw:frame draw:z-index="0" draw:style-name="gr1" draw:text-style-name="P1" svg:width="159.91mm" svg:height="90.01mm" svg:x="343.5mm" svg:y="57.44mm">
            <loext:p draw:notify-on-update-of-ranges="Ecarts.A3:Ecarts.A3 Ecarts.BK3:Ecarts.BK3 Ecarts.A4:Ecarts.A4 Ecarts.BK4:Ecarts.BK4 Ecarts.A5:Ecarts.A5 Ecarts.BK5:Ecarts.BK5 Ecarts.A6:Ecarts.A6 Ecarts.BK6:Ecarts.BK6 Ecarts.A7:Ecarts.A7 Ecarts.BK7:Ecarts.BK7 Ecarts.A8:Ecarts.A8 Ecarts.BK8:Ecarts.BK8 Ecarts.A9:Ecarts.A9 Ecarts.BK9:Ecarts.BK9 Ecarts.A10:Ecarts.A10 Ecarts.BK10:Ecarts.BK10 Ecarts.A11:Ecarts.A11 Ecarts.BK11:Ecarts.BK11 Ecarts.A12:Ecarts.A12 Ecarts.BK12:Ecarts.BK12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" draw:style-name="gr1" draw:text-style-name="P1" svg:width="333.67mm" svg:height="151.27mm" svg:x="1.11mm" svg:y="55.31mm">
            <loext:p draw:notify-on-update-of-ranges="Ecarts.A3:Ecarts.A3 Ecarts.A4:Ecarts.A4 Ecarts.A5:Ecarts.A5 Ecarts.A6:Ecarts.A6 Ecarts.A7:Ecarts.A7 Ecarts.A8:Ecarts.A8 Ecarts.A9:Ecarts.A9 Ecarts.A10:Ecarts.A10 Ecarts.A11:Ecarts.A11 Ecarts.A12:Ecarts.A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59.99mm" svg:height="89.99mm" svg:x="5mm" svg:y="219mm">
            <loext:p draw:notify-on-update-of-ranges="Ecarts.A3:Ecarts.A3 Ecarts.BM3:Ecarts.BM3 Ecarts.A4:Ecarts.A4 Ecarts.BM4:Ecarts.BM4 Ecarts.A5:Ecarts.A5 Ecarts.BM5:Ecarts.BM5 Ecarts.A6:Ecarts.A6 Ecarts.BM6:Ecarts.BM6 Ecarts.A7:Ecarts.A7 Ecarts.BM7:Ecarts.BM7 Ecarts.A8:Ecarts.A8 Ecarts.BM8:Ecarts.BM8 Ecarts.A9:Ecarts.A9 Ecarts.BM9:Ecarts.BM9 Ecarts.A10:Ecarts.A10 Ecarts.BM10:Ecarts.BM10 Ecarts.A11:Ecarts.A11 Ecarts.BM11:Ecarts.BM11 Ecarts.A12:Ecarts.A12 Ecarts.BM12:Ecarts.BM1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170.08mm" svg:y="218.87mm">
            <loext:p draw:notify-on-update-of-ranges="Ecarts.A3:Ecarts.A3 Ecarts.BN3:Ecarts.BN3 Ecarts.A4:Ecarts.A4 Ecarts.BN4:Ecarts.BN4 Ecarts.A5:Ecarts.A5 Ecarts.BN5:Ecarts.BN5 Ecarts.A6:Ecarts.A6 Ecarts.BN6:Ecarts.BN6 Ecarts.A7:Ecarts.A7 Ecarts.BN7:Ecarts.BN7 Ecarts.A8:Ecarts.A8 Ecarts.BN8:Ecarts.BN8 Ecarts.A9:Ecarts.A9 Ecarts.BN9:Ecarts.BN9 Ecarts.A10:Ecarts.A10 Ecarts.BN10:Ecarts.BN10 Ecarts.A11:Ecarts.A11 Ecarts.BN11:Ecarts.BN11 Ecarts.A12:Ecarts.A12 Ecarts.BN12:Ecarts.BN1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3mm" svg:height="89.75mm" svg:x="337.87mm" svg:y="219.28mm">
            <loext:p draw:notify-on-update-of-ranges="Ecarts.A3:Ecarts.A3 Ecarts.BO3:Ecarts.BO3 Ecarts.A4:Ecarts.A4 Ecarts.BO4:Ecarts.BO4 Ecarts.A5:Ecarts.A5 Ecarts.BO5:Ecarts.BO5 Ecarts.A6:Ecarts.A6 Ecarts.BO6:Ecarts.BO6 Ecarts.A7:Ecarts.A7 Ecarts.BO7:Ecarts.BO7 Ecarts.A8:Ecarts.A8 Ecarts.BO8:Ecarts.BO8 Ecarts.A9:Ecarts.A9 Ecarts.BO9:Ecarts.BO9 Ecarts.A10:Ecarts.A10 Ecarts.BO10:Ecarts.BO10 Ecarts.A11:Ecarts.A11 Ecarts.BO11:Ecarts.BO11 Ecarts.A12:Ecarts.A12 Ecarts.BO12:Ecarts.BO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3mm" svg:height="89.75mm" svg:x="3.88mm" svg:y="318.62mm">
            <loext:p draw:notify-on-update-of-ranges="Ecarts.A3:Ecarts.A3 Ecarts.BP3:Ecarts.BP3 Ecarts.A4:Ecarts.A4 Ecarts.BP4:Ecarts.BP4 Ecarts.A5:Ecarts.A5 Ecarts.BP5:Ecarts.BP5 Ecarts.A6:Ecarts.A6 Ecarts.BP6:Ecarts.BP6 Ecarts.A7:Ecarts.A7 Ecarts.BP7:Ecarts.BP7 Ecarts.A8:Ecarts.A8 Ecarts.BP8:Ecarts.BP8 Ecarts.A9:Ecarts.A9 Ecarts.BP9:Ecarts.BP9 Ecarts.A10:Ecarts.A10 Ecarts.BP10:Ecarts.BP10 Ecarts.A11:Ecarts.A11 Ecarts.BP11:Ecarts.BP11 Ecarts.A12:Ecarts.A12 Ecarts.BP12:Ecarts.BP1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3mm" svg:height="89.74mm" svg:x="170.46mm" svg:y="319.75mm">
            <loext:p draw:notify-on-update-of-ranges="Ecarts.A3:Ecarts.A3 Ecarts.BQ3:Ecarts.BQ3 Ecarts.A4:Ecarts.A4 Ecarts.BQ4:Ecarts.BQ4 Ecarts.A5:Ecarts.A5 Ecarts.BQ5:Ecarts.BQ5 Ecarts.A6:Ecarts.A6 Ecarts.BQ6:Ecarts.BQ6 Ecarts.A7:Ecarts.A7 Ecarts.BQ7:Ecarts.BQ7 Ecarts.A8:Ecarts.A8 Ecarts.BQ8:Ecarts.BQ8 Ecarts.A9:Ecarts.A9 Ecarts.BQ9:Ecarts.BQ9 Ecarts.A10:Ecarts.A10 Ecarts.BQ10:Ecarts.BQ10 Ecarts.A11:Ecarts.A11 Ecarts.BQ11:Ecarts.BQ11 Ecarts.A12:Ecarts.A12 Ecarts.BQ12:Ecarts.BQ12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9.93mm" svg:height="89.74mm" svg:x="337.59mm" svg:y="318.62mm">
            <loext:p draw:notify-on-update-of-ranges="Ecarts.A3:Ecarts.A3 Ecarts.BR3:Ecarts.BR3 Ecarts.A4:Ecarts.A4 Ecarts.BR4:Ecarts.BR4 Ecarts.A5:Ecarts.A5 Ecarts.BR5:Ecarts.BR5 Ecarts.A6:Ecarts.A6 Ecarts.BR6:Ecarts.BR6 Ecarts.A7:Ecarts.A7 Ecarts.BR7:Ecarts.BR7 Ecarts.A8:Ecarts.A8 Ecarts.BR8:Ecarts.BR8 Ecarts.A9:Ecarts.A9 Ecarts.BR9:Ecarts.BR9 Ecarts.A10:Ecarts.A10 Ecarts.BR10:Ecarts.BR10 Ecarts.A11:Ecarts.A11 Ecarts.BR11:Ecarts.BR11 Ecarts.A12:Ecarts.A12 Ecarts.BR12:Ecarts.BR12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1" table:number-columns-repeated="60" table:default-cell-style-name="ce2"/>
        <table:table-column table:style-name="co2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2" table:number-columns-repeated="2" table:default-cell-style-name="ce2"/>
        <table:table-row table:style-name="ro1">
          <table:table-cell/>
          <table:table-cell table:style-name="Default" table:formula="of:=[Moyennes.B1]" office:value-type="string" office:string-value="instances/tai01.txt" calcext:value-type="string">
            <text:p>instances/tai01.txt</text:p>
          </table:table-cell>
          <table:table-cell table:style-name="Default" table:formula="of:=[Moyennes.C1]" office:value-type="string" office:string-value="instances/tai02.txt" calcext:value-type="string">
            <text:p>instances/tai02.txt</text:p>
          </table:table-cell>
          <table:table-cell table:style-name="Default" table:formula="of:=[Moyennes.D1]" office:value-type="string" office:string-value="instances/tai03.txt" calcext:value-type="string">
            <text:p>instances/tai03.txt</text:p>
          </table:table-cell>
          <table:table-cell table:style-name="Default" table:formula="of:=[Moyennes.E1]" office:value-type="string" office:string-value="instances/tai04.txt" calcext:value-type="string">
            <text:p>instances/tai04.txt</text:p>
          </table:table-cell>
          <table:table-cell table:style-name="Default" table:formula="of:=[Moyennes.F1]" office:value-type="string" office:string-value="instances/tai05.txt" calcext:value-type="string">
            <text:p>instances/tai05.txt</text:p>
          </table:table-cell>
          <table:table-cell table:style-name="Default" table:formula="of:=[Moyennes.G1]" office:value-type="string" office:string-value="instances/tai06.txt" calcext:value-type="string">
            <text:p>instances/tai06.txt</text:p>
          </table:table-cell>
          <table:table-cell table:style-name="Default" table:formula="of:=[Moyennes.H1]" office:value-type="string" office:string-value="instances/tai07.txt" calcext:value-type="string">
            <text:p>instances/tai07.txt</text:p>
          </table:table-cell>
          <table:table-cell table:style-name="Default" table:formula="of:=[Moyennes.I1]" office:value-type="string" office:string-value="instances/tai08.txt" calcext:value-type="string">
            <text:p>instances/tai08.txt</text:p>
          </table:table-cell>
          <table:table-cell table:style-name="Default" table:formula="of:=[Moyennes.J1]" office:value-type="string" office:string-value="instances/tai09.txt" calcext:value-type="string">
            <text:p>instances/tai09.txt</text:p>
          </table:table-cell>
          <table:table-cell table:style-name="Default" table:formula="of:=[Moyennes.K1]" office:value-type="string" office:string-value="instances/tai10.txt" calcext:value-type="string">
            <text:p>instances/tai10.txt</text:p>
          </table:table-cell>
          <table:table-cell table:style-name="Default" table:formula="of:=[Moyennes.L1]" office:value-type="string" office:string-value="instances/tai11.txt" calcext:value-type="string">
            <text:p>instances/tai11.txt</text:p>
          </table:table-cell>
          <table:table-cell table:style-name="Default" table:formula="of:=[Moyennes.M1]" office:value-type="string" office:string-value="instances/tai12.txt" calcext:value-type="string">
            <text:p>instances/tai12.txt</text:p>
          </table:table-cell>
          <table:table-cell table:style-name="Default" table:formula="of:=[Moyennes.N1]" office:value-type="string" office:string-value="instances/tai13.txt" calcext:value-type="string">
            <text:p>instances/tai13.txt</text:p>
          </table:table-cell>
          <table:table-cell table:style-name="Default" table:formula="of:=[Moyennes.O1]" office:value-type="string" office:string-value="instances/tai14.txt" calcext:value-type="string">
            <text:p>instances/tai14.txt</text:p>
          </table:table-cell>
          <table:table-cell table:style-name="Default" table:formula="of:=[Moyennes.P1]" office:value-type="string" office:string-value="instances/tai15.txt" calcext:value-type="string">
            <text:p>instances/tai15.txt</text:p>
          </table:table-cell>
          <table:table-cell table:style-name="Default" table:formula="of:=[Moyennes.Q1]" office:value-type="string" office:string-value="instances/tai16.txt" calcext:value-type="string">
            <text:p>instances/tai16.txt</text:p>
          </table:table-cell>
          <table:table-cell table:style-name="Default" table:formula="of:=[Moyennes.R1]" office:value-type="string" office:string-value="instances/tai17.txt" calcext:value-type="string">
            <text:p>instances/tai17.txt</text:p>
          </table:table-cell>
          <table:table-cell table:style-name="Default" table:formula="of:=[Moyennes.S1]" office:value-type="string" office:string-value="instances/tai18.txt" calcext:value-type="string">
            <text:p>instances/tai18.txt</text:p>
          </table:table-cell>
          <table:table-cell table:style-name="Default" table:formula="of:=[Moyennes.T1]" office:value-type="string" office:string-value="instances/tai19.txt" calcext:value-type="string">
            <text:p>instances/tai19.txt</text:p>
          </table:table-cell>
          <table:table-cell table:style-name="Default" table:formula="of:=[Moyennes.U1]" office:value-type="string" office:string-value="instances/tai20.txt" calcext:value-type="string">
            <text:p>instances/tai20.txt</text:p>
          </table:table-cell>
          <table:table-cell table:style-name="Default" table:formula="of:=[Moyennes.V1]" office:value-type="string" office:string-value="instances/tai21.txt" calcext:value-type="string">
            <text:p>instances/tai21.txt</text:p>
          </table:table-cell>
          <table:table-cell table:style-name="Default" table:formula="of:=[Moyennes.W1]" office:value-type="string" office:string-value="instances/tai22.txt" calcext:value-type="string">
            <text:p>instances/tai22.txt</text:p>
          </table:table-cell>
          <table:table-cell table:style-name="Default" table:formula="of:=[Moyennes.X1]" office:value-type="string" office:string-value="instances/tai23.txt" calcext:value-type="string">
            <text:p>instances/tai23.txt</text:p>
          </table:table-cell>
          <table:table-cell table:style-name="Default" table:formula="of:=[Moyennes.Y1]" office:value-type="string" office:string-value="instances/tai24.txt" calcext:value-type="string">
            <text:p>instances/tai24.txt</text:p>
          </table:table-cell>
          <table:table-cell table:style-name="Default" table:formula="of:=[Moyennes.Z1]" office:value-type="string" office:string-value="instances/tai25.txt" calcext:value-type="string">
            <text:p>instances/tai25.txt</text:p>
          </table:table-cell>
          <table:table-cell table:style-name="Default" table:formula="of:=[Moyennes.AA1]" office:value-type="string" office:string-value="instances/tai26.txt" calcext:value-type="string">
            <text:p>instances/tai26.txt</text:p>
          </table:table-cell>
          <table:table-cell table:style-name="Default" table:formula="of:=[Moyennes.AB1]" office:value-type="string" office:string-value="instances/tai27.txt" calcext:value-type="string">
            <text:p>instances/tai27.txt</text:p>
          </table:table-cell>
          <table:table-cell table:style-name="Default" table:formula="of:=[Moyennes.AC1]" office:value-type="string" office:string-value="instances/tai28.txt" calcext:value-type="string">
            <text:p>instances/tai28.txt</text:p>
          </table:table-cell>
          <table:table-cell table:style-name="Default" table:formula="of:=[Moyennes.AD1]" office:value-type="string" office:string-value="instances/tai29.txt" calcext:value-type="string">
            <text:p>instances/tai29.txt</text:p>
          </table:table-cell>
          <table:table-cell table:style-name="Default" table:formula="of:=[Moyennes.AE1]" office:value-type="string" office:string-value="instances/tai30.txt" calcext:value-type="string">
            <text:p>instances/tai30.txt</text:p>
          </table:table-cell>
          <table:table-cell table:style-name="Default" table:formula="of:=[Moyennes.AF1]" office:value-type="string" office:string-value="instances/tai31.txt" calcext:value-type="string">
            <text:p>instances/tai31.txt</text:p>
          </table:table-cell>
          <table:table-cell table:style-name="Default" table:formula="of:=[Moyennes.AG1]" office:value-type="string" office:string-value="instances/tai32.txt" calcext:value-type="string">
            <text:p>instances/tai32.txt</text:p>
          </table:table-cell>
          <table:table-cell table:style-name="Default" table:formula="of:=[Moyennes.AH1]" office:value-type="string" office:string-value="instances/tai33.txt" calcext:value-type="string">
            <text:p>instances/tai33.txt</text:p>
          </table:table-cell>
          <table:table-cell table:style-name="Default" table:formula="of:=[Moyennes.AI1]" office:value-type="string" office:string-value="instances/tai34.txt" calcext:value-type="string">
            <text:p>instances/tai34.txt</text:p>
          </table:table-cell>
          <table:table-cell table:style-name="Default" table:formula="of:=[Moyennes.AJ1]" office:value-type="string" office:string-value="instances/tai35.txt" calcext:value-type="string">
            <text:p>instances/tai35.txt</text:p>
          </table:table-cell>
          <table:table-cell table:style-name="Default" table:formula="of:=[Moyennes.AK1]" office:value-type="string" office:string-value="instances/tai36.txt" calcext:value-type="string">
            <text:p>instances/tai36.txt</text:p>
          </table:table-cell>
          <table:table-cell table:style-name="Default" table:formula="of:=[Moyennes.AL1]" office:value-type="string" office:string-value="instances/tai37.txt" calcext:value-type="string">
            <text:p>instances/tai37.txt</text:p>
          </table:table-cell>
          <table:table-cell table:style-name="Default" table:formula="of:=[Moyennes.AM1]" office:value-type="string" office:string-value="instances/tai38.txt" calcext:value-type="string">
            <text:p>instances/tai38.txt</text:p>
          </table:table-cell>
          <table:table-cell table:style-name="Default" table:formula="of:=[Moyennes.AN1]" office:value-type="string" office:string-value="instances/tai39.txt" calcext:value-type="string">
            <text:p>instances/tai39.txt</text:p>
          </table:table-cell>
          <table:table-cell table:style-name="Default" table:formula="of:=[Moyennes.AO1]" office:value-type="string" office:string-value="instances/tai40.txt" calcext:value-type="string">
            <text:p>instances/tai40.txt</text:p>
          </table:table-cell>
          <table:table-cell table:style-name="Default" table:formula="of:=[Moyennes.AP1]" office:value-type="string" office:string-value="instances/tai41.txt" calcext:value-type="string">
            <text:p>instances/tai41.txt</text:p>
          </table:table-cell>
          <table:table-cell table:style-name="Default" table:formula="of:=[Moyennes.AQ1]" office:value-type="string" office:string-value="instances/tai42.txt" calcext:value-type="string">
            <text:p>instances/tai42.txt</text:p>
          </table:table-cell>
          <table:table-cell table:style-name="Default" table:formula="of:=[Moyennes.AR1]" office:value-type="string" office:string-value="instances/tai43.txt" calcext:value-type="string">
            <text:p>instances/tai43.txt</text:p>
          </table:table-cell>
          <table:table-cell table:style-name="Default" table:formula="of:=[Moyennes.AS1]" office:value-type="string" office:string-value="instances/tai44.txt" calcext:value-type="string">
            <text:p>instances/tai44.txt</text:p>
          </table:table-cell>
          <table:table-cell table:style-name="Default" table:formula="of:=[Moyennes.AT1]" office:value-type="string" office:string-value="instances/tai45.txt" calcext:value-type="string">
            <text:p>instances/tai45.txt</text:p>
          </table:table-cell>
          <table:table-cell table:style-name="Default" table:formula="of:=[Moyennes.AU1]" office:value-type="string" office:string-value="instances/tai46.txt" calcext:value-type="string">
            <text:p>instances/tai46.txt</text:p>
          </table:table-cell>
          <table:table-cell table:style-name="Default" table:formula="of:=[Moyennes.AV1]" office:value-type="string" office:string-value="instances/tai47.txt" calcext:value-type="string">
            <text:p>instances/tai47.txt</text:p>
          </table:table-cell>
          <table:table-cell table:style-name="Default" table:formula="of:=[Moyennes.AW1]" office:value-type="string" office:string-value="instances/tai48.txt" calcext:value-type="string">
            <text:p>instances/tai48.txt</text:p>
          </table:table-cell>
          <table:table-cell table:style-name="Default" table:formula="of:=[Moyennes.AX1]" office:value-type="string" office:string-value="instances/tai49.txt" calcext:value-type="string">
            <text:p>instances/tai49.txt</text:p>
          </table:table-cell>
          <table:table-cell table:style-name="Default" table:formula="of:=[Moyennes.AY1]" office:value-type="string" office:string-value="instances/tai50.txt" calcext:value-type="string">
            <text:p>instances/tai50.txt</text:p>
          </table:table-cell>
          <table:table-cell table:style-name="Default" table:formula="of:=[Moyennes.AZ1]" office:value-type="string" office:string-value="instances/tai51.txt" calcext:value-type="string">
            <text:p>instances/tai51.txt</text:p>
          </table:table-cell>
          <table:table-cell table:style-name="Default" table:formula="of:=[Moyennes.BA1]" office:value-type="string" office:string-value="instances/tai52.txt" calcext:value-type="string">
            <text:p>instances/tai52.txt</text:p>
          </table:table-cell>
          <table:table-cell table:style-name="Default" table:formula="of:=[Moyennes.BB1]" office:value-type="string" office:string-value="instances/tai53.txt" calcext:value-type="string">
            <text:p>instances/tai53.txt</text:p>
          </table:table-cell>
          <table:table-cell table:style-name="Default" table:formula="of:=[Moyennes.BC1]" office:value-type="string" office:string-value="instances/tai54.txt" calcext:value-type="string">
            <text:p>instances/tai54.txt</text:p>
          </table:table-cell>
          <table:table-cell table:style-name="Default" table:formula="of:=[Moyennes.BD1]" office:value-type="string" office:string-value="instances/tai55.txt" calcext:value-type="string">
            <text:p>instances/tai55.txt</text:p>
          </table:table-cell>
          <table:table-cell table:style-name="Default" table:formula="of:=[Moyennes.BE1]" office:value-type="string" office:string-value="instances/tai56.txt" calcext:value-type="string">
            <text:p>instances/tai56.txt</text:p>
          </table:table-cell>
          <table:table-cell table:style-name="Default" table:formula="of:=[Moyennes.BF1]" office:value-type="string" office:string-value="instances/tai57.txt" calcext:value-type="string">
            <text:p>instances/tai57.txt</text:p>
          </table:table-cell>
          <table:table-cell table:style-name="Default" table:formula="of:=[Moyennes.BG1]" office:value-type="string" office:string-value="instances/tai58.txt" calcext:value-type="string">
            <text:p>instances/tai58.txt</text:p>
          </table:table-cell>
          <table:table-cell table:style-name="Default" table:formula="of:=[Moyennes.BH1]" office:value-type="string" office:string-value="instances/tai59.txt" calcext:value-type="string">
            <text:p>instances/tai59.txt</text:p>
          </table:table-cell>
          <table:table-cell table:style-name="Default" table:formula="of:=[Moyennes.BI1]" office:value-type="string" office:string-value="instances/tai60.txt" calcext:value-type="string">
            <text:p>instances/tai60.txt</text:p>
          </table:table-cell>
          <table:table-cell table:style-name="Default"/>
          <table:table-cell table:style-name="ce3" office:value-type="string" calcext:value-type="string">
            <text:p>MOYENNE D’ECART A L’OPTIMAL</text:p>
          </table:table-cell>
          <table:table-cell table:style-name="Default"/>
          <table:table-cell table:style-name="Default" office:value-type="string" calcext:value-type="string">
            <text:p>MOYENNE 20x5</text:p>
          </table:table-cell>
          <table:table-cell table:style-name="Default" office:value-type="string" calcext:value-type="string">
            <text:p>MOYENNE 20x10</text:p>
          </table:table-cell>
          <table:table-cell table:style-name="Default" office:value-type="string" calcext:value-type="string">
            <text:p>MOYENNE 20x20</text:p>
          </table:table-cell>
          <table:table-cell table:style-name="Default" office:value-type="string" calcext:value-type="string">
            <text:p>MOYENNE 50x5</text:p>
          </table:table-cell>
          <table:table-cell table:style-name="Default" office:value-type="string" calcext:value-type="string">
            <text:p>MOYENNE 50x10</text:p>
          </table:table-cell>
          <table:table-cell table:style-name="Default" office:value-type="string" calcext:value-type="string">
            <text:p>MOYENNE 50x20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Optimal / Best known</text:p>
          </table:table-cell>
          <table:table-cell table:style-name="ce1" table:formula="of:=['Opt-Best'.A2]" office:value-type="float" office:value="1278" calcext:value-type="float">
            <text:p>1278</text:p>
          </table:table-cell>
          <table:table-cell table:style-name="ce1" table:formula="of:=['Opt-Best'.B2]" office:value-type="float" office:value="1359" calcext:value-type="float">
            <text:p>1359</text:p>
          </table:table-cell>
          <table:table-cell table:style-name="ce1" table:formula="of:=['Opt-Best'.C2]" office:value-type="float" office:value="1081" calcext:value-type="float">
            <text:p>1081</text:p>
          </table:table-cell>
          <table:table-cell table:style-name="ce1" table:formula="of:=['Opt-Best'.D2]" office:value-type="float" office:value="1293" calcext:value-type="float">
            <text:p>1293</text:p>
          </table:table-cell>
          <table:table-cell table:style-name="ce1" table:formula="of:=['Opt-Best'.E2]" office:value-type="float" office:value="1235" calcext:value-type="float">
            <text:p>1235</text:p>
          </table:table-cell>
          <table:table-cell table:style-name="ce1" table:formula="of:=['Opt-Best'.F2]" office:value-type="float" office:value="1195" calcext:value-type="float">
            <text:p>1195</text:p>
          </table:table-cell>
          <table:table-cell table:style-name="ce1" table:formula="of:=['Opt-Best'.G2]" office:value-type="float" office:value="1234" calcext:value-type="float">
            <text:p>1234</text:p>
          </table:table-cell>
          <table:table-cell table:style-name="ce1" table:formula="of:=['Opt-Best'.H2]" office:value-type="float" office:value="1206" calcext:value-type="float">
            <text:p>1206</text:p>
          </table:table-cell>
          <table:table-cell table:style-name="ce1" table:formula="of:=['Opt-Best'.I2]" office:value-type="float" office:value="1230" calcext:value-type="float">
            <text:p>1230</text:p>
          </table:table-cell>
          <table:table-cell table:style-name="ce1" table:formula="of:=['Opt-Best'.J2]" office:value-type="float" office:value="1108" calcext:value-type="float">
            <text:p>1108</text:p>
          </table:table-cell>
          <table:table-cell table:style-name="ce1" table:formula="of:=['Opt-Best'.K2]" office:value-type="float" office:value="1582" calcext:value-type="float">
            <text:p>1582</text:p>
          </table:table-cell>
          <table:table-cell table:style-name="ce1" table:formula="of:=['Opt-Best'.L2]" office:value-type="float" office:value="1659" calcext:value-type="float">
            <text:p>1659</text:p>
          </table:table-cell>
          <table:table-cell table:style-name="ce1" table:formula="of:=['Opt-Best'.M2]" office:value-type="float" office:value="1496" calcext:value-type="float">
            <text:p>1496</text:p>
          </table:table-cell>
          <table:table-cell table:style-name="ce1" table:formula="of:=['Opt-Best'.N2]" office:value-type="float" office:value="1377" calcext:value-type="float">
            <text:p>1377</text:p>
          </table:table-cell>
          <table:table-cell table:style-name="ce1" table:formula="of:=['Opt-Best'.O2]" office:value-type="float" office:value="1419" calcext:value-type="float">
            <text:p>1419</text:p>
          </table:table-cell>
          <table:table-cell table:style-name="ce1" table:formula="of:=['Opt-Best'.P2]" office:value-type="float" office:value="1397" calcext:value-type="float">
            <text:p>1397</text:p>
          </table:table-cell>
          <table:table-cell table:style-name="ce1" table:formula="of:=['Opt-Best'.Q2]" office:value-type="float" office:value="1484" calcext:value-type="float">
            <text:p>1484</text:p>
          </table:table-cell>
          <table:table-cell table:style-name="ce1" table:formula="of:=['Opt-Best'.R2]" office:value-type="float" office:value="1538" calcext:value-type="float">
            <text:p>1538</text:p>
          </table:table-cell>
          <table:table-cell table:style-name="ce1" table:formula="of:=['Opt-Best'.S2]" office:value-type="float" office:value="1593" calcext:value-type="float">
            <text:p>1593</text:p>
          </table:table-cell>
          <table:table-cell table:style-name="ce1" table:formula="of:=['Opt-Best'.T2]" office:value-type="float" office:value="1591" calcext:value-type="float">
            <text:p>1591</text:p>
          </table:table-cell>
          <table:table-cell table:style-name="ce1" table:formula="of:=['Opt-Best'.U2]" office:value-type="float" office:value="2297" calcext:value-type="float">
            <text:p>2297</text:p>
          </table:table-cell>
          <table:table-cell table:style-name="ce1" table:formula="of:=['Opt-Best'.V2]" office:value-type="float" office:value="2099" calcext:value-type="float">
            <text:p>2099</text:p>
          </table:table-cell>
          <table:table-cell table:style-name="ce1" table:formula="of:=['Opt-Best'.W2]" office:value-type="float" office:value="2326" calcext:value-type="float">
            <text:p>2326</text:p>
          </table:table-cell>
          <table:table-cell table:style-name="ce1" table:formula="of:=['Opt-Best'.X2]" office:value-type="float" office:value="2223" calcext:value-type="float">
            <text:p>2223</text:p>
          </table:table-cell>
          <table:table-cell table:style-name="ce1" table:formula="of:=['Opt-Best'.Y2]" office:value-type="float" office:value="2291" calcext:value-type="float">
            <text:p>2291</text:p>
          </table:table-cell>
          <table:table-cell table:style-name="ce1" table:formula="of:=['Opt-Best'.Z2]" office:value-type="float" office:value="2226" calcext:value-type="float">
            <text:p>2226</text:p>
          </table:table-cell>
          <table:table-cell table:style-name="ce1" table:formula="of:=['Opt-Best'.AA2]" office:value-type="float" office:value="2273" calcext:value-type="float">
            <text:p>2273</text:p>
          </table:table-cell>
          <table:table-cell table:style-name="ce1" table:formula="of:=['Opt-Best'.AB2]" office:value-type="float" office:value="2200" calcext:value-type="float">
            <text:p>2200</text:p>
          </table:table-cell>
          <table:table-cell table:style-name="ce1" table:formula="of:=['Opt-Best'.AC2]" office:value-type="float" office:value="2237" calcext:value-type="float">
            <text:p>2237</text:p>
          </table:table-cell>
          <table:table-cell table:style-name="ce1" table:formula="of:=['Opt-Best'.AD2]" office:value-type="float" office:value="2178" calcext:value-type="float">
            <text:p>2178</text:p>
          </table:table-cell>
          <table:table-cell table:style-name="ce1" table:formula="of:=['Opt-Best'.AE2]" office:value-type="float" office:value="2724" calcext:value-type="float">
            <text:p>2724</text:p>
          </table:table-cell>
          <table:table-cell table:style-name="ce1" table:formula="of:=['Opt-Best'.AF2]" office:value-type="float" office:value="2834" calcext:value-type="float">
            <text:p>2834</text:p>
          </table:table-cell>
          <table:table-cell table:style-name="ce1" table:formula="of:=['Opt-Best'.AG2]" office:value-type="float" office:value="2621" calcext:value-type="float">
            <text:p>2621</text:p>
          </table:table-cell>
          <table:table-cell table:style-name="ce1" table:formula="of:=['Opt-Best'.AH2]" office:value-type="float" office:value="2751" calcext:value-type="float">
            <text:p>2751</text:p>
          </table:table-cell>
          <table:table-cell table:style-name="ce1" table:formula="of:=['Opt-Best'.AI2]" office:value-type="float" office:value="2863" calcext:value-type="float">
            <text:p>2863</text:p>
          </table:table-cell>
          <table:table-cell table:style-name="ce1" table:formula="of:=['Opt-Best'.AJ2]" office:value-type="float" office:value="2829" calcext:value-type="float">
            <text:p>2829</text:p>
          </table:table-cell>
          <table:table-cell table:style-name="ce1" table:formula="of:=['Opt-Best'.AK2]" office:value-type="float" office:value="2725" calcext:value-type="float">
            <text:p>2725</text:p>
          </table:table-cell>
          <table:table-cell table:style-name="ce1" table:formula="of:=['Opt-Best'.AL2]" office:value-type="float" office:value="2683" calcext:value-type="float">
            <text:p>2683</text:p>
          </table:table-cell>
          <table:table-cell table:style-name="ce1" table:formula="of:=['Opt-Best'.AM2]" office:value-type="float" office:value="2552" calcext:value-type="float">
            <text:p>2552</text:p>
          </table:table-cell>
          <table:table-cell table:style-name="ce1" table:formula="of:=['Opt-Best'.AN2]" office:value-type="float" office:value="2782" calcext:value-type="float">
            <text:p>2782</text:p>
          </table:table-cell>
          <table:table-cell table:style-name="ce1" table:formula="of:=['Opt-Best'.AO2]" office:value-type="float" office:value="2991" calcext:value-type="float">
            <text:p>2991</text:p>
          </table:table-cell>
          <table:table-cell table:style-name="ce1" table:formula="of:=['Opt-Best'.AP2]" office:value-type="float" office:value="2867" calcext:value-type="float">
            <text:p>2867</text:p>
          </table:table-cell>
          <table:table-cell table:style-name="ce1" table:formula="of:=['Opt-Best'.AQ2]" office:value-type="float" office:value="2839" calcext:value-type="float">
            <text:p>2839</text:p>
          </table:table-cell>
          <table:table-cell table:style-name="ce1" table:formula="of:=['Opt-Best'.AR2]" office:value-type="float" office:value="3063" calcext:value-type="float">
            <text:p>3063</text:p>
          </table:table-cell>
          <table:table-cell table:style-name="ce1" table:formula="of:=['Opt-Best'.AS2]" office:value-type="float" office:value="2976" calcext:value-type="float">
            <text:p>2976</text:p>
          </table:table-cell>
          <table:table-cell table:style-name="ce1" table:formula="of:=['Opt-Best'.AT2]" office:value-type="float" office:value="3006" calcext:value-type="float">
            <text:p>3006</text:p>
          </table:table-cell>
          <table:table-cell table:style-name="ce1" table:formula="of:=['Opt-Best'.AU2]" office:value-type="float" office:value="3093" calcext:value-type="float">
            <text:p>3093</text:p>
          </table:table-cell>
          <table:table-cell table:style-name="ce1" table:formula="of:=['Opt-Best'.AV2]" office:value-type="float" office:value="3037" calcext:value-type="float">
            <text:p>3037</text:p>
          </table:table-cell>
          <table:table-cell table:style-name="ce1" table:formula="of:=['Opt-Best'.AW2]" office:value-type="float" office:value="2897" calcext:value-type="float">
            <text:p>2897</text:p>
          </table:table-cell>
          <table:table-cell table:style-name="ce1" table:formula="of:=['Opt-Best'.AX2]" office:value-type="float" office:value="3065" calcext:value-type="float">
            <text:p>3065</text:p>
          </table:table-cell>
          <table:table-cell table:style-name="ce1" table:formula="of:=['Opt-Best'.AY2]" office:value-type="float" office:value="3850" calcext:value-type="float">
            <text:p>3850</text:p>
          </table:table-cell>
          <table:table-cell table:style-name="ce1" table:formula="of:=['Opt-Best'.AZ2]" office:value-type="float" office:value="3704" calcext:value-type="float">
            <text:p>3704</text:p>
          </table:table-cell>
          <table:table-cell table:style-name="ce1" table:formula="of:=['Opt-Best'.BA2]" office:value-type="float" office:value="3640" calcext:value-type="float">
            <text:p>3640</text:p>
          </table:table-cell>
          <table:table-cell table:style-name="ce1" table:formula="of:=['Opt-Best'.BB2]" office:value-type="float" office:value="3723" calcext:value-type="float">
            <text:p>3723</text:p>
          </table:table-cell>
          <table:table-cell table:style-name="ce1" table:formula="of:=['Opt-Best'.BC2]" office:value-type="float" office:value="3611" calcext:value-type="float">
            <text:p>3611</text:p>
          </table:table-cell>
          <table:table-cell table:style-name="ce1" table:formula="of:=['Opt-Best'.BD2]" office:value-type="float" office:value="3681" calcext:value-type="float">
            <text:p>3681</text:p>
          </table:table-cell>
          <table:table-cell table:style-name="ce1" table:formula="of:=['Opt-Best'.BE2]" office:value-type="float" office:value="3704" calcext:value-type="float">
            <text:p>3704</text:p>
          </table:table-cell>
          <table:table-cell table:style-name="ce1" table:formula="of:=['Opt-Best'.BF2]" office:value-type="float" office:value="3691" calcext:value-type="float">
            <text:p>3691</text:p>
          </table:table-cell>
          <table:table-cell table:style-name="ce1" table:formula="of:=['Opt-Best'.BG2]" office:value-type="float" office:value="3743" calcext:value-type="float">
            <text:p>3743</text:p>
          </table:table-cell>
          <table:table-cell table:style-name="ce1" table:formula="of:=['Opt-Best'.BH2]" office:value-type="float" office:value="3756" calcext:value-type="float">
            <text:p>3756</text:p>
          </table:table-cell>
          <table:table-cell table:style-name="ce1" table:number-columns-repeated="11"/>
        </table:table-row>
        <table:table-row table:style-name="ro1">
          <table:table-cell table:formula="of:=[Moyennes.A2]" office:value-type="string" office:string-value="Ant Colony Optimization" calcext:value-type="string">
            <text:p>Ant Colony Optimization</text:p>
          </table:table-cell>
          <table:table-cell table:formula="of:=100*([Moyennes.B2]-[.B$2])/[.B$2]" office:value-type="float" office:value="0" calcext:value-type="float">
            <text:p>0,0000000000</text:p>
          </table:table-cell>
          <table:table-cell table:formula="of:=100*([Moyennes.C2]-[.C$2])/[.C$2]" office:value-type="float" office:value="0.0286158122802733" calcext:value-type="float">
            <text:p>0,0286158123</text:p>
          </table:table-cell>
          <table:table-cell table:formula="of:=100*([Moyennes.D2]-[.D$2])/[.D$2]" office:value-type="float" office:value="0.190153150375176" calcext:value-type="float">
            <text:p>0,1901531504</text:p>
          </table:table-cell>
          <table:table-cell table:formula="of:=100*([Moyennes.E2]-[.E$2])/[.E$2]" office:value-type="float" office:value="0.532783363409815" calcext:value-type="float">
            <text:p>0,5327833634</text:p>
          </table:table-cell>
          <table:table-cell table:formula="of:=100*([Moyennes.F2]-[.F$2])/[.F$2]" office:value-type="float" office:value="0.116959064327477" calcext:value-type="float">
            <text:p>0,1169590643</text:p>
          </table:table-cell>
          <table:table-cell table:formula="of:=100*([Moyennes.G2]-[.G$2])/[.G$2]" office:value-type="float" office:value="0.209205020920502" calcext:value-type="float">
            <text:p>0,2092050209</text:p>
          </table:table-cell>
          <table:table-cell table:formula="of:=100*([Moyennes.H2]-[.H$2])/[.H$2]" office:value-type="float" office:value="0.405186385737439" calcext:value-type="float">
            <text:p>0,4051863857</text:p>
          </table:table-cell>
          <table:table-cell table:formula="of:=100*([Moyennes.I2]-[.I$2])/[.I$2]" office:value-type="float" office:value="0" calcext:value-type="float">
            <text:p>0,0000000000</text:p>
          </table:table-cell>
          <table:table-cell table:formula="of:=100*([Moyennes.J2]-[.J$2])/[.J$2]" office:value-type="float" office:value="0" calcext:value-type="float">
            <text:p>0,0000000000</text:p>
          </table:table-cell>
          <table:table-cell table:formula="of:=100*([Moyennes.K2]-[.K$2])/[.K$2]" office:value-type="float" office:value="0" calcext:value-type="float">
            <text:p>0,0000000000</text:p>
          </table:table-cell>
          <table:table-cell table:formula="of:=100*([Moyennes.L2]-[.L$2])/[.L$2]" office:value-type="float" office:value="1.50075445536479" calcext:value-type="float">
            <text:p>1,5007544554</text:p>
          </table:table-cell>
          <table:table-cell table:formula="of:=100*([Moyennes.M2]-[.M$2])/[.M$2]" office:value-type="float" office:value="0.882631533626107" calcext:value-type="float">
            <text:p>0,8826315336</text:p>
          </table:table-cell>
          <table:table-cell table:formula="of:=100*([Moyennes.N2]-[.N$2])/[.N$2]" office:value-type="float" office:value="1.17933537051184" calcext:value-type="float">
            <text:p>1,1793353705</text:p>
          </table:table-cell>
          <table:table-cell table:formula="of:=100*([Moyennes.O2]-[.O$2])/[.O$2]" office:value-type="float" office:value="0.503164228654418" calcext:value-type="float">
            <text:p>0,5031642287</text:p>
          </table:table-cell>
          <table:table-cell table:formula="of:=100*([Moyennes.P2]-[.P$2])/[.P$2]" office:value-type="float" office:value="0.241618846270002" calcext:value-type="float">
            <text:p>0,2416188463</text:p>
          </table:table-cell>
          <table:table-cell table:formula="of:=100*([Moyennes.Q2]-[.Q$2])/[.Q$2]" office:value-type="float" office:value="1.18621535944371" calcext:value-type="float">
            <text:p>1,1862153594</text:p>
          </table:table-cell>
          <table:table-cell table:formula="of:=100*([Moyennes.R2]-[.R$2])/[.R$2]" office:value-type="float" office:value="0.28879476318829" calcext:value-type="float">
            <text:p>0,2887947632</text:p>
          </table:table-cell>
          <table:table-cell table:formula="of:=100*([Moyennes.S2]-[.S$2])/[.S$2]" office:value-type="float" office:value="1.14248560282371" calcext:value-type="float">
            <text:p>1,1424856028</text:p>
          </table:table-cell>
          <table:table-cell table:formula="of:=100*([Moyennes.T2]-[.T$2])/[.T$2]" office:value-type="float" office:value="0.847457627118644" calcext:value-type="float">
            <text:p>0,8474576271</text:p>
          </table:table-cell>
          <table:table-cell table:formula="of:=100*([Moyennes.U2]-[.U$2])/[.U$2]" office:value-type="float" office:value="1.26156056388615" calcext:value-type="float">
            <text:p>1,2615605639</text:p>
          </table:table-cell>
          <table:table-cell table:formula="of:=100*([Moyennes.V2]-[.V$2])/[.V$2]" office:value-type="float" office:value="1.26532503826871" calcext:value-type="float">
            <text:p>1,2653250383</text:p>
          </table:table-cell>
          <table:table-cell table:formula="of:=100*([Moyennes.W2]-[.W$2])/[.W$2]" office:value-type="float" office:value="1.03620771796093" calcext:value-type="float">
            <text:p>1,0362077180</text:p>
          </table:table-cell>
          <table:table-cell table:formula="of:=100*([Moyennes.X2]-[.X$2])/[.X$2]" office:value-type="float" office:value="1.38650042992261" calcext:value-type="float">
            <text:p>1,3865004299</text:p>
          </table:table-cell>
          <table:table-cell table:formula="of:=100*([Moyennes.Y2]-[.Y$2])/[.Y$2]" office:value-type="float" office:value="0.573549257759784" calcext:value-type="float">
            <text:p>0,5735492578</text:p>
          </table:table-cell>
          <table:table-cell table:formula="of:=100*([Moyennes.Z2]-[.Z$2])/[.Z$2]" office:value-type="float" office:value="1.1348756001746" calcext:value-type="float">
            <text:p>1,1348756002</text:p>
          </table:table-cell>
          <table:table-cell table:formula="of:=100*([Moyennes.AA2]-[.AA$2])/[.AA$2]" office:value-type="float" office:value="0.494159928122192" calcext:value-type="float">
            <text:p>0,4941599281</text:p>
          </table:table-cell>
          <table:table-cell table:formula="of:=100*([Moyennes.AB2]-[.AB$2])/[.AB$2]" office:value-type="float" office:value="1.03387593488781" calcext:value-type="float">
            <text:p>1,0338759349</text:p>
          </table:table-cell>
          <table:table-cell table:formula="of:=100*([Moyennes.AC2]-[.AC$2])/[.AC$2]" office:value-type="float" office:value="0.863636363636364" calcext:value-type="float">
            <text:p>0,8636363636</text:p>
          </table:table-cell>
          <table:table-cell table:formula="of:=100*([Moyennes.AD2]-[.AD$2])/[.AD$2]" office:value-type="float" office:value="0.75994635672776" calcext:value-type="float">
            <text:p>0,7599463567</text:p>
          </table:table-cell>
          <table:table-cell table:formula="of:=100*([Moyennes.AE2]-[.AE$2])/[.AE$2]" office:value-type="float" office:value="0.803489439853076" calcext:value-type="float">
            <text:p>0,8034894399</text:p>
          </table:table-cell>
          <table:table-cell table:formula="of:=100*([Moyennes.AF2]-[.AF$2])/[.AF$2]" office:value-type="float" office:value="0.177928568045092" calcext:value-type="float">
            <text:p>0,1779285680</text:p>
          </table:table-cell>
          <table:table-cell table:formula="of:=100*([Moyennes.AG2]-[.AG$2])/[.AG$2]" office:value-type="float" office:value="0.31757233592096" calcext:value-type="float">
            <text:p>0,3175723359</text:p>
          </table:table-cell>
          <table:table-cell table:formula="of:=100*([Moyennes.AH2]-[.AH$2])/[.AH$2]" office:value-type="float" office:value="0.553223960320488" calcext:value-type="float">
            <text:p>0,5532239603</text:p>
          </table:table-cell>
          <table:table-cell table:formula="of:=100*([Moyennes.AI2]-[.AI$2])/[.AI$2]" office:value-type="float" office:value="0.527081061432206" calcext:value-type="float">
            <text:p>0,5270810614</text:p>
          </table:table-cell>
          <table:table-cell table:formula="of:=100*([Moyennes.AJ2]-[.AJ$2])/[.AJ$2]" office:value-type="float" office:value="0.122249388753056" calcext:value-type="float">
            <text:p>0,1222493888</text:p>
          </table:table-cell>
          <table:table-cell table:formula="of:=100*([Moyennes.AK2]-[.AK$2])/[.AK$2]" office:value-type="float" office:value="0.203252032520325" calcext:value-type="float">
            <text:p>0,2032520325</text:p>
          </table:table-cell>
          <table:table-cell table:formula="of:=100*([Moyennes.AL2]-[.AL$2])/[.AL$2]" office:value-type="float" office:value="0.779816513761468" calcext:value-type="float">
            <text:p>0,7798165138</text:p>
          </table:table-cell>
          <table:table-cell table:formula="of:=100*([Moyennes.AM2]-[.AM$2])/[.AM$2]" office:value-type="float" office:value="0.875885203130824" calcext:value-type="float">
            <text:p>0,8758852031</text:p>
          </table:table-cell>
          <table:table-cell table:formula="of:=100*([Moyennes.AN2]-[.AN$2])/[.AN$2]" office:value-type="float" office:value="0.940438871473354" calcext:value-type="float">
            <text:p>0,9404388715</text:p>
          </table:table-cell>
          <table:table-cell table:formula="of:=100*([Moyennes.AO2]-[.AO$2])/[.AO$2]" office:value-type="float" office:value="0.224658519051042" calcext:value-type="float">
            <text:p>0,2246585191</text:p>
          </table:table-cell>
          <table:table-cell table:formula="of:=100*([Moyennes.AP2]-[.AP$2])/[.AP$2]" office:value-type="float" office:value="4.71791719243752" calcext:value-type="float">
            <text:p>4,7179171924</text:p>
          </table:table-cell>
          <table:table-cell table:formula="of:=100*([Moyennes.AQ2]-[.AQ$2])/[.AQ$2]" office:value-type="float" office:value="4.85699337286362" calcext:value-type="float">
            <text:p>4,8569933729</text:p>
          </table:table-cell>
          <table:table-cell table:formula="of:=100*([Moyennes.AR2]-[.AR$2])/[.AR$2]" office:value-type="float" office:value="4.88728425501937" calcext:value-type="float">
            <text:p>4,8872842550</text:p>
          </table:table-cell>
          <table:table-cell table:formula="of:=100*([Moyennes.AS2]-[.AS$2])/[.AS$2]" office:value-type="float" office:value="2.45674175644793" calcext:value-type="float">
            <text:p>2,4567417564</text:p>
          </table:table-cell>
          <table:table-cell table:formula="of:=100*([Moyennes.AT2]-[.AT$2])/[.AT$2]" office:value-type="float" office:value="5.02352150537634" calcext:value-type="float">
            <text:p>5,0235215054</text:p>
          </table:table-cell>
          <table:table-cell table:formula="of:=100*([Moyennes.AU2]-[.AU$2])/[.AU$2]" office:value-type="float" office:value="3.95043246839654" calcext:value-type="float">
            <text:p>3,9504324684</text:p>
          </table:table-cell>
          <table:table-cell table:formula="of:=100*([Moyennes.AV2]-[.AV$2])/[.AV$2]" office:value-type="float" office:value="3.99288716456515" calcext:value-type="float">
            <text:p>3,9928871646</text:p>
          </table:table-cell>
          <table:table-cell table:formula="of:=100*([Moyennes.AW2]-[.AW$2])/[.AW$2]" office:value-type="float" office:value="2.78235100428054" calcext:value-type="float">
            <text:p>2,7823510043</text:p>
          </table:table-cell>
          <table:table-cell table:formula="of:=100*([Moyennes.AX2]-[.AX$2])/[.AX$2]" office:value-type="float" office:value="3.572661373835" calcext:value-type="float">
            <text:p>3,5726613738</text:p>
          </table:table-cell>
          <table:table-cell table:formula="of:=100*([Moyennes.AY2]-[.AY$2])/[.AY$2]" office:value-type="float" office:value="5.163132137031" calcext:value-type="float">
            <text:p>5,1631321370</text:p>
          </table:table-cell>
          <table:table-cell table:formula="of:=100*([Moyennes.AZ2]-[.AZ$2])/[.AZ$2]" office:value-type="float" office:value="5.72161709258483" calcext:value-type="float">
            <text:p>5,7216170926</text:p>
          </table:table-cell>
          <table:table-cell table:formula="of:=100*([Moyennes.BA2]-[.BA$2])/[.BA$2]" office:value-type="float" office:value="5.64254859611231" calcext:value-type="float">
            <text:p>5,6425485961</text:p>
          </table:table-cell>
          <table:table-cell table:formula="of:=100*([Moyennes.BB2]-[.BB$2])/[.BB$2]" office:value-type="float" office:value="5.56318681318681" calcext:value-type="float">
            <text:p>5,5631868132</text:p>
          </table:table-cell>
          <table:table-cell table:formula="of:=100*([Moyennes.BC2]-[.BC$2])/[.BC$2]" office:value-type="float" office:value="5.92264302981467" calcext:value-type="float">
            <text:p>5,9226430298</text:p>
          </table:table-cell>
          <table:table-cell table:formula="of:=100*([Moyennes.BD2]-[.BD$2])/[.BD$2]" office:value-type="float" office:value="6.1063417335918" calcext:value-type="float">
            <text:p>6,1063417336</text:p>
          </table:table-cell>
          <table:table-cell table:formula="of:=100*([Moyennes.BE2]-[.BE$2])/[.BE$2]" office:value-type="float" office:value="6.32980168432491" calcext:value-type="float">
            <text:p>6,3298016843</text:p>
          </table:table-cell>
          <table:table-cell table:formula="of:=100*([Moyennes.BF2]-[.BF$2])/[.BF$2]" office:value-type="float" office:value="6.40523758099352" calcext:value-type="float">
            <text:p>6,4052375810</text:p>
          </table:table-cell>
          <table:table-cell table:formula="of:=100*([Moyennes.BG2]-[.BG$2])/[.BG$2]" office:value-type="float" office:value="6.17041452180981" calcext:value-type="float">
            <text:p>6,1704145218</text:p>
          </table:table-cell>
          <table:table-cell table:formula="of:=100*([Moyennes.BH2]-[.BH$2])/[.BH$2]" office:value-type="float" office:value="5.58375634517767" calcext:value-type="float">
            <text:p>5,5837563452</text:p>
          </table:table-cell>
          <table:table-cell table:formula="of:=100*([Moyennes.BI2]-[.BI$2])/[.BI$2]" office:value-type="float" office:value="5.61767838125666" calcext:value-type="float">
            <text:p>5,6176783813</text:p>
          </table:table-cell>
          <table:table-cell/>
          <table:table-cell table:formula="of:=AVERAGE([.B3:.BI3])" office:value-type="float" office:value="2.08429569464612" calcext:value-type="float">
            <text:p>2,0842956946</text:p>
          </table:table-cell>
          <table:table-cell/>
          <table:table-cell table:formula="of:=AVERAGE([.B3:.K3])" office:value-type="float" office:value="0.148290279705068" calcext:value-type="float">
            <text:p>0,1482902797</text:p>
          </table:table-cell>
          <table:table-cell table:formula="of:=AVERAGE([.L3:.U3])" office:value-type="float" office:value="0.903401835088766" calcext:value-type="float">
            <text:p>0,9034018351</text:p>
          </table:table-cell>
          <table:table-cell table:formula="of:= AVERAGE([.V3:.AE3])" office:value-type="float" office:value="0.935156606731384" calcext:value-type="float">
            <text:p>0,9351566067</text:p>
          </table:table-cell>
          <table:table-cell table:formula="of:= AVERAGE([.AF3:.AO3])" office:value-type="float" office:value="0.472210645440882" calcext:value-type="float">
            <text:p>0,4722106454</text:p>
          </table:table-cell>
          <table:table-cell table:formula="of:= AVERAGE([.AP3:.AY3])" office:value-type="float" office:value="4.1403922230253" calcext:value-type="float">
            <text:p>4,1403922230</text:p>
          </table:table-cell>
          <table:table-cell table:formula="of:= AVERAGE([.AZ3:.BI3])" office:value-type="float" office:value="5.9063225778853" calcext:value-type="float">
            <text:p>5,9063225779</text:p>
          </table:table-cell>
          <table:table-cell table:number-columns-repeated="2"/>
        </table:table-row>
        <table:table-row table:style-name="ro1">
          <table:table-cell table:formula="of:=[Moyennes.A3]" office:value-type="string" office:string-value="Bees algorithm" calcext:value-type="string">
            <text:p>Bees algorithm</text:p>
          </table:table-cell>
          <table:table-cell table:formula="of:=100*([Moyennes.B3]-[.B$2])/[.B$2]" office:value-type="float" office:value="0.00126205260235132" calcext:value-type="float">
            <text:p>0,0012620526</text:p>
          </table:table-cell>
          <table:table-cell table:formula="of:=100*([Moyennes.C3]-[.C$2])/[.C$2]" office:value-type="float" office:value="0" calcext:value-type="float">
            <text:p>0,0000000000</text:p>
          </table:table-cell>
          <table:table-cell table:formula="of:=100*([Moyennes.D3]-[.D$2])/[.D$2]" office:value-type="float" office:value="0" calcext:value-type="float">
            <text:p>0,0000000000</text:p>
          </table:table-cell>
          <table:table-cell table:formula="of:=100*([Moyennes.E3]-[.E$2])/[.E$2]" office:value-type="float" office:value="0" calcext:value-type="float">
            <text:p>0,0000000000</text:p>
          </table:table-cell>
          <table:table-cell table:formula="of:=100*([Moyennes.F3]-[.F$2])/[.F$2]" office:value-type="float" office:value="0.0944669365722059" calcext:value-type="float">
            <text:p>0,0944669366</text:p>
          </table:table-cell>
          <table:table-cell table:formula="of:=100*([Moyennes.G3]-[.G$2])/[.G$2]" office:value-type="float" office:value="0" calcext:value-type="float">
            <text:p>0,0000000000</text:p>
          </table:table-cell>
          <table:table-cell table:formula="of:=100*([Moyennes.H3]-[.H$2])/[.H$2]" office:value-type="float" office:value="0.405186385737439" calcext:value-type="float">
            <text:p>0,4051863857</text:p>
          </table:table-cell>
          <table:table-cell table:formula="of:=100*([Moyennes.I3]-[.I$2])/[.I$2]" office:value-type="float" office:value="0" calcext:value-type="float">
            <text:p>0,0000000000</text:p>
          </table:table-cell>
          <table:table-cell table:formula="of:=100*([Moyennes.J3]-[.J$2])/[.J$2]" office:value-type="float" office:value="0" calcext:value-type="float">
            <text:p>0,0000000000</text:p>
          </table:table-cell>
          <table:table-cell table:formula="of:=100*([Moyennes.K3]-[.K$2])/[.K$2]" office:value-type="float" office:value="0" calcext:value-type="float">
            <text:p>0,0000000000</text:p>
          </table:table-cell>
          <table:table-cell table:formula="of:=100*([Moyennes.L3]-[.L$2])/[.L$2]" office:value-type="float" office:value="0.143754333020675" calcext:value-type="float">
            <text:p>0,1437543330</text:p>
          </table:table-cell>
          <table:table-cell table:formula="of:=100*([Moyennes.M3]-[.M$2])/[.M$2]" office:value-type="float" office:value="0.602772754671489" calcext:value-type="float">
            <text:p>0,6027727547</text:p>
          </table:table-cell>
          <table:table-cell table:formula="of:=100*([Moyennes.N3]-[.N$2])/[.N$2]" office:value-type="float" office:value="0.453590527119935" calcext:value-type="float">
            <text:p>0,4535905271</text:p>
          </table:table-cell>
          <table:table-cell table:formula="of:=100*([Moyennes.O3]-[.O$2])/[.O$2]" office:value-type="float" office:value="0.150430542587412" calcext:value-type="float">
            <text:p>0,1504305426</text:p>
          </table:table-cell>
          <table:table-cell table:formula="of:=100*([Moyennes.P3]-[.P$2])/[.P$2]" office:value-type="float" office:value="0.271821202053762" calcext:value-type="float">
            <text:p>0,2718212021</text:p>
          </table:table-cell>
          <table:table-cell table:formula="of:=100*([Moyennes.Q3]-[.Q$2])/[.Q$2]" office:value-type="float" office:value="0.117598936496572" calcext:value-type="float">
            <text:p>0,1175989365</text:p>
          </table:table-cell>
          <table:table-cell table:formula="of:=100*([Moyennes.R3]-[.R$2])/[.R$2]" office:value-type="float" office:value="0.110704659222177" calcext:value-type="float">
            <text:p>0,1107046592</text:p>
          </table:table-cell>
          <table:table-cell table:formula="of:=100*([Moyennes.S3]-[.S$2])/[.S$2]" office:value-type="float" office:value="0.506223295560092" calcext:value-type="float">
            <text:p>0,5062232956</text:p>
          </table:table-cell>
          <table:table-cell table:formula="of:=100*([Moyennes.T3]-[.T$2])/[.T$2]" office:value-type="float" office:value="0.224195139449383" calcext:value-type="float">
            <text:p>0,2241951394</text:p>
          </table:table-cell>
          <table:table-cell table:formula="of:=100*([Moyennes.U3]-[.U$2])/[.U$2]" office:value-type="float" office:value="0.395079464846903" calcext:value-type="float">
            <text:p>0,3950794648</text:p>
          </table:table-cell>
          <table:table-cell table:formula="of:=100*([Moyennes.V3]-[.V$2])/[.V$2]" office:value-type="float" office:value="0.434999368039649" calcext:value-type="float">
            <text:p>0,4349993680</text:p>
          </table:table-cell>
          <table:table-cell table:formula="of:=100*([Moyennes.W3]-[.W$2])/[.W$2]" office:value-type="float" office:value="0.262029537875179" calcext:value-type="float">
            <text:p>0,2620295379</text:p>
          </table:table-cell>
          <table:table-cell table:formula="of:=100*([Moyennes.X3]-[.X$2])/[.X$2]" office:value-type="float" office:value="0.397678417884781" calcext:value-type="float">
            <text:p>0,3976784179</text:p>
          </table:table-cell>
          <table:table-cell table:formula="of:=100*([Moyennes.Y3]-[.Y$2])/[.Y$2]" office:value-type="float" office:value="0.326135852451642" calcext:value-type="float">
            <text:p>0,3261358525</text:p>
          </table:table-cell>
          <table:table-cell table:formula="of:=100*([Moyennes.Z3]-[.Z$2])/[.Z$2]" office:value-type="float" office:value="0.46922741161065" calcext:value-type="float">
            <text:p>0,4692274116</text:p>
          </table:table-cell>
          <table:table-cell table:formula="of:=100*([Moyennes.AA3]-[.AA$2])/[.AA$2]" office:value-type="float" office:value="0.247079964061096" calcext:value-type="float">
            <text:p>0,2470799641</text:p>
          </table:table-cell>
          <table:table-cell table:formula="of:=100*([Moyennes.AB3]-[.AB$2])/[.AB$2]" office:value-type="float" office:value="0.384953805543335" calcext:value-type="float">
            <text:p>0,3849538055</text:p>
          </table:table-cell>
          <table:table-cell table:formula="of:=100*([Moyennes.AC3]-[.AC$2])/[.AC$2]" office:value-type="float" office:value="0.602272727272727" calcext:value-type="float">
            <text:p>0,6022727273</text:p>
          </table:table-cell>
          <table:table-cell table:formula="of:=100*([Moyennes.AD3]-[.AD$2])/[.AD$2]" office:value-type="float" office:value="0.234689316048279" calcext:value-type="float">
            <text:p>0,2346893160</text:p>
          </table:table-cell>
          <table:table-cell table:formula="of:=100*([Moyennes.AE3]-[.AE$2])/[.AE$2]" office:value-type="float" office:value="0.424701561065197" calcext:value-type="float">
            <text:p>0,4247015611</text:p>
          </table:table-cell>
          <table:table-cell table:formula="of:=100*([Moyennes.AF3]-[.AF$2])/[.AF$2]" office:value-type="float" office:value="0.0603950547108094" calcext:value-type="float">
            <text:p>0,0603950547</text:p>
          </table:table-cell>
          <table:table-cell table:formula="of:=100*([Moyennes.AG3]-[.AG$2])/[.AG$2]" office:value-type="float" office:value="0.31757233592096" calcext:value-type="float">
            <text:p>0,3175723359</text:p>
          </table:table-cell>
          <table:table-cell table:formula="of:=100*([Moyennes.AH3]-[.AH$2])/[.AH$2]" office:value-type="float" office:value="0.247996947729874" calcext:value-type="float">
            <text:p>0,2479969477</text:p>
          </table:table-cell>
          <table:table-cell table:formula="of:=100*([Moyennes.AI3]-[.AI$2])/[.AI$2]" office:value-type="float" office:value="0.536168665939658" calcext:value-type="float">
            <text:p>0,5361686659</text:p>
          </table:table-cell>
          <table:table-cell table:formula="of:=100*([Moyennes.AJ3]-[.AJ$2])/[.AJ$2]" office:value-type="float" office:value="0.0174641983932937" calcext:value-type="float">
            <text:p>0,0174641984</text:p>
          </table:table-cell>
          <table:table-cell table:formula="of:=100*([Moyennes.AK3]-[.AK$2])/[.AK$2]" office:value-type="float" office:value="0.132555673382821" calcext:value-type="float">
            <text:p>0,1325556734</text:p>
          </table:table-cell>
          <table:table-cell table:formula="of:=100*([Moyennes.AL3]-[.AL$2])/[.AL$2]" office:value-type="float" office:value="0.275229357798165" calcext:value-type="float">
            <text:p>0,2752293578</text:p>
          </table:table-cell>
          <table:table-cell table:formula="of:=100*([Moyennes.AM3]-[.AM$2])/[.AM$2]" office:value-type="float" office:value="0.773387998509132" calcext:value-type="float">
            <text:p>0,7733879985</text:p>
          </table:table-cell>
          <table:table-cell table:formula="of:=100*([Moyennes.AN3]-[.AN$2])/[.AN$2]" office:value-type="float" office:value="0.401645768025078" calcext:value-type="float">
            <text:p>0,4016457680</text:p>
          </table:table-cell>
          <table:table-cell table:formula="of:=100*([Moyennes.AO3]-[.AO$2])/[.AO$2]" office:value-type="float" office:value="0" calcext:value-type="float">
            <text:p>0,0000000000</text:p>
          </table:table-cell>
          <table:table-cell table:formula="of:=100*([Moyennes.AP3]-[.AP$2])/[.AP$2]" office:value-type="float" office:value="4.41054345833199" calcext:value-type="float">
            <text:p>4,4105434583</text:p>
          </table:table-cell>
          <table:table-cell table:formula="of:=100*([Moyennes.AQ3]-[.AQ$2])/[.AQ$2]" office:value-type="float" office:value="5.19707010812696" calcext:value-type="float">
            <text:p>5,1970701081</text:p>
          </table:table-cell>
          <table:table-cell table:formula="of:=100*([Moyennes.AR3]-[.AR$2])/[.AR$2]" office:value-type="float" office:value="5.17787953504755" calcext:value-type="float">
            <text:p>5,1778795350</text:p>
          </table:table-cell>
          <table:table-cell table:formula="of:=100*([Moyennes.AS3]-[.AS$2])/[.AS$2]" office:value-type="float" office:value="2.87300032647731" calcext:value-type="float">
            <text:p>2,8730003265</text:p>
          </table:table-cell>
          <table:table-cell table:formula="of:=100*([Moyennes.AT3]-[.AT$2])/[.AT$2]" office:value-type="float" office:value="6.04838709677419" calcext:value-type="float">
            <text:p>6,0483870968</text:p>
          </table:table-cell>
          <table:table-cell table:formula="of:=100*([Moyennes.AU3]-[.AU$2])/[.AU$2]" office:value-type="float" office:value="4.59081836327345" calcext:value-type="float">
            <text:p>4,5908183633</text:p>
          </table:table-cell>
          <table:table-cell table:formula="of:=100*([Moyennes.AV3]-[.AV$2])/[.AV$2]" office:value-type="float" office:value="3.84739734885225" calcext:value-type="float">
            <text:p>3,8473973489</text:p>
          </table:table-cell>
          <table:table-cell table:formula="of:=100*([Moyennes.AW3]-[.AW$2])/[.AW$2]" office:value-type="float" office:value="2.83174185051037" calcext:value-type="float">
            <text:p>2,8317418505</text:p>
          </table:table-cell>
          <table:table-cell table:formula="of:=100*([Moyennes.AX3]-[.AX$2])/[.AX$2]" office:value-type="float" office:value="3.62443907490507" calcext:value-type="float">
            <text:p>3,6244390749</text:p>
          </table:table-cell>
          <table:table-cell table:formula="of:=100*([Moyennes.AY3]-[.AY$2])/[.AY$2]" office:value-type="float" office:value="4.78792822185971" calcext:value-type="float">
            <text:p>4,7879282219</text:p>
          </table:table-cell>
          <table:table-cell table:formula="of:=100*([Moyennes.AZ3]-[.AZ$2])/[.AZ$2]" office:value-type="float" office:value="5.95224130708001" calcext:value-type="float">
            <text:p>5,9522413071</text:p>
          </table:table-cell>
          <table:table-cell table:formula="of:=100*([Moyennes.BA3]-[.BA$2])/[.BA$2]" office:value-type="float" office:value="5.8585313174946" calcext:value-type="float">
            <text:p>5,8585313175</text:p>
          </table:table-cell>
          <table:table-cell table:formula="of:=100*([Moyennes.BB3]-[.BB$2])/[.BB$2]" office:value-type="float" office:value="7.88461538461539" calcext:value-type="float">
            <text:p>7,8846153846</text:p>
          </table:table-cell>
          <table:table-cell table:formula="of:=100*([Moyennes.BC3]-[.BC$2])/[.BC$2]" office:value-type="float" office:value="6.60757453666398" calcext:value-type="float">
            <text:p>6,6075745367</text:p>
          </table:table-cell>
          <table:table-cell table:formula="of:=100*([Moyennes.BD3]-[.BD$2])/[.BD$2]" office:value-type="float" office:value="6.20326779285517" calcext:value-type="float">
            <text:p>6,2032677929</text:p>
          </table:table-cell>
          <table:table-cell table:formula="of:=100*([Moyennes.BE3]-[.BE$2])/[.BE$2]" office:value-type="float" office:value="6.32980168432491" calcext:value-type="float">
            <text:p>6,3298016843</text:p>
          </table:table-cell>
          <table:table-cell table:formula="of:=100*([Moyennes.BF3]-[.BF$2])/[.BF$2]" office:value-type="float" office:value="6.69546436285097" calcext:value-type="float">
            <text:p>6,6954643629</text:p>
          </table:table-cell>
          <table:table-cell table:formula="of:=100*([Moyennes.BG3]-[.BG$2])/[.BG$2]" office:value-type="float" office:value="6.69195340016256" calcext:value-type="float">
            <text:p>6,6919534002</text:p>
          </table:table-cell>
          <table:table-cell table:formula="of:=100*([Moyennes.BH3]-[.BH$2])/[.BH$2]" office:value-type="float" office:value="5.58375634517767" calcext:value-type="float">
            <text:p>5,5837563452</text:p>
          </table:table-cell>
          <table:table-cell table:formula="of:=100*([Moyennes.BI3]-[.BI$2])/[.BI$2]" office:value-type="float" office:value="8.13365282215123" calcext:value-type="float">
            <text:p>8,1336528222</text:p>
          </table:table-cell>
          <table:table-cell/>
          <table:table-cell table:formula="of:=AVERAGE([.B4:.BI4])" office:value-type="float" office:value="1.9892222421623" calcext:value-type="float">
            <text:p>1,9892222422</text:p>
          </table:table-cell>
          <table:table-cell/>
          <table:table-cell table:formula="of:=AVERAGE([.B4:.K4])" office:value-type="float" office:value="0.0500915374911996" calcext:value-type="float">
            <text:p>0,0500915375</text:p>
          </table:table-cell>
          <table:table-cell table:formula="of:=AVERAGE([.L4:.U4])" office:value-type="float" office:value="0.29761708550284" calcext:value-type="float">
            <text:p>0,2976170855</text:p>
          </table:table-cell>
          <table:table-cell table:formula="of:= AVERAGE([.V4:.AE4])" office:value-type="float" office:value="0.378376796185254" calcext:value-type="float">
            <text:p>0,3783767962</text:p>
          </table:table-cell>
          <table:table-cell table:formula="of:= AVERAGE([.AF4:.AO4])" office:value-type="float" office:value="0.276241600040979" calcext:value-type="float">
            <text:p>0,2762416000</text:p>
          </table:table-cell>
          <table:table-cell table:formula="of:= AVERAGE([.AP4:.AY4])" office:value-type="float" office:value="4.33892053841589" calcext:value-type="float">
            <text:p>4,3389205384</text:p>
          </table:table-cell>
          <table:table-cell table:formula="of:= AVERAGE([.AZ4:.BI4])" office:value-type="float" office:value="6.59408589533765" calcext:value-type="float">
            <text:p>6,5940858953</text:p>
          </table:table-cell>
          <table:table-cell table:number-columns-repeated="2"/>
        </table:table-row>
        <table:table-row table:style-name="ro1">
          <table:table-cell table:formula="of:=[Moyennes.A4]" office:value-type="string" office:string-value="Genetic" calcext:value-type="string">
            <text:p>Genetic</text:p>
          </table:table-cell>
          <table:table-cell table:formula="of:=100*([Moyennes.B4]-[.B$2])/[.B$2]" office:value-type="float" office:value="0.110466721900034" calcext:value-type="float">
            <text:p>0,1104667219</text:p>
          </table:table-cell>
          <table:table-cell table:formula="of:=100*([Moyennes.C4]-[.C$2])/[.C$2]" office:value-type="float" office:value="0.0981113563894965" calcext:value-type="float">
            <text:p>0,0981113564</text:p>
          </table:table-cell>
          <table:table-cell table:formula="of:=100*([Moyennes.D4]-[.D$2])/[.D$2]" office:value-type="float" office:value="0.32377428307123" calcext:value-type="float">
            <text:p>0,3237742831</text:p>
          </table:table-cell>
          <table:table-cell table:formula="of:=100*([Moyennes.E4]-[.E$2])/[.E$2]" office:value-type="float" office:value="0.485520323107334" calcext:value-type="float">
            <text:p>0,4855203231</text:p>
          </table:table-cell>
          <table:table-cell table:formula="of:=100*([Moyennes.F4]-[.F$2])/[.F$2]" office:value-type="float" office:value="0.742240215924433" calcext:value-type="float">
            <text:p>0,7422402159</text:p>
          </table:table-cell>
          <table:table-cell table:formula="of:=100*([Moyennes.G4]-[.G$2])/[.G$2]" office:value-type="float" office:value="0.75911536162583" calcext:value-type="float">
            <text:p>0,7591153616</text:p>
          </table:table-cell>
          <table:table-cell table:formula="of:=100*([Moyennes.H4]-[.H$2])/[.H$2]" office:value-type="float" office:value="1.37763371150729" calcext:value-type="float">
            <text:p>1,3776337115</text:p>
          </table:table-cell>
          <table:table-cell table:formula="of:=100*([Moyennes.I4]-[.I$2])/[.I$2]" office:value-type="float" office:value="0" calcext:value-type="float">
            <text:p>0,0000000000</text:p>
          </table:table-cell>
          <table:table-cell table:formula="of:=100*([Moyennes.J4]-[.J$2])/[.J$2]" office:value-type="float" office:value="0.958188153310099" calcext:value-type="float">
            <text:p>0,9581881533</text:p>
          </table:table-cell>
          <table:table-cell table:formula="of:=100*([Moyennes.K4]-[.K$2])/[.K$2]" office:value-type="float" office:value="1.23130479628674" calcext:value-type="float">
            <text:p>1,2313047963</text:p>
          </table:table-cell>
          <table:table-cell table:formula="of:=100*([Moyennes.L4]-[.L$2])/[.L$2]" office:value-type="float" office:value="0.303041570610543" calcext:value-type="float">
            <text:p>0,3030415706</text:p>
          </table:table-cell>
          <table:table-cell table:formula="of:=100*([Moyennes.M4]-[.M$2])/[.M$2]" office:value-type="float" office:value="1.28304486351502" calcext:value-type="float">
            <text:p>1,2830448635</text:p>
          </table:table-cell>
          <table:table-cell table:formula="of:=100*([Moyennes.N4]-[.N$2])/[.N$2]" office:value-type="float" office:value="0.615928189457606" calcext:value-type="float">
            <text:p>0,6159281895</text:p>
          </table:table-cell>
          <table:table-cell table:formula="of:=100*([Moyennes.O4]-[.O$2])/[.O$2]" office:value-type="float" office:value="1.42649652453574" calcext:value-type="float">
            <text:p>1,4264965245</text:p>
          </table:table-cell>
          <table:table-cell table:formula="of:=100*([Moyennes.P4]-[.P$2])/[.P$2]" office:value-type="float" office:value="0.765126346521698" calcext:value-type="float">
            <text:p>0,7651263465</text:p>
          </table:table-cell>
          <table:table-cell table:formula="of:=100*([Moyennes.Q4]-[.Q$2])/[.Q$2]" office:value-type="float" office:value="0.981695469884451" calcext:value-type="float">
            <text:p>0,9816954699</text:p>
          </table:table-cell>
          <table:table-cell table:formula="of:=100*([Moyennes.R4]-[.R$2])/[.R$2]" office:value-type="float" office:value="1.79534077782056" calcext:value-type="float">
            <text:p>1,7953407778</text:p>
          </table:table-cell>
          <table:table-cell table:formula="of:=100*([Moyennes.S4]-[.S$2])/[.S$2]" office:value-type="float" office:value="1.04031209362809" calcext:value-type="float">
            <text:p>1,0403120936</text:p>
          </table:table-cell>
          <table:table-cell table:formula="of:=100*([Moyennes.T4]-[.T$2])/[.T$2]" office:value-type="float" office:value="0.49771320957761" calcext:value-type="float">
            <text:p>0,4977132096</text:p>
          </table:table-cell>
          <table:table-cell table:formula="of:=100*([Moyennes.U4]-[.U$2])/[.U$2]" office:value-type="float" office:value="1.14932207955463" calcext:value-type="float">
            <text:p>1,1493220796</text:p>
          </table:table-cell>
          <table:table-cell table:formula="of:=100*([Moyennes.V4]-[.V$2])/[.V$2]" office:value-type="float" office:value="0.778509052728628" calcext:value-type="float">
            <text:p>0,7785090527</text:p>
          </table:table-cell>
          <table:table-cell table:formula="of:=100*([Moyennes.W4]-[.W$2])/[.W$2]" office:value-type="float" office:value="0.738446879466413" calcext:value-type="float">
            <text:p>0,7384468795</text:p>
          </table:table-cell>
          <table:table-cell table:formula="of:=100*([Moyennes.X4]-[.X$2])/[.X$2]" office:value-type="float" office:value="0.913585554600172" calcext:value-type="float">
            <text:p>0,9135855546</text:p>
          </table:table-cell>
          <table:table-cell table:formula="of:=100*([Moyennes.Y4]-[.Y$2])/[.Y$2]" office:value-type="float" office:value="0.67476383265857" calcext:value-type="float">
            <text:p>0,6747638327</text:p>
          </table:table-cell>
          <table:table-cell table:formula="of:=100*([Moyennes.Z4]-[.Z$2])/[.Z$2]" office:value-type="float" office:value="0.774770842426888" calcext:value-type="float">
            <text:p>0,7747708424</text:p>
          </table:table-cell>
          <table:table-cell table:formula="of:=100*([Moyennes.AA4]-[.AA$2])/[.AA$2]" office:value-type="float" office:value="0.707547169811321" calcext:value-type="float">
            <text:p>0,7075471698</text:p>
          </table:table-cell>
          <table:table-cell table:formula="of:=100*([Moyennes.AB4]-[.AB$2])/[.AB$2]" office:value-type="float" office:value="0.780906291245051" calcext:value-type="float">
            <text:p>0,7809062912</text:p>
          </table:table-cell>
          <table:table-cell table:formula="of:=100*([Moyennes.AC4]-[.AC$2])/[.AC$2]" office:value-type="float" office:value="0.840909090909091" calcext:value-type="float">
            <text:p>0,8409090909</text:p>
          </table:table-cell>
          <table:table-cell table:formula="of:=100*([Moyennes.AD4]-[.AD$2])/[.AD$2]" office:value-type="float" office:value="0.469378632096558" calcext:value-type="float">
            <text:p>0,4693786321</text:p>
          </table:table-cell>
          <table:table-cell table:formula="of:=100*([Moyennes.AE4]-[.AE$2])/[.AE$2]" office:value-type="float" office:value="0.792011019283746" calcext:value-type="float">
            <text:p>0,7920110193</text:p>
          </table:table-cell>
          <table:table-cell table:formula="of:=100*([Moyennes.AF4]-[.AF$2])/[.AF$2]" office:value-type="float" office:value="0.176805303619247" calcext:value-type="float">
            <text:p>0,1768053036</text:p>
          </table:table-cell>
          <table:table-cell table:formula="of:=100*([Moyennes.AG4]-[.AG$2])/[.AG$2]" office:value-type="float" office:value="0.247000705716302" calcext:value-type="float">
            <text:p>0,2470007057</text:p>
          </table:table-cell>
          <table:table-cell table:formula="of:=100*([Moyennes.AH4]-[.AH$2])/[.AH$2]" office:value-type="float" office:value="0.658145745898512" calcext:value-type="float">
            <text:p>0,6581457459</text:p>
          </table:table-cell>
          <table:table-cell table:formula="of:=100*([Moyennes.AI4]-[.AI$2])/[.AI$2]" office:value-type="float" office:value="0.926935659760087" calcext:value-type="float">
            <text:p>0,9269356598</text:p>
          </table:table-cell>
          <table:table-cell table:formula="of:=100*([Moyennes.AJ4]-[.AJ$2])/[.AJ$2]" office:value-type="float" office:value="0.0349283967865875" calcext:value-type="float">
            <text:p>0,0349283968</text:p>
          </table:table-cell>
          <table:table-cell table:formula="of:=100*([Moyennes.AK4]-[.AK$2])/[.AK$2]" office:value-type="float" office:value="0.247437256981265" calcext:value-type="float">
            <text:p>0,2474372570</text:p>
          </table:table-cell>
          <table:table-cell table:formula="of:=100*([Moyennes.AL4]-[.AL$2])/[.AL$2]" office:value-type="float" office:value="0.44954128440367" calcext:value-type="float">
            <text:p>0,4495412844</text:p>
          </table:table-cell>
          <table:table-cell table:formula="of:=100*([Moyennes.AM4]-[.AM$2])/[.AM$2]" office:value-type="float" office:value="0.270219903093552" calcext:value-type="float">
            <text:p>0,2702199031</text:p>
          </table:table-cell>
          <table:table-cell table:formula="of:=100*([Moyennes.AN4]-[.AN$2])/[.AN$2]" office:value-type="float" office:value="0.519200626959248" calcext:value-type="float">
            <text:p>0,5192006270</text:p>
          </table:table-cell>
          <table:table-cell table:formula="of:=100*([Moyennes.AO4]-[.AO$2])/[.AO$2]" office:value-type="float" office:value="0.251617541337168" calcext:value-type="float">
            <text:p>0,2516175413</text:p>
          </table:table-cell>
          <table:table-cell table:formula="of:=100*([Moyennes.AP4]-[.AP$2])/[.AP$2]" office:value-type="float" office:value="3.5287234251775" calcext:value-type="float">
            <text:p>3,5287234252</text:p>
          </table:table-cell>
          <table:table-cell table:formula="of:=100*([Moyennes.AQ4]-[.AQ$2])/[.AQ$2]" office:value-type="float" office:value="2.76421346355075" calcext:value-type="float">
            <text:p>2,7642134636</text:p>
          </table:table-cell>
          <table:table-cell table:formula="of:=100*([Moyennes.AR4]-[.AR$2])/[.AR$2]" office:value-type="float" office:value="3.63684395914054" calcext:value-type="float">
            <text:p>3,6368439591</text:p>
          </table:table-cell>
          <table:table-cell table:formula="of:=100*([Moyennes.AS4]-[.AS$2])/[.AS$2]" office:value-type="float" office:value="1.59973881815214" calcext:value-type="float">
            <text:p>1,5997388182</text:p>
          </table:table-cell>
          <table:table-cell table:formula="of:=100*([Moyennes.AT4]-[.AT$2])/[.AT$2]" office:value-type="float" office:value="2.12533602150538" calcext:value-type="float">
            <text:p>2,1253360215</text:p>
          </table:table-cell>
          <table:table-cell table:formula="of:=100*([Moyennes.AU4]-[.AU$2])/[.AU$2]" office:value-type="float" office:value="4.98170326014637" calcext:value-type="float">
            <text:p>4,9817032601</text:p>
          </table:table-cell>
          <table:table-cell table:formula="of:=100*([Moyennes.AV4]-[.AV$2])/[.AV$2]" office:value-type="float" office:value="3.57258325250566" calcext:value-type="float">
            <text:p>3,5725832525</text:p>
          </table:table-cell>
          <table:table-cell table:formula="of:=100*([Moyennes.AW4]-[.AW$2])/[.AW$2]" office:value-type="float" office:value="1.47349357918999" calcext:value-type="float">
            <text:p>1,4734935792</text:p>
          </table:table-cell>
          <table:table-cell table:formula="of:=100*([Moyennes.AX4]-[.AX$2])/[.AX$2]" office:value-type="float" office:value="1.86399723852261" calcext:value-type="float">
            <text:p>1,8639972385</text:p>
          </table:table-cell>
          <table:table-cell table:formula="of:=100*([Moyennes.AY4]-[.AY$2])/[.AY$2]" office:value-type="float" office:value="4.27406199021207" calcext:value-type="float">
            <text:p>4,2740619902</text:p>
          </table:table-cell>
          <table:table-cell table:formula="of:=100*([Moyennes.AZ4]-[.AZ$2])/[.AZ$2]" office:value-type="float" office:value="3.91004583651643" calcext:value-type="float">
            <text:p>3,9100458365</text:p>
          </table:table-cell>
          <table:table-cell table:formula="of:=100*([Moyennes.BA4]-[.BA$2])/[.BA$2]" office:value-type="float" office:value="3.93493520518359" calcext:value-type="float">
            <text:p>3,9349352052</text:p>
          </table:table-cell>
          <table:table-cell table:formula="of:=100*([Moyennes.BB4]-[.BB$2])/[.BB$2]" office:value-type="float" office:value="5.57005494505495" calcext:value-type="float">
            <text:p>5,5700549451</text:p>
          </table:table-cell>
          <table:table-cell table:formula="of:=100*([Moyennes.BC4]-[.BC$2])/[.BC$2]" office:value-type="float" office:value="5.01611603545528" calcext:value-type="float">
            <text:p>5,0161160355</text:p>
          </table:table-cell>
          <table:table-cell table:formula="of:=100*([Moyennes.BD4]-[.BD$2])/[.BD$2]" office:value-type="float" office:value="4.45167543616727" calcext:value-type="float">
            <text:p>4,4516754362</text:p>
          </table:table-cell>
          <table:table-cell table:formula="of:=100*([Moyennes.BE4]-[.BE$2])/[.BE$2]" office:value-type="float" office:value="4.23797881010595" calcext:value-type="float">
            <text:p>4,2379788101</text:p>
          </table:table-cell>
          <table:table-cell table:formula="of:=100*([Moyennes.BF4]-[.BF$2])/[.BF$2]" office:value-type="float" office:value="4.45464362850972" calcext:value-type="float">
            <text:p>4,4546436285</text:p>
          </table:table-cell>
          <table:table-cell table:formula="of:=100*([Moyennes.BG4]-[.BG$2])/[.BG$2]" office:value-type="float" office:value="4.79544838797074" calcext:value-type="float">
            <text:p>4,7954483880</text:p>
          </table:table-cell>
          <table:table-cell table:formula="of:=100*([Moyennes.BH4]-[.BH$2])/[.BH$2]" office:value-type="float" office:value="3.47314987977558" calcext:value-type="float">
            <text:p>3,4731498798</text:p>
          </table:table-cell>
          <table:table-cell table:formula="of:=100*([Moyennes.BI4]-[.BI$2])/[.BI$2]" office:value-type="float" office:value="5.07188498402556" calcext:value-type="float">
            <text:p>5,0718849840</text:p>
          </table:table-cell>
          <table:table-cell/>
          <table:table-cell table:formula="of:=AVERAGE([.B5:.BI5])" office:value-type="float" office:value="1.69889441658131" calcext:value-type="float">
            <text:p>1,6988944166</text:p>
          </table:table-cell>
          <table:table-cell/>
          <table:table-cell table:formula="of:=AVERAGE([.B5:.K5])" office:value-type="float" office:value="0.608635492312249" calcext:value-type="float">
            <text:p>0,6086354923</text:p>
          </table:table-cell>
          <table:table-cell table:formula="of:=AVERAGE([.L5:.U5])" office:value-type="float" office:value="0.985802112510595" calcext:value-type="float">
            <text:p>0,9858021125</text:p>
          </table:table-cell>
          <table:table-cell table:formula="of:= AVERAGE([.V5:.AE5])" office:value-type="float" office:value="0.747082836522644" calcext:value-type="float">
            <text:p>0,7470828365</text:p>
          </table:table-cell>
          <table:table-cell table:formula="of:= AVERAGE([.AF5:.AO5])" office:value-type="float" office:value="0.378183242455564" calcext:value-type="float">
            <text:p>0,3781832425</text:p>
          </table:table-cell>
          <table:table-cell table:formula="of:= AVERAGE([.AP5:.AY5])" office:value-type="float" office:value="2.9820695008103" calcext:value-type="float">
            <text:p>2,9820695008</text:p>
          </table:table-cell>
          <table:table-cell table:formula="of:= AVERAGE([.AZ5:.BI5])" office:value-type="float" office:value="4.49159331487651" calcext:value-type="float">
            <text:p>4,4915933149</text:p>
          </table:table-cell>
          <table:table-cell table:number-columns-repeated="2"/>
        </table:table-row>
        <table:table-row table:style-name="ro1">
          <table:table-cell table:formula="of:=[Moyennes.A5]" office:value-type="string" office:string-value="GRASP" calcext:value-type="string">
            <text:p>GRASP</text:p>
          </table:table-cell>
          <table:table-cell table:formula="of:=100*([Moyennes.B5]-[.B$2])/[.B$2]" office:value-type="float" office:value="0.00883436821645923" calcext:value-type="float">
            <text:p>0,0088343682</text:p>
          </table:table-cell>
          <table:table-cell table:formula="of:=100*([Moyennes.C5]-[.C$2])/[.C$2]" office:value-type="float" office:value="0.0613195977434332" calcext:value-type="float">
            <text:p>0,0613195977</text:p>
          </table:table-cell>
          <table:table-cell table:formula="of:=100*([Moyennes.D5]-[.D$2])/[.D$2]" office:value-type="float" office:value="0" calcext:value-type="float">
            <text:p>0,0000000000</text:p>
          </table:table-cell>
          <table:table-cell table:formula="of:=100*([Moyennes.E5]-[.E$2])/[.E$2]" office:value-type="float" office:value="0.339434562172383" calcext:value-type="float">
            <text:p>0,3394345622</text:p>
          </table:table-cell>
          <table:table-cell table:formula="of:=100*([Moyennes.F5]-[.F$2])/[.F$2]" office:value-type="float" office:value="0" calcext:value-type="float">
            <text:p>0,0000000000</text:p>
          </table:table-cell>
          <table:table-cell table:formula="of:=100*([Moyennes.G5]-[.G$2])/[.G$2]" office:value-type="float" office:value="0" calcext:value-type="float">
            <text:p>0,0000000000</text:p>
          </table:table-cell>
          <table:table-cell table:formula="of:=100*([Moyennes.H5]-[.H$2])/[.H$2]" office:value-type="float" office:value="0.405186385737439" calcext:value-type="float">
            <text:p>0,4051863857</text:p>
          </table:table-cell>
          <table:table-cell table:formula="of:=100*([Moyennes.I5]-[.I$2])/[.I$2]" office:value-type="float" office:value="0.0296138355839875" calcext:value-type="float">
            <text:p>0,0296138356</text:p>
          </table:table-cell>
          <table:table-cell table:formula="of:=100*([Moyennes.J5]-[.J$2])/[.J$2]" office:value-type="float" office:value="0.592334494773514" calcext:value-type="float">
            <text:p>0,5923344948</text:p>
          </table:table-cell>
          <table:table-cell table:formula="of:=100*([Moyennes.K5]-[.K$2])/[.K$2]" office:value-type="float" office:value="0" calcext:value-type="float">
            <text:p>0,0000000000</text:p>
          </table:table-cell>
          <table:table-cell table:formula="of:=100*([Moyennes.L5]-[.L$2])/[.L$2]" office:value-type="float" office:value="0.398128135067898" calcext:value-type="float">
            <text:p>0,3981281351</text:p>
          </table:table-cell>
          <table:table-cell table:formula="of:=100*([Moyennes.M5]-[.M$2])/[.M$2]" office:value-type="float" office:value="0.0215275983811266" calcext:value-type="float">
            <text:p>0,0215275984</text:p>
          </table:table-cell>
          <table:table-cell table:formula="of:=100*([Moyennes.N5]-[.N$2])/[.N$2]" office:value-type="float" office:value="1.19843391902215" calcext:value-type="float">
            <text:p>1,1984339190</text:p>
          </table:table-cell>
          <table:table-cell table:formula="of:=100*([Moyennes.O5]-[.O$2])/[.O$2]" office:value-type="float" office:value="0.280112044817929" calcext:value-type="float">
            <text:p>0,2801120448</text:p>
          </table:table-cell>
          <table:table-cell table:formula="of:=100*([Moyennes.P5]-[.P$2])/[.P$2]" office:value-type="float" office:value="0.166112956810634" calcext:value-type="float">
            <text:p>0,1661129568</text:p>
          </table:table-cell>
          <table:table-cell table:formula="of:=100*([Moyennes.Q5]-[.Q$2])/[.Q$2]" office:value-type="float" office:value="0.7720625830862" calcext:value-type="float">
            <text:p>0,7720625831</text:p>
          </table:table-cell>
          <table:table-cell table:formula="of:=100*([Moyennes.R5]-[.R$2])/[.R$2]" office:value-type="float" office:value="0.264728532922596" calcext:value-type="float">
            <text:p>0,2647285329</text:p>
          </table:table-cell>
          <table:table-cell table:formula="of:=100*([Moyennes.S5]-[.S$2])/[.S$2]" office:value-type="float" office:value="1.92736392346275" calcext:value-type="float">
            <text:p>1,9273639235</text:p>
          </table:table-cell>
          <table:table-cell table:formula="of:=100*([Moyennes.T5]-[.T$2])/[.T$2]" office:value-type="float" office:value="0.645682001614201" calcext:value-type="float">
            <text:p>0,6456820016</text:p>
          </table:table-cell>
          <table:table-cell table:formula="of:=100*([Moyennes.U5]-[.U$2])/[.U$2]" office:value-type="float" office:value="0.956271886504449" calcext:value-type="float">
            <text:p>0,9562718865</text:p>
          </table:table-cell>
          <table:table-cell table:formula="of:=100*([Moyennes.V5]-[.V$2])/[.V$2]" office:value-type="float" office:value="0.568764306879939" calcext:value-type="float">
            <text:p>0,5687643069</text:p>
          </table:table-cell>
          <table:table-cell table:formula="of:=100*([Moyennes.W5]-[.W$2])/[.W$2]" office:value-type="float" office:value="0.226298237255836" calcext:value-type="float">
            <text:p>0,2262982373</text:p>
          </table:table-cell>
          <table:table-cell table:formula="of:=100*([Moyennes.X5]-[.X$2])/[.X$2]" office:value-type="float" office:value="0.892089423903697" calcext:value-type="float">
            <text:p>0,8920894239</text:p>
          </table:table-cell>
          <table:table-cell table:formula="of:=100*([Moyennes.Y5]-[.Y$2])/[.Y$2]" office:value-type="float" office:value="1.03463787674314" calcext:value-type="float">
            <text:p>1,0346378767</text:p>
          </table:table-cell>
          <table:table-cell table:formula="of:=100*([Moyennes.Z5]-[.Z$2])/[.Z$2]" office:value-type="float" office:value="0.13094718463553" calcext:value-type="float">
            <text:p>0,1309471846</text:p>
          </table:table-cell>
          <table:table-cell table:formula="of:=100*([Moyennes.AA5]-[.AA$2])/[.AA$2]" office:value-type="float" office:value="0.393081761006289" calcext:value-type="float">
            <text:p>0,3930817610</text:p>
          </table:table-cell>
          <table:table-cell table:formula="of:=100*([Moyennes.AB5]-[.AB$2])/[.AB$2]" office:value-type="float" office:value="0.945886493620765" calcext:value-type="float">
            <text:p>0,9458864936</text:p>
          </table:table-cell>
          <table:table-cell table:formula="of:=100*([Moyennes.AC5]-[.AC$2])/[.AC$2]" office:value-type="float" office:value="0.556818181818182" calcext:value-type="float">
            <text:p>0,5568181818</text:p>
          </table:table-cell>
          <table:table-cell table:formula="of:=100*([Moyennes.AD5]-[.AD$2])/[.AD$2]" office:value-type="float" office:value="0.223513634331694" calcext:value-type="float">
            <text:p>0,2235136343</text:p>
          </table:table-cell>
          <table:table-cell table:formula="of:=100*([Moyennes.AE5]-[.AE$2])/[.AE$2]" office:value-type="float" office:value="0.424701561065197" calcext:value-type="float">
            <text:p>0,4247015611</text:p>
          </table:table-cell>
          <table:table-cell table:formula="of:=100*([Moyennes.AF5]-[.AF$2])/[.AF$2]" office:value-type="float" office:value="0.00828951731324148" calcext:value-type="float">
            <text:p>0,0082895173</text:p>
          </table:table-cell>
          <table:table-cell table:formula="of:=100*([Moyennes.AG5]-[.AG$2])/[.AG$2]" office:value-type="float" office:value="0.31757233592096" calcext:value-type="float">
            <text:p>0,3175723359</text:p>
          </table:table-cell>
          <table:table-cell table:formula="of:=100*([Moyennes.AH5]-[.AH$2])/[.AH$2]" office:value-type="float" office:value="0" calcext:value-type="float">
            <text:p>0,0000000000</text:p>
          </table:table-cell>
          <table:table-cell table:formula="of:=100*([Moyennes.AI5]-[.AI$2])/[.AI$2]" office:value-type="float" office:value="0.399854598327881" calcext:value-type="float">
            <text:p>0,3998545983</text:p>
          </table:table-cell>
          <table:table-cell table:formula="of:=100*([Moyennes.AJ5]-[.AJ$2])/[.AJ$2]" office:value-type="float" office:value="0.0174641983932937" calcext:value-type="float">
            <text:p>0,0174641984</text:p>
          </table:table-cell>
          <table:table-cell table:formula="of:=100*([Moyennes.AK5]-[.AK$2])/[.AK$2]" office:value-type="float" office:value="0.159066808059385" calcext:value-type="float">
            <text:p>0,1590668081</text:p>
          </table:table-cell>
          <table:table-cell table:formula="of:=100*([Moyennes.AL5]-[.AL$2])/[.AL$2]" office:value-type="float" office:value="0.137614678899083" calcext:value-type="float">
            <text:p>0,1376146789</text:p>
          </table:table-cell>
          <table:table-cell table:formula="of:=100*([Moyennes.AM5]-[.AM$2])/[.AM$2]" office:value-type="float" office:value="0" calcext:value-type="float">
            <text:p>0,0000000000</text:p>
          </table:table-cell>
          <table:table-cell table:formula="of:=100*([Moyennes.AN5]-[.AN$2])/[.AN$2]" office:value-type="float" office:value="0.21551724137931" calcext:value-type="float">
            <text:p>0,2155172414</text:p>
          </table:table-cell>
          <table:table-cell table:formula="of:=100*([Moyennes.AO5]-[.AO$2])/[.AO$2]" office:value-type="float" office:value="0.143781452192667" calcext:value-type="float">
            <text:p>0,1437814522</text:p>
          </table:table-cell>
          <table:table-cell table:formula="of:=100*([Moyennes.AP5]-[.AP$2])/[.AP$2]" office:value-type="float" office:value="3.7453759126843" calcext:value-type="float">
            <text:p>3,7453759127</text:p>
          </table:table-cell>
          <table:table-cell table:formula="of:=100*([Moyennes.AQ5]-[.AQ$2])/[.AQ$2]" office:value-type="float" office:value="4.15940006975933" calcext:value-type="float">
            <text:p>4,1594000698</text:p>
          </table:table-cell>
          <table:table-cell table:formula="of:=100*([Moyennes.AR5]-[.AR$2])/[.AR$2]" office:value-type="float" office:value="3.48714336033815" calcext:value-type="float">
            <text:p>3,4871433603</text:p>
          </table:table-cell>
          <table:table-cell table:formula="of:=100*([Moyennes.AS5]-[.AS$2])/[.AS$2]" office:value-type="float" office:value="1.55076722167809" calcext:value-type="float">
            <text:p>1,5507672217</text:p>
          </table:table-cell>
          <table:table-cell table:formula="of:=100*([Moyennes.AT5]-[.AT$2])/[.AT$2]" office:value-type="float" office:value="4.11626344086022" calcext:value-type="float">
            <text:p>4,1162634409</text:p>
          </table:table-cell>
          <table:table-cell table:formula="of:=100*([Moyennes.AU5]-[.AU$2])/[.AU$2]" office:value-type="float" office:value="2.96074517631404" calcext:value-type="float">
            <text:p>2,9607451763</text:p>
          </table:table-cell>
          <table:table-cell table:formula="of:=100*([Moyennes.AV5]-[.AV$2])/[.AV$2]" office:value-type="float" office:value="2.52990623989654" calcext:value-type="float">
            <text:p>2,5299062399</text:p>
          </table:table-cell>
          <table:table-cell table:formula="of:=100*([Moyennes.AW5]-[.AW$2])/[.AW$2]" office:value-type="float" office:value="2.11557458017781" calcext:value-type="float">
            <text:p>2,1155745802</text:p>
          </table:table-cell>
          <table:table-cell table:formula="of:=100*([Moyennes.AX5]-[.AX$2])/[.AX$2]" office:value-type="float" office:value="2.26095961339317" calcext:value-type="float">
            <text:p>2,2609596134</text:p>
          </table:table-cell>
          <table:table-cell table:formula="of:=100*([Moyennes.AY5]-[.AY$2])/[.AY$2]" office:value-type="float" office:value="3.30342577487765" calcext:value-type="float">
            <text:p>3,3034257749</text:p>
          </table:table-cell>
          <table:table-cell table:formula="of:=100*([Moyennes.AZ5]-[.AZ$2])/[.AZ$2]" office:value-type="float" office:value="5.5427314620863" calcext:value-type="float">
            <text:p>5,5427314621</text:p>
          </table:table-cell>
          <table:table-cell table:formula="of:=100*([Moyennes.BA5]-[.BA$2])/[.BA$2]" office:value-type="float" office:value="4.59638228941685" calcext:value-type="float">
            <text:p>4,5963822894</text:p>
          </table:table-cell>
          <table:table-cell table:formula="of:=100*([Moyennes.BB5]-[.BB$2])/[.BB$2]" office:value-type="float" office:value="6.05082417582418" calcext:value-type="float">
            <text:p>6,0508241758</text:p>
          </table:table-cell>
          <table:table-cell table:formula="of:=100*([Moyennes.BC5]-[.BC$2])/[.BC$2]" office:value-type="float" office:value="5.75476766048885" calcext:value-type="float">
            <text:p>5,7547676605</text:p>
          </table:table-cell>
          <table:table-cell table:formula="of:=100*([Moyennes.BD5]-[.BD$2])/[.BD$2]" office:value-type="float" office:value="5.31016338964276" calcext:value-type="float">
            <text:p>5,3101633896</text:p>
          </table:table-cell>
          <table:table-cell table:formula="of:=100*([Moyennes.BE5]-[.BE$2])/[.BE$2]" office:value-type="float" office:value="4.21081227927194" calcext:value-type="float">
            <text:p>4,2108122793</text:p>
          </table:table-cell>
          <table:table-cell table:formula="of:=100*([Moyennes.BF5]-[.BF$2])/[.BF$2]" office:value-type="float" office:value="5.54805615550756" calcext:value-type="float">
            <text:p>5,5480561555</text:p>
          </table:table-cell>
          <table:table-cell table:formula="of:=100*([Moyennes.BG5]-[.BG$2])/[.BG$2]" office:value-type="float" office:value="5.05960444324031" calcext:value-type="float">
            <text:p>5,0596044432</text:p>
          </table:table-cell>
          <table:table-cell table:formula="of:=100*([Moyennes.BH5]-[.BH$2])/[.BH$2]" office:value-type="float" office:value="4.61528185947101" calcext:value-type="float">
            <text:p>4,6152818595</text:p>
          </table:table-cell>
          <table:table-cell table:formula="of:=100*([Moyennes.BI5]-[.BI$2])/[.BI$2]" office:value-type="float" office:value="5.47124600638978" calcext:value-type="float">
            <text:p>5,4712460064</text:p>
          </table:table-cell>
          <table:table-cell/>
          <table:table-cell table:formula="of:=AVERAGE([.B6:.BI6])" office:value-type="float" office:value="1.62087462381637" calcext:value-type="float">
            <text:p>1,6208746238</text:p>
          </table:table-cell>
          <table:table-cell/>
          <table:table-cell table:formula="of:=AVERAGE([.B6:.K6])" office:value-type="float" office:value="0.143672324422722" calcext:value-type="float">
            <text:p>0,1436723244</text:p>
          </table:table-cell>
          <table:table-cell table:formula="of:=AVERAGE([.L6:.U6])" office:value-type="float" office:value="0.663042358168993" calcext:value-type="float">
            <text:p>0,6630423582</text:p>
          </table:table-cell>
          <table:table-cell table:formula="of:= AVERAGE([.V6:.AE6])" office:value-type="float" office:value="0.539673866126027" calcext:value-type="float">
            <text:p>0,5396738661</text:p>
          </table:table-cell>
          <table:table-cell table:formula="of:= AVERAGE([.AF6:.AO6])" office:value-type="float" office:value="0.139916083048582" calcext:value-type="float">
            <text:p>0,1399160830</text:p>
          </table:table-cell>
          <table:table-cell table:formula="of:= AVERAGE([.AP6:.AY6])" office:value-type="float" office:value="3.02295613899793" calcext:value-type="float">
            <text:p>3,0229561390</text:p>
          </table:table-cell>
          <table:table-cell table:formula="of:= AVERAGE([.AZ6:.BI6])" office:value-type="float" office:value="5.21598697213395" calcext:value-type="float">
            <text:p>5,2159869721</text:p>
          </table:table-cell>
          <table:table-cell table:number-columns-repeated="2"/>
        </table:table-row>
        <table:table-row table:style-name="ro1">
          <table:table-cell table:formula="of:=[Moyennes.A6]" office:value-type="string" office:string-value="ILS" calcext:value-type="string">
            <text:p>ILS</text:p>
          </table:table-cell>
          <table:table-cell table:formula="of:=100*([Moyennes.B6]-[.B$2])/[.B$2]" office:value-type="float" office:value="0" calcext:value-type="float">
            <text:p>0,0000000000</text:p>
          </table:table-cell>
          <table:table-cell table:formula="of:=100*([Moyennes.C6]-[.C$2])/[.C$2]" office:value-type="float" office:value="0" calcext:value-type="float">
            <text:p>0,0000000000</text:p>
          </table:table-cell>
          <table:table-cell table:formula="of:=100*([Moyennes.D6]-[.D$2])/[.D$2]" office:value-type="float" office:value="0" calcext:value-type="float">
            <text:p>0,0000000000</text:p>
          </table:table-cell>
          <table:table-cell table:formula="of:=100*([Moyennes.E6]-[.E$2])/[.E$2]" office:value-type="float" office:value="0.137492480879956" calcext:value-type="float">
            <text:p>0,1374924809</text:p>
          </table:table-cell>
          <table:table-cell table:formula="of:=100*([Moyennes.F6]-[.F$2])/[.F$2]" office:value-type="float" office:value="0.292397660818711" calcext:value-type="float">
            <text:p>0,2923976608</text:p>
          </table:table-cell>
          <table:table-cell table:formula="of:=100*([Moyennes.G6]-[.G$2])/[.G$2]" office:value-type="float" office:value="0" calcext:value-type="float">
            <text:p>0,0000000000</text:p>
          </table:table-cell>
          <table:table-cell table:formula="of:=100*([Moyennes.H6]-[.H$2])/[.H$2]" office:value-type="float" office:value="0.405186385737439" calcext:value-type="float">
            <text:p>0,4051863857</text:p>
          </table:table-cell>
          <table:table-cell table:formula="of:=100*([Moyennes.I6]-[.I$2])/[.I$2]" office:value-type="float" office:value="0" calcext:value-type="float">
            <text:p>0,0000000000</text:p>
          </table:table-cell>
          <table:table-cell table:formula="of:=100*([Moyennes.J6]-[.J$2])/[.J$2]" office:value-type="float" office:value="0" calcext:value-type="float">
            <text:p>0,0000000000</text:p>
          </table:table-cell>
          <table:table-cell table:formula="of:=100*([Moyennes.K6]-[.K$2])/[.K$2]" office:value-type="float" office:value="0" calcext:value-type="float">
            <text:p>0,0000000000</text:p>
          </table:table-cell>
          <table:table-cell table:formula="of:=100*([Moyennes.L6]-[.L$2])/[.L$2]" office:value-type="float" office:value="0.606622894661713" calcext:value-type="float">
            <text:p>0,6066228947</text:p>
          </table:table-cell>
          <table:table-cell table:formula="of:=100*([Moyennes.M6]-[.M$2])/[.M$2]" office:value-type="float" office:value="0.70179970722466" calcext:value-type="float">
            <text:p>0,7017997072</text:p>
          </table:table-cell>
          <table:table-cell table:formula="of:=100*([Moyennes.N6]-[.N$2])/[.N$2]" office:value-type="float" office:value="0.740068754774644" calcext:value-type="float">
            <text:p>0,7400687548</text:p>
          </table:table-cell>
          <table:table-cell table:formula="of:=100*([Moyennes.O6]-[.O$2])/[.O$2]" office:value-type="float" office:value="0.207490403568837" calcext:value-type="float">
            <text:p>0,2074904036</text:p>
          </table:table-cell>
          <table:table-cell table:formula="of:=100*([Moyennes.P6]-[.P$2])/[.P$2]" office:value-type="float" office:value="0.100674519279164" calcext:value-type="float">
            <text:p>0,1006745193</text:p>
          </table:table-cell>
          <table:table-cell table:formula="of:=100*([Moyennes.Q6]-[.Q$2])/[.Q$2]" office:value-type="float" office:value="0.373248798445653" calcext:value-type="float">
            <text:p>0,3732487984</text:p>
          </table:table-cell>
          <table:table-cell table:formula="of:=100*([Moyennes.R6]-[.R$2])/[.R$2]" office:value-type="float" office:value="0.0962649210627582" calcext:value-type="float">
            <text:p>0,0962649211</text:p>
          </table:table-cell>
          <table:table-cell table:formula="of:=100*([Moyennes.S6]-[.S$2])/[.S$2]" office:value-type="float" office:value="0.873119078580711" calcext:value-type="float">
            <text:p>0,8731190786</text:p>
          </table:table-cell>
          <table:table-cell table:formula="of:=100*([Moyennes.T6]-[.T$2])/[.T$2]" office:value-type="float" office:value="0.654649807192174" calcext:value-type="float">
            <text:p>0,6546498072</text:p>
          </table:table-cell>
          <table:table-cell table:formula="of:=100*([Moyennes.U6]-[.U$2])/[.U$2]" office:value-type="float" office:value="0.826075244679894" calcext:value-type="float">
            <text:p>0,8260752447</text:p>
          </table:table-cell>
          <table:table-cell table:formula="of:=100*([Moyennes.V6]-[.V$2])/[.V$2]" office:value-type="float" office:value="0.608086283651889" calcext:value-type="float">
            <text:p>0,6080862837</text:p>
          </table:table-cell>
          <table:table-cell table:formula="of:=100*([Moyennes.W6]-[.W$2])/[.W$2]" office:value-type="float" office:value="0.714626012386851" calcext:value-type="float">
            <text:p>0,7146260124</text:p>
          </table:table-cell>
          <table:table-cell table:formula="of:=100*([Moyennes.X6]-[.X$2])/[.X$2]" office:value-type="float" office:value="0.591143594153052" calcext:value-type="float">
            <text:p>0,5911435942</text:p>
          </table:table-cell>
          <table:table-cell table:formula="of:=100*([Moyennes.Y6]-[.Y$2])/[.Y$2]" office:value-type="float" office:value="0.618533513270355" calcext:value-type="float">
            <text:p>0,6185335133</text:p>
          </table:table-cell>
          <table:table-cell table:formula="of:=100*([Moyennes.Z6]-[.Z$2])/[.Z$2]" office:value-type="float" office:value="0.371017023134003" calcext:value-type="float">
            <text:p>0,3710170231</text:p>
          </table:table-cell>
          <table:table-cell table:formula="of:=100*([Moyennes.AA6]-[.AA$2])/[.AA$2]" office:value-type="float" office:value="0.516621743036837" calcext:value-type="float">
            <text:p>0,5166217430</text:p>
          </table:table-cell>
          <table:table-cell table:formula="of:=100*([Moyennes.AB6]-[.AB$2])/[.AB$2]" office:value-type="float" office:value="0.516937967443907" calcext:value-type="float">
            <text:p>0,5169379674</text:p>
          </table:table-cell>
          <table:table-cell table:formula="of:=100*([Moyennes.AC6]-[.AC$2])/[.AC$2]" office:value-type="float" office:value="0.738636363636364" calcext:value-type="float">
            <text:p>0,7386363636</text:p>
          </table:table-cell>
          <table:table-cell table:formula="of:=100*([Moyennes.AD6]-[.AD$2])/[.AD$2]" office:value-type="float" office:value="0.257040679481448" calcext:value-type="float">
            <text:p>0,2570406795</text:p>
          </table:table-cell>
          <table:table-cell table:formula="of:=100*([Moyennes.AE6]-[.AE$2])/[.AE$2]" office:value-type="float" office:value="0.401744719926538" calcext:value-type="float">
            <text:p>0,4017447199</text:p>
          </table:table-cell>
          <table:table-cell table:formula="of:=100*([Moyennes.AF6]-[.AF$2])/[.AF$2]" office:value-type="float" office:value="0.0145066552981809" calcext:value-type="float">
            <text:p>0,0145066553</text:p>
          </table:table-cell>
          <table:table-cell table:formula="of:=100*([Moyennes.AG6]-[.AG$2])/[.AG$2]" office:value-type="float" office:value="0.141143260409315" calcext:value-type="float">
            <text:p>0,1411432604</text:p>
          </table:table-cell>
          <table:table-cell table:formula="of:=100*([Moyennes.AH6]-[.AH$2])/[.AH$2]" office:value-type="float" office:value="0.219381915299504" calcext:value-type="float">
            <text:p>0,2193819153</text:p>
          </table:table-cell>
          <table:table-cell table:formula="of:=100*([Moyennes.AI6]-[.AI$2])/[.AI$2]" office:value-type="float" office:value="0.34532897128317" calcext:value-type="float">
            <text:p>0,3453289713</text:p>
          </table:table-cell>
          <table:table-cell table:formula="of:=100*([Moyennes.AJ6]-[.AJ$2])/[.AJ$2]" office:value-type="float" office:value="0.0349283967865875" calcext:value-type="float">
            <text:p>0,0349283968</text:p>
          </table:table-cell>
          <table:table-cell table:formula="of:=100*([Moyennes.AK6]-[.AK$2])/[.AK$2]" office:value-type="float" office:value="0.159066808059385" calcext:value-type="float">
            <text:p>0,1590668081</text:p>
          </table:table-cell>
          <table:table-cell table:formula="of:=100*([Moyennes.AL6]-[.AL$2])/[.AL$2]" office:value-type="float" office:value="0.357798165137615" calcext:value-type="float">
            <text:p>0,3577981651</text:p>
          </table:table-cell>
          <table:table-cell table:formula="of:=100*([Moyennes.AM6]-[.AM$2])/[.AM$2]" office:value-type="float" office:value="0.111815132314573" calcext:value-type="float">
            <text:p>0,1118151323</text:p>
          </table:table-cell>
          <table:table-cell table:formula="of:=100*([Moyennes.AN6]-[.AN$2])/[.AN$2]" office:value-type="float" office:value="0.440830721003135" calcext:value-type="float">
            <text:p>0,4408307210</text:p>
          </table:table-cell>
          <table:table-cell table:formula="of:=100*([Moyennes.AO6]-[.AO$2])/[.AO$2]" office:value-type="float" office:value="0.0179726815240834" calcext:value-type="float">
            <text:p>0,0179726815</text:p>
          </table:table-cell>
          <table:table-cell table:formula="of:=100*([Moyennes.AP6]-[.AP$2])/[.AP$2]" office:value-type="float" office:value="4.33181264222776" calcext:value-type="float">
            <text:p>4,3318126422</text:p>
          </table:table-cell>
          <table:table-cell table:formula="of:=100*([Moyennes.AQ6]-[.AQ$2])/[.AQ$2]" office:value-type="float" office:value="3.86292291594001" calcext:value-type="float">
            <text:p>3,8629229159</text:p>
          </table:table-cell>
          <table:table-cell table:formula="of:=100*([Moyennes.AR6]-[.AR$2])/[.AR$2]" office:value-type="float" office:value="4.24445227192673" calcext:value-type="float">
            <text:p>4,2444522719</text:p>
          </table:table-cell>
          <table:table-cell table:formula="of:=100*([Moyennes.AS6]-[.AS$2])/[.AS$2]" office:value-type="float" office:value="1.50995755794972" calcext:value-type="float">
            <text:p>1,5099575579</text:p>
          </table:table-cell>
          <table:table-cell table:formula="of:=100*([Moyennes.AT6]-[.AT$2])/[.AT$2]" office:value-type="float" office:value="3.67943548387097" calcext:value-type="float">
            <text:p>3,6794354839</text:p>
          </table:table-cell>
          <table:table-cell table:formula="of:=100*([Moyennes.AU6]-[.AU$2])/[.AU$2]" office:value-type="float" office:value="2.71956087824351" calcext:value-type="float">
            <text:p>2,7195608782</text:p>
          </table:table-cell>
          <table:table-cell table:formula="of:=100*([Moyennes.AV6]-[.AV$2])/[.AV$2]" office:value-type="float" office:value="2.89363077917879" calcext:value-type="float">
            <text:p>2,8936307792</text:p>
          </table:table-cell>
          <table:table-cell table:formula="of:=100*([Moyennes.AW6]-[.AW$2])/[.AW$2]" office:value-type="float" office:value="1.94270661837339" calcext:value-type="float">
            <text:p>1,9427066184</text:p>
          </table:table-cell>
          <table:table-cell table:formula="of:=100*([Moyennes.AX6]-[.AX$2])/[.AX$2]" office:value-type="float" office:value="2.98584742837418" calcext:value-type="float">
            <text:p>2,9858474284</text:p>
          </table:table-cell>
          <table:table-cell table:formula="of:=100*([Moyennes.AY6]-[.AY$2])/[.AY$2]" office:value-type="float" office:value="3.4257748776509" calcext:value-type="float">
            <text:p>3,4257748777</text:p>
          </table:table-cell>
          <table:table-cell table:formula="of:=100*([Moyennes.AZ6]-[.AZ$2])/[.AZ$2]" office:value-type="float" office:value="4.22077922077922" calcext:value-type="float">
            <text:p>4,2207792208</text:p>
          </table:table-cell>
          <table:table-cell table:formula="of:=100*([Moyennes.BA6]-[.BA$2])/[.BA$2]" office:value-type="float" office:value="4.73812095032397" calcext:value-type="float">
            <text:p>4,7381209503</text:p>
          </table:table-cell>
          <table:table-cell table:formula="of:=100*([Moyennes.BB6]-[.BB$2])/[.BB$2]" office:value-type="float" office:value="4.80769230769231" calcext:value-type="float">
            <text:p>4,8076923077</text:p>
          </table:table-cell>
          <table:table-cell table:formula="of:=100*([Moyennes.BC6]-[.BC$2])/[.BC$2]" office:value-type="float" office:value="4.78109051839914" calcext:value-type="float">
            <text:p>4,7810905184</text:p>
          </table:table-cell>
          <table:table-cell table:formula="of:=100*([Moyennes.BD6]-[.BD$2])/[.BD$2]" office:value-type="float" office:value="4.59706452506231" calcext:value-type="float">
            <text:p>4,5970645251</text:p>
          </table:table-cell>
          <table:table-cell table:formula="of:=100*([Moyennes.BE6]-[.BE$2])/[.BE$2]" office:value-type="float" office:value="4.29231187177397" calcext:value-type="float">
            <text:p>4,2923118718</text:p>
          </table:table-cell>
          <table:table-cell table:formula="of:=100*([Moyennes.BF6]-[.BF$2])/[.BF$2]" office:value-type="float" office:value="5.05534557235421" calcext:value-type="float">
            <text:p>5,0553455724</text:p>
          </table:table-cell>
          <table:table-cell table:formula="of:=100*([Moyennes.BG6]-[.BG$2])/[.BG$2]" office:value-type="float" office:value="5.05960444324031" calcext:value-type="float">
            <text:p>5,0596044432</text:p>
          </table:table-cell>
          <table:table-cell table:formula="of:=100*([Moyennes.BH6]-[.BH$2])/[.BH$2]" office:value-type="float" office:value="4.22789206518835" calcext:value-type="float">
            <text:p>4,2278920652</text:p>
          </table:table-cell>
          <table:table-cell table:formula="of:=100*([Moyennes.BI6]-[.BI$2])/[.BI$2]" office:value-type="float" office:value="4.30644302449414" calcext:value-type="float">
            <text:p>4,3064430245</text:p>
          </table:table-cell>
          <table:table-cell/>
          <table:table-cell table:formula="of:=AVERAGE([.B7:.BI7])" office:value-type="float" office:value="1.51457828695312" calcext:value-type="float">
            <text:p>1,5145782870</text:p>
          </table:table-cell>
          <table:table-cell/>
          <table:table-cell table:formula="of:=AVERAGE([.B7:.K7])" office:value-type="float" office:value="0.0835076527436106" calcext:value-type="float">
            <text:p>0,0835076527</text:p>
          </table:table-cell>
          <table:table-cell table:formula="of:=AVERAGE([.L7:.U7])" office:value-type="float" office:value="0.518001412947021" calcext:value-type="float">
            <text:p>0,5180014129</text:p>
          </table:table-cell>
          <table:table-cell table:formula="of:= AVERAGE([.V7:.AE7])" office:value-type="float" office:value="0.533438790012124" calcext:value-type="float">
            <text:p>0,5334387900</text:p>
          </table:table-cell>
          <table:table-cell table:formula="of:= AVERAGE([.AF7:.AO7])" office:value-type="float" office:value="0.184277270711555" calcext:value-type="float">
            <text:p>0,1842772707</text:p>
          </table:table-cell>
          <table:table-cell table:formula="of:= AVERAGE([.AP7:.AY7])" office:value-type="float" office:value="3.1596101453736" calcext:value-type="float">
            <text:p>3,1596101454</text:p>
          </table:table-cell>
          <table:table-cell table:formula="of:= AVERAGE([.AZ7:.BI7])" office:value-type="float" office:value="4.6086344499308" calcext:value-type="float">
            <text:p>4,6086344499</text:p>
          </table:table-cell>
          <table:table-cell table:number-columns-repeated="2"/>
        </table:table-row>
        <table:table-row table:style-name="ro1">
          <table:table-cell table:formula="of:=[Moyennes.A7]" office:value-type="string" office:string-value="Memetic" calcext:value-type="string">
            <text:p>Memetic</text:p>
          </table:table-cell>
          <table:table-cell table:formula="of:=100*([Moyennes.B7]-[.B$2])/[.B$2]" office:value-type="float" office:value="0" calcext:value-type="float">
            <text:p>0,0000000000</text:p>
          </table:table-cell>
          <table:table-cell table:formula="of:=100*([Moyennes.C7]-[.C$2])/[.C$2]" office:value-type="float" office:value="0" calcext:value-type="float">
            <text:p>0,0000000000</text:p>
          </table:table-cell>
          <table:table-cell table:formula="of:=100*([Moyennes.D7]-[.D$2])/[.D$2]" office:value-type="float" office:value="0" calcext:value-type="float">
            <text:p>0,0000000000</text:p>
          </table:table-cell>
          <table:table-cell table:formula="of:=100*([Moyennes.E7]-[.E$2])/[.E$2]" office:value-type="float" office:value="0" calcext:value-type="float">
            <text:p>0,0000000000</text:p>
          </table:table-cell>
          <table:table-cell table:formula="of:=100*([Moyennes.F7]-[.F$2])/[.F$2]" office:value-type="float" office:value="0" calcext:value-type="float">
            <text:p>0,0000000000</text:p>
          </table:table-cell>
          <table:table-cell table:formula="of:=100*([Moyennes.G7]-[.G$2])/[.G$2]" office:value-type="float" office:value="0" calcext:value-type="float">
            <text:p>0,0000000000</text:p>
          </table:table-cell>
          <table:table-cell table:formula="of:=100*([Moyennes.H7]-[.H$2])/[.H$2]" office:value-type="float" office:value="0.405186385737439" calcext:value-type="float">
            <text:p>0,4051863857</text:p>
          </table:table-cell>
          <table:table-cell table:formula="of:=100*([Moyennes.I7]-[.I$2])/[.I$2]" office:value-type="float" office:value="0" calcext:value-type="float">
            <text:p>0,0000000000</text:p>
          </table:table-cell>
          <table:table-cell table:formula="of:=100*([Moyennes.J7]-[.J$2])/[.J$2]" office:value-type="float" office:value="0" calcext:value-type="float">
            <text:p>0,0000000000</text:p>
          </table:table-cell>
          <table:table-cell table:formula="of:=100*([Moyennes.K7]-[.K$2])/[.K$2]" office:value-type="float" office:value="0" calcext:value-type="float">
            <text:p>0,0000000000</text:p>
          </table:table-cell>
          <table:table-cell table:formula="of:=100*([Moyennes.L7]-[.L$2])/[.L$2]" office:value-type="float" office:value="0" calcext:value-type="float">
            <text:p>0,0000000000</text:p>
          </table:table-cell>
          <table:table-cell table:formula="of:=100*([Moyennes.M7]-[.M$2])/[.M$2]" office:value-type="float" office:value="0" calcext:value-type="float">
            <text:p>0,0000000000</text:p>
          </table:table-cell>
          <table:table-cell table:formula="of:=100*([Moyennes.N7]-[.N$2])/[.N$2]" office:value-type="float" office:value="0.200534759358289" calcext:value-type="float">
            <text:p>0,2005347594</text:p>
          </table:table-cell>
          <table:table-cell table:formula="of:=100*([Moyennes.O7]-[.O$2])/[.O$2]" office:value-type="float" office:value="0.0518726008922135" calcext:value-type="float">
            <text:p>0,0518726009</text:p>
          </table:table-cell>
          <table:table-cell table:formula="of:=100*([Moyennes.P7]-[.P$2])/[.P$2]" office:value-type="float" office:value="0.0453035336756244" calcext:value-type="float">
            <text:p>0,0453035337</text:p>
          </table:table-cell>
          <table:table-cell table:formula="of:=100*([Moyennes.Q7]-[.Q$2])/[.Q$2]" office:value-type="float" office:value="0" calcext:value-type="float">
            <text:p>0,0000000000</text:p>
          </table:table-cell>
          <table:table-cell table:formula="of:=100*([Moyennes.R7]-[.R$2])/[.R$2]" office:value-type="float" office:value="0" calcext:value-type="float">
            <text:p>0,0000000000</text:p>
          </table:table-cell>
          <table:table-cell table:formula="of:=100*([Moyennes.S7]-[.S$2])/[.S$2]" office:value-type="float" office:value="0.236856771317107" calcext:value-type="float">
            <text:p>0,2368567713</text:p>
          </table:table-cell>
          <table:table-cell table:formula="of:=100*([Moyennes.T7]-[.T$2])/[.T$2]" office:value-type="float" office:value="0.00448390278899365" calcext:value-type="float">
            <text:p>0,0044839028</text:p>
          </table:table-cell>
          <table:table-cell table:formula="of:=100*([Moyennes.U7]-[.U$2])/[.U$2]" office:value-type="float" office:value="0.148154799317592" calcext:value-type="float">
            <text:p>0,1481547993</text:p>
          </table:table-cell>
          <table:table-cell table:formula="of:=100*([Moyennes.V7]-[.V$2])/[.V$2]" office:value-type="float" office:value="0.0944429620683392" calcext:value-type="float">
            <text:p>0,0944429621</text:p>
          </table:table-cell>
          <table:table-cell table:formula="of:=100*([Moyennes.W7]-[.W$2])/[.W$2]" office:value-type="float" office:value="0.14292520247737" calcext:value-type="float">
            <text:p>0,1429252025</text:p>
          </table:table-cell>
          <table:table-cell table:formula="of:=100*([Moyennes.X7]-[.X$2])/[.X$2]" office:value-type="float" office:value="0.204213241616509" calcext:value-type="float">
            <text:p>0,2042132416</text:p>
          </table:table-cell>
          <table:table-cell table:formula="of:=100*([Moyennes.Y7]-[.Y$2])/[.Y$2]" office:value-type="float" office:value="0.179937022042285" calcext:value-type="float">
            <text:p>0,1799370220</text:p>
          </table:table-cell>
          <table:table-cell table:formula="of:=100*([Moyennes.Z7]-[.Z$2])/[.Z$2]" office:value-type="float" office:value="0.240069838498472" calcext:value-type="float">
            <text:p>0,2400698385</text:p>
          </table:table-cell>
          <table:table-cell table:formula="of:=100*([Moyennes.AA7]-[.AA$2])/[.AA$2]" office:value-type="float" office:value="0.179694519317161" calcext:value-type="float">
            <text:p>0,1796945193</text:p>
          </table:table-cell>
          <table:table-cell table:formula="of:=100*([Moyennes.AB7]-[.AB$2])/[.AB$2]" office:value-type="float" office:value="0.054993400791905" calcext:value-type="float">
            <text:p>0,0549934008</text:p>
          </table:table-cell>
          <table:table-cell table:formula="of:=100*([Moyennes.AC7]-[.AC$2])/[.AC$2]" office:value-type="float" office:value="0.125" calcext:value-type="float">
            <text:p>0,1250000000</text:p>
          </table:table-cell>
          <table:table-cell table:formula="of:=100*([Moyennes.AD7]-[.AD$2])/[.AD$2]" office:value-type="float" office:value="0.111756817165847" calcext:value-type="float">
            <text:p>0,1117568172</text:p>
          </table:table-cell>
          <table:table-cell table:formula="of:=100*([Moyennes.AE7]-[.AE$2])/[.AE$2]" office:value-type="float" office:value="0.0229568411386593" calcext:value-type="float">
            <text:p>0,0229568411</text:p>
          </table:table-cell>
          <table:table-cell table:formula="of:=100*([Moyennes.AF7]-[.AF$2])/[.AF$2]" office:value-type="float" office:value="0.00296054189758624" calcext:value-type="float">
            <text:p>0,0029605419</text:p>
          </table:table-cell>
          <table:table-cell table:formula="of:=100*([Moyennes.AG7]-[.AG$2])/[.AG$2]" office:value-type="float" office:value="0.0705716302046577" calcext:value-type="float">
            <text:p>0,0705716302</text:p>
          </table:table-cell>
          <table:table-cell table:formula="of:=100*([Moyennes.AH7]-[.AH$2])/[.AH$2]" office:value-type="float" office:value="0.0095383441434567" calcext:value-type="float">
            <text:p>0,0095383441</text:p>
          </table:table-cell>
          <table:table-cell table:formula="of:=100*([Moyennes.AI7]-[.AI$2])/[.AI$2]" office:value-type="float" office:value="0.0181752090149037" calcext:value-type="float">
            <text:p>0,0181752090</text:p>
          </table:table-cell>
          <table:table-cell table:formula="of:=100*([Moyennes.AJ7]-[.AJ$2])/[.AJ$2]" office:value-type="float" office:value="0.0174641983932937" calcext:value-type="float">
            <text:p>0,0174641984</text:p>
          </table:table-cell>
          <table:table-cell table:formula="of:=100*([Moyennes.AK7]-[.AK$2])/[.AK$2]" office:value-type="float" office:value="0.0530222693531283" calcext:value-type="float">
            <text:p>0,0530222694</text:p>
          </table:table-cell>
          <table:table-cell table:formula="of:=100*([Moyennes.AL7]-[.AL$2])/[.AL$2]" office:value-type="float" office:value="0" calcext:value-type="float">
            <text:p>0,0000000000</text:p>
          </table:table-cell>
          <table:table-cell table:formula="of:=100*([Moyennes.AM7]-[.AM$2])/[.AM$2]" office:value-type="float" office:value="0.0838613492359299" calcext:value-type="float">
            <text:p>0,0838613492</text:p>
          </table:table-cell>
          <table:table-cell table:formula="of:=100*([Moyennes.AN7]-[.AN$2])/[.AN$2]" office:value-type="float" office:value="0.323275862068966" calcext:value-type="float">
            <text:p>0,3232758621</text:p>
          </table:table-cell>
          <table:table-cell table:formula="of:=100*([Moyennes.AO7]-[.AO$2])/[.AO$2]" office:value-type="float" office:value="0" calcext:value-type="float">
            <text:p>0,0000000000</text:p>
          </table:table-cell>
          <table:table-cell table:formula="of:=100*([Moyennes.AP7]-[.AP$2])/[.AP$2]" office:value-type="float" office:value="2.67361223455312" calcext:value-type="float">
            <text:p>2,6736122346</text:p>
          </table:table-cell>
          <table:table-cell table:formula="of:=100*([Moyennes.AQ7]-[.AQ$2])/[.AQ$2]" office:value-type="float" office:value="2.83397279386118" calcext:value-type="float">
            <text:p>2,8339727939</text:p>
          </table:table-cell>
          <table:table-cell table:formula="of:=100*([Moyennes.AR7]-[.AR$2])/[.AR$2]" office:value-type="float" office:value="2.87072912997534" calcext:value-type="float">
            <text:p>2,8707291300</text:p>
          </table:table-cell>
          <table:table-cell table:formula="of:=100*([Moyennes.AS7]-[.AS$2])/[.AS$2]" office:value-type="float" office:value="0.701926216127979" calcext:value-type="float">
            <text:p>0,7019262161</text:p>
          </table:table-cell>
          <table:table-cell table:formula="of:=100*([Moyennes.AT7]-[.AT$2])/[.AT$2]" office:value-type="float" office:value="2.96538978494624" calcext:value-type="float">
            <text:p>2,9653897849</text:p>
          </table:table-cell>
          <table:table-cell table:formula="of:=100*([Moyennes.AU7]-[.AU$2])/[.AU$2]" office:value-type="float" office:value="1.86294078509647" calcext:value-type="float">
            <text:p>1,8629407851</text:p>
          </table:table-cell>
          <table:table-cell table:formula="of:=100*([Moyennes.AV7]-[.AV$2])/[.AV$2]" office:value-type="float" office:value="1.93986420950533" calcext:value-type="float">
            <text:p>1,9398642095</text:p>
          </table:table-cell>
          <table:table-cell table:formula="of:=100*([Moyennes.AW7]-[.AW$2])/[.AW$2]" office:value-type="float" office:value="1.0289759631215" calcext:value-type="float">
            <text:p>1,0289759631</text:p>
          </table:table-cell>
          <table:table-cell table:formula="of:=100*([Moyennes.AX7]-[.AX$2])/[.AX$2]" office:value-type="float" office:value="2.04521919226786" calcext:value-type="float">
            <text:p>2,0452191923</text:p>
          </table:table-cell>
          <table:table-cell table:formula="of:=100*([Moyennes.AY7]-[.AY$2])/[.AY$2]" office:value-type="float" office:value="2.48776508972268" calcext:value-type="float">
            <text:p>2,4877650897</text:p>
          </table:table-cell>
          <table:table-cell table:formula="of:=100*([Moyennes.AZ7]-[.AZ$2])/[.AZ$2]" office:value-type="float" office:value="4.28110599078341" calcext:value-type="float">
            <text:p>4,2811059908</text:p>
          </table:table-cell>
          <table:table-cell table:formula="of:=100*([Moyennes.BA7]-[.BA$2])/[.BA$2]" office:value-type="float" office:value="4.75161987041037" calcext:value-type="float">
            <text:p>4,7516198704</text:p>
          </table:table-cell>
          <table:table-cell table:formula="of:=100*([Moyennes.BB7]-[.BB$2])/[.BB$2]" office:value-type="float" office:value="5.35027472527473" calcext:value-type="float">
            <text:p>5,3502747253</text:p>
          </table:table-cell>
          <table:table-cell table:formula="of:=100*([Moyennes.BC7]-[.BC$2])/[.BC$2]" office:value-type="float" office:value="5.17727639000806" calcext:value-type="float">
            <text:p>5,1772763900</text:p>
          </table:table-cell>
          <table:table-cell table:formula="of:=100*([Moyennes.BD7]-[.BD$2])/[.BD$2]" office:value-type="float" office:value="4.65937413458876" calcext:value-type="float">
            <text:p>4,6593741346</text:p>
          </table:table-cell>
          <table:table-cell table:formula="of:=100*([Moyennes.BE7]-[.BE$2])/[.BE$2]" office:value-type="float" office:value="4.95789187720728" calcext:value-type="float">
            <text:p>4,9578918772</text:p>
          </table:table-cell>
          <table:table-cell table:formula="of:=100*([Moyennes.BF7]-[.BF$2])/[.BF$2]" office:value-type="float" office:value="5.04859611231102" calcext:value-type="float">
            <text:p>5,0485961123</text:p>
          </table:table-cell>
          <table:table-cell table:formula="of:=100*([Moyennes.BG7]-[.BG$2])/[.BG$2]" office:value-type="float" office:value="5.2560281766459" calcext:value-type="float">
            <text:p>5,2560281766</text:p>
          </table:table-cell>
          <table:table-cell table:formula="of:=100*([Moyennes.BH7]-[.BH$2])/[.BH$2]" office:value-type="float" office:value="4.23457119957254" calcext:value-type="float">
            <text:p>4,2345711996</text:p>
          </table:table-cell>
          <table:table-cell table:formula="of:=100*([Moyennes.BI7]-[.BI$2])/[.BI$2]" office:value-type="float" office:value="4.73242811501597" calcext:value-type="float">
            <text:p>4,7324281150</text:p>
          </table:table-cell>
          <table:table-cell/>
          <table:table-cell table:formula="of:=AVERAGE([.B8:.BI8])" office:value-type="float" office:value="1.21478023322519" calcext:value-type="float">
            <text:p>1,2147802332</text:p>
          </table:table-cell>
          <table:table-cell/>
          <table:table-cell table:formula="of:=AVERAGE([.B8:.K8])" office:value-type="float" office:value="0.0405186385737439" calcext:value-type="float">
            <text:p>0,0405186386</text:p>
          </table:table-cell>
          <table:table-cell table:formula="of:=AVERAGE([.L8:.U8])" office:value-type="float" office:value="0.068720636734982" calcext:value-type="float">
            <text:p>0,0687206367</text:p>
          </table:table-cell>
          <table:table-cell table:formula="of:= AVERAGE([.V8:.AE8])" office:value-type="float" office:value="0.135598984511655" calcext:value-type="float">
            <text:p>0,1355989845</text:p>
          </table:table-cell>
          <table:table-cell table:formula="of:= AVERAGE([.AF8:.AO8])" office:value-type="float" office:value="0.0578869404311922" calcext:value-type="float">
            <text:p>0,0578869404</text:p>
          </table:table-cell>
          <table:table-cell table:formula="of:= AVERAGE([.AP8:.AY8])" office:value-type="float" office:value="2.14103953991777" calcext:value-type="float">
            <text:p>2,1410395399</text:p>
          </table:table-cell>
          <table:table-cell table:formula="of:= AVERAGE([.AZ8:.BI8])" office:value-type="float" office:value="4.8449166591818" calcext:value-type="float">
            <text:p>4,8449166592</text:p>
          </table:table-cell>
          <table:table-cell table:number-columns-repeated="2"/>
        </table:table-row>
        <table:table-row table:style-name="ro1">
          <table:table-cell table:formula="of:=[Moyennes.A8]" office:value-type="string" office:string-value="Simulated Annealing" calcext:value-type="string">
            <text:p>Simulated Annealing</text:p>
          </table:table-cell>
          <table:table-cell table:formula="of:=100*([Moyennes.B8]-[.B$2])/[.B$2]" office:value-type="float" office:value="0.166590943510534" calcext:value-type="float">
            <text:p>0,1665909435</text:p>
          </table:table-cell>
          <table:table-cell table:formula="of:=100*([Moyennes.C8]-[.C$2])/[.C$2]" office:value-type="float" office:value="0.0327037854631599" calcext:value-type="float">
            <text:p>0,0327037855</text:p>
          </table:table-cell>
          <table:table-cell table:formula="of:=100*([Moyennes.D8]-[.D$2])/[.D$2]" office:value-type="float" office:value="1.20772946859904" calcext:value-type="float">
            <text:p>1,2077294686</text:p>
          </table:table-cell>
          <table:table-cell table:formula="of:=100*([Moyennes.E8]-[.E$2])/[.E$2]" office:value-type="float" office:value="1.16868608747959" calcext:value-type="float">
            <text:p>1,1686860875</text:p>
          </table:table-cell>
          <table:table-cell table:formula="of:=100*([Moyennes.F8]-[.F$2])/[.F$2]" office:value-type="float" office:value="1.16059379217273" calcext:value-type="float">
            <text:p>1,1605937922</text:p>
          </table:table-cell>
          <table:table-cell table:formula="of:=100*([Moyennes.G8]-[.G$2])/[.G$2]" office:value-type="float" office:value="1.02211595935446" calcext:value-type="float">
            <text:p>1,0221159594</text:p>
          </table:table-cell>
          <table:table-cell table:formula="of:=100*([Moyennes.H8]-[.H$2])/[.H$2]" office:value-type="float" office:value="0.665663347997227" calcext:value-type="float">
            <text:p>0,6656633480</text:p>
          </table:table-cell>
          <table:table-cell table:formula="of:=100*([Moyennes.I8]-[.I$2])/[.I$2]" office:value-type="float" office:value="0.230987917555076" calcext:value-type="float">
            <text:p>0,2309879176</text:p>
          </table:table-cell>
          <table:table-cell table:formula="of:=100*([Moyennes.J8]-[.J$2])/[.J$2]" office:value-type="float" office:value="1.37630662020905" calcext:value-type="float">
            <text:p>1,3763066202</text:p>
          </table:table-cell>
          <table:table-cell table:formula="of:=100*([Moyennes.K8]-[.K$2])/[.K$2]" office:value-type="float" office:value="0.838060856111392" calcext:value-type="float">
            <text:p>0,8380608561</text:p>
          </table:table-cell>
          <table:table-cell table:formula="of:=100*([Moyennes.L8]-[.L$2])/[.L$2]" office:value-type="float" office:value="1.23720484482688" calcext:value-type="float">
            <text:p>1,2372048448</text:p>
          </table:table-cell>
          <table:table-cell table:formula="of:=100*([Moyennes.M8]-[.M$2])/[.M$2]" office:value-type="float" office:value="1.97192801171102" calcext:value-type="float">
            <text:p>1,9719280117</text:p>
          </table:table-cell>
          <table:table-cell table:formula="of:=100*([Moyennes.N8]-[.N$2])/[.N$2]" office:value-type="float" office:value="1.88120702826585" calcext:value-type="float">
            <text:p>1,8812070283</text:p>
          </table:table-cell>
          <table:table-cell table:formula="of:=100*([Moyennes.O8]-[.O$2])/[.O$2]" office:value-type="float" office:value="1.30200228239443" calcext:value-type="float">
            <text:p>1,3020022824</text:p>
          </table:table-cell>
          <table:table-cell table:formula="of:=100*([Moyennes.P8]-[.P$2])/[.P$2]" office:value-type="float" office:value="1.3591060102688" calcext:value-type="float">
            <text:p>1,3591060103</text:p>
          </table:table-cell>
          <table:table-cell table:formula="of:=100*([Moyennes.Q8]-[.Q$2])/[.Q$2]" office:value-type="float" office:value="1.83045301155538" calcext:value-type="float">
            <text:p>1,8304530116</text:p>
          </table:table-cell>
          <table:table-cell table:formula="of:=100*([Moyennes.R8]-[.R$2])/[.R$2]" office:value-type="float" office:value="1.43916056988834" calcext:value-type="float">
            <text:p>1,4391605699</text:p>
          </table:table-cell>
          <table:table-cell table:formula="of:=100*([Moyennes.S8]-[.S$2])/[.S$2]" office:value-type="float" office:value="1.88092141928292" calcext:value-type="float">
            <text:p>1,8809214193</text:p>
          </table:table-cell>
          <table:table-cell table:formula="of:=100*([Moyennes.T8]-[.T$2])/[.T$2]" office:value-type="float" office:value="1.49313962873284" calcext:value-type="float">
            <text:p>1,4931396287</text:p>
          </table:table-cell>
          <table:table-cell table:formula="of:=100*([Moyennes.U8]-[.U$2])/[.U$2]" office:value-type="float" office:value="1.88111699739606" calcext:value-type="float">
            <text:p>1,8811169974</text:p>
          </table:table-cell>
          <table:table-cell table:formula="of:=100*([Moyennes.V8]-[.V$2])/[.V$2]" office:value-type="float" office:value="1.91203112053591" calcext:value-type="float">
            <text:p>1,9120311205</text:p>
          </table:table-cell>
          <table:table-cell table:formula="of:=100*([Moyennes.W8]-[.W$2])/[.W$2]" office:value-type="float" office:value="1.29823725583611" calcext:value-type="float">
            <text:p>1,2982372558</text:p>
          </table:table-cell>
          <table:table-cell table:formula="of:=100*([Moyennes.X8]-[.X$2])/[.X$2]" office:value-type="float" office:value="1.6122098022356" calcext:value-type="float">
            <text:p>1,6122098022</text:p>
          </table:table-cell>
          <table:table-cell table:formula="of:=100*([Moyennes.Y8]-[.Y$2])/[.Y$2]" office:value-type="float" office:value="1.259559154296" calcext:value-type="float">
            <text:p>1,2595591543</text:p>
          </table:table-cell>
          <table:table-cell table:formula="of:=100*([Moyennes.Z8]-[.Z$2])/[.Z$2]" office:value-type="float" office:value="1.25491051942383" calcext:value-type="float">
            <text:p>1,2549105194</text:p>
          </table:table-cell>
          <table:table-cell table:formula="of:=100*([Moyennes.AA8]-[.AA$2])/[.AA$2]" office:value-type="float" office:value="0.977088948787062" calcext:value-type="float">
            <text:p>0,9770889488</text:p>
          </table:table-cell>
          <table:table-cell table:formula="of:=100*([Moyennes.AB8]-[.AB$2])/[.AB$2]" office:value-type="float" office:value="1.41882974043115" calcext:value-type="float">
            <text:p>1,4188297404</text:p>
          </table:table-cell>
          <table:table-cell table:formula="of:=100*([Moyennes.AC8]-[.AC$2])/[.AC$2]" office:value-type="float" office:value="1.85227272727273" calcext:value-type="float">
            <text:p>1,8522727273</text:p>
          </table:table-cell>
          <table:table-cell table:formula="of:=100*([Moyennes.AD8]-[.AD$2])/[.AD$2]" office:value-type="float" office:value="1.66517657577112" calcext:value-type="float">
            <text:p>1,6651765758</text:p>
          </table:table-cell>
          <table:table-cell table:formula="of:=100*([Moyennes.AE8]-[.AE$2])/[.AE$2]" office:value-type="float" office:value="1.59550045913682" calcext:value-type="float">
            <text:p>1,5955004591</text:p>
          </table:table-cell>
          <table:table-cell table:formula="of:=100*([Moyennes.AF8]-[.AF$2])/[.AF$2]" office:value-type="float" office:value="0.240692056273987" calcext:value-type="float">
            <text:p>0,2406920563</text:p>
          </table:table-cell>
          <table:table-cell table:formula="of:=100*([Moyennes.AG8]-[.AG$2])/[.AG$2]" office:value-type="float" office:value="0.31757233592096" calcext:value-type="float">
            <text:p>0,3175723359</text:p>
          </table:table-cell>
          <table:table-cell table:formula="of:=100*([Moyennes.AH8]-[.AH$2])/[.AH$2]" office:value-type="float" office:value="0.619992369324685" calcext:value-type="float">
            <text:p>0,6199923693</text:p>
          </table:table-cell>
          <table:table-cell table:formula="of:=100*([Moyennes.AI8]-[.AI$2])/[.AI$2]" office:value-type="float" office:value="0.536168665939658" calcext:value-type="float">
            <text:p>0,5361686659</text:p>
          </table:table-cell>
          <table:table-cell table:formula="of:=100*([Moyennes.AJ8]-[.AJ$2])/[.AJ$2]" office:value-type="float" office:value="0.069856793573175" calcext:value-type="float">
            <text:p>0,0698567936</text:p>
          </table:table-cell>
          <table:table-cell table:formula="of:=100*([Moyennes.AK8]-[.AK$2])/[.AK$2]" office:value-type="float" office:value="0.212089077412513" calcext:value-type="float">
            <text:p>0,2120890774</text:p>
          </table:table-cell>
          <table:table-cell table:formula="of:=100*([Moyennes.AL8]-[.AL$2])/[.AL$2]" office:value-type="float" office:value="1.07339449541284" calcext:value-type="float">
            <text:p>1,0733944954</text:p>
          </table:table-cell>
          <table:table-cell table:formula="of:=100*([Moyennes.AM8]-[.AM$2])/[.AM$2]" office:value-type="float" office:value="0.875885203130824" calcext:value-type="float">
            <text:p>0,8758852031</text:p>
          </table:table-cell>
          <table:table-cell table:formula="of:=100*([Moyennes.AN8]-[.AN$2])/[.AN$2]" office:value-type="float" office:value="0.71512539184953" calcext:value-type="float">
            <text:p>0,7151253918</text:p>
          </table:table-cell>
          <table:table-cell table:formula="of:=100*([Moyennes.AO8]-[.AO$2])/[.AO$2]" office:value-type="float" office:value="0.0629043853342919" calcext:value-type="float">
            <text:p>0,0629043853</text:p>
          </table:table-cell>
          <table:table-cell table:formula="of:=100*([Moyennes.AP8]-[.AP$2])/[.AP$2]" office:value-type="float" office:value="4.69823448841148" calcext:value-type="float">
            <text:p>4,6982344884</text:p>
          </table:table-cell>
          <table:table-cell table:formula="of:=100*([Moyennes.AQ8]-[.AQ$2])/[.AQ$2]" office:value-type="float" office:value="5.38890826648064" calcext:value-type="float">
            <text:p>5,3889082665</text:p>
          </table:table-cell>
          <table:table-cell table:formula="of:=100*([Moyennes.AR8]-[.AR$2])/[.AR$2]" office:value-type="float" office:value="5.17787953504755" calcext:value-type="float">
            <text:p>5,1778795350</text:p>
          </table:table-cell>
          <table:table-cell table:formula="of:=100*([Moyennes.AS8]-[.AS$2])/[.AS$2]" office:value-type="float" office:value="2.82402873000326" calcext:value-type="float">
            <text:p>2,8240287300</text:p>
          </table:table-cell>
          <table:table-cell table:formula="of:=100*([Moyennes.AT8]-[.AT$2])/[.AT$2]" office:value-type="float" office:value="4.96471774193548" calcext:value-type="float">
            <text:p>4,9647177419</text:p>
          </table:table-cell>
          <table:table-cell table:formula="of:=100*([Moyennes.AU8]-[.AU$2])/[.AU$2]" office:value-type="float" office:value="3.90053226879574" calcext:value-type="float">
            <text:p>3,9005322688</text:p>
          </table:table-cell>
          <table:table-cell table:formula="of:=100*([Moyennes.AV8]-[.AV$2])/[.AV$2]" office:value-type="float" office:value="5.16488845780795" calcext:value-type="float">
            <text:p>5,1648884578</text:p>
          </table:table-cell>
          <table:table-cell table:formula="of:=100*([Moyennes.AW8]-[.AW$2])/[.AW$2]" office:value-type="float" office:value="2.83174185051037" calcext:value-type="float">
            <text:p>2,8317418505</text:p>
          </table:table-cell>
          <table:table-cell table:formula="of:=100*([Moyennes.AX8]-[.AX$2])/[.AX$2]" office:value-type="float" office:value="3.62443907490507" calcext:value-type="float">
            <text:p>3,6244390749</text:p>
          </table:table-cell>
          <table:table-cell table:formula="of:=100*([Moyennes.AY8]-[.AY$2])/[.AY$2]" office:value-type="float" office:value="4.12724306688418" calcext:value-type="float">
            <text:p>4,1272430669</text:p>
          </table:table-cell>
          <table:table-cell table:formula="of:=100*([Moyennes.AZ8]-[.AZ$2])/[.AZ$2]" office:value-type="float" office:value="5.54964390448261" calcext:value-type="float">
            <text:p>5,5496439045</text:p>
          </table:table-cell>
          <table:table-cell table:formula="of:=100*([Moyennes.BA8]-[.BA$2])/[.BA$2]" office:value-type="float" office:value="5.79778617710583" calcext:value-type="float">
            <text:p>5,7977861771</text:p>
          </table:table-cell>
          <table:table-cell table:formula="of:=100*([Moyennes.BB8]-[.BB$2])/[.BB$2]" office:value-type="float" office:value="7.21840659340659" calcext:value-type="float">
            <text:p>7,2184065934</text:p>
          </table:table-cell>
          <table:table-cell table:formula="of:=100*([Moyennes.BC8]-[.BC$2])/[.BC$2]" office:value-type="float" office:value="5.84206285253828" calcext:value-type="float">
            <text:p>5,8420628525</text:p>
          </table:table-cell>
          <table:table-cell table:formula="of:=100*([Moyennes.BD8]-[.BD$2])/[.BD$2]" office:value-type="float" office:value="6.16172805317087" calcext:value-type="float">
            <text:p>6,1617280532</text:p>
          </table:table-cell>
          <table:table-cell table:formula="of:=100*([Moyennes.BE8]-[.BE$2])/[.BE$2]" office:value-type="float" office:value="5.59630535180657" calcext:value-type="float">
            <text:p>5,5963053518</text:p>
          </table:table-cell>
          <table:table-cell table:formula="of:=100*([Moyennes.BF8]-[.BF$2])/[.BF$2]" office:value-type="float" office:value="6.6414686825054" calcext:value-type="float">
            <text:p>6,6414686825</text:p>
          </table:table-cell>
          <table:table-cell table:formula="of:=100*([Moyennes.BG8]-[.BG$2])/[.BG$2]" office:value-type="float" office:value="6.15686805743701" calcext:value-type="float">
            <text:p>6,1568680574</text:p>
          </table:table-cell>
          <table:table-cell table:formula="of:=100*([Moyennes.BH8]-[.BH$2])/[.BH$2]" office:value-type="float" office:value="5.58375634517767" calcext:value-type="float">
            <text:p>5,5837563452</text:p>
          </table:table-cell>
          <table:table-cell table:formula="of:=100*([Moyennes.BI8]-[.BI$2])/[.BI$2]" office:value-type="float" office:value="5.53780617678381" calcext:value-type="float">
            <text:p>5,5378061768</text:p>
          </table:table-cell>
          <table:table-cell/>
          <table:table-cell table:formula="of:=AVERAGE([.B9:.BI9])" office:value-type="float" office:value="2.4417270222645" calcext:value-type="float">
            <text:p>2,4417270223</text:p>
          </table:table-cell>
          <table:table-cell/>
          <table:table-cell table:formula="of:=AVERAGE([.B9:.K9])" office:value-type="float" office:value="0.786943877845226" calcext:value-type="float">
            <text:p>0,7869438778</text:p>
          </table:table-cell>
          <table:table-cell table:formula="of:=AVERAGE([.L9:.U9])" office:value-type="float" office:value="1.62762398043225" calcext:value-type="float">
            <text:p>1,6276239804</text:p>
          </table:table-cell>
          <table:table-cell table:formula="of:= AVERAGE([.V9:.AE9])" office:value-type="float" office:value="1.48458163037263" calcext:value-type="float">
            <text:p>1,4845816304</text:p>
          </table:table-cell>
          <table:table-cell table:formula="of:= AVERAGE([.AF9:.AO9])" office:value-type="float" office:value="0.472368077417247" calcext:value-type="float">
            <text:p>0,4723680774</text:p>
          </table:table-cell>
          <table:table-cell table:formula="of:= AVERAGE([.AP9:.AY9])" office:value-type="float" office:value="4.27026134807817" calcext:value-type="float">
            <text:p>4,2702613481</text:p>
          </table:table-cell>
          <table:table-cell table:formula="of:= AVERAGE([.AZ9:.BI9])" office:value-type="float" office:value="6.00858321944146" calcext:value-type="float">
            <text:p>6,0085832194</text:p>
          </table:table-cell>
          <table:table-cell table:number-columns-repeated="2"/>
        </table:table-row>
        <table:table-row table:style-name="ro1">
          <table:table-cell table:formula="of:=[Moyennes.A9]" office:value-type="string" office:string-value="Tabu Search" calcext:value-type="string">
            <text:p>Tabu Search</text:p>
          </table:table-cell>
          <table:table-cell table:formula="of:=100*([Moyennes.B9]-[.B$2])/[.B$2]" office:value-type="float" office:value="0.625978090766823" calcext:value-type="float">
            <text:p>0,6259780908</text:p>
          </table:table-cell>
          <table:table-cell table:formula="of:=100*([Moyennes.C9]-[.C$2])/[.C$2]" office:value-type="float" office:value="0" calcext:value-type="float">
            <text:p>0,0000000000</text:p>
          </table:table-cell>
          <table:table-cell table:formula="of:=100*([Moyennes.D9]-[.D$2])/[.D$2]" office:value-type="float" office:value="4.16281221091582" calcext:value-type="float">
            <text:p>4,1628122109</text:p>
          </table:table-cell>
          <table:table-cell table:formula="of:=100*([Moyennes.E9]-[.E$2])/[.E$2]" office:value-type="float" office:value="2.47486465583913" calcext:value-type="float">
            <text:p>2,4748646558</text:p>
          </table:table-cell>
          <table:table-cell table:formula="of:=100*([Moyennes.F9]-[.F$2])/[.F$2]" office:value-type="float" office:value="5.66801619433198" calcext:value-type="float">
            <text:p>5,6680161943</text:p>
          </table:table-cell>
          <table:table-cell table:formula="of:=100*([Moyennes.G9]-[.G$2])/[.G$2]" office:value-type="float" office:value="2.42677824267782" calcext:value-type="float">
            <text:p>2,4267782427</text:p>
          </table:table-cell>
          <table:table-cell table:formula="of:=100*([Moyennes.H9]-[.H$2])/[.H$2]" office:value-type="float" office:value="1.37763371150729" calcext:value-type="float">
            <text:p>1,3776337115</text:p>
          </table:table-cell>
          <table:table-cell table:formula="of:=100*([Moyennes.I9]-[.I$2])/[.I$2]" office:value-type="float" office:value="1.40961857379768" calcext:value-type="float">
            <text:p>1,4096185738</text:p>
          </table:table-cell>
          <table:table-cell table:formula="of:=100*([Moyennes.J9]-[.J$2])/[.J$2]" office:value-type="float" office:value="2.03252032520325" calcext:value-type="float">
            <text:p>2,0325203252</text:p>
          </table:table-cell>
          <table:table-cell table:formula="of:=100*([Moyennes.K9]-[.K$2])/[.K$2]" office:value-type="float" office:value="3.88086642599278" calcext:value-type="float">
            <text:p>3,8808664260</text:p>
          </table:table-cell>
          <table:table-cell table:formula="of:=100*([Moyennes.L9]-[.L$2])/[.L$2]" office:value-type="float" office:value="1.39064475347661" calcext:value-type="float">
            <text:p>1,3906447535</text:p>
          </table:table-cell>
          <table:table-cell table:formula="of:=100*([Moyennes.M9]-[.M$2])/[.M$2]" office:value-type="float" office:value="2.41109101868596" calcext:value-type="float">
            <text:p>2,4110910187</text:p>
          </table:table-cell>
          <table:table-cell table:formula="of:=100*([Moyennes.N9]-[.N$2])/[.N$2]" office:value-type="float" office:value="1.53743315508021" calcext:value-type="float">
            <text:p>1,5374331551</text:p>
          </table:table-cell>
          <table:table-cell table:formula="of:=100*([Moyennes.O9]-[.O$2])/[.O$2]" office:value-type="float" office:value="2.10602759622367" calcext:value-type="float">
            <text:p>2,1060275962</text:p>
          </table:table-cell>
          <table:table-cell table:formula="of:=100*([Moyennes.P9]-[.P$2])/[.P$2]" office:value-type="float" office:value="3.31219168428471" calcext:value-type="float">
            <text:p>3,3121916843</text:p>
          </table:table-cell>
          <table:table-cell table:formula="of:=100*([Moyennes.Q9]-[.Q$2])/[.Q$2]" office:value-type="float" office:value="3.22118826055834" calcext:value-type="float">
            <text:p>3,2211882606</text:p>
          </table:table-cell>
          <table:table-cell table:formula="of:=100*([Moyennes.R9]-[.R$2])/[.R$2]" office:value-type="float" office:value="3.16711590296496" calcext:value-type="float">
            <text:p>3,1671159030</text:p>
          </table:table-cell>
          <table:table-cell table:formula="of:=100*([Moyennes.S9]-[.S$2])/[.S$2]" office:value-type="float" office:value="2.47074122236671" calcext:value-type="float">
            <text:p>2,4707412224</text:p>
          </table:table-cell>
          <table:table-cell table:formula="of:=100*([Moyennes.T9]-[.T$2])/[.T$2]" office:value-type="float" office:value="1.00439422473321" calcext:value-type="float">
            <text:p>1,0043942247</text:p>
          </table:table-cell>
          <table:table-cell table:formula="of:=100*([Moyennes.U9]-[.U$2])/[.U$2]" office:value-type="float" office:value="1.82275298554368" calcext:value-type="float">
            <text:p>1,8227529855</text:p>
          </table:table-cell>
          <table:table-cell table:formula="of:=100*([Moyennes.V9]-[.V$2])/[.V$2]" office:value-type="float" office:value="2.00261210274271" calcext:value-type="float">
            <text:p>2,0026121027</text:p>
          </table:table-cell>
          <table:table-cell table:formula="of:=100*([Moyennes.W9]-[.W$2])/[.W$2]" office:value-type="float" office:value="0.952834683182468" calcext:value-type="float">
            <text:p>0,9528346832</text:p>
          </table:table-cell>
          <table:table-cell table:formula="of:=100*([Moyennes.X9]-[.X$2])/[.X$2]" office:value-type="float" office:value="0.945829750644884" calcext:value-type="float">
            <text:p>0,9458297506</text:p>
          </table:table-cell>
          <table:table-cell table:formula="of:=100*([Moyennes.Y9]-[.Y$2])/[.Y$2]" office:value-type="float" office:value="1.12460638776428" calcext:value-type="float">
            <text:p>1,1246063878</text:p>
          </table:table-cell>
          <table:table-cell table:formula="of:=100*([Moyennes.Z9]-[.Z$2])/[.Z$2]" office:value-type="float" office:value="2.48799650807508" calcext:value-type="float">
            <text:p>2,4879965081</text:p>
          </table:table-cell>
          <table:table-cell table:formula="of:=100*([Moyennes.AA9]-[.AA$2])/[.AA$2]" office:value-type="float" office:value="1.392632524708" calcext:value-type="float">
            <text:p>1,3926325247</text:p>
          </table:table-cell>
          <table:table-cell table:formula="of:=100*([Moyennes.AB9]-[.AB$2])/[.AB$2]" office:value-type="float" office:value="1.40783106027277" calcext:value-type="float">
            <text:p>1,4078310603</text:p>
          </table:table-cell>
          <table:table-cell table:formula="of:=100*([Moyennes.AC9]-[.AC$2])/[.AC$2]" office:value-type="float" office:value="1.54545454545455" calcext:value-type="float">
            <text:p>1,5454545455</text:p>
          </table:table-cell>
          <table:table-cell table:formula="of:=100*([Moyennes.AD9]-[.AD$2])/[.AD$2]" office:value-type="float" office:value="2.36924452391596" calcext:value-type="float">
            <text:p>2,3692445239</text:p>
          </table:table-cell>
          <table:table-cell table:formula="of:=100*([Moyennes.AE9]-[.AE$2])/[.AE$2]" office:value-type="float" office:value="2.47933884297521" calcext:value-type="float">
            <text:p>2,4793388430</text:p>
          </table:table-cell>
          <table:table-cell table:formula="of:=100*([Moyennes.AF9]-[.AF$2])/[.AF$2]" office:value-type="float" office:value="0.183553597650514" calcext:value-type="float">
            <text:p>0,1835535977</text:p>
          </table:table-cell>
          <table:table-cell table:formula="of:=100*([Moyennes.AG9]-[.AG$2])/[.AG$2]" office:value-type="float" office:value="0.141143260409315" calcext:value-type="float">
            <text:p>0,1411432604</text:p>
          </table:table-cell>
          <table:table-cell table:formula="of:=100*([Moyennes.AH9]-[.AH$2])/[.AH$2]" office:value-type="float" office:value="0.343380389164441" calcext:value-type="float">
            <text:p>0,3433803892</text:p>
          </table:table-cell>
          <table:table-cell table:formula="of:=100*([Moyennes.AI9]-[.AI$2])/[.AI$2]" office:value-type="float" office:value="0.727008360596147" calcext:value-type="float">
            <text:p>0,7270083606</text:p>
          </table:table-cell>
          <table:table-cell table:formula="of:=100*([Moyennes.AJ9]-[.AJ$2])/[.AJ$2]" office:value-type="float" office:value="0.0349283967865875" calcext:value-type="float">
            <text:p>0,0349283968</text:p>
          </table:table-cell>
          <table:table-cell table:formula="of:=100*([Moyennes.AK9]-[.AK$2])/[.AK$2]" office:value-type="float" office:value="0.176740897843761" calcext:value-type="float">
            <text:p>0,1767408978</text:p>
          </table:table-cell>
          <table:table-cell table:formula="of:=100*([Moyennes.AL9]-[.AL$2])/[.AL$2]" office:value-type="float" office:value="0.73394495412844" calcext:value-type="float">
            <text:p>0,7339449541</text:p>
          </table:table-cell>
          <table:table-cell table:formula="of:=100*([Moyennes.AM9]-[.AM$2])/[.AM$2]" office:value-type="float" office:value="0.111815132314573" calcext:value-type="float">
            <text:p>0,1118151323</text:p>
          </table:table-cell>
          <table:table-cell table:formula="of:=100*([Moyennes.AN9]-[.AN$2])/[.AN$2]" office:value-type="float" office:value="0.862068965517241" calcext:value-type="float">
            <text:p>0,8620689655</text:p>
          </table:table-cell>
          <table:table-cell table:formula="of:=100*([Moyennes.AO9]-[.AO$2])/[.AO$2]" office:value-type="float" office:value="0.251617541337168" calcext:value-type="float">
            <text:p>0,2516175413</text:p>
          </table:table-cell>
          <table:table-cell table:formula="of:=100*([Moyennes.AP9]-[.AP$2])/[.AP$2]" office:value-type="float" office:value="4.21263791374122" calcext:value-type="float">
            <text:p>4,2126379137</text:p>
          </table:table-cell>
          <table:table-cell table:formula="of:=100*([Moyennes.AQ9]-[.AQ$2])/[.AQ$2]" office:value-type="float" office:value="4.53435647017789" calcext:value-type="float">
            <text:p>4,5343564702</text:p>
          </table:table-cell>
          <table:table-cell table:formula="of:=100*([Moyennes.AR9]-[.AR$2])/[.AR$2]" office:value-type="float" office:value="3.83938006340261" calcext:value-type="float">
            <text:p>3,8393800634</text:p>
          </table:table-cell>
          <table:table-cell table:formula="of:=100*([Moyennes.AS9]-[.AS$2])/[.AS$2]" office:value-type="float" office:value="0.555011426705844" calcext:value-type="float">
            <text:p>0,5550114267</text:p>
          </table:table-cell>
          <table:table-cell table:formula="of:=100*([Moyennes.AT9]-[.AT$2])/[.AT$2]" office:value-type="float" office:value="4.23387096774194" calcext:value-type="float">
            <text:p>4,2338709677</text:p>
          </table:table-cell>
          <table:table-cell table:formula="of:=100*([Moyennes.AU9]-[.AU$2])/[.AU$2]" office:value-type="float" office:value="5.42248835662009" calcext:value-type="float">
            <text:p>5,4224883566</text:p>
          </table:table-cell>
          <table:table-cell table:formula="of:=100*([Moyennes.AV9]-[.AV$2])/[.AV$2]" office:value-type="float" office:value="5.94891690914969" calcext:value-type="float">
            <text:p>5,9489169091</text:p>
          </table:table-cell>
          <table:table-cell table:formula="of:=100*([Moyennes.AW9]-[.AW$2])/[.AW$2]" office:value-type="float" office:value="1.71221600263418" calcext:value-type="float">
            <text:p>1,7122160026</text:p>
          </table:table-cell>
          <table:table-cell table:formula="of:=100*([Moyennes.AX9]-[.AX$2])/[.AX$2]" office:value-type="float" office:value="3.38280980324474" calcext:value-type="float">
            <text:p>3,3828098032</text:p>
          </table:table-cell>
          <table:table-cell table:formula="of:=100*([Moyennes.AY9]-[.AY$2])/[.AY$2]" office:value-type="float" office:value="4.53507340946166" calcext:value-type="float">
            <text:p>4,5350734095</text:p>
          </table:table-cell>
          <table:table-cell table:formula="of:=100*([Moyennes.AZ9]-[.AZ$2])/[.AZ$2]" office:value-type="float" office:value="3.48051948051948" calcext:value-type="float">
            <text:p>3,4805194805</text:p>
          </table:table-cell>
          <table:table-cell table:formula="of:=100*([Moyennes.BA9]-[.BA$2])/[.BA$2]" office:value-type="float" office:value="4.77861771058315" calcext:value-type="float">
            <text:p>4,7786177106</text:p>
          </table:table-cell>
          <table:table-cell table:formula="of:=100*([Moyennes.BB9]-[.BB$2])/[.BB$2]" office:value-type="float" office:value="5.71428571428571" calcext:value-type="float">
            <text:p>5,7142857143</text:p>
          </table:table-cell>
          <table:table-cell table:formula="of:=100*([Moyennes.BC9]-[.BC$2])/[.BC$2]" office:value-type="float" office:value="5.58689229116304" calcext:value-type="float">
            <text:p>5,5868922912</text:p>
          </table:table-cell>
          <table:table-cell table:formula="of:=100*([Moyennes.BD9]-[.BD$2])/[.BD$2]" office:value-type="float" office:value="3.43395181390197" calcext:value-type="float">
            <text:p>3,4339518139</text:p>
          </table:table-cell>
          <table:table-cell table:formula="of:=100*([Moyennes.BE9]-[.BE$2])/[.BE$2]" office:value-type="float" office:value="4.07497962510187" calcext:value-type="float">
            <text:p>4,0749796251</text:p>
          </table:table-cell>
          <table:table-cell table:formula="of:=100*([Moyennes.BF9]-[.BF$2])/[.BF$2]" office:value-type="float" office:value="5.29157667386609" calcext:value-type="float">
            <text:p>5,2915766739</text:p>
          </table:table-cell>
          <table:table-cell table:formula="of:=100*([Moyennes.BG9]-[.BG$2])/[.BG$2]" office:value-type="float" office:value="4.90382010295313" calcext:value-type="float">
            <text:p>4,9038201030</text:p>
          </table:table-cell>
          <table:table-cell table:formula="of:=100*([Moyennes.BH9]-[.BH$2])/[.BH$2]" office:value-type="float" office:value="3.7135987176062" calcext:value-type="float">
            <text:p>3,7135987176</text:p>
          </table:table-cell>
          <table:table-cell table:formula="of:=100*([Moyennes.BI9]-[.BI$2])/[.BI$2]" office:value-type="float" office:value="5.19169329073482" calcext:value-type="float">
            <text:p>5,1916932907</text:p>
          </table:table-cell>
          <table:table-cell/>
          <table:table-cell table:formula="of:=AVERAGE([.B10:.BI10])" office:value-type="float" office:value="2.52206580673383" calcext:value-type="float">
            <text:p>2,5220658067</text:p>
          </table:table-cell>
          <table:table-cell/>
          <table:table-cell table:formula="of:=AVERAGE([.B10:.K10])" office:value-type="float" office:value="2.40590884310326" calcext:value-type="float">
            <text:p>2,4059088431</text:p>
          </table:table-cell>
          <table:table-cell table:formula="of:=AVERAGE([.L10:.U10])" office:value-type="float" office:value="2.24435808039181" calcext:value-type="float">
            <text:p>2,2443580804</text:p>
          </table:table-cell>
          <table:table-cell table:formula="of:= AVERAGE([.V10:.AE10])" office:value-type="float" office:value="1.67083809297359" calcext:value-type="float">
            <text:p>1,6708380930</text:p>
          </table:table-cell>
          <table:table-cell table:formula="of:= AVERAGE([.AF10:.AO10])" office:value-type="float" office:value="0.356620149574819" calcext:value-type="float">
            <text:p>0,3566201496</text:p>
          </table:table-cell>
          <table:table-cell table:formula="of:= AVERAGE([.AP10:.AY10])" office:value-type="float" office:value="3.83767613228799" calcext:value-type="float">
            <text:p>3,8376761323</text:p>
          </table:table-cell>
          <table:table-cell table:formula="of:= AVERAGE([.AZ10:.BI10])" office:value-type="float" office:value="4.61699354207155" calcext:value-type="float">
            <text:p>4,6169935421</text:p>
          </table:table-cell>
          <table:table-cell table:number-columns-repeated="2"/>
        </table:table-row>
        <table:table-row table:style-name="ro1">
          <table:table-cell table:formula="of:=[Moyennes.A10]" office:value-type="string" office:string-value="VNS" calcext:value-type="string">
            <text:p>VNS</text:p>
          </table:table-cell>
          <table:table-cell table:formula="of:=100*([Moyennes.B10]-[.B$2])/[.B$2]" office:value-type="float" office:value="0.625978090766823" calcext:value-type="float">
            <text:p>0,6259780908</text:p>
          </table:table-cell>
          <table:table-cell table:formula="of:=100*([Moyennes.C10]-[.C$2])/[.C$2]" office:value-type="float" office:value="0.441501103752759" calcext:value-type="float">
            <text:p>0,4415011038</text:p>
          </table:table-cell>
          <table:table-cell table:formula="of:=100*([Moyennes.D10]-[.D$2])/[.D$2]" office:value-type="float" office:value="1.57261794634598" calcext:value-type="float">
            <text:p>1,5726179463</text:p>
          </table:table-cell>
          <table:table-cell table:formula="of:=100*([Moyennes.E10]-[.E$2])/[.E$2]" office:value-type="float" office:value="2.47486465583913" calcext:value-type="float">
            <text:p>2,4748646558</text:p>
          </table:table-cell>
          <table:table-cell table:formula="of:=100*([Moyennes.F10]-[.F$2])/[.F$2]" office:value-type="float" office:value="3.40080971659919" calcext:value-type="float">
            <text:p>3,4008097166</text:p>
          </table:table-cell>
          <table:table-cell table:formula="of:=100*([Moyennes.G10]-[.G$2])/[.G$2]" office:value-type="float" office:value="2.42677824267782" calcext:value-type="float">
            <text:p>2,4267782427</text:p>
          </table:table-cell>
          <table:table-cell table:formula="of:=100*([Moyennes.H10]-[.H$2])/[.H$2]" office:value-type="float" office:value="1.37763371150729" calcext:value-type="float">
            <text:p>1,3776337115</text:p>
          </table:table-cell>
          <table:table-cell table:formula="of:=100*([Moyennes.I10]-[.I$2])/[.I$2]" office:value-type="float" office:value="1.40961857379768" calcext:value-type="float">
            <text:p>1,4096185738</text:p>
          </table:table-cell>
          <table:table-cell table:formula="of:=100*([Moyennes.J10]-[.J$2])/[.J$2]" office:value-type="float" office:value="1.78861788617886" calcext:value-type="float">
            <text:p>1,7886178862</text:p>
          </table:table-cell>
          <table:table-cell table:formula="of:=100*([Moyennes.K10]-[.K$2])/[.K$2]" office:value-type="float" office:value="3.88086642599278" calcext:value-type="float">
            <text:p>3,8808664260</text:p>
          </table:table-cell>
          <table:table-cell table:formula="of:=100*([Moyennes.L10]-[.L$2])/[.L$2]" office:value-type="float" office:value="2.14917825537295" calcext:value-type="float">
            <text:p>2,1491782554</text:p>
          </table:table-cell>
          <table:table-cell table:formula="of:=100*([Moyennes.M10]-[.M$2])/[.M$2]" office:value-type="float" office:value="3.79746835443038" calcext:value-type="float">
            <text:p>3,7974683544</text:p>
          </table:table-cell>
          <table:table-cell table:formula="of:=100*([Moyennes.N10]-[.N$2])/[.N$2]" office:value-type="float" office:value="2.27272727272727" calcext:value-type="float">
            <text:p>2,2727272727</text:p>
          </table:table-cell>
          <table:table-cell table:formula="of:=100*([Moyennes.O10]-[.O$2])/[.O$2]" office:value-type="float" office:value="2.17864923747277" calcext:value-type="float">
            <text:p>2,1786492375</text:p>
          </table:table-cell>
          <table:table-cell table:formula="of:=100*([Moyennes.P10]-[.P$2])/[.P$2]" office:value-type="float" office:value="4.22832980972516" calcext:value-type="float">
            <text:p>4,2283298097</text:p>
          </table:table-cell>
          <table:table-cell table:formula="of:=100*([Moyennes.Q10]-[.Q$2])/[.Q$2]" office:value-type="float" office:value="2.07587687902649" calcext:value-type="float">
            <text:p>2,0758768790</text:p>
          </table:table-cell>
          <table:table-cell table:formula="of:=100*([Moyennes.R10]-[.R$2])/[.R$2]" office:value-type="float" office:value="2.83018867924528" calcext:value-type="float">
            <text:p>2,8301886792</text:p>
          </table:table-cell>
          <table:table-cell table:formula="of:=100*([Moyennes.S10]-[.S$2])/[.S$2]" office:value-type="float" office:value="2.21066319895969" calcext:value-type="float">
            <text:p>2,2106631990</text:p>
          </table:table-cell>
          <table:table-cell table:formula="of:=100*([Moyennes.T10]-[.T$2])/[.T$2]" office:value-type="float" office:value="1.50659133709981" calcext:value-type="float">
            <text:p>1,5065913371</text:p>
          </table:table-cell>
          <table:table-cell table:formula="of:=100*([Moyennes.U10]-[.U$2])/[.U$2]" office:value-type="float" office:value="1.82275298554368" calcext:value-type="float">
            <text:p>1,8227529855</text:p>
          </table:table-cell>
          <table:table-cell table:formula="of:=100*([Moyennes.V10]-[.V$2])/[.V$2]" office:value-type="float" office:value="1.56726164562473" calcext:value-type="float">
            <text:p>1,5672616456</text:p>
          </table:table-cell>
          <table:table-cell table:formula="of:=100*([Moyennes.W10]-[.W$2])/[.W$2]" office:value-type="float" office:value="2.38208670795617" calcext:value-type="float">
            <text:p>2,3820867080</text:p>
          </table:table-cell>
          <table:table-cell table:formula="of:=100*([Moyennes.X10]-[.X$2])/[.X$2]" office:value-type="float" office:value="2.10662080825451" calcext:value-type="float">
            <text:p>2,1066208083</text:p>
          </table:table-cell>
          <table:table-cell table:formula="of:=100*([Moyennes.Y10]-[.Y$2])/[.Y$2]" office:value-type="float" office:value="1.12460638776428" calcext:value-type="float">
            <text:p>1,1246063878</text:p>
          </table:table-cell>
          <table:table-cell table:formula="of:=100*([Moyennes.Z10]-[.Z$2])/[.Z$2]" office:value-type="float" office:value="1.44041903099083" calcext:value-type="float">
            <text:p>1,4404190310</text:p>
          </table:table-cell>
          <table:table-cell table:formula="of:=100*([Moyennes.AA10]-[.AA$2])/[.AA$2]" office:value-type="float" office:value="2.78526504941599" calcext:value-type="float">
            <text:p>2,7852650494</text:p>
          </table:table-cell>
          <table:table-cell table:formula="of:=100*([Moyennes.AB10]-[.AB$2])/[.AB$2]" office:value-type="float" office:value="1.58380994280686" calcext:value-type="float">
            <text:p>1,5838099428</text:p>
          </table:table-cell>
          <table:table-cell table:formula="of:=100*([Moyennes.AC10]-[.AC$2])/[.AC$2]" office:value-type="float" office:value="1.45454545454545" calcext:value-type="float">
            <text:p>1,4545454545</text:p>
          </table:table-cell>
          <table:table-cell table:formula="of:=100*([Moyennes.AD10]-[.AD$2])/[.AD$2]" office:value-type="float" office:value="3.08448815377738" calcext:value-type="float">
            <text:p>3,0844881538</text:p>
          </table:table-cell>
          <table:table-cell table:formula="of:=100*([Moyennes.AE10]-[.AE$2])/[.AE$2]" office:value-type="float" office:value="2.66299357208448" calcext:value-type="float">
            <text:p>2,6629935721</text:p>
          </table:table-cell>
          <table:table-cell table:formula="of:=100*([Moyennes.AF10]-[.AF$2])/[.AF$2]" office:value-type="float" office:value="0.183553597650514" calcext:value-type="float">
            <text:p>0,1835535977</text:p>
          </table:table-cell>
          <table:table-cell table:formula="of:=100*([Moyennes.AG10]-[.AG$2])/[.AG$2]" office:value-type="float" office:value="0.141143260409315" calcext:value-type="float">
            <text:p>0,1411432604</text:p>
          </table:table-cell>
          <table:table-cell table:formula="of:=100*([Moyennes.AH10]-[.AH$2])/[.AH$2]" office:value-type="float" office:value="0" calcext:value-type="float">
            <text:p>0,0000000000</text:p>
          </table:table-cell>
          <table:table-cell table:formula="of:=100*([Moyennes.AI10]-[.AI$2])/[.AI$2]" office:value-type="float" office:value="1.12686295892403" calcext:value-type="float">
            <text:p>1,1268629589</text:p>
          </table:table-cell>
          <table:table-cell table:formula="of:=100*([Moyennes.AJ10]-[.AJ$2])/[.AJ$2]" office:value-type="float" office:value="0.0349283967865875" calcext:value-type="float">
            <text:p>0,0349283968</text:p>
          </table:table-cell>
          <table:table-cell table:formula="of:=100*([Moyennes.AK10]-[.AK$2])/[.AK$2]" office:value-type="float" office:value="0.0706963591375044" calcext:value-type="float">
            <text:p>0,0706963591</text:p>
          </table:table-cell>
          <table:table-cell table:formula="of:=100*([Moyennes.AL10]-[.AL$2])/[.AL$2]" office:value-type="float" office:value="0.403669724770642" calcext:value-type="float">
            <text:p>0,4036697248</text:p>
          </table:table-cell>
          <table:table-cell table:formula="of:=100*([Moyennes.AM10]-[.AM$2])/[.AM$2]" office:value-type="float" office:value="0.111815132314573" calcext:value-type="float">
            <text:p>0,1118151323</text:p>
          </table:table-cell>
          <table:table-cell table:formula="of:=100*([Moyennes.AN10]-[.AN$2])/[.AN$2]" office:value-type="float" office:value="0.352664576802508" calcext:value-type="float">
            <text:p>0,3526645768</text:p>
          </table:table-cell>
          <table:table-cell table:formula="of:=100*([Moyennes.AO10]-[.AO$2])/[.AO$2]" office:value-type="float" office:value="0.251617541337168" calcext:value-type="float">
            <text:p>0,2516175413</text:p>
          </table:table-cell>
          <table:table-cell table:formula="of:=100*([Moyennes.AP10]-[.AP$2])/[.AP$2]" office:value-type="float" office:value="3.51053159478435" calcext:value-type="float">
            <text:p>3,5105315948</text:p>
          </table:table-cell>
          <table:table-cell table:formula="of:=100*([Moyennes.AQ10]-[.AQ$2])/[.AQ$2]" office:value-type="float" office:value="2.4066968957098" calcext:value-type="float">
            <text:p>2,4066968957</text:p>
          </table:table-cell>
          <table:table-cell table:formula="of:=100*([Moyennes.AR10]-[.AR$2])/[.AR$2]" office:value-type="float" office:value="4.2972877773864" calcext:value-type="float">
            <text:p>4,2972877774</text:p>
          </table:table-cell>
          <table:table-cell table:formula="of:=100*([Moyennes.AS10]-[.AS$2])/[.AS$2]" office:value-type="float" office:value="1.07737512242899" calcext:value-type="float">
            <text:p>1,0773751224</text:p>
          </table:table-cell>
          <table:table-cell table:formula="of:=100*([Moyennes.AT10]-[.AT$2])/[.AT$2]" office:value-type="float" office:value="2.28494623655914" calcext:value-type="float">
            <text:p>2,2849462366</text:p>
          </table:table-cell>
          <table:table-cell table:formula="of:=100*([Moyennes.AU10]-[.AU$2])/[.AU$2]" office:value-type="float" office:value="5.28942115768463" calcext:value-type="float">
            <text:p>5,2894211577</text:p>
          </table:table-cell>
          <table:table-cell table:formula="of:=100*([Moyennes.AV10]-[.AV$2])/[.AV$2]" office:value-type="float" office:value="2.87746524409958" calcext:value-type="float">
            <text:p>2,8774652441</text:p>
          </table:table-cell>
          <table:table-cell table:formula="of:=100*([Moyennes.AW10]-[.AW$2])/[.AW$2]" office:value-type="float" office:value="1.67928877181429" calcext:value-type="float">
            <text:p>1,6792887718</text:p>
          </table:table-cell>
          <table:table-cell table:formula="of:=100*([Moyennes.AX10]-[.AX$2])/[.AX$2]" office:value-type="float" office:value="3.38280980324474" calcext:value-type="float">
            <text:p>3,3828098032</text:p>
          </table:table-cell>
          <table:table-cell table:formula="of:=100*([Moyennes.AY10]-[.AY$2])/[.AY$2]" office:value-type="float" office:value="4.92659053833605" calcext:value-type="float">
            <text:p>4,9265905383</text:p>
          </table:table-cell>
          <table:table-cell table:formula="of:=100*([Moyennes.AZ10]-[.AZ$2])/[.AZ$2]" office:value-type="float" office:value="3.97402597402597" calcext:value-type="float">
            <text:p>3,9740259740</text:p>
          </table:table-cell>
          <table:table-cell table:formula="of:=100*([Moyennes.BA10]-[.BA$2])/[.BA$2]" office:value-type="float" office:value="3.29373650107991" calcext:value-type="float">
            <text:p>3,2937365011</text:p>
          </table:table-cell>
          <table:table-cell table:formula="of:=100*([Moyennes.BB10]-[.BB$2])/[.BB$2]" office:value-type="float" office:value="4.31318681318681" calcext:value-type="float">
            <text:p>4,3131868132</text:p>
          </table:table-cell>
          <table:table-cell table:formula="of:=100*([Moyennes.BC10]-[.BC$2])/[.BC$2]" office:value-type="float" office:value="5.98979317754499" calcext:value-type="float">
            <text:p>5,9897931775</text:p>
          </table:table-cell>
          <table:table-cell table:formula="of:=100*([Moyennes.BD10]-[.BD$2])/[.BD$2]" office:value-type="float" office:value="4.09858764885073" calcext:value-type="float">
            <text:p>4,0985876489</text:p>
          </table:table-cell>
          <table:table-cell table:formula="of:=100*([Moyennes.BE10]-[.BE$2])/[.BE$2]" office:value-type="float" office:value="5.08014126596034" calcext:value-type="float">
            <text:p>5,0801412660</text:p>
          </table:table-cell>
          <table:table-cell table:formula="of:=100*([Moyennes.BF10]-[.BF$2])/[.BF$2]" office:value-type="float" office:value="4.91360691144708" calcext:value-type="float">
            <text:p>4,9136069114</text:p>
          </table:table-cell>
          <table:table-cell table:formula="of:=100*([Moyennes.BG10]-[.BG$2])/[.BG$2]" office:value-type="float" office:value="4.47033324302357" calcext:value-type="float">
            <text:p>4,4703332430</text:p>
          </table:table-cell>
          <table:table-cell table:formula="of:=100*([Moyennes.BH10]-[.BH$2])/[.BH$2]" office:value-type="float" office:value="3.44643334223885" calcext:value-type="float">
            <text:p>3,4464333422</text:p>
          </table:table-cell>
          <table:table-cell table:formula="of:=100*([Moyennes.BI10]-[.BI$2])/[.BI$2]" office:value-type="float" office:value="6.0702875399361" calcext:value-type="float">
            <text:p>6,0702875399</text:p>
          </table:table-cell>
          <table:table-cell/>
          <table:table-cell table:formula="of:=AVERAGE([.B11:.BI11])" office:value-type="float" office:value="2.41205510372929" calcext:value-type="float">
            <text:p>2,4120551037</text:p>
          </table:table-cell>
          <table:table-cell/>
          <table:table-cell table:formula="of:=AVERAGE([.B11:.K11])" office:value-type="float" office:value="1.93992863534583" calcext:value-type="float">
            <text:p>1,9399286353</text:p>
          </table:table-cell>
          <table:table-cell table:formula="of:=AVERAGE([.L11:.U11])" office:value-type="float" office:value="2.50724260096035" calcext:value-type="float">
            <text:p>2,5072426010</text:p>
          </table:table-cell>
          <table:table-cell table:formula="of:= AVERAGE([.V11:.AE11])" office:value-type="float" office:value="2.01920967532207" calcext:value-type="float">
            <text:p>2,0192096753</text:p>
          </table:table-cell>
          <table:table-cell table:formula="of:= AVERAGE([.AF11:.AO11])" office:value-type="float" office:value="0.267695154813284" calcext:value-type="float">
            <text:p>0,2676951548</text:p>
          </table:table-cell>
          <table:table-cell table:formula="of:= AVERAGE([.AP11:.AY11])" office:value-type="float" office:value="3.1732413142048" calcext:value-type="float">
            <text:p>3,1732413142</text:p>
          </table:table-cell>
          <table:table-cell table:formula="of:= AVERAGE([.AZ11:.BI11])" office:value-type="float" office:value="4.56501324172944" calcext:value-type="float">
            <text:p>4,5650132417</text:p>
          </table:table-cell>
          <table:table-cell table:number-columns-repeated="2"/>
        </table:table-row>
        <table:table-row table:style-name="ro1">
          <table:table-cell table:formula="of:=[Moyennes.A11]" office:value-type="string" office:string-value="Wolf Pack Algorithm" calcext:value-type="string">
            <text:p>Wolf Pack Algorithm</text:p>
          </table:table-cell>
          <table:table-cell table:formula="of:=100*([Moyennes.B11]-[.B$2])/[.B$2]" office:value-type="float" office:value="0" calcext:value-type="float">
            <text:p>0,0000000000</text:p>
          </table:table-cell>
          <table:table-cell table:formula="of:=100*([Moyennes.C11]-[.C$2])/[.C$2]" office:value-type="float" office:value="0" calcext:value-type="float">
            <text:p>0,0000000000</text:p>
          </table:table-cell>
          <table:table-cell table:formula="of:=100*([Moyennes.D11]-[.D$2])/[.D$2]" office:value-type="float" office:value="0" calcext:value-type="float">
            <text:p>0,0000000000</text:p>
          </table:table-cell>
          <table:table-cell table:formula="of:=100*([Moyennes.E11]-[.E$2])/[.E$2]" office:value-type="float" office:value="0" calcext:value-type="float">
            <text:p>0,0000000000</text:p>
          </table:table-cell>
          <table:table-cell table:formula="of:=100*([Moyennes.F11]-[.F$2])/[.F$2]" office:value-type="float" office:value="0" calcext:value-type="float">
            <text:p>0,0000000000</text:p>
          </table:table-cell>
          <table:table-cell table:formula="of:=100*([Moyennes.G11]-[.G$2])/[.G$2]" office:value-type="float" office:value="0" calcext:value-type="float">
            <text:p>0,0000000000</text:p>
          </table:table-cell>
          <table:table-cell table:formula="of:=100*([Moyennes.H11]-[.H$2])/[.H$2]" office:value-type="float" office:value="0.405186385737439" calcext:value-type="float">
            <text:p>0,4051863857</text:p>
          </table:table-cell>
          <table:table-cell table:formula="of:=100*([Moyennes.I11]-[.I$2])/[.I$2]" office:value-type="float" office:value="0" calcext:value-type="float">
            <text:p>0,0000000000</text:p>
          </table:table-cell>
          <table:table-cell table:formula="of:=100*([Moyennes.J11]-[.J$2])/[.J$2]" office:value-type="float" office:value="0" calcext:value-type="float">
            <text:p>0,0000000000</text:p>
          </table:table-cell>
          <table:table-cell table:formula="of:=100*([Moyennes.K11]-[.K$2])/[.K$2]" office:value-type="float" office:value="0" calcext:value-type="float">
            <text:p>0,0000000000</text:p>
          </table:table-cell>
          <table:table-cell table:formula="of:=100*([Moyennes.L11]-[.L$2])/[.L$2]" office:value-type="float" office:value="0.0556859912106381" calcext:value-type="float">
            <text:p>0,0556859912</text:p>
          </table:table-cell>
          <table:table-cell table:formula="of:=100*([Moyennes.M11]-[.M$2])/[.M$2]" office:value-type="float" office:value="0.193748385430125" calcext:value-type="float">
            <text:p>0,1937483854</text:p>
          </table:table-cell>
          <table:table-cell table:formula="of:=100*([Moyennes.N11]-[.N$2])/[.N$2]" office:value-type="float" office:value="0.453590527119935" calcext:value-type="float">
            <text:p>0,4535905271</text:p>
          </table:table-cell>
          <table:table-cell table:formula="of:=100*([Moyennes.O11]-[.O$2])/[.O$2]" office:value-type="float" office:value="0.119306982052078" calcext:value-type="float">
            <text:p>0,1193069821</text:p>
          </table:table-cell>
          <table:table-cell table:formula="of:=100*([Moyennes.P11]-[.P$2])/[.P$2]" office:value-type="float" office:value="0.125843149098958" calcext:value-type="float">
            <text:p>0,1258431491</text:p>
          </table:table-cell>
          <table:table-cell table:formula="of:=100*([Moyennes.Q11]-[.Q$2])/[.Q$2]" office:value-type="float" office:value="0.0460169751508311" calcext:value-type="float">
            <text:p>0,0460169752</text:p>
          </table:table-cell>
          <table:table-cell table:formula="of:=100*([Moyennes.R11]-[.R$2])/[.R$2]" office:value-type="float" office:value="0.0192529842125486" calcext:value-type="float">
            <text:p>0,0192529842</text:p>
          </table:table-cell>
          <table:table-cell table:formula="of:=100*([Moyennes.S11]-[.S$2])/[.S$2]" office:value-type="float" office:value="0.417982537618422" calcext:value-type="float">
            <text:p>0,4179825376</text:p>
          </table:table-cell>
          <table:table-cell table:formula="of:=100*([Moyennes.T11]-[.T$2])/[.T$2]" office:value-type="float" office:value="0.0627746390458255" calcext:value-type="float">
            <text:p>0,0627746390</text:p>
          </table:table-cell>
          <table:table-cell table:formula="of:=100*([Moyennes.U11]-[.U$2])/[.U$2]" office:value-type="float" office:value="0.296309598635184" calcext:value-type="float">
            <text:p>0,2963095986</text:p>
          </table:table-cell>
          <table:table-cell table:formula="of:=100*([Moyennes.V11]-[.V$2])/[.V$2]" office:value-type="float" office:value="0.227004166925807" calcext:value-type="float">
            <text:p>0,2270041669</text:p>
          </table:table-cell>
          <table:table-cell table:formula="of:=100*([Moyennes.W11]-[.W$2])/[.W$2]" office:value-type="float" office:value="0.262029537875179" calcext:value-type="float">
            <text:p>0,2620295379</text:p>
          </table:table-cell>
          <table:table-cell table:formula="of:=100*([Moyennes.X11]-[.X$2])/[.X$2]" office:value-type="float" office:value="0.365434221840069" calcext:value-type="float">
            <text:p>0,3654342218</text:p>
          </table:table-cell>
          <table:table-cell table:formula="of:=100*([Moyennes.Y11]-[.Y$2])/[.Y$2]" office:value-type="float" office:value="0.427350427350427" calcext:value-type="float">
            <text:p>0,4273504274</text:p>
          </table:table-cell>
          <table:table-cell table:formula="of:=100*([Moyennes.Z11]-[.Z$2])/[.Z$2]" office:value-type="float" office:value="0.403753819292885" calcext:value-type="float">
            <text:p>0,4037538193</text:p>
          </table:table-cell>
          <table:table-cell table:formula="of:=100*([Moyennes.AA11]-[.AA$2])/[.AA$2]" office:value-type="float" office:value="0.247079964061096" calcext:value-type="float">
            <text:p>0,2470799641</text:p>
          </table:table-cell>
          <table:table-cell table:formula="of:=100*([Moyennes.AB11]-[.AB$2])/[.AB$2]" office:value-type="float" office:value="0.384953805543335" calcext:value-type="float">
            <text:p>0,3849538055</text:p>
          </table:table-cell>
          <table:table-cell table:formula="of:=100*([Moyennes.AC11]-[.AC$2])/[.AC$2]" office:value-type="float" office:value="0.431818181818182" calcext:value-type="float">
            <text:p>0,4318181818</text:p>
          </table:table-cell>
          <table:table-cell table:formula="of:=100*([Moyennes.AD11]-[.AD$2])/[.AD$2]" office:value-type="float" office:value="0.178810907465355" calcext:value-type="float">
            <text:p>0,1788109075</text:p>
          </table:table-cell>
          <table:table-cell table:formula="of:=100*([Moyennes.AE11]-[.AE$2])/[.AE$2]" office:value-type="float" office:value="0.436179981634527" calcext:value-type="float">
            <text:p>0,4361799816</text:p>
          </table:table-cell>
          <table:table-cell table:formula="of:=100*([Moyennes.AF11]-[.AF$2])/[.AF$2]" office:value-type="float" office:value="0.00637338880731693" calcext:value-type="float">
            <text:p>0,0063733888</text:p>
          </table:table-cell>
          <table:table-cell table:formula="of:=100*([Moyennes.AG11]-[.AG$2])/[.AG$2]" office:value-type="float" office:value="0.31757233592096" calcext:value-type="float">
            <text:p>0,3175723359</text:p>
          </table:table-cell>
          <table:table-cell table:formula="of:=100*([Moyennes.AH11]-[.AH$2])/[.AH$2]" office:value-type="float" office:value="0.0095383441434567" calcext:value-type="float">
            <text:p>0,0095383441</text:p>
          </table:table-cell>
          <table:table-cell table:formula="of:=100*([Moyennes.AI11]-[.AI$2])/[.AI$2]" office:value-type="float" office:value="0.236277717193748" calcext:value-type="float">
            <text:p>0,2362777172</text:p>
          </table:table-cell>
          <table:table-cell table:formula="of:=100*([Moyennes.AJ11]-[.AJ$2])/[.AJ$2]" office:value-type="float" office:value="0.0261962975899406" calcext:value-type="float">
            <text:p>0,0261962976</text:p>
          </table:table-cell>
          <table:table-cell table:formula="of:=100*([Moyennes.AK11]-[.AK$2])/[.AK$2]" office:value-type="float" office:value="0.0795334040296925" calcext:value-type="float">
            <text:p>0,0795334040</text:p>
          </table:table-cell>
          <table:table-cell table:formula="of:=100*([Moyennes.AL11]-[.AL$2])/[.AL$2]" office:value-type="float" office:value="0.256880733944954" calcext:value-type="float">
            <text:p>0,2568807339</text:p>
          </table:table-cell>
          <table:table-cell table:formula="of:=100*([Moyennes.AM11]-[.AM$2])/[.AM$2]" office:value-type="float" office:value="0.270219903093552" calcext:value-type="float">
            <text:p>0,2702199031</text:p>
          </table:table-cell>
          <table:table-cell table:formula="of:=100*([Moyennes.AN11]-[.AN$2])/[.AN$2]" office:value-type="float" office:value="0.352664576802508" calcext:value-type="float">
            <text:p>0,3526645768</text:p>
          </table:table-cell>
          <table:table-cell table:formula="of:=100*([Moyennes.AO11]-[.AO$2])/[.AO$2]" office:value-type="float" office:value="0" calcext:value-type="float">
            <text:p>0,0000000000</text:p>
          </table:table-cell>
          <table:table-cell table:formula="of:=100*([Moyennes.AP11]-[.AP$2])/[.AP$2]" office:value-type="float" office:value="2.77800995579331" calcext:value-type="float">
            <text:p>2,7780099558</text:p>
          </table:table-cell>
          <table:table-cell table:formula="of:=100*([Moyennes.AQ11]-[.AQ$2])/[.AQ$2]" office:value-type="float" office:value="3.45308685036624" calcext:value-type="float">
            <text:p>3,4530868504</text:p>
          </table:table-cell>
          <table:table-cell table:formula="of:=100*([Moyennes.AR11]-[.AR$2])/[.AR$2]" office:value-type="float" office:value="3.64564987671715" calcext:value-type="float">
            <text:p>3,6456498767</text:p>
          </table:table-cell>
          <table:table-cell table:formula="of:=100*([Moyennes.AS11]-[.AS$2])/[.AS$2]" office:value-type="float" office:value="1.46098596147568" calcext:value-type="float">
            <text:p>1,4609859615</text:p>
          </table:table-cell>
          <table:table-cell table:formula="of:=100*([Moyennes.AT11]-[.AT$2])/[.AT$2]" office:value-type="float" office:value="3.11659946236559" calcext:value-type="float">
            <text:p>3,1165994624</text:p>
          </table:table-cell>
          <table:table-cell table:formula="of:=100*([Moyennes.AU11]-[.AU$2])/[.AU$2]" office:value-type="float" office:value="2.47837658017299" calcext:value-type="float">
            <text:p>2,4783765802</text:p>
          </table:table-cell>
          <table:table-cell table:formula="of:=100*([Moyennes.AV11]-[.AV$2])/[.AV$2]" office:value-type="float" office:value="2.3197542838668" calcext:value-type="float">
            <text:p>2,3197542839</text:p>
          </table:table-cell>
          <table:table-cell table:formula="of:=100*([Moyennes.AW11]-[.AW$2])/[.AW$2]" office:value-type="float" office:value="1.72044781033915" calcext:value-type="float">
            <text:p>1,7204478103</text:p>
          </table:table-cell>
          <table:table-cell table:formula="of:=100*([Moyennes.AX11]-[.AX$2])/[.AX$2]" office:value-type="float" office:value="2.65792198826372" calcext:value-type="float">
            <text:p>2,6579219883</text:p>
          </table:table-cell>
          <table:table-cell table:formula="of:=100*([Moyennes.AY11]-[.AY$2])/[.AY$2]" office:value-type="float" office:value="2.65089722675367" calcext:value-type="float">
            <text:p>2,6508972268</text:p>
          </table:table-cell>
          <table:table-cell table:formula="of:=100*([Moyennes.AZ11]-[.AZ$2])/[.AZ$2]" office:value-type="float" office:value="3.64814814814815" calcext:value-type="float">
            <text:p>3,6481481481</text:p>
          </table:table-cell>
          <table:table-cell table:formula="of:=100*([Moyennes.BA11]-[.BA$2])/[.BA$2]" office:value-type="float" office:value="3.914686825054" calcext:value-type="float">
            <text:p>3,9146868251</text:p>
          </table:table-cell>
          <table:table-cell table:formula="of:=100*([Moyennes.BB11]-[.BB$2])/[.BB$2]" office:value-type="float" office:value="4.88324175824176" calcext:value-type="float">
            <text:p>4,8832417582</text:p>
          </table:table-cell>
          <table:table-cell table:formula="of:=100*([Moyennes.BC11]-[.BC$2])/[.BC$2]" office:value-type="float" office:value="3.90142358313188" calcext:value-type="float">
            <text:p>3,9014235831</text:p>
          </table:table-cell>
          <table:table-cell table:formula="of:=100*([Moyennes.BD11]-[.BD$2])/[.BD$2]" office:value-type="float" office:value="4.09858764885073" calcext:value-type="float">
            <text:p>4,0985876489</text:p>
          </table:table-cell>
          <table:table-cell table:formula="of:=100*([Moyennes.BE11]-[.BE$2])/[.BE$2]" office:value-type="float" office:value="4.21760391198044" calcext:value-type="float">
            <text:p>4,2176039120</text:p>
          </table:table-cell>
          <table:table-cell table:formula="of:=100*([Moyennes.BF11]-[.BF$2])/[.BF$2]" office:value-type="float" office:value="4.33990280777538" calcext:value-type="float">
            <text:p>4,3399028078</text:p>
          </table:table-cell>
          <table:table-cell table:formula="of:=100*([Moyennes.BG11]-[.BG$2])/[.BG$2]" office:value-type="float" office:value="4.93091303169873" calcext:value-type="float">
            <text:p>4,9309130317</text:p>
          </table:table-cell>
          <table:table-cell table:formula="of:=100*([Moyennes.BH11]-[.BH$2])/[.BH$2]" office:value-type="float" office:value="4.38151215602458" calcext:value-type="float">
            <text:p>4,3815121560</text:p>
          </table:table-cell>
          <table:table-cell table:formula="of:=100*([Moyennes.BI11]-[.BI$2])/[.BI$2]" office:value-type="float" office:value="3.97364217252396" calcext:value-type="float">
            <text:p>3,9736421725</text:p>
          </table:table-cell>
          <table:table-cell/>
          <table:table-cell table:formula="of:=AVERAGE([.B12:.BI12])" office:value-type="float" office:value="1.26144603183648" calcext:value-type="float">
            <text:p>1,2614460318</text:p>
          </table:table-cell>
          <table:table-cell/>
          <table:table-cell table:formula="of:=AVERAGE([.B12:.K12])" office:value-type="float" office:value="0.0405186385737439" calcext:value-type="float">
            <text:p>0,0405186386</text:p>
          </table:table-cell>
          <table:table-cell table:formula="of:=AVERAGE([.L12:.U12])" office:value-type="float" office:value="0.179051176957455" calcext:value-type="float">
            <text:p>0,1790511770</text:p>
          </table:table-cell>
          <table:table-cell table:formula="of:= AVERAGE([.V12:.AE12])" office:value-type="float" office:value="0.336441501380686" calcext:value-type="float">
            <text:p>0,3364415014</text:p>
          </table:table-cell>
          <table:table-cell table:formula="of:= AVERAGE([.AF12:.AO12])" office:value-type="float" office:value="0.155525670152613" calcext:value-type="float">
            <text:p>0,1555256702</text:p>
          </table:table-cell>
          <table:table-cell table:formula="of:= AVERAGE([.AP12:.AY12])" office:value-type="float" office:value="2.62817299961143" calcext:value-type="float">
            <text:p>2,6281729996</text:p>
          </table:table-cell>
          <table:table-cell table:formula="of:= AVERAGE([.AZ12:.BI12])" office:value-type="float" office:value="4.22896620434296" calcext:value-type="float">
            <text:p>4,2289662043</text:p>
          </table:table-cell>
          <table:table-cell table:number-columns-repeated="2"/>
        </table:table-row>
      </table:table>
      <table:table table:name="Ecarts Normalisés" table:style-name="ta1">
        <table:shapes>
          <draw:frame draw:z-index="0" draw:style-name="gr1" draw:text-style-name="P1" svg:width="321.14mm" svg:height="155.79mm" svg:x="1.11mm" svg:y="55.31mm">
            <loext:p draw:notify-on-update-of-ranges="'Ecarts Normalisés'.A3:'Ecarts Normalisés'.A3 'Ecarts Normalisés'.A4:'Ecarts Normalisés'.A4 'Ecarts Normalisés'.A5:'Ecarts Normalisés'.A5 'Ecarts Normalisés'.A6:'Ecarts Normalisés'.A6 'Ecarts Normalisés'.A7:'Ecarts Normalisés'.A7 'Ecarts Normalisés'.A8:'Ecarts Normalisés'.A8 'Ecarts Normalisés'.A9:'Ecarts Normalisés'.A9 'Ecarts Normalisés'.A10:'Ecarts Normalisés'.A10 'Ecarts Normalisés'.A11:'Ecarts Normalisés'.A11 'Ecarts Normalisés'.A12:'Ecarts Normalisés'.A1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278.05mm" svg:height="156.4mm" svg:x="326.03mm" svg:y="54.62mm">
            <loext:p draw:notify-on-update-of-ranges="'Ecarts Normalisés'.BK1:'Ecarts Normalisés'.BK1 'Ecarts Normalisés'.A3:'Ecarts Normalisés'.A3 'Ecarts Normalisés'.BK3:'Ecarts Normalisés'.BK3 'Ecarts Normalisés'.A4:'Ecarts Normalisés'.A4 'Ecarts Normalisés'.BK4:'Ecarts Normalisés'.BK4 'Ecarts Normalisés'.A5:'Ecarts Normalisés'.A5 'Ecarts Normalisés'.BK5:'Ecarts Normalisés'.BK5 'Ecarts Normalisés'.A6:'Ecarts Normalisés'.A6 'Ecarts Normalisés'.BK6:'Ecarts Normalisés'.BK6 'Ecarts Normalisés'.A7:'Ecarts Normalisés'.A7 'Ecarts Normalisés'.BK7:'Ecarts Normalisés'.BK7 'Ecarts Normalisés'.A8:'Ecarts Normalisés'.A8 'Ecarts Normalisés'.BK8:'Ecarts Normalisés'.BK8 'Ecarts Normalisés'.A9:'Ecarts Normalisés'.A9 'Ecarts Normalisés'.BK9:'Ecarts Normalisés'.BK9 'Ecarts Normalisés'.A10:'Ecarts Normalisés'.A10 'Ecarts Normalisés'.BK10:'Ecarts Normalisés'.BK10 'Ecarts Normalisés'.A11:'Ecarts Normalisés'.A11 'Ecarts Normalisés'.BK11:'Ecarts Normalisés'.BK11 'Ecarts Normalisés'.A12:'Ecarts Normalisés'.A12 'Ecarts Normalisés'.BK12:'Ecarts Normalisés'.BK12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2" draw:style-name="gr1" draw:text-style-name="P1" svg:width="160.01mm" svg:height="90.32mm" svg:x="6.87mm" svg:y="219.63mm">
            <loext:p draw:notify-on-update-of-ranges="'Ecarts Normalisés'.A3:'Ecarts Normalisés'.A3 'Ecarts Normalisés'.BM3:'Ecarts Normalisés'.BM3 'Ecarts Normalisés'.A4:'Ecarts Normalisés'.A4 'Ecarts Normalisés'.BM4:'Ecarts Normalisés'.BM4 'Ecarts Normalisés'.A5:'Ecarts Normalisés'.A5 'Ecarts Normalisés'.BM5:'Ecarts Normalisés'.BM5 'Ecarts Normalisés'.A6:'Ecarts Normalisés'.A6 'Ecarts Normalisés'.BM6:'Ecarts Normalisés'.BM6 'Ecarts Normalisés'.A7:'Ecarts Normalisés'.A7 'Ecarts Normalisés'.BM7:'Ecarts Normalisés'.BM7 'Ecarts Normalisés'.A8:'Ecarts Normalisés'.A8 'Ecarts Normalisés'.BM8:'Ecarts Normalisés'.BM8 'Ecarts Normalisés'.A9:'Ecarts Normalisés'.A9 'Ecarts Normalisés'.BM9:'Ecarts Normalisés'.BM9 'Ecarts Normalisés'.A10:'Ecarts Normalisés'.A10 'Ecarts Normalisés'.BM10:'Ecarts Normalisés'.BM10 'Ecarts Normalisés'.A11:'Ecarts Normalisés'.A11 'Ecarts Normalisés'.BM11:'Ecarts Normalisés'.BM11 'Ecarts Normalisés'.A12:'Ecarts Normalisés'.A12 'Ecarts Normalisés'.BM12:'Ecarts Normalisés'.BM12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1" draw:text-style-name="P1" svg:width="160.01mm" svg:height="90.32mm" svg:x="176.18mm" svg:y="220.04mm">
            <loext:p draw:notify-on-update-of-ranges="'Ecarts Normalisés'.A3:'Ecarts Normalisés'.A3 'Ecarts Normalisés'.BN3:'Ecarts Normalisés'.BN3 'Ecarts Normalisés'.A4:'Ecarts Normalisés'.A4 'Ecarts Normalisés'.BN4:'Ecarts Normalisés'.BN4 'Ecarts Normalisés'.A5:'Ecarts Normalisés'.A5 'Ecarts Normalisés'.BN5:'Ecarts Normalisés'.BN5 'Ecarts Normalisés'.A6:'Ecarts Normalisés'.A6 'Ecarts Normalisés'.BN6:'Ecarts Normalisés'.BN6 'Ecarts Normalisés'.A7:'Ecarts Normalisés'.A7 'Ecarts Normalisés'.BN7:'Ecarts Normalisés'.BN7 'Ecarts Normalisés'.A8:'Ecarts Normalisés'.A8 'Ecarts Normalisés'.BN8:'Ecarts Normalisés'.BN8 'Ecarts Normalisés'.A9:'Ecarts Normalisés'.A9 'Ecarts Normalisés'.BN9:'Ecarts Normalisés'.BN9 'Ecarts Normalisés'.A10:'Ecarts Normalisés'.A10 'Ecarts Normalisés'.BN10:'Ecarts Normalisés'.BN10 'Ecarts Normalisés'.A11:'Ecarts Normalisés'.A11 'Ecarts Normalisés'.BN11:'Ecarts Normalisés'.BN11 'Ecarts Normalisés'.A12:'Ecarts Normalisés'.A12 'Ecarts Normalisés'.BN12:'Ecarts Normalisés'.BN12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4" draw:style-name="gr1" draw:text-style-name="P1" svg:width="160.02mm" svg:height="90.32mm" svg:x="349.93mm" svg:y="219.63mm">
            <loext:p draw:notify-on-update-of-ranges="'Ecarts Normalisés'.A3:'Ecarts Normalisés'.A3 'Ecarts Normalisés'.BO3:'Ecarts Normalisés'.BO3 'Ecarts Normalisés'.A4:'Ecarts Normalisés'.A4 'Ecarts Normalisés'.BO4:'Ecarts Normalisés'.BO4 'Ecarts Normalisés'.A5:'Ecarts Normalisés'.A5 'Ecarts Normalisés'.BO5:'Ecarts Normalisés'.BO5 'Ecarts Normalisés'.A6:'Ecarts Normalisés'.A6 'Ecarts Normalisés'.BO6:'Ecarts Normalisés'.BO6 'Ecarts Normalisés'.A7:'Ecarts Normalisés'.A7 'Ecarts Normalisés'.BO7:'Ecarts Normalisés'.BO7 'Ecarts Normalisés'.A8:'Ecarts Normalisés'.A8 'Ecarts Normalisés'.BO8:'Ecarts Normalisés'.BO8 'Ecarts Normalisés'.A9:'Ecarts Normalisés'.A9 'Ecarts Normalisés'.BO9:'Ecarts Normalisés'.BO9 'Ecarts Normalisés'.A10:'Ecarts Normalisés'.A10 'Ecarts Normalisés'.BO10:'Ecarts Normalisés'.BO10 'Ecarts Normalisés'.A11:'Ecarts Normalisés'.A11 'Ecarts Normalisés'.BO11:'Ecarts Normalisés'.BO11 'Ecarts Normalisés'.A12:'Ecarts Normalisés'.A12 'Ecarts Normalisés'.BO12:'Ecarts Normalisés'.BO12"/>
            <draw:object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5" draw:style-name="gr1" draw:text-style-name="P1" svg:width="160.01mm" svg:height="90.32mm" svg:x="7.68mm" svg:y="321.03mm">
            <loext:p draw:notify-on-update-of-ranges="'Ecarts Normalisés'.A3:'Ecarts Normalisés'.A3 'Ecarts Normalisés'.BP3:'Ecarts Normalisés'.BP3 'Ecarts Normalisés'.A4:'Ecarts Normalisés'.A4 'Ecarts Normalisés'.BP4:'Ecarts Normalisés'.BP4 'Ecarts Normalisés'.A5:'Ecarts Normalisés'.A5 'Ecarts Normalisés'.BP5:'Ecarts Normalisés'.BP5 'Ecarts Normalisés'.A6:'Ecarts Normalisés'.A6 'Ecarts Normalisés'.BP6:'Ecarts Normalisés'.BP6 'Ecarts Normalisés'.A7:'Ecarts Normalisés'.A7 'Ecarts Normalisés'.BP7:'Ecarts Normalisés'.BP7 'Ecarts Normalisés'.A8:'Ecarts Normalisés'.A8 'Ecarts Normalisés'.BP8:'Ecarts Normalisés'.BP8 'Ecarts Normalisés'.A9:'Ecarts Normalisés'.A9 'Ecarts Normalisés'.BP9:'Ecarts Normalisés'.BP9 'Ecarts Normalisés'.A10:'Ecarts Normalisés'.A10 'Ecarts Normalisés'.BP10:'Ecarts Normalisés'.BP10 'Ecarts Normalisés'.A11:'Ecarts Normalisés'.A11 'Ecarts Normalisés'.BP11:'Ecarts Normalisés'.BP11 'Ecarts Normalisés'.A12:'Ecarts Normalisés'.A12 'Ecarts Normalisés'.BP12:'Ecarts Normalisés'.BP12"/>
            <draw:object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6" draw:style-name="gr1" draw:text-style-name="P1" svg:width="160.02mm" svg:height="90.32mm" svg:x="177.39mm" svg:y="323.9mm">
            <loext:p draw:notify-on-update-of-ranges="'Ecarts Normalisés'.A3:'Ecarts Normalisés'.A3 'Ecarts Normalisés'.BQ3:'Ecarts Normalisés'.BQ3 'Ecarts Normalisés'.A4:'Ecarts Normalisés'.A4 'Ecarts Normalisés'.BQ4:'Ecarts Normalisés'.BQ4 'Ecarts Normalisés'.A5:'Ecarts Normalisés'.A5 'Ecarts Normalisés'.BQ5:'Ecarts Normalisés'.BQ5 'Ecarts Normalisés'.A6:'Ecarts Normalisés'.A6 'Ecarts Normalisés'.BQ6:'Ecarts Normalisés'.BQ6 'Ecarts Normalisés'.A7:'Ecarts Normalisés'.A7 'Ecarts Normalisés'.BQ7:'Ecarts Normalisés'.BQ7 'Ecarts Normalisés'.A8:'Ecarts Normalisés'.A8 'Ecarts Normalisés'.BQ8:'Ecarts Normalisés'.BQ8 'Ecarts Normalisés'.A9:'Ecarts Normalisés'.A9 'Ecarts Normalisés'.BQ9:'Ecarts Normalisés'.BQ9 'Ecarts Normalisés'.A10:'Ecarts Normalisés'.A10 'Ecarts Normalisés'.BQ10:'Ecarts Normalisés'.BQ10 'Ecarts Normalisés'.A11:'Ecarts Normalisés'.A11 'Ecarts Normalisés'.BQ11:'Ecarts Normalisés'.BQ11 'Ecarts Normalisés'.A12:'Ecarts Normalisés'.A12 'Ecarts Normalisés'.BQ12:'Ecarts Normalisés'.BQ12"/>
            <draw:object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7" draw:style-name="gr1" draw:text-style-name="P1" svg:width="160.02mm" svg:height="90.31mm" svg:x="349.12mm" svg:y="323.09mm">
            <loext:p draw:notify-on-update-of-ranges="'Ecarts Normalisés'.A3:'Ecarts Normalisés'.A3 'Ecarts Normalisés'.BR3:'Ecarts Normalisés'.BR3 'Ecarts Normalisés'.A4:'Ecarts Normalisés'.A4 'Ecarts Normalisés'.BR4:'Ecarts Normalisés'.BR4 'Ecarts Normalisés'.A5:'Ecarts Normalisés'.A5 'Ecarts Normalisés'.BR5:'Ecarts Normalisés'.BR5 'Ecarts Normalisés'.A6:'Ecarts Normalisés'.A6 'Ecarts Normalisés'.BR6:'Ecarts Normalisés'.BR6 'Ecarts Normalisés'.A7:'Ecarts Normalisés'.A7 'Ecarts Normalisés'.BR7:'Ecarts Normalisés'.BR7 'Ecarts Normalisés'.A8:'Ecarts Normalisés'.A8 'Ecarts Normalisés'.BR8:'Ecarts Normalisés'.BR8 'Ecarts Normalisés'.A9:'Ecarts Normalisés'.A9 'Ecarts Normalisés'.BR9:'Ecarts Normalisés'.BR9 'Ecarts Normalisés'.A10:'Ecarts Normalisés'.A10 'Ecarts Normalisés'.BR10:'Ecarts Normalisés'.BR10 'Ecarts Normalisés'.A11:'Ecarts Normalisés'.A11 'Ecarts Normalisés'.BR11:'Ecarts Normalisés'.BR11 'Ecarts Normalisés'.A12:'Ecarts Normalisés'.A12 'Ecarts Normalisés'.BR12:'Ecarts Normalisés'.BR12"/>
            <draw:object xlink:href="./Object 16" xlink:type="simple" xlink:show="embed" xlink:actuate="onLoad"/>
            <draw:image xlink:href="./ObjectReplacements/Object 16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21" table:default-cell-style-name="Default"/>
        <table:table-column table:style-name="co11" table:default-cell-style-name="Default"/>
        <table:table-column table:style-name="co10" table:number-columns-repeated="3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6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formula="of:=[Ecarts.B1]" office:value-type="string" office:string-value="instances/tai01.txt" calcext:value-type="string">
            <text:p>instances/tai01.txt</text:p>
          </table:table-cell>
          <table:table-cell table:formula="of:=[Ecarts.C1]" office:value-type="string" office:string-value="instances/tai02.txt" calcext:value-type="string">
            <text:p>instances/tai02.txt</text:p>
          </table:table-cell>
          <table:table-cell table:formula="of:=[Ecarts.D1]" office:value-type="string" office:string-value="instances/tai03.txt" calcext:value-type="string">
            <text:p>instances/tai03.txt</text:p>
          </table:table-cell>
          <table:table-cell table:formula="of:=[Ecarts.E1]" office:value-type="string" office:string-value="instances/tai04.txt" calcext:value-type="string">
            <text:p>instances/tai04.txt</text:p>
          </table:table-cell>
          <table:table-cell table:formula="of:=[Ecarts.F1]" office:value-type="string" office:string-value="instances/tai05.txt" calcext:value-type="string">
            <text:p>instances/tai05.txt</text:p>
          </table:table-cell>
          <table:table-cell table:formula="of:=[Ecarts.G1]" office:value-type="string" office:string-value="instances/tai06.txt" calcext:value-type="string">
            <text:p>instances/tai06.txt</text:p>
          </table:table-cell>
          <table:table-cell table:formula="of:=[Ecarts.H1]" office:value-type="string" office:string-value="instances/tai07.txt" calcext:value-type="string">
            <text:p>instances/tai07.txt</text:p>
          </table:table-cell>
          <table:table-cell table:formula="of:=[Ecarts.I1]" office:value-type="string" office:string-value="instances/tai08.txt" calcext:value-type="string">
            <text:p>instances/tai08.txt</text:p>
          </table:table-cell>
          <table:table-cell table:formula="of:=[Ecarts.J1]" office:value-type="string" office:string-value="instances/tai09.txt" calcext:value-type="string">
            <text:p>instances/tai09.txt</text:p>
          </table:table-cell>
          <table:table-cell table:formula="of:=[Ecarts.K1]" office:value-type="string" office:string-value="instances/tai10.txt" calcext:value-type="string">
            <text:p>instances/tai10.txt</text:p>
          </table:table-cell>
          <table:table-cell table:formula="of:=[Ecarts.L1]" office:value-type="string" office:string-value="instances/tai11.txt" calcext:value-type="string">
            <text:p>instances/tai11.txt</text:p>
          </table:table-cell>
          <table:table-cell table:formula="of:=[Ecarts.M1]" office:value-type="string" office:string-value="instances/tai12.txt" calcext:value-type="string">
            <text:p>instances/tai12.txt</text:p>
          </table:table-cell>
          <table:table-cell table:formula="of:=[Ecarts.N1]" office:value-type="string" office:string-value="instances/tai13.txt" calcext:value-type="string">
            <text:p>instances/tai13.txt</text:p>
          </table:table-cell>
          <table:table-cell table:formula="of:=[Ecarts.O1]" office:value-type="string" office:string-value="instances/tai14.txt" calcext:value-type="string">
            <text:p>instances/tai14.txt</text:p>
          </table:table-cell>
          <table:table-cell table:formula="of:=[Ecarts.P1]" office:value-type="string" office:string-value="instances/tai15.txt" calcext:value-type="string">
            <text:p>instances/tai15.txt</text:p>
          </table:table-cell>
          <table:table-cell table:formula="of:=[Ecarts.Q1]" office:value-type="string" office:string-value="instances/tai16.txt" calcext:value-type="string">
            <text:p>instances/tai16.txt</text:p>
          </table:table-cell>
          <table:table-cell table:formula="of:=[Ecarts.R1]" office:value-type="string" office:string-value="instances/tai17.txt" calcext:value-type="string">
            <text:p>instances/tai17.txt</text:p>
          </table:table-cell>
          <table:table-cell table:formula="of:=[Ecarts.S1]" office:value-type="string" office:string-value="instances/tai18.txt" calcext:value-type="string">
            <text:p>instances/tai18.txt</text:p>
          </table:table-cell>
          <table:table-cell table:formula="of:=[Ecarts.T1]" office:value-type="string" office:string-value="instances/tai19.txt" calcext:value-type="string">
            <text:p>instances/tai19.txt</text:p>
          </table:table-cell>
          <table:table-cell table:formula="of:=[Ecarts.U1]" office:value-type="string" office:string-value="instances/tai20.txt" calcext:value-type="string">
            <text:p>instances/tai20.txt</text:p>
          </table:table-cell>
          <table:table-cell table:formula="of:=[Ecarts.V1]" office:value-type="string" office:string-value="instances/tai21.txt" calcext:value-type="string">
            <text:p>instances/tai21.txt</text:p>
          </table:table-cell>
          <table:table-cell table:formula="of:=[Ecarts.W1]" office:value-type="string" office:string-value="instances/tai22.txt" calcext:value-type="string">
            <text:p>instances/tai22.txt</text:p>
          </table:table-cell>
          <table:table-cell table:formula="of:=[Ecarts.X1]" office:value-type="string" office:string-value="instances/tai23.txt" calcext:value-type="string">
            <text:p>instances/tai23.txt</text:p>
          </table:table-cell>
          <table:table-cell table:formula="of:=[Ecarts.Y1]" office:value-type="string" office:string-value="instances/tai24.txt" calcext:value-type="string">
            <text:p>instances/tai24.txt</text:p>
          </table:table-cell>
          <table:table-cell table:formula="of:=[Ecarts.Z1]" office:value-type="string" office:string-value="instances/tai25.txt" calcext:value-type="string">
            <text:p>instances/tai25.txt</text:p>
          </table:table-cell>
          <table:table-cell table:formula="of:=[Ecarts.AA1]" office:value-type="string" office:string-value="instances/tai26.txt" calcext:value-type="string">
            <text:p>instances/tai26.txt</text:p>
          </table:table-cell>
          <table:table-cell table:formula="of:=[Ecarts.AB1]" office:value-type="string" office:string-value="instances/tai27.txt" calcext:value-type="string">
            <text:p>instances/tai27.txt</text:p>
          </table:table-cell>
          <table:table-cell table:formula="of:=[Ecarts.AC1]" office:value-type="string" office:string-value="instances/tai28.txt" calcext:value-type="string">
            <text:p>instances/tai28.txt</text:p>
          </table:table-cell>
          <table:table-cell table:formula="of:=[Ecarts.AD1]" office:value-type="string" office:string-value="instances/tai29.txt" calcext:value-type="string">
            <text:p>instances/tai29.txt</text:p>
          </table:table-cell>
          <table:table-cell table:formula="of:=[Ecarts.AE1]" office:value-type="string" office:string-value="instances/tai30.txt" calcext:value-type="string">
            <text:p>instances/tai30.txt</text:p>
          </table:table-cell>
          <table:table-cell table:formula="of:=[Ecarts.AF1]" office:value-type="string" office:string-value="instances/tai31.txt" calcext:value-type="string">
            <text:p>instances/tai31.txt</text:p>
          </table:table-cell>
          <table:table-cell table:formula="of:=[Ecarts.AG1]" office:value-type="string" office:string-value="instances/tai32.txt" calcext:value-type="string">
            <text:p>instances/tai32.txt</text:p>
          </table:table-cell>
          <table:table-cell table:formula="of:=[Ecarts.AH1]" office:value-type="string" office:string-value="instances/tai33.txt" calcext:value-type="string">
            <text:p>instances/tai33.txt</text:p>
          </table:table-cell>
          <table:table-cell table:formula="of:=[Ecarts.AI1]" office:value-type="string" office:string-value="instances/tai34.txt" calcext:value-type="string">
            <text:p>instances/tai34.txt</text:p>
          </table:table-cell>
          <table:table-cell table:formula="of:=[Ecarts.AJ1]" office:value-type="string" office:string-value="instances/tai35.txt" calcext:value-type="string">
            <text:p>instances/tai35.txt</text:p>
          </table:table-cell>
          <table:table-cell table:formula="of:=[Ecarts.AK1]" office:value-type="string" office:string-value="instances/tai36.txt" calcext:value-type="string">
            <text:p>instances/tai36.txt</text:p>
          </table:table-cell>
          <table:table-cell table:formula="of:=[Ecarts.AL1]" office:value-type="string" office:string-value="instances/tai37.txt" calcext:value-type="string">
            <text:p>instances/tai37.txt</text:p>
          </table:table-cell>
          <table:table-cell table:formula="of:=[Ecarts.AM1]" office:value-type="string" office:string-value="instances/tai38.txt" calcext:value-type="string">
            <text:p>instances/tai38.txt</text:p>
          </table:table-cell>
          <table:table-cell table:formula="of:=[Ecarts.AN1]" office:value-type="string" office:string-value="instances/tai39.txt" calcext:value-type="string">
            <text:p>instances/tai39.txt</text:p>
          </table:table-cell>
          <table:table-cell table:formula="of:=[Ecarts.AO1]" office:value-type="string" office:string-value="instances/tai40.txt" calcext:value-type="string">
            <text:p>instances/tai40.txt</text:p>
          </table:table-cell>
          <table:table-cell table:formula="of:=[Ecarts.AP1]" office:value-type="string" office:string-value="instances/tai41.txt" calcext:value-type="string">
            <text:p>instances/tai41.txt</text:p>
          </table:table-cell>
          <table:table-cell table:formula="of:=[Ecarts.AQ1]" office:value-type="string" office:string-value="instances/tai42.txt" calcext:value-type="string">
            <text:p>instances/tai42.txt</text:p>
          </table:table-cell>
          <table:table-cell table:formula="of:=[Ecarts.AR1]" office:value-type="string" office:string-value="instances/tai43.txt" calcext:value-type="string">
            <text:p>instances/tai43.txt</text:p>
          </table:table-cell>
          <table:table-cell table:formula="of:=[Ecarts.AS1]" office:value-type="string" office:string-value="instances/tai44.txt" calcext:value-type="string">
            <text:p>instances/tai44.txt</text:p>
          </table:table-cell>
          <table:table-cell table:formula="of:=[Ecarts.AT1]" office:value-type="string" office:string-value="instances/tai45.txt" calcext:value-type="string">
            <text:p>instances/tai45.txt</text:p>
          </table:table-cell>
          <table:table-cell table:formula="of:=[Ecarts.AU1]" office:value-type="string" office:string-value="instances/tai46.txt" calcext:value-type="string">
            <text:p>instances/tai46.txt</text:p>
          </table:table-cell>
          <table:table-cell table:formula="of:=[Ecarts.AV1]" office:value-type="string" office:string-value="instances/tai47.txt" calcext:value-type="string">
            <text:p>instances/tai47.txt</text:p>
          </table:table-cell>
          <table:table-cell table:formula="of:=[Ecarts.AW1]" office:value-type="string" office:string-value="instances/tai48.txt" calcext:value-type="string">
            <text:p>instances/tai48.txt</text:p>
          </table:table-cell>
          <table:table-cell table:formula="of:=[Ecarts.AX1]" office:value-type="string" office:string-value="instances/tai49.txt" calcext:value-type="string">
            <text:p>instances/tai49.txt</text:p>
          </table:table-cell>
          <table:table-cell table:formula="of:=[Ecarts.AY1]" office:value-type="string" office:string-value="instances/tai50.txt" calcext:value-type="string">
            <text:p>instances/tai50.txt</text:p>
          </table:table-cell>
          <table:table-cell table:formula="of:=[Ecarts.AZ1]" office:value-type="string" office:string-value="instances/tai51.txt" calcext:value-type="string">
            <text:p>instances/tai51.txt</text:p>
          </table:table-cell>
          <table:table-cell table:formula="of:=[Ecarts.BA1]" office:value-type="string" office:string-value="instances/tai52.txt" calcext:value-type="string">
            <text:p>instances/tai52.txt</text:p>
          </table:table-cell>
          <table:table-cell table:formula="of:=[Ecarts.BB1]" office:value-type="string" office:string-value="instances/tai53.txt" calcext:value-type="string">
            <text:p>instances/tai53.txt</text:p>
          </table:table-cell>
          <table:table-cell table:formula="of:=[Ecarts.BC1]" office:value-type="string" office:string-value="instances/tai54.txt" calcext:value-type="string">
            <text:p>instances/tai54.txt</text:p>
          </table:table-cell>
          <table:table-cell table:formula="of:=[Ecarts.BD1]" office:value-type="string" office:string-value="instances/tai55.txt" calcext:value-type="string">
            <text:p>instances/tai55.txt</text:p>
          </table:table-cell>
          <table:table-cell table:formula="of:=[Ecarts.BE1]" office:value-type="string" office:string-value="instances/tai56.txt" calcext:value-type="string">
            <text:p>instances/tai56.txt</text:p>
          </table:table-cell>
          <table:table-cell table:formula="of:=[Ecarts.BF1]" office:value-type="string" office:string-value="instances/tai57.txt" calcext:value-type="string">
            <text:p>instances/tai57.txt</text:p>
          </table:table-cell>
          <table:table-cell table:formula="of:=[Ecarts.BG1]" office:value-type="string" office:string-value="instances/tai58.txt" calcext:value-type="string">
            <text:p>instances/tai58.txt</text:p>
          </table:table-cell>
          <table:table-cell table:formula="of:=[Ecarts.BH1]" office:value-type="string" office:string-value="instances/tai59.txt" calcext:value-type="string">
            <text:p>instances/tai59.txt</text:p>
          </table:table-cell>
          <table:table-cell table:formula="of:=[Ecarts.BI1]" office:value-type="string" office:string-value="instances/tai60.txt" calcext:value-type="string">
            <text:p>instances/tai60.txt</text:p>
          </table:table-cell>
          <table:table-cell/>
          <table:table-cell table:formula="of:=[Ecarts.BK1]" office:value-type="string" office:string-value="MOYENNE D’ECART A L’OPTIMAL" calcext:value-type="string">
            <text:p>MOYENNE D’ECART A L’OPTIMAL</text:p>
          </table:table-cell>
          <table:table-cell/>
          <table:table-cell table:formula="of:=[Ecarts.BM1]" office:value-type="string" office:string-value="MOYENNE 20x5" calcext:value-type="string">
            <text:p>MOYENNE 20x5</text:p>
          </table:table-cell>
          <table:table-cell table:formula="of:=[Ecarts.BN1]" office:value-type="string" office:string-value="MOYENNE 20x10" calcext:value-type="string">
            <text:p>MOYENNE 20x10</text:p>
          </table:table-cell>
          <table:table-cell table:formula="of:=[Ecarts.BO1]" office:value-type="string" office:string-value="MOYENNE 20x20" calcext:value-type="string">
            <text:p>MOYENNE 20x20</text:p>
          </table:table-cell>
          <table:table-cell table:formula="of:=[Ecarts.BP1]" office:value-type="string" office:string-value="MOYENNE 50x5" calcext:value-type="string">
            <text:p>MOYENNE 50x5</text:p>
          </table:table-cell>
          <table:table-cell table:formula="of:=[Ecarts.BQ1]" office:value-type="string" office:string-value="MOYENNE 50x10" calcext:value-type="string">
            <text:p>MOYENNE 50x10</text:p>
          </table:table-cell>
          <table:table-cell table:formula="of:=[Ecarts.BR1]" office:value-type="string" office:string-value="MOYENNE 50x20" calcext:value-type="string">
            <text:p>MOYENNE 50x20</text:p>
          </table:table-cell>
          <table:table-cell table:number-columns-repeated="2"/>
        </table:table-row>
        <table:table-row table:style-name="ro1">
          <table:table-cell table:style-name="ce1" table:formula="of:=[Ecarts.A2]" office:value-type="string" office:string-value="Optimal / Best known" calcext:value-type="string">
            <text:p>Optimal / Best known</text:p>
          </table:table-cell>
          <table:table-cell table:style-name="ce1" table:formula="of:=[Ecarts.B2]" office:value-type="float" office:value="1278" calcext:value-type="float">
            <text:p>1278</text:p>
          </table:table-cell>
          <table:table-cell table:style-name="ce1" table:formula="of:=[Ecarts.C2]" office:value-type="float" office:value="1359" calcext:value-type="float">
            <text:p>1359</text:p>
          </table:table-cell>
          <table:table-cell table:style-name="ce1" table:formula="of:=[Ecarts.D2]" office:value-type="float" office:value="1081" calcext:value-type="float">
            <text:p>1081</text:p>
          </table:table-cell>
          <table:table-cell table:style-name="ce1" table:formula="of:=[Ecarts.E2]" office:value-type="float" office:value="1293" calcext:value-type="float">
            <text:p>1293</text:p>
          </table:table-cell>
          <table:table-cell table:style-name="ce1" table:formula="of:=[Ecarts.F2]" office:value-type="float" office:value="1235" calcext:value-type="float">
            <text:p>1235</text:p>
          </table:table-cell>
          <table:table-cell table:style-name="ce1" table:formula="of:=[Ecarts.G2]" office:value-type="float" office:value="1195" calcext:value-type="float">
            <text:p>1195</text:p>
          </table:table-cell>
          <table:table-cell table:style-name="ce1" table:formula="of:=[Ecarts.H2]" office:value-type="float" office:value="1234" calcext:value-type="float">
            <text:p>1234</text:p>
          </table:table-cell>
          <table:table-cell table:style-name="ce1" table:formula="of:=[Ecarts.I2]" office:value-type="float" office:value="1206" calcext:value-type="float">
            <text:p>1206</text:p>
          </table:table-cell>
          <table:table-cell table:style-name="ce1" table:formula="of:=[Ecarts.J2]" office:value-type="float" office:value="1230" calcext:value-type="float">
            <text:p>1230</text:p>
          </table:table-cell>
          <table:table-cell table:style-name="ce1" table:formula="of:=[Ecarts.K2]" office:value-type="float" office:value="1108" calcext:value-type="float">
            <text:p>1108</text:p>
          </table:table-cell>
          <table:table-cell table:style-name="ce1" table:formula="of:=[Ecarts.L2]" office:value-type="float" office:value="1582" calcext:value-type="float">
            <text:p>1582</text:p>
          </table:table-cell>
          <table:table-cell table:style-name="ce1" table:formula="of:=[Ecarts.M2]" office:value-type="float" office:value="1659" calcext:value-type="float">
            <text:p>1659</text:p>
          </table:table-cell>
          <table:table-cell table:style-name="ce1" table:formula="of:=[Ecarts.N2]" office:value-type="float" office:value="1496" calcext:value-type="float">
            <text:p>1496</text:p>
          </table:table-cell>
          <table:table-cell table:style-name="ce1" table:formula="of:=[Ecarts.O2]" office:value-type="float" office:value="1377" calcext:value-type="float">
            <text:p>1377</text:p>
          </table:table-cell>
          <table:table-cell table:style-name="ce1" table:formula="of:=[Ecarts.P2]" office:value-type="float" office:value="1419" calcext:value-type="float">
            <text:p>1419</text:p>
          </table:table-cell>
          <table:table-cell table:style-name="ce1" table:formula="of:=[Ecarts.Q2]" office:value-type="float" office:value="1397" calcext:value-type="float">
            <text:p>1397</text:p>
          </table:table-cell>
          <table:table-cell table:style-name="ce1" table:formula="of:=[Ecarts.R2]" office:value-type="float" office:value="1484" calcext:value-type="float">
            <text:p>1484</text:p>
          </table:table-cell>
          <table:table-cell table:style-name="ce1" table:formula="of:=[Ecarts.S2]" office:value-type="float" office:value="1538" calcext:value-type="float">
            <text:p>1538</text:p>
          </table:table-cell>
          <table:table-cell table:style-name="ce1" table:formula="of:=[Ecarts.T2]" office:value-type="float" office:value="1593" calcext:value-type="float">
            <text:p>1593</text:p>
          </table:table-cell>
          <table:table-cell table:style-name="ce1" table:formula="of:=[Ecarts.U2]" office:value-type="float" office:value="1591" calcext:value-type="float">
            <text:p>1591</text:p>
          </table:table-cell>
          <table:table-cell table:style-name="ce1" table:formula="of:=[Ecarts.V2]" office:value-type="float" office:value="2297" calcext:value-type="float">
            <text:p>2297</text:p>
          </table:table-cell>
          <table:table-cell table:style-name="ce1" table:formula="of:=[Ecarts.W2]" office:value-type="float" office:value="2099" calcext:value-type="float">
            <text:p>2099</text:p>
          </table:table-cell>
          <table:table-cell table:style-name="ce1" table:formula="of:=[Ecarts.X2]" office:value-type="float" office:value="2326" calcext:value-type="float">
            <text:p>2326</text:p>
          </table:table-cell>
          <table:table-cell table:style-name="ce1" table:formula="of:=[Ecarts.Y2]" office:value-type="float" office:value="2223" calcext:value-type="float">
            <text:p>2223</text:p>
          </table:table-cell>
          <table:table-cell table:style-name="ce1" table:formula="of:=[Ecarts.Z2]" office:value-type="float" office:value="2291" calcext:value-type="float">
            <text:p>2291</text:p>
          </table:table-cell>
          <table:table-cell table:style-name="ce1" table:formula="of:=[Ecarts.AA2]" office:value-type="float" office:value="2226" calcext:value-type="float">
            <text:p>2226</text:p>
          </table:table-cell>
          <table:table-cell table:style-name="ce1" table:formula="of:=[Ecarts.AB2]" office:value-type="float" office:value="2273" calcext:value-type="float">
            <text:p>2273</text:p>
          </table:table-cell>
          <table:table-cell table:style-name="ce1" table:formula="of:=[Ecarts.AC2]" office:value-type="float" office:value="2200" calcext:value-type="float">
            <text:p>2200</text:p>
          </table:table-cell>
          <table:table-cell table:style-name="ce1" table:formula="of:=[Ecarts.AD2]" office:value-type="float" office:value="2237" calcext:value-type="float">
            <text:p>2237</text:p>
          </table:table-cell>
          <table:table-cell table:style-name="ce1" table:formula="of:=[Ecarts.AE2]" office:value-type="float" office:value="2178" calcext:value-type="float">
            <text:p>2178</text:p>
          </table:table-cell>
          <table:table-cell table:style-name="ce1" table:formula="of:=[Ecarts.AF2]" office:value-type="float" office:value="2724" calcext:value-type="float">
            <text:p>2724</text:p>
          </table:table-cell>
          <table:table-cell table:style-name="ce1" table:formula="of:=[Ecarts.AG2]" office:value-type="float" office:value="2834" calcext:value-type="float">
            <text:p>2834</text:p>
          </table:table-cell>
          <table:table-cell table:style-name="ce1" table:formula="of:=[Ecarts.AH2]" office:value-type="float" office:value="2621" calcext:value-type="float">
            <text:p>2621</text:p>
          </table:table-cell>
          <table:table-cell table:style-name="ce1" table:formula="of:=[Ecarts.AI2]" office:value-type="float" office:value="2751" calcext:value-type="float">
            <text:p>2751</text:p>
          </table:table-cell>
          <table:table-cell table:style-name="ce1" table:formula="of:=[Ecarts.AJ2]" office:value-type="float" office:value="2863" calcext:value-type="float">
            <text:p>2863</text:p>
          </table:table-cell>
          <table:table-cell table:style-name="ce1" table:formula="of:=[Ecarts.AK2]" office:value-type="float" office:value="2829" calcext:value-type="float">
            <text:p>2829</text:p>
          </table:table-cell>
          <table:table-cell table:style-name="ce1" table:formula="of:=[Ecarts.AL2]" office:value-type="float" office:value="2725" calcext:value-type="float">
            <text:p>2725</text:p>
          </table:table-cell>
          <table:table-cell table:style-name="ce1" table:formula="of:=[Ecarts.AM2]" office:value-type="float" office:value="2683" calcext:value-type="float">
            <text:p>2683</text:p>
          </table:table-cell>
          <table:table-cell table:style-name="ce1" table:formula="of:=[Ecarts.AN2]" office:value-type="float" office:value="2552" calcext:value-type="float">
            <text:p>2552</text:p>
          </table:table-cell>
          <table:table-cell table:style-name="ce1" table:formula="of:=[Ecarts.AO2]" office:value-type="float" office:value="2782" calcext:value-type="float">
            <text:p>2782</text:p>
          </table:table-cell>
          <table:table-cell table:style-name="ce1" table:formula="of:=[Ecarts.AP2]" office:value-type="float" office:value="2991" calcext:value-type="float">
            <text:p>2991</text:p>
          </table:table-cell>
          <table:table-cell table:style-name="ce1" table:formula="of:=[Ecarts.AQ2]" office:value-type="float" office:value="2867" calcext:value-type="float">
            <text:p>2867</text:p>
          </table:table-cell>
          <table:table-cell table:style-name="ce1" table:formula="of:=[Ecarts.AR2]" office:value-type="float" office:value="2839" calcext:value-type="float">
            <text:p>2839</text:p>
          </table:table-cell>
          <table:table-cell table:style-name="ce1" table:formula="of:=[Ecarts.AS2]" office:value-type="float" office:value="3063" calcext:value-type="float">
            <text:p>3063</text:p>
          </table:table-cell>
          <table:table-cell table:style-name="ce1" table:formula="of:=[Ecarts.AT2]" office:value-type="float" office:value="2976" calcext:value-type="float">
            <text:p>2976</text:p>
          </table:table-cell>
          <table:table-cell table:style-name="ce1" table:formula="of:=[Ecarts.AU2]" office:value-type="float" office:value="3006" calcext:value-type="float">
            <text:p>3006</text:p>
          </table:table-cell>
          <table:table-cell table:style-name="ce1" table:formula="of:=[Ecarts.AV2]" office:value-type="float" office:value="3093" calcext:value-type="float">
            <text:p>3093</text:p>
          </table:table-cell>
          <table:table-cell table:style-name="ce1" table:formula="of:=[Ecarts.AW2]" office:value-type="float" office:value="3037" calcext:value-type="float">
            <text:p>3037</text:p>
          </table:table-cell>
          <table:table-cell table:style-name="ce1" table:formula="of:=[Ecarts.AX2]" office:value-type="float" office:value="2897" calcext:value-type="float">
            <text:p>2897</text:p>
          </table:table-cell>
          <table:table-cell table:style-name="ce1" table:formula="of:=[Ecarts.AY2]" office:value-type="float" office:value="3065" calcext:value-type="float">
            <text:p>3065</text:p>
          </table:table-cell>
          <table:table-cell table:style-name="ce1" table:formula="of:=[Ecarts.AZ2]" office:value-type="float" office:value="3850" calcext:value-type="float">
            <text:p>3850</text:p>
          </table:table-cell>
          <table:table-cell table:style-name="ce1" table:formula="of:=[Ecarts.BA2]" office:value-type="float" office:value="3704" calcext:value-type="float">
            <text:p>3704</text:p>
          </table:table-cell>
          <table:table-cell table:style-name="ce1" table:formula="of:=[Ecarts.BB2]" office:value-type="float" office:value="3640" calcext:value-type="float">
            <text:p>3640</text:p>
          </table:table-cell>
          <table:table-cell table:style-name="ce1" table:formula="of:=[Ecarts.BC2]" office:value-type="float" office:value="3723" calcext:value-type="float">
            <text:p>3723</text:p>
          </table:table-cell>
          <table:table-cell table:style-name="ce1" table:formula="of:=[Ecarts.BD2]" office:value-type="float" office:value="3611" calcext:value-type="float">
            <text:p>3611</text:p>
          </table:table-cell>
          <table:table-cell table:style-name="ce1" table:formula="of:=[Ecarts.BE2]" office:value-type="float" office:value="3681" calcext:value-type="float">
            <text:p>3681</text:p>
          </table:table-cell>
          <table:table-cell table:style-name="ce1" table:formula="of:=[Ecarts.BF2]" office:value-type="float" office:value="3704" calcext:value-type="float">
            <text:p>3704</text:p>
          </table:table-cell>
          <table:table-cell table:style-name="ce1" table:formula="of:=[Ecarts.BG2]" office:value-type="float" office:value="3691" calcext:value-type="float">
            <text:p>3691</text:p>
          </table:table-cell>
          <table:table-cell table:style-name="ce1" table:formula="of:=[Ecarts.BH2]" office:value-type="float" office:value="3743" calcext:value-type="float">
            <text:p>3743</text:p>
          </table:table-cell>
          <table:table-cell table:style-name="ce1" table:formula="of:=[Ecarts.BI2]" office:value-type="float" office:value="3756" calcext:value-type="float">
            <text:p>3756</text:p>
          </table:table-cell>
          <table:table-cell table:style-name="ce1" table:number-columns-repeated="11"/>
        </table:table-row>
        <table:table-row table:style-name="ro1">
          <table:table-cell table:formula="of:=[Ecarts.A3]" office:value-type="string" office:string-value="Ant Colony Optimization" calcext:value-type="string">
            <text:p>Ant Colony Optimization</text:p>
          </table:table-cell>
          <table:table-cell table:formula="of:=[Ecarts.B3]/MAX([Ecarts.B$3:.B$12])" office:value-type="float" office:value="0" calcext:value-type="float">
            <text:p>0</text:p>
          </table:table-cell>
          <table:table-cell table:formula="of:=[Ecarts.C3]/MAX([Ecarts.C$3:.C$12])" office:value-type="float" office:value="0.064814814814819" calcext:value-type="float">
            <text:p>0,064814814814819</text:p>
          </table:table-cell>
          <table:table-cell table:formula="of:=[Ecarts.D3]/MAX([Ecarts.D$3:.D$12])" office:value-type="float" office:value="0.0456790123456813" calcext:value-type="float">
            <text:p>0,045679012345681</text:p>
          </table:table-cell>
          <table:table-cell table:formula="of:=[Ecarts.E3]/MAX([Ecarts.E$3:.E$12])" office:value-type="float" office:value="0.215277777777779" calcext:value-type="float">
            <text:p>0,215277777777779</text:p>
          </table:table-cell>
          <table:table-cell table:formula="of:=[Ecarts.F3]/MAX([Ecarts.F$3:.F$12])" office:value-type="float" office:value="0.0206349206349192" calcext:value-type="float">
            <text:p>0,020634920634919</text:p>
          </table:table-cell>
          <table:table-cell table:formula="of:=[Ecarts.G3]/MAX([Ecarts.G$3:.G$12])" office:value-type="float" office:value="0.0862068965517241" calcext:value-type="float">
            <text:p>0,086206896551724</text:p>
          </table:table-cell>
          <table:table-cell table:formula="of:=[Ecarts.H3]/MAX([Ecarts.H$3:.H$12])" office:value-type="float" office:value="0.294117647058823" calcext:value-type="float">
            <text:p>0,294117647058823</text:p>
          </table:table-cell>
          <table:table-cell table:formula="of:=[Ecarts.I3]/MAX([Ecarts.I$3:.I$12])" office:value-type="float" office:value="0" calcext:value-type="float">
            <text:p>0</text:p>
          </table:table-cell>
          <table:table-cell table:formula="of:=[Ecarts.J3]/MAX([Ecarts.J$3:.J$12])" office:value-type="float" office:value="0" calcext:value-type="float">
            <text:p>0</text:p>
          </table:table-cell>
          <table:table-cell table:formula="of:=[Ecarts.K3]/MAX([Ecarts.K$3:.K$12])" office:value-type="float" office:value="0" calcext:value-type="float">
            <text:p>0</text:p>
          </table:table-cell>
          <table:table-cell table:formula="of:=[Ecarts.L3]/MAX([Ecarts.L$3:.L$12])" office:value-type="float" office:value="0.698292220113852" calcext:value-type="float">
            <text:p>0,698292220113852</text:p>
          </table:table-cell>
          <table:table-cell table:formula="of:=[Ecarts.M3]/MAX([Ecarts.M$3:.M$12])" office:value-type="float" office:value="0.232426303854875" calcext:value-type="float">
            <text:p>0,232426303854875</text:p>
          </table:table-cell>
          <table:table-cell table:formula="of:=[Ecarts.N3]/MAX([Ecarts.N$3:.N$12])" office:value-type="float" office:value="0.518907563025209" calcext:value-type="float">
            <text:p>0,518907563025209</text:p>
          </table:table-cell>
          <table:table-cell table:formula="of:=[Ecarts.O3]/MAX([Ecarts.O$3:.O$12])" office:value-type="float" office:value="0.230952380952378" calcext:value-type="float">
            <text:p>0,230952380952378</text:p>
          </table:table-cell>
          <table:table-cell table:formula="of:=[Ecarts.P3]/MAX([Ecarts.P$3:.P$12])" office:value-type="float" office:value="0.0571428571428555" calcext:value-type="float">
            <text:p>0,057142857142856</text:p>
          </table:table-cell>
          <table:table-cell table:formula="of:=[Ecarts.Q3]/MAX([Ecarts.Q$3:.Q$12])" office:value-type="float" office:value="0.36825396825397" calcext:value-type="float">
            <text:p>0,36825396825397</text:p>
          </table:table-cell>
          <table:table-cell table:formula="of:=[Ecarts.R3]/MAX([Ecarts.R$3:.R$12])" office:value-type="float" office:value="0.0911854103343451" calcext:value-type="float">
            <text:p>0,091185410334345</text:p>
          </table:table-cell>
          <table:table-cell table:formula="of:=[Ecarts.S3]/MAX([Ecarts.S$3:.S$12])" office:value-type="float" office:value="0.462406015037597" calcext:value-type="float">
            <text:p>0,462406015037597</text:p>
          </table:table-cell>
          <table:table-cell table:formula="of:=[Ecarts.T3]/MAX([Ecarts.T$3:.T$12])" office:value-type="float" office:value="0.5625" calcext:value-type="float">
            <text:p>0,5625</text:p>
          </table:table-cell>
          <table:table-cell table:formula="of:=[Ecarts.U3]/MAX([Ecarts.U$3:.U$12])" office:value-type="float" office:value="0.67064439140812" calcext:value-type="float">
            <text:p>0,67064439140812</text:p>
          </table:table-cell>
          <table:table-cell table:formula="of:=[Ecarts.V3]/MAX([Ecarts.V$3:.V$12])" office:value-type="float" office:value="0.631837307152874" calcext:value-type="float">
            <text:p>0,631837307152874</text:p>
          </table:table-cell>
          <table:table-cell table:formula="of:=[Ecarts.W3]/MAX([Ecarts.W$3:.W$12])" office:value-type="float" office:value="0.435" calcext:value-type="float">
            <text:p>0,435</text:p>
          </table:table-cell>
          <table:table-cell table:formula="of:=[Ecarts.X3]/MAX([Ecarts.X$3:.X$12])" office:value-type="float" office:value="0.658163265306122" calcext:value-type="float">
            <text:p>0,658163265306122</text:p>
          </table:table-cell>
          <table:table-cell table:formula="of:=[Ecarts.Y3]/MAX([Ecarts.Y$3:.Y$12])" office:value-type="float" office:value="0.455357142857143" calcext:value-type="float">
            <text:p>0,455357142857143</text:p>
          </table:table-cell>
          <table:table-cell table:formula="of:=[Ecarts.Z3]/MAX([Ecarts.Z$3:.Z$12])" office:value-type="float" office:value="0.456140350877193" calcext:value-type="float">
            <text:p>0,456140350877193</text:p>
          </table:table-cell>
          <table:table-cell table:formula="of:=[Ecarts.AA3]/MAX([Ecarts.AA$3:.AA$12])" office:value-type="float" office:value="0.17741935483871" calcext:value-type="float">
            <text:p>0,17741935483871</text:p>
          </table:table-cell>
          <table:table-cell table:formula="of:=[Ecarts.AB3]/MAX([Ecarts.AB$3:.AB$12])" office:value-type="float" office:value="0.652777777777778" calcext:value-type="float">
            <text:p>0,652777777777778</text:p>
          </table:table-cell>
          <table:table-cell table:formula="of:=[Ecarts.AC3]/MAX([Ecarts.AC$3:.AC$12])" office:value-type="float" office:value="0.466257668711656" calcext:value-type="float">
            <text:p>0,466257668711656</text:p>
          </table:table-cell>
          <table:table-cell table:formula="of:=[Ecarts.AD3]/MAX([Ecarts.AD$3:.AD$12])" office:value-type="float" office:value="0.246376811594203" calcext:value-type="float">
            <text:p>0,246376811594203</text:p>
          </table:table-cell>
          <table:table-cell table:formula="of:=[Ecarts.AE3]/MAX([Ecarts.AE$3:.AE$12])" office:value-type="float" office:value="0.301724137931034" calcext:value-type="float">
            <text:p>0,301724137931034</text:p>
          </table:table-cell>
          <table:table-cell table:formula="of:=[Ecarts.AF3]/MAX([Ecarts.AF$3:.AF$12])" office:value-type="float" office:value="0.739237392373891" calcext:value-type="float">
            <text:p>0,739237392373891</text:p>
          </table:table-cell>
          <table:table-cell table:formula="of:=[Ecarts.AG3]/MAX([Ecarts.AG$3:.AG$12])" office:value-type="float" office:value="1" calcext:value-type="float">
            <text:p>1</text:p>
          </table:table-cell>
          <table:table-cell table:formula="of:=[Ecarts.AH3]/MAX([Ecarts.AH$3:.AH$12])" office:value-type="float" office:value="0.840579710144927" calcext:value-type="float">
            <text:p>0,840579710144927</text:p>
          </table:table-cell>
          <table:table-cell table:formula="of:=[Ecarts.AI3]/MAX([Ecarts.AI$3:.AI$12])" office:value-type="float" office:value="0.467741935483871" calcext:value-type="float">
            <text:p>0,467741935483871</text:p>
          </table:table-cell>
          <table:table-cell table:formula="of:=[Ecarts.AJ3]/MAX([Ecarts.AJ$3:.AJ$12])" office:value-type="float" office:value="1" calcext:value-type="float">
            <text:p>1</text:p>
          </table:table-cell>
          <table:table-cell table:formula="of:=[Ecarts.AK3]/MAX([Ecarts.AK$3:.AK$12])" office:value-type="float" office:value="0.821428571428572" calcext:value-type="float">
            <text:p>0,821428571428572</text:p>
          </table:table-cell>
          <table:table-cell table:formula="of:=[Ecarts.AL3]/MAX([Ecarts.AL$3:.AL$12])" office:value-type="float" office:value="0.726495726495726" calcext:value-type="float">
            <text:p>0,726495726495726</text:p>
          </table:table-cell>
          <table:table-cell table:formula="of:=[Ecarts.AM3]/MAX([Ecarts.AM$3:.AM$12])" office:value-type="float" office:value="1" calcext:value-type="float">
            <text:p>1</text:p>
          </table:table-cell>
          <table:table-cell table:formula="of:=[Ecarts.AN3]/MAX([Ecarts.AN$3:.AN$12])" office:value-type="float" office:value="1" calcext:value-type="float">
            <text:p>1</text:p>
          </table:table-cell>
          <table:table-cell table:formula="of:=[Ecarts.AO3]/MAX([Ecarts.AO$3:.AO$12])" office:value-type="float" office:value="0.892857142857143" calcext:value-type="float">
            <text:p>0,892857142857143</text:p>
          </table:table-cell>
          <table:table-cell table:formula="of:=[Ecarts.AP3]/MAX([Ecarts.AP$3:.AP$12])" office:value-type="float" office:value="1" calcext:value-type="float">
            <text:p>1</text:p>
          </table:table-cell>
          <table:table-cell table:formula="of:=[Ecarts.AQ3]/MAX([Ecarts.AQ$3:.AQ$12])" office:value-type="float" office:value="0.901294498381877" calcext:value-type="float">
            <text:p>0,901294498381877</text:p>
          </table:table-cell>
          <table:table-cell table:formula="of:=[Ecarts.AR3]/MAX([Ecarts.AR$3:.AR$12])" office:value-type="float" office:value="0.943877551020408" calcext:value-type="float">
            <text:p>0,943877551020408</text:p>
          </table:table-cell>
          <table:table-cell table:formula="of:=[Ecarts.AS3]/MAX([Ecarts.AS$3:.AS$12])" office:value-type="float" office:value="0.855113636363636" calcext:value-type="float">
            <text:p>0,855113636363636</text:p>
          </table:table-cell>
          <table:table-cell table:formula="of:=[Ecarts.AT3]/MAX([Ecarts.AT$3:.AT$12])" office:value-type="float" office:value="0.830555555555555" calcext:value-type="float">
            <text:p>0,830555555555555</text:p>
          </table:table-cell>
          <table:table-cell table:formula="of:=[Ecarts.AU3]/MAX([Ecarts.AU$3:.AU$12])" office:value-type="float" office:value="0.728527607361963" calcext:value-type="float">
            <text:p>0,728527607361963</text:p>
          </table:table-cell>
          <table:table-cell table:formula="of:=[Ecarts.AV3]/MAX([Ecarts.AV$3:.AV$12])" office:value-type="float" office:value="0.671195652173913" calcext:value-type="float">
            <text:p>0,671195652173913</text:p>
          </table:table-cell>
          <table:table-cell table:formula="of:=[Ecarts.AW3]/MAX([Ecarts.AW$3:.AW$12])" office:value-type="float" office:value="0.982558139534884" calcext:value-type="float">
            <text:p>0,982558139534884</text:p>
          </table:table-cell>
          <table:table-cell table:formula="of:=[Ecarts.AX3]/MAX([Ecarts.AX$3:.AX$12])" office:value-type="float" office:value="0.985714285714286" calcext:value-type="float">
            <text:p>0,985714285714286</text:p>
          </table:table-cell>
          <table:table-cell table:formula="of:=[Ecarts.AY3]/MAX([Ecarts.AY$3:.AY$12])" office:value-type="float" office:value="1" calcext:value-type="float">
            <text:p>1</text:p>
          </table:table-cell>
          <table:table-cell table:formula="of:=[Ecarts.AZ3]/MAX([Ecarts.AZ$3:.AZ$12])" office:value-type="float" office:value="0.961254222972974" calcext:value-type="float">
            <text:p>0,961254222972974</text:p>
          </table:table-cell>
          <table:table-cell table:formula="of:=[Ecarts.BA3]/MAX([Ecarts.BA$3:.BA$12])" office:value-type="float" office:value="0.963133640552995" calcext:value-type="float">
            <text:p>0,963133640552995</text:p>
          </table:table-cell>
          <table:table-cell table:formula="of:=[Ecarts.BB3]/MAX([Ecarts.BB$3:.BB$12])" office:value-type="float" office:value="0.705574912891986" calcext:value-type="float">
            <text:p>0,705574912891986</text:p>
          </table:table-cell>
          <table:table-cell table:formula="of:=[Ecarts.BC3]/MAX([Ecarts.BC$3:.BC$12])" office:value-type="float" office:value="0.896341463414634" calcext:value-type="float">
            <text:p>0,896341463414634</text:p>
          </table:table-cell>
          <table:table-cell table:formula="of:=[Ecarts.BD3]/MAX([Ecarts.BD$3:.BD$12])" office:value-type="float" office:value="0.984375" calcext:value-type="float">
            <text:p>0,984375</text:p>
          </table:table-cell>
          <table:table-cell table:formula="of:=[Ecarts.BE3]/MAX([Ecarts.BE$3:.BE$12])" office:value-type="float" office:value="1" calcext:value-type="float">
            <text:p>1</text:p>
          </table:table-cell>
          <table:table-cell table:formula="of:=[Ecarts.BF3]/MAX([Ecarts.BF$3:.BF$12])" office:value-type="float" office:value="0.956653225806452" calcext:value-type="float">
            <text:p>0,956653225806452</text:p>
          </table:table-cell>
          <table:table-cell table:formula="of:=[Ecarts.BG3]/MAX([Ecarts.BG$3:.BG$12])" office:value-type="float" office:value="0.922064777327935" calcext:value-type="float">
            <text:p>0,922064777327935</text:p>
          </table:table-cell>
          <table:table-cell table:formula="of:=[Ecarts.BH3]/MAX([Ecarts.BH$3:.BH$12])" office:value-type="float" office:value="1" calcext:value-type="float">
            <text:p>1</text:p>
          </table:table-cell>
          <table:table-cell table:formula="of:=[Ecarts.BI3]/MAX([Ecarts.BI$3:.BI$12])" office:value-type="float" office:value="0.690671031096563" calcext:value-type="float">
            <text:p>0,690671031096563</text:p>
          </table:table-cell>
          <table:table-cell/>
          <table:table-cell table:formula="of:=[Ecarts.BK3]/MAX([Ecarts.BK$3:.BK$12])" office:value-type="float" office:value="0.826423993014423" calcext:value-type="float">
            <text:p>0,826423993014423</text:p>
          </table:table-cell>
          <table:table-cell/>
          <table:table-cell table:formula="of:=[Ecarts.BM3]/MAX([Ecarts.BM$3:.BM$12])" office:value-type="float" office:value="0.0616358679299737" calcext:value-type="float">
            <text:p>0,061635867929974</text:p>
          </table:table-cell>
          <table:table-cell table:formula="of:=[Ecarts.BN3]/MAX([Ecarts.BN$3:.BN$12])" office:value-type="float" office:value="0.360316881478776" calcext:value-type="float">
            <text:p>0,360316881478776</text:p>
          </table:table-cell>
          <table:table-cell table:formula="of:=[Ecarts.BO3]/MAX([Ecarts.BO$3:.BO$12])" office:value-type="float" office:value="0.463130014757989" calcext:value-type="float">
            <text:p>0,463130014757989</text:p>
          </table:table-cell>
          <table:table-cell table:formula="of:=[Ecarts.BP3]/MAX([Ecarts.BP$3:.BP$12])" office:value-type="float" office:value="0.999666717579168" calcext:value-type="float">
            <text:p>0,999666717579168</text:p>
          </table:table-cell>
          <table:table-cell table:formula="of:=[Ecarts.BQ3]/MAX([Ecarts.BQ$3:.BQ$12])" office:value-type="float" office:value="0.95424476810929" calcext:value-type="float">
            <text:p>0,95424476810929</text:p>
          </table:table-cell>
          <table:table-cell table:formula="of:=[Ecarts.BR3]/MAX([Ecarts.BR$3:.BR$12])" office:value-type="float" office:value="0.895699975952902" calcext:value-type="float">
            <text:p>0,895699975952902</text:p>
          </table:table-cell>
          <table:table-cell table:number-columns-repeated="2"/>
        </table:table-row>
        <table:table-row table:style-name="ro1">
          <table:table-cell table:formula="of:=[Ecarts.A4]" office:value-type="string" office:string-value="Bees algorithm" calcext:value-type="string">
            <text:p>Bees algorithm</text:p>
          </table:table-cell>
          <table:table-cell table:formula="of:=[Ecarts.B4]/MAX([Ecarts.B$3:.B$12])" office:value-type="float" office:value="0.00201612903225623" calcext:value-type="float">
            <text:p>0,002016129032256</text:p>
          </table:table-cell>
          <table:table-cell table:formula="of:=[Ecarts.C4]/MAX([Ecarts.C$3:.C$12])" office:value-type="float" office:value="0" calcext:value-type="float">
            <text:p>0</text:p>
          </table:table-cell>
          <table:table-cell table:formula="of:=[Ecarts.D4]/MAX([Ecarts.D$3:.D$12])" office:value-type="float" office:value="0" calcext:value-type="float">
            <text:p>0</text:p>
          </table:table-cell>
          <table:table-cell table:formula="of:=[Ecarts.E4]/MAX([Ecarts.E$3:.E$12])" office:value-type="float" office:value="0" calcext:value-type="float">
            <text:p>0</text:p>
          </table:table-cell>
          <table:table-cell table:formula="of:=[Ecarts.F4]/MAX([Ecarts.F$3:.F$12])" office:value-type="float" office:value="0.0166666666666677" calcext:value-type="float">
            <text:p>0,016666666666668</text:p>
          </table:table-cell>
          <table:table-cell table:formula="of:=[Ecarts.G4]/MAX([Ecarts.G$3:.G$12])" office:value-type="float" office:value="0" calcext:value-type="float">
            <text:p>0</text:p>
          </table:table-cell>
          <table:table-cell table:formula="of:=[Ecarts.H4]/MAX([Ecarts.H$3:.H$12])" office:value-type="float" office:value="0.294117647058823" calcext:value-type="float">
            <text:p>0,294117647058823</text:p>
          </table:table-cell>
          <table:table-cell table:formula="of:=[Ecarts.I4]/MAX([Ecarts.I$3:.I$12])" office:value-type="float" office:value="0" calcext:value-type="float">
            <text:p>0</text:p>
          </table:table-cell>
          <table:table-cell table:formula="of:=[Ecarts.J4]/MAX([Ecarts.J$3:.J$12])" office:value-type="float" office:value="0" calcext:value-type="float">
            <text:p>0</text:p>
          </table:table-cell>
          <table:table-cell table:formula="of:=[Ecarts.K4]/MAX([Ecarts.K$3:.K$12])" office:value-type="float" office:value="0" calcext:value-type="float">
            <text:p>0</text:p>
          </table:table-cell>
          <table:table-cell table:formula="of:=[Ecarts.L4]/MAX([Ecarts.L$3:.L$12])" office:value-type="float" office:value="0.0668880455407963" calcext:value-type="float">
            <text:p>0,066888045540796</text:p>
          </table:table-cell>
          <table:table-cell table:formula="of:=[Ecarts.M4]/MAX([Ecarts.M$3:.M$12])" office:value-type="float" office:value="0.158730158730159" calcext:value-type="float">
            <text:p>0,158730158730159</text:p>
          </table:table-cell>
          <table:table-cell table:formula="of:=[Ecarts.N4]/MAX([Ecarts.N$3:.N$12])" office:value-type="float" office:value="0.199579831932771" calcext:value-type="float">
            <text:p>0,199579831932771</text:p>
          </table:table-cell>
          <table:table-cell table:formula="of:=[Ecarts.O4]/MAX([Ecarts.O$3:.O$12])" office:value-type="float" office:value="0.0690476190476223" calcext:value-type="float">
            <text:p>0,069047619047622</text:p>
          </table:table-cell>
          <table:table-cell table:formula="of:=[Ecarts.P4]/MAX([Ecarts.P$3:.P$12])" office:value-type="float" office:value="0.0642857142857148" calcext:value-type="float">
            <text:p>0,064285714285715</text:p>
          </table:table-cell>
          <table:table-cell table:formula="of:=[Ecarts.Q4]/MAX([Ecarts.Q$3:.Q$12])" office:value-type="float" office:value="0.0365079365079358" calcext:value-type="float">
            <text:p>0,036507936507936</text:p>
          </table:table-cell>
          <table:table-cell table:formula="of:=[Ecarts.R4]/MAX([Ecarts.R$3:.R$12])" office:value-type="float" office:value="0.0349544072948321" calcext:value-type="float">
            <text:p>0,034954407294832</text:p>
          </table:table-cell>
          <table:table-cell table:formula="of:=[Ecarts.S4]/MAX([Ecarts.S$3:.S$12])" office:value-type="float" office:value="0.204887218045111" calcext:value-type="float">
            <text:p>0,204887218045111</text:p>
          </table:table-cell>
          <table:table-cell table:formula="of:=[Ecarts.T4]/MAX([Ecarts.T$3:.T$12])" office:value-type="float" office:value="0.148809523809528" calcext:value-type="float">
            <text:p>0,148809523809528</text:p>
          </table:table-cell>
          <table:table-cell table:formula="of:=[Ecarts.U4]/MAX([Ecarts.U$3:.U$12])" office:value-type="float" office:value="0.210023866348447" calcext:value-type="float">
            <text:p>0,210023866348447</text:p>
          </table:table-cell>
          <table:table-cell table:formula="of:=[Ecarts.V4]/MAX([Ecarts.V$3:.V$12])" office:value-type="float" office:value="0.217215988779799" calcext:value-type="float">
            <text:p>0,217215988779799</text:p>
          </table:table-cell>
          <table:table-cell table:formula="of:=[Ecarts.W4]/MAX([Ecarts.W$3:.W$12])" office:value-type="float" office:value="0.11" calcext:value-type="float">
            <text:p>0,11</text:p>
          </table:table-cell>
          <table:table-cell table:formula="of:=[Ecarts.X4]/MAX([Ecarts.X$3:.X$12])" office:value-type="float" office:value="0.188775510204082" calcext:value-type="float">
            <text:p>0,188775510204082</text:p>
          </table:table-cell>
          <table:table-cell table:formula="of:=[Ecarts.Y4]/MAX([Ecarts.Y$3:.Y$12])" office:value-type="float" office:value="0.258928571428571" calcext:value-type="float">
            <text:p>0,258928571428571</text:p>
          </table:table-cell>
          <table:table-cell table:formula="of:=[Ecarts.Z4]/MAX([Ecarts.Z$3:.Z$12])" office:value-type="float" office:value="0.18859649122807" calcext:value-type="float">
            <text:p>0,18859649122807</text:p>
          </table:table-cell>
          <table:table-cell table:formula="of:=[Ecarts.AA4]/MAX([Ecarts.AA$3:.AA$12])" office:value-type="float" office:value="0.0887096774193548" calcext:value-type="float">
            <text:p>0,088709677419355</text:p>
          </table:table-cell>
          <table:table-cell table:formula="of:=[Ecarts.AB4]/MAX([Ecarts.AB$3:.AB$12])" office:value-type="float" office:value="0.243055555555556" calcext:value-type="float">
            <text:p>0,243055555555556</text:p>
          </table:table-cell>
          <table:table-cell table:formula="of:=[Ecarts.AC4]/MAX([Ecarts.AC$3:.AC$12])" office:value-type="float" office:value="0.325153374233129" calcext:value-type="float">
            <text:p>0,325153374233129</text:p>
          </table:table-cell>
          <table:table-cell table:formula="of:=[Ecarts.AD4]/MAX([Ecarts.AD$3:.AD$12])" office:value-type="float" office:value="0.0760869565217391" calcext:value-type="float">
            <text:p>0,076086956521739</text:p>
          </table:table-cell>
          <table:table-cell table:formula="of:=[Ecarts.AE4]/MAX([Ecarts.AE$3:.AE$12])" office:value-type="float" office:value="0.15948275862069" calcext:value-type="float">
            <text:p>0,15948275862069</text:p>
          </table:table-cell>
          <table:table-cell table:formula="of:=[Ecarts.AF4]/MAX([Ecarts.AF$3:.AF$12])" office:value-type="float" office:value="0.250922509225065" calcext:value-type="float">
            <text:p>0,250922509225065</text:p>
          </table:table-cell>
          <table:table-cell table:formula="of:=[Ecarts.AG4]/MAX([Ecarts.AG$3:.AG$12])" office:value-type="float" office:value="1" calcext:value-type="float">
            <text:p>1</text:p>
          </table:table-cell>
          <table:table-cell table:formula="of:=[Ecarts.AH4]/MAX([Ecarts.AH$3:.AH$12])" office:value-type="float" office:value="0.376811594202899" calcext:value-type="float">
            <text:p>0,376811594202899</text:p>
          </table:table-cell>
          <table:table-cell table:formula="of:=[Ecarts.AI4]/MAX([Ecarts.AI$3:.AI$12])" office:value-type="float" office:value="0.475806451612903" calcext:value-type="float">
            <text:p>0,475806451612903</text:p>
          </table:table-cell>
          <table:table-cell table:formula="of:=[Ecarts.AJ4]/MAX([Ecarts.AJ$3:.AJ$12])" office:value-type="float" office:value="0.142857142857143" calcext:value-type="float">
            <text:p>0,142857142857143</text:p>
          </table:table-cell>
          <table:table-cell table:formula="of:=[Ecarts.AK4]/MAX([Ecarts.AK$3:.AK$12])" office:value-type="float" office:value="0.535714285714286" calcext:value-type="float">
            <text:p>0,535714285714286</text:p>
          </table:table-cell>
          <table:table-cell table:formula="of:=[Ecarts.AL4]/MAX([Ecarts.AL$3:.AL$12])" office:value-type="float" office:value="0.256410256410256" calcext:value-type="float">
            <text:p>0,256410256410256</text:p>
          </table:table-cell>
          <table:table-cell table:formula="of:=[Ecarts.AM4]/MAX([Ecarts.AM$3:.AM$12])" office:value-type="float" office:value="0.882978723404255" calcext:value-type="float">
            <text:p>0,882978723404255</text:p>
          </table:table-cell>
          <table:table-cell table:formula="of:=[Ecarts.AN4]/MAX([Ecarts.AN$3:.AN$12])" office:value-type="float" office:value="0.427083333333333" calcext:value-type="float">
            <text:p>0,427083333333333</text:p>
          </table:table-cell>
          <table:table-cell table:formula="of:=[Ecarts.AO4]/MAX([Ecarts.AO$3:.AO$12])" office:value-type="float" office:value="0" calcext:value-type="float">
            <text:p>0</text:p>
          </table:table-cell>
          <table:table-cell table:formula="of:=[Ecarts.AP4]/MAX([Ecarts.AP$3:.AP$12])" office:value-type="float" office:value="0.934849697108242" calcext:value-type="float">
            <text:p>0,934849697108242</text:p>
          </table:table-cell>
          <table:table-cell table:formula="of:=[Ecarts.AQ4]/MAX([Ecarts.AQ$3:.AQ$12])" office:value-type="float" office:value="0.964401294498382" calcext:value-type="float">
            <text:p>0,964401294498382</text:p>
          </table:table-cell>
          <table:table-cell table:formula="of:=[Ecarts.AR4]/MAX([Ecarts.AR$3:.AR$12])" office:value-type="float" office:value="1" calcext:value-type="float">
            <text:p>1</text:p>
          </table:table-cell>
          <table:table-cell table:formula="of:=[Ecarts.AS4]/MAX([Ecarts.AS$3:.AS$12])" office:value-type="float" office:value="1" calcext:value-type="float">
            <text:p>1</text:p>
          </table:table-cell>
          <table:table-cell table:formula="of:=[Ecarts.AT4]/MAX([Ecarts.AT$3:.AT$12])" office:value-type="float" office:value="1" calcext:value-type="float">
            <text:p>1</text:p>
          </table:table-cell>
          <table:table-cell table:formula="of:=[Ecarts.AU4]/MAX([Ecarts.AU$3:.AU$12])" office:value-type="float" office:value="0.846625766871166" calcext:value-type="float">
            <text:p>0,846625766871166</text:p>
          </table:table-cell>
          <table:table-cell table:formula="of:=[Ecarts.AV4]/MAX([Ecarts.AV$3:.AV$12])" office:value-type="float" office:value="0.646739130434783" calcext:value-type="float">
            <text:p>0,646739130434783</text:p>
          </table:table-cell>
          <table:table-cell table:formula="of:=[Ecarts.AW4]/MAX([Ecarts.AW$3:.AW$12])" office:value-type="float" office:value="1" calcext:value-type="float">
            <text:p>1</text:p>
          </table:table-cell>
          <table:table-cell table:formula="of:=[Ecarts.AX4]/MAX([Ecarts.AX$3:.AX$12])" office:value-type="float" office:value="1" calcext:value-type="float">
            <text:p>1</text:p>
          </table:table-cell>
          <table:table-cell table:formula="of:=[Ecarts.AY4]/MAX([Ecarts.AY$3:.AY$12])" office:value-type="float" office:value="0.927330173775671" calcext:value-type="float">
            <text:p>0,927330173775671</text:p>
          </table:table-cell>
          <table:table-cell table:formula="of:=[Ecarts.AZ4]/MAX([Ecarts.AZ$3:.AZ$12])" office:value-type="float" office:value="1" calcext:value-type="float">
            <text:p>1</text:p>
          </table:table-cell>
          <table:table-cell table:formula="of:=[Ecarts.BA4]/MAX([Ecarts.BA$3:.BA$12])" office:value-type="float" office:value="1" calcext:value-type="float">
            <text:p>1</text:p>
          </table:table-cell>
          <table:table-cell table:formula="of:=[Ecarts.BB4]/MAX([Ecarts.BB$3:.BB$12])" office:value-type="float" office:value="1" calcext:value-type="float">
            <text:p>1</text:p>
          </table:table-cell>
          <table:table-cell table:formula="of:=[Ecarts.BC4]/MAX([Ecarts.BC$3:.BC$12])" office:value-type="float" office:value="1" calcext:value-type="float">
            <text:p>1</text:p>
          </table:table-cell>
          <table:table-cell table:formula="of:=[Ecarts.BD4]/MAX([Ecarts.BD$3:.BD$12])" office:value-type="float" office:value="1" calcext:value-type="float">
            <text:p>1</text:p>
          </table:table-cell>
          <table:table-cell table:formula="of:=[Ecarts.BE4]/MAX([Ecarts.BE$3:.BE$12])" office:value-type="float" office:value="1" calcext:value-type="float">
            <text:p>1</text:p>
          </table:table-cell>
          <table:table-cell table:formula="of:=[Ecarts.BF4]/MAX([Ecarts.BF$3:.BF$12])" office:value-type="float" office:value="1" calcext:value-type="float">
            <text:p>1</text:p>
          </table:table-cell>
          <table:table-cell table:formula="of:=[Ecarts.BG4]/MAX([Ecarts.BG$3:.BG$12])" office:value-type="float" office:value="1" calcext:value-type="float">
            <text:p>1</text:p>
          </table:table-cell>
          <table:table-cell table:formula="of:=[Ecarts.BH4]/MAX([Ecarts.BH$3:.BH$12])" office:value-type="float" office:value="1" calcext:value-type="float">
            <text:p>1</text:p>
          </table:table-cell>
          <table:table-cell table:formula="of:=[Ecarts.BI4]/MAX([Ecarts.BI$3:.BI$12])" office:value-type="float" office:value="1" calcext:value-type="float">
            <text:p>1</text:p>
          </table:table-cell>
          <table:table-cell/>
          <table:table-cell table:formula="of:=[Ecarts.BK4]/MAX([Ecarts.BK$3:.BK$12])" office:value-type="float" office:value="0.788727334889971" calcext:value-type="float">
            <text:p>0,788727334889971</text:p>
          </table:table-cell>
          <table:table-cell/>
          <table:table-cell table:formula="of:=[Ecarts.BM4]/MAX([Ecarts.BM$3:.BM$12])" office:value-type="float" office:value="0.0208202142133486" calcext:value-type="float">
            <text:p>0,020820214213349</text:p>
          </table:table-cell>
          <table:table-cell table:formula="of:=[Ecarts.BN4]/MAX([Ecarts.BN$3:.BN$12])" office:value-type="float" office:value="0.118702946970047" calcext:value-type="float">
            <text:p>0,118702946970047</text:p>
          </table:table-cell>
          <table:table-cell table:formula="of:=[Ecarts.BO4]/MAX([Ecarts.BO$3:.BO$12])" office:value-type="float" office:value="0.187388561381027" calcext:value-type="float">
            <text:p>0,187388561381027</text:p>
          </table:table-cell>
          <table:table-cell table:formula="of:=[Ecarts.BP4]/MAX([Ecarts.BP$3:.BP$12])" office:value-type="float" office:value="0.584801584288628" calcext:value-type="float">
            <text:p>0,584801584288628</text:p>
          </table:table-cell>
          <table:table-cell table:formula="of:=[Ecarts.BQ4]/MAX([Ecarts.BQ$3:.BQ$12])" office:value-type="float" office:value="1" calcext:value-type="float">
            <text:p>1</text:p>
          </table:table-cell>
          <table:table-cell table:formula="of:=[Ecarts.BR4]/MAX([Ecarts.BR$3:.BR$1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Ecarts.A5]" office:value-type="string" office:string-value="Genetic" calcext:value-type="string">
            <text:p>Genetic</text:p>
          </table:table-cell>
          <table:table-cell table:formula="of:=[Ecarts.B5]/MAX([Ecarts.B$3:.B$12])" office:value-type="float" office:value="0.176470588235304" calcext:value-type="float">
            <text:p>0,176470588235304</text:p>
          </table:table-cell>
          <table:table-cell table:formula="of:=[Ecarts.C5]/MAX([Ecarts.C$3:.C$12])" office:value-type="float" office:value="0.22222222222221" calcext:value-type="float">
            <text:p>0,22222222222221</text:p>
          </table:table-cell>
          <table:table-cell table:formula="of:=[Ecarts.D5]/MAX([Ecarts.D$3:.D$12])" office:value-type="float" office:value="0.0777777777777778" calcext:value-type="float">
            <text:p>0,077777777777778</text:p>
          </table:table-cell>
          <table:table-cell table:formula="of:=[Ecarts.E5]/MAX([Ecarts.E$3:.E$12])" office:value-type="float" office:value="0.196180555555557" calcext:value-type="float">
            <text:p>0,196180555555557</text:p>
          </table:table-cell>
          <table:table-cell table:formula="of:=[Ecarts.F5]/MAX([Ecarts.F$3:.F$12])" office:value-type="float" office:value="0.130952380952382" calcext:value-type="float">
            <text:p>0,130952380952382</text:p>
          </table:table-cell>
          <table:table-cell table:formula="of:=[Ecarts.G5]/MAX([Ecarts.G$3:.G$12])" office:value-type="float" office:value="0.312807881773402" calcext:value-type="float">
            <text:p>0,312807881773402</text:p>
          </table:table-cell>
          <table:table-cell table:formula="of:=[Ecarts.H5]/MAX([Ecarts.H$3:.H$12])" office:value-type="float" office:value="1" calcext:value-type="float">
            <text:p>1</text:p>
          </table:table-cell>
          <table:table-cell table:formula="of:=[Ecarts.I5]/MAX([Ecarts.I$3:.I$12])" office:value-type="float" office:value="0" calcext:value-type="float">
            <text:p>0</text:p>
          </table:table-cell>
          <table:table-cell table:formula="of:=[Ecarts.J5]/MAX([Ecarts.J$3:.J$12])" office:value-type="float" office:value="0.471428571428569" calcext:value-type="float">
            <text:p>0,471428571428569</text:p>
          </table:table-cell>
          <table:table-cell table:formula="of:=[Ecarts.K5]/MAX([Ecarts.K$3:.K$12])" office:value-type="float" office:value="0.317275747508305" calcext:value-type="float">
            <text:p>0,317275747508305</text:p>
          </table:table-cell>
          <table:table-cell table:formula="of:=[Ecarts.L5]/MAX([Ecarts.L$3:.L$12])" office:value-type="float" office:value="0.141003460207611" calcext:value-type="float">
            <text:p>0,141003460207611</text:p>
          </table:table-cell>
          <table:table-cell table:formula="of:=[Ecarts.M5]/MAX([Ecarts.M$3:.M$12])" office:value-type="float" office:value="0.337868480725623" calcext:value-type="float">
            <text:p>0,337868480725623</text:p>
          </table:table-cell>
          <table:table-cell table:formula="of:=[Ecarts.N5]/MAX([Ecarts.N$3:.N$12])" office:value-type="float" office:value="0.271008403361346" calcext:value-type="float">
            <text:p>0,271008403361346</text:p>
          </table:table-cell>
          <table:table-cell table:formula="of:=[Ecarts.O5]/MAX([Ecarts.O$3:.O$12])" office:value-type="float" office:value="0.654761904761904" calcext:value-type="float">
            <text:p>0,654761904761904</text:p>
          </table:table-cell>
          <table:table-cell table:formula="of:=[Ecarts.P5]/MAX([Ecarts.P$3:.P$12])" office:value-type="float" office:value="0.180952380952381" calcext:value-type="float">
            <text:p>0,180952380952381</text:p>
          </table:table-cell>
          <table:table-cell table:formula="of:=[Ecarts.Q5]/MAX([Ecarts.Q$3:.Q$12])" office:value-type="float" office:value="0.304761904761906" calcext:value-type="float">
            <text:p>0,304761904761906</text:p>
          </table:table-cell>
          <table:table-cell table:formula="of:=[Ecarts.R5]/MAX([Ecarts.R$3:.R$12])" office:value-type="float" office:value="0.566869300911853" calcext:value-type="float">
            <text:p>0,566869300911853</text:p>
          </table:table-cell>
          <table:table-cell table:formula="of:=[Ecarts.S5]/MAX([Ecarts.S$3:.S$12])" office:value-type="float" office:value="0.421052631578947" calcext:value-type="float">
            <text:p>0,421052631578947</text:p>
          </table:table-cell>
          <table:table-cell table:formula="of:=[Ecarts.T5]/MAX([Ecarts.T$3:.T$12])" office:value-type="float" office:value="0.330357142857139" calcext:value-type="float">
            <text:p>0,330357142857139</text:p>
          </table:table-cell>
          <table:table-cell table:formula="of:=[Ecarts.U5]/MAX([Ecarts.U$3:.U$12])" office:value-type="float" office:value="0.610978520286396" calcext:value-type="float">
            <text:p>0,610978520286396</text:p>
          </table:table-cell>
          <table:table-cell table:formula="of:=[Ecarts.V5]/MAX([Ecarts.V$3:.V$12])" office:value-type="float" office:value="0.388746803069056" calcext:value-type="float">
            <text:p>0,388746803069056</text:p>
          </table:table-cell>
          <table:table-cell table:formula="of:=[Ecarts.W5]/MAX([Ecarts.W$3:.W$12])" office:value-type="float" office:value="0.31" calcext:value-type="float">
            <text:p>0,31</text:p>
          </table:table-cell>
          <table:table-cell table:formula="of:=[Ecarts.X5]/MAX([Ecarts.X$3:.X$12])" office:value-type="float" office:value="0.433673469387755" calcext:value-type="float">
            <text:p>0,433673469387755</text:p>
          </table:table-cell>
          <table:table-cell table:formula="of:=[Ecarts.Y5]/MAX([Ecarts.Y$3:.Y$12])" office:value-type="float" office:value="0.535714285714286" calcext:value-type="float">
            <text:p>0,535714285714286</text:p>
          </table:table-cell>
          <table:table-cell table:formula="of:=[Ecarts.Z5]/MAX([Ecarts.Z$3:.Z$12])" office:value-type="float" office:value="0.31140350877193" calcext:value-type="float">
            <text:p>0,31140350877193</text:p>
          </table:table-cell>
          <table:table-cell table:formula="of:=[Ecarts.AA5]/MAX([Ecarts.AA$3:.AA$12])" office:value-type="float" office:value="0.254032258064516" calcext:value-type="float">
            <text:p>0,254032258064516</text:p>
          </table:table-cell>
          <table:table-cell table:formula="of:=[Ecarts.AB5]/MAX([Ecarts.AB$3:.AB$12])" office:value-type="float" office:value="0.493055555555556" calcext:value-type="float">
            <text:p>0,493055555555556</text:p>
          </table:table-cell>
          <table:table-cell table:formula="of:=[Ecarts.AC5]/MAX([Ecarts.AC$3:.AC$12])" office:value-type="float" office:value="0.45398773006135" calcext:value-type="float">
            <text:p>0,45398773006135</text:p>
          </table:table-cell>
          <table:table-cell table:formula="of:=[Ecarts.AD5]/MAX([Ecarts.AD$3:.AD$12])" office:value-type="float" office:value="0.152173913043478" calcext:value-type="float">
            <text:p>0,152173913043478</text:p>
          </table:table-cell>
          <table:table-cell table:formula="of:=[Ecarts.AE5]/MAX([Ecarts.AE$3:.AE$12])" office:value-type="float" office:value="0.297413793103448" calcext:value-type="float">
            <text:p>0,297413793103448</text:p>
          </table:table-cell>
          <table:table-cell table:formula="of:=[Ecarts.AF5]/MAX([Ecarts.AF$3:.AF$12])" office:value-type="float" office:value="0.734570580999916" calcext:value-type="float">
            <text:p>0,734570580999916</text:p>
          </table:table-cell>
          <table:table-cell table:formula="of:=[Ecarts.AG5]/MAX([Ecarts.AG$3:.AG$12])" office:value-type="float" office:value="0.777777777777778" calcext:value-type="float">
            <text:p>0,777777777777778</text:p>
          </table:table-cell>
          <table:table-cell table:formula="of:=[Ecarts.AH5]/MAX([Ecarts.AH$3:.AH$12])" office:value-type="float" office:value="1" calcext:value-type="float">
            <text:p>1</text:p>
          </table:table-cell>
          <table:table-cell table:formula="of:=[Ecarts.AI5]/MAX([Ecarts.AI$3:.AI$12])" office:value-type="float" office:value="0.82258064516129" calcext:value-type="float">
            <text:p>0,82258064516129</text:p>
          </table:table-cell>
          <table:table-cell table:formula="of:=[Ecarts.AJ5]/MAX([Ecarts.AJ$3:.AJ$12])" office:value-type="float" office:value="0.285714285714286" calcext:value-type="float">
            <text:p>0,285714285714286</text:p>
          </table:table-cell>
          <table:table-cell table:formula="of:=[Ecarts.AK5]/MAX([Ecarts.AK$3:.AK$12])" office:value-type="float" office:value="1" calcext:value-type="float">
            <text:p>1</text:p>
          </table:table-cell>
          <table:table-cell table:formula="of:=[Ecarts.AL5]/MAX([Ecarts.AL$3:.AL$12])" office:value-type="float" office:value="0.418803418803419" calcext:value-type="float">
            <text:p>0,418803418803419</text:p>
          </table:table-cell>
          <table:table-cell table:formula="of:=[Ecarts.AM5]/MAX([Ecarts.AM$3:.AM$12])" office:value-type="float" office:value="0.308510638297872" calcext:value-type="float">
            <text:p>0,308510638297872</text:p>
          </table:table-cell>
          <table:table-cell table:formula="of:=[Ecarts.AN5]/MAX([Ecarts.AN$3:.AN$12])" office:value-type="float" office:value="0.552083333333333" calcext:value-type="float">
            <text:p>0,552083333333333</text:p>
          </table:table-cell>
          <table:table-cell table:formula="of:=[Ecarts.AO5]/MAX([Ecarts.AO$3:.AO$12])" office:value-type="float" office:value="1" calcext:value-type="float">
            <text:p>1</text:p>
          </table:table-cell>
          <table:table-cell table:formula="of:=[Ecarts.AP5]/MAX([Ecarts.AP$3:.AP$12])" office:value-type="float" office:value="0.747940941149579" calcext:value-type="float">
            <text:p>0,747940941149579</text:p>
          </table:table-cell>
          <table:table-cell table:formula="of:=[Ecarts.AQ5]/MAX([Ecarts.AQ$3:.AQ$12])" office:value-type="float" office:value="0.51294498381877" calcext:value-type="float">
            <text:p>0,51294498381877</text:p>
          </table:table-cell>
          <table:table-cell table:formula="of:=[Ecarts.AR5]/MAX([Ecarts.AR$3:.AR$12])" office:value-type="float" office:value="0.702380952380952" calcext:value-type="float">
            <text:p>0,702380952380952</text:p>
          </table:table-cell>
          <table:table-cell table:formula="of:=[Ecarts.AS5]/MAX([Ecarts.AS$3:.AS$12])" office:value-type="float" office:value="0.556818181818182" calcext:value-type="float">
            <text:p>0,556818181818182</text:p>
          </table:table-cell>
          <table:table-cell table:formula="of:=[Ecarts.AT5]/MAX([Ecarts.AT$3:.AT$12])" office:value-type="float" office:value="0.351388888888889" calcext:value-type="float">
            <text:p>0,351388888888889</text:p>
          </table:table-cell>
          <table:table-cell table:formula="of:=[Ecarts.AU5]/MAX([Ecarts.AU$3:.AU$12])" office:value-type="float" office:value="0.918711656441718" calcext:value-type="float">
            <text:p>0,918711656441718</text:p>
          </table:table-cell>
          <table:table-cell table:formula="of:=[Ecarts.AV5]/MAX([Ecarts.AV$3:.AV$12])" office:value-type="float" office:value="0.600543478260869" calcext:value-type="float">
            <text:p>0,600543478260869</text:p>
          </table:table-cell>
          <table:table-cell table:formula="of:=[Ecarts.AW5]/MAX([Ecarts.AW$3:.AW$12])" office:value-type="float" office:value="0.520348837209302" calcext:value-type="float">
            <text:p>0,520348837209302</text:p>
          </table:table-cell>
          <table:table-cell table:formula="of:=[Ecarts.AX5]/MAX([Ecarts.AX$3:.AX$12])" office:value-type="float" office:value="0.514285714285714" calcext:value-type="float">
            <text:p>0,514285714285714</text:p>
          </table:table-cell>
          <table:table-cell table:formula="of:=[Ecarts.AY5]/MAX([Ecarts.AY$3:.AY$12])" office:value-type="float" office:value="0.82780410742496" calcext:value-type="float">
            <text:p>0,82780410742496</text:p>
          </table:table-cell>
          <table:table-cell table:formula="of:=[Ecarts.AZ5]/MAX([Ecarts.AZ$3:.AZ$12])" office:value-type="float" office:value="0.656903111751458" calcext:value-type="float">
            <text:p>0,656903111751458</text:p>
          </table:table-cell>
          <table:table-cell table:formula="of:=[Ecarts.BA5]/MAX([Ecarts.BA$3:.BA$12])" office:value-type="float" office:value="0.671658986175115" calcext:value-type="float">
            <text:p>0,671658986175115</text:p>
          </table:table-cell>
          <table:table-cell table:formula="of:=[Ecarts.BB5]/MAX([Ecarts.BB$3:.BB$12])" office:value-type="float" office:value="0.706445993031359" calcext:value-type="float">
            <text:p>0,706445993031359</text:p>
          </table:table-cell>
          <table:table-cell table:formula="of:=[Ecarts.BC5]/MAX([Ecarts.BC$3:.BC$12])" office:value-type="float" office:value="0.759146341463415" calcext:value-type="float">
            <text:p>0,759146341463415</text:p>
          </table:table-cell>
          <table:table-cell table:formula="of:=[Ecarts.BD5]/MAX([Ecarts.BD$3:.BD$12])" office:value-type="float" office:value="0.717633928571429" calcext:value-type="float">
            <text:p>0,717633928571429</text:p>
          </table:table-cell>
          <table:table-cell table:formula="of:=[Ecarts.BE5]/MAX([Ecarts.BE$3:.BE$12])" office:value-type="float" office:value="0.669527896995708" calcext:value-type="float">
            <text:p>0,669527896995708</text:p>
          </table:table-cell>
          <table:table-cell table:formula="of:=[Ecarts.BF5]/MAX([Ecarts.BF$3:.BF$12])" office:value-type="float" office:value="0.665322580645161" calcext:value-type="float">
            <text:p>0,665322580645161</text:p>
          </table:table-cell>
          <table:table-cell table:formula="of:=[Ecarts.BG5]/MAX([Ecarts.BG$3:.BG$12])" office:value-type="float" office:value="0.716599190283401" calcext:value-type="float">
            <text:p>0,716599190283401</text:p>
          </table:table-cell>
          <table:table-cell table:formula="of:=[Ecarts.BH5]/MAX([Ecarts.BH$3:.BH$12])" office:value-type="float" office:value="0.62200956937799" calcext:value-type="float">
            <text:p>0,62200956937799</text:p>
          </table:table-cell>
          <table:table-cell table:formula="of:=[Ecarts.BI5]/MAX([Ecarts.BI$3:.BI$12])" office:value-type="float" office:value="0.623567921440262" calcext:value-type="float">
            <text:p>0,623567921440262</text:p>
          </table:table-cell>
          <table:table-cell/>
          <table:table-cell table:formula="of:=[Ecarts.BK5]/MAX([Ecarts.BK$3:.BK$12])" office:value-type="float" office:value="0.673612247565197" calcext:value-type="float">
            <text:p>0,673612247565197</text:p>
          </table:table-cell>
          <table:table-cell/>
          <table:table-cell table:formula="of:=[Ecarts.BM5]/MAX([Ecarts.BM$3:.BM$12])" office:value-type="float" office:value="0.252975292084301" calcext:value-type="float">
            <text:p>0,252975292084301</text:p>
          </table:table-cell>
          <table:table-cell table:formula="of:=[Ecarts.BN5]/MAX([Ecarts.BN$3:.BN$12])" office:value-type="float" office:value="0.393181781504911" calcext:value-type="float">
            <text:p>0,393181781504911</text:p>
          </table:table-cell>
          <table:table-cell table:formula="of:=[Ecarts.BO5]/MAX([Ecarts.BO$3:.BO$12])" office:value-type="float" office:value="0.369987746024187" calcext:value-type="float">
            <text:p>0,369987746024187</text:p>
          </table:table-cell>
          <table:table-cell table:formula="of:=[Ecarts.BP5]/MAX([Ecarts.BP$3:.BP$12])" office:value-type="float" office:value="0.80061134639611" calcext:value-type="float">
            <text:p>0,80061134639611</text:p>
          </table:table-cell>
          <table:table-cell table:formula="of:=[Ecarts.BQ5]/MAX([Ecarts.BQ$3:.BQ$12])" office:value-type="float" office:value="0.687283732072917" calcext:value-type="float">
            <text:p>0,687283732072917</text:p>
          </table:table-cell>
          <table:table-cell table:formula="of:=[Ecarts.BR5]/MAX([Ecarts.BR$3:.BR$12])" office:value-type="float" office:value="0.681154808440134" calcext:value-type="float">
            <text:p>0,681154808440134</text:p>
          </table:table-cell>
          <table:table-cell table:number-columns-repeated="2"/>
        </table:table-row>
        <table:table-row table:style-name="ro1">
          <table:table-cell table:formula="of:=[Ecarts.A6]" office:value-type="string" office:string-value="GRASP" calcext:value-type="string">
            <text:p>GRASP</text:p>
          </table:table-cell>
          <table:table-cell table:formula="of:=[Ecarts.B6]/MAX([Ecarts.B$3:.B$12])" office:value-type="float" office:value="0.0141129032257936" calcext:value-type="float">
            <text:p>0,014112903225794</text:p>
          </table:table-cell>
          <table:table-cell table:formula="of:=[Ecarts.C6]/MAX([Ecarts.C$3:.C$12])" office:value-type="float" office:value="0.138888888888876" calcext:value-type="float">
            <text:p>0,138888888888876</text:p>
          </table:table-cell>
          <table:table-cell table:formula="of:=[Ecarts.D6]/MAX([Ecarts.D$3:.D$12])" office:value-type="float" office:value="0" calcext:value-type="float">
            <text:p>0</text:p>
          </table:table-cell>
          <table:table-cell table:formula="of:=[Ecarts.E6]/MAX([Ecarts.E$3:.E$12])" office:value-type="float" office:value="0.137152777777779" calcext:value-type="float">
            <text:p>0,137152777777779</text:p>
          </table:table-cell>
          <table:table-cell table:formula="of:=[Ecarts.F6]/MAX([Ecarts.F$3:.F$12])" office:value-type="float" office:value="0" calcext:value-type="float">
            <text:p>0</text:p>
          </table:table-cell>
          <table:table-cell table:formula="of:=[Ecarts.G6]/MAX([Ecarts.G$3:.G$12])" office:value-type="float" office:value="0" calcext:value-type="float">
            <text:p>0</text:p>
          </table:table-cell>
          <table:table-cell table:formula="of:=[Ecarts.H6]/MAX([Ecarts.H$3:.H$12])" office:value-type="float" office:value="0.294117647058823" calcext:value-type="float">
            <text:p>0,294117647058823</text:p>
          </table:table-cell>
          <table:table-cell table:formula="of:=[Ecarts.I6]/MAX([Ecarts.I$3:.I$12])" office:value-type="float" office:value="0.0210084033613464" calcext:value-type="float">
            <text:p>0,021008403361347</text:p>
          </table:table-cell>
          <table:table-cell table:formula="of:=[Ecarts.J6]/MAX([Ecarts.J$3:.J$12])" office:value-type="float" office:value="0.291428571428569" calcext:value-type="float">
            <text:p>0,291428571428569</text:p>
          </table:table-cell>
          <table:table-cell table:formula="of:=[Ecarts.K6]/MAX([Ecarts.K$3:.K$12])" office:value-type="float" office:value="0" calcext:value-type="float">
            <text:p>0</text:p>
          </table:table-cell>
          <table:table-cell table:formula="of:=[Ecarts.L6]/MAX([Ecarts.L$3:.L$12])" office:value-type="float" office:value="0.185246679316887" calcext:value-type="float">
            <text:p>0,185246679316887</text:p>
          </table:table-cell>
          <table:table-cell table:formula="of:=[Ecarts.M6]/MAX([Ecarts.M$3:.M$12])" office:value-type="float" office:value="0.00566893424036333" calcext:value-type="float">
            <text:p>0,005668934240363</text:p>
          </table:table-cell>
          <table:table-cell table:formula="of:=[Ecarts.N6]/MAX([Ecarts.N$3:.N$12])" office:value-type="float" office:value="0.527310924369745" calcext:value-type="float">
            <text:p>0,527310924369745</text:p>
          </table:table-cell>
          <table:table-cell table:formula="of:=[Ecarts.O6]/MAX([Ecarts.O$3:.O$12])" office:value-type="float" office:value="0.12857142857143" calcext:value-type="float">
            <text:p>0,12857142857143</text:p>
          </table:table-cell>
          <table:table-cell table:formula="of:=[Ecarts.P6]/MAX([Ecarts.P$3:.P$12])" office:value-type="float" office:value="0.0392857142857148" calcext:value-type="float">
            <text:p>0,039285714285715</text:p>
          </table:table-cell>
          <table:table-cell table:formula="of:=[Ecarts.Q6]/MAX([Ecarts.Q$3:.Q$12])" office:value-type="float" office:value="0.239682539682538" calcext:value-type="float">
            <text:p>0,239682539682538</text:p>
          </table:table-cell>
          <table:table-cell table:formula="of:=[Ecarts.R6]/MAX([Ecarts.R$3:.R$12])" office:value-type="float" office:value="0.0835866261398156" calcext:value-type="float">
            <text:p>0,083586626139816</text:p>
          </table:table-cell>
          <table:table-cell table:formula="of:=[Ecarts.S6]/MAX([Ecarts.S$3:.S$12])" office:value-type="float" office:value="0.780075187969924" calcext:value-type="float">
            <text:p>0,780075187969924</text:p>
          </table:table-cell>
          <table:table-cell table:formula="of:=[Ecarts.T6]/MAX([Ecarts.T$3:.T$12])" office:value-type="float" office:value="0.428571428571426" calcext:value-type="float">
            <text:p>0,428571428571426</text:p>
          </table:table-cell>
          <table:table-cell table:formula="of:=[Ecarts.U6]/MAX([Ecarts.U$3:.U$12])" office:value-type="float" office:value="0.508353221957044" calcext:value-type="float">
            <text:p>0,508353221957044</text:p>
          </table:table-cell>
          <table:table-cell table:formula="of:=[Ecarts.V6]/MAX([Ecarts.V$3:.V$12])" office:value-type="float" office:value="0.284011220196352" calcext:value-type="float">
            <text:p>0,284011220196352</text:p>
          </table:table-cell>
          <table:table-cell table:formula="of:=[Ecarts.W6]/MAX([Ecarts.W$3:.W$12])" office:value-type="float" office:value="0.095" calcext:value-type="float">
            <text:p>0,095</text:p>
          </table:table-cell>
          <table:table-cell table:formula="of:=[Ecarts.X6]/MAX([Ecarts.X$3:.X$12])" office:value-type="float" office:value="0.423469387755102" calcext:value-type="float">
            <text:p>0,423469387755102</text:p>
          </table:table-cell>
          <table:table-cell table:formula="of:=[Ecarts.Y6]/MAX([Ecarts.Y$3:.Y$12])" office:value-type="float" office:value="0.821428571428572" calcext:value-type="float">
            <text:p>0,821428571428572</text:p>
          </table:table-cell>
          <table:table-cell table:formula="of:=[Ecarts.Z6]/MAX([Ecarts.Z$3:.Z$12])" office:value-type="float" office:value="0.0526315789473684" calcext:value-type="float">
            <text:p>0,052631578947369</text:p>
          </table:table-cell>
          <table:table-cell table:formula="of:=[Ecarts.AA6]/MAX([Ecarts.AA$3:.AA$12])" office:value-type="float" office:value="0.141129032258065" calcext:value-type="float">
            <text:p>0,141129032258065</text:p>
          </table:table-cell>
          <table:table-cell table:formula="of:=[Ecarts.AB6]/MAX([Ecarts.AB$3:.AB$12])" office:value-type="float" office:value="0.597222222222222" calcext:value-type="float">
            <text:p>0,597222222222222</text:p>
          </table:table-cell>
          <table:table-cell table:formula="of:=[Ecarts.AC6]/MAX([Ecarts.AC$3:.AC$12])" office:value-type="float" office:value="0.300613496932515" calcext:value-type="float">
            <text:p>0,300613496932515</text:p>
          </table:table-cell>
          <table:table-cell table:formula="of:=[Ecarts.AD6]/MAX([Ecarts.AD$3:.AD$12])" office:value-type="float" office:value="0.072463768115942" calcext:value-type="float">
            <text:p>0,072463768115942</text:p>
          </table:table-cell>
          <table:table-cell table:formula="of:=[Ecarts.AE6]/MAX([Ecarts.AE$3:.AE$12])" office:value-type="float" office:value="0.15948275862069" calcext:value-type="float">
            <text:p>0,15948275862069</text:p>
          </table:table-cell>
          <table:table-cell table:formula="of:=[Ecarts.AF6]/MAX([Ecarts.AF$3:.AF$12])" office:value-type="float" office:value="0.0344403444034118" calcext:value-type="float">
            <text:p>0,034440344403412</text:p>
          </table:table-cell>
          <table:table-cell table:formula="of:=[Ecarts.AG6]/MAX([Ecarts.AG$3:.AG$12])" office:value-type="float" office:value="1" calcext:value-type="float">
            <text:p>1</text:p>
          </table:table-cell>
          <table:table-cell table:formula="of:=[Ecarts.AH6]/MAX([Ecarts.AH$3:.AH$12])" office:value-type="float" office:value="0" calcext:value-type="float">
            <text:p>0</text:p>
          </table:table-cell>
          <table:table-cell table:formula="of:=[Ecarts.AI6]/MAX([Ecarts.AI$3:.AI$12])" office:value-type="float" office:value="0.354838709677419" calcext:value-type="float">
            <text:p>0,354838709677419</text:p>
          </table:table-cell>
          <table:table-cell table:formula="of:=[Ecarts.AJ6]/MAX([Ecarts.AJ$3:.AJ$12])" office:value-type="float" office:value="0.142857142857143" calcext:value-type="float">
            <text:p>0,142857142857143</text:p>
          </table:table-cell>
          <table:table-cell table:formula="of:=[Ecarts.AK6]/MAX([Ecarts.AK$3:.AK$12])" office:value-type="float" office:value="0.642857142857143" calcext:value-type="float">
            <text:p>0,642857142857143</text:p>
          </table:table-cell>
          <table:table-cell table:formula="of:=[Ecarts.AL6]/MAX([Ecarts.AL$3:.AL$12])" office:value-type="float" office:value="0.128205128205128" calcext:value-type="float">
            <text:p>0,128205128205128</text:p>
          </table:table-cell>
          <table:table-cell table:formula="of:=[Ecarts.AM6]/MAX([Ecarts.AM$3:.AM$12])" office:value-type="float" office:value="0" calcext:value-type="float">
            <text:p>0</text:p>
          </table:table-cell>
          <table:table-cell table:formula="of:=[Ecarts.AN6]/MAX([Ecarts.AN$3:.AN$12])" office:value-type="float" office:value="0.229166666666667" calcext:value-type="float">
            <text:p>0,229166666666667</text:p>
          </table:table-cell>
          <table:table-cell table:formula="of:=[Ecarts.AO6]/MAX([Ecarts.AO$3:.AO$12])" office:value-type="float" office:value="0.571428571428571" calcext:value-type="float">
            <text:p>0,571428571428571</text:p>
          </table:table-cell>
          <table:table-cell table:formula="of:=[Ecarts.AP6]/MAX([Ecarts.AP$3:.AP$12])" office:value-type="float" office:value="0.793862155674936" calcext:value-type="float">
            <text:p>0,793862155674936</text:p>
          </table:table-cell>
          <table:table-cell table:formula="of:=[Ecarts.AQ6]/MAX([Ecarts.AQ$3:.AQ$12])" office:value-type="float" office:value="0.771844660194175" calcext:value-type="float">
            <text:p>0,771844660194175</text:p>
          </table:table-cell>
          <table:table-cell table:formula="of:=[Ecarts.AR6]/MAX([Ecarts.AR$3:.AR$12])" office:value-type="float" office:value="0.673469387755102" calcext:value-type="float">
            <text:p>0,673469387755102</text:p>
          </table:table-cell>
          <table:table-cell table:formula="of:=[Ecarts.AS6]/MAX([Ecarts.AS$3:.AS$12])" office:value-type="float" office:value="0.539772727272727" calcext:value-type="float">
            <text:p>0,539772727272727</text:p>
          </table:table-cell>
          <table:table-cell table:formula="of:=[Ecarts.AT6]/MAX([Ecarts.AT$3:.AT$12])" office:value-type="float" office:value="0.680555555555555" calcext:value-type="float">
            <text:p>0,680555555555555</text:p>
          </table:table-cell>
          <table:table-cell table:formula="of:=[Ecarts.AU6]/MAX([Ecarts.AU$3:.AU$12])" office:value-type="float" office:value="0.54601226993865" calcext:value-type="float">
            <text:p>0,54601226993865</text:p>
          </table:table-cell>
          <table:table-cell table:formula="of:=[Ecarts.AV6]/MAX([Ecarts.AV$3:.AV$12])" office:value-type="float" office:value="0.425271739130435" calcext:value-type="float">
            <text:p>0,425271739130435</text:p>
          </table:table-cell>
          <table:table-cell table:formula="of:=[Ecarts.AW6]/MAX([Ecarts.AW$3:.AW$12])" office:value-type="float" office:value="0.747093023255814" calcext:value-type="float">
            <text:p>0,747093023255814</text:p>
          </table:table-cell>
          <table:table-cell table:formula="of:=[Ecarts.AX6]/MAX([Ecarts.AX$3:.AX$12])" office:value-type="float" office:value="0.623809523809524" calcext:value-type="float">
            <text:p>0,623809523809524</text:p>
          </table:table-cell>
          <table:table-cell table:formula="of:=[Ecarts.AY6]/MAX([Ecarts.AY$3:.AY$12])" office:value-type="float" office:value="0.639810426540284" calcext:value-type="float">
            <text:p>0,639810426540284</text:p>
          </table:table-cell>
          <table:table-cell table:formula="of:=[Ecarts.AZ6]/MAX([Ecarts.AZ$3:.AZ$12])" office:value-type="float" office:value="0.931200731981982" calcext:value-type="float">
            <text:p>0,931200731981982</text:p>
          </table:table-cell>
          <table:table-cell table:formula="of:=[Ecarts.BA6]/MAX([Ecarts.BA$3:.BA$12])" office:value-type="float" office:value="0.784562211981567" calcext:value-type="float">
            <text:p>0,784562211981567</text:p>
          </table:table-cell>
          <table:table-cell table:formula="of:=[Ecarts.BB6]/MAX([Ecarts.BB$3:.BB$12])" office:value-type="float" office:value="0.767421602787456" calcext:value-type="float">
            <text:p>0,767421602787456</text:p>
          </table:table-cell>
          <table:table-cell table:formula="of:=[Ecarts.BC6]/MAX([Ecarts.BC$3:.BC$12])" office:value-type="float" office:value="0.870934959349593" calcext:value-type="float">
            <text:p>0,870934959349593</text:p>
          </table:table-cell>
          <table:table-cell table:formula="of:=[Ecarts.BD6]/MAX([Ecarts.BD$3:.BD$12])" office:value-type="float" office:value="0.856026785714286" calcext:value-type="float">
            <text:p>0,856026785714286</text:p>
          </table:table-cell>
          <table:table-cell table:formula="of:=[Ecarts.BE6]/MAX([Ecarts.BE$3:.BE$12])" office:value-type="float" office:value="0.665236051502146" calcext:value-type="float">
            <text:p>0,665236051502146</text:p>
          </table:table-cell>
          <table:table-cell table:formula="of:=[Ecarts.BF6]/MAX([Ecarts.BF$3:.BF$12])" office:value-type="float" office:value="0.828629032258065" calcext:value-type="float">
            <text:p>0,828629032258065</text:p>
          </table:table-cell>
          <table:table-cell table:formula="of:=[Ecarts.BG6]/MAX([Ecarts.BG$3:.BG$12])" office:value-type="float" office:value="0.756072874493927" calcext:value-type="float">
            <text:p>0,756072874493927</text:p>
          </table:table-cell>
          <table:table-cell table:formula="of:=[Ecarts.BH6]/MAX([Ecarts.BH$3:.BH$12])" office:value-type="float" office:value="0.826555023923445" calcext:value-type="float">
            <text:p>0,826555023923445</text:p>
          </table:table-cell>
          <table:table-cell table:formula="of:=[Ecarts.BI6]/MAX([Ecarts.BI$3:.BI$12])" office:value-type="float" office:value="0.672667757774141" calcext:value-type="float">
            <text:p>0,672667757774141</text:p>
          </table:table-cell>
          <table:table-cell/>
          <table:table-cell table:formula="of:=[Ecarts.BK6]/MAX([Ecarts.BK$3:.BK$12])" office:value-type="float" office:value="0.642677371656475" calcext:value-type="float">
            <text:p>0,642677371656475</text:p>
          </table:table-cell>
          <table:table-cell/>
          <table:table-cell table:formula="of:=[Ecarts.BM6]/MAX([Ecarts.BM$3:.BM$12])" office:value-type="float" office:value="0.0597164455480392" calcext:value-type="float">
            <text:p>0,059716445548039</text:p>
          </table:table-cell>
          <table:table-cell table:formula="of:=[Ecarts.BN6]/MAX([Ecarts.BN$3:.BN$12])" office:value-type="float" office:value="0.264450818566591" calcext:value-type="float">
            <text:p>0,264450818566591</text:p>
          </table:table-cell>
          <table:table-cell table:formula="of:=[Ecarts.BO6]/MAX([Ecarts.BO$3:.BO$12])" office:value-type="float" office:value="0.267269849546431" calcext:value-type="float">
            <text:p>0,267269849546431</text:p>
          </table:table-cell>
          <table:table-cell table:formula="of:=[Ecarts.BP6]/MAX([Ecarts.BP$3:.BP$12])" office:value-type="float" office:value="0.296201394077257" calcext:value-type="float">
            <text:p>0,296201394077257</text:p>
          </table:table-cell>
          <table:table-cell table:formula="of:=[Ecarts.BQ6]/MAX([Ecarts.BQ$3:.BQ$12])" office:value-type="float" office:value="0.696706960229696" calcext:value-type="float">
            <text:p>0,696706960229696</text:p>
          </table:table-cell>
          <table:table-cell table:formula="of:=[Ecarts.BR6]/MAX([Ecarts.BR$3:.BR$12])" office:value-type="float" office:value="0.791009861703791" calcext:value-type="float">
            <text:p>0,791009861703791</text:p>
          </table:table-cell>
          <table:table-cell table:number-columns-repeated="2"/>
        </table:table-row>
        <table:table-row table:style-name="ro1">
          <table:table-cell table:formula="of:=[Ecarts.A7]" office:value-type="string" office:string-value="ILS" calcext:value-type="string">
            <text:p>ILS</text:p>
          </table:table-cell>
          <table:table-cell table:formula="of:=[Ecarts.B7]/MAX([Ecarts.B$3:.B$12])" office:value-type="float" office:value="0" calcext:value-type="float">
            <text:p>0</text:p>
          </table:table-cell>
          <table:table-cell table:formula="of:=[Ecarts.C7]/MAX([Ecarts.C$3:.C$12])" office:value-type="float" office:value="0" calcext:value-type="float">
            <text:p>0</text:p>
          </table:table-cell>
          <table:table-cell table:formula="of:=[Ecarts.D7]/MAX([Ecarts.D$3:.D$12])" office:value-type="float" office:value="0" calcext:value-type="float">
            <text:p>0</text:p>
          </table:table-cell>
          <table:table-cell table:formula="of:=[Ecarts.E7]/MAX([Ecarts.E$3:.E$12])" office:value-type="float" office:value="0.0555555555555571" calcext:value-type="float">
            <text:p>0,055555555555557</text:p>
          </table:table-cell>
          <table:table-cell table:formula="of:=[Ecarts.F7]/MAX([Ecarts.F$3:.F$12])" office:value-type="float" office:value="0.0515873015873012" calcext:value-type="float">
            <text:p>0,051587301587301</text:p>
          </table:table-cell>
          <table:table-cell table:formula="of:=[Ecarts.G7]/MAX([Ecarts.G$3:.G$12])" office:value-type="float" office:value="0" calcext:value-type="float">
            <text:p>0</text:p>
          </table:table-cell>
          <table:table-cell table:formula="of:=[Ecarts.H7]/MAX([Ecarts.H$3:.H$12])" office:value-type="float" office:value="0.294117647058823" calcext:value-type="float">
            <text:p>0,294117647058823</text:p>
          </table:table-cell>
          <table:table-cell table:formula="of:=[Ecarts.I7]/MAX([Ecarts.I$3:.I$12])" office:value-type="float" office:value="0" calcext:value-type="float">
            <text:p>0</text:p>
          </table:table-cell>
          <table:table-cell table:formula="of:=[Ecarts.J7]/MAX([Ecarts.J$3:.J$12])" office:value-type="float" office:value="0" calcext:value-type="float">
            <text:p>0</text:p>
          </table:table-cell>
          <table:table-cell table:formula="of:=[Ecarts.K7]/MAX([Ecarts.K$3:.K$12])" office:value-type="float" office:value="0" calcext:value-type="float">
            <text:p>0</text:p>
          </table:table-cell>
          <table:table-cell table:formula="of:=[Ecarts.L7]/MAX([Ecarts.L$3:.L$12])" office:value-type="float" office:value="0.282258064516126" calcext:value-type="float">
            <text:p>0,282258064516126</text:p>
          </table:table-cell>
          <table:table-cell table:formula="of:=[Ecarts.M7]/MAX([Ecarts.M$3:.M$12])" office:value-type="float" office:value="0.184807256235827" calcext:value-type="float">
            <text:p>0,184807256235827</text:p>
          </table:table-cell>
          <table:table-cell table:formula="of:=[Ecarts.N7]/MAX([Ecarts.N$3:.N$12])" office:value-type="float" office:value="0.325630252100843" calcext:value-type="float">
            <text:p>0,325630252100843</text:p>
          </table:table-cell>
          <table:table-cell table:formula="of:=[Ecarts.O7]/MAX([Ecarts.O$3:.O$12])" office:value-type="float" office:value="0.0952380952380963" calcext:value-type="float">
            <text:p>0,095238095238096</text:p>
          </table:table-cell>
          <table:table-cell table:formula="of:=[Ecarts.P7]/MAX([Ecarts.P$3:.P$12])" office:value-type="float" office:value="0.0238095238095222" calcext:value-type="float">
            <text:p>0,023809523809522</text:p>
          </table:table-cell>
          <table:table-cell table:formula="of:=[Ecarts.Q7]/MAX([Ecarts.Q$3:.Q$12])" office:value-type="float" office:value="0.115873015873017" calcext:value-type="float">
            <text:p>0,115873015873017</text:p>
          </table:table-cell>
          <table:table-cell table:formula="of:=[Ecarts.R7]/MAX([Ecarts.R$3:.R$12])" office:value-type="float" office:value="0.0303951367781134" calcext:value-type="float">
            <text:p>0,030395136778114</text:p>
          </table:table-cell>
          <table:table-cell table:formula="of:=[Ecarts.S7]/MAX([Ecarts.S$3:.S$12])" office:value-type="float" office:value="0.353383458646614" calcext:value-type="float">
            <text:p>0,353383458646614</text:p>
          </table:table-cell>
          <table:table-cell table:formula="of:=[Ecarts.T7]/MAX([Ecarts.T$3:.T$12])" office:value-type="float" office:value="0.434523809523805" calcext:value-type="float">
            <text:p>0,434523809523805</text:p>
          </table:table-cell>
          <table:table-cell table:formula="of:=[Ecarts.U7]/MAX([Ecarts.U$3:.U$12])" office:value-type="float" office:value="0.439140811455848" calcext:value-type="float">
            <text:p>0,439140811455848</text:p>
          </table:table-cell>
          <table:table-cell table:formula="of:=[Ecarts.V7]/MAX([Ecarts.V$3:.V$12])" office:value-type="float" office:value="0.303646563814867" calcext:value-type="float">
            <text:p>0,303646563814867</text:p>
          </table:table-cell>
          <table:table-cell table:formula="of:=[Ecarts.W7]/MAX([Ecarts.W$3:.W$12])" office:value-type="float" office:value="0.3" calcext:value-type="float">
            <text:p>0,3</text:p>
          </table:table-cell>
          <table:table-cell table:formula="of:=[Ecarts.X7]/MAX([Ecarts.X$3:.X$12])" office:value-type="float" office:value="0.280612244897959" calcext:value-type="float">
            <text:p>0,280612244897959</text:p>
          </table:table-cell>
          <table:table-cell table:formula="of:=[Ecarts.Y7]/MAX([Ecarts.Y$3:.Y$12])" office:value-type="float" office:value="0.491071428571429" calcext:value-type="float">
            <text:p>0,491071428571429</text:p>
          </table:table-cell>
          <table:table-cell table:formula="of:=[Ecarts.Z7]/MAX([Ecarts.Z$3:.Z$12])" office:value-type="float" office:value="0.149122807017544" calcext:value-type="float">
            <text:p>0,149122807017544</text:p>
          </table:table-cell>
          <table:table-cell table:formula="of:=[Ecarts.AA7]/MAX([Ecarts.AA$3:.AA$12])" office:value-type="float" office:value="0.185483870967742" calcext:value-type="float">
            <text:p>0,185483870967742</text:p>
          </table:table-cell>
          <table:table-cell table:formula="of:=[Ecarts.AB7]/MAX([Ecarts.AB$3:.AB$12])" office:value-type="float" office:value="0.326388888888889" calcext:value-type="float">
            <text:p>0,326388888888889</text:p>
          </table:table-cell>
          <table:table-cell table:formula="of:=[Ecarts.AC7]/MAX([Ecarts.AC$3:.AC$12])" office:value-type="float" office:value="0.398773006134969" calcext:value-type="float">
            <text:p>0,398773006134969</text:p>
          </table:table-cell>
          <table:table-cell table:formula="of:=[Ecarts.AD7]/MAX([Ecarts.AD$3:.AD$12])" office:value-type="float" office:value="0.0833333333333333" calcext:value-type="float">
            <text:p>0,083333333333333</text:p>
          </table:table-cell>
          <table:table-cell table:formula="of:=[Ecarts.AE7]/MAX([Ecarts.AE$3:.AE$12])" office:value-type="float" office:value="0.150862068965517" calcext:value-type="float">
            <text:p>0,150862068965517</text:p>
          </table:table-cell>
          <table:table-cell table:formula="of:=[Ecarts.AF7]/MAX([Ecarts.AF$3:.AF$12])" office:value-type="float" office:value="0.0602706027060053" calcext:value-type="float">
            <text:p>0,060270602706005</text:p>
          </table:table-cell>
          <table:table-cell table:formula="of:=[Ecarts.AG7]/MAX([Ecarts.AG$3:.AG$12])" office:value-type="float" office:value="0.444444444444444" calcext:value-type="float">
            <text:p>0,444444444444444</text:p>
          </table:table-cell>
          <table:table-cell table:formula="of:=[Ecarts.AH7]/MAX([Ecarts.AH$3:.AH$12])" office:value-type="float" office:value="0.333333333333333" calcext:value-type="float">
            <text:p>0,333333333333333</text:p>
          </table:table-cell>
          <table:table-cell table:formula="of:=[Ecarts.AI7]/MAX([Ecarts.AI$3:.AI$12])" office:value-type="float" office:value="0.306451612903226" calcext:value-type="float">
            <text:p>0,306451612903226</text:p>
          </table:table-cell>
          <table:table-cell table:formula="of:=[Ecarts.AJ7]/MAX([Ecarts.AJ$3:.AJ$12])" office:value-type="float" office:value="0.285714285714286" calcext:value-type="float">
            <text:p>0,285714285714286</text:p>
          </table:table-cell>
          <table:table-cell table:formula="of:=[Ecarts.AK7]/MAX([Ecarts.AK$3:.AK$12])" office:value-type="float" office:value="0.642857142857143" calcext:value-type="float">
            <text:p>0,642857142857143</text:p>
          </table:table-cell>
          <table:table-cell table:formula="of:=[Ecarts.AL7]/MAX([Ecarts.AL$3:.AL$12])" office:value-type="float" office:value="0.333333333333333" calcext:value-type="float">
            <text:p>0,333333333333333</text:p>
          </table:table-cell>
          <table:table-cell table:formula="of:=[Ecarts.AM7]/MAX([Ecarts.AM$3:.AM$12])" office:value-type="float" office:value="0.127659574468085" calcext:value-type="float">
            <text:p>0,127659574468085</text:p>
          </table:table-cell>
          <table:table-cell table:formula="of:=[Ecarts.AN7]/MAX([Ecarts.AN$3:.AN$12])" office:value-type="float" office:value="0.46875" calcext:value-type="float">
            <text:p>0,46875</text:p>
          </table:table-cell>
          <table:table-cell table:formula="of:=[Ecarts.AO7]/MAX([Ecarts.AO$3:.AO$12])" office:value-type="float" office:value="0.0714285714285714" calcext:value-type="float">
            <text:p>0,071428571428572</text:p>
          </table:table-cell>
          <table:table-cell table:formula="of:=[Ecarts.AP7]/MAX([Ecarts.AP$3:.AP$12])" office:value-type="float" office:value="0.918162075665791" calcext:value-type="float">
            <text:p>0,918162075665791</text:p>
          </table:table-cell>
          <table:table-cell table:formula="of:=[Ecarts.AQ7]/MAX([Ecarts.AQ$3:.AQ$12])" office:value-type="float" office:value="0.716828478964401" calcext:value-type="float">
            <text:p>0,716828478964401</text:p>
          </table:table-cell>
          <table:table-cell table:formula="of:=[Ecarts.AR7]/MAX([Ecarts.AR$3:.AR$12])" office:value-type="float" office:value="0.819727891156462" calcext:value-type="float">
            <text:p>0,819727891156462</text:p>
          </table:table-cell>
          <table:table-cell table:formula="of:=[Ecarts.AS7]/MAX([Ecarts.AS$3:.AS$12])" office:value-type="float" office:value="0.525568181818182" calcext:value-type="float">
            <text:p>0,525568181818182</text:p>
          </table:table-cell>
          <table:table-cell table:formula="of:=[Ecarts.AT7]/MAX([Ecarts.AT$3:.AT$12])" office:value-type="float" office:value="0.608333333333333" calcext:value-type="float">
            <text:p>0,608333333333333</text:p>
          </table:table-cell>
          <table:table-cell table:formula="of:=[Ecarts.AU7]/MAX([Ecarts.AU$3:.AU$12])" office:value-type="float" office:value="0.501533742331288" calcext:value-type="float">
            <text:p>0,501533742331288</text:p>
          </table:table-cell>
          <table:table-cell table:formula="of:=[Ecarts.AV7]/MAX([Ecarts.AV$3:.AV$12])" office:value-type="float" office:value="0.486413043478261" calcext:value-type="float">
            <text:p>0,486413043478261</text:p>
          </table:table-cell>
          <table:table-cell table:formula="of:=[Ecarts.AW7]/MAX([Ecarts.AW$3:.AW$12])" office:value-type="float" office:value="0.686046511627907" calcext:value-type="float">
            <text:p>0,686046511627907</text:p>
          </table:table-cell>
          <table:table-cell table:formula="of:=[Ecarts.AX7]/MAX([Ecarts.AX$3:.AX$12])" office:value-type="float" office:value="0.823809523809524" calcext:value-type="float">
            <text:p>0,823809523809524</text:p>
          </table:table-cell>
          <table:table-cell table:formula="of:=[Ecarts.AY7]/MAX([Ecarts.AY$3:.AY$12])" office:value-type="float" office:value="0.663507109004739" calcext:value-type="float">
            <text:p>0,663507109004739</text:p>
          </table:table-cell>
          <table:table-cell table:formula="of:=[Ecarts.AZ7]/MAX([Ecarts.AZ$3:.AZ$12])" office:value-type="float" office:value="0.709107545045046" calcext:value-type="float">
            <text:p>0,709107545045046</text:p>
          </table:table-cell>
          <table:table-cell table:formula="of:=[Ecarts.BA7]/MAX([Ecarts.BA$3:.BA$12])" office:value-type="float" office:value="0.808755760368664" calcext:value-type="float">
            <text:p>0,808755760368664</text:p>
          </table:table-cell>
          <table:table-cell table:formula="of:=[Ecarts.BB7]/MAX([Ecarts.BB$3:.BB$12])" office:value-type="float" office:value="0.609756097560976" calcext:value-type="float">
            <text:p>0,609756097560976</text:p>
          </table:table-cell>
          <table:table-cell table:formula="of:=[Ecarts.BC7]/MAX([Ecarts.BC$3:.BC$12])" office:value-type="float" office:value="0.723577235772358" calcext:value-type="float">
            <text:p>0,723577235772358</text:p>
          </table:table-cell>
          <table:table-cell table:formula="of:=[Ecarts.BD7]/MAX([Ecarts.BD$3:.BD$12])" office:value-type="float" office:value="0.741071428571429" calcext:value-type="float">
            <text:p>0,741071428571429</text:p>
          </table:table-cell>
          <table:table-cell table:formula="of:=[Ecarts.BE7]/MAX([Ecarts.BE$3:.BE$12])" office:value-type="float" office:value="0.678111587982833" calcext:value-type="float">
            <text:p>0,678111587982833</text:p>
          </table:table-cell>
          <table:table-cell table:formula="of:=[Ecarts.BF7]/MAX([Ecarts.BF$3:.BF$12])" office:value-type="float" office:value="0.755040322580645" calcext:value-type="float">
            <text:p>0,755040322580645</text:p>
          </table:table-cell>
          <table:table-cell table:formula="of:=[Ecarts.BG7]/MAX([Ecarts.BG$3:.BG$12])" office:value-type="float" office:value="0.756072874493927" calcext:value-type="float">
            <text:p>0,756072874493927</text:p>
          </table:table-cell>
          <table:table-cell table:formula="of:=[Ecarts.BH7]/MAX([Ecarts.BH$3:.BH$12])" office:value-type="float" office:value="0.757177033492823" calcext:value-type="float">
            <text:p>0,757177033492823</text:p>
          </table:table-cell>
          <table:table-cell table:formula="of:=[Ecarts.BI7]/MAX([Ecarts.BI$3:.BI$12])" office:value-type="float" office:value="0.529459901800327" calcext:value-type="float">
            <text:p>0,529459901800327</text:p>
          </table:table-cell>
          <table:table-cell/>
          <table:table-cell table:formula="of:=[Ecarts.BK7]/MAX([Ecarts.BK$3:.BK$12])" office:value-type="float" office:value="0.600530835836734" calcext:value-type="float">
            <text:p>0,600530835836734</text:p>
          </table:table-cell>
          <table:table-cell/>
          <table:table-cell table:formula="of:=[Ecarts.BM7]/MAX([Ecarts.BM$3:.BM$12])" office:value-type="float" office:value="0.0347094001433148" calcext:value-type="float">
            <text:p>0,034709400143315</text:p>
          </table:table-cell>
          <table:table-cell table:formula="of:=[Ecarts.BN7]/MAX([Ecarts.BN$3:.BN$12])" office:value-type="float" office:value="0.206602030752274" calcext:value-type="float">
            <text:p>0,206602030752274</text:p>
          </table:table-cell>
          <table:table-cell table:formula="of:=[Ecarts.BO7]/MAX([Ecarts.BO$3:.BO$12])" office:value-type="float" office:value="0.264181970070562" calcext:value-type="float">
            <text:p>0,264181970070562</text:p>
          </table:table-cell>
          <table:table-cell table:formula="of:=[Ecarts.BP7]/MAX([Ecarts.BP$3:.BP$12])" office:value-type="float" office:value="0.390113725972175" calcext:value-type="float">
            <text:p>0,390113725972175</text:p>
          </table:table-cell>
          <table:table-cell table:formula="of:=[Ecarts.BQ7]/MAX([Ecarts.BQ$3:.BQ$12])" office:value-type="float" office:value="0.728201892014172" calcext:value-type="float">
            <text:p>0,728201892014172</text:p>
          </table:table-cell>
          <table:table-cell table:formula="of:=[Ecarts.BR7]/MAX([Ecarts.BR$3:.BR$12])" office:value-type="float" office:value="0.698904218580066" calcext:value-type="float">
            <text:p>0,698904218580066</text:p>
          </table:table-cell>
          <table:table-cell table:number-columns-repeated="2"/>
        </table:table-row>
        <table:table-row table:style-name="ro1">
          <table:table-cell table:formula="of:=[Ecarts.A8]" office:value-type="string" office:string-value="Memetic" calcext:value-type="string">
            <text:p>Memetic</text:p>
          </table:table-cell>
          <table:table-cell table:formula="of:=[Ecarts.B8]/MAX([Ecarts.B$3:.B$12])" office:value-type="float" office:value="0" calcext:value-type="float">
            <text:p>0</text:p>
          </table:table-cell>
          <table:table-cell table:formula="of:=[Ecarts.C8]/MAX([Ecarts.C$3:.C$12])" office:value-type="float" office:value="0" calcext:value-type="float">
            <text:p>0</text:p>
          </table:table-cell>
          <table:table-cell table:formula="of:=[Ecarts.D8]/MAX([Ecarts.D$3:.D$12])" office:value-type="float" office:value="0" calcext:value-type="float">
            <text:p>0</text:p>
          </table:table-cell>
          <table:table-cell table:formula="of:=[Ecarts.E8]/MAX([Ecarts.E$3:.E$12])" office:value-type="float" office:value="0" calcext:value-type="float">
            <text:p>0</text:p>
          </table:table-cell>
          <table:table-cell table:formula="of:=[Ecarts.F8]/MAX([Ecarts.F$3:.F$12])" office:value-type="float" office:value="0" calcext:value-type="float">
            <text:p>0</text:p>
          </table:table-cell>
          <table:table-cell table:formula="of:=[Ecarts.G8]/MAX([Ecarts.G$3:.G$12])" office:value-type="float" office:value="0" calcext:value-type="float">
            <text:p>0</text:p>
          </table:table-cell>
          <table:table-cell table:formula="of:=[Ecarts.H8]/MAX([Ecarts.H$3:.H$12])" office:value-type="float" office:value="0.294117647058823" calcext:value-type="float">
            <text:p>0,294117647058823</text:p>
          </table:table-cell>
          <table:table-cell table:formula="of:=[Ecarts.I8]/MAX([Ecarts.I$3:.I$12])" office:value-type="float" office:value="0" calcext:value-type="float">
            <text:p>0</text:p>
          </table:table-cell>
          <table:table-cell table:formula="of:=[Ecarts.J8]/MAX([Ecarts.J$3:.J$12])" office:value-type="float" office:value="0" calcext:value-type="float">
            <text:p>0</text:p>
          </table:table-cell>
          <table:table-cell table:formula="of:=[Ecarts.K8]/MAX([Ecarts.K$3:.K$12])" office:value-type="float" office:value="0" calcext:value-type="float">
            <text:p>0</text:p>
          </table:table-cell>
          <table:table-cell table:formula="of:=[Ecarts.L8]/MAX([Ecarts.L$3:.L$12])" office:value-type="float" office:value="0" calcext:value-type="float">
            <text:p>0</text:p>
          </table:table-cell>
          <table:table-cell table:formula="of:=[Ecarts.M8]/MAX([Ecarts.M$3:.M$12])" office:value-type="float" office:value="0" calcext:value-type="float">
            <text:p>0</text:p>
          </table:table-cell>
          <table:table-cell table:formula="of:=[Ecarts.N8]/MAX([Ecarts.N$3:.N$12])" office:value-type="float" office:value="0.0882352941176471" calcext:value-type="float">
            <text:p>0,088235294117647</text:p>
          </table:table-cell>
          <table:table-cell table:formula="of:=[Ecarts.O8]/MAX([Ecarts.O$3:.O$12])" office:value-type="float" office:value="0.023809523809526" calcext:value-type="float">
            <text:p>0,023809523809526</text:p>
          </table:table-cell>
          <table:table-cell table:formula="of:=[Ecarts.P8]/MAX([Ecarts.P$3:.P$12])" office:value-type="float" office:value="0.0107142857142852" calcext:value-type="float">
            <text:p>0,010714285714285</text:p>
          </table:table-cell>
          <table:table-cell table:formula="of:=[Ecarts.Q8]/MAX([Ecarts.Q$3:.Q$12])" office:value-type="float" office:value="0" calcext:value-type="float">
            <text:p>0</text:p>
          </table:table-cell>
          <table:table-cell table:formula="of:=[Ecarts.R8]/MAX([Ecarts.R$3:.R$12])" office:value-type="float" office:value="0" calcext:value-type="float">
            <text:p>0</text:p>
          </table:table-cell>
          <table:table-cell table:formula="of:=[Ecarts.S8]/MAX([Ecarts.S$3:.S$12])" office:value-type="float" office:value="0.0958646616541345" calcext:value-type="float">
            <text:p>0,095864661654135</text:p>
          </table:table-cell>
          <table:table-cell table:formula="of:=[Ecarts.T8]/MAX([Ecarts.T$3:.T$12])" office:value-type="float" office:value="0.00297619047619454" calcext:value-type="float">
            <text:p>0,002976190476195</text:p>
          </table:table-cell>
          <table:table-cell table:formula="of:=[Ecarts.U8]/MAX([Ecarts.U$3:.U$12])" office:value-type="float" office:value="0.0787589498806696" calcext:value-type="float">
            <text:p>0,07875894988067</text:p>
          </table:table-cell>
          <table:table-cell table:formula="of:=[Ecarts.V8]/MAX([Ecarts.V$3:.V$12])" office:value-type="float" office:value="0.0471598877980381" calcext:value-type="float">
            <text:p>0,047159887798038</text:p>
          </table:table-cell>
          <table:table-cell table:formula="of:=[Ecarts.W8]/MAX([Ecarts.W$3:.W$12])" office:value-type="float" office:value="0.06" calcext:value-type="float">
            <text:p>0,06</text:p>
          </table:table-cell>
          <table:table-cell table:formula="of:=[Ecarts.X8]/MAX([Ecarts.X$3:.X$12])" office:value-type="float" office:value="0.0969387755102041" calcext:value-type="float">
            <text:p>0,096938775510204</text:p>
          </table:table-cell>
          <table:table-cell table:formula="of:=[Ecarts.Y8]/MAX([Ecarts.Y$3:.Y$12])" office:value-type="float" office:value="0.142857142857143" calcext:value-type="float">
            <text:p>0,142857142857143</text:p>
          </table:table-cell>
          <table:table-cell table:formula="of:=[Ecarts.Z8]/MAX([Ecarts.Z$3:.Z$12])" office:value-type="float" office:value="0.0964912280701754" calcext:value-type="float">
            <text:p>0,096491228070176</text:p>
          </table:table-cell>
          <table:table-cell table:formula="of:=[Ecarts.AA8]/MAX([Ecarts.AA$3:.AA$12])" office:value-type="float" office:value="0.0645161290322581" calcext:value-type="float">
            <text:p>0,064516129032258</text:p>
          </table:table-cell>
          <table:table-cell table:formula="of:=[Ecarts.AB8]/MAX([Ecarts.AB$3:.AB$12])" office:value-type="float" office:value="0.0347222222222222" calcext:value-type="float">
            <text:p>0,034722222222222</text:p>
          </table:table-cell>
          <table:table-cell table:formula="of:=[Ecarts.AC8]/MAX([Ecarts.AC$3:.AC$12])" office:value-type="float" office:value="0.0674846625766871" calcext:value-type="float">
            <text:p>0,067484662576687</text:p>
          </table:table-cell>
          <table:table-cell table:formula="of:=[Ecarts.AD8]/MAX([Ecarts.AD$3:.AD$12])" office:value-type="float" office:value="0.036231884057971" calcext:value-type="float">
            <text:p>0,036231884057971</text:p>
          </table:table-cell>
          <table:table-cell table:formula="of:=[Ecarts.AE8]/MAX([Ecarts.AE$3:.AE$12])" office:value-type="float" office:value="0.00862068965517241" calcext:value-type="float">
            <text:p>0,008620689655172</text:p>
          </table:table-cell>
          <table:table-cell table:formula="of:=[Ecarts.AF8]/MAX([Ecarts.AF$3:.AF$12])" office:value-type="float" office:value="0.0123001230012185" calcext:value-type="float">
            <text:p>0,012300123001219</text:p>
          </table:table-cell>
          <table:table-cell table:formula="of:=[Ecarts.AG8]/MAX([Ecarts.AG$3:.AG$12])" office:value-type="float" office:value="0.222222222222222" calcext:value-type="float">
            <text:p>0,222222222222222</text:p>
          </table:table-cell>
          <table:table-cell table:formula="of:=[Ecarts.AH8]/MAX([Ecarts.AH$3:.AH$12])" office:value-type="float" office:value="0.0144927536231884" calcext:value-type="float">
            <text:p>0,014492753623188</text:p>
          </table:table-cell>
          <table:table-cell table:formula="of:=[Ecarts.AI8]/MAX([Ecarts.AI$3:.AI$12])" office:value-type="float" office:value="0.0161290322580645" calcext:value-type="float">
            <text:p>0,016129032258065</text:p>
          </table:table-cell>
          <table:table-cell table:formula="of:=[Ecarts.AJ8]/MAX([Ecarts.AJ$3:.AJ$12])" office:value-type="float" office:value="0.142857142857143" calcext:value-type="float">
            <text:p>0,142857142857143</text:p>
          </table:table-cell>
          <table:table-cell table:formula="of:=[Ecarts.AK8]/MAX([Ecarts.AK$3:.AK$12])" office:value-type="float" office:value="0.214285714285714" calcext:value-type="float">
            <text:p>0,214285714285714</text:p>
          </table:table-cell>
          <table:table-cell table:formula="of:=[Ecarts.AL8]/MAX([Ecarts.AL$3:.AL$12])" office:value-type="float" office:value="0" calcext:value-type="float">
            <text:p>0</text:p>
          </table:table-cell>
          <table:table-cell table:formula="of:=[Ecarts.AM8]/MAX([Ecarts.AM$3:.AM$12])" office:value-type="float" office:value="0.0957446808510638" calcext:value-type="float">
            <text:p>0,095744680851064</text:p>
          </table:table-cell>
          <table:table-cell table:formula="of:=[Ecarts.AN8]/MAX([Ecarts.AN$3:.AN$12])" office:value-type="float" office:value="0.34375" calcext:value-type="float">
            <text:p>0,34375</text:p>
          </table:table-cell>
          <table:table-cell table:formula="of:=[Ecarts.AO8]/MAX([Ecarts.AO$3:.AO$12])" office:value-type="float" office:value="0" calcext:value-type="float">
            <text:p>0</text:p>
          </table:table-cell>
          <table:table-cell table:formula="of:=[Ecarts.AP8]/MAX([Ecarts.AP$3:.AP$12])" office:value-type="float" office:value="0.566693336381301" calcext:value-type="float">
            <text:p>0,566693336381301</text:p>
          </table:table-cell>
          <table:table-cell table:formula="of:=[Ecarts.AQ8]/MAX([Ecarts.AQ$3:.AQ$12])" office:value-type="float" office:value="0.52588996763754" calcext:value-type="float">
            <text:p>0,52588996763754</text:p>
          </table:table-cell>
          <table:table-cell table:formula="of:=[Ecarts.AR8]/MAX([Ecarts.AR$3:.AR$12])" office:value-type="float" office:value="0.554421768707483" calcext:value-type="float">
            <text:p>0,554421768707483</text:p>
          </table:table-cell>
          <table:table-cell table:formula="of:=[Ecarts.AS8]/MAX([Ecarts.AS$3:.AS$12])" office:value-type="float" office:value="0.244318181818182" calcext:value-type="float">
            <text:p>0,244318181818182</text:p>
          </table:table-cell>
          <table:table-cell table:formula="of:=[Ecarts.AT8]/MAX([Ecarts.AT$3:.AT$12])" office:value-type="float" office:value="0.490277777777778" calcext:value-type="float">
            <text:p>0,490277777777778</text:p>
          </table:table-cell>
          <table:table-cell table:formula="of:=[Ecarts.AU8]/MAX([Ecarts.AU$3:.AU$12])" office:value-type="float" office:value="0.343558282208589" calcext:value-type="float">
            <text:p>0,343558282208589</text:p>
          </table:table-cell>
          <table:table-cell table:formula="of:=[Ecarts.AV8]/MAX([Ecarts.AV$3:.AV$12])" office:value-type="float" office:value="0.326086956521739" calcext:value-type="float">
            <text:p>0,326086956521739</text:p>
          </table:table-cell>
          <table:table-cell table:formula="of:=[Ecarts.AW8]/MAX([Ecarts.AW$3:.AW$12])" office:value-type="float" office:value="0.363372093023256" calcext:value-type="float">
            <text:p>0,363372093023256</text:p>
          </table:table-cell>
          <table:table-cell table:formula="of:=[Ecarts.AX8]/MAX([Ecarts.AX$3:.AX$12])" office:value-type="float" office:value="0.564285714285714" calcext:value-type="float">
            <text:p>0,564285714285714</text:p>
          </table:table-cell>
          <table:table-cell table:formula="of:=[Ecarts.AY8]/MAX([Ecarts.AY$3:.AY$12])" office:value-type="float" office:value="0.481832543443918" calcext:value-type="float">
            <text:p>0,481832543443918</text:p>
          </table:table-cell>
          <table:table-cell table:formula="of:=[Ecarts.AZ8]/MAX([Ecarts.AZ$3:.AZ$12])" office:value-type="float" office:value="0.719242680180181" calcext:value-type="float">
            <text:p>0,719242680180181</text:p>
          </table:table-cell>
          <table:table-cell table:formula="of:=[Ecarts.BA8]/MAX([Ecarts.BA$3:.BA$12])" office:value-type="float" office:value="0.811059907834101" calcext:value-type="float">
            <text:p>0,811059907834101</text:p>
          </table:table-cell>
          <table:table-cell table:formula="of:=[Ecarts.BB8]/MAX([Ecarts.BB$3:.BB$12])" office:value-type="float" office:value="0.678571428571429" calcext:value-type="float">
            <text:p>0,678571428571429</text:p>
          </table:table-cell>
          <table:table-cell table:formula="of:=[Ecarts.BC8]/MAX([Ecarts.BC$3:.BC$12])" office:value-type="float" office:value="0.783536585365854" calcext:value-type="float">
            <text:p>0,783536585365854</text:p>
          </table:table-cell>
          <table:table-cell table:formula="of:=[Ecarts.BD8]/MAX([Ecarts.BD$3:.BD$12])" office:value-type="float" office:value="0.751116071428571" calcext:value-type="float">
            <text:p>0,751116071428571</text:p>
          </table:table-cell>
          <table:table-cell table:formula="of:=[Ecarts.BE8]/MAX([Ecarts.BE$3:.BE$12])" office:value-type="float" office:value="0.783261802575107" calcext:value-type="float">
            <text:p>0,783261802575107</text:p>
          </table:table-cell>
          <table:table-cell table:formula="of:=[Ecarts.BF8]/MAX([Ecarts.BF$3:.BF$12])" office:value-type="float" office:value="0.754032258064516" calcext:value-type="float">
            <text:p>0,754032258064516</text:p>
          </table:table-cell>
          <table:table-cell table:formula="of:=[Ecarts.BG8]/MAX([Ecarts.BG$3:.BG$12])" office:value-type="float" office:value="0.785425101214575" calcext:value-type="float">
            <text:p>0,785425101214575</text:p>
          </table:table-cell>
          <table:table-cell table:formula="of:=[Ecarts.BH8]/MAX([Ecarts.BH$3:.BH$12])" office:value-type="float" office:value="0.758373205741627" calcext:value-type="float">
            <text:p>0,758373205741627</text:p>
          </table:table-cell>
          <table:table-cell table:formula="of:=[Ecarts.BI8]/MAX([Ecarts.BI$3:.BI$12])" office:value-type="float" office:value="0.581833060556465" calcext:value-type="float">
            <text:p>0,581833060556465</text:p>
          </table:table-cell>
          <table:table-cell/>
          <table:table-cell table:formula="of:=[Ecarts.BK8]/MAX([Ecarts.BK$3:.BK$12])" office:value-type="float" office:value="0.481660799643597" calcext:value-type="float">
            <text:p>0,481660799643597</text:p>
          </table:table-cell>
          <table:table-cell/>
          <table:table-cell table:formula="of:=[Ecarts.BM8]/MAX([Ecarts.BM$3:.BM$12])" office:value-type="float" office:value="0.016841302483215" calcext:value-type="float">
            <text:p>0,016841302483215</text:p>
          </table:table-cell>
          <table:table-cell table:formula="of:=[Ecarts.BN8]/MAX([Ecarts.BN$3:.BN$12])" office:value-type="float" office:value="0.0274088501482306" calcext:value-type="float">
            <text:p>0,027408850148231</text:p>
          </table:table-cell>
          <table:table-cell table:formula="of:=[Ecarts.BO8]/MAX([Ecarts.BO$3:.BO$12])" office:value-type="float" office:value="0.0671544843355737" calcext:value-type="float">
            <text:p>0,067154484335574</text:p>
          </table:table-cell>
          <table:table-cell table:formula="of:=[Ecarts.BP8]/MAX([Ecarts.BP$3:.BP$12])" office:value-type="float" office:value="0.122546258307079" calcext:value-type="float">
            <text:p>0,122546258307079</text:p>
          </table:table-cell>
          <table:table-cell table:formula="of:=[Ecarts.BQ8]/MAX([Ecarts.BQ$3:.BQ$12])" office:value-type="float" office:value="0.493449815676839" calcext:value-type="float">
            <text:p>0,493449815676839</text:p>
          </table:table-cell>
          <table:table-cell table:formula="of:=[Ecarts.BR8]/MAX([Ecarts.BR$3:.BR$12])" office:value-type="float" office:value="0.734736661924196" calcext:value-type="float">
            <text:p>0,734736661924196</text:p>
          </table:table-cell>
          <table:table-cell table:number-columns-repeated="2"/>
        </table:table-row>
        <table:table-row table:style-name="ro1">
          <table:table-cell table:formula="of:=[Ecarts.A9]" office:value-type="string" office:string-value="Simulated Annealing" calcext:value-type="string">
            <text:p>Simulated Annealing</text:p>
          </table:table-cell>
          <table:table-cell table:formula="of:=[Ecarts.B9]/MAX([Ecarts.B$3:.B$12])" office:value-type="float" office:value="0.266129032258078" calcext:value-type="float">
            <text:p>0,266129032258078</text:p>
          </table:table-cell>
          <table:table-cell table:formula="of:=[Ecarts.C9]/MAX([Ecarts.C$3:.C$12])" office:value-type="float" office:value="0.0740740740740572" calcext:value-type="float">
            <text:p>0,074074074074057</text:p>
          </table:table-cell>
          <table:table-cell table:formula="of:=[Ecarts.D9]/MAX([Ecarts.D$3:.D$12])" office:value-type="float" office:value="0.290123456790126" calcext:value-type="float">
            <text:p>0,290123456790126</text:p>
          </table:table-cell>
          <table:table-cell table:formula="of:=[Ecarts.E9]/MAX([Ecarts.E$3:.E$12])" office:value-type="float" office:value="0.472222222222221" calcext:value-type="float">
            <text:p>0,472222222222221</text:p>
          </table:table-cell>
          <table:table-cell table:formula="of:=[Ecarts.F9]/MAX([Ecarts.F$3:.F$12])" office:value-type="float" office:value="0.204761904761904" calcext:value-type="float">
            <text:p>0,204761904761904</text:p>
          </table:table-cell>
          <table:table-cell table:formula="of:=[Ecarts.G9]/MAX([Ecarts.G$3:.G$12])" office:value-type="float" office:value="0.421182266009854" calcext:value-type="float">
            <text:p>0,421182266009854</text:p>
          </table:table-cell>
          <table:table-cell table:formula="of:=[Ecarts.H9]/MAX([Ecarts.H$3:.H$12])" office:value-type="float" office:value="0.483193277310928" calcext:value-type="float">
            <text:p>0,483193277310928</text:p>
          </table:table-cell>
          <table:table-cell table:formula="of:=[Ecarts.I9]/MAX([Ecarts.I$3:.I$12])" office:value-type="float" office:value="0.163865546218484" calcext:value-type="float">
            <text:p>0,163865546218484</text:p>
          </table:table-cell>
          <table:table-cell table:formula="of:=[Ecarts.J9]/MAX([Ecarts.J$3:.J$12])" office:value-type="float" office:value="0.677142857142853" calcext:value-type="float">
            <text:p>0,677142857142853</text:p>
          </table:table-cell>
          <table:table-cell table:formula="of:=[Ecarts.K9]/MAX([Ecarts.K$3:.K$12])" office:value-type="float" office:value="0.215946843853819" calcext:value-type="float">
            <text:p>0,215946843853819</text:p>
          </table:table-cell>
          <table:table-cell table:formula="of:=[Ecarts.L9]/MAX([Ecarts.L$3:.L$12])" office:value-type="float" office:value="0.575664136622389" calcext:value-type="float">
            <text:p>0,575664136622389</text:p>
          </table:table-cell>
          <table:table-cell table:formula="of:=[Ecarts.M9]/MAX([Ecarts.M$3:.M$12])" office:value-type="float" office:value="0.519274376417235" calcext:value-type="float">
            <text:p>0,519274376417235</text:p>
          </table:table-cell>
          <table:table-cell table:formula="of:=[Ecarts.N9]/MAX([Ecarts.N$3:.N$12])" office:value-type="float" office:value="0.827731092436974" calcext:value-type="float">
            <text:p>0,827731092436974</text:p>
          </table:table-cell>
          <table:table-cell table:formula="of:=[Ecarts.O9]/MAX([Ecarts.O$3:.O$12])" office:value-type="float" office:value="0.597619047619044" calcext:value-type="float">
            <text:p>0,597619047619044</text:p>
          </table:table-cell>
          <table:table-cell table:formula="of:=[Ecarts.P9]/MAX([Ecarts.P$3:.P$12])" office:value-type="float" office:value="0.32142857142857" calcext:value-type="float">
            <text:p>0,32142857142857</text:p>
          </table:table-cell>
          <table:table-cell table:formula="of:=[Ecarts.Q9]/MAX([Ecarts.Q$3:.Q$12])" office:value-type="float" office:value="0.56825396825397" calcext:value-type="float">
            <text:p>0,56825396825397</text:p>
          </table:table-cell>
          <table:table-cell table:formula="of:=[Ecarts.R9]/MAX([Ecarts.R$3:.R$12])" office:value-type="float" office:value="0.454407294832827" calcext:value-type="float">
            <text:p>0,454407294832827</text:p>
          </table:table-cell>
          <table:table-cell table:formula="of:=[Ecarts.S9]/MAX([Ecarts.S$3:.S$12])" office:value-type="float" office:value="0.761278195488719" calcext:value-type="float">
            <text:p>0,761278195488719</text:p>
          </table:table-cell>
          <table:table-cell table:formula="of:=[Ecarts.T9]/MAX([Ecarts.T$3:.T$12])" office:value-type="float" office:value="0.991071428571426" calcext:value-type="float">
            <text:p>0,991071428571426</text:p>
          </table:table-cell>
          <table:table-cell table:formula="of:=[Ecarts.U9]/MAX([Ecarts.U$3:.U$12])" office:value-type="float" office:value="1" calcext:value-type="float">
            <text:p>1</text:p>
          </table:table-cell>
          <table:table-cell table:formula="of:=[Ecarts.V9]/MAX([Ecarts.V$3:.V$12])" office:value-type="float" office:value="0.954768583450212" calcext:value-type="float">
            <text:p>0,954768583450212</text:p>
          </table:table-cell>
          <table:table-cell table:formula="of:=[Ecarts.W9]/MAX([Ecarts.W$3:.W$12])" office:value-type="float" office:value="0.545" calcext:value-type="float">
            <text:p>0,545</text:p>
          </table:table-cell>
          <table:table-cell table:formula="of:=[Ecarts.X9]/MAX([Ecarts.X$3:.X$12])" office:value-type="float" office:value="0.765306122448979" calcext:value-type="float">
            <text:p>0,765306122448979</text:p>
          </table:table-cell>
          <table:table-cell table:formula="of:=[Ecarts.Y9]/MAX([Ecarts.Y$3:.Y$12])" office:value-type="float" office:value="1" calcext:value-type="float">
            <text:p>1</text:p>
          </table:table-cell>
          <table:table-cell table:formula="of:=[Ecarts.Z9]/MAX([Ecarts.Z$3:.Z$12])" office:value-type="float" office:value="0.504385964912281" calcext:value-type="float">
            <text:p>0,504385964912281</text:p>
          </table:table-cell>
          <table:table-cell table:formula="of:=[Ecarts.AA9]/MAX([Ecarts.AA$3:.AA$12])" office:value-type="float" office:value="0.350806451612903" calcext:value-type="float">
            <text:p>0,350806451612903</text:p>
          </table:table-cell>
          <table:table-cell table:formula="of:=[Ecarts.AB9]/MAX([Ecarts.AB$3:.AB$12])" office:value-type="float" office:value="0.895833333333333" calcext:value-type="float">
            <text:p>0,895833333333333</text:p>
          </table:table-cell>
          <table:table-cell table:formula="of:=[Ecarts.AC9]/MAX([Ecarts.AC$3:.AC$12])" office:value-type="float" office:value="1" calcext:value-type="float">
            <text:p>1</text:p>
          </table:table-cell>
          <table:table-cell table:formula="of:=[Ecarts.AD9]/MAX([Ecarts.AD$3:.AD$12])" office:value-type="float" office:value="0.539855072463768" calcext:value-type="float">
            <text:p>0,539855072463768</text:p>
          </table:table-cell>
          <table:table-cell table:formula="of:=[Ecarts.AE9]/MAX([Ecarts.AE$3:.AE$12])" office:value-type="float" office:value="0.599137931034483" calcext:value-type="float">
            <text:p>0,599137931034483</text:p>
          </table:table-cell>
          <table:table-cell table:formula="of:=[Ecarts.AF9]/MAX([Ecarts.AF$3:.AF$12])" office:value-type="float" office:value="1" calcext:value-type="float">
            <text:p>1</text:p>
          </table:table-cell>
          <table:table-cell table:formula="of:=[Ecarts.AG9]/MAX([Ecarts.AG$3:.AG$12])" office:value-type="float" office:value="1" calcext:value-type="float">
            <text:p>1</text:p>
          </table:table-cell>
          <table:table-cell table:formula="of:=[Ecarts.AH9]/MAX([Ecarts.AH$3:.AH$12])" office:value-type="float" office:value="0.942028985507246" calcext:value-type="float">
            <text:p>0,942028985507246</text:p>
          </table:table-cell>
          <table:table-cell table:formula="of:=[Ecarts.AI9]/MAX([Ecarts.AI$3:.AI$12])" office:value-type="float" office:value="0.475806451612903" calcext:value-type="float">
            <text:p>0,475806451612903</text:p>
          </table:table-cell>
          <table:table-cell table:formula="of:=[Ecarts.AJ9]/MAX([Ecarts.AJ$3:.AJ$12])" office:value-type="float" office:value="0.571428571428571" calcext:value-type="float">
            <text:p>0,571428571428571</text:p>
          </table:table-cell>
          <table:table-cell table:formula="of:=[Ecarts.AK9]/MAX([Ecarts.AK$3:.AK$12])" office:value-type="float" office:value="0.857142857142857" calcext:value-type="float">
            <text:p>0,857142857142857</text:p>
          </table:table-cell>
          <table:table-cell table:formula="of:=[Ecarts.AL9]/MAX([Ecarts.AL$3:.AL$12])" office:value-type="float" office:value="1" calcext:value-type="float">
            <text:p>1</text:p>
          </table:table-cell>
          <table:table-cell table:formula="of:=[Ecarts.AM9]/MAX([Ecarts.AM$3:.AM$12])" office:value-type="float" office:value="1" calcext:value-type="float">
            <text:p>1</text:p>
          </table:table-cell>
          <table:table-cell table:formula="of:=[Ecarts.AN9]/MAX([Ecarts.AN$3:.AN$12])" office:value-type="float" office:value="0.760416666666667" calcext:value-type="float">
            <text:p>0,760416666666667</text:p>
          </table:table-cell>
          <table:table-cell table:formula="of:=[Ecarts.AO9]/MAX([Ecarts.AO$3:.AO$12])" office:value-type="float" office:value="0.25" calcext:value-type="float">
            <text:p>0,25</text:p>
          </table:table-cell>
          <table:table-cell table:formula="of:=[Ecarts.AP9]/MAX([Ecarts.AP$3:.AP$12])" office:value-type="float" office:value="0.99582809463939" calcext:value-type="float">
            <text:p>0,99582809463939</text:p>
          </table:table-cell>
          <table:table-cell table:formula="of:=[Ecarts.AQ9]/MAX([Ecarts.AQ$3:.AQ$12])" office:value-type="float" office:value="1" calcext:value-type="float">
            <text:p>1</text:p>
          </table:table-cell>
          <table:table-cell table:formula="of:=[Ecarts.AR9]/MAX([Ecarts.AR$3:.AR$12])" office:value-type="float" office:value="1" calcext:value-type="float">
            <text:p>1</text:p>
          </table:table-cell>
          <table:table-cell table:formula="of:=[Ecarts.AS9]/MAX([Ecarts.AS$3:.AS$12])" office:value-type="float" office:value="0.982954545454545" calcext:value-type="float">
            <text:p>0,982954545454545</text:p>
          </table:table-cell>
          <table:table-cell table:formula="of:=[Ecarts.AT9]/MAX([Ecarts.AT$3:.AT$12])" office:value-type="float" office:value="0.820833333333333" calcext:value-type="float">
            <text:p>0,820833333333333</text:p>
          </table:table-cell>
          <table:table-cell table:formula="of:=[Ecarts.AU9]/MAX([Ecarts.AU$3:.AU$12])" office:value-type="float" office:value="0.719325153374233" calcext:value-type="float">
            <text:p>0,719325153374233</text:p>
          </table:table-cell>
          <table:table-cell table:formula="of:=[Ecarts.AV9]/MAX([Ecarts.AV$3:.AV$12])" office:value-type="float" office:value="0.86820652173913" calcext:value-type="float">
            <text:p>0,86820652173913</text:p>
          </table:table-cell>
          <table:table-cell table:formula="of:=[Ecarts.AW9]/MAX([Ecarts.AW$3:.AW$12])" office:value-type="float" office:value="1" calcext:value-type="float">
            <text:p>1</text:p>
          </table:table-cell>
          <table:table-cell table:formula="of:=[Ecarts.AX9]/MAX([Ecarts.AX$3:.AX$12])" office:value-type="float" office:value="1" calcext:value-type="float">
            <text:p>1</text:p>
          </table:table-cell>
          <table:table-cell table:formula="of:=[Ecarts.AY9]/MAX([Ecarts.AY$3:.AY$12])" office:value-type="float" office:value="0.799368088467615" calcext:value-type="float">
            <text:p>0,799368088467615</text:p>
          </table:table-cell>
          <table:table-cell table:formula="of:=[Ecarts.AZ9]/MAX([Ecarts.AZ$3:.AZ$12])" office:value-type="float" office:value="0.932362049549549" calcext:value-type="float">
            <text:p>0,932362049549549</text:p>
          </table:table-cell>
          <table:table-cell table:formula="of:=[Ecarts.BA9]/MAX([Ecarts.BA$3:.BA$12])" office:value-type="float" office:value="0.98963133640553" calcext:value-type="float">
            <text:p>0,98963133640553</text:p>
          </table:table-cell>
          <table:table-cell table:formula="of:=[Ecarts.BB9]/MAX([Ecarts.BB$3:.BB$12])" office:value-type="float" office:value="0.915505226480836" calcext:value-type="float">
            <text:p>0,915505226480836</text:p>
          </table:table-cell>
          <table:table-cell table:formula="of:=[Ecarts.BC9]/MAX([Ecarts.BC$3:.BC$12])" office:value-type="float" office:value="0.884146341463415" calcext:value-type="float">
            <text:p>0,884146341463415</text:p>
          </table:table-cell>
          <table:table-cell table:formula="of:=[Ecarts.BD9]/MAX([Ecarts.BD$3:.BD$12])" office:value-type="float" office:value="0.993303571428571" calcext:value-type="float">
            <text:p>0,993303571428571</text:p>
          </table:table-cell>
          <table:table-cell table:formula="of:=[Ecarts.BE9]/MAX([Ecarts.BE$3:.BE$12])" office:value-type="float" office:value="0.88412017167382" calcext:value-type="float">
            <text:p>0,88412017167382</text:p>
          </table:table-cell>
          <table:table-cell table:formula="of:=[Ecarts.BF9]/MAX([Ecarts.BF$3:.BF$12])" office:value-type="float" office:value="0.991935483870968" calcext:value-type="float">
            <text:p>0,991935483870968</text:p>
          </table:table-cell>
          <table:table-cell table:formula="of:=[Ecarts.BG9]/MAX([Ecarts.BG$3:.BG$12])" office:value-type="float" office:value="0.92004048582996" calcext:value-type="float">
            <text:p>0,92004048582996</text:p>
          </table:table-cell>
          <table:table-cell table:formula="of:=[Ecarts.BH9]/MAX([Ecarts.BH$3:.BH$12])" office:value-type="float" office:value="1" calcext:value-type="float">
            <text:p>1</text:p>
          </table:table-cell>
          <table:table-cell table:formula="of:=[Ecarts.BI9]/MAX([Ecarts.BI$3:.BI$12])" office:value-type="float" office:value="0.680851063829787" calcext:value-type="float">
            <text:p>0,680851063829787</text:p>
          </table:table-cell>
          <table:table-cell/>
          <table:table-cell table:formula="of:=[Ecarts.BK9]/MAX([Ecarts.BK$3:.BK$12])" office:value-type="float" office:value="0.968145643045937" calcext:value-type="float">
            <text:p>0,968145643045937</text:p>
          </table:table-cell>
          <table:table-cell/>
          <table:table-cell table:formula="of:=[Ecarts.BM9]/MAX([Ecarts.BM$3:.BM$12])" office:value-type="float" office:value="0.327087985939728" calcext:value-type="float">
            <text:p>0,327087985939728</text:p>
          </table:table-cell>
          <table:table-cell table:formula="of:=[Ecarts.BN9]/MAX([Ecarts.BN$3:.BN$12])" office:value-type="float" office:value="0.649168923585147" calcext:value-type="float">
            <text:p>0,649168923585147</text:p>
          </table:table-cell>
          <table:table-cell table:formula="of:=[Ecarts.BO9]/MAX([Ecarts.BO$3:.BO$12])" office:value-type="float" office:value="0.735229059426846" calcext:value-type="float">
            <text:p>0,735229059426846</text:p>
          </table:table-cell>
          <table:table-cell table:formula="of:=[Ecarts.BP9]/MAX([Ecarts.BP$3:.BP$12])" office:value-type="float" office:value="1" calcext:value-type="float">
            <text:p>1</text:p>
          </table:table-cell>
          <table:table-cell table:formula="of:=[Ecarts.BQ9]/MAX([Ecarts.BQ$3:.BQ$12])" office:value-type="float" office:value="0.984175974247554" calcext:value-type="float">
            <text:p>0,984175974247554</text:p>
          </table:table-cell>
          <table:table-cell table:formula="of:=[Ecarts.BR9]/MAX([Ecarts.BR$3:.BR$12])" office:value-type="float" office:value="0.911207908845991" calcext:value-type="float">
            <text:p>0,911207908845991</text:p>
          </table:table-cell>
          <table:table-cell table:number-columns-repeated="2"/>
        </table:table-row>
        <table:table-row table:style-name="ro1">
          <table:table-cell table:formula="of:=[Ecarts.A10]" office:value-type="string" office:string-value="Tabu Search" calcext:value-type="string">
            <text:p>Tabu Search</text:p>
          </table:table-cell>
          <table:table-cell table:formula="of:=[Ecarts.B10]/MAX([Ecarts.B$3:.B$12])" office:value-type="float" office:value="1" calcext:value-type="float">
            <text:p>1</text:p>
          </table:table-cell>
          <table:table-cell table:formula="of:=[Ecarts.C10]/MAX([Ecarts.C$3:.C$12])" office:value-type="float" office:value="0" calcext:value-type="float">
            <text:p>0</text:p>
          </table:table-cell>
          <table:table-cell table:formula="of:=[Ecarts.D10]/MAX([Ecarts.D$3:.D$12])" office:value-type="float" office:value="1" calcext:value-type="float">
            <text:p>1</text:p>
          </table:table-cell>
          <table:table-cell table:formula="of:=[Ecarts.E10]/MAX([Ecarts.E$3:.E$12])" office:value-type="float" office:value="1" calcext:value-type="float">
            <text:p>1</text:p>
          </table:table-cell>
          <table:table-cell table:formula="of:=[Ecarts.F10]/MAX([Ecarts.F$3:.F$12])" office:value-type="float" office:value="1" calcext:value-type="float">
            <text:p>1</text:p>
          </table:table-cell>
          <table:table-cell table:formula="of:=[Ecarts.G10]/MAX([Ecarts.G$3:.G$12])" office:value-type="float" office:value="1" calcext:value-type="float">
            <text:p>1</text:p>
          </table:table-cell>
          <table:table-cell table:formula="of:=[Ecarts.H10]/MAX([Ecarts.H$3:.H$12])" office:value-type="float" office:value="1" calcext:value-type="float">
            <text:p>1</text:p>
          </table:table-cell>
          <table:table-cell table:formula="of:=[Ecarts.I10]/MAX([Ecarts.I$3:.I$12])" office:value-type="float" office:value="1" calcext:value-type="float">
            <text:p>1</text:p>
          </table:table-cell>
          <table:table-cell table:formula="of:=[Ecarts.J10]/MAX([Ecarts.J$3:.J$12])" office:value-type="float" office:value="1" calcext:value-type="float">
            <text:p>1</text:p>
          </table:table-cell>
          <table:table-cell table:formula="of:=[Ecarts.K10]/MAX([Ecarts.K$3:.K$12])" office:value-type="float" office:value="1" calcext:value-type="float">
            <text:p>1</text:p>
          </table:table-cell>
          <table:table-cell table:formula="of:=[Ecarts.L10]/MAX([Ecarts.L$3:.L$12])" office:value-type="float" office:value="0.647058823529412" calcext:value-type="float">
            <text:p>0,647058823529412</text:p>
          </table:table-cell>
          <table:table-cell table:formula="of:=[Ecarts.M10]/MAX([Ecarts.M$3:.M$12])" office:value-type="float" office:value="0.634920634920635" calcext:value-type="float">
            <text:p>0,634920634920635</text:p>
          </table:table-cell>
          <table:table-cell table:formula="of:=[Ecarts.N10]/MAX([Ecarts.N$3:.N$12])" office:value-type="float" office:value="0.676470588235294" calcext:value-type="float">
            <text:p>0,676470588235294</text:p>
          </table:table-cell>
          <table:table-cell table:formula="of:=[Ecarts.O10]/MAX([Ecarts.O$3:.O$12])" office:value-type="float" office:value="0.966666666666667" calcext:value-type="float">
            <text:p>0,966666666666667</text:p>
          </table:table-cell>
          <table:table-cell table:formula="of:=[Ecarts.P10]/MAX([Ecarts.P$3:.P$12])" office:value-type="float" office:value="0.783333333333333" calcext:value-type="float">
            <text:p>0,783333333333333</text:p>
          </table:table-cell>
          <table:table-cell table:formula="of:=[Ecarts.Q10]/MAX([Ecarts.Q$3:.Q$12])" office:value-type="float" office:value="1" calcext:value-type="float">
            <text:p>1</text:p>
          </table:table-cell>
          <table:table-cell table:formula="of:=[Ecarts.R10]/MAX([Ecarts.R$3:.R$12])" office:value-type="float" office:value="1" calcext:value-type="float">
            <text:p>1</text:p>
          </table:table-cell>
          <table:table-cell table:formula="of:=[Ecarts.S10]/MAX([Ecarts.S$3:.S$12])" office:value-type="float" office:value="1" calcext:value-type="float">
            <text:p>1</text:p>
          </table:table-cell>
          <table:table-cell table:formula="of:=[Ecarts.T10]/MAX([Ecarts.T$3:.T$12])" office:value-type="float" office:value="0.666666666666667" calcext:value-type="float">
            <text:p>0,666666666666667</text:p>
          </table:table-cell>
          <table:table-cell table:formula="of:=[Ecarts.U10]/MAX([Ecarts.U$3:.U$12])" office:value-type="float" office:value="0.96897374701671" calcext:value-type="float">
            <text:p>0,96897374701671</text:p>
          </table:table-cell>
          <table:table-cell table:formula="of:=[Ecarts.V10]/MAX([Ecarts.V$3:.V$12])" office:value-type="float" office:value="1" calcext:value-type="float">
            <text:p>1</text:p>
          </table:table-cell>
          <table:table-cell table:formula="of:=[Ecarts.W10]/MAX([Ecarts.W$3:.W$12])" office:value-type="float" office:value="0.4" calcext:value-type="float">
            <text:p>0,4</text:p>
          </table:table-cell>
          <table:table-cell table:formula="of:=[Ecarts.X10]/MAX([Ecarts.X$3:.X$12])" office:value-type="float" office:value="0.448979591836735" calcext:value-type="float">
            <text:p>0,448979591836735</text:p>
          </table:table-cell>
          <table:table-cell table:formula="of:=[Ecarts.Y10]/MAX([Ecarts.Y$3:.Y$12])" office:value-type="float" office:value="0.892857142857143" calcext:value-type="float">
            <text:p>0,892857142857143</text:p>
          </table:table-cell>
          <table:table-cell table:formula="of:=[Ecarts.Z10]/MAX([Ecarts.Z$3:.Z$12])" office:value-type="float" office:value="1" calcext:value-type="float">
            <text:p>1</text:p>
          </table:table-cell>
          <table:table-cell table:formula="of:=[Ecarts.AA10]/MAX([Ecarts.AA$3:.AA$12])" office:value-type="float" office:value="0.5" calcext:value-type="float">
            <text:p>0,5</text:p>
          </table:table-cell>
          <table:table-cell table:formula="of:=[Ecarts.AB10]/MAX([Ecarts.AB$3:.AB$12])" office:value-type="float" office:value="0.888888888888889" calcext:value-type="float">
            <text:p>0,888888888888889</text:p>
          </table:table-cell>
          <table:table-cell table:formula="of:=[Ecarts.AC10]/MAX([Ecarts.AC$3:.AC$12])" office:value-type="float" office:value="0.834355828220859" calcext:value-type="float">
            <text:p>0,834355828220859</text:p>
          </table:table-cell>
          <table:table-cell table:formula="of:=[Ecarts.AD10]/MAX([Ecarts.AD$3:.AD$12])" office:value-type="float" office:value="0.768115942028985" calcext:value-type="float">
            <text:p>0,768115942028985</text:p>
          </table:table-cell>
          <table:table-cell table:formula="of:=[Ecarts.AE10]/MAX([Ecarts.AE$3:.AE$12])" office:value-type="float" office:value="0.931034482758621" calcext:value-type="float">
            <text:p>0,931034482758621</text:p>
          </table:table-cell>
          <table:table-cell table:formula="of:=[Ecarts.AF10]/MAX([Ecarts.AF$3:.AF$12])" office:value-type="float" office:value="0.76260762607624" calcext:value-type="float">
            <text:p>0,76260762607624</text:p>
          </table:table-cell>
          <table:table-cell table:formula="of:=[Ecarts.AG10]/MAX([Ecarts.AG$3:.AG$12])" office:value-type="float" office:value="0.444444444444444" calcext:value-type="float">
            <text:p>0,444444444444444</text:p>
          </table:table-cell>
          <table:table-cell table:formula="of:=[Ecarts.AH10]/MAX([Ecarts.AH$3:.AH$12])" office:value-type="float" office:value="0.521739130434783" calcext:value-type="float">
            <text:p>0,521739130434783</text:p>
          </table:table-cell>
          <table:table-cell table:formula="of:=[Ecarts.AI10]/MAX([Ecarts.AI$3:.AI$12])" office:value-type="float" office:value="0.645161290322581" calcext:value-type="float">
            <text:p>0,645161290322581</text:p>
          </table:table-cell>
          <table:table-cell table:formula="of:=[Ecarts.AJ10]/MAX([Ecarts.AJ$3:.AJ$12])" office:value-type="float" office:value="0.285714285714286" calcext:value-type="float">
            <text:p>0,285714285714286</text:p>
          </table:table-cell>
          <table:table-cell table:formula="of:=[Ecarts.AK10]/MAX([Ecarts.AK$3:.AK$12])" office:value-type="float" office:value="0.714285714285714" calcext:value-type="float">
            <text:p>0,714285714285714</text:p>
          </table:table-cell>
          <table:table-cell table:formula="of:=[Ecarts.AL10]/MAX([Ecarts.AL$3:.AL$12])" office:value-type="float" office:value="0.683760683760684" calcext:value-type="float">
            <text:p>0,683760683760684</text:p>
          </table:table-cell>
          <table:table-cell table:formula="of:=[Ecarts.AM10]/MAX([Ecarts.AM$3:.AM$12])" office:value-type="float" office:value="0.127659574468085" calcext:value-type="float">
            <text:p>0,127659574468085</text:p>
          </table:table-cell>
          <table:table-cell table:formula="of:=[Ecarts.AN10]/MAX([Ecarts.AN$3:.AN$12])" office:value-type="float" office:value="0.916666666666667" calcext:value-type="float">
            <text:p>0,916666666666667</text:p>
          </table:table-cell>
          <table:table-cell table:formula="of:=[Ecarts.AO10]/MAX([Ecarts.AO$3:.AO$12])" office:value-type="float" office:value="1" calcext:value-type="float">
            <text:p>1</text:p>
          </table:table-cell>
          <table:table-cell table:formula="of:=[Ecarts.AP10]/MAX([Ecarts.AP$3:.AP$12])" office:value-type="float" office:value="0.892902045948109" calcext:value-type="float">
            <text:p>0,892902045948109</text:p>
          </table:table-cell>
          <table:table-cell table:formula="of:=[Ecarts.AQ10]/MAX([Ecarts.AQ$3:.AQ$12])" office:value-type="float" office:value="0.841423948220065" calcext:value-type="float">
            <text:p>0,841423948220065</text:p>
          </table:table-cell>
          <table:table-cell table:formula="of:=[Ecarts.AR10]/MAX([Ecarts.AR$3:.AR$12])" office:value-type="float" office:value="0.741496598639456" calcext:value-type="float">
            <text:p>0,741496598639456</text:p>
          </table:table-cell>
          <table:table-cell table:formula="of:=[Ecarts.AS10]/MAX([Ecarts.AS$3:.AS$12])" office:value-type="float" office:value="0.193181818181818" calcext:value-type="float">
            <text:p>0,193181818181818</text:p>
          </table:table-cell>
          <table:table-cell table:formula="of:=[Ecarts.AT10]/MAX([Ecarts.AT$3:.AT$12])" office:value-type="float" office:value="0.7" calcext:value-type="float">
            <text:p>0,7</text:p>
          </table:table-cell>
          <table:table-cell table:formula="of:=[Ecarts.AU10]/MAX([Ecarts.AU$3:.AU$12])" office:value-type="float" office:value="1" calcext:value-type="float">
            <text:p>1</text:p>
          </table:table-cell>
          <table:table-cell table:formula="of:=[Ecarts.AV10]/MAX([Ecarts.AV$3:.AV$12])" office:value-type="float" office:value="1" calcext:value-type="float">
            <text:p>1</text:p>
          </table:table-cell>
          <table:table-cell table:formula="of:=[Ecarts.AW10]/MAX([Ecarts.AW$3:.AW$12])" office:value-type="float" office:value="0.604651162790698" calcext:value-type="float">
            <text:p>0,604651162790698</text:p>
          </table:table-cell>
          <table:table-cell table:formula="of:=[Ecarts.AX10]/MAX([Ecarts.AX$3:.AX$12])" office:value-type="float" office:value="0.933333333333333" calcext:value-type="float">
            <text:p>0,933333333333333</text:p>
          </table:table-cell>
          <table:table-cell table:formula="of:=[Ecarts.AY10]/MAX([Ecarts.AY$3:.AY$12])" office:value-type="float" office:value="0.878357030015798" calcext:value-type="float">
            <text:p>0,878357030015798</text:p>
          </table:table-cell>
          <table:table-cell table:formula="of:=[Ecarts.AZ10]/MAX([Ecarts.AZ$3:.AZ$12])" office:value-type="float" office:value="0.584740990990991" calcext:value-type="float">
            <text:p>0,584740990990991</text:p>
          </table:table-cell>
          <table:table-cell table:formula="of:=[Ecarts.BA10]/MAX([Ecarts.BA$3:.BA$12])" office:value-type="float" office:value="0.815668202764977" calcext:value-type="float">
            <text:p>0,815668202764977</text:p>
          </table:table-cell>
          <table:table-cell table:formula="of:=[Ecarts.BB10]/MAX([Ecarts.BB$3:.BB$12])" office:value-type="float" office:value="0.724738675958188" calcext:value-type="float">
            <text:p>0,724738675958188</text:p>
          </table:table-cell>
          <table:table-cell table:formula="of:=[Ecarts.BC10]/MAX([Ecarts.BC$3:.BC$12])" office:value-type="float" office:value="0.845528455284553" calcext:value-type="float">
            <text:p>0,845528455284553</text:p>
          </table:table-cell>
          <table:table-cell table:formula="of:=[Ecarts.BD10]/MAX([Ecarts.BD$3:.BD$12])" office:value-type="float" office:value="0.553571428571429" calcext:value-type="float">
            <text:p>0,553571428571429</text:p>
          </table:table-cell>
          <table:table-cell table:formula="of:=[Ecarts.BE10]/MAX([Ecarts.BE$3:.BE$12])" office:value-type="float" office:value="0.643776824034335" calcext:value-type="float">
            <text:p>0,643776824034335</text:p>
          </table:table-cell>
          <table:table-cell table:formula="of:=[Ecarts.BF10]/MAX([Ecarts.BF$3:.BF$12])" office:value-type="float" office:value="0.790322580645161" calcext:value-type="float">
            <text:p>0,790322580645161</text:p>
          </table:table-cell>
          <table:table-cell table:formula="of:=[Ecarts.BG10]/MAX([Ecarts.BG$3:.BG$12])" office:value-type="float" office:value="0.732793522267207" calcext:value-type="float">
            <text:p>0,732793522267207</text:p>
          </table:table-cell>
          <table:table-cell table:formula="of:=[Ecarts.BH10]/MAX([Ecarts.BH$3:.BH$12])" office:value-type="float" office:value="0.665071770334928" calcext:value-type="float">
            <text:p>0,665071770334928</text:p>
          </table:table-cell>
          <table:table-cell table:formula="of:=[Ecarts.BI10]/MAX([Ecarts.BI$3:.BI$12])" office:value-type="float" office:value="0.638297872340426" calcext:value-type="float">
            <text:p>0,638297872340426</text:p>
          </table:table-cell>
          <table:table-cell/>
          <table:table-cell table:formula="of:=[Ecarts.BK10]/MAX([Ecarts.BK$3:.BK$12])" office:value-type="float" office:value="1" calcext:value-type="float">
            <text:p>1</text:p>
          </table:table-cell>
          <table:table-cell/>
          <table:table-cell table:formula="of:=[Ecarts.BM10]/MAX([Ecarts.BM$3:.BM$12])" office:value-type="float" office:value="1" calcext:value-type="float">
            <text:p>1</text:p>
          </table:table-cell>
          <table:table-cell table:formula="of:=[Ecarts.BN10]/MAX([Ecarts.BN$3:.BN$12])" office:value-type="float" office:value="0.895149946611529" calcext:value-type="float">
            <text:p>0,895149946611529</text:p>
          </table:table-cell>
          <table:table-cell table:formula="of:=[Ecarts.BO10]/MAX([Ecarts.BO$3:.BO$12])" office:value-type="float" office:value="0.827471318800553" calcext:value-type="float">
            <text:p>0,827471318800553</text:p>
          </table:table-cell>
          <table:table-cell table:formula="of:=[Ecarts.BP10]/MAX([Ecarts.BP$3:.BP$12])" office:value-type="float" office:value="0.754962425752181" calcext:value-type="float">
            <text:p>0,754962425752181</text:p>
          </table:table-cell>
          <table:table-cell table:formula="of:=[Ecarts.BQ10]/MAX([Ecarts.BQ$3:.BQ$12])" office:value-type="float" office:value="0.884477163919001" calcext:value-type="float">
            <text:p>0,884477163919001</text:p>
          </table:table-cell>
          <table:table-cell table:formula="of:=[Ecarts.BR10]/MAX([Ecarts.BR$3:.BR$12])" office:value-type="float" office:value="0.700171883617105" calcext:value-type="float">
            <text:p>0,700171883617105</text:p>
          </table:table-cell>
          <table:table-cell table:number-columns-repeated="2"/>
        </table:table-row>
        <table:table-row table:style-name="ro1">
          <table:table-cell table:formula="of:=[Ecarts.A11]" office:value-type="string" office:string-value="VNS" calcext:value-type="string">
            <text:p>VNS</text:p>
          </table:table-cell>
          <table:table-cell table:formula="of:=[Ecarts.B11]/MAX([Ecarts.B$3:.B$12])" office:value-type="float" office:value="1" calcext:value-type="float">
            <text:p>1</text:p>
          </table:table-cell>
          <table:table-cell table:formula="of:=[Ecarts.C11]/MAX([Ecarts.C$3:.C$12])" office:value-type="float" office:value="1" calcext:value-type="float">
            <text:p>1</text:p>
          </table:table-cell>
          <table:table-cell table:formula="of:=[Ecarts.D11]/MAX([Ecarts.D$3:.D$12])" office:value-type="float" office:value="0.377777777777778" calcext:value-type="float">
            <text:p>0,377777777777778</text:p>
          </table:table-cell>
          <table:table-cell table:formula="of:=[Ecarts.E11]/MAX([Ecarts.E$3:.E$12])" office:value-type="float" office:value="1" calcext:value-type="float">
            <text:p>1</text:p>
          </table:table-cell>
          <table:table-cell table:formula="of:=[Ecarts.F11]/MAX([Ecarts.F$3:.F$12])" office:value-type="float" office:value="0.6" calcext:value-type="float">
            <text:p>0,6</text:p>
          </table:table-cell>
          <table:table-cell table:formula="of:=[Ecarts.G11]/MAX([Ecarts.G$3:.G$12])" office:value-type="float" office:value="1" calcext:value-type="float">
            <text:p>1</text:p>
          </table:table-cell>
          <table:table-cell table:formula="of:=[Ecarts.H11]/MAX([Ecarts.H$3:.H$12])" office:value-type="float" office:value="1" calcext:value-type="float">
            <text:p>1</text:p>
          </table:table-cell>
          <table:table-cell table:formula="of:=[Ecarts.I11]/MAX([Ecarts.I$3:.I$12])" office:value-type="float" office:value="1" calcext:value-type="float">
            <text:p>1</text:p>
          </table:table-cell>
          <table:table-cell table:formula="of:=[Ecarts.J11]/MAX([Ecarts.J$3:.J$12])" office:value-type="float" office:value="0.88" calcext:value-type="float">
            <text:p>0,88</text:p>
          </table:table-cell>
          <table:table-cell table:formula="of:=[Ecarts.K11]/MAX([Ecarts.K$3:.K$12])" office:value-type="float" office:value="1" calcext:value-type="float">
            <text:p>1</text:p>
          </table:table-cell>
          <table:table-cell table:formula="of:=[Ecarts.L11]/MAX([Ecarts.L$3:.L$12])" office:value-type="float" office:value="1" calcext:value-type="float">
            <text:p>1</text:p>
          </table:table-cell>
          <table:table-cell table:formula="of:=[Ecarts.M11]/MAX([Ecarts.M$3:.M$12])" office:value-type="float" office:value="1" calcext:value-type="float">
            <text:p>1</text:p>
          </table:table-cell>
          <table:table-cell table:formula="of:=[Ecarts.N11]/MAX([Ecarts.N$3:.N$12])" office:value-type="float" office:value="1" calcext:value-type="float">
            <text:p>1</text:p>
          </table:table-cell>
          <table:table-cell table:formula="of:=[Ecarts.O11]/MAX([Ecarts.O$3:.O$12])" office:value-type="float" office:value="1" calcext:value-type="float">
            <text:p>1</text:p>
          </table:table-cell>
          <table:table-cell table:formula="of:=[Ecarts.P11]/MAX([Ecarts.P$3:.P$12])" office:value-type="float" office:value="1" calcext:value-type="float">
            <text:p>1</text:p>
          </table:table-cell>
          <table:table-cell table:formula="of:=[Ecarts.Q11]/MAX([Ecarts.Q$3:.Q$12])" office:value-type="float" office:value="0.644444444444444" calcext:value-type="float">
            <text:p>0,644444444444444</text:p>
          </table:table-cell>
          <table:table-cell table:formula="of:=[Ecarts.R11]/MAX([Ecarts.R$3:.R$12])" office:value-type="float" office:value="0.893617021276596" calcext:value-type="float">
            <text:p>0,893617021276596</text:p>
          </table:table-cell>
          <table:table-cell table:formula="of:=[Ecarts.S11]/MAX([Ecarts.S$3:.S$12])" office:value-type="float" office:value="0.894736842105263" calcext:value-type="float">
            <text:p>0,894736842105263</text:p>
          </table:table-cell>
          <table:table-cell table:formula="of:=[Ecarts.T11]/MAX([Ecarts.T$3:.T$12])" office:value-type="float" office:value="1" calcext:value-type="float">
            <text:p>1</text:p>
          </table:table-cell>
          <table:table-cell table:formula="of:=[Ecarts.U11]/MAX([Ecarts.U$3:.U$12])" office:value-type="float" office:value="0.96897374701671" calcext:value-type="float">
            <text:p>0,96897374701671</text:p>
          </table:table-cell>
          <table:table-cell table:formula="of:=[Ecarts.V11]/MAX([Ecarts.V$3:.V$12])" office:value-type="float" office:value="0.782608695652174" calcext:value-type="float">
            <text:p>0,782608695652174</text:p>
          </table:table-cell>
          <table:table-cell table:formula="of:=[Ecarts.W11]/MAX([Ecarts.W$3:.W$12])" office:value-type="float" office:value="1" calcext:value-type="float">
            <text:p>1</text:p>
          </table:table-cell>
          <table:table-cell table:formula="of:=[Ecarts.X11]/MAX([Ecarts.X$3:.X$12])" office:value-type="float" office:value="1" calcext:value-type="float">
            <text:p>1</text:p>
          </table:table-cell>
          <table:table-cell table:formula="of:=[Ecarts.Y11]/MAX([Ecarts.Y$3:.Y$12])" office:value-type="float" office:value="0.892857142857143" calcext:value-type="float">
            <text:p>0,892857142857143</text:p>
          </table:table-cell>
          <table:table-cell table:formula="of:=[Ecarts.Z11]/MAX([Ecarts.Z$3:.Z$12])" office:value-type="float" office:value="0.578947368421053" calcext:value-type="float">
            <text:p>0,578947368421053</text:p>
          </table:table-cell>
          <table:table-cell table:formula="of:=[Ecarts.AA11]/MAX([Ecarts.AA$3:.AA$12])" office:value-type="float" office:value="1" calcext:value-type="float">
            <text:p>1</text:p>
          </table:table-cell>
          <table:table-cell table:formula="of:=[Ecarts.AB11]/MAX([Ecarts.AB$3:.AB$12])" office:value-type="float" office:value="1" calcext:value-type="float">
            <text:p>1</text:p>
          </table:table-cell>
          <table:table-cell table:formula="of:=[Ecarts.AC11]/MAX([Ecarts.AC$3:.AC$12])" office:value-type="float" office:value="0.785276073619632" calcext:value-type="float">
            <text:p>0,785276073619632</text:p>
          </table:table-cell>
          <table:table-cell table:formula="of:=[Ecarts.AD11]/MAX([Ecarts.AD$3:.AD$12])" office:value-type="float" office:value="1" calcext:value-type="float">
            <text:p>1</text:p>
          </table:table-cell>
          <table:table-cell table:formula="of:=[Ecarts.AE11]/MAX([Ecarts.AE$3:.AE$12])" office:value-type="float" office:value="1" calcext:value-type="float">
            <text:p>1</text:p>
          </table:table-cell>
          <table:table-cell table:formula="of:=[Ecarts.AF11]/MAX([Ecarts.AF$3:.AF$12])" office:value-type="float" office:value="0.76260762607624" calcext:value-type="float">
            <text:p>0,76260762607624</text:p>
          </table:table-cell>
          <table:table-cell table:formula="of:=[Ecarts.AG11]/MAX([Ecarts.AG$3:.AG$12])" office:value-type="float" office:value="0.444444444444444" calcext:value-type="float">
            <text:p>0,444444444444444</text:p>
          </table:table-cell>
          <table:table-cell table:formula="of:=[Ecarts.AH11]/MAX([Ecarts.AH$3:.AH$12])" office:value-type="float" office:value="0" calcext:value-type="float">
            <text:p>0</text:p>
          </table:table-cell>
          <table:table-cell table:formula="of:=[Ecarts.AI11]/MAX([Ecarts.AI$3:.AI$12])" office:value-type="float" office:value="1" calcext:value-type="float">
            <text:p>1</text:p>
          </table:table-cell>
          <table:table-cell table:formula="of:=[Ecarts.AJ11]/MAX([Ecarts.AJ$3:.AJ$12])" office:value-type="float" office:value="0.285714285714286" calcext:value-type="float">
            <text:p>0,285714285714286</text:p>
          </table:table-cell>
          <table:table-cell table:formula="of:=[Ecarts.AK11]/MAX([Ecarts.AK$3:.AK$12])" office:value-type="float" office:value="0.285714285714286" calcext:value-type="float">
            <text:p>0,285714285714286</text:p>
          </table:table-cell>
          <table:table-cell table:formula="of:=[Ecarts.AL11]/MAX([Ecarts.AL$3:.AL$12])" office:value-type="float" office:value="0.376068376068376" calcext:value-type="float">
            <text:p>0,376068376068376</text:p>
          </table:table-cell>
          <table:table-cell table:formula="of:=[Ecarts.AM11]/MAX([Ecarts.AM$3:.AM$12])" office:value-type="float" office:value="0.127659574468085" calcext:value-type="float">
            <text:p>0,127659574468085</text:p>
          </table:table-cell>
          <table:table-cell table:formula="of:=[Ecarts.AN11]/MAX([Ecarts.AN$3:.AN$12])" office:value-type="float" office:value="0.375" calcext:value-type="float">
            <text:p>0,375</text:p>
          </table:table-cell>
          <table:table-cell table:formula="of:=[Ecarts.AO11]/MAX([Ecarts.AO$3:.AO$12])" office:value-type="float" office:value="1" calcext:value-type="float">
            <text:p>1</text:p>
          </table:table-cell>
          <table:table-cell table:formula="of:=[Ecarts.AP11]/MAX([Ecarts.AP$3:.AP$12])" office:value-type="float" office:value="0.744085038290091" calcext:value-type="float">
            <text:p>0,744085038290091</text:p>
          </table:table-cell>
          <table:table-cell table:formula="of:=[Ecarts.AQ11]/MAX([Ecarts.AQ$3:.AQ$12])" office:value-type="float" office:value="0.446601941747573" calcext:value-type="float">
            <text:p>0,446601941747573</text:p>
          </table:table-cell>
          <table:table-cell table:formula="of:=[Ecarts.AR11]/MAX([Ecarts.AR$3:.AR$12])" office:value-type="float" office:value="0.829931972789116" calcext:value-type="float">
            <text:p>0,829931972789116</text:p>
          </table:table-cell>
          <table:table-cell table:formula="of:=[Ecarts.AS11]/MAX([Ecarts.AS$3:.AS$12])" office:value-type="float" office:value="0.375" calcext:value-type="float">
            <text:p>0,375</text:p>
          </table:table-cell>
          <table:table-cell table:formula="of:=[Ecarts.AT11]/MAX([Ecarts.AT$3:.AT$12])" office:value-type="float" office:value="0.377777777777778" calcext:value-type="float">
            <text:p>0,377777777777778</text:p>
          </table:table-cell>
          <table:table-cell table:formula="of:=[Ecarts.AU11]/MAX([Ecarts.AU$3:.AU$12])" office:value-type="float" office:value="0.975460122699387" calcext:value-type="float">
            <text:p>0,975460122699387</text:p>
          </table:table-cell>
          <table:table-cell table:formula="of:=[Ecarts.AV11]/MAX([Ecarts.AV$3:.AV$12])" office:value-type="float" office:value="0.483695652173913" calcext:value-type="float">
            <text:p>0,483695652173913</text:p>
          </table:table-cell>
          <table:table-cell table:formula="of:=[Ecarts.AW11]/MAX([Ecarts.AW$3:.AW$12])" office:value-type="float" office:value="0.593023255813954" calcext:value-type="float">
            <text:p>0,593023255813954</text:p>
          </table:table-cell>
          <table:table-cell table:formula="of:=[Ecarts.AX11]/MAX([Ecarts.AX$3:.AX$12])" office:value-type="float" office:value="0.933333333333333" calcext:value-type="float">
            <text:p>0,933333333333333</text:p>
          </table:table-cell>
          <table:table-cell table:formula="of:=[Ecarts.AY11]/MAX([Ecarts.AY$3:.AY$12])" office:value-type="float" office:value="0.954186413902054" calcext:value-type="float">
            <text:p>0,954186413902054</text:p>
          </table:table-cell>
          <table:table-cell table:formula="of:=[Ecarts.AZ11]/MAX([Ecarts.AZ$3:.AZ$12])" office:value-type="float" office:value="0.667652027027027" calcext:value-type="float">
            <text:p>0,667652027027027</text:p>
          </table:table-cell>
          <table:table-cell table:formula="of:=[Ecarts.BA11]/MAX([Ecarts.BA$3:.BA$12])" office:value-type="float" office:value="0.56221198156682" calcext:value-type="float">
            <text:p>0,56221198156682</text:p>
          </table:table-cell>
          <table:table-cell table:formula="of:=[Ecarts.BB11]/MAX([Ecarts.BB$3:.BB$12])" office:value-type="float" office:value="0.547038327526132" calcext:value-type="float">
            <text:p>0,547038327526132</text:p>
          </table:table-cell>
          <table:table-cell table:formula="of:=[Ecarts.BC11]/MAX([Ecarts.BC$3:.BC$12])" office:value-type="float" office:value="0.906504065040651" calcext:value-type="float">
            <text:p>0,906504065040651</text:p>
          </table:table-cell>
          <table:table-cell table:formula="of:=[Ecarts.BD11]/MAX([Ecarts.BD$3:.BD$12])" office:value-type="float" office:value="0.660714285714286" calcext:value-type="float">
            <text:p>0,660714285714286</text:p>
          </table:table-cell>
          <table:table-cell table:formula="of:=[Ecarts.BE11]/MAX([Ecarts.BE$3:.BE$12])" office:value-type="float" office:value="0.802575107296137" calcext:value-type="float">
            <text:p>0,802575107296137</text:p>
          </table:table-cell>
          <table:table-cell table:formula="of:=[Ecarts.BF11]/MAX([Ecarts.BF$3:.BF$12])" office:value-type="float" office:value="0.733870967741936" calcext:value-type="float">
            <text:p>0,733870967741936</text:p>
          </table:table-cell>
          <table:table-cell table:formula="of:=[Ecarts.BG11]/MAX([Ecarts.BG$3:.BG$12])" office:value-type="float" office:value="0.668016194331984" calcext:value-type="float">
            <text:p>0,668016194331984</text:p>
          </table:table-cell>
          <table:table-cell table:formula="of:=[Ecarts.BH11]/MAX([Ecarts.BH$3:.BH$12])" office:value-type="float" office:value="0.617224880382775" calcext:value-type="float">
            <text:p>0,617224880382775</text:p>
          </table:table-cell>
          <table:table-cell table:formula="of:=[Ecarts.BI11]/MAX([Ecarts.BI$3:.BI$12])" office:value-type="float" office:value="0.746317512274959" calcext:value-type="float">
            <text:p>0,746317512274959</text:p>
          </table:table-cell>
          <table:table-cell/>
          <table:table-cell table:formula="of:=[Ecarts.BK11]/MAX([Ecarts.BK$3:.BK$12])" office:value-type="float" office:value="0.956380716668528" calcext:value-type="float">
            <text:p>0,956380716668528</text:p>
          </table:table-cell>
          <table:table-cell/>
          <table:table-cell table:formula="of:=[Ecarts.BM11]/MAX([Ecarts.BM$3:.BM$12])" office:value-type="float" office:value="0.806318427610756" calcext:value-type="float">
            <text:p>0,806318427610756</text:p>
          </table:table-cell>
          <table:table-cell table:formula="of:=[Ecarts.BN11]/MAX([Ecarts.BN$3:.BN$12])" office:value-type="float" office:value="1" calcext:value-type="float">
            <text:p>1</text:p>
          </table:table-cell>
          <table:table-cell table:formula="of:=[Ecarts.BO11]/MAX([Ecarts.BO$3:.BO$12])" office:value-type="float" office:value="1" calcext:value-type="float">
            <text:p>1</text:p>
          </table:table-cell>
          <table:table-cell table:formula="of:=[Ecarts.BP11]/MAX([Ecarts.BP$3:.BP$12])" office:value-type="float" office:value="0.566708817998356" calcext:value-type="float">
            <text:p>0,566708817998356</text:p>
          </table:table-cell>
          <table:table-cell table:formula="of:=[Ecarts.BQ11]/MAX([Ecarts.BQ$3:.BQ$12])" office:value-type="float" office:value="0.731343495717331" calcext:value-type="float">
            <text:p>0,731343495717331</text:p>
          </table:table-cell>
          <table:table-cell table:formula="of:=[Ecarts.BR11]/MAX([Ecarts.BR$3:.BR$12])" office:value-type="float" office:value="0.692289016883619" calcext:value-type="float">
            <text:p>0,692289016883619</text:p>
          </table:table-cell>
          <table:table-cell table:number-columns-repeated="2"/>
        </table:table-row>
        <table:table-row table:style-name="ro1">
          <table:table-cell table:formula="of:=[Ecarts.A12]" office:value-type="string" office:string-value="Wolf Pack Algorithm" calcext:value-type="string">
            <text:p>Wolf Pack Algorithm</text:p>
          </table:table-cell>
          <table:table-cell table:formula="of:=[Ecarts.B12]/MAX([Ecarts.B$3:.B$12])" office:value-type="float" office:value="0" calcext:value-type="float">
            <text:p>0</text:p>
          </table:table-cell>
          <table:table-cell table:formula="of:=[Ecarts.C12]/MAX([Ecarts.C$3:.C$12])" office:value-type="float" office:value="0" calcext:value-type="float">
            <text:p>0</text:p>
          </table:table-cell>
          <table:table-cell table:formula="of:=[Ecarts.D12]/MAX([Ecarts.D$3:.D$12])" office:value-type="float" office:value="0" calcext:value-type="float">
            <text:p>0</text:p>
          </table:table-cell>
          <table:table-cell table:formula="of:=[Ecarts.E12]/MAX([Ecarts.E$3:.E$12])" office:value-type="float" office:value="0" calcext:value-type="float">
            <text:p>0</text:p>
          </table:table-cell>
          <table:table-cell table:formula="of:=[Ecarts.F12]/MAX([Ecarts.F$3:.F$12])" office:value-type="float" office:value="0" calcext:value-type="float">
            <text:p>0</text:p>
          </table:table-cell>
          <table:table-cell table:formula="of:=[Ecarts.G12]/MAX([Ecarts.G$3:.G$12])" office:value-type="float" office:value="0" calcext:value-type="float">
            <text:p>0</text:p>
          </table:table-cell>
          <table:table-cell table:formula="of:=[Ecarts.H12]/MAX([Ecarts.H$3:.H$12])" office:value-type="float" office:value="0.294117647058823" calcext:value-type="float">
            <text:p>0,294117647058823</text:p>
          </table:table-cell>
          <table:table-cell table:formula="of:=[Ecarts.I12]/MAX([Ecarts.I$3:.I$12])" office:value-type="float" office:value="0" calcext:value-type="float">
            <text:p>0</text:p>
          </table:table-cell>
          <table:table-cell table:formula="of:=[Ecarts.J12]/MAX([Ecarts.J$3:.J$12])" office:value-type="float" office:value="0" calcext:value-type="float">
            <text:p>0</text:p>
          </table:table-cell>
          <table:table-cell table:formula="of:=[Ecarts.K12]/MAX([Ecarts.K$3:.K$12])" office:value-type="float" office:value="0" calcext:value-type="float">
            <text:p>0</text:p>
          </table:table-cell>
          <table:table-cell table:formula="of:=[Ecarts.L12]/MAX([Ecarts.L$3:.L$12])" office:value-type="float" office:value="0.0259103641456557" calcext:value-type="float">
            <text:p>0,025910364145656</text:p>
          </table:table-cell>
          <table:table-cell table:formula="of:=[Ecarts.M12]/MAX([Ecarts.M$3:.M$12])" office:value-type="float" office:value="0.0510204081632663" calcext:value-type="float">
            <text:p>0,051020408163266</text:p>
          </table:table-cell>
          <table:table-cell table:formula="of:=[Ecarts.N12]/MAX([Ecarts.N$3:.N$12])" office:value-type="float" office:value="0.199579831932771" calcext:value-type="float">
            <text:p>0,199579831932771</text:p>
          </table:table-cell>
          <table:table-cell table:formula="of:=[Ecarts.O12]/MAX([Ecarts.O$3:.O$12])" office:value-type="float" office:value="0.0547619047619037" calcext:value-type="float">
            <text:p>0,054761904761904</text:p>
          </table:table-cell>
          <table:table-cell table:formula="of:=[Ecarts.P12]/MAX([Ecarts.P$3:.P$12])" office:value-type="float" office:value="0.0297619047619037" calcext:value-type="float">
            <text:p>0,029761904761904</text:p>
          </table:table-cell>
          <table:table-cell table:formula="of:=[Ecarts.Q12]/MAX([Ecarts.Q$3:.Q$12])" office:value-type="float" office:value="0.0142857142857136" calcext:value-type="float">
            <text:p>0,014285714285714</text:p>
          </table:table-cell>
          <table:table-cell table:formula="of:=[Ecarts.R12]/MAX([Ecarts.R$3:.R$12])" office:value-type="float" office:value="0.00607902735562172" calcext:value-type="float">
            <text:p>0,006079027355622</text:p>
          </table:table-cell>
          <table:table-cell table:formula="of:=[Ecarts.S12]/MAX([Ecarts.S$3:.S$12])" office:value-type="float" office:value="0.169172932330824" calcext:value-type="float">
            <text:p>0,169172932330824</text:p>
          </table:table-cell>
          <table:table-cell table:formula="of:=[Ecarts.T12]/MAX([Ecarts.T$3:.T$12])" office:value-type="float" office:value="0.0416666666666667" calcext:value-type="float">
            <text:p>0,041666666666667</text:p>
          </table:table-cell>
          <table:table-cell table:formula="of:=[Ecarts.U12]/MAX([Ecarts.U$3:.U$12])" office:value-type="float" office:value="0.157517899761339" calcext:value-type="float">
            <text:p>0,157517899761339</text:p>
          </table:table-cell>
          <table:table-cell table:formula="of:=[Ecarts.V12]/MAX([Ecarts.V$3:.V$12])" office:value-type="float" office:value="0.113354037267082" calcext:value-type="float">
            <text:p>0,113354037267082</text:p>
          </table:table-cell>
          <table:table-cell table:formula="of:=[Ecarts.W12]/MAX([Ecarts.W$3:.W$12])" office:value-type="float" office:value="0.11" calcext:value-type="float">
            <text:p>0,11</text:p>
          </table:table-cell>
          <table:table-cell table:formula="of:=[Ecarts.X12]/MAX([Ecarts.X$3:.X$12])" office:value-type="float" office:value="0.173469387755102" calcext:value-type="float">
            <text:p>0,173469387755102</text:p>
          </table:table-cell>
          <table:table-cell table:formula="of:=[Ecarts.Y12]/MAX([Ecarts.Y$3:.Y$12])" office:value-type="float" office:value="0.339285714285714" calcext:value-type="float">
            <text:p>0,339285714285714</text:p>
          </table:table-cell>
          <table:table-cell table:formula="of:=[Ecarts.Z12]/MAX([Ecarts.Z$3:.Z$12])" office:value-type="float" office:value="0.162280701754386" calcext:value-type="float">
            <text:p>0,162280701754386</text:p>
          </table:table-cell>
          <table:table-cell table:formula="of:=[Ecarts.AA12]/MAX([Ecarts.AA$3:.AA$12])" office:value-type="float" office:value="0.0887096774193548" calcext:value-type="float">
            <text:p>0,088709677419355</text:p>
          </table:table-cell>
          <table:table-cell table:formula="of:=[Ecarts.AB12]/MAX([Ecarts.AB$3:.AB$12])" office:value-type="float" office:value="0.243055555555556" calcext:value-type="float">
            <text:p>0,243055555555556</text:p>
          </table:table-cell>
          <table:table-cell table:formula="of:=[Ecarts.AC12]/MAX([Ecarts.AC$3:.AC$12])" office:value-type="float" office:value="0.233128834355828" calcext:value-type="float">
            <text:p>0,233128834355828</text:p>
          </table:table-cell>
          <table:table-cell table:formula="of:=[Ecarts.AD12]/MAX([Ecarts.AD$3:.AD$12])" office:value-type="float" office:value="0.0579710144927536" calcext:value-type="float">
            <text:p>0,057971014492754</text:p>
          </table:table-cell>
          <table:table-cell table:formula="of:=[Ecarts.AE12]/MAX([Ecarts.AE$3:.AE$12])" office:value-type="float" office:value="0.163793103448276" calcext:value-type="float">
            <text:p>0,163793103448276</text:p>
          </table:table-cell>
          <table:table-cell table:formula="of:=[Ecarts.AF12]/MAX([Ecarts.AF$3:.AF$12])" office:value-type="float" office:value="0.0264794314610114" calcext:value-type="float">
            <text:p>0,026479431461011</text:p>
          </table:table-cell>
          <table:table-cell table:formula="of:=[Ecarts.AG12]/MAX([Ecarts.AG$3:.AG$12])" office:value-type="float" office:value="1" calcext:value-type="float">
            <text:p>1</text:p>
          </table:table-cell>
          <table:table-cell table:formula="of:=[Ecarts.AH12]/MAX([Ecarts.AH$3:.AH$12])" office:value-type="float" office:value="0.0144927536231884" calcext:value-type="float">
            <text:p>0,014492753623188</text:p>
          </table:table-cell>
          <table:table-cell table:formula="of:=[Ecarts.AI12]/MAX([Ecarts.AI$3:.AI$12])" office:value-type="float" office:value="0.209677419354839" calcext:value-type="float">
            <text:p>0,209677419354839</text:p>
          </table:table-cell>
          <table:table-cell table:formula="of:=[Ecarts.AJ12]/MAX([Ecarts.AJ$3:.AJ$12])" office:value-type="float" office:value="0.214285714285714" calcext:value-type="float">
            <text:p>0,214285714285714</text:p>
          </table:table-cell>
          <table:table-cell table:formula="of:=[Ecarts.AK12]/MAX([Ecarts.AK$3:.AK$12])" office:value-type="float" office:value="0.321428571428571" calcext:value-type="float">
            <text:p>0,321428571428571</text:p>
          </table:table-cell>
          <table:table-cell table:formula="of:=[Ecarts.AL12]/MAX([Ecarts.AL$3:.AL$12])" office:value-type="float" office:value="0.239316239316239" calcext:value-type="float">
            <text:p>0,239316239316239</text:p>
          </table:table-cell>
          <table:table-cell table:formula="of:=[Ecarts.AM12]/MAX([Ecarts.AM$3:.AM$12])" office:value-type="float" office:value="0.308510638297872" calcext:value-type="float">
            <text:p>0,308510638297872</text:p>
          </table:table-cell>
          <table:table-cell table:formula="of:=[Ecarts.AN12]/MAX([Ecarts.AN$3:.AN$12])" office:value-type="float" office:value="0.375" calcext:value-type="float">
            <text:p>0,375</text:p>
          </table:table-cell>
          <table:table-cell table:formula="of:=[Ecarts.AO12]/MAX([Ecarts.AO$3:.AO$12])" office:value-type="float" office:value="0" calcext:value-type="float">
            <text:p>0</text:p>
          </table:table-cell>
          <table:table-cell table:formula="of:=[Ecarts.AP12]/MAX([Ecarts.AP$3:.AP$12])" office:value-type="float" office:value="0.588821262112496" calcext:value-type="float">
            <text:p>0,588821262112496</text:p>
          </table:table-cell>
          <table:table-cell table:formula="of:=[Ecarts.AQ12]/MAX([Ecarts.AQ$3:.AQ$12])" office:value-type="float" office:value="0.640776699029126" calcext:value-type="float">
            <text:p>0,640776699029126</text:p>
          </table:table-cell>
          <table:table-cell table:formula="of:=[Ecarts.AR12]/MAX([Ecarts.AR$3:.AR$12])" office:value-type="float" office:value="0.704081632653061" calcext:value-type="float">
            <text:p>0,704081632653061</text:p>
          </table:table-cell>
          <table:table-cell table:formula="of:=[Ecarts.AS12]/MAX([Ecarts.AS$3:.AS$12])" office:value-type="float" office:value="0.508522727272727" calcext:value-type="float">
            <text:p>0,508522727272727</text:p>
          </table:table-cell>
          <table:table-cell table:formula="of:=[Ecarts.AT12]/MAX([Ecarts.AT$3:.AT$12])" office:value-type="float" office:value="0.515277777777778" calcext:value-type="float">
            <text:p>0,515277777777778</text:p>
          </table:table-cell>
          <table:table-cell table:formula="of:=[Ecarts.AU12]/MAX([Ecarts.AU$3:.AU$12])" office:value-type="float" office:value="0.457055214723926" calcext:value-type="float">
            <text:p>0,457055214723926</text:p>
          </table:table-cell>
          <table:table-cell table:formula="of:=[Ecarts.AV12]/MAX([Ecarts.AV$3:.AV$12])" office:value-type="float" office:value="0.389945652173913" calcext:value-type="float">
            <text:p>0,389945652173913</text:p>
          </table:table-cell>
          <table:table-cell table:formula="of:=[Ecarts.AW12]/MAX([Ecarts.AW$3:.AW$12])" office:value-type="float" office:value="0.607558139534884" calcext:value-type="float">
            <text:p>0,607558139534884</text:p>
          </table:table-cell>
          <table:table-cell table:formula="of:=[Ecarts.AX12]/MAX([Ecarts.AX$3:.AX$12])" office:value-type="float" office:value="0.733333333333333" calcext:value-type="float">
            <text:p>0,733333333333333</text:p>
          </table:table-cell>
          <table:table-cell table:formula="of:=[Ecarts.AY12]/MAX([Ecarts.AY$3:.AY$12])" office:value-type="float" office:value="0.513428120063191" calcext:value-type="float">
            <text:p>0,513428120063191</text:p>
          </table:table-cell>
          <table:table-cell table:formula="of:=[Ecarts.AZ12]/MAX([Ecarts.AZ$3:.AZ$12])" office:value-type="float" office:value="0.612903267851186" calcext:value-type="float">
            <text:p>0,612903267851186</text:p>
          </table:table-cell>
          <table:table-cell table:formula="of:=[Ecarts.BA12]/MAX([Ecarts.BA$3:.BA$12])" office:value-type="float" office:value="0.668202764976958" calcext:value-type="float">
            <text:p>0,668202764976958</text:p>
          </table:table-cell>
          <table:table-cell table:formula="of:=[Ecarts.BB12]/MAX([Ecarts.BB$3:.BB$12])" office:value-type="float" office:value="0.619337979094077" calcext:value-type="float">
            <text:p>0,619337979094077</text:p>
          </table:table-cell>
          <table:table-cell table:formula="of:=[Ecarts.BC12]/MAX([Ecarts.BC$3:.BC$12])" office:value-type="float" office:value="0.590447154471545" calcext:value-type="float">
            <text:p>0,590447154471545</text:p>
          </table:table-cell>
          <table:table-cell table:formula="of:=[Ecarts.BD12]/MAX([Ecarts.BD$3:.BD$12])" office:value-type="float" office:value="0.660714285714286" calcext:value-type="float">
            <text:p>0,660714285714286</text:p>
          </table:table-cell>
          <table:table-cell table:formula="of:=[Ecarts.BE12]/MAX([Ecarts.BE$3:.BE$12])" office:value-type="float" office:value="0.666309012875536" calcext:value-type="float">
            <text:p>0,666309012875536</text:p>
          </table:table-cell>
          <table:table-cell table:formula="of:=[Ecarts.BF12]/MAX([Ecarts.BF$3:.BF$12])" office:value-type="float" office:value="0.648185483870968" calcext:value-type="float">
            <text:p>0,648185483870968</text:p>
          </table:table-cell>
          <table:table-cell table:formula="of:=[Ecarts.BG12]/MAX([Ecarts.BG$3:.BG$12])" office:value-type="float" office:value="0.736842105263158" calcext:value-type="float">
            <text:p>0,736842105263158</text:p>
          </table:table-cell>
          <table:table-cell table:formula="of:=[Ecarts.BH12]/MAX([Ecarts.BH$3:.BH$12])" office:value-type="float" office:value="0.784688995215311" calcext:value-type="float">
            <text:p>0,784688995215311</text:p>
          </table:table-cell>
          <table:table-cell table:formula="of:=[Ecarts.BI12]/MAX([Ecarts.BI$3:.BI$12])" office:value-type="float" office:value="0.488543371522095" calcext:value-type="float">
            <text:p>0,488543371522095</text:p>
          </table:table-cell>
          <table:table-cell/>
          <table:table-cell table:formula="of:=[Ecarts.BK12]/MAX([Ecarts.BK$3:.BK$12])" office:value-type="float" office:value="0.500163805586857" calcext:value-type="float">
            <text:p>0,500163805586857</text:p>
          </table:table-cell>
          <table:table-cell/>
          <table:table-cell table:formula="of:=[Ecarts.BM12]/MAX([Ecarts.BM$3:.BM$12])" office:value-type="float" office:value="0.016841302483215" calcext:value-type="float">
            <text:p>0,016841302483215</text:p>
          </table:table-cell>
          <table:table-cell table:formula="of:=[Ecarts.BN12]/MAX([Ecarts.BN$3:.BN$12])" office:value-type="float" office:value="0.0714135827497797" calcext:value-type="float">
            <text:p>0,07141358274978</text:p>
          </table:table-cell>
          <table:table-cell table:formula="of:=[Ecarts.BO12]/MAX([Ecarts.BO$3:.BO$12])" office:value-type="float" office:value="0.166620388903903" calcext:value-type="float">
            <text:p>0,166620388903903</text:p>
          </table:table-cell>
          <table:table-cell table:formula="of:=[Ecarts.BP12]/MAX([Ecarts.BP$3:.BP$12])" office:value-type="float" office:value="0.329246783573894" calcext:value-type="float">
            <text:p>0,329246783573894</text:p>
          </table:table-cell>
          <table:table-cell table:formula="of:=[Ecarts.BQ12]/MAX([Ecarts.BQ$3:.BQ$12])" office:value-type="float" office:value="0.605720472717152" calcext:value-type="float">
            <text:p>0,605720472717152</text:p>
          </table:table-cell>
          <table:table-cell table:formula="of:=[Ecarts.BR12]/MAX([Ecarts.BR$3:.BR$12])" office:value-type="float" office:value="0.641327133353397" calcext:value-type="float">
            <text:p>0,64132713335339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10" loext:min-decimal-places="10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/00/0000</text:date>, <text:time style:data-style-name="N2" text:time-value="00:41:33.4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6T19:14:40.576664836</meta:creation-date>
    <meta:generator>LibreOffice/5.2.6.2$Windows_x86 LibreOffice_project/a3100ed2409ebf1c212f5048fbe377c281438fdc</meta:generator>
    <dc:date>2017-05-05T09:28:32.192000000</dc:date>
    <meta:editing-duration>P8DT12H2M41S</meta:editing-duration>
    <meta:editing-cycles>43</meta:editing-cycles>
    <meta:document-statistic meta:table-count="14" meta:cell-count="12770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3.368cm" svg:height="15.128cm" xlink:href=".." xlink:type="simple" chart:class="chart:bar" chart:style-name="ch1">
        <chart:title svg:x="12.165cm" svg:y="0.438cm" chart:style-name="ch2">
          <text:p>Ecart moyen à l'optimal (instances Campus)</text:p>
        </chart:title>
        <chart:legend chart:legend-position="end" svg:x="28.926cm" svg:y="5.064cm" style:legend-expansion="high" chart:style-name="ch3"/>
        <chart:plot-area chart:style-name="ch4" table:cell-range-address="Ecarts.B1:Ecarts.B1 Ecarts.L1:Ecarts.L1 Ecarts.V1:Ecarts.V1 Ecarts.AF1:Ecarts.AF1 Ecarts.AP1:Ecarts.AP1 Ecarts.AZ1:Ecarts.AZ1 Ecarts.A3:Ecarts.B12 Ecarts.L3:Ecarts.L12 Ecarts.V3:Ecarts.V12 Ecarts.AF3:Ecarts.AF12 Ecarts.AP3:Ecarts.AP12 Ecarts.AZ3:Ecarts.AZ12" chart:data-source-has-labels="both" svg:x="0.667cm" svg:y="1.545cm" svg:width="27.592cm" svg:height="13.281cm">
          <chartooo:coordinate-region svg:x="3.158cm" svg:y="1.741cm" svg:width="25.101cm" svg:height="12.446cm"/>
          <chart:axis chart:dimension="x" chart:name="primary-x" chart:style-name="ch5" chartooo:axis-type="auto">
            <chartooo:date-scale/>
            <chart:categories table:cell-range-address="Ecarts.B1:Ecarts.B1 Ecarts.L1:Ecarts.L1 Ecarts.V1:Ecarts.V1 Ecarts.AF1:Ecarts.AF1 Ecarts.AP1:Ecarts.AP1 Ecarts.AZ1:Ecarts.AZ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Ecarts.B3:Ecarts.B3 Ecarts.L3:Ecarts.L3 Ecarts.V3:Ecarts.V3 Ecarts.AF3:Ecarts.AF3 Ecarts.AP3:Ecarts.AP3 Ecarts.AZ3:Ecarts.AZ3" chart:label-cell-address="Ecarts.A3:Ecarts.A3" chart:class="chart:bar">
            <chart:data-point chart:repeated="6"/>
          </chart:series>
          <chart:series chart:style-name="ch9" chart:values-cell-range-address="Ecarts.B4:Ecarts.B4 Ecarts.L4:Ecarts.L4 Ecarts.V4:Ecarts.V4 Ecarts.AF4:Ecarts.AF4 Ecarts.AP4:Ecarts.AP4 Ecarts.AZ4:Ecarts.AZ4" chart:label-cell-address="Ecarts.A4:Ecarts.A4" chart:class="chart:bar">
            <chart:data-point chart:repeated="6"/>
          </chart:series>
          <chart:series chart:style-name="ch10" chart:values-cell-range-address="Ecarts.B5:Ecarts.B5 Ecarts.L5:Ecarts.L5 Ecarts.V5:Ecarts.V5 Ecarts.AF5:Ecarts.AF5 Ecarts.AP5:Ecarts.AP5 Ecarts.AZ5:Ecarts.AZ5" chart:label-cell-address="Ecarts.A5:Ecarts.A5" chart:class="chart:bar">
            <chart:data-point chart:repeated="6"/>
          </chart:series>
          <chart:series chart:style-name="ch11" chart:values-cell-range-address="Ecarts.B6:Ecarts.B6 Ecarts.L6:Ecarts.L6 Ecarts.V6:Ecarts.V6 Ecarts.AF6:Ecarts.AF6 Ecarts.AP6:Ecarts.AP6 Ecarts.AZ6:Ecarts.AZ6" chart:label-cell-address="Ecarts.A6:Ecarts.A6" chart:class="chart:bar">
            <chart:data-point chart:repeated="6"/>
          </chart:series>
          <chart:series chart:style-name="ch12" chart:values-cell-range-address="Ecarts.B7:Ecarts.B7 Ecarts.L7:Ecarts.L7 Ecarts.V7:Ecarts.V7 Ecarts.AF7:Ecarts.AF7 Ecarts.AP7:Ecarts.AP7 Ecarts.AZ7:Ecarts.AZ7" chart:label-cell-address="Ecarts.A7:Ecarts.A7" chart:class="chart:bar">
            <chart:data-point chart:repeated="6"/>
          </chart:series>
          <chart:series chart:style-name="ch13" chart:values-cell-range-address="Ecarts.B8:Ecarts.B8 Ecarts.L8:Ecarts.L8 Ecarts.V8:Ecarts.V8 Ecarts.AF8:Ecarts.AF8 Ecarts.AP8:Ecarts.AP8 Ecarts.AZ8:Ecarts.AZ8" chart:label-cell-address="Ecarts.A8:Ecarts.A8" chart:class="chart:bar">
            <chart:data-point chart:repeated="6"/>
          </chart:series>
          <chart:series chart:style-name="ch14" chart:values-cell-range-address="Ecarts.B9:Ecarts.B9 Ecarts.L9:Ecarts.L9 Ecarts.V9:Ecarts.V9 Ecarts.AF9:Ecarts.AF9 Ecarts.AP9:Ecarts.AP9 Ecarts.AZ9:Ecarts.AZ9" chart:label-cell-address="Ecarts.A9:Ecarts.A9" chart:class="chart:bar">
            <chart:data-point chart:repeated="6"/>
          </chart:series>
          <chart:series chart:style-name="ch15" chart:values-cell-range-address="Ecarts.B10:Ecarts.B10 Ecarts.L10:Ecarts.L10 Ecarts.V10:Ecarts.V10 Ecarts.AF10:Ecarts.AF10 Ecarts.AP10:Ecarts.AP10 Ecarts.AZ10:Ecarts.AZ10" chart:label-cell-address="Ecarts.A10:Ecarts.A10" chart:class="chart:bar">
            <chart:data-point chart:repeated="6"/>
          </chart:series>
          <chart:series chart:style-name="ch16" chart:values-cell-range-address="Ecarts.B11:Ecarts.B11 Ecarts.L11:Ecarts.L11 Ecarts.V11:Ecarts.V11 Ecarts.AF11:Ecarts.AF11 Ecarts.AP11:Ecarts.AP11 Ecarts.AZ11:Ecarts.AZ11" chart:label-cell-address="Ecarts.A11:Ecarts.A11" chart:class="chart:bar">
            <chart:data-point chart:repeated="6"/>
          </chart:series>
          <chart:series chart:style-name="ch17" chart:values-cell-range-address="Ecarts.B12:Ecarts.B12 Ecarts.L12:Ecarts.L12 Ecarts.V12:Ecarts.V12 Ecarts.AF12:Ecarts.AF12 Ecarts.AP12:Ecarts.AP12 Ecarts.AZ12:Ecarts.AZ12" chart:label-cell-address="Ecarts.A12:Ecarts.A12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Ecarts.B1:Ecarts.B1 Ecarts.L1:Ecarts.L1 Ecarts.V1:Ecarts.V1 Ecarts.AF1:Ecarts.AF1 Ecarts.AP1:Ecarts.AP1 Ecarts.AZ1:Ecarts.AZ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">
                <text:p>0</text:p>
                <draw:g>
                  <svg:desc>Ecarts.B3:Ecarts.B3 Ecarts.L3:Ecarts.L3 Ecarts.V3:Ecarts.V3 Ecarts.AF3:Ecarts.AF3 Ecarts.AP3:Ecarts.AP3 Ecarts.AZ3:Ecarts.AZ3</svg:desc>
                </draw:g>
              </table:table-cell>
              <table:table-cell office:value-type="float" office:value="1.50075445536479">
                <text:p>1.50075445536479</text:p>
              </table:table-cell>
              <table:table-cell office:value-type="float" office:value="1.26532503826871">
                <text:p>1.26532503826871</text:p>
              </table:table-cell>
              <table:table-cell office:value-type="float" office:value="0.177928568045092">
                <text:p>0.177928568045092</text:p>
              </table:table-cell>
              <table:table-cell office:value-type="float" office:value="4.71791719243752">
                <text:p>4.71791719243752</text:p>
              </table:table-cell>
              <table:table-cell office:value-type="float" office:value="5.72161709258483">
                <text:p>5.72161709258483</text:p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0126205260235132">
                <text:p>0.00126205260235132</text:p>
                <draw:g>
                  <svg:desc>Ecarts.B4:Ecarts.B4 Ecarts.L4:Ecarts.L4 Ecarts.V4:Ecarts.V4 Ecarts.AF4:Ecarts.AF4 Ecarts.AP4:Ecarts.AP4 Ecarts.AZ4:Ecarts.AZ4</svg:desc>
                </draw:g>
              </table:table-cell>
              <table:table-cell office:value-type="float" office:value="0.143754333020675">
                <text:p>0.143754333020675</text:p>
              </table:table-cell>
              <table:table-cell office:value-type="float" office:value="0.434999368039649">
                <text:p>0.434999368039649</text:p>
              </table:table-cell>
              <table:table-cell office:value-type="float" office:value="0.0603950547108094">
                <text:p>0.0603950547108094</text:p>
              </table:table-cell>
              <table:table-cell office:value-type="float" office:value="4.41054345833199">
                <text:p>4.41054345833199</text:p>
              </table:table-cell>
              <table:table-cell office:value-type="float" office:value="5.95224130708001">
                <text:p>5.95224130708001</text:p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110466721900034">
                <text:p>0.110466721900034</text:p>
                <draw:g>
                  <svg:desc>Ecarts.B5:Ecarts.B5 Ecarts.L5:Ecarts.L5 Ecarts.V5:Ecarts.V5 Ecarts.AF5:Ecarts.AF5 Ecarts.AP5:Ecarts.AP5 Ecarts.AZ5:Ecarts.AZ5</svg:desc>
                </draw:g>
              </table:table-cell>
              <table:table-cell office:value-type="float" office:value="0.303041570610543">
                <text:p>0.303041570610543</text:p>
              </table:table-cell>
              <table:table-cell office:value-type="float" office:value="0.778509052728628">
                <text:p>0.778509052728628</text:p>
              </table:table-cell>
              <table:table-cell office:value-type="float" office:value="0.176805303619247">
                <text:p>0.176805303619247</text:p>
              </table:table-cell>
              <table:table-cell office:value-type="float" office:value="3.5287234251775">
                <text:p>3.5287234251775</text:p>
              </table:table-cell>
              <table:table-cell office:value-type="float" office:value="3.91004583651643">
                <text:p>3.91004583651643</text:p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00883436821645923">
                <text:p>0.00883436821645923</text:p>
                <draw:g>
                  <svg:desc>Ecarts.B6:Ecarts.B6 Ecarts.L6:Ecarts.L6 Ecarts.V6:Ecarts.V6 Ecarts.AF6:Ecarts.AF6 Ecarts.AP6:Ecarts.AP6 Ecarts.AZ6:Ecarts.AZ6</svg:desc>
                </draw:g>
              </table:table-cell>
              <table:table-cell office:value-type="float" office:value="0.398128135067898">
                <text:p>0.398128135067898</text:p>
              </table:table-cell>
              <table:table-cell office:value-type="float" office:value="0.568764306879939">
                <text:p>0.568764306879939</text:p>
              </table:table-cell>
              <table:table-cell office:value-type="float" office:value="0.00828951731324148">
                <text:p>0.00828951731324148</text:p>
              </table:table-cell>
              <table:table-cell office:value-type="float" office:value="3.7453759126843">
                <text:p>3.7453759126843</text:p>
              </table:table-cell>
              <table:table-cell office:value-type="float" office:value="5.5427314620863">
                <text:p>5.5427314620863</text:p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">
                <text:p>0</text:p>
                <draw:g>
                  <svg:desc>Ecarts.B7:Ecarts.B7 Ecarts.L7:Ecarts.L7 Ecarts.V7:Ecarts.V7 Ecarts.AF7:Ecarts.AF7 Ecarts.AP7:Ecarts.AP7 Ecarts.AZ7:Ecarts.AZ7</svg:desc>
                </draw:g>
              </table:table-cell>
              <table:table-cell office:value-type="float" office:value="0.606622894661713">
                <text:p>0.606622894661713</text:p>
              </table:table-cell>
              <table:table-cell office:value-type="float" office:value="0.608086283651889">
                <text:p>0.608086283651889</text:p>
              </table:table-cell>
              <table:table-cell office:value-type="float" office:value="0.0145066552981809">
                <text:p>0.0145066552981809</text:p>
              </table:table-cell>
              <table:table-cell office:value-type="float" office:value="4.33181264222776">
                <text:p>4.33181264222776</text:p>
              </table:table-cell>
              <table:table-cell office:value-type="float" office:value="4.22077922077922">
                <text:p>4.22077922077922</text:p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">
                <text:p>0</text:p>
                <draw:g>
                  <svg:desc>Ecarts.B8:Ecarts.B8 Ecarts.L8:Ecarts.L8 Ecarts.V8:Ecarts.V8 Ecarts.AF8:Ecarts.AF8 Ecarts.AP8:Ecarts.AP8 Ecarts.AZ8:Ecarts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944429620683392">
                <text:p>0.0944429620683392</text:p>
              </table:table-cell>
              <table:table-cell office:value-type="float" office:value="0.00296054189758624">
                <text:p>0.00296054189758624</text:p>
              </table:table-cell>
              <table:table-cell office:value-type="float" office:value="2.67361223455312">
                <text:p>2.67361223455312</text:p>
              </table:table-cell>
              <table:table-cell office:value-type="float" office:value="4.28110599078341">
                <text:p>4.28110599078341</text:p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166590943510534">
                <text:p>0.166590943510534</text:p>
                <draw:g>
                  <svg:desc>Ecarts.B9:Ecarts.B9 Ecarts.L9:Ecarts.L9 Ecarts.V9:Ecarts.V9 Ecarts.AF9:Ecarts.AF9 Ecarts.AP9:Ecarts.AP9 Ecarts.AZ9:Ecarts.AZ9</svg:desc>
                </draw:g>
              </table:table-cell>
              <table:table-cell office:value-type="float" office:value="1.23720484482688">
                <text:p>1.23720484482688</text:p>
              </table:table-cell>
              <table:table-cell office:value-type="float" office:value="1.91203112053591">
                <text:p>1.91203112053591</text:p>
              </table:table-cell>
              <table:table-cell office:value-type="float" office:value="0.240692056273987">
                <text:p>0.240692056273987</text:p>
              </table:table-cell>
              <table:table-cell office:value-type="float" office:value="4.69823448841148">
                <text:p>4.69823448841148</text:p>
              </table:table-cell>
              <table:table-cell office:value-type="float" office:value="5.54964390448261">
                <text:p>5.54964390448261</text:p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625978090766823">
                <text:p>0.625978090766823</text:p>
                <draw:g>
                  <svg:desc>Ecarts.B10:Ecarts.B10 Ecarts.L10:Ecarts.L10 Ecarts.V10:Ecarts.V10 Ecarts.AF10:Ecarts.AF10 Ecarts.AP10:Ecarts.AP10 Ecarts.AZ10:Ecarts.AZ10</svg:desc>
                </draw:g>
              </table:table-cell>
              <table:table-cell office:value-type="float" office:value="1.39064475347661">
                <text:p>1.39064475347661</text:p>
              </table:table-cell>
              <table:table-cell office:value-type="float" office:value="2.00261210274271">
                <text:p>2.00261210274271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4.21263791374122">
                <text:p>4.21263791374122</text:p>
              </table:table-cell>
              <table:table-cell office:value-type="float" office:value="3.48051948051948">
                <text:p>3.48051948051948</text:p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625978090766823">
                <text:p>0.625978090766823</text:p>
                <draw:g>
                  <svg:desc>Ecarts.B11:Ecarts.B11 Ecarts.L11:Ecarts.L11 Ecarts.V11:Ecarts.V11 Ecarts.AF11:Ecarts.AF11 Ecarts.AP11:Ecarts.AP11 Ecarts.AZ11:Ecarts.AZ11</svg:desc>
                </draw:g>
              </table:table-cell>
              <table:table-cell office:value-type="float" office:value="2.14917825537295">
                <text:p>2.14917825537295</text:p>
              </table:table-cell>
              <table:table-cell office:value-type="float" office:value="1.56726164562473">
                <text:p>1.56726164562473</text:p>
              </table:table-cell>
              <table:table-cell office:value-type="float" office:value="0.183553597650514">
                <text:p>0.183553597650514</text:p>
              </table:table-cell>
              <table:table-cell office:value-type="float" office:value="3.51053159478435">
                <text:p>3.51053159478435</text:p>
              </table:table-cell>
              <table:table-cell office:value-type="float" office:value="3.97402597402597">
                <text:p>3.97402597402597</text:p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">
                <text:p>0</text:p>
                <draw:g>
                  <svg:desc>Ecarts.B12:Ecarts.B12 Ecarts.L12:Ecarts.L12 Ecarts.V12:Ecarts.V12 Ecarts.AF12:Ecarts.AF12 Ecarts.AP12:Ecarts.AP12 Ecarts.AZ12:Ecarts.AZ12</svg:desc>
                </draw:g>
              </table:table-cell>
              <table:table-cell office:value-type="float" office:value="0.0556859912106381">
                <text:p>0.0556859912106381</text:p>
              </table:table-cell>
              <table:table-cell office:value-type="float" office:value="0.227004166925807">
                <text:p>0.227004166925807</text:p>
              </table:table-cell>
              <table:table-cell office:value-type="float" office:value="0.00637338880731693">
                <text:p>0.00637338880731693</text:p>
              </table:table-cell>
              <table:table-cell office:value-type="float" office:value="2.77800995579331">
                <text:p>2.77800995579331</text:p>
              </table:table-cell>
              <table:table-cell office:value-type="float" office:value="3.64814814814815">
                <text:p>3.648148148148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7.806cm" svg:height="15.641cm" xlink:href=".." xlink:type="simple" chart:class="chart:bar" chart:style-name="ch1">
        <chart:title svg:x="8.237cm" svg:y="0.448cm" chart:style-name="ch2">
          <text:p>Ecarts moyens à l'optimal normalisés (toutes instances)</text:p>
        </chart:title>
        <chart:legend chart:legend-position="end" svg:x="23.364cm" svg:y="5.32cm" style:legend-expansion="high" chart:style-name="ch3"/>
        <chart:plot-area chart:style-name="ch4" table:cell-range-address="'Ecarts Normalisés'.BK1:'Ecarts Normalisés'.BK1 'Ecarts Normalisés'.A3:'Ecarts Normalisés'.A12 'Ecarts Normalisés'.BK3:'Ecarts Normalisés'.BK12" chart:data-source-has-labels="both" svg:x="0.556cm" svg:y="1.565cm" svg:width="22.252cm" svg:height="13.764cm">
          <chartooo:coordinate-region svg:x="1.301cm" svg:y="1.761cm" svg:width="21.507cm" svg:height="12.929cm"/>
          <chart:axis chart:dimension="x" chart:name="primary-x" chart:style-name="ch5" chartooo:axis-type="auto">
            <chartooo:date-scale/>
            <chart:categories table:cell-range-address="'Ecarts Normalisés'.BK1:'Ecarts Normalisés'.BK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K3:'Ecarts Normalisés'.BK3" chart:label-cell-address="'Ecarts Normalisés'.A3:'Ecarts Normalisés'.A3" chart:class="chart:bar">
            <chart:data-point/>
          </chart:series>
          <chart:series chart:style-name="ch9" chart:values-cell-range-address="'Ecarts Normalisés'.BK4:'Ecarts Normalisés'.BK4" chart:label-cell-address="'Ecarts Normalisés'.A4:'Ecarts Normalisés'.A4" chart:class="chart:bar">
            <chart:data-point/>
          </chart:series>
          <chart:series chart:style-name="ch10" chart:values-cell-range-address="'Ecarts Normalisés'.BK5:'Ecarts Normalisés'.BK5" chart:label-cell-address="'Ecarts Normalisés'.A5:'Ecarts Normalisés'.A5" chart:class="chart:bar">
            <chart:data-point/>
          </chart:series>
          <chart:series chart:style-name="ch11" chart:values-cell-range-address="'Ecarts Normalisés'.BK6:'Ecarts Normalisés'.BK6" chart:label-cell-address="'Ecarts Normalisés'.A6:'Ecarts Normalisés'.A6" chart:class="chart:bar">
            <chart:data-point/>
          </chart:series>
          <chart:series chart:style-name="ch12" chart:values-cell-range-address="'Ecarts Normalisés'.BK7:'Ecarts Normalisés'.BK7" chart:label-cell-address="'Ecarts Normalisés'.A7:'Ecarts Normalisés'.A7" chart:class="chart:bar">
            <chart:data-point/>
          </chart:series>
          <chart:series chart:style-name="ch13" chart:values-cell-range-address="'Ecarts Normalisés'.BK8:'Ecarts Normalisés'.BK8" chart:label-cell-address="'Ecarts Normalisés'.A8:'Ecarts Normalisés'.A8" chart:class="chart:bar">
            <chart:data-point/>
          </chart:series>
          <chart:series chart:style-name="ch14" chart:values-cell-range-address="'Ecarts Normalisés'.BK9:'Ecarts Normalisés'.BK9" chart:label-cell-address="'Ecarts Normalisés'.A9:'Ecarts Normalisés'.A9" chart:class="chart:bar">
            <chart:data-point/>
          </chart:series>
          <chart:series chart:style-name="ch15" chart:values-cell-range-address="'Ecarts Normalisés'.BK10:'Ecarts Normalisés'.BK10" chart:label-cell-address="'Ecarts Normalisés'.A10:'Ecarts Normalisés'.A10" chart:class="chart:bar">
            <chart:data-point/>
          </chart:series>
          <chart:series chart:style-name="ch16" chart:values-cell-range-address="'Ecarts Normalisés'.BK11:'Ecarts Normalisés'.BK11" chart:label-cell-address="'Ecarts Normalisés'.A11:'Ecarts Normalisés'.A11" chart:class="chart:bar">
            <chart:data-point/>
          </chart:series>
          <chart:series chart:style-name="ch17" chart:values-cell-range-address="'Ecarts Normalisés'.BK12:'Ecarts Normalisés'.BK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YENNE D’ECART A L’OPTIMAL</text:p>
                <draw:g>
                  <svg:desc>'Ecarts Normalisés'.BK1:'Ecarts Normalisés'.B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826423993014423">
                <text:p>0.826423993014423</text:p>
                <draw:g>
                  <svg:desc>'Ecarts Normalisés'.BK3:'Ecarts Normalisés'.BK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788727334889971">
                <text:p>0.788727334889971</text:p>
                <draw:g>
                  <svg:desc>'Ecarts Normalisés'.BK4:'Ecarts Normalisés'.BK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73612247565197">
                <text:p>0.673612247565197</text:p>
                <draw:g>
                  <svg:desc>'Ecarts Normalisés'.BK5:'Ecarts Normalisés'.BK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642677371656475">
                <text:p>0.642677371656475</text:p>
                <draw:g>
                  <svg:desc>'Ecarts Normalisés'.BK6:'Ecarts Normalisés'.BK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600530835836734">
                <text:p>0.600530835836734</text:p>
                <draw:g>
                  <svg:desc>'Ecarts Normalisés'.BK7:'Ecarts Normalisés'.BK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481660799643597">
                <text:p>0.481660799643597</text:p>
                <draw:g>
                  <svg:desc>'Ecarts Normalisés'.BK8:'Ecarts Normalisés'.BK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68145643045937">
                <text:p>0.968145643045937</text:p>
                <draw:g>
                  <svg:desc>'Ecarts Normalisés'.BK9:'Ecarts Normalisés'.BK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K10:'Ecarts Normalisés'.BK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956380716668528">
                <text:p>0.956380716668528</text:p>
                <draw:g>
                  <svg:desc>'Ecarts Normalisés'.BK11:'Ecarts Normalisés'.BK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500163805586857">
                <text:p>0.500163805586857</text:p>
                <draw:g>
                  <svg:desc>'Ecarts Normalisés'.BK12:'Ecarts Normalisés'.BK12</svg:desc>
                </draw:g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467cm" svg:y="0.316cm" chart:style-name="ch2">
          <text:p>Ecarts moyens à l'optimal normalisés (instances 20x5)</text:p>
        </chart:title>
        <chart:legend chart:legend-position="end" svg:x="11.56cm" svg:y="2.016cm" style:legend-expansion="high" chart:style-name="ch3"/>
        <chart:plot-area chart:style-name="ch4" table:cell-range-address="'Ecarts Normalisés'.A3:'Ecarts Normalisés'.A12 'Ecarts Normalisés'.BM3:'Ecarts Normalisés'.BM12" chart:data-source-has-labels="column" svg:x="0.32cm" svg:y="1.301cm" svg:width="10.92cm" svg:height="7.552cm">
          <chartooo:coordinate-region svg:x="1.065cm" svg:y="1.497cm" svg:width="10.175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M3:'Ecarts Normalisés'.BM3" chart:label-cell-address="'Ecarts Normalisés'.A3:'Ecarts Normalisés'.A3" chart:class="chart:bar">
            <chart:data-point/>
          </chart:series>
          <chart:series chart:style-name="ch9" chart:values-cell-range-address="'Ecarts Normalisés'.BM4:'Ecarts Normalisés'.BM4" chart:label-cell-address="'Ecarts Normalisés'.A4:'Ecarts Normalisés'.A4" chart:class="chart:bar">
            <chart:data-point/>
          </chart:series>
          <chart:series chart:style-name="ch10" chart:values-cell-range-address="'Ecarts Normalisés'.BM5:'Ecarts Normalisés'.BM5" chart:label-cell-address="'Ecarts Normalisés'.A5:'Ecarts Normalisés'.A5" chart:class="chart:bar">
            <chart:data-point/>
          </chart:series>
          <chart:series chart:style-name="ch11" chart:values-cell-range-address="'Ecarts Normalisés'.BM6:'Ecarts Normalisés'.BM6" chart:label-cell-address="'Ecarts Normalisés'.A6:'Ecarts Normalisés'.A6" chart:class="chart:bar">
            <chart:data-point/>
          </chart:series>
          <chart:series chart:style-name="ch12" chart:values-cell-range-address="'Ecarts Normalisés'.BM7:'Ecarts Normalisés'.BM7" chart:label-cell-address="'Ecarts Normalisés'.A7:'Ecarts Normalisés'.A7" chart:class="chart:bar">
            <chart:data-point/>
          </chart:series>
          <chart:series chart:style-name="ch13" chart:values-cell-range-address="'Ecarts Normalisés'.BM8:'Ecarts Normalisés'.BM8" chart:label-cell-address="'Ecarts Normalisés'.A8:'Ecarts Normalisés'.A8" chart:class="chart:bar">
            <chart:data-point/>
          </chart:series>
          <chart:series chart:style-name="ch14" chart:values-cell-range-address="'Ecarts Normalisés'.BM9:'Ecarts Normalisés'.BM9" chart:label-cell-address="'Ecarts Normalisés'.A9:'Ecarts Normalisés'.A9" chart:class="chart:bar">
            <chart:data-point/>
          </chart:series>
          <chart:series chart:style-name="ch15" chart:values-cell-range-address="'Ecarts Normalisés'.BM10:'Ecarts Normalisés'.BM10" chart:label-cell-address="'Ecarts Normalisés'.A10:'Ecarts Normalisés'.A10" chart:class="chart:bar">
            <chart:data-point/>
          </chart:series>
          <chart:series chart:style-name="ch16" chart:values-cell-range-address="'Ecarts Normalisés'.BM11:'Ecarts Normalisés'.BM11" chart:label-cell-address="'Ecarts Normalisés'.A11:'Ecarts Normalisés'.A11" chart:class="chart:bar">
            <chart:data-point/>
          </chart:series>
          <chart:series chart:style-name="ch17" chart:values-cell-range-address="'Ecarts Normalisés'.BM12:'Ecarts Normalisés'.BM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0616358679299737">
                <text:p>0.0616358679299737</text:p>
                <draw:g>
                  <svg:desc>'Ecarts Normalisés'.BM3:'Ecarts Normalisés'.BM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0208202142133486">
                <text:p>0.0208202142133486</text:p>
                <draw:g>
                  <svg:desc>'Ecarts Normalisés'.BM4:'Ecarts Normalisés'.BM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252975292084301">
                <text:p>0.252975292084301</text:p>
                <draw:g>
                  <svg:desc>'Ecarts Normalisés'.BM5:'Ecarts Normalisés'.BM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0597164455480392">
                <text:p>0.0597164455480392</text:p>
                <draw:g>
                  <svg:desc>'Ecarts Normalisés'.BM6:'Ecarts Normalisés'.BM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0347094001433148">
                <text:p>0.0347094001433148</text:p>
                <draw:g>
                  <svg:desc>'Ecarts Normalisés'.BM7:'Ecarts Normalisés'.BM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16841302483215">
                <text:p>0.016841302483215</text:p>
                <draw:g>
                  <svg:desc>'Ecarts Normalisés'.BM8:'Ecarts Normalisés'.BM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327087985939728">
                <text:p>0.327087985939728</text:p>
                <draw:g>
                  <svg:desc>'Ecarts Normalisés'.BM9:'Ecarts Normalisés'.BM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M10:'Ecarts Normalisés'.BM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806318427610756">
                <text:p>0.806318427610756</text:p>
                <draw:g>
                  <svg:desc>'Ecarts Normalisés'.BM11:'Ecarts Normalisés'.BM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016841302483215">
                <text:p>0.016841302483215</text:p>
                <draw:g>
                  <svg:desc>'Ecarts Normalisés'.BM12:'Ecarts Normalisés'.BM12</svg:desc>
                </draw:g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344cm" svg:y="0.316cm" chart:style-name="ch2">
          <text:p>Ecarts moyens à l'optimal normalisés (instances 20x10)</text:p>
        </chart:title>
        <chart:legend chart:legend-position="end" svg:x="11.56cm" svg:y="2.016cm" style:legend-expansion="high" chart:style-name="ch3"/>
        <chart:plot-area chart:style-name="ch4" table:cell-range-address="'Ecarts Normalisés'.A3:'Ecarts Normalisés'.A12 'Ecarts Normalisés'.BN3:'Ecarts Normalisés'.BN12" chart:data-source-has-labels="column" svg:x="0.32cm" svg:y="1.301cm" svg:width="10.92cm" svg:height="7.552cm">
          <chartooo:coordinate-region svg:x="1.065cm" svg:y="1.497cm" svg:width="10.175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N3:'Ecarts Normalisés'.BN3" chart:label-cell-address="'Ecarts Normalisés'.A3:'Ecarts Normalisés'.A3" chart:class="chart:bar">
            <chart:data-point/>
          </chart:series>
          <chart:series chart:style-name="ch9" chart:values-cell-range-address="'Ecarts Normalisés'.BN4:'Ecarts Normalisés'.BN4" chart:label-cell-address="'Ecarts Normalisés'.A4:'Ecarts Normalisés'.A4" chart:class="chart:bar">
            <chart:data-point/>
          </chart:series>
          <chart:series chart:style-name="ch10" chart:values-cell-range-address="'Ecarts Normalisés'.BN5:'Ecarts Normalisés'.BN5" chart:label-cell-address="'Ecarts Normalisés'.A5:'Ecarts Normalisés'.A5" chart:class="chart:bar">
            <chart:data-point/>
          </chart:series>
          <chart:series chart:style-name="ch11" chart:values-cell-range-address="'Ecarts Normalisés'.BN6:'Ecarts Normalisés'.BN6" chart:label-cell-address="'Ecarts Normalisés'.A6:'Ecarts Normalisés'.A6" chart:class="chart:bar">
            <chart:data-point/>
          </chart:series>
          <chart:series chart:style-name="ch12" chart:values-cell-range-address="'Ecarts Normalisés'.BN7:'Ecarts Normalisés'.BN7" chart:label-cell-address="'Ecarts Normalisés'.A7:'Ecarts Normalisés'.A7" chart:class="chart:bar">
            <chart:data-point/>
          </chart:series>
          <chart:series chart:style-name="ch13" chart:values-cell-range-address="'Ecarts Normalisés'.BN8:'Ecarts Normalisés'.BN8" chart:label-cell-address="'Ecarts Normalisés'.A8:'Ecarts Normalisés'.A8" chart:class="chart:bar">
            <chart:data-point/>
          </chart:series>
          <chart:series chart:style-name="ch14" chart:values-cell-range-address="'Ecarts Normalisés'.BN9:'Ecarts Normalisés'.BN9" chart:label-cell-address="'Ecarts Normalisés'.A9:'Ecarts Normalisés'.A9" chart:class="chart:bar">
            <chart:data-point/>
          </chart:series>
          <chart:series chart:style-name="ch15" chart:values-cell-range-address="'Ecarts Normalisés'.BN10:'Ecarts Normalisés'.BN10" chart:label-cell-address="'Ecarts Normalisés'.A10:'Ecarts Normalisés'.A10" chart:class="chart:bar">
            <chart:data-point/>
          </chart:series>
          <chart:series chart:style-name="ch16" chart:values-cell-range-address="'Ecarts Normalisés'.BN11:'Ecarts Normalisés'.BN11" chart:label-cell-address="'Ecarts Normalisés'.A11:'Ecarts Normalisés'.A11" chart:class="chart:bar">
            <chart:data-point/>
          </chart:series>
          <chart:series chart:style-name="ch17" chart:values-cell-range-address="'Ecarts Normalisés'.BN12:'Ecarts Normalisés'.BN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360316881478776">
                <text:p>0.360316881478776</text:p>
                <draw:g>
                  <svg:desc>'Ecarts Normalisés'.BN3:'Ecarts Normalisés'.BN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118702946970047">
                <text:p>0.118702946970047</text:p>
                <draw:g>
                  <svg:desc>'Ecarts Normalisés'.BN4:'Ecarts Normalisés'.BN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393181781504911">
                <text:p>0.393181781504911</text:p>
                <draw:g>
                  <svg:desc>'Ecarts Normalisés'.BN5:'Ecarts Normalisés'.BN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64450818566591">
                <text:p>0.264450818566591</text:p>
                <draw:g>
                  <svg:desc>'Ecarts Normalisés'.BN6:'Ecarts Normalisés'.BN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206602030752274">
                <text:p>0.206602030752274</text:p>
                <draw:g>
                  <svg:desc>'Ecarts Normalisés'.BN7:'Ecarts Normalisés'.BN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274088501482306">
                <text:p>0.0274088501482306</text:p>
                <draw:g>
                  <svg:desc>'Ecarts Normalisés'.BN8:'Ecarts Normalisés'.BN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649168923585147">
                <text:p>0.649168923585147</text:p>
                <draw:g>
                  <svg:desc>'Ecarts Normalisés'.BN9:'Ecarts Normalisés'.BN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95149946611529">
                <text:p>0.895149946611529</text:p>
                <draw:g>
                  <svg:desc>'Ecarts Normalisés'.BN10:'Ecarts Normalisés'.BN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N11:'Ecarts Normalisés'.BN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0714135827497797">
                <text:p>0.0714135827497797</text:p>
                <draw:g>
                  <svg:desc>'Ecarts Normalisés'.BN12:'Ecarts Normalisés'.BN12</svg:desc>
                </draw:g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3cm" xlink:href=".." xlink:type="simple" chart:class="chart:bar" chart:style-name="ch1">
        <chart:title svg:x="2.344cm" svg:y="0.316cm" chart:style-name="ch2">
          <text:p>Ecarts moyens à l'optimal normalisés (instances 20x20)</text:p>
        </chart:title>
        <chart:legend chart:legend-position="end" svg:x="11.561cm" svg:y="2.016cm" style:legend-expansion="high" chart:style-name="ch3"/>
        <chart:plot-area chart:style-name="ch4" table:cell-range-address="'Ecarts Normalisés'.A3:'Ecarts Normalisés'.A12 'Ecarts Normalisés'.BO3:'Ecarts Normalisés'.BO12" chart:data-source-has-labels="column" svg:x="0.32cm" svg:y="1.301cm" svg:width="10.921cm" svg:height="7.552cm">
          <chartooo:coordinate-region svg:x="1.065cm" svg:y="1.497cm" svg:width="10.176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O3:'Ecarts Normalisés'.BO3" chart:label-cell-address="'Ecarts Normalisés'.A3:'Ecarts Normalisés'.A3" chart:class="chart:bar">
            <chart:data-point/>
          </chart:series>
          <chart:series chart:style-name="ch9" chart:values-cell-range-address="'Ecarts Normalisés'.BO4:'Ecarts Normalisés'.BO4" chart:label-cell-address="'Ecarts Normalisés'.A4:'Ecarts Normalisés'.A4" chart:class="chart:bar">
            <chart:data-point/>
          </chart:series>
          <chart:series chart:style-name="ch10" chart:values-cell-range-address="'Ecarts Normalisés'.BO5:'Ecarts Normalisés'.BO5" chart:label-cell-address="'Ecarts Normalisés'.A5:'Ecarts Normalisés'.A5" chart:class="chart:bar">
            <chart:data-point/>
          </chart:series>
          <chart:series chart:style-name="ch11" chart:values-cell-range-address="'Ecarts Normalisés'.BO6:'Ecarts Normalisés'.BO6" chart:label-cell-address="'Ecarts Normalisés'.A6:'Ecarts Normalisés'.A6" chart:class="chart:bar">
            <chart:data-point/>
          </chart:series>
          <chart:series chart:style-name="ch12" chart:values-cell-range-address="'Ecarts Normalisés'.BO7:'Ecarts Normalisés'.BO7" chart:label-cell-address="'Ecarts Normalisés'.A7:'Ecarts Normalisés'.A7" chart:class="chart:bar">
            <chart:data-point/>
          </chart:series>
          <chart:series chart:style-name="ch13" chart:values-cell-range-address="'Ecarts Normalisés'.BO8:'Ecarts Normalisés'.BO8" chart:label-cell-address="'Ecarts Normalisés'.A8:'Ecarts Normalisés'.A8" chart:class="chart:bar">
            <chart:data-point/>
          </chart:series>
          <chart:series chart:style-name="ch14" chart:values-cell-range-address="'Ecarts Normalisés'.BO9:'Ecarts Normalisés'.BO9" chart:label-cell-address="'Ecarts Normalisés'.A9:'Ecarts Normalisés'.A9" chart:class="chart:bar">
            <chart:data-point/>
          </chart:series>
          <chart:series chart:style-name="ch15" chart:values-cell-range-address="'Ecarts Normalisés'.BO10:'Ecarts Normalisés'.BO10" chart:label-cell-address="'Ecarts Normalisés'.A10:'Ecarts Normalisés'.A10" chart:class="chart:bar">
            <chart:data-point/>
          </chart:series>
          <chart:series chart:style-name="ch16" chart:values-cell-range-address="'Ecarts Normalisés'.BO11:'Ecarts Normalisés'.BO11" chart:label-cell-address="'Ecarts Normalisés'.A11:'Ecarts Normalisés'.A11" chart:class="chart:bar">
            <chart:data-point/>
          </chart:series>
          <chart:series chart:style-name="ch17" chart:values-cell-range-address="'Ecarts Normalisés'.BO12:'Ecarts Normalisés'.BO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463130014757989">
                <text:p>0.463130014757989</text:p>
                <draw:g>
                  <svg:desc>'Ecarts Normalisés'.BO3:'Ecarts Normalisés'.BO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187388561381027">
                <text:p>0.187388561381027</text:p>
                <draw:g>
                  <svg:desc>'Ecarts Normalisés'.BO4:'Ecarts Normalisés'.BO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369987746024187">
                <text:p>0.369987746024187</text:p>
                <draw:g>
                  <svg:desc>'Ecarts Normalisés'.BO5:'Ecarts Normalisés'.BO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67269849546431">
                <text:p>0.267269849546431</text:p>
                <draw:g>
                  <svg:desc>'Ecarts Normalisés'.BO6:'Ecarts Normalisés'.BO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264181970070562">
                <text:p>0.264181970070562</text:p>
                <draw:g>
                  <svg:desc>'Ecarts Normalisés'.BO7:'Ecarts Normalisés'.BO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0671544843355737">
                <text:p>0.0671544843355737</text:p>
                <draw:g>
                  <svg:desc>'Ecarts Normalisés'.BO8:'Ecarts Normalisés'.BO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735229059426846">
                <text:p>0.735229059426846</text:p>
                <draw:g>
                  <svg:desc>'Ecarts Normalisés'.BO9:'Ecarts Normalisés'.BO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27471318800553">
                <text:p>0.827471318800553</text:p>
                <draw:g>
                  <svg:desc>'Ecarts Normalisés'.BO10:'Ecarts Normalisés'.BO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O11:'Ecarts Normalisés'.BO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166620388903903">
                <text:p>0.166620388903903</text:p>
                <draw:g>
                  <svg:desc>'Ecarts Normalisés'.BO12:'Ecarts Normalisés'.BO12</svg:desc>
                </draw:g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2cm" svg:height="9.033cm" xlink:href=".." xlink:type="simple" chart:class="chart:bar" chart:style-name="ch1">
        <chart:title svg:x="2.467cm" svg:y="0.316cm" chart:style-name="ch2">
          <text:p>Ecarts moyens à l'optimal normalisés (instances 50x5)</text:p>
        </chart:title>
        <chart:legend chart:legend-position="end" svg:x="11.56cm" svg:y="2.016cm" style:legend-expansion="high" chart:style-name="ch3"/>
        <chart:plot-area chart:style-name="ch4" table:cell-range-address="'Ecarts Normalisés'.A3:'Ecarts Normalisés'.A12 'Ecarts Normalisés'.BP3:'Ecarts Normalisés'.BP12" chart:data-source-has-labels="column" svg:x="0.32cm" svg:y="1.301cm" svg:width="10.92cm" svg:height="7.552cm">
          <chartooo:coordinate-region svg:x="1.065cm" svg:y="1.497cm" svg:width="10.175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P3:'Ecarts Normalisés'.BP3" chart:label-cell-address="'Ecarts Normalisés'.A3:'Ecarts Normalisés'.A3" chart:class="chart:bar">
            <chart:data-point/>
          </chart:series>
          <chart:series chart:style-name="ch9" chart:values-cell-range-address="'Ecarts Normalisés'.BP4:'Ecarts Normalisés'.BP4" chart:label-cell-address="'Ecarts Normalisés'.A4:'Ecarts Normalisés'.A4" chart:class="chart:bar">
            <chart:data-point/>
          </chart:series>
          <chart:series chart:style-name="ch10" chart:values-cell-range-address="'Ecarts Normalisés'.BP5:'Ecarts Normalisés'.BP5" chart:label-cell-address="'Ecarts Normalisés'.A5:'Ecarts Normalisés'.A5" chart:class="chart:bar">
            <chart:data-point/>
          </chart:series>
          <chart:series chart:style-name="ch11" chart:values-cell-range-address="'Ecarts Normalisés'.BP6:'Ecarts Normalisés'.BP6" chart:label-cell-address="'Ecarts Normalisés'.A6:'Ecarts Normalisés'.A6" chart:class="chart:bar">
            <chart:data-point/>
          </chart:series>
          <chart:series chart:style-name="ch12" chart:values-cell-range-address="'Ecarts Normalisés'.BP7:'Ecarts Normalisés'.BP7" chart:label-cell-address="'Ecarts Normalisés'.A7:'Ecarts Normalisés'.A7" chart:class="chart:bar">
            <chart:data-point/>
          </chart:series>
          <chart:series chart:style-name="ch13" chart:values-cell-range-address="'Ecarts Normalisés'.BP8:'Ecarts Normalisés'.BP8" chart:label-cell-address="'Ecarts Normalisés'.A8:'Ecarts Normalisés'.A8" chart:class="chart:bar">
            <chart:data-point/>
          </chart:series>
          <chart:series chart:style-name="ch14" chart:values-cell-range-address="'Ecarts Normalisés'.BP9:'Ecarts Normalisés'.BP9" chart:label-cell-address="'Ecarts Normalisés'.A9:'Ecarts Normalisés'.A9" chart:class="chart:bar">
            <chart:data-point/>
          </chart:series>
          <chart:series chart:style-name="ch15" chart:values-cell-range-address="'Ecarts Normalisés'.BP10:'Ecarts Normalisés'.BP10" chart:label-cell-address="'Ecarts Normalisés'.A10:'Ecarts Normalisés'.A10" chart:class="chart:bar">
            <chart:data-point/>
          </chart:series>
          <chart:series chart:style-name="ch16" chart:values-cell-range-address="'Ecarts Normalisés'.BP11:'Ecarts Normalisés'.BP11" chart:label-cell-address="'Ecarts Normalisés'.A11:'Ecarts Normalisés'.A11" chart:class="chart:bar">
            <chart:data-point/>
          </chart:series>
          <chart:series chart:style-name="ch17" chart:values-cell-range-address="'Ecarts Normalisés'.BP12:'Ecarts Normalisés'.BP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999666717579168">
                <text:p>0.999666717579168</text:p>
                <draw:g>
                  <svg:desc>'Ecarts Normalisés'.BP3:'Ecarts Normalisés'.BP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584801584288628">
                <text:p>0.584801584288628</text:p>
                <draw:g>
                  <svg:desc>'Ecarts Normalisés'.BP4:'Ecarts Normalisés'.BP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80061134639611">
                <text:p>0.80061134639611</text:p>
                <draw:g>
                  <svg:desc>'Ecarts Normalisés'.BP5:'Ecarts Normalisés'.BP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296201394077257">
                <text:p>0.296201394077257</text:p>
                <draw:g>
                  <svg:desc>'Ecarts Normalisés'.BP6:'Ecarts Normalisés'.BP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390113725972175">
                <text:p>0.390113725972175</text:p>
                <draw:g>
                  <svg:desc>'Ecarts Normalisés'.BP7:'Ecarts Normalisés'.BP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122546258307079">
                <text:p>0.122546258307079</text:p>
                <draw:g>
                  <svg:desc>'Ecarts Normalisés'.BP8:'Ecarts Normalisés'.BP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1">
                <text:p>1</text:p>
                <draw:g>
                  <svg:desc>'Ecarts Normalisés'.BP9:'Ecarts Normalisés'.BP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754962425752181">
                <text:p>0.754962425752181</text:p>
                <draw:g>
                  <svg:desc>'Ecarts Normalisés'.BP10:'Ecarts Normalisés'.BP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566708817998356">
                <text:p>0.566708817998356</text:p>
                <draw:g>
                  <svg:desc>'Ecarts Normalisés'.BP11:'Ecarts Normalisés'.BP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329246783573894">
                <text:p>0.329246783573894</text:p>
                <draw:g>
                  <svg:desc>'Ecarts Normalisés'.BP12:'Ecarts Normalisés'.BP12</svg:desc>
                </draw:g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3cm" xlink:href=".." xlink:type="simple" chart:class="chart:bar" chart:style-name="ch1">
        <chart:title svg:x="2.344cm" svg:y="0.316cm" chart:style-name="ch2">
          <text:p>Ecarts moyens à l'optimal normalisés (instances 50x10)</text:p>
        </chart:title>
        <chart:legend chart:legend-position="end" svg:x="11.561cm" svg:y="2.016cm" style:legend-expansion="high" chart:style-name="ch3"/>
        <chart:plot-area chart:style-name="ch4" table:cell-range-address="'Ecarts Normalisés'.A3:'Ecarts Normalisés'.A12 'Ecarts Normalisés'.BQ3:'Ecarts Normalisés'.BQ12" chart:data-source-has-labels="column" svg:x="0.32cm" svg:y="1.301cm" svg:width="10.921cm" svg:height="7.552cm">
          <chartooo:coordinate-region svg:x="1.065cm" svg:y="1.497cm" svg:width="10.176cm" svg:height="7.16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Q3:'Ecarts Normalisés'.BQ3" chart:label-cell-address="'Ecarts Normalisés'.A3:'Ecarts Normalisés'.A3" chart:class="chart:bar">
            <chart:data-point/>
          </chart:series>
          <chart:series chart:style-name="ch9" chart:values-cell-range-address="'Ecarts Normalisés'.BQ4:'Ecarts Normalisés'.BQ4" chart:label-cell-address="'Ecarts Normalisés'.A4:'Ecarts Normalisés'.A4" chart:class="chart:bar">
            <chart:data-point/>
          </chart:series>
          <chart:series chart:style-name="ch10" chart:values-cell-range-address="'Ecarts Normalisés'.BQ5:'Ecarts Normalisés'.BQ5" chart:label-cell-address="'Ecarts Normalisés'.A5:'Ecarts Normalisés'.A5" chart:class="chart:bar">
            <chart:data-point/>
          </chart:series>
          <chart:series chart:style-name="ch11" chart:values-cell-range-address="'Ecarts Normalisés'.BQ6:'Ecarts Normalisés'.BQ6" chart:label-cell-address="'Ecarts Normalisés'.A6:'Ecarts Normalisés'.A6" chart:class="chart:bar">
            <chart:data-point/>
          </chart:series>
          <chart:series chart:style-name="ch12" chart:values-cell-range-address="'Ecarts Normalisés'.BQ7:'Ecarts Normalisés'.BQ7" chart:label-cell-address="'Ecarts Normalisés'.A7:'Ecarts Normalisés'.A7" chart:class="chart:bar">
            <chart:data-point/>
          </chart:series>
          <chart:series chart:style-name="ch13" chart:values-cell-range-address="'Ecarts Normalisés'.BQ8:'Ecarts Normalisés'.BQ8" chart:label-cell-address="'Ecarts Normalisés'.A8:'Ecarts Normalisés'.A8" chart:class="chart:bar">
            <chart:data-point/>
          </chart:series>
          <chart:series chart:style-name="ch14" chart:values-cell-range-address="'Ecarts Normalisés'.BQ9:'Ecarts Normalisés'.BQ9" chart:label-cell-address="'Ecarts Normalisés'.A9:'Ecarts Normalisés'.A9" chart:class="chart:bar">
            <chart:data-point/>
          </chart:series>
          <chart:series chart:style-name="ch15" chart:values-cell-range-address="'Ecarts Normalisés'.BQ10:'Ecarts Normalisés'.BQ10" chart:label-cell-address="'Ecarts Normalisés'.A10:'Ecarts Normalisés'.A10" chart:class="chart:bar">
            <chart:data-point/>
          </chart:series>
          <chart:series chart:style-name="ch16" chart:values-cell-range-address="'Ecarts Normalisés'.BQ11:'Ecarts Normalisés'.BQ11" chart:label-cell-address="'Ecarts Normalisés'.A11:'Ecarts Normalisés'.A11" chart:class="chart:bar">
            <chart:data-point/>
          </chart:series>
          <chart:series chart:style-name="ch17" chart:values-cell-range-address="'Ecarts Normalisés'.BQ12:'Ecarts Normalisés'.BQ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95424476810929">
                <text:p>0.95424476810929</text:p>
                <draw:g>
                  <svg:desc>'Ecarts Normalisés'.BQ3:'Ecarts Normalisés'.BQ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1">
                <text:p>1</text:p>
                <draw:g>
                  <svg:desc>'Ecarts Normalisés'.BQ4:'Ecarts Normalisés'.BQ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87283732072917">
                <text:p>0.687283732072917</text:p>
                <draw:g>
                  <svg:desc>'Ecarts Normalisés'.BQ5:'Ecarts Normalisés'.BQ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696706960229696">
                <text:p>0.696706960229696</text:p>
                <draw:g>
                  <svg:desc>'Ecarts Normalisés'.BQ6:'Ecarts Normalisés'.BQ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728201892014172">
                <text:p>0.728201892014172</text:p>
                <draw:g>
                  <svg:desc>'Ecarts Normalisés'.BQ7:'Ecarts Normalisés'.BQ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493449815676839">
                <text:p>0.493449815676839</text:p>
                <draw:g>
                  <svg:desc>'Ecarts Normalisés'.BQ8:'Ecarts Normalisés'.BQ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84175974247554">
                <text:p>0.984175974247554</text:p>
                <draw:g>
                  <svg:desc>'Ecarts Normalisés'.BQ9:'Ecarts Normalisés'.BQ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884477163919001">
                <text:p>0.884477163919001</text:p>
                <draw:g>
                  <svg:desc>'Ecarts Normalisés'.BQ10:'Ecarts Normalisés'.BQ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731343495717331">
                <text:p>0.731343495717331</text:p>
                <draw:g>
                  <svg:desc>'Ecarts Normalisés'.BQ11:'Ecarts Normalisés'.BQ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605720472717152">
                <text:p>0.605720472717152</text:p>
                <draw:g>
                  <svg:desc>'Ecarts Normalisés'.BQ12:'Ecarts Normalisés'.BQ12</svg:desc>
                </draw:g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03cm" svg:height="9.032cm" xlink:href=".." xlink:type="simple" chart:class="chart:bar" chart:style-name="ch1">
        <chart:title svg:x="2.344cm" svg:y="0.316cm" chart:style-name="ch2">
          <text:p>Ecarts moyens à l'optimal normalisés (instances 50x20)</text:p>
        </chart:title>
        <chart:legend chart:legend-position="end" svg:x="11.561cm" svg:y="2.016cm" style:legend-expansion="high" chart:style-name="ch3"/>
        <chart:plot-area chart:style-name="ch4" table:cell-range-address="'Ecarts Normalisés'.A3:'Ecarts Normalisés'.A12 'Ecarts Normalisés'.BR3:'Ecarts Normalisés'.BR12" chart:data-source-has-labels="column" svg:x="0.32cm" svg:y="1.301cm" svg:width="10.921cm" svg:height="7.551cm">
          <chartooo:coordinate-region svg:x="1.065cm" svg:y="1.497cm" svg:width="10.176cm" svg:height="7.1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R3:'Ecarts Normalisés'.BR3" chart:label-cell-address="'Ecarts Normalisés'.A3:'Ecarts Normalisés'.A3" chart:class="chart:bar">
            <chart:data-point/>
          </chart:series>
          <chart:series chart:style-name="ch9" chart:values-cell-range-address="'Ecarts Normalisés'.BR4:'Ecarts Normalisés'.BR4" chart:label-cell-address="'Ecarts Normalisés'.A4:'Ecarts Normalisés'.A4" chart:class="chart:bar">
            <chart:data-point/>
          </chart:series>
          <chart:series chart:style-name="ch10" chart:values-cell-range-address="'Ecarts Normalisés'.BR5:'Ecarts Normalisés'.BR5" chart:label-cell-address="'Ecarts Normalisés'.A5:'Ecarts Normalisés'.A5" chart:class="chart:bar">
            <chart:data-point/>
          </chart:series>
          <chart:series chart:style-name="ch11" chart:values-cell-range-address="'Ecarts Normalisés'.BR6:'Ecarts Normalisés'.BR6" chart:label-cell-address="'Ecarts Normalisés'.A6:'Ecarts Normalisés'.A6" chart:class="chart:bar">
            <chart:data-point/>
          </chart:series>
          <chart:series chart:style-name="ch12" chart:values-cell-range-address="'Ecarts Normalisés'.BR7:'Ecarts Normalisés'.BR7" chart:label-cell-address="'Ecarts Normalisés'.A7:'Ecarts Normalisés'.A7" chart:class="chart:bar">
            <chart:data-point/>
          </chart:series>
          <chart:series chart:style-name="ch13" chart:values-cell-range-address="'Ecarts Normalisés'.BR8:'Ecarts Normalisés'.BR8" chart:label-cell-address="'Ecarts Normalisés'.A8:'Ecarts Normalisés'.A8" chart:class="chart:bar">
            <chart:data-point/>
          </chart:series>
          <chart:series chart:style-name="ch14" chart:values-cell-range-address="'Ecarts Normalisés'.BR9:'Ecarts Normalisés'.BR9" chart:label-cell-address="'Ecarts Normalisés'.A9:'Ecarts Normalisés'.A9" chart:class="chart:bar">
            <chart:data-point/>
          </chart:series>
          <chart:series chart:style-name="ch15" chart:values-cell-range-address="'Ecarts Normalisés'.BR10:'Ecarts Normalisés'.BR10" chart:label-cell-address="'Ecarts Normalisés'.A10:'Ecarts Normalisés'.A10" chart:class="chart:bar">
            <chart:data-point/>
          </chart:series>
          <chart:series chart:style-name="ch16" chart:values-cell-range-address="'Ecarts Normalisés'.BR11:'Ecarts Normalisés'.BR11" chart:label-cell-address="'Ecarts Normalisés'.A11:'Ecarts Normalisés'.A11" chart:class="chart:bar">
            <chart:data-point/>
          </chart:series>
          <chart:series chart:style-name="ch17" chart:values-cell-range-address="'Ecarts Normalisés'.BR12:'Ecarts Normalisés'.BR12" chart:label-cell-address="'Ecarts Normalisés'.A12:'Ecarts Normalisés'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.895699975952902">
                <text:p>0.895699975952902</text:p>
                <draw:g>
                  <svg:desc>'Ecarts Normalisés'.BR3:'Ecarts Normalisés'.BR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1">
                <text:p>1</text:p>
                <draw:g>
                  <svg:desc>'Ecarts Normalisés'.BR4:'Ecarts Normalisés'.BR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681154808440134">
                <text:p>0.681154808440134</text:p>
                <draw:g>
                  <svg:desc>'Ecarts Normalisés'.BR5:'Ecarts Normalisés'.BR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791009861703791">
                <text:p>0.791009861703791</text:p>
                <draw:g>
                  <svg:desc>'Ecarts Normalisés'.BR6:'Ecarts Normalisés'.BR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.698904218580066">
                <text:p>0.698904218580066</text:p>
                <draw:g>
                  <svg:desc>'Ecarts Normalisés'.BR7:'Ecarts Normalisés'.BR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.734736661924196">
                <text:p>0.734736661924196</text:p>
                <draw:g>
                  <svg:desc>'Ecarts Normalisés'.BR8:'Ecarts Normalisés'.BR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911207908845991">
                <text:p>0.911207908845991</text:p>
                <draw:g>
                  <svg:desc>'Ecarts Normalisés'.BR9:'Ecarts Normalisés'.BR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0.700171883617105">
                <text:p>0.700171883617105</text:p>
                <draw:g>
                  <svg:desc>'Ecarts Normalisés'.BR10:'Ecarts Normalisés'.BR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0.692289016883619">
                <text:p>0.692289016883619</text:p>
                <draw:g>
                  <svg:desc>'Ecarts Normalisés'.BR11:'Ecarts Normalisés'.BR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.641327133353397">
                <text:p>0.641327133353397</text:p>
                <draw:g>
                  <svg:desc>'Ecarts Normalisés'.BR12:'Ecarts Normalisés'.BR12</svg:desc>
                </draw:g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32.115cm" svg:height="15.58cm" xlink:href=".." xlink:type="simple" chart:class="chart:bar" chart:style-name="ch1">
        <chart:title svg:x="10.144cm" svg:y="0.447cm" chart:style-name="ch2">
          <text:p>Ecarts moyens à l'optimal normalisés (instances Campus)</text:p>
        </chart:title>
        <chart:legend chart:legend-position="end" svg:x="27.673cm" svg:y="5.29cm" style:legend-expansion="high" chart:style-name="ch3"/>
        <chart:plot-area chart:style-name="ch4" table:cell-range-address="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 'Ecarts Normalisés'.A3:'Ecarts Normalisés'.B12 'Ecarts Normalisés'.L3:'Ecarts Normalisés'.L12 'Ecarts Normalisés'.V3:'Ecarts Normalisés'.V12 'Ecarts Normalisés'.AF3:'Ecarts Normalisés'.AF12 'Ecarts Normalisés'.AP3:'Ecarts Normalisés'.AP12 'Ecarts Normalisés'.AZ3:'Ecarts Normalisés'.AZ12" chart:data-source-has-labels="both" svg:x="0.642cm" svg:y="1.563cm" svg:width="26.389cm" svg:height="13.706cm">
          <chartooo:coordinate-region svg:x="1.387cm" svg:y="1.759cm" svg:width="25.644cm" svg:height="12.871cm"/>
          <chart:axis chart:dimension="x" chart:name="primary-x" chart:style-name="ch5" chartooo:axis-type="auto">
            <chartooo:date-scale/>
            <chart:categories table:cell-range-address="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Ecarts Normalisés'.B3:'Ecarts Normalisés'.B3 'Ecarts Normalisés'.L3:'Ecarts Normalisés'.L3 'Ecarts Normalisés'.V3:'Ecarts Normalisés'.V3 'Ecarts Normalisés'.AF3:'Ecarts Normalisés'.AF3 'Ecarts Normalisés'.AP3:'Ecarts Normalisés'.AP3 'Ecarts Normalisés'.AZ3:'Ecarts Normalisés'.AZ3" chart:label-cell-address="'Ecarts Normalisés'.A3:'Ecarts Normalisés'.A3" chart:class="chart:bar">
            <chart:data-point chart:repeated="6"/>
          </chart:series>
          <chart:series chart:style-name="ch9" chart:values-cell-range-address="'Ecarts Normalisés'.B4:'Ecarts Normalisés'.B4 'Ecarts Normalisés'.L4:'Ecarts Normalisés'.L4 'Ecarts Normalisés'.V4:'Ecarts Normalisés'.V4 'Ecarts Normalisés'.AF4:'Ecarts Normalisés'.AF4 'Ecarts Normalisés'.AP4:'Ecarts Normalisés'.AP4 'Ecarts Normalisés'.AZ4:'Ecarts Normalisés'.AZ4" chart:label-cell-address="'Ecarts Normalisés'.A4:'Ecarts Normalisés'.A4" chart:class="chart:bar">
            <chart:data-point chart:repeated="6"/>
          </chart:series>
          <chart:series chart:style-name="ch10" chart:values-cell-range-address="'Ecarts Normalisés'.B5:'Ecarts Normalisés'.B5 'Ecarts Normalisés'.L5:'Ecarts Normalisés'.L5 'Ecarts Normalisés'.V5:'Ecarts Normalisés'.V5 'Ecarts Normalisés'.AF5:'Ecarts Normalisés'.AF5 'Ecarts Normalisés'.AP5:'Ecarts Normalisés'.AP5 'Ecarts Normalisés'.AZ5:'Ecarts Normalisés'.AZ5" chart:label-cell-address="'Ecarts Normalisés'.A5:'Ecarts Normalisés'.A5" chart:class="chart:bar">
            <chart:data-point chart:repeated="6"/>
          </chart:series>
          <chart:series chart:style-name="ch11" chart:values-cell-range-address="'Ecarts Normalisés'.B6:'Ecarts Normalisés'.B6 'Ecarts Normalisés'.L6:'Ecarts Normalisés'.L6 'Ecarts Normalisés'.V6:'Ecarts Normalisés'.V6 'Ecarts Normalisés'.AF6:'Ecarts Normalisés'.AF6 'Ecarts Normalisés'.AP6:'Ecarts Normalisés'.AP6 'Ecarts Normalisés'.AZ6:'Ecarts Normalisés'.AZ6" chart:label-cell-address="'Ecarts Normalisés'.A6:'Ecarts Normalisés'.A6" chart:class="chart:bar">
            <chart:data-point chart:repeated="6"/>
          </chart:series>
          <chart:series chart:style-name="ch12" chart:values-cell-range-address="'Ecarts Normalisés'.B7:'Ecarts Normalisés'.B7 'Ecarts Normalisés'.L7:'Ecarts Normalisés'.L7 'Ecarts Normalisés'.V7:'Ecarts Normalisés'.V7 'Ecarts Normalisés'.AF7:'Ecarts Normalisés'.AF7 'Ecarts Normalisés'.AP7:'Ecarts Normalisés'.AP7 'Ecarts Normalisés'.AZ7:'Ecarts Normalisés'.AZ7" chart:label-cell-address="'Ecarts Normalisés'.A7:'Ecarts Normalisés'.A7" chart:class="chart:bar">
            <chart:data-point chart:repeated="6"/>
          </chart:series>
          <chart:series chart:style-name="ch13" chart:values-cell-range-address="'Ecarts Normalisés'.B8:'Ecarts Normalisés'.B8 'Ecarts Normalisés'.L8:'Ecarts Normalisés'.L8 'Ecarts Normalisés'.V8:'Ecarts Normalisés'.V8 'Ecarts Normalisés'.AF8:'Ecarts Normalisés'.AF8 'Ecarts Normalisés'.AP8:'Ecarts Normalisés'.AP8 'Ecarts Normalisés'.AZ8:'Ecarts Normalisés'.AZ8" chart:label-cell-address="'Ecarts Normalisés'.A8:'Ecarts Normalisés'.A8" chart:class="chart:bar">
            <chart:data-point chart:repeated="6"/>
          </chart:series>
          <chart:series chart:style-name="ch14" chart:values-cell-range-address="'Ecarts Normalisés'.B9:'Ecarts Normalisés'.B9 'Ecarts Normalisés'.L9:'Ecarts Normalisés'.L9 'Ecarts Normalisés'.V9:'Ecarts Normalisés'.V9 'Ecarts Normalisés'.AF9:'Ecarts Normalisés'.AF9 'Ecarts Normalisés'.AP9:'Ecarts Normalisés'.AP9 'Ecarts Normalisés'.AZ9:'Ecarts Normalisés'.AZ9" chart:label-cell-address="'Ecarts Normalisés'.A9:'Ecarts Normalisés'.A9" chart:class="chart:bar">
            <chart:data-point chart:repeated="6"/>
          </chart:series>
          <chart:series chart:style-name="ch15" chart:values-cell-range-address="'Ecarts Normalisés'.B10:'Ecarts Normalisés'.B10 'Ecarts Normalisés'.L10:'Ecarts Normalisés'.L10 'Ecarts Normalisés'.V10:'Ecarts Normalisés'.V10 'Ecarts Normalisés'.AF10:'Ecarts Normalisés'.AF10 'Ecarts Normalisés'.AP10:'Ecarts Normalisés'.AP10 'Ecarts Normalisés'.AZ10:'Ecarts Normalisés'.AZ10" chart:label-cell-address="'Ecarts Normalisés'.A10:'Ecarts Normalisés'.A10" chart:class="chart:bar">
            <chart:data-point chart:repeated="6"/>
          </chart:series>
          <chart:series chart:style-name="ch16" chart:values-cell-range-address="'Ecarts Normalisés'.B11:'Ecarts Normalisés'.B11 'Ecarts Normalisés'.L11:'Ecarts Normalisés'.L11 'Ecarts Normalisés'.V11:'Ecarts Normalisés'.V11 'Ecarts Normalisés'.AF11:'Ecarts Normalisés'.AF11 'Ecarts Normalisés'.AP11:'Ecarts Normalisés'.AP11 'Ecarts Normalisés'.AZ11:'Ecarts Normalisés'.AZ11" chart:label-cell-address="'Ecarts Normalisés'.A11:'Ecarts Normalisés'.A11" chart:class="chart:bar">
            <chart:data-point chart:repeated="6"/>
          </chart:series>
          <chart:series chart:style-name="ch17" chart:values-cell-range-address="'Ecarts Normalisés'.B12:'Ecarts Normalisés'.B12 'Ecarts Normalisés'.L12:'Ecarts Normalisés'.L12 'Ecarts Normalisés'.V12:'Ecarts Normalisés'.V12 'Ecarts Normalisés'.AF12:'Ecarts Normalisés'.AF12 'Ecarts Normalisés'.AP12:'Ecarts Normalisés'.AP12 'Ecarts Normalisés'.AZ12:'Ecarts Normalisés'.AZ12" chart:label-cell-address="'Ecarts Normalisés'.A12:'Ecarts Normalisés'.A12" chart:class="chart:bar">
            <chart:data-point chart:repeated="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stances/tai01.txt</text:p>
                <draw:g>
                  <svg:desc>'Ecarts Normalisés'.B1:'Ecarts Normalisés'.B1 'Ecarts Normalisés'.L1:'Ecarts Normalisés'.L1 'Ecarts Normalisés'.V1:'Ecarts Normalisés'.V1 'Ecarts Normalisés'.AF1:'Ecarts Normalisés'.AF1 'Ecarts Normalisés'.AP1:'Ecarts Normalisés'.AP1 'Ecarts Normalisés'.AZ1:'Ecarts Normalisés'.AZ1</svg:desc>
                </draw:g>
              </table:table-cell>
              <table:table-cell office:value-type="string">
                <text:p>instances/tai11.txt</text:p>
              </table:table-cell>
              <table:table-cell office:value-type="string">
                <text:p>instances/tai21.txt</text:p>
              </table:table-cell>
              <table:table-cell office:value-type="string">
                <text:p>instances/tai31.txt</text:p>
              </table:table-cell>
              <table:table-cell office:value-type="string">
                <text:p>instances/tai41.txt</text:p>
              </table:table-cell>
              <table:table-cell office:value-type="string">
                <text:p>instances/tai51.txt</text:p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'Ecarts Normalisés'.A3:'Ecarts Normalisés'.A3</svg:desc>
                </draw:g>
              </table:table-cell>
              <table:table-cell office:value-type="float" office:value="0">
                <text:p>0</text:p>
                <draw:g>
                  <svg:desc>'Ecarts Normalisés'.B3:'Ecarts Normalisés'.B3 'Ecarts Normalisés'.L3:'Ecarts Normalisés'.L3 'Ecarts Normalisés'.V3:'Ecarts Normalisés'.V3 'Ecarts Normalisés'.AF3:'Ecarts Normalisés'.AF3 'Ecarts Normalisés'.AP3:'Ecarts Normalisés'.AP3 'Ecarts Normalisés'.AZ3:'Ecarts Normalisés'.AZ3</svg:desc>
                </draw:g>
              </table:table-cell>
              <table:table-cell office:value-type="float" office:value="0.698292220113852">
                <text:p>0.698292220113852</text:p>
              </table:table-cell>
              <table:table-cell office:value-type="float" office:value="0.631837307152874">
                <text:p>0.631837307152874</text:p>
              </table:table-cell>
              <table:table-cell office:value-type="float" office:value="0.739237392373891">
                <text:p>0.739237392373891</text:p>
              </table:table-cell>
              <table:table-cell office:value-type="float" office:value="1">
                <text:p>1</text:p>
              </table:table-cell>
              <table:table-cell office:value-type="float" office:value="0.961254222972974">
                <text:p>0.961254222972974</text:p>
              </table:table-cell>
            </table:table-row>
            <table:table-row>
              <table:table-cell office:value-type="string">
                <text:p>Bees algorithm</text:p>
                <draw:g>
                  <svg:desc>'Ecarts Normalisés'.A4:'Ecarts Normalisés'.A4</svg:desc>
                </draw:g>
              </table:table-cell>
              <table:table-cell office:value-type="float" office:value="0.00201612903225623">
                <text:p>0.00201612903225623</text:p>
                <draw:g>
                  <svg:desc>'Ecarts Normalisés'.B4:'Ecarts Normalisés'.B4 'Ecarts Normalisés'.L4:'Ecarts Normalisés'.L4 'Ecarts Normalisés'.V4:'Ecarts Normalisés'.V4 'Ecarts Normalisés'.AF4:'Ecarts Normalisés'.AF4 'Ecarts Normalisés'.AP4:'Ecarts Normalisés'.AP4 'Ecarts Normalisés'.AZ4:'Ecarts Normalisés'.AZ4</svg:desc>
                </draw:g>
              </table:table-cell>
              <table:table-cell office:value-type="float" office:value="0.0668880455407963">
                <text:p>0.0668880455407963</text:p>
              </table:table-cell>
              <table:table-cell office:value-type="float" office:value="0.217215988779799">
                <text:p>0.217215988779799</text:p>
              </table:table-cell>
              <table:table-cell office:value-type="float" office:value="0.250922509225065">
                <text:p>0.250922509225065</text:p>
              </table:table-cell>
              <table:table-cell office:value-type="float" office:value="0.934849697108242">
                <text:p>0.9348496971082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Genetic</text:p>
                <draw:g>
                  <svg:desc>'Ecarts Normalisés'.A5:'Ecarts Normalisés'.A5</svg:desc>
                </draw:g>
              </table:table-cell>
              <table:table-cell office:value-type="float" office:value="0.176470588235304">
                <text:p>0.176470588235304</text:p>
                <draw:g>
                  <svg:desc>'Ecarts Normalisés'.B5:'Ecarts Normalisés'.B5 'Ecarts Normalisés'.L5:'Ecarts Normalisés'.L5 'Ecarts Normalisés'.V5:'Ecarts Normalisés'.V5 'Ecarts Normalisés'.AF5:'Ecarts Normalisés'.AF5 'Ecarts Normalisés'.AP5:'Ecarts Normalisés'.AP5 'Ecarts Normalisés'.AZ5:'Ecarts Normalisés'.AZ5</svg:desc>
                </draw:g>
              </table:table-cell>
              <table:table-cell office:value-type="float" office:value="0.141003460207611">
                <text:p>0.141003460207611</text:p>
              </table:table-cell>
              <table:table-cell office:value-type="float" office:value="0.388746803069056">
                <text:p>0.388746803069056</text:p>
              </table:table-cell>
              <table:table-cell office:value-type="float" office:value="0.734570580999916">
                <text:p>0.734570580999916</text:p>
              </table:table-cell>
              <table:table-cell office:value-type="float" office:value="0.747940941149579">
                <text:p>0.747940941149579</text:p>
              </table:table-cell>
              <table:table-cell office:value-type="float" office:value="0.656903111751458">
                <text:p>0.656903111751458</text:p>
              </table:table-cell>
            </table:table-row>
            <table:table-row>
              <table:table-cell office:value-type="string">
                <text:p>GRASP</text:p>
                <draw:g>
                  <svg:desc>'Ecarts Normalisés'.A6:'Ecarts Normalisés'.A6</svg:desc>
                </draw:g>
              </table:table-cell>
              <table:table-cell office:value-type="float" office:value="0.0141129032257936">
                <text:p>0.0141129032257936</text:p>
                <draw:g>
                  <svg:desc>'Ecarts Normalisés'.B6:'Ecarts Normalisés'.B6 'Ecarts Normalisés'.L6:'Ecarts Normalisés'.L6 'Ecarts Normalisés'.V6:'Ecarts Normalisés'.V6 'Ecarts Normalisés'.AF6:'Ecarts Normalisés'.AF6 'Ecarts Normalisés'.AP6:'Ecarts Normalisés'.AP6 'Ecarts Normalisés'.AZ6:'Ecarts Normalisés'.AZ6</svg:desc>
                </draw:g>
              </table:table-cell>
              <table:table-cell office:value-type="float" office:value="0.185246679316887">
                <text:p>0.185246679316887</text:p>
              </table:table-cell>
              <table:table-cell office:value-type="float" office:value="0.284011220196352">
                <text:p>0.284011220196352</text:p>
              </table:table-cell>
              <table:table-cell office:value-type="float" office:value="0.0344403444034118">
                <text:p>0.0344403444034118</text:p>
              </table:table-cell>
              <table:table-cell office:value-type="float" office:value="0.793862155674936">
                <text:p>0.793862155674936</text:p>
              </table:table-cell>
              <table:table-cell office:value-type="float" office:value="0.931200731981982">
                <text:p>0.931200731981982</text:p>
              </table:table-cell>
            </table:table-row>
            <table:table-row>
              <table:table-cell office:value-type="string">
                <text:p>ILS</text:p>
                <draw:g>
                  <svg:desc>'Ecarts Normalisés'.A7:'Ecarts Normalisés'.A7</svg:desc>
                </draw:g>
              </table:table-cell>
              <table:table-cell office:value-type="float" office:value="0">
                <text:p>0</text:p>
                <draw:g>
                  <svg:desc>'Ecarts Normalisés'.B7:'Ecarts Normalisés'.B7 'Ecarts Normalisés'.L7:'Ecarts Normalisés'.L7 'Ecarts Normalisés'.V7:'Ecarts Normalisés'.V7 'Ecarts Normalisés'.AF7:'Ecarts Normalisés'.AF7 'Ecarts Normalisés'.AP7:'Ecarts Normalisés'.AP7 'Ecarts Normalisés'.AZ7:'Ecarts Normalisés'.AZ7</svg:desc>
                </draw:g>
              </table:table-cell>
              <table:table-cell office:value-type="float" office:value="0.282258064516126">
                <text:p>0.282258064516126</text:p>
              </table:table-cell>
              <table:table-cell office:value-type="float" office:value="0.303646563814867">
                <text:p>0.303646563814867</text:p>
              </table:table-cell>
              <table:table-cell office:value-type="float" office:value="0.0602706027060053">
                <text:p>0.0602706027060053</text:p>
              </table:table-cell>
              <table:table-cell office:value-type="float" office:value="0.918162075665791">
                <text:p>0.918162075665791</text:p>
              </table:table-cell>
              <table:table-cell office:value-type="float" office:value="0.709107545045046">
                <text:p>0.709107545045046</text:p>
              </table:table-cell>
            </table:table-row>
            <table:table-row>
              <table:table-cell office:value-type="string">
                <text:p>Memetic</text:p>
                <draw:g>
                  <svg:desc>'Ecarts Normalisés'.A8:'Ecarts Normalisés'.A8</svg:desc>
                </draw:g>
              </table:table-cell>
              <table:table-cell office:value-type="float" office:value="0">
                <text:p>0</text:p>
                <draw:g>
                  <svg:desc>'Ecarts Normalisés'.B8:'Ecarts Normalisés'.B8 'Ecarts Normalisés'.L8:'Ecarts Normalisés'.L8 'Ecarts Normalisés'.V8:'Ecarts Normalisés'.V8 'Ecarts Normalisés'.AF8:'Ecarts Normalisés'.AF8 'Ecarts Normalisés'.AP8:'Ecarts Normalisés'.AP8 'Ecarts Normalisés'.AZ8:'Ecarts Normalisés'.AZ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0471598877980381">
                <text:p>0.0471598877980381</text:p>
              </table:table-cell>
              <table:table-cell office:value-type="float" office:value="0.0123001230012185">
                <text:p>0.0123001230012185</text:p>
              </table:table-cell>
              <table:table-cell office:value-type="float" office:value="0.566693336381301">
                <text:p>0.566693336381301</text:p>
              </table:table-cell>
              <table:table-cell office:value-type="float" office:value="0.719242680180181">
                <text:p>0.719242680180181</text:p>
              </table:table-cell>
            </table:table-row>
            <table:table-row>
              <table:table-cell office:value-type="string">
                <text:p>Simulated Annealing</text:p>
                <draw:g>
                  <svg:desc>'Ecarts Normalisés'.A9:'Ecarts Normalisés'.A9</svg:desc>
                </draw:g>
              </table:table-cell>
              <table:table-cell office:value-type="float" office:value="0.266129032258078">
                <text:p>0.266129032258078</text:p>
                <draw:g>
                  <svg:desc>'Ecarts Normalisés'.B9:'Ecarts Normalisés'.B9 'Ecarts Normalisés'.L9:'Ecarts Normalisés'.L9 'Ecarts Normalisés'.V9:'Ecarts Normalisés'.V9 'Ecarts Normalisés'.AF9:'Ecarts Normalisés'.AF9 'Ecarts Normalisés'.AP9:'Ecarts Normalisés'.AP9 'Ecarts Normalisés'.AZ9:'Ecarts Normalisés'.AZ9</svg:desc>
                </draw:g>
              </table:table-cell>
              <table:table-cell office:value-type="float" office:value="0.575664136622389">
                <text:p>0.575664136622389</text:p>
              </table:table-cell>
              <table:table-cell office:value-type="float" office:value="0.954768583450212">
                <text:p>0.954768583450212</text:p>
              </table:table-cell>
              <table:table-cell office:value-type="float" office:value="1">
                <text:p>1</text:p>
              </table:table-cell>
              <table:table-cell office:value-type="float" office:value="0.99582809463939">
                <text:p>0.99582809463939</text:p>
              </table:table-cell>
              <table:table-cell office:value-type="float" office:value="0.932362049549549">
                <text:p>0.932362049549549</text:p>
              </table:table-cell>
            </table:table-row>
            <table:table-row>
              <table:table-cell office:value-type="string">
                <text:p>Tabu Search</text:p>
                <draw:g>
                  <svg:desc>'Ecarts Normalisés'.A10:'Ecarts Normalisés'.A10</svg:desc>
                </draw:g>
              </table:table-cell>
              <table:table-cell office:value-type="float" office:value="1">
                <text:p>1</text:p>
                <draw:g>
                  <svg:desc>'Ecarts Normalisés'.B10:'Ecarts Normalisés'.B10 'Ecarts Normalisés'.L10:'Ecarts Normalisés'.L10 'Ecarts Normalisés'.V10:'Ecarts Normalisés'.V10 'Ecarts Normalisés'.AF10:'Ecarts Normalisés'.AF10 'Ecarts Normalisés'.AP10:'Ecarts Normalisés'.AP10 'Ecarts Normalisés'.AZ10:'Ecarts Normalisés'.AZ10</svg:desc>
                </draw:g>
              </table:table-cell>
              <table:table-cell office:value-type="float" office:value="0.647058823529412">
                <text:p>0.647058823529412</text:p>
              </table:table-cell>
              <table:table-cell office:value-type="float" office:value="1">
                <text:p>1</text:p>
              </table:table-cell>
              <table:table-cell office:value-type="float" office:value="0.76260762607624">
                <text:p>0.76260762607624</text:p>
              </table:table-cell>
              <table:table-cell office:value-type="float" office:value="0.892902045948109">
                <text:p>0.892902045948109</text:p>
              </table:table-cell>
              <table:table-cell office:value-type="float" office:value="0.584740990990991">
                <text:p>0.584740990990991</text:p>
              </table:table-cell>
            </table:table-row>
            <table:table-row>
              <table:table-cell office:value-type="string">
                <text:p>VNS</text:p>
                <draw:g>
                  <svg:desc>'Ecarts Normalisés'.A11:'Ecarts Normalisés'.A11</svg:desc>
                </draw:g>
              </table:table-cell>
              <table:table-cell office:value-type="float" office:value="1">
                <text:p>1</text:p>
                <draw:g>
                  <svg:desc>'Ecarts Normalisés'.B11:'Ecarts Normalisés'.B11 'Ecarts Normalisés'.L11:'Ecarts Normalisés'.L11 'Ecarts Normalisés'.V11:'Ecarts Normalisés'.V11 'Ecarts Normalisés'.AF11:'Ecarts Normalisés'.AF11 'Ecarts Normalisés'.AP11:'Ecarts Normalisés'.AP11 'Ecarts Normalisés'.AZ11:'Ecarts Normalisés'.AZ1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0.782608695652174">
                <text:p>0.782608695652174</text:p>
              </table:table-cell>
              <table:table-cell office:value-type="float" office:value="0.76260762607624">
                <text:p>0.76260762607624</text:p>
              </table:table-cell>
              <table:table-cell office:value-type="float" office:value="0.744085038290091">
                <text:p>0.744085038290091</text:p>
              </table:table-cell>
              <table:table-cell office:value-type="float" office:value="0.667652027027027">
                <text:p>0.667652027027027</text:p>
              </table:table-cell>
            </table:table-row>
            <table:table-row>
              <table:table-cell office:value-type="string">
                <text:p>Wolf Pack Algorithm</text:p>
                <draw:g>
                  <svg:desc>'Ecarts Normalisés'.A12:'Ecarts Normalisés'.A12</svg:desc>
                </draw:g>
              </table:table-cell>
              <table:table-cell office:value-type="float" office:value="0">
                <text:p>0</text:p>
                <draw:g>
                  <svg:desc>'Ecarts Normalisés'.B12:'Ecarts Normalisés'.B12 'Ecarts Normalisés'.L12:'Ecarts Normalisés'.L12 'Ecarts Normalisés'.V12:'Ecarts Normalisés'.V12 'Ecarts Normalisés'.AF12:'Ecarts Normalisés'.AF12 'Ecarts Normalisés'.AP12:'Ecarts Normalisés'.AP12 'Ecarts Normalisés'.AZ12:'Ecarts Normalisés'.AZ12</svg:desc>
                </draw:g>
              </table:table-cell>
              <table:table-cell office:value-type="float" office:value="0.0259103641456557">
                <text:p>0.0259103641456557</text:p>
              </table:table-cell>
              <table:table-cell office:value-type="float" office:value="0.113354037267082">
                <text:p>0.113354037267082</text:p>
              </table:table-cell>
              <table:table-cell office:value-type="float" office:value="0.0264794314610114">
                <text:p>0.0264794314610114</text:p>
              </table:table-cell>
              <table:table-cell office:value-type="float" office:value="0.588821262112496">
                <text:p>0.588821262112496</text:p>
              </table:table-cell>
              <table:table-cell office:value-type="float" office:value="0.612903267851186">
                <text:p>0.6129032678511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6cm" svg:y="0.316cm" chart:style-name="ch2">
          <text:p>Ecart moyen à l'optimal (instances 20x5)</text:p>
        </chart:title>
        <chart:legend chart:legend-position="end" svg:x="11.558cm" svg:y="2cm" style:legend-expansion="high" chart:style-name="ch3"/>
        <chart:plot-area chart:style-name="ch4" table:cell-range-address="Ecarts.A3:Ecarts.A12 Ecarts.BM3:Ecarts.BM12" chart:data-source-has-labels="column" svg:x="0.32cm" svg:y="1.301cm" svg:width="10.918cm" svg:height="7.519cm">
          <chartooo:coordinate-region svg:x="2.811cm" svg:y="1.496cm" svg:width="8.427cm" svg:height="7.12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M3:Ecarts.BM3" chart:label-cell-address="Ecarts.A3:Ecarts.A3" chart:class="chart:bar">
            <chart:data-point/>
          </chart:series>
          <chart:series chart:style-name="ch9" chart:values-cell-range-address="Ecarts.BM4:Ecarts.BM4" chart:label-cell-address="Ecarts.A4:Ecarts.A4" chart:class="chart:bar">
            <chart:data-point/>
          </chart:series>
          <chart:series chart:style-name="ch10" chart:values-cell-range-address="Ecarts.BM5:Ecarts.BM5" chart:label-cell-address="Ecarts.A5:Ecarts.A5" chart:class="chart:bar">
            <chart:data-point/>
          </chart:series>
          <chart:series chart:style-name="ch11" chart:values-cell-range-address="Ecarts.BM6:Ecarts.BM6" chart:label-cell-address="Ecarts.A6:Ecarts.A6" chart:class="chart:bar">
            <chart:data-point/>
          </chart:series>
          <chart:series chart:style-name="ch12" chart:values-cell-range-address="Ecarts.BM7:Ecarts.BM7" chart:label-cell-address="Ecarts.A7:Ecarts.A7" chart:class="chart:bar">
            <chart:data-point/>
          </chart:series>
          <chart:series chart:style-name="ch13" chart:values-cell-range-address="Ecarts.BM8:Ecarts.BM8" chart:label-cell-address="Ecarts.A8:Ecarts.A8" chart:class="chart:bar">
            <chart:data-point/>
          </chart:series>
          <chart:series chart:style-name="ch14" chart:values-cell-range-address="Ecarts.BM9:Ecarts.BM9" chart:label-cell-address="Ecarts.A9:Ecarts.A9" chart:class="chart:bar">
            <chart:data-point/>
          </chart:series>
          <chart:series chart:style-name="ch15" chart:values-cell-range-address="Ecarts.BM10:Ecarts.BM10" chart:label-cell-address="Ecarts.A10:Ecarts.A10" chart:class="chart:bar">
            <chart:data-point/>
          </chart:series>
          <chart:series chart:style-name="ch16" chart:values-cell-range-address="Ecarts.BM11:Ecarts.BM11" chart:label-cell-address="Ecarts.A11:Ecarts.A11" chart:class="chart:bar">
            <chart:data-point/>
          </chart:series>
          <chart:series chart:style-name="ch17" chart:values-cell-range-address="Ecarts.BM12:Ecarts.BM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148290279705068">
                <text:p>0.148290279705068</text:p>
                <draw:g>
                  <svg:desc>Ecarts.BM3:Ecarts.BM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0500915374911996">
                <text:p>0.0500915374911996</text:p>
                <draw:g>
                  <svg:desc>Ecarts.BM4:Ecarts.BM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608635492312249">
                <text:p>0.608635492312249</text:p>
                <draw:g>
                  <svg:desc>Ecarts.BM5:Ecarts.BM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143672324422722">
                <text:p>0.143672324422722</text:p>
                <draw:g>
                  <svg:desc>Ecarts.BM6:Ecarts.BM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0835076527436106">
                <text:p>0.0835076527436106</text:p>
                <draw:g>
                  <svg:desc>Ecarts.BM7:Ecarts.BM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405186385737439">
                <text:p>0.0405186385737439</text:p>
                <draw:g>
                  <svg:desc>Ecarts.BM8:Ecarts.BM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786943877845226">
                <text:p>0.786943877845226</text:p>
                <draw:g>
                  <svg:desc>Ecarts.BM9:Ecarts.BM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40590884310326">
                <text:p>2.40590884310326</text:p>
                <draw:g>
                  <svg:desc>Ecarts.BM10:Ecarts.BM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1.93992863534583">
                <text:p>1.93992863534583</text:p>
                <draw:g>
                  <svg:desc>Ecarts.BM11:Ecarts.BM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0405186385737439">
                <text:p>0.0405186385737439</text:p>
                <draw:g>
                  <svg:desc>Ecarts.BM12:Ecarts.BM12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36cm" svg:y="0.316cm" chart:style-name="ch2">
          <text:p>Ecart moyen à l'optimal (instances 20x10)</text:p>
        </chart:title>
        <chart:legend chart:legend-position="end" svg:x="11.558cm" svg:y="2cm" style:legend-expansion="high" chart:style-name="ch3"/>
        <chart:plot-area chart:style-name="ch4" table:cell-range-address="Ecarts.A3:Ecarts.A12 Ecarts.BN3:Ecarts.BN12" chart:data-source-has-labels="column" svg:x="0.32cm" svg:y="1.301cm" svg:width="10.918cm" svg:height="7.519cm">
          <chartooo:coordinate-region svg:x="2.811cm" svg:y="1.496cm" svg:width="8.427cm" svg:height="7.12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N3:Ecarts.BN3" chart:label-cell-address="Ecarts.A3:Ecarts.A3" chart:class="chart:bar">
            <chart:data-point/>
          </chart:series>
          <chart:series chart:style-name="ch9" chart:values-cell-range-address="Ecarts.BN4:Ecarts.BN4" chart:label-cell-address="Ecarts.A4:Ecarts.A4" chart:class="chart:bar">
            <chart:data-point/>
          </chart:series>
          <chart:series chart:style-name="ch10" chart:values-cell-range-address="Ecarts.BN5:Ecarts.BN5" chart:label-cell-address="Ecarts.A5:Ecarts.A5" chart:class="chart:bar">
            <chart:data-point/>
          </chart:series>
          <chart:series chart:style-name="ch11" chart:values-cell-range-address="Ecarts.BN6:Ecarts.BN6" chart:label-cell-address="Ecarts.A6:Ecarts.A6" chart:class="chart:bar">
            <chart:data-point/>
          </chart:series>
          <chart:series chart:style-name="ch12" chart:values-cell-range-address="Ecarts.BN7:Ecarts.BN7" chart:label-cell-address="Ecarts.A7:Ecarts.A7" chart:class="chart:bar">
            <chart:data-point/>
          </chart:series>
          <chart:series chart:style-name="ch13" chart:values-cell-range-address="Ecarts.BN8:Ecarts.BN8" chart:label-cell-address="Ecarts.A8:Ecarts.A8" chart:class="chart:bar">
            <chart:data-point/>
          </chart:series>
          <chart:series chart:style-name="ch14" chart:values-cell-range-address="Ecarts.BN9:Ecarts.BN9" chart:label-cell-address="Ecarts.A9:Ecarts.A9" chart:class="chart:bar">
            <chart:data-point/>
          </chart:series>
          <chart:series chart:style-name="ch15" chart:values-cell-range-address="Ecarts.BN10:Ecarts.BN10" chart:label-cell-address="Ecarts.A10:Ecarts.A10" chart:class="chart:bar">
            <chart:data-point/>
          </chart:series>
          <chart:series chart:style-name="ch16" chart:values-cell-range-address="Ecarts.BN11:Ecarts.BN11" chart:label-cell-address="Ecarts.A11:Ecarts.A11" chart:class="chart:bar">
            <chart:data-point/>
          </chart:series>
          <chart:series chart:style-name="ch17" chart:values-cell-range-address="Ecarts.BN12:Ecarts.BN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903401835088766">
                <text:p>0.903401835088766</text:p>
                <draw:g>
                  <svg:desc>Ecarts.BN3:Ecarts.BN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29761708550284">
                <text:p>0.29761708550284</text:p>
                <draw:g>
                  <svg:desc>Ecarts.BN4:Ecarts.BN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985802112510595">
                <text:p>0.985802112510595</text:p>
                <draw:g>
                  <svg:desc>Ecarts.BN5:Ecarts.BN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663042358168993">
                <text:p>0.663042358168993</text:p>
                <draw:g>
                  <svg:desc>Ecarts.BN6:Ecarts.BN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518001412947021">
                <text:p>0.518001412947021</text:p>
                <draw:g>
                  <svg:desc>Ecarts.BN7:Ecarts.BN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68720636734982">
                <text:p>0.068720636734982</text:p>
                <draw:g>
                  <svg:desc>Ecarts.BN8:Ecarts.BN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62762398043225">
                <text:p>1.62762398043225</text:p>
                <draw:g>
                  <svg:desc>Ecarts.BN9:Ecarts.BN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24435808039181">
                <text:p>2.24435808039181</text:p>
                <draw:g>
                  <svg:desc>Ecarts.BN10:Ecarts.BN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50724260096035">
                <text:p>2.50724260096035</text:p>
                <draw:g>
                  <svg:desc>Ecarts.BN11:Ecarts.BN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179051176957455">
                <text:p>0.179051176957455</text:p>
                <draw:g>
                  <svg:desc>Ecarts.BN12:Ecarts.BN12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6cm" xlink:href=".." xlink:type="simple" chart:class="chart:bar" chart:style-name="ch1">
        <chart:title svg:x="3.733cm" svg:y="0.315cm" chart:style-name="ch2">
          <text:p>Ecart moyen à l'optimal (instances 20x20)</text:p>
        </chart:title>
        <chart:legend chart:legend-position="end" svg:x="11.552cm" svg:y="1.988cm" style:legend-expansion="high" chart:style-name="ch3"/>
        <chart:plot-area chart:style-name="ch4" table:cell-range-address="Ecarts.A3:Ecarts.A12 Ecarts.BO3:Ecarts.BO12" chart:data-source-has-labels="column" svg:x="0.319cm" svg:y="1.299cm" svg:width="10.914cm" svg:height="7.498cm">
          <chartooo:coordinate-region svg:x="2.81cm" svg:y="1.494cm" svg:width="8.423cm" svg:height="7.10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O3:Ecarts.BO3" chart:label-cell-address="Ecarts.A3:Ecarts.A3" chart:class="chart:bar">
            <chart:data-point/>
          </chart:series>
          <chart:series chart:style-name="ch9" chart:values-cell-range-address="Ecarts.BO4:Ecarts.BO4" chart:label-cell-address="Ecarts.A4:Ecarts.A4" chart:class="chart:bar">
            <chart:data-point/>
          </chart:series>
          <chart:series chart:style-name="ch10" chart:values-cell-range-address="Ecarts.BO5:Ecarts.BO5" chart:label-cell-address="Ecarts.A5:Ecarts.A5" chart:class="chart:bar">
            <chart:data-point/>
          </chart:series>
          <chart:series chart:style-name="ch11" chart:values-cell-range-address="Ecarts.BO6:Ecarts.BO6" chart:label-cell-address="Ecarts.A6:Ecarts.A6" chart:class="chart:bar">
            <chart:data-point/>
          </chart:series>
          <chart:series chart:style-name="ch12" chart:values-cell-range-address="Ecarts.BO7:Ecarts.BO7" chart:label-cell-address="Ecarts.A7:Ecarts.A7" chart:class="chart:bar">
            <chart:data-point/>
          </chart:series>
          <chart:series chart:style-name="ch13" chart:values-cell-range-address="Ecarts.BO8:Ecarts.BO8" chart:label-cell-address="Ecarts.A8:Ecarts.A8" chart:class="chart:bar">
            <chart:data-point/>
          </chart:series>
          <chart:series chart:style-name="ch14" chart:values-cell-range-address="Ecarts.BO9:Ecarts.BO9" chart:label-cell-address="Ecarts.A9:Ecarts.A9" chart:class="chart:bar">
            <chart:data-point/>
          </chart:series>
          <chart:series chart:style-name="ch15" chart:values-cell-range-address="Ecarts.BO10:Ecarts.BO10" chart:label-cell-address="Ecarts.A10:Ecarts.A10" chart:class="chart:bar">
            <chart:data-point/>
          </chart:series>
          <chart:series chart:style-name="ch16" chart:values-cell-range-address="Ecarts.BO11:Ecarts.BO11" chart:label-cell-address="Ecarts.A11:Ecarts.A11" chart:class="chart:bar">
            <chart:data-point/>
          </chart:series>
          <chart:series chart:style-name="ch17" chart:values-cell-range-address="Ecarts.BO12:Ecarts.BO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935156606731384">
                <text:p>0.935156606731384</text:p>
                <draw:g>
                  <svg:desc>Ecarts.BO3:Ecarts.BO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378376796185254">
                <text:p>0.378376796185254</text:p>
                <draw:g>
                  <svg:desc>Ecarts.BO4:Ecarts.BO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747082836522644">
                <text:p>0.747082836522644</text:p>
                <draw:g>
                  <svg:desc>Ecarts.BO5:Ecarts.BO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539673866126027">
                <text:p>0.539673866126027</text:p>
                <draw:g>
                  <svg:desc>Ecarts.BO6:Ecarts.BO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533438790012124">
                <text:p>0.533438790012124</text:p>
                <draw:g>
                  <svg:desc>Ecarts.BO7:Ecarts.BO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135598984511655">
                <text:p>0.135598984511655</text:p>
                <draw:g>
                  <svg:desc>Ecarts.BO8:Ecarts.BO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1.48458163037263">
                <text:p>1.48458163037263</text:p>
                <draw:g>
                  <svg:desc>Ecarts.BO9:Ecarts.BO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1.67083809297359">
                <text:p>1.67083809297359</text:p>
                <draw:g>
                  <svg:desc>Ecarts.BO10:Ecarts.BO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01920967532207">
                <text:p>2.01920967532207</text:p>
                <draw:g>
                  <svg:desc>Ecarts.BO11:Ecarts.BO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336441501380686">
                <text:p>0.336441501380686</text:p>
                <draw:g>
                  <svg:desc>Ecarts.BO12:Ecarts.BO12</svg:desc>
                </draw:g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6cm" xlink:href=".." xlink:type="simple" chart:class="chart:bar" chart:style-name="ch1">
        <chart:title svg:x="3.857cm" svg:y="0.315cm" chart:style-name="ch2">
          <text:p>Ecart moyen à l'optimal (instances 50x5)</text:p>
        </chart:title>
        <chart:legend chart:legend-position="end" svg:x="11.552cm" svg:y="1.988cm" style:legend-expansion="high" chart:style-name="ch3"/>
        <chart:plot-area chart:style-name="ch4" table:cell-range-address="Ecarts.A3:Ecarts.A12 Ecarts.BP3:Ecarts.BP12" chart:data-source-has-labels="column" svg:x="0.319cm" svg:y="1.299cm" svg:width="10.914cm" svg:height="7.498cm">
          <chartooo:coordinate-region svg:x="2.81cm" svg:y="1.494cm" svg:width="8.423cm" svg:height="7.108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P3:Ecarts.BP3" chart:label-cell-address="Ecarts.A3:Ecarts.A3" chart:class="chart:bar">
            <chart:data-point/>
          </chart:series>
          <chart:series chart:style-name="ch9" chart:values-cell-range-address="Ecarts.BP4:Ecarts.BP4" chart:label-cell-address="Ecarts.A4:Ecarts.A4" chart:class="chart:bar">
            <chart:data-point/>
          </chart:series>
          <chart:series chart:style-name="ch10" chart:values-cell-range-address="Ecarts.BP5:Ecarts.BP5" chart:label-cell-address="Ecarts.A5:Ecarts.A5" chart:class="chart:bar">
            <chart:data-point/>
          </chart:series>
          <chart:series chart:style-name="ch11" chart:values-cell-range-address="Ecarts.BP6:Ecarts.BP6" chart:label-cell-address="Ecarts.A6:Ecarts.A6" chart:class="chart:bar">
            <chart:data-point/>
          </chart:series>
          <chart:series chart:style-name="ch12" chart:values-cell-range-address="Ecarts.BP7:Ecarts.BP7" chart:label-cell-address="Ecarts.A7:Ecarts.A7" chart:class="chart:bar">
            <chart:data-point/>
          </chart:series>
          <chart:series chart:style-name="ch13" chart:values-cell-range-address="Ecarts.BP8:Ecarts.BP8" chart:label-cell-address="Ecarts.A8:Ecarts.A8" chart:class="chart:bar">
            <chart:data-point/>
          </chart:series>
          <chart:series chart:style-name="ch14" chart:values-cell-range-address="Ecarts.BP9:Ecarts.BP9" chart:label-cell-address="Ecarts.A9:Ecarts.A9" chart:class="chart:bar">
            <chart:data-point/>
          </chart:series>
          <chart:series chart:style-name="ch15" chart:values-cell-range-address="Ecarts.BP10:Ecarts.BP10" chart:label-cell-address="Ecarts.A10:Ecarts.A10" chart:class="chart:bar">
            <chart:data-point/>
          </chart:series>
          <chart:series chart:style-name="ch16" chart:values-cell-range-address="Ecarts.BP11:Ecarts.BP11" chart:label-cell-address="Ecarts.A11:Ecarts.A11" chart:class="chart:bar">
            <chart:data-point/>
          </chart:series>
          <chart:series chart:style-name="ch17" chart:values-cell-range-address="Ecarts.BP12:Ecarts.BP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0.472210645440882">
                <text:p>0.472210645440882</text:p>
                <draw:g>
                  <svg:desc>Ecarts.BP3:Ecarts.BP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0.276241600040979">
                <text:p>0.276241600040979</text:p>
                <draw:g>
                  <svg:desc>Ecarts.BP4:Ecarts.BP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0.378183242455564">
                <text:p>0.378183242455564</text:p>
                <draw:g>
                  <svg:desc>Ecarts.BP5:Ecarts.BP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0.139916083048582">
                <text:p>0.139916083048582</text:p>
                <draw:g>
                  <svg:desc>Ecarts.BP6:Ecarts.BP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0.184277270711555">
                <text:p>0.184277270711555</text:p>
                <draw:g>
                  <svg:desc>Ecarts.BP7:Ecarts.BP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0.0578869404311922">
                <text:p>0.0578869404311922</text:p>
                <draw:g>
                  <svg:desc>Ecarts.BP8:Ecarts.BP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0.472368077417247">
                <text:p>0.472368077417247</text:p>
                <draw:g>
                  <svg:desc>Ecarts.BP9:Ecarts.BP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0.356620149574819">
                <text:p>0.356620149574819</text:p>
                <draw:g>
                  <svg:desc>Ecarts.BP10:Ecarts.BP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0.267695154813284">
                <text:p>0.267695154813284</text:p>
                <draw:g>
                  <svg:desc>Ecarts.BP11:Ecarts.BP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0.155525670152613">
                <text:p>0.155525670152613</text:p>
                <draw:g>
                  <svg:desc>Ecarts.BP12:Ecarts.BP12</svg:desc>
                </draw:g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5cm" xlink:href=".." xlink:type="simple" chart:class="chart:bar" chart:style-name="ch1">
        <chart:title svg:x="3.733cm" svg:y="0.315cm" chart:style-name="ch2">
          <text:p>Ecart moyen à l'optimal (instances 50x10)</text:p>
        </chart:title>
        <chart:legend chart:legend-position="end" svg:x="11.552cm" svg:y="1.987cm" style:legend-expansion="high" chart:style-name="ch3"/>
        <chart:plot-area chart:style-name="ch4" table:cell-range-address="Ecarts.A3:Ecarts.A12 Ecarts.BQ3:Ecarts.BQ12" chart:data-source-has-labels="column" svg:x="0.319cm" svg:y="1.299cm" svg:width="10.914cm" svg:height="7.497cm">
          <chartooo:coordinate-region svg:x="2.81cm" svg:y="1.494cm" svg:width="8.423cm" svg:height="7.1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Q3:Ecarts.BQ3" chart:label-cell-address="Ecarts.A3:Ecarts.A3" chart:class="chart:bar">
            <chart:data-point/>
          </chart:series>
          <chart:series chart:style-name="ch9" chart:values-cell-range-address="Ecarts.BQ4:Ecarts.BQ4" chart:label-cell-address="Ecarts.A4:Ecarts.A4" chart:class="chart:bar">
            <chart:data-point/>
          </chart:series>
          <chart:series chart:style-name="ch10" chart:values-cell-range-address="Ecarts.BQ5:Ecarts.BQ5" chart:label-cell-address="Ecarts.A5:Ecarts.A5" chart:class="chart:bar">
            <chart:data-point/>
          </chart:series>
          <chart:series chart:style-name="ch11" chart:values-cell-range-address="Ecarts.BQ6:Ecarts.BQ6" chart:label-cell-address="Ecarts.A6:Ecarts.A6" chart:class="chart:bar">
            <chart:data-point/>
          </chart:series>
          <chart:series chart:style-name="ch12" chart:values-cell-range-address="Ecarts.BQ7:Ecarts.BQ7" chart:label-cell-address="Ecarts.A7:Ecarts.A7" chart:class="chart:bar">
            <chart:data-point/>
          </chart:series>
          <chart:series chart:style-name="ch13" chart:values-cell-range-address="Ecarts.BQ8:Ecarts.BQ8" chart:label-cell-address="Ecarts.A8:Ecarts.A8" chart:class="chart:bar">
            <chart:data-point/>
          </chart:series>
          <chart:series chart:style-name="ch14" chart:values-cell-range-address="Ecarts.BQ9:Ecarts.BQ9" chart:label-cell-address="Ecarts.A9:Ecarts.A9" chart:class="chart:bar">
            <chart:data-point/>
          </chart:series>
          <chart:series chart:style-name="ch15" chart:values-cell-range-address="Ecarts.BQ10:Ecarts.BQ10" chart:label-cell-address="Ecarts.A10:Ecarts.A10" chart:class="chart:bar">
            <chart:data-point/>
          </chart:series>
          <chart:series chart:style-name="ch16" chart:values-cell-range-address="Ecarts.BQ11:Ecarts.BQ11" chart:label-cell-address="Ecarts.A11:Ecarts.A11" chart:class="chart:bar">
            <chart:data-point/>
          </chart:series>
          <chart:series chart:style-name="ch17" chart:values-cell-range-address="Ecarts.BQ12:Ecarts.BQ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4.1403922230253">
                <text:p>4.1403922230253</text:p>
                <draw:g>
                  <svg:desc>Ecarts.BQ3:Ecarts.BQ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4.33892053841589">
                <text:p>4.33892053841589</text:p>
                <draw:g>
                  <svg:desc>Ecarts.BQ4:Ecarts.BQ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2.9820695008103">
                <text:p>2.9820695008103</text:p>
                <draw:g>
                  <svg:desc>Ecarts.BQ5:Ecarts.BQ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3.02295613899793">
                <text:p>3.02295613899793</text:p>
                <draw:g>
                  <svg:desc>Ecarts.BQ6:Ecarts.BQ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3.1596101453736">
                <text:p>3.1596101453736</text:p>
                <draw:g>
                  <svg:desc>Ecarts.BQ7:Ecarts.BQ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2.14103953991777">
                <text:p>2.14103953991777</text:p>
                <draw:g>
                  <svg:desc>Ecarts.BQ8:Ecarts.BQ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4.27026134807817">
                <text:p>4.27026134807817</text:p>
                <draw:g>
                  <svg:desc>Ecarts.BQ9:Ecarts.BQ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3.83767613228799">
                <text:p>3.83767613228799</text:p>
                <draw:g>
                  <svg:desc>Ecarts.BQ10:Ecarts.BQ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3.1732413142048">
                <text:p>3.1732413142048</text:p>
                <draw:g>
                  <svg:desc>Ecarts.BQ11:Ecarts.BQ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2.62817299961143">
                <text:p>2.62817299961143</text:p>
                <draw:g>
                  <svg:desc>Ecarts.BQ12:Ecarts.BQ12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1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1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1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11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11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11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11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4cm" svg:height="8.975cm" xlink:href=".." xlink:type="simple" chart:class="chart:bar" chart:style-name="ch1">
        <chart:title svg:x="3.733cm" svg:y="0.315cm" chart:style-name="ch2">
          <text:p>Ecart moyen à l'optimal (instances 50x20)</text:p>
        </chart:title>
        <chart:legend chart:legend-position="end" svg:x="11.552cm" svg:y="1.987cm" style:legend-expansion="high" chart:style-name="ch3"/>
        <chart:plot-area chart:style-name="ch4" table:cell-range-address="Ecarts.A3:Ecarts.A12 Ecarts.BR3:Ecarts.BR12" chart:data-source-has-labels="column" svg:x="0.319cm" svg:y="1.299cm" svg:width="10.914cm" svg:height="7.497cm">
          <chartooo:coordinate-region svg:x="2.81cm" svg:y="1.494cm" svg:width="8.423cm" svg:height="7.107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R3:Ecarts.BR3" chart:label-cell-address="Ecarts.A3:Ecarts.A3" chart:class="chart:bar">
            <chart:data-point/>
          </chart:series>
          <chart:series chart:style-name="ch9" chart:values-cell-range-address="Ecarts.BR4:Ecarts.BR4" chart:label-cell-address="Ecarts.A4:Ecarts.A4" chart:class="chart:bar">
            <chart:data-point/>
          </chart:series>
          <chart:series chart:style-name="ch10" chart:values-cell-range-address="Ecarts.BR5:Ecarts.BR5" chart:label-cell-address="Ecarts.A5:Ecarts.A5" chart:class="chart:bar">
            <chart:data-point/>
          </chart:series>
          <chart:series chart:style-name="ch11" chart:values-cell-range-address="Ecarts.BR6:Ecarts.BR6" chart:label-cell-address="Ecarts.A6:Ecarts.A6" chart:class="chart:bar">
            <chart:data-point/>
          </chart:series>
          <chart:series chart:style-name="ch12" chart:values-cell-range-address="Ecarts.BR7:Ecarts.BR7" chart:label-cell-address="Ecarts.A7:Ecarts.A7" chart:class="chart:bar">
            <chart:data-point/>
          </chart:series>
          <chart:series chart:style-name="ch13" chart:values-cell-range-address="Ecarts.BR8:Ecarts.BR8" chart:label-cell-address="Ecarts.A8:Ecarts.A8" chart:class="chart:bar">
            <chart:data-point/>
          </chart:series>
          <chart:series chart:style-name="ch14" chart:values-cell-range-address="Ecarts.BR9:Ecarts.BR9" chart:label-cell-address="Ecarts.A9:Ecarts.A9" chart:class="chart:bar">
            <chart:data-point/>
          </chart:series>
          <chart:series chart:style-name="ch15" chart:values-cell-range-address="Ecarts.BR10:Ecarts.BR10" chart:label-cell-address="Ecarts.A10:Ecarts.A10" chart:class="chart:bar">
            <chart:data-point/>
          </chart:series>
          <chart:series chart:style-name="ch16" chart:values-cell-range-address="Ecarts.BR11:Ecarts.BR11" chart:label-cell-address="Ecarts.A11:Ecarts.A11" chart:class="chart:bar">
            <chart:data-point/>
          </chart:series>
          <chart:series chart:style-name="ch17" chart:values-cell-range-address="Ecarts.BR12:Ecarts.BR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5.9063225778853">
                <text:p>5.9063225778853</text:p>
                <draw:g>
                  <svg:desc>Ecarts.BR3:Ecarts.BR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6.59408589533765">
                <text:p>6.59408589533765</text:p>
                <draw:g>
                  <svg:desc>Ecarts.BR4:Ecarts.BR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4.49159331487651">
                <text:p>4.49159331487651</text:p>
                <draw:g>
                  <svg:desc>Ecarts.BR5:Ecarts.BR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5.21598697213395">
                <text:p>5.21598697213395</text:p>
                <draw:g>
                  <svg:desc>Ecarts.BR6:Ecarts.BR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4.6086344499308">
                <text:p>4.6086344499308</text:p>
                <draw:g>
                  <svg:desc>Ecarts.BR7:Ecarts.BR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4.8449166591818">
                <text:p>4.8449166591818</text:p>
                <draw:g>
                  <svg:desc>Ecarts.BR8:Ecarts.BR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6.00858321944146">
                <text:p>6.00858321944146</text:p>
                <draw:g>
                  <svg:desc>Ecarts.BR9:Ecarts.BR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4.61699354207155">
                <text:p>4.61699354207155</text:p>
                <draw:g>
                  <svg:desc>Ecarts.BR10:Ecarts.BR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4.56501324172944">
                <text:p>4.56501324172944</text:p>
                <draw:g>
                  <svg:desc>Ecarts.BR11:Ecarts.BR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4.22896620434296">
                <text:p>4.22896620434296</text:p>
                <draw:g>
                  <svg:desc>Ecarts.BR12:Ecarts.BR12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number number:decimal-places="10" loext:min-decimal-places="1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5.992cm" svg:height="9.002cm" xlink:href=".." xlink:type="simple" chart:class="chart:bar" chart:style-name="ch1">
        <chart:title svg:x="3.724cm" svg:y="0.316cm" chart:style-name="ch2">
          <text:p>Ecart moyen à l'optimal (toutes instances)</text:p>
        </chart:title>
        <chart:legend chart:legend-position="end" svg:x="11.55cm" svg:y="2.001cm" style:legend-expansion="high" chart:style-name="ch3"/>
        <chart:plot-area chart:style-name="ch4" table:cell-range-address="Ecarts.A3:Ecarts.A12 Ecarts.BK3:Ecarts.BK12" chart:data-source-has-labels="column" svg:x="0.319cm" svg:y="1.301cm" svg:width="10.912cm" svg:height="7.521cm">
          <chartooo:coordinate-region svg:x="2.81cm" svg:y="1.496cm" svg:width="8.421cm" svg:height="7.131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Ecarts.BK3:Ecarts.BK3" chart:label-cell-address="Ecarts.A3:Ecarts.A3" chart:class="chart:bar">
            <chart:data-point/>
          </chart:series>
          <chart:series chart:style-name="ch9" chart:values-cell-range-address="Ecarts.BK4:Ecarts.BK4" chart:label-cell-address="Ecarts.A4:Ecarts.A4" chart:class="chart:bar">
            <chart:data-point/>
          </chart:series>
          <chart:series chart:style-name="ch10" chart:values-cell-range-address="Ecarts.BK5:Ecarts.BK5" chart:label-cell-address="Ecarts.A5:Ecarts.A5" chart:class="chart:bar">
            <chart:data-point/>
          </chart:series>
          <chart:series chart:style-name="ch11" chart:values-cell-range-address="Ecarts.BK6:Ecarts.BK6" chart:label-cell-address="Ecarts.A6:Ecarts.A6" chart:class="chart:bar">
            <chart:data-point/>
          </chart:series>
          <chart:series chart:style-name="ch12" chart:values-cell-range-address="Ecarts.BK7:Ecarts.BK7" chart:label-cell-address="Ecarts.A7:Ecarts.A7" chart:class="chart:bar">
            <chart:data-point/>
          </chart:series>
          <chart:series chart:style-name="ch13" chart:values-cell-range-address="Ecarts.BK8:Ecarts.BK8" chart:label-cell-address="Ecarts.A8:Ecarts.A8" chart:class="chart:bar">
            <chart:data-point/>
          </chart:series>
          <chart:series chart:style-name="ch14" chart:values-cell-range-address="Ecarts.BK9:Ecarts.BK9" chart:label-cell-address="Ecarts.A9:Ecarts.A9" chart:class="chart:bar">
            <chart:data-point/>
          </chart:series>
          <chart:series chart:style-name="ch15" chart:values-cell-range-address="Ecarts.BK10:Ecarts.BK10" chart:label-cell-address="Ecarts.A10:Ecarts.A10" chart:class="chart:bar">
            <chart:data-point/>
          </chart:series>
          <chart:series chart:style-name="ch16" chart:values-cell-range-address="Ecarts.BK11:Ecarts.BK11" chart:label-cell-address="Ecarts.A11:Ecarts.A11" chart:class="chart:bar">
            <chart:data-point/>
          </chart:series>
          <chart:series chart:style-name="ch17" chart:values-cell-range-address="Ecarts.BK12:Ecarts.BK12" chart:label-cell-address="Ecarts.A12:Ecarts.A12" chart:class="chart:bar">
            <chart:data-point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Ant Colony Optimization</text:p>
                <draw:g>
                  <svg:desc>Ecarts.A3:Ecarts.A3</svg:desc>
                </draw:g>
              </table:table-cell>
              <table:table-cell office:value-type="float" office:value="2.08429569464612">
                <text:p>2.08429569464612</text:p>
                <draw:g>
                  <svg:desc>Ecarts.BK3:Ecarts.BK3</svg:desc>
                </draw:g>
              </table:table-cell>
            </table:table-row>
            <table:table-row>
              <table:table-cell office:value-type="string">
                <text:p>Bees algorithm</text:p>
                <draw:g>
                  <svg:desc>Ecarts.A4:Ecarts.A4</svg:desc>
                </draw:g>
              </table:table-cell>
              <table:table-cell office:value-type="float" office:value="1.9892222421623">
                <text:p>1.9892222421623</text:p>
                <draw:g>
                  <svg:desc>Ecarts.BK4:Ecarts.BK4</svg:desc>
                </draw:g>
              </table:table-cell>
            </table:table-row>
            <table:table-row>
              <table:table-cell office:value-type="string">
                <text:p>Genetic</text:p>
                <draw:g>
                  <svg:desc>Ecarts.A5:Ecarts.A5</svg:desc>
                </draw:g>
              </table:table-cell>
              <table:table-cell office:value-type="float" office:value="1.69889441658131">
                <text:p>1.69889441658131</text:p>
                <draw:g>
                  <svg:desc>Ecarts.BK5:Ecarts.BK5</svg:desc>
                </draw:g>
              </table:table-cell>
            </table:table-row>
            <table:table-row>
              <table:table-cell office:value-type="string">
                <text:p>GRASP</text:p>
                <draw:g>
                  <svg:desc>Ecarts.A6:Ecarts.A6</svg:desc>
                </draw:g>
              </table:table-cell>
              <table:table-cell office:value-type="float" office:value="1.62087462381637">
                <text:p>1.62087462381637</text:p>
                <draw:g>
                  <svg:desc>Ecarts.BK6:Ecarts.BK6</svg:desc>
                </draw:g>
              </table:table-cell>
            </table:table-row>
            <table:table-row>
              <table:table-cell office:value-type="string">
                <text:p>ILS</text:p>
                <draw:g>
                  <svg:desc>Ecarts.A7:Ecarts.A7</svg:desc>
                </draw:g>
              </table:table-cell>
              <table:table-cell office:value-type="float" office:value="1.51457828695312">
                <text:p>1.51457828695312</text:p>
                <draw:g>
                  <svg:desc>Ecarts.BK7:Ecarts.BK7</svg:desc>
                </draw:g>
              </table:table-cell>
            </table:table-row>
            <table:table-row>
              <table:table-cell office:value-type="string">
                <text:p>Memetic</text:p>
                <draw:g>
                  <svg:desc>Ecarts.A8:Ecarts.A8</svg:desc>
                </draw:g>
              </table:table-cell>
              <table:table-cell office:value-type="float" office:value="1.21478023322519">
                <text:p>1.21478023322519</text:p>
                <draw:g>
                  <svg:desc>Ecarts.BK8:Ecarts.BK8</svg:desc>
                </draw:g>
              </table:table-cell>
            </table:table-row>
            <table:table-row>
              <table:table-cell office:value-type="string">
                <text:p>Simulated Annealing</text:p>
                <draw:g>
                  <svg:desc>Ecarts.A9:Ecarts.A9</svg:desc>
                </draw:g>
              </table:table-cell>
              <table:table-cell office:value-type="float" office:value="2.4417270222645">
                <text:p>2.4417270222645</text:p>
                <draw:g>
                  <svg:desc>Ecarts.BK9:Ecarts.BK9</svg:desc>
                </draw:g>
              </table:table-cell>
            </table:table-row>
            <table:table-row>
              <table:table-cell office:value-type="string">
                <text:p>Tabu Search</text:p>
                <draw:g>
                  <svg:desc>Ecarts.A10:Ecarts.A10</svg:desc>
                </draw:g>
              </table:table-cell>
              <table:table-cell office:value-type="float" office:value="2.52206580673383">
                <text:p>2.52206580673383</text:p>
                <draw:g>
                  <svg:desc>Ecarts.BK10:Ecarts.BK10</svg:desc>
                </draw:g>
              </table:table-cell>
            </table:table-row>
            <table:table-row>
              <table:table-cell office:value-type="string">
                <text:p>VNS</text:p>
                <draw:g>
                  <svg:desc>Ecarts.A11:Ecarts.A11</svg:desc>
                </draw:g>
              </table:table-cell>
              <table:table-cell office:value-type="float" office:value="2.41205510372929">
                <text:p>2.41205510372929</text:p>
                <draw:g>
                  <svg:desc>Ecarts.BK11:Ecarts.BK11</svg:desc>
                </draw:g>
              </table:table-cell>
            </table:table-row>
            <table:table-row>
              <table:table-cell office:value-type="string">
                <text:p>Wolf Pack Algorithm</text:p>
                <draw:g>
                  <svg:desc>Ecarts.A12:Ecarts.A12</svg:desc>
                </draw:g>
              </table:table-cell>
              <table:table-cell office:value-type="float" office:value="1.26144603183648">
                <text:p>1.26144603183648</text:p>
                <draw:g>
                  <svg:desc>Ecarts.BK12:Ecarts.BK12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 LibreOffice_project/a3100ed2409ebf1c212f5048fbe377c281438fdc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